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77796798" calcext:value-type="float">
            <text:p>0.00777967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5647288" calcext:value-type="float">
            <text:p>0.01556472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33549701" calcext:value-type="float">
            <text:p>0.02335497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11501804" calcext:value-type="float">
            <text:p>0.03115018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389500896" calcext:value-type="float">
            <text:p>0.038950089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467543799" calcext:value-type="float">
            <text:p>0.046754379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545626822" calcext:value-type="float">
            <text:p>0.05456268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623745806" calcext:value-type="float">
            <text:p>0.06237458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701896045" calcext:value-type="float">
            <text:p>0.07018960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780072342" calcext:value-type="float">
            <text:p>0.078007234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858268937" calcext:value-type="float">
            <text:p>0.085826893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936479546" calcext:value-type="float">
            <text:p>0.093647954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0146973" calcext:value-type="float">
            <text:p>0.1014697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092914755" calcext:value-type="float">
            <text:p>0.109291475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171123871" calcext:value-type="float">
            <text:p>0.117112387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249315974" calcext:value-type="float">
            <text:p>0.124931597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327481732" calcext:value-type="float">
            <text:p>0.132748173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405611123" calcext:value-type="float">
            <text:p>0.140561112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1483693357" calcext:value-type="float">
            <text:p>0.148369335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561716882" calcext:value-type="float">
            <text:p>0.156171688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639669247" calcext:value-type="float">
            <text:p>0.163966924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717537061" calcext:value-type="float">
            <text:p>0.171753706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1795305866" calcext:value-type="float">
            <text:p>0.179530586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87296" calcext:value-type="float">
            <text:p>0.1872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950482449" calcext:value-type="float">
            <text:p>0.195048244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0278546" calcext:value-type="float">
            <text:p>0.2027854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105055986" calcext:value-type="float">
            <text:p>0.210505598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2182063919" calcext:value-type="float">
            <text:p>0.218206391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258853035" calcext:value-type="float">
            <text:p>0.22588530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335394707" calcext:value-type="float">
            <text:p>0.233539470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411656201" calcext:value-type="float">
            <text:p>0.24116562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487599642" calcext:value-type="float">
            <text:p>0.248759964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56318049" calcext:value-type="float">
            <text:p>0.25631804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638345496" calcext:value-type="float">
            <text:p>0.263834549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713029713" calcext:value-type="float">
            <text:p>0.271302971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787152174" calcext:value-type="float">
            <text:p>0.278715217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860609307" calcext:value-type="float">
            <text:p>0.286060930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33264576" calcext:value-type="float">
            <text:p>0.29332645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300493147" calcext:value-type="float">
            <text:p>0.30049314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3075343859" calcext:value-type="float">
            <text:p>0.307534385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3144100514" calcext:value-type="float">
            <text:p>0.314410051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3210550657" calcext:value-type="float">
            <text:p>0.321055065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3273523787" calcext:value-type="float">
            <text:p>0.327352378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3330542664" calcext:value-type="float">
            <text:p>0.333054266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3374390227" calcext:value-type="float">
            <text:p>0.337439022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341823779" calcext:value-type="float">
            <text:p>0.34182377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3462085352" calcext:value-type="float">
            <text:p>0.346208535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360079822" calcext:value-type="float">
            <text:p>0.36007982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3708809689" calcext:value-type="float">
            <text:p>0.370880968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06846189" calcext:value-type="float">
            <text:p>0.380684618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3899817957" calcext:value-type="float">
            <text:p>0.389981795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3989680024" calcext:value-type="float">
            <text:p>0.398968002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4077412198" calcext:value-type="float">
            <text:p>0.407741219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4163576643" calcext:value-type="float">
            <text:p>0.416357664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4248526416" calcext:value-type="float">
            <text:p>0.424852641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4332498315" calcext:value-type="float">
            <text:p>0.433249831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4415659319" calcext:value-type="float">
            <text:p>0.441565931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4498132079" calcext:value-type="float">
            <text:p>0.449813207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4580009749" calcext:value-type="float">
            <text:p>0.458000974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4661365137" calcext:value-type="float">
            <text:p>0.466136513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4742256643" calcext:value-type="float">
            <text:p>0.474225664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4822732151" calcext:value-type="float">
            <text:p>0.482273215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490283178" calcext:value-type="float">
            <text:p>0.49028317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4982589749" calcext:value-type="float">
            <text:p>0.498258974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5062035759" calcext:value-type="float">
            <text:p>0.506203575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5141195998" calcext:value-type="float">
            <text:p>0.514119599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5220093907" calcext:value-type="float">
            <text:p>0.522009390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5298750705" calcext:value-type="float">
            <text:p>0.529875070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537718583" calcext:value-type="float">
            <text:p>0.53771858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455417288" calcext:value-type="float">
            <text:p>0.545541728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5533461876" calcext:value-type="float">
            <text:p>0.553346187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5611335388" calcext:value-type="float">
            <text:p>0.561133538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568905276" calcext:value-type="float">
            <text:p>0.56890527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5766628196" calcext:value-type="float">
            <text:p>0.57666281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5844075233" calcext:value-type="float">
            <text:p>0.584407523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5921406846" calcext:value-type="float">
            <text:p>0.592140684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599863546" calcext:value-type="float">
            <text:p>0.59986354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6075772999" calcext:value-type="float">
            <text:p>0.607577299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615283092" calcext:value-type="float">
            <text:p>0.61528309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6229820227" calcext:value-type="float">
            <text:p>0.622982022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6306751493" calcext:value-type="float">
            <text:p>0.630675149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6383634827" calcext:value-type="float">
            <text:p>0.638363482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6460479916" calcext:value-type="float">
            <text:p>0.646047991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6537296022" calcext:value-type="float">
            <text:p>0.653729602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6614091947" calcext:value-type="float">
            <text:p>0.661409194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6690876069" calcext:value-type="float">
            <text:p>0.669087606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6767656296" calcext:value-type="float">
            <text:p>0.676765629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6844440096" calcext:value-type="float">
            <text:p>0.684444009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692123448" calcext:value-type="float">
            <text:p>0.69212344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699804601" calcext:value-type="float">
            <text:p>0.69980460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7074880753" calcext:value-type="float">
            <text:p>0.707488075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7151744337" calcext:value-type="float">
            <text:p>0.715174433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7228641912" calcext:value-type="float">
            <text:p>0.722864191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7305578172" calcext:value-type="float">
            <text:p>0.730557817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7382557336" calcext:value-type="float">
            <text:p>0.738255733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7459583178" calcext:value-type="float">
            <text:p>0.745958317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753665902" calcext:value-type="float">
            <text:p>0.75366590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761378773" calcext:value-type="float">
            <text:p>0.76137877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7690971756" calcext:value-type="float">
            <text:p>0.769097175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76821313" calcext:value-type="float">
            <text:p>0.77682131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7845513453" calcext:value-type="float">
            <text:p>0.784551345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7922873955" calcext:value-type="float">
            <text:p>0.792287395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8000295496" calcext:value-type="float">
            <text:p>0.800029549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0.8077778554" calcext:value-type="float">
            <text:p>0.807777855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8155323286" calcext:value-type="float">
            <text:p>0.815532328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8232929534" calcext:value-type="float">
            <text:p>0.823292953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8310596834" calcext:value-type="float">
            <text:p>0.831059683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8388324444" calcext:value-type="float">
            <text:p>0.838832444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8466111398" calcext:value-type="float">
            <text:p>0.846611139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8543956476" calcext:value-type="float">
            <text:p>0.854395647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862185828" calcext:value-type="float">
            <text:p>0.86218582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8699815209" calcext:value-type="float">
            <text:p>0.869981520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8777825532" calcext:value-type="float">
            <text:p>0.877782553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8855887384" calcext:value-type="float">
            <text:p>0.885588738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8933998805" calcext:value-type="float">
            <text:p>0.893399880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9012157742" calcext:value-type="float">
            <text:p>0.901215774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9090362103" calcext:value-type="float">
            <text:p>0.909036210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9168609761" calcext:value-type="float">
            <text:p>0.916860976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9246898578" calcext:value-type="float">
            <text:p>0.924689857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9325226428" calcext:value-type="float">
            <text:p>0.932522642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9403591231" calcext:value-type="float">
            <text:p>0.940359123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9481990956" calcext:value-type="float">
            <text:p>0.948199095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9560423644" calcext:value-type="float">
            <text:p>0.956042364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9638887431" calcext:value-type="float">
            <text:p>0.963888743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971738055" calcext:value-type="float">
            <text:p>0.97173805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979590135" calcext:value-type="float">
            <text:p>0.97959013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9874448327" calcext:value-type="float">
            <text:p>0.987444832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9953020119" calcext:value-type="float">
            <text:p>0.995302011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.0031615508" calcext:value-type="float">
            <text:p>1.003161550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.0110233441" calcext:value-type="float">
            <text:p>1.011023344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.0188873023" calcext:value-type="float">
            <text:p>1.018887302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.0267533524" calcext:value-type="float">
            <text:p>1.026753352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.0346214409" calcext:value-type="float">
            <text:p>1.034621440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.0424915293" calcext:value-type="float">
            <text:p>1.042491529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.0503635962" calcext:value-type="float">
            <text:p>1.050363596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.058237638" calcext:value-type="float">
            <text:p>1.05823763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.0661136667" calcext:value-type="float">
            <text:p>1.066113666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.0739917097" calcext:value-type="float">
            <text:p>1.073991709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.0818718088" calcext:value-type="float">
            <text:p>1.081871808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.0897540215" calcext:value-type="float">
            <text:p>1.089754021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.0976384158" calcext:value-type="float">
            <text:p>1.097638415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.1055250729" calcext:value-type="float">
            <text:p>1.105525072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.1134140848" calcext:value-type="float">
            <text:p>1.113414084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.121305552" calcext:value-type="float">
            <text:p>1.12130555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.129199583" calcext:value-type="float">
            <text:p>1.12919958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.1370962927" calcext:value-type="float">
            <text:p>1.137096292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.1449958005" calcext:value-type="float">
            <text:p>1.144995800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1528982282" calcext:value-type="float">
            <text:p>1.152898228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.1608037013" calcext:value-type="float">
            <text:p>1.160803701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.1687123441" calcext:value-type="float">
            <text:p>1.168712344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.1766242796" calcext:value-type="float">
            <text:p>1.176624279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.1845396296" calcext:value-type="float">
            <text:p>1.184539629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.192458509" calcext:value-type="float">
            <text:p>1.19245850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.2003810275" calcext:value-type="float">
            <text:p>1.200381027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.2083072903" calcext:value-type="float">
            <text:p>1.208307290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.2162373919" calcext:value-type="float">
            <text:p>1.216237391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.2241714182" calcext:value-type="float">
            <text:p>1.224171418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.2321094432" calcext:value-type="float">
            <text:p>1.232109443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.2400515329" calcext:value-type="float">
            <text:p>1.240051532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.2479977395" calcext:value-type="float">
            <text:p>1.247997739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.2559481016" calcext:value-type="float">
            <text:p>1.255948101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.2639026452" calcext:value-type="float">
            <text:p>1.263902645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.2718613835" calcext:value-type="float">
            <text:p>1.271861383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.2798243142" calcext:value-type="float">
            <text:p>1.279824314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.2877914217" calcext:value-type="float">
            <text:p>1.287791421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.2957626774" calcext:value-type="float">
            <text:p>1.295762677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.3037380382" calcext:value-type="float">
            <text:p>1.303738038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.3117174468" calcext:value-type="float">
            <text:p>1.311717446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.3197008339" calcext:value-type="float">
            <text:p>1.319700833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.3276881171" calcext:value-type="float">
            <text:p>1.327688117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.3356792019" calcext:value-type="float">
            <text:p>1.335679201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.3436739833" calcext:value-type="float">
            <text:p>1.343673983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.3516723453" calcext:value-type="float">
            <text:p>1.351672345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.3596741637" calcext:value-type="float">
            <text:p>1.359674163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.3676793047" calcext:value-type="float">
            <text:p>1.367679304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.3756876284" calcext:value-type="float">
            <text:p>1.375687628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.3836989892" calcext:value-type="float">
            <text:p>1.383698989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.3917132366" calcext:value-type="float">
            <text:p>1.391713236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.3997302162" calcext:value-type="float">
            <text:p>1.399730216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.407749773" calcext:value-type="float">
            <text:p>1.40774977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.4157717491" calcext:value-type="float">
            <text:p>1.415771749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.4237959881" calcext:value-type="float">
            <text:p>1.423795988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.4318223345" calcext:value-type="float">
            <text:p>1.431822334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.439850638" calcext:value-type="float">
            <text:p>1.4398506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.4478807503" calcext:value-type="float">
            <text:p>1.447880750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.4559125305" calcext:value-type="float">
            <text:p>1.455912530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.4639458435" calcext:value-type="float">
            <text:p>1.463945843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.4719805615" calcext:value-type="float">
            <text:p>1.471980561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.4800165675" calcext:value-type="float">
            <text:p>1.480016567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.4880537527" calcext:value-type="float">
            <text:p>1.488053752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.4960920191" calcext:value-type="float">
            <text:p>1.496092019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.5041312796" calcext:value-type="float">
            <text:p>1.504131279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.5121714612" calcext:value-type="float">
            <text:p>1.512171461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.5202125018" calcext:value-type="float">
            <text:p>1.520212501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.5282543536" calcext:value-type="float">
            <text:p>1.528254353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.5362969821" calcext:value-type="float">
            <text:p>1.536296982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.5443403668" calcext:value-type="float">
            <text:p>1.544340366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.5523845006" calcext:value-type="float">
            <text:p>1.552384500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.5604293907" calcext:value-type="float">
            <text:p>1.560429390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.5684750585" calcext:value-type="float">
            <text:p>1.568475058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.5765215388" calcext:value-type="float">
            <text:p>1.576521538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.5845688793" calcext:value-type="float">
            <text:p>1.584568879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.5926171434" calcext:value-type="float">
            <text:p>1.592617143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.6006664038" calcext:value-type="float">
            <text:p>1.600666403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.6087167467" calcext:value-type="float">
            <text:p>1.6087167467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.6167682688" calcext:value-type="float">
            <text:p>1.616768268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.6248210777" calcext:value-type="float">
            <text:p>1.624821077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.6328752903" calcext:value-type="float">
            <text:p>1.632875290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.6409310335" calcext:value-type="float">
            <text:p>1.640931033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.6489884397" calcext:value-type="float">
            <text:p>1.648988439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.6570476476" calcext:value-type="float">
            <text:p>1.657047647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.6651088041" calcext:value-type="float">
            <text:p>1.665108804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.6731720573" calcext:value-type="float">
            <text:p>1.673172057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.6812375591" calcext:value-type="float">
            <text:p>1.681237559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.6893054648" calcext:value-type="float">
            <text:p>1.689305464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.6973759271" calcext:value-type="float">
            <text:p>1.697375927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.7054491004" calcext:value-type="float">
            <text:p>1.7054491004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.7135251362" calcext:value-type="float">
            <text:p>1.7135251362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.7216041828" calcext:value-type="float">
            <text:p>1.721604182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.7296863847" calcext:value-type="float">
            <text:p>1.729686384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.7377718793" calcext:value-type="float">
            <text:p>1.737771879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.7458607993" calcext:value-type="float">
            <text:p>1.745860799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.7539532664" calcext:value-type="float">
            <text:p>1.753953266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.7620493967" calcext:value-type="float">
            <text:p>1.762049396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.7701492939" calcext:value-type="float">
            <text:p>1.7701492939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.7782530514" calcext:value-type="float">
            <text:p>1.7782530514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.7863607527" calcext:value-type="float">
            <text:p>1.786360752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.7944724659" calcext:value-type="float">
            <text:p>1.7944724659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.8025882485" calcext:value-type="float">
            <text:p>1.802588248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.8107081434" calcext:value-type="float">
            <text:p>1.810708143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.8188321792" calcext:value-type="float">
            <text:p>1.818832179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.8269603704" calcext:value-type="float">
            <text:p>1.826960370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.8350927168" calcext:value-type="float">
            <text:p>1.835092716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.8432292031" calcext:value-type="float">
            <text:p>1.843229203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.8513697981" calcext:value-type="float">
            <text:p>1.851369798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.8595144564" calcext:value-type="float">
            <text:p>1.859514456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.8676631183" calcext:value-type="float">
            <text:p>1.867663118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.8758157085" calcext:value-type="float">
            <text:p>1.875815708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.8839721386" calcext:value-type="float">
            <text:p>1.883972138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.8921323047" calcext:value-type="float">
            <text:p>1.8921323047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.900296092" calcext:value-type="float">
            <text:p>1.900296092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.9084633704" calcext:value-type="float">
            <text:p>1.908463370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.916634" calcext:value-type="float">
            <text:p>1.91663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.924807828" calcext:value-type="float">
            <text:p>1.92480782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.932984693" calcext:value-type="float">
            <text:p>1.93298469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.9411644229" calcext:value-type="float">
            <text:p>1.9411644229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.9493468387" calcext:value-type="float">
            <text:p>1.949346838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.9575317527" calcext:value-type="float">
            <text:p>1.957531752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.9657189713" calcext:value-type="float">
            <text:p>1.965718971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.9739082963" calcext:value-type="float">
            <text:p>1.973908296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.9820995257" calcext:value-type="float">
            <text:p>1.982099525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.990292454" calcext:value-type="float">
            <text:p>1.99029245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.9984868757" calcext:value-type="float">
            <text:p>1.998486875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.006682583" calcext:value-type="float">
            <text:p>2.00668258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.0148793716" calcext:value-type="float">
            <text:p>2.014879371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.0230770358" calcext:value-type="float">
            <text:p>2.023077035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.0312753763" calcext:value-type="float">
            <text:p>2.0312753763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.0394741971" calcext:value-type="float">
            <text:p>2.0394741971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.0476733082" calcext:value-type="float">
            <text:p>2.047673308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.0558725245" calcext:value-type="float">
            <text:p>2.055872524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.0640716703" calcext:value-type="float">
            <text:p>2.0640716703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.0722705771" calcext:value-type="float">
            <text:p>2.072270577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.080469086" calcext:value-type="float">
            <text:p>2.08046908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.088667049" calcext:value-type="float">
            <text:p>2.088667049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.0968643274" calcext:value-type="float">
            <text:p>2.096864327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.1050607957" calcext:value-type="float">
            <text:p>2.105060795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.1132563393" calcext:value-type="float">
            <text:p>2.113256339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.1214508566" calcext:value-type="float">
            <text:p>2.121450856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.1296442581" calcext:value-type="float">
            <text:p>2.129644258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.1378364671" calcext:value-type="float">
            <text:p>2.137836467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.1460274217" calcext:value-type="float">
            <text:p>2.146027421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.1542170729" calcext:value-type="float">
            <text:p>2.1542170729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.1624053823" calcext:value-type="float">
            <text:p>2.162405382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.1705923274" calcext:value-type="float">
            <text:p>2.170592327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.1787778973" calcext:value-type="float">
            <text:p>2.1787778973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.186962092" calcext:value-type="float">
            <text:p>2.186962092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.1951449259" calcext:value-type="float">
            <text:p>2.1951449259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.2033264241" calcext:value-type="float">
            <text:p>2.2033264241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.2115066225" calcext:value-type="float">
            <text:p>2.211506622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.2196855651" calcext:value-type="float">
            <text:p>2.219685565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.227863307" calcext:value-type="float">
            <text:p>2.22786330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.2360399128" calcext:value-type="float">
            <text:p>2.2360399128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.2442154516" calcext:value-type="float">
            <text:p>2.244215451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.2523900012" calcext:value-type="float">
            <text:p>2.25239000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.2605636452" calcext:value-type="float">
            <text:p>2.2605636452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.2687364695" calcext:value-type="float">
            <text:p>2.268736469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.2769085651" calcext:value-type="float">
            <text:p>2.276908565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.2850800251" calcext:value-type="float">
            <text:p>2.2850800251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.2932509438" calcext:value-type="float">
            <text:p>2.293250943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.3014214146" calcext:value-type="float">
            <text:p>2.301421414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.3095915317" calcext:value-type="float">
            <text:p>2.309591531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.3177613859" calcext:value-type="float">
            <text:p>2.3177613859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.3259310645" calcext:value-type="float">
            <text:p>2.325931064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.3341006511" calcext:value-type="float">
            <text:p>2.334100651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.3422702246" calcext:value-type="float">
            <text:p>2.342270224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.3504398554" calcext:value-type="float">
            <text:p>2.350439855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.3586096093" calcext:value-type="float">
            <text:p>2.358609609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.3667795436" calcext:value-type="float">
            <text:p>2.366779543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.3749497049" calcext:value-type="float">
            <text:p>2.374949704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.3831201314" calcext:value-type="float">
            <text:p>2.383120131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.3912908519" calcext:value-type="float">
            <text:p>2.391290851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.3994618829" calcext:value-type="float">
            <text:p>2.3994618829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2.4076332306" calcext:value-type="float">
            <text:p>2.4076332306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.4158048889" calcext:value-type="float">
            <text:p>2.4158048889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.4239768399" calcext:value-type="float">
            <text:p>2.4239768399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.4321490538" calcext:value-type="float">
            <text:p>2.432149053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.4403214875" calcext:value-type="float">
            <text:p>2.440321487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.448494086" calcext:value-type="float">
            <text:p>2.44849408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.4566667814" calcext:value-type="float">
            <text:p>2.4566667814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.4648394946" calcext:value-type="float">
            <text:p>2.464839494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2.4730121338" calcext:value-type="float">
            <text:p>2.473012133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.481184595" calcext:value-type="float">
            <text:p>2.48118459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.4893567646" calcext:value-type="float">
            <text:p>2.489356764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.4975285161" calcext:value-type="float">
            <text:p>2.497528516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.5056997145" calcext:value-type="float">
            <text:p>2.505699714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.5138702151" calcext:value-type="float">
            <text:p>2.5138702151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.5220398638" calcext:value-type="float">
            <text:p>2.522039863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.5302084982" calcext:value-type="float">
            <text:p>2.5302084982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.5383759498" calcext:value-type="float">
            <text:p>2.538375949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.5465420442" calcext:value-type="float">
            <text:p>2.5465420442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2.554706601" calcext:value-type="float">
            <text:p>2.55470660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.5628694361" calcext:value-type="float">
            <text:p>2.562869436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2.571030362" calcext:value-type="float">
            <text:p>2.571030362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.5791891888" calcext:value-type="float">
            <text:p>2.579189188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2.5873457264" calcext:value-type="float">
            <text:p>2.587345726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.5954997861" calcext:value-type="float">
            <text:p>2.5954997861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2.603651178" calcext:value-type="float">
            <text:p>2.60365117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2.6117997168" calcext:value-type="float">
            <text:p>2.611799716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.619945221" calcext:value-type="float">
            <text:p>2.61994522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.6280875125" calcext:value-type="float">
            <text:p>2.628087512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.6362264205" calcext:value-type="float">
            <text:p>2.636226420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.6443617814" calcext:value-type="float">
            <text:p>2.644361781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2.6524934373" calcext:value-type="float">
            <text:p>2.652493437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.6606212425" calcext:value-type="float">
            <text:p>2.660621242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.6687450597" calcext:value-type="float">
            <text:p>2.668745059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.6768647622" calcext:value-type="float">
            <text:p>2.6768647622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.6849802366" calcext:value-type="float">
            <text:p>2.684980236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2.6930913799" calcext:value-type="float">
            <text:p>2.6930913799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.7011981039" calcext:value-type="float">
            <text:p>2.701198103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.7093003345" calcext:value-type="float">
            <text:p>2.709300334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.7173980096" calcext:value-type="float">
            <text:p>2.717398009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.7254910848" calcext:value-type="float">
            <text:p>2.725491084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.7335795281" calcext:value-type="float">
            <text:p>2.733579528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.7416633238" calcext:value-type="float">
            <text:p>2.741663323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.7497424707" calcext:value-type="float">
            <text:p>2.749742470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2.7578169845" calcext:value-type="float">
            <text:p>2.757816984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2.7658868949" calcext:value-type="float">
            <text:p>2.765886894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.7739522485" calcext:value-type="float">
            <text:p>2.773952248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.7820131039" calcext:value-type="float">
            <text:p>2.782013103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.7900695364" calcext:value-type="float">
            <text:p>2.790069536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.7981216332" calcext:value-type="float">
            <text:p>2.798121633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.806169497" calcext:value-type="float">
            <text:p>2.80616949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.8142132425" calcext:value-type="float">
            <text:p>2.814213242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.8222529952" calcext:value-type="float">
            <text:p>2.822252995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2.8302888937" calcext:value-type="float">
            <text:p>2.830288893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2.8383210836" calcext:value-type="float">
            <text:p>2.838321083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.8463497228" calcext:value-type="float">
            <text:p>2.846349722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.8543749761" calcext:value-type="float">
            <text:p>2.854374976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.8623970143" calcext:value-type="float">
            <text:p>2.862397014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.8704160143" calcext:value-type="float">
            <text:p>2.870416014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2.8784321589" calcext:value-type="float">
            <text:p>2.878432158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.8864456332" calcext:value-type="float">
            <text:p>2.886445633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.8944566249" calcext:value-type="float">
            <text:p>2.894456624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2.9024653202" calcext:value-type="float">
            <text:p>2.902465320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2.910471908" calcext:value-type="float">
            <text:p>2.91047190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.9184765723" calcext:value-type="float">
            <text:p>2.918476572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.9264794958" calcext:value-type="float">
            <text:p>2.926479495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.9344808566" calcext:value-type="float">
            <text:p>2.9344808566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2.9424808256" calcext:value-type="float">
            <text:p>2.942480825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.9504795687" calcext:value-type="float">
            <text:p>2.950479568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.9584772425" calcext:value-type="float">
            <text:p>2.958477242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.966473994" calcext:value-type="float">
            <text:p>2.96647399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2.9744699594" calcext:value-type="float">
            <text:p>2.974469959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2.9824652652" calcext:value-type="float">
            <text:p>2.982465265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.9904600251" calcext:value-type="float">
            <text:p>2.990460025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2.9984543393" calcext:value-type="float">
            <text:p>2.998454339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3.0064482927" calcext:value-type="float">
            <text:p>3.006448292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.0144419582" calcext:value-type="float">
            <text:p>3.014441958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.0224353907" calcext:value-type="float">
            <text:p>3.022435390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.0304286308" calcext:value-type="float">
            <text:p>3.030428630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.0384217025" calcext:value-type="float">
            <text:p>3.038421702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.0464146141" calcext:value-type="float">
            <text:p>3.046414614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.0544073548" calcext:value-type="float">
            <text:p>3.0544073548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3.0623998996" calcext:value-type="float">
            <text:p>3.062399899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.0703922043" calcext:value-type="float">
            <text:p>3.0703922043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3.0783842103" calcext:value-type="float">
            <text:p>3.078384210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.0863758399" calcext:value-type="float">
            <text:p>3.086375839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.094367" calcext:value-type="float">
            <text:p>3.09436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.1023575806" calcext:value-type="float">
            <text:p>3.102357580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.1103474576" calcext:value-type="float">
            <text:p>3.1103474576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.118336491" calcext:value-type="float">
            <text:p>3.11833649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3.1263245269" calcext:value-type="float">
            <text:p>3.126324526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.1343113967" calcext:value-type="float">
            <text:p>3.134311396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.14229692" calcext:value-type="float">
            <text:p>3.1422969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.1502809044" calcext:value-type="float">
            <text:p>3.150280904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.1582631458" calcext:value-type="float">
            <text:p>3.158263145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.1662434301" calcext:value-type="float">
            <text:p>3.166243430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3.1742215341" calcext:value-type="float">
            <text:p>3.1742215341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3.1821972282" calcext:value-type="float">
            <text:p>3.182197228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.1901702736" calcext:value-type="float">
            <text:p>3.1901702736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3.1981404289" calcext:value-type="float">
            <text:p>3.198140428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.2061074468" calcext:value-type="float">
            <text:p>3.206107446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.2140710765" calcext:value-type="float">
            <text:p>3.214071076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.2220310681" calcext:value-type="float">
            <text:p>3.222031068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.2299871685" calcext:value-type="float">
            <text:p>3.229987168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3.2379391278" calcext:value-type="float">
            <text:p>3.237939127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.2458866977" calcext:value-type="float">
            <text:p>3.245886697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3.2538296332" calcext:value-type="float">
            <text:p>3.2538296332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.2617676953" calcext:value-type="float">
            <text:p>3.261767695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.2697006511" calcext:value-type="float">
            <text:p>3.269700651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.2776282748" calcext:value-type="float">
            <text:p>3.277628274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.2855503501" calcext:value-type="float">
            <text:p>3.285550350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3.2934666703" calcext:value-type="float">
            <text:p>3.293466670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3.3013770394" calcext:value-type="float">
            <text:p>3.301377039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3.309281276" calcext:value-type="float">
            <text:p>3.309281276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.3171792115" calcext:value-type="float">
            <text:p>3.317179211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3.3250706906" calcext:value-type="float">
            <text:p>3.325070690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3.3329555747" calcext:value-type="float">
            <text:p>3.332955574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3.3408337407" calcext:value-type="float">
            <text:p>3.340833740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.3487050848" calcext:value-type="float">
            <text:p>3.348705084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.3565695185" calcext:value-type="float">
            <text:p>3.356569518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.3644269749" calcext:value-type="float">
            <text:p>3.364426974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.3722774038" calcext:value-type="float">
            <text:p>3.372277403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.3801207754" calcext:value-type="float">
            <text:p>3.380120775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.38795708" calcext:value-type="float">
            <text:p>3.3879570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.3957863297" calcext:value-type="float">
            <text:p>3.395786329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3.4036085544" calcext:value-type="float">
            <text:p>3.403608554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3.4114238065" calcext:value-type="float">
            <text:p>3.411423806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.4192321589" calcext:value-type="float">
            <text:p>3.4192321589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3.4270337049" calcext:value-type="float">
            <text:p>3.427033704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3.4348285568" calcext:value-type="float">
            <text:p>3.434828556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3.4426168471" calcext:value-type="float">
            <text:p>3.442616847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3.4503987276" calcext:value-type="float">
            <text:p>3.450398727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.4581743692" calcext:value-type="float">
            <text:p>3.458174369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3.4659439606" calcext:value-type="float">
            <text:p>3.465943960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3.4737077061" calcext:value-type="float">
            <text:p>3.4737077061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.481465828" calcext:value-type="float">
            <text:p>3.48146582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3.4892185615" calcext:value-type="float">
            <text:p>3.489218561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3.4969661577" calcext:value-type="float">
            <text:p>3.496966157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3.5047088805" calcext:value-type="float">
            <text:p>3.504708880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3.5124470024" calcext:value-type="float">
            <text:p>3.512447002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.5201808088" calcext:value-type="float">
            <text:p>3.520180808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.5279105926" calcext:value-type="float">
            <text:p>3.527910592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3.5356366523" calcext:value-type="float">
            <text:p>3.535636652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3.5433592939" calcext:value-type="float">
            <text:p>3.543359293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3.5510788256" calcext:value-type="float">
            <text:p>3.551078825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3.5587955579" calcext:value-type="float">
            <text:p>3.558795557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3.5665098017" calcext:value-type="float">
            <text:p>3.566509801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.574221865" calcext:value-type="float">
            <text:p>3.57422186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3.581932055" calcext:value-type="float">
            <text:p>3.58193205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3.5896406726" calcext:value-type="float">
            <text:p>3.589640672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.5973480119" calcext:value-type="float">
            <text:p>3.5973480119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.6050543596" calcext:value-type="float">
            <text:p>3.605054359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3.6127599904" calcext:value-type="float">
            <text:p>3.6127599904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.6204651697" calcext:value-type="float">
            <text:p>3.620465169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3.6281701481" calcext:value-type="float">
            <text:p>3.628170148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3.6358751637" calcext:value-type="float">
            <text:p>3.635875163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3.6435804361" calcext:value-type="float">
            <text:p>3.643580436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.6512861697" calcext:value-type="float">
            <text:p>3.651286169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.6589925496" calcext:value-type="float">
            <text:p>3.6589925496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3.6666997419" calcext:value-type="float">
            <text:p>3.666699741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.6744078925" calcext:value-type="float">
            <text:p>3.674407892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3.6821171266" calcext:value-type="float">
            <text:p>3.682117126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3.6898275472" calcext:value-type="float">
            <text:p>3.689827547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.6975392366" calcext:value-type="float">
            <text:p>3.697539236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.7052522533" calcext:value-type="float">
            <text:p>3.705252253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3.7129666356" calcext:value-type="float">
            <text:p>3.7129666356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3.7206823978" calcext:value-type="float">
            <text:p>3.720682397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.7283995317" calcext:value-type="float">
            <text:p>3.728399531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3.7361180084" calcext:value-type="float">
            <text:p>3.736118008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.7438377778" calcext:value-type="float">
            <text:p>3.7438377778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.7515587694" calcext:value-type="float">
            <text:p>3.751558769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3.7592808937" calcext:value-type="float">
            <text:p>3.759280893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3.7670040418" calcext:value-type="float">
            <text:p>3.767004041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.7747280884" calcext:value-type="float">
            <text:p>3.774728088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3.7824528925" calcext:value-type="float">
            <text:p>3.782452892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3.7901782999" calcext:value-type="float">
            <text:p>3.790178299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.7979041422" calcext:value-type="float">
            <text:p>3.797904142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.8056302425" calcext:value-type="float">
            <text:p>3.805630242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3.8133564158" calcext:value-type="float">
            <text:p>3.813356415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.8210824695" calcext:value-type="float">
            <text:p>3.821082469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3.8288082079" calcext:value-type="float">
            <text:p>3.828808207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.8365334361" calcext:value-type="float">
            <text:p>3.836533436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3.8442579582" calcext:value-type="float">
            <text:p>3.8442579582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3.8519815842" calcext:value-type="float">
            <text:p>3.8519815842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.8597041314" calcext:value-type="float">
            <text:p>3.859704131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3.8674254277" calcext:value-type="float">
            <text:p>3.867425427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3.8751453154" calcext:value-type="float">
            <text:p>3.875145315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.8828636535" calcext:value-type="float">
            <text:p>3.882863653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3.8905803226" calcext:value-type="float">
            <text:p>3.890580322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.8982952294" calcext:value-type="float">
            <text:p>3.898295229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.9060083094" calcext:value-type="float">
            <text:p>3.906008309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3.9137195352" calcext:value-type="float">
            <text:p>3.913719535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3.92142892" calcext:value-type="float">
            <text:p>3.9214289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.9291365245" calcext:value-type="float">
            <text:p>3.929136524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.9368424659" calcext:value-type="float">
            <text:p>3.9368424659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3.9445469283" calcext:value-type="float">
            <text:p>3.944546928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.9522501768" calcext:value-type="float">
            <text:p>3.952250176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.9599525711" calcext:value-type="float">
            <text:p>3.959952571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9676545926" calcext:value-type="float">
            <text:p>3.967654592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.9753568746" calcext:value-type="float">
            <text:p>3.9753568746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.9830602497" calcext:value-type="float">
            <text:p>3.983060249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.990765822" calcext:value-type="float">
            <text:p>3.99076582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.9984750753" calcext:value-type="float">
            <text:p>3.998475075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4.0061900597" calcext:value-type="float">
            <text:p>4.006190059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.0139137085" calcext:value-type="float">
            <text:p>4.013913708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4.0216504385" calcext:value-type="float">
            <text:p>4.021650438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4.0294073895" calcext:value-type="float">
            <text:p>4.029407389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4.0371973489" calcext:value-type="float">
            <text:p>4.037197348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4.0450471027" calcext:value-type="float">
            <text:p>4.045047102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4.05303054" calcext:value-type="float">
            <text:p>4.0530305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4.0615428746" calcext:value-type="float">
            <text:p>4.061542874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4.0671195926" calcext:value-type="float">
            <text:p>4.067119592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4.074262135" calcext:value-type="float">
            <text:p>4.07426213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.0816086237" calcext:value-type="float">
            <text:p>4.081608623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4.0890357419" calcext:value-type="float">
            <text:p>4.0890357419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4.0965063835" calcext:value-type="float">
            <text:p>4.096506383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4.1040046655" calcext:value-type="float">
            <text:p>4.104004665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4.1115224683" calcext:value-type="float">
            <text:p>4.111522468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4.1190551888" calcext:value-type="float">
            <text:p>4.1190551888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4.1266000442" calcext:value-type="float">
            <text:p>4.126600044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4.1341552891" calcext:value-type="float">
            <text:p>4.134155289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4.1417198076" calcext:value-type="float">
            <text:p>4.141719807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.1492928889" calcext:value-type="float">
            <text:p>4.149292888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4.156874086" calcext:value-type="float">
            <text:p>4.156874086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4.1644631326" calcext:value-type="float">
            <text:p>4.1644631326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4.1720598877" calcext:value-type="float">
            <text:p>4.172059887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4.1796642927" calcext:value-type="float">
            <text:p>4.179664292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.1872763465" calcext:value-type="float">
            <text:p>4.187276346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.1948960836" calcext:value-type="float">
            <text:p>4.1948960836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4.2025235591" calcext:value-type="float">
            <text:p>4.202523559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4.2101588375" calcext:value-type="float">
            <text:p>4.210158837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4.2178019833" calcext:value-type="float">
            <text:p>4.21780198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4.225453055" calcext:value-type="float">
            <text:p>4.22545305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4.2331120956" calcext:value-type="float">
            <text:p>4.233112095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4.2407791338" calcext:value-type="float">
            <text:p>4.240779133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4.2484541744" calcext:value-type="float">
            <text:p>4.248454174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4.2561372019" calcext:value-type="float">
            <text:p>4.256137201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4.263828172" calcext:value-type="float">
            <text:p>4.26382817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4.2715270155" calcext:value-type="float">
            <text:p>4.271527015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4.2792336344" calcext:value-type="float">
            <text:p>4.279233634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4.2869479008" calcext:value-type="float">
            <text:p>4.2869479008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4.2946696607" calcext:value-type="float">
            <text:p>4.2946696607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4.3023987288" calcext:value-type="float">
            <text:p>4.302398728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4.3101348937" calcext:value-type="float">
            <text:p>4.310134893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4.3178779164" calcext:value-type="float">
            <text:p>4.317877916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4.3256275329" calcext:value-type="float">
            <text:p>4.3256275329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4.333383454" calcext:value-type="float">
            <text:p>4.333383454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4.341145368" calcext:value-type="float">
            <text:p>4.34114536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4.3489129438" calcext:value-type="float">
            <text:p>4.348912943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4.3566858315" calcext:value-type="float">
            <text:p>4.356685831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4.3644636631" calcext:value-type="float">
            <text:p>4.3644636631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4.3722460597" calcext:value-type="float">
            <text:p>4.3722460597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.3800326284" calcext:value-type="float">
            <text:p>4.3800326284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4.3878229701" calcext:value-type="float">
            <text:p>4.3878229701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4.3956166774" calcext:value-type="float">
            <text:p>4.3956166774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4.4034133405" calcext:value-type="float">
            <text:p>4.403413340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4.4112125496" calcext:value-type="float">
            <text:p>4.4112125496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4.4190138961" calcext:value-type="float">
            <text:p>4.4190138961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4.4268169773" calcext:value-type="float">
            <text:p>4.426816977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4.4346213955" calcext:value-type="float">
            <text:p>4.434621395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.4424267658" calcext:value-type="float">
            <text:p>4.442426765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4.4502327145" calcext:value-type="float">
            <text:p>4.450232714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4.4580388829" calcext:value-type="float">
            <text:p>4.4580388829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4.4658449283" calcext:value-type="float">
            <text:p>4.465844928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4.4736505293" calcext:value-type="float">
            <text:p>4.473650529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4.4814553835" calcext:value-type="float">
            <text:p>4.481455383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4.4892592127" calcext:value-type="float">
            <text:p>4.489259212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4.4970617634" calcext:value-type="float">
            <text:p>4.497061763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4.5048628065" calcext:value-type="float">
            <text:p>4.504862806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4.512662141" calcext:value-type="float">
            <text:p>4.512662141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4.5204595926" calcext:value-type="float">
            <text:p>4.5204595926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4.5282550167" calcext:value-type="float">
            <text:p>4.5282550167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4.5360482987" calcext:value-type="float">
            <text:p>4.536048298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4.5438393513" calcext:value-type="float">
            <text:p>4.5438393513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4.5516281195" calcext:value-type="float">
            <text:p>4.551628119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4.5594145747" calcext:value-type="float">
            <text:p>4.5594145747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4.5671987204" calcext:value-type="float">
            <text:p>4.5671987204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4.5749805866" calcext:value-type="float">
            <text:p>4.574980586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4.582760233" calcext:value-type="float">
            <text:p>4.582760233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4.5905377443" calcext:value-type="float">
            <text:p>4.5905377443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4.5983132318" calcext:value-type="float">
            <text:p>4.5983132318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4.6060868315" calcext:value-type="float">
            <text:p>4.606086831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4.6138587013" calcext:value-type="float">
            <text:p>4.613858701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4.6216290215" calcext:value-type="float">
            <text:p>4.621629021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4.6293979928" calcext:value-type="float">
            <text:p>4.629397992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4.6371658327" calcext:value-type="float">
            <text:p>4.637165832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4.6449327754" calcext:value-type="float">
            <text:p>4.6449327754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4.6526990693" calcext:value-type="float">
            <text:p>4.6526990693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4.6604649749" calcext:value-type="float">
            <text:p>4.6604649749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4.6682307622" calcext:value-type="float">
            <text:p>4.6682307622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4.6759967109" calcext:value-type="float">
            <text:p>4.6759967109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4.6837631063" calcext:value-type="float">
            <text:p>4.6837631063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4.6915302378" calcext:value-type="float">
            <text:p>4.6915302378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4.6992983967" calcext:value-type="float">
            <text:p>4.699298396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4.7070678757" calcext:value-type="float">
            <text:p>4.707067875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4.7148389654" calcext:value-type="float">
            <text:p>4.7148389654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4.7226119534" calcext:value-type="float">
            <text:p>4.7226119534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4.7303871231" calcext:value-type="float">
            <text:p>4.730387123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.7381647515" calcext:value-type="float">
            <text:p>4.738164751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4.7459451075" calcext:value-type="float">
            <text:p>4.745945107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4.7537284516" calcext:value-type="float">
            <text:p>4.7537284516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4.7615150346" calcext:value-type="float">
            <text:p>4.7615150346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4.7693050956" calcext:value-type="float">
            <text:p>4.7693050956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4.7770988614" calcext:value-type="float">
            <text:p>4.777098861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4.7848965472" calcext:value-type="float">
            <text:p>4.7848965472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4.7926983536" calcext:value-type="float">
            <text:p>4.7926983536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4.8005044683" calcext:value-type="float">
            <text:p>4.800504468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4.8083150657" calcext:value-type="float">
            <text:p>4.808315065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4.8161303023" calcext:value-type="float">
            <text:p>4.816130302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4.8239503238" calcext:value-type="float">
            <text:p>4.8239503238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4.8317752593" calcext:value-type="float">
            <text:p>4.8317752593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4.8396052222" calcext:value-type="float">
            <text:p>4.8396052222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4.8474403142" calcext:value-type="float">
            <text:p>4.8474403142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4.8552806213" calcext:value-type="float">
            <text:p>4.855280621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4.8631262151" calcext:value-type="float">
            <text:p>4.8631262151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4.8709771541" calcext:value-type="float">
            <text:p>4.870977154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4.8788334851" calcext:value-type="float">
            <text:p>4.8788334851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4.8866952413" calcext:value-type="float">
            <text:p>4.886695241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4.8945624444" calcext:value-type="float">
            <text:p>4.8945624444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4.9024351039" calcext:value-type="float">
            <text:p>4.902435103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4.9103132186" calcext:value-type="float">
            <text:p>4.9103132186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4.918196779" calcext:value-type="float">
            <text:p>4.918196779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4.9260857646" calcext:value-type="float">
            <text:p>4.926085764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4.9339801481" calcext:value-type="float">
            <text:p>4.933980148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4.9418798913" calcext:value-type="float">
            <text:p>4.941879891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4.9497849498" calcext:value-type="float">
            <text:p>4.9497849498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4.9576952736" calcext:value-type="float">
            <text:p>4.9576952736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4.9656108053" calcext:value-type="float">
            <text:p>4.965610805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4.9735314827" calcext:value-type="float">
            <text:p>4.9735314827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4.9814572389" calcext:value-type="float">
            <text:p>4.981457238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4.9893880024" calcext:value-type="float">
            <text:p>4.989388002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4.9973236965" calcext:value-type="float">
            <text:p>4.997323696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.0052642437" calcext:value-type="float">
            <text:p>5.0052642437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5.0132095627" calcext:value-type="float">
            <text:p>5.0132095627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5.0211595699" calcext:value-type="float">
            <text:p>5.021159569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.0291141804" calcext:value-type="float">
            <text:p>5.029114180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5.037073307" calcext:value-type="float">
            <text:p>5.03707330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.0450368626" calcext:value-type="float">
            <text:p>5.04503686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5.0530047587" calcext:value-type="float">
            <text:p>5.0530047587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5.0609769056" calcext:value-type="float">
            <text:p>5.0609769056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5.0689532162" calcext:value-type="float">
            <text:p>5.0689532162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5.076933601" calcext:value-type="float">
            <text:p>5.07693360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5.0849179725" calcext:value-type="float">
            <text:p>5.084917972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5.0929062425" calcext:value-type="float">
            <text:p>5.09290624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5.1008983262" calcext:value-type="float">
            <text:p>5.1008983262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5.1088941374" calcext:value-type="float">
            <text:p>5.1088941374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5.1168935938" calcext:value-type="float">
            <text:p>5.116893593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5.1248966117" calcext:value-type="float">
            <text:p>5.124896611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5.1329031111" calcext:value-type="float">
            <text:p>5.1329031111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5.1409130131" calcext:value-type="float">
            <text:p>5.1409130131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5.1489262401" calcext:value-type="float">
            <text:p>5.1489262401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5.156942718" calcext:value-type="float">
            <text:p>5.156942718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5.164962374" calcext:value-type="float">
            <text:p>5.16496237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5.1729851374" calcext:value-type="float">
            <text:p>5.1729851374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.1810109391" calcext:value-type="float">
            <text:p>5.1810109391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5.1890397133" calcext:value-type="float">
            <text:p>5.1890397133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5.1970713967" calcext:value-type="float">
            <text:p>5.197071396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5.2051059271" calcext:value-type="float">
            <text:p>5.205105927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5.2131432461" calcext:value-type="float">
            <text:p>5.213143246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5.2211832987" calcext:value-type="float">
            <text:p>5.221183298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5.2292260299" calcext:value-type="float">
            <text:p>5.2292260299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5.2372713895" calcext:value-type="float">
            <text:p>5.237271389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5.2453193297" calcext:value-type="float">
            <text:p>5.245319329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5.2533698041" calcext:value-type="float">
            <text:p>5.2533698041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5.2614227694" calcext:value-type="float">
            <text:p>5.2614227694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5.2694781852" calcext:value-type="float">
            <text:p>5.2694781852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5.2775360143" calcext:value-type="float">
            <text:p>5.2775360143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5.285596221" calcext:value-type="float">
            <text:p>5.28559622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5.293658773" calcext:value-type="float">
            <text:p>5.293658773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5.3017236404" calcext:value-type="float">
            <text:p>5.3017236404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5.3097907945" calcext:value-type="float">
            <text:p>5.309790794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5.3178602115" calcext:value-type="float">
            <text:p>5.317860211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5.3259318662" calcext:value-type="float">
            <text:p>5.325931866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5.3340057395" calcext:value-type="float">
            <text:p>5.334005739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5.3420818112" calcext:value-type="float">
            <text:p>5.342081811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5.3501600657" calcext:value-type="float">
            <text:p>5.350160065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5.3582404875" calcext:value-type="float">
            <text:p>5.358240487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5.3663230621" calcext:value-type="float">
            <text:p>5.3663230621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5.374407779" calcext:value-type="float">
            <text:p>5.374407779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5.3824946272" calcext:value-type="float">
            <text:p>5.3824946272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5.3905835962" calcext:value-type="float">
            <text:p>5.3905835962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5.3986746786" calcext:value-type="float">
            <text:p>5.3986746786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5.4067678662" calcext:value-type="float">
            <text:p>5.4067678662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5.4148631529" calcext:value-type="float">
            <text:p>5.4148631529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5.4229605305" calcext:value-type="float">
            <text:p>5.422960530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5.431059994" calcext:value-type="float">
            <text:p>5.431059994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5.4391615352" calcext:value-type="float">
            <text:p>5.4391615352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5.447265147" calcext:value-type="float">
            <text:p>5.447265147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5.4553708232" calcext:value-type="float">
            <text:p>5.4553708232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5.4634785544" calcext:value-type="float">
            <text:p>5.4634785544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5.4715883309" calcext:value-type="float">
            <text:p>5.4715883309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5.4797001422" calcext:value-type="float">
            <text:p>5.4797001422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5.4878139761" calcext:value-type="float">
            <text:p>5.4878139761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5.4959298196" calcext:value-type="float">
            <text:p>5.4959298196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5.5040476571" calcext:value-type="float">
            <text:p>5.5040476571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5.5121674707" calcext:value-type="float">
            <text:p>5.512167470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5.5202892413" calcext:value-type="float">
            <text:p>5.520289241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5.5284129462" calcext:value-type="float">
            <text:p>5.528412946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5.5365385615" calcext:value-type="float">
            <text:p>5.536538561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5.5446660597" calcext:value-type="float">
            <text:p>5.544666059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5.552795411" calcext:value-type="float">
            <text:p>5.552795411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5.560926583" calcext:value-type="float">
            <text:p>5.56092658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5.56905954" calcext:value-type="float">
            <text:p>5.5690595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5.5771942449" calcext:value-type="float">
            <text:p>5.5771942449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5.5853306559" calcext:value-type="float">
            <text:p>5.5853306559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5.5934687312" calcext:value-type="float">
            <text:p>5.5934687312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5.6016084229" calcext:value-type="float">
            <text:p>5.6016084229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5.6097496834" calcext:value-type="float">
            <text:p>5.6097496834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5.6178924624" calcext:value-type="float">
            <text:p>5.6178924624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5.6260367049" calcext:value-type="float">
            <text:p>5.6260367049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5.6341823572" calcext:value-type="float">
            <text:p>5.6341823572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5.6423293608" calcext:value-type="float">
            <text:p>5.6423293608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5.6504776571" calcext:value-type="float">
            <text:p>5.6504776571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5.6586271864" calcext:value-type="float">
            <text:p>5.6586271864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5.6667778865" calcext:value-type="float">
            <text:p>5.666777886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5.6749296953" calcext:value-type="float">
            <text:p>5.674929695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5.6830825508" calcext:value-type="float">
            <text:p>5.6830825508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5.6912363895" calcext:value-type="float">
            <text:p>5.691236389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5.6993911493" calcext:value-type="float">
            <text:p>5.699391149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.707546767" calcext:value-type="float">
            <text:p>5.707546767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5.7157031816" calcext:value-type="float">
            <text:p>5.715703181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5.7238603333" calcext:value-type="float">
            <text:p>5.723860333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5.7320181637" calcext:value-type="float">
            <text:p>5.732018163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5.7401766153" calcext:value-type="float">
            <text:p>5.740176615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5.7483356332" calcext:value-type="float">
            <text:p>5.7483356332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5.7564951661" calcext:value-type="float">
            <text:p>5.756495166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5.7646551637" calcext:value-type="float">
            <text:p>5.764655163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5.7728155795" calcext:value-type="float">
            <text:p>5.772815579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5.7809763704" calcext:value-type="float">
            <text:p>5.7809763704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5.789137497" calcext:value-type="float">
            <text:p>5.78913749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5.7972989223" calcext:value-type="float">
            <text:p>5.7972989223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5.8054606141" calcext:value-type="float">
            <text:p>5.8054606141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5.8136225436" calcext:value-type="float">
            <text:p>5.8136225436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5.821784687" calcext:value-type="float">
            <text:p>5.821784687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5.8299470215" calcext:value-type="float">
            <text:p>5.829947021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5.8381095317" calcext:value-type="float">
            <text:p>5.838109531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5.8462722031" calcext:value-type="float">
            <text:p>5.8462722031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5.8544350263" calcext:value-type="float">
            <text:p>5.8544350263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5.8625979952" calcext:value-type="float">
            <text:p>5.8625979952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5.8707611063" calcext:value-type="float">
            <text:p>5.8707611063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5.8789243608" calcext:value-type="float">
            <text:p>5.8789243608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5.8870877611" calcext:value-type="float">
            <text:p>5.8870877611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5.8952513118" calcext:value-type="float">
            <text:p>5.8952513118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5.9034150203" calcext:value-type="float">
            <text:p>5.9034150203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5.9115788961" calcext:value-type="float">
            <text:p>5.9115788961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5.9197429498" calcext:value-type="float">
            <text:p>5.9197429498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5.9279071924" calcext:value-type="float">
            <text:p>5.9279071924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5.9360716344" calcext:value-type="float">
            <text:p>5.9360716344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5.9442362879" calcext:value-type="float">
            <text:p>5.9442362879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5.9524011637" calcext:value-type="float">
            <text:p>5.952401163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5.9605662724" calcext:value-type="float">
            <text:p>5.9605662724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5.9687316201" calcext:value-type="float">
            <text:p>5.9687316201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5.9768972139" calcext:value-type="float">
            <text:p>5.9768972139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5.9850630573" calcext:value-type="float">
            <text:p>5.9850630573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5.9932291505" calcext:value-type="float">
            <text:p>5.993229150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6.001395491" calcext:value-type="float">
            <text:p>6.001395491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6.0095620717" calcext:value-type="float">
            <text:p>6.009562071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6.0177288805" calcext:value-type="float">
            <text:p>6.017728880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6.025895902" calcext:value-type="float">
            <text:p>6.025895902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6.0340631159" calcext:value-type="float">
            <text:p>6.0340631159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6.0422304958" calcext:value-type="float">
            <text:p>6.042230495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6.0503980108" calcext:value-type="float">
            <text:p>6.0503980108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6.0585656237" calcext:value-type="float">
            <text:p>6.0585656237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6.0667332903" calcext:value-type="float">
            <text:p>6.0667332903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6.074900963" calcext:value-type="float">
            <text:p>6.07490096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6.0830685866" calcext:value-type="float">
            <text:p>6.0830685866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6.0912360992" calcext:value-type="float">
            <text:p>6.0912360992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6.0994034361" calcext:value-type="float">
            <text:p>6.099403436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6.1075705233" calcext:value-type="float">
            <text:p>6.1075705233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6.1157372832" calcext:value-type="float">
            <text:p>6.1157372832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6.123903632" calcext:value-type="float">
            <text:p>6.123903632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6.1320694815" calcext:value-type="float">
            <text:p>6.132069481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6.1402347372" calcext:value-type="float">
            <text:p>6.1402347372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6.1483993023" calcext:value-type="float">
            <text:p>6.1483993023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6.1565630729" calcext:value-type="float">
            <text:p>6.1565630729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6.164725945" calcext:value-type="float">
            <text:p>6.16472594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float" office:value="6.1728878076" calcext:value-type="float">
            <text:p>6.1728878076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6.1810485496" calcext:value-type="float">
            <text:p>6.1810485496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6.1892080573" calcext:value-type="float">
            <text:p>6.1892080573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6.1973662139" calcext:value-type="float">
            <text:p>6.1973662139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6.205522902" calcext:value-type="float">
            <text:p>6.205522902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6.2136780048" calcext:value-type="float">
            <text:p>6.213678004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6.2218314038" calcext:value-type="float">
            <text:p>6.2218314038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6.2299829809" calcext:value-type="float">
            <text:p>6.2299829809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6.2381326201" calcext:value-type="float">
            <text:p>6.2381326201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6.2462802067" calcext:value-type="float">
            <text:p>6.2462802067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6.2544256284" calcext:value-type="float">
            <text:p>6.2544256284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6.2625687742" calcext:value-type="float">
            <text:p>6.262568774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6.2707095364" calcext:value-type="float">
            <text:p>6.2707095364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6.2788478124" calcext:value-type="float">
            <text:p>6.278847812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6.2869835018" calcext:value-type="float">
            <text:p>6.2869835018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6.2951165102" calcext:value-type="float">
            <text:p>6.295116510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6.3032467479" calcext:value-type="float">
            <text:p>6.3032467479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6.311374129" calcext:value-type="float">
            <text:p>6.311374129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6.3194985747" calcext:value-type="float">
            <text:p>6.3194985747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6.3276200108" calcext:value-type="float">
            <text:p>6.3276200108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6.3357383692" calcext:value-type="float">
            <text:p>6.3357383692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6.343853589" calcext:value-type="float">
            <text:p>6.34385358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6.3519656141" calcext:value-type="float">
            <text:p>6.3519656141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6.3600743955" calcext:value-type="float">
            <text:p>6.360074395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6.3681798913" calcext:value-type="float">
            <text:p>6.3681798913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6.3762820645" calcext:value-type="float">
            <text:p>6.376282064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6.3843808853" calcext:value-type="float">
            <text:p>6.3843808853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6.3924763309" calcext:value-type="float">
            <text:p>6.3924763309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6.4005683823" calcext:value-type="float">
            <text:p>6.4005683823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6.4086570287" calcext:value-type="float">
            <text:p>6.4086570287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6.4167422628" calcext:value-type="float">
            <text:p>6.4167422628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6.4248240848" calcext:value-type="float">
            <text:p>6.4248240848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6.4329024994" calcext:value-type="float">
            <text:p>6.4329024994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6.4409775161" calcext:value-type="float">
            <text:p>6.440977516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6.449049147" calcext:value-type="float">
            <text:p>6.44904914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6.457117411" calcext:value-type="float">
            <text:p>6.457117411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6.4651823286" calcext:value-type="float">
            <text:p>6.465182328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6.4732439235" calcext:value-type="float">
            <text:p>6.473243923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6.4813022234" calcext:value-type="float">
            <text:p>6.4813022234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6.4893572581" calcext:value-type="float">
            <text:p>6.4893572581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6.4974090573" calcext:value-type="float">
            <text:p>6.4974090573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6.5054576535" calcext:value-type="float">
            <text:p>6.505457653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6.51350308" calcext:value-type="float">
            <text:p>6.51350308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6.5215453704" calcext:value-type="float">
            <text:p>6.5215453704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6.5295845568" calcext:value-type="float">
            <text:p>6.529584556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6.5376206726" calcext:value-type="float">
            <text:p>6.5376206726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6.5456537479" calcext:value-type="float">
            <text:p>6.5456537479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6.5536838136" calcext:value-type="float">
            <text:p>6.5536838136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6.5617108973" calcext:value-type="float">
            <text:p>6.5617108973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6.5697350251" calcext:value-type="float">
            <text:p>6.5697350251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6.5777562198" calcext:value-type="float">
            <text:p>6.5777562198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6.5857745006" calcext:value-type="float">
            <text:p>6.5857745006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6.5937898841" calcext:value-type="float">
            <text:p>6.5937898841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6.6018023835" calcext:value-type="float">
            <text:p>6.601802383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6.6098120072" calcext:value-type="float">
            <text:p>6.609812007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6.6178187599" calcext:value-type="float">
            <text:p>6.6178187599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6.6258226416" calcext:value-type="float">
            <text:p>6.6258226416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6.6338236499" calcext:value-type="float">
            <text:p>6.6338236499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6.6418217754" calcext:value-type="float">
            <text:p>6.6418217754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511592" calcext:value-type="float">
            <text:p>6.511592</text:p>
          </table:table-cell>
          <table:table-cell office:value-type="float" office:value="6.6498170048" calcext:value-type="float">
            <text:p>6.6498170048</text:p>
          </table:table-cell>
          <table:table-cell table:formula="of:=POWER([.C838]-6.75;2)" office:value-type="float" office:value="0.0100366325272432" calcext:value-type="float">
            <text:p>0.0100366325</text:p>
          </table:table-cell>
          <table:table-cell table:formula="of:=SQRT(SUM([.D838:.D937])/100)" office:value-type="float" office:value="0.0940805803819992" calcext:value-type="float">
            <text:p>0.094080580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516086" calcext:value-type="float">
            <text:p>6.516086</text:p>
          </table:table-cell>
          <table:table-cell office:value-type="float" office:value="6.6500296416" calcext:value-type="float">
            <text:p>6.6500296416</text:p>
          </table:table-cell>
          <table:table-cell table:formula="of:=POWER([.C839]-6.75;2)" office:value-type="float" office:value="0.0099940725586245" calcext:value-type="float">
            <text:p>0.0099940726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520432" calcext:value-type="float">
            <text:p>6.520432</text:p>
          </table:table-cell>
          <table:table-cell office:value-type="float" office:value="6.6502339737" calcext:value-type="float">
            <text:p>6.6502339737</text:p>
          </table:table-cell>
          <table:table-cell table:formula="of:=POWER([.C840]-6.75;2)" office:value-type="float" office:value="0.00995326000369233" calcext:value-type="float">
            <text:p>0.00995326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524591" calcext:value-type="float">
            <text:p>6.524591</text:p>
          </table:table-cell>
          <table:table-cell office:value-type="float" office:value="6.6504301517" calcext:value-type="float">
            <text:p>6.6504301517</text:p>
          </table:table-cell>
          <table:table-cell table:formula="of:=POWER([.C841]-6.75;2)" office:value-type="float" office:value="0.00991415469048498" calcext:value-type="float">
            <text:p>0.0099141547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28524" calcext:value-type="float">
            <text:p>6.528524</text:p>
          </table:table-cell>
          <table:table-cell office:value-type="float" office:value="6.6506183668" calcext:value-type="float">
            <text:p>6.6506183668</text:p>
          </table:table-cell>
          <table:table-cell table:formula="of:=POWER([.C842]-6.75;2)" office:value-type="float" office:value="0.00987670901749937" calcext:value-type="float">
            <text:p>0.009876709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532191" calcext:value-type="float">
            <text:p>6.532191</text:p>
          </table:table-cell>
          <table:table-cell office:value-type="float" office:value="6.6507988542" calcext:value-type="float">
            <text:p>6.6507988542</text:p>
          </table:table-cell>
          <table:table-cell table:formula="of:=POWER([.C843]-6.75;2)" office:value-type="float" office:value="0.00984086732803294" calcext:value-type="float">
            <text:p>0.0098408673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535549" calcext:value-type="float">
            <text:p>6.535549</text:p>
          </table:table-cell>
          <table:table-cell office:value-type="float" office:value="6.6509718913" calcext:value-type="float">
            <text:p>6.6509718913</text:p>
          </table:table-cell>
          <table:table-cell table:formula="of:=POWER([.C844]-6.75;2)" office:value-type="float" office:value="0.00980656631269897" calcext:value-type="float">
            <text:p>0.0098065663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38559" calcext:value-type="float">
            <text:p>6.538559</text:p>
          </table:table-cell>
          <table:table-cell office:value-type="float" office:value="6.6511378041" calcext:value-type="float">
            <text:p>6.6511378041</text:p>
          </table:table-cell>
          <table:table-cell table:formula="of:=POWER([.C845]-6.75;2)" office:value-type="float" office:value="0.00977373377816993" calcext:value-type="float">
            <text:p>0.0097737338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541175" calcext:value-type="float">
            <text:p>6.541175</text:p>
          </table:table-cell>
          <table:table-cell office:value-type="float" office:value="6.6512969606" calcext:value-type="float">
            <text:p>6.6512969606</text:p>
          </table:table-cell>
          <table:table-cell table:formula="of:=POWER([.C846]-6.75;2)" office:value-type="float" office:value="0.00974228998679798" calcext:value-type="float">
            <text:p>0.00974229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543356" calcext:value-type="float">
            <text:p>6.543356</text:p>
          </table:table-cell>
          <table:table-cell office:value-type="float" office:value="6.6514497802" calcext:value-type="float">
            <text:p>6.6514497802</text:p>
          </table:table-cell>
          <table:table-cell table:formula="of:=POWER([.C847]-6.75;2)" office:value-type="float" office:value="0.00971214582262829" calcext:value-type="float">
            <text:p>0.00971214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545055" calcext:value-type="float">
            <text:p>6.545055</text:p>
          </table:table-cell>
          <table:table-cell office:value-type="float" office:value="6.6515967288" calcext:value-type="float">
            <text:p>6.6515967288</text:p>
          </table:table-cell>
          <table:table-cell table:formula="of:=POWER([.C848]-6.75;2)" office:value-type="float" office:value="0.00968320378286084" calcext:value-type="float">
            <text:p>0.009683203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546228" calcext:value-type="float">
            <text:p>6.546228</text:p>
          </table:table-cell>
          <table:table-cell office:value-type="float" office:value="6.651738325" calcext:value-type="float">
            <text:p>6.651738325</text:p>
          </table:table-cell>
          <table:table-cell table:formula="of:=POWER([.C849]-6.75;2)" office:value-type="float" office:value="0.00965535677380559" calcext:value-type="float">
            <text:p>0.009655356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546826" calcext:value-type="float">
            <text:p>6.546826</text:p>
          </table:table-cell>
          <table:table-cell office:value-type="float" office:value="6.6518751374" calcext:value-type="float">
            <text:p>6.6518751374</text:p>
          </table:table-cell>
          <table:table-cell table:formula="of:=POWER([.C850]-6.75;2)" office:value-type="float" office:value="0.00962848866026883" calcext:value-type="float">
            <text:p>0.0096284887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546801" calcext:value-type="float">
            <text:p>6.546801</text:p>
          </table:table-cell>
          <table:table-cell office:value-type="float" office:value="6.6520077909" calcext:value-type="float">
            <text:p>6.6520077909</text:p>
          </table:table-cell>
          <table:table-cell table:formula="of:=POWER([.C851]-6.75;2)" office:value-type="float" office:value="0.00960247304429814" calcext:value-type="float">
            <text:p>0.009602473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546103" calcext:value-type="float">
            <text:p>6.546103</text:p>
          </table:table-cell>
          <table:table-cell office:value-type="float" office:value="6.6521369654" calcext:value-type="float">
            <text:p>6.6521369654</text:p>
          </table:table-cell>
          <table:table-cell table:formula="of:=POWER([.C852]-6.75;2)" office:value-type="float" office:value="0.00957717354112071" calcext:value-type="float">
            <text:p>0.009577173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544679" calcext:value-type="float">
            <text:p>6.544679</text:p>
          </table:table-cell>
          <table:table-cell office:value-type="float" office:value="6.6522634002" calcext:value-type="float">
            <text:p>6.6522634002</text:p>
          </table:table-cell>
          <table:table-cell table:formula="of:=POWER([.C853]-6.75;2)" office:value-type="float" office:value="0.00955244294046539" calcext:value-type="float">
            <text:p>0.0095524429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542474" calcext:value-type="float">
            <text:p>6.542474</text:p>
          </table:table-cell>
          <table:table-cell office:value-type="float" office:value="6.6523878973" calcext:value-type="float">
            <text:p>6.6523878973</text:p>
          </table:table-cell>
          <table:table-cell table:formula="of:=POWER([.C854]-6.75;2)" office:value-type="float" office:value="0.00952812259351541" calcext:value-type="float">
            <text:p>0.0095281226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3943" calcext:value-type="float">
            <text:p>6.53943</text:p>
          </table:table-cell>
          <table:table-cell office:value-type="float" office:value="6.6525113214" calcext:value-type="float">
            <text:p>6.6525113214</text:p>
          </table:table-cell>
          <table:table-cell table:formula="of:=POWER([.C855]-6.75;2)" office:value-type="float" office:value="0.00950404245517401" calcext:value-type="float">
            <text:p>0.009504042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35483" calcext:value-type="float">
            <text:p>6.535483</text:p>
          </table:table-cell>
          <table:table-cell office:value-type="float" office:value="6.6526346093" calcext:value-type="float">
            <text:p>6.6526346093</text:p>
          </table:table-cell>
          <table:table-cell table:formula="of:=POWER([.C856]-6.75;2)" office:value-type="float" office:value="0.0094800193061637" calcext:value-type="float">
            <text:p>0.0094800193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30569" calcext:value-type="float">
            <text:p>6.530569</text:p>
          </table:table-cell>
          <table:table-cell office:value-type="float" office:value="6.6527587718" calcext:value-type="float">
            <text:p>6.6527587718</text:p>
          </table:table-cell>
          <table:table-cell table:formula="of:=POWER([.C857]-6.75;2)" office:value-type="float" office:value="0.00945585646184442" calcext:value-type="float">
            <text:p>0.0094558565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524613" calcext:value-type="float">
            <text:p>6.524613</text:p>
          </table:table-cell>
          <table:table-cell office:value-type="float" office:value="6.6528848984" calcext:value-type="float">
            <text:p>6.6528848984</text:p>
          </table:table-cell>
          <table:table-cell table:formula="of:=POWER([.C858]-6.75;2)" office:value-type="float" office:value="0.00943134295877833" calcext:value-type="float">
            <text:p>0.00943134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17536" calcext:value-type="float">
            <text:p>6.517536</text:p>
          </table:table-cell>
          <table:table-cell office:value-type="float" office:value="6.6530141697" calcext:value-type="float">
            <text:p>6.6530141697</text:p>
          </table:table-cell>
          <table:table-cell table:formula="of:=POWER([.C859]-6.75;2)" office:value-type="float" office:value="0.00940625127898031" calcext:value-type="float">
            <text:p>0.0094062513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09249" calcext:value-type="float">
            <text:p>6.509249</text:p>
          </table:table-cell>
          <table:table-cell office:value-type="float" office:value="6.6531478626" calcext:value-type="float">
            <text:p>6.6531478626</text:p>
          </table:table-cell>
          <table:table-cell table:formula="of:=POWER([.C860]-6.75;2)" office:value-type="float" office:value="0.00938033651894848" calcext:value-type="float">
            <text:p>0.009380336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499651" calcext:value-type="float">
            <text:p>6.499651</text:p>
          </table:table-cell>
          <table:table-cell office:value-type="float" office:value="6.6532873608" calcext:value-type="float">
            <text:p>6.6532873608</text:p>
          </table:table-cell>
          <table:table-cell table:formula="of:=POWER([.C861]-6.75;2)" office:value-type="float" office:value="0.00935333458102932" calcext:value-type="float">
            <text:p>0.0093533346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488629" calcext:value-type="float">
            <text:p>6.488629</text:p>
          </table:table-cell>
          <table:table-cell office:value-type="float" office:value="6.6534341732" calcext:value-type="float">
            <text:p>6.6534341732</text:p>
          </table:table-cell>
          <table:table-cell table:formula="of:=POWER([.C862]-6.75;2)" office:value-type="float" office:value="0.00932495890556761" calcext:value-type="float">
            <text:p>0.0093249589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476049" calcext:value-type="float">
            <text:p>6.476049</text:p>
          </table:table-cell>
          <table:table-cell office:value-type="float" office:value="6.653589945" calcext:value-type="float">
            <text:p>6.653589945</text:p>
          </table:table-cell>
          <table:table-cell table:formula="of:=POWER([.C863]-6.75;2)" office:value-type="float" office:value="0.00929489870510298" calcext:value-type="float">
            <text:p>0.0092948987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461756" calcext:value-type="float">
            <text:p>6.461756</text:p>
          </table:table-cell>
          <table:table-cell office:value-type="float" office:value="6.6537564863" calcext:value-type="float">
            <text:p>6.6537564863</text:p>
          </table:table-cell>
          <table:table-cell table:formula="of:=POWER([.C864]-6.75;2)" office:value-type="float" office:value="0.00926281392932212" calcext:value-type="float">
            <text:p>0.0092628139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445564" calcext:value-type="float">
            <text:p>6.445564</text:p>
          </table:table-cell>
          <table:table-cell office:value-type="float" office:value="6.6539357969" calcext:value-type="float">
            <text:p>6.6539357969</text:p>
          </table:table-cell>
          <table:table-cell table:formula="of:=POWER([.C865]-6.75;2)" office:value-type="float" office:value="0.00922833111723806" calcext:value-type="float">
            <text:p>0.009228331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427249" calcext:value-type="float">
            <text:p>6.427249</text:p>
          </table:table-cell>
          <table:table-cell office:value-type="float" office:value="6.6541301027" calcext:value-type="float">
            <text:p>6.6541301027</text:p>
          </table:table-cell>
          <table:table-cell table:formula="of:=POWER([.C866]-6.75;2)" office:value-type="float" office:value="0.00919103720831256" calcext:value-type="float">
            <text:p>0.0091910372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406538" calcext:value-type="float">
            <text:p>6.406538</text:p>
          </table:table-cell>
          <table:table-cell office:value-type="float" office:value="6.654341902" calcext:value-type="float">
            <text:p>6.654341902</text:p>
          </table:table-cell>
          <table:table-cell table:formula="of:=POWER([.C867]-6.75;2)" office:value-type="float" office:value="0.0091504717129775" calcext:value-type="float">
            <text:p>0.009150471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383087" calcext:value-type="float">
            <text:p>6.383087</text:p>
          </table:table-cell>
          <table:table-cell office:value-type="float" office:value="6.6545740251" calcext:value-type="float">
            <text:p>6.6545740251</text:p>
          </table:table-cell>
          <table:table-cell table:formula="of:=POWER([.C868]-6.75;2)" office:value-type="float" office:value="0.00910611668561533" calcext:value-type="float">
            <text:p>0.0091061167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356466" calcext:value-type="float">
            <text:p>6.356466</text:p>
          </table:table-cell>
          <table:table-cell office:value-type="float" office:value="6.654829718" calcext:value-type="float">
            <text:p>6.654829718</text:p>
          </table:table-cell>
          <table:table-cell table:formula="of:=POWER([.C869]-6.75;2)" office:value-type="float" office:value="0.00905738257595948" calcext:value-type="float">
            <text:p>0.009057382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326117" calcext:value-type="float">
            <text:p>6.326117</text:p>
          </table:table-cell>
          <table:table-cell office:value-type="float" office:value="6.6551127479" calcext:value-type="float">
            <text:p>6.6551127479</text:p>
          </table:table-cell>
          <table:table-cell table:formula="of:=POWER([.C870]-6.75;2)" office:value-type="float" office:value="0.00900359061108886" calcext:value-type="float">
            <text:p>0.009003590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291311" calcext:value-type="float">
            <text:p>6.291311</text:p>
          </table:table-cell>
          <table:table-cell office:value-type="float" office:value="6.6554275544" calcext:value-type="float">
            <text:p>6.6554275544</text:p>
          </table:table-cell>
          <table:table-cell table:formula="of:=POWER([.C871]-6.75;2)" office:value-type="float" office:value="0.00894394746676494" calcext:value-type="float">
            <text:p>0.008943947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251069" calcext:value-type="float">
            <text:p>6.251069</text:p>
          </table:table-cell>
          <table:table-cell office:value-type="float" office:value="6.6557794564" calcext:value-type="float">
            <text:p>6.6557794564</text:p>
          </table:table-cell>
          <table:table-cell table:formula="of:=POWER([.C872]-6.75;2)" office:value-type="float" office:value="0.00887751083627943" calcext:value-type="float">
            <text:p>0.0088775108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20405" calcext:value-type="float">
            <text:p>6.20405</text:p>
          </table:table-cell>
          <table:table-cell office:value-type="float" office:value="6.6561749474" calcext:value-type="float">
            <text:p>6.6561749474</text:p>
          </table:table-cell>
          <table:table-cell table:formula="of:=POWER([.C873]-6.75;2)" office:value-type="float" office:value="0.00880314049539272" calcext:value-type="float">
            <text:p>0.008803140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148362" calcext:value-type="float">
            <text:p>6.148362</text:p>
          </table:table-cell>
          <table:table-cell office:value-type="float" office:value="6.6566221314" calcext:value-type="float">
            <text:p>6.6566221314</text:p>
          </table:table-cell>
          <table:table-cell table:formula="of:=POWER([.C874]-6.75;2)" office:value-type="float" office:value="0.0087194263442789" calcext:value-type="float">
            <text:p>0.008719426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081246" calcext:value-type="float">
            <text:p>6.081246</text:p>
          </table:table-cell>
          <table:table-cell office:value-type="float" office:value="6.6571313811" calcext:value-type="float">
            <text:p>6.6571313811</text:p>
          </table:table-cell>
          <table:table-cell table:formula="of:=POWER([.C875]-6.75;2)" office:value-type="float" office:value="0.00862458037639341" calcext:value-type="float">
            <text:p>0.0086245804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.998519" calcext:value-type="float">
            <text:p>5.998519</text:p>
          </table:table-cell>
          <table:table-cell office:value-type="float" office:value="6.657716374" calcext:value-type="float">
            <text:p>6.657716374</text:p>
          </table:table-cell>
          <table:table-cell table:formula="of:=POWER([.C876]-6.75;2)" office:value-type="float" office:value="0.00851626762770795" calcext:value-type="float">
            <text:p>0.0085162676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.893517" calcext:value-type="float">
            <text:p>5.893517</text:p>
          </table:table-cell>
          <table:table-cell office:value-type="float" office:value="6.6583957909" calcext:value-type="float">
            <text:p>6.6583957909</text:p>
          </table:table-cell>
          <table:table-cell table:formula="of:=POWER([.C877]-6.75;2)" office:value-type="float" office:value="0.00839133112483648" calcext:value-type="float">
            <text:p>0.0083913311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.754932" calcext:value-type="float">
            <text:p>5.754932</text:p>
          </table:table-cell>
          <table:table-cell office:value-type="float" office:value="6.6591962855" calcext:value-type="float">
            <text:p>6.6591962855</text:p>
          </table:table-cell>
          <table:table-cell table:formula="of:=POWER([.C878]-6.75;2)" office:value-type="float" office:value="0.00824531456699747" calcext:value-type="float">
            <text:p>0.0082453146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.561877" calcext:value-type="float">
            <text:p>5.561877</text:p>
          </table:table-cell>
          <table:table-cell office:value-type="float" office:value="6.6601580287" calcext:value-type="float">
            <text:p>6.6601580287</text:p>
          </table:table-cell>
          <table:table-cell table:formula="of:=POWER([.C879]-6.75;2)" office:value-type="float" office:value="0.00807157980707007" calcext:value-type="float">
            <text:p>0.0080715798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.270851" calcext:value-type="float">
            <text:p>5.270851</text:p>
          </table:table-cell>
          <table:table-cell office:value-type="float" office:value="6.6613461541" calcext:value-type="float">
            <text:p>6.6613461541</text:p>
          </table:table-cell>
          <table:table-cell table:formula="of:=POWER([.C880]-6.75;2)" office:value-type="float" office:value="0.00785950439286089" calcext:value-type="float">
            <text:p>0.0078595044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77248" calcext:value-type="float">
            <text:p>4.77248</text:p>
          </table:table-cell>
          <table:table-cell office:value-type="float" office:value="6.6628777754" calcext:value-type="float">
            <text:p>6.6628777754</text:p>
          </table:table-cell>
          <table:table-cell table:formula="of:=POWER([.C881]-6.75;2)" office:value-type="float" office:value="0.00759028201925282" calcext:value-type="float">
            <text:p>0.007590282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670041" calcext:value-type="float">
            <text:p>3.670041</text:p>
          </table:table-cell>
          <table:table-cell office:value-type="float" office:value="6.6650006906" calcext:value-type="float">
            <text:p>6.6650006906</text:p>
          </table:table-cell>
          <table:table-cell table:formula="of:=POWER([.C882]-6.75;2)" office:value-type="float" office:value="0.00722488259847687" calcext:value-type="float">
            <text:p>0.0072248826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670041" calcext:value-type="float">
            <text:p>3.670041</text:p>
          </table:table-cell>
          <table:table-cell office:value-type="float" office:value="6.668436687" calcext:value-type="float">
            <text:p>6.668436687</text:p>
          </table:table-cell>
          <table:table-cell table:formula="of:=POWER([.C883]-6.75;2)" office:value-type="float" office:value="0.006652574027536" calcext:value-type="float">
            <text:p>0.006652574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670041" calcext:value-type="float">
            <text:p>3.670041</text:p>
          </table:table-cell>
          <table:table-cell office:value-type="float" office:value="6.6718687228" calcext:value-type="float">
            <text:p>6.6718687228</text:p>
          </table:table-cell>
          <table:table-cell table:formula="of:=POWER([.C884]-6.75;2)" office:value-type="float" office:value="0.00610449647690321" calcext:value-type="float">
            <text:p>0.006104496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.610267" calcext:value-type="float">
            <text:p>11.610267</text:p>
          </table:table-cell>
          <table:table-cell office:value-type="float" office:value="6.6752968949" calcext:value-type="float">
            <text:p>6.6752968949</text:p>
          </table:table-cell>
          <table:table-cell table:formula="of:=POWER([.C885]-6.75;2)" office:value-type="float" office:value="0.00558055391158168" calcext:value-type="float">
            <text:p>0.0055805539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.04056" calcext:value-type="float">
            <text:p>9.04056</text:p>
          </table:table-cell>
          <table:table-cell office:value-type="float" office:value="6.6692347766" calcext:value-type="float">
            <text:p>6.6692347766</text:p>
          </table:table-cell>
          <table:table-cell table:formula="of:=POWER([.C886]-6.75;2)" office:value-type="float" office:value="0.00652302131085195" calcext:value-type="float">
            <text:p>0.006523021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205655" calcext:value-type="float">
            <text:p>8.205655</text:p>
          </table:table-cell>
          <table:table-cell office:value-type="float" office:value="6.6662391505" calcext:value-type="float">
            <text:p>6.6662391505</text:p>
          </table:table-cell>
          <table:table-cell table:formula="of:=POWER([.C887]-6.75;2)" office:value-type="float" office:value="0.00701587990896164" calcext:value-type="float">
            <text:p>0.0070158799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781737" calcext:value-type="float">
            <text:p>7.781737</text:p>
          </table:table-cell>
          <table:table-cell office:value-type="float" office:value="6.6642374934" calcext:value-type="float">
            <text:p>6.6642374934</text:p>
          </table:table-cell>
          <table:table-cell table:formula="of:=POWER([.C888]-6.75;2)" office:value-type="float" office:value="0.00735520753831506" calcext:value-type="float">
            <text:p>0.007355207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521455" calcext:value-type="float">
            <text:p>7.521455</text:p>
          </table:table-cell>
          <table:table-cell office:value-type="float" office:value="6.6627389056" calcext:value-type="float">
            <text:p>6.6627389056</text:p>
          </table:table-cell>
          <table:table-cell table:formula="of:=POWER([.C889]-6.75;2)" office:value-type="float" office:value="0.00761449859588565" calcext:value-type="float">
            <text:p>0.0076144986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343183" calcext:value-type="float">
            <text:p>7.343183</text:p>
          </table:table-cell>
          <table:table-cell office:value-type="float" office:value="6.6615480167" calcext:value-type="float">
            <text:p>6.6615480167</text:p>
          </table:table-cell>
          <table:table-cell table:formula="of:=POWER([.C890]-6.75;2)" office:value-type="float" office:value="0.00782375334970343" calcext:value-type="float">
            <text:p>0.0078237533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211964" calcext:value-type="float">
            <text:p>7.211964</text:p>
          </table:table-cell>
          <table:table-cell office:value-type="float" office:value="6.6605669809" calcext:value-type="float">
            <text:p>6.6605669809</text:p>
          </table:table-cell>
          <table:table-cell table:formula="of:=POWER([.C891]-6.75;2)" office:value-type="float" office:value="0.00799826490534103" calcext:value-type="float">
            <text:p>0.0079982649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110296" calcext:value-type="float">
            <text:p>7.110296</text:p>
          </table:table-cell>
          <table:table-cell office:value-type="float" office:value="6.6597397228" calcext:value-type="float">
            <text:p>6.6597397228</text:p>
          </table:table-cell>
          <table:table-cell table:formula="of:=POWER([.C892]-6.75;2)" office:value-type="float" office:value="0.00814691764022077" calcext:value-type="float">
            <text:p>0.0081469176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028448" calcext:value-type="float">
            <text:p>7.028448</text:p>
          </table:table-cell>
          <table:table-cell office:value-type="float" office:value="6.6590310824" calcext:value-type="float">
            <text:p>6.6590310824</text:p>
          </table:table-cell>
          <table:table-cell table:formula="of:=POWER([.C893]-6.75;2)" office:value-type="float" office:value="0.00827534396931554" calcext:value-type="float">
            <text:p>0.008275344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960576" calcext:value-type="float">
            <text:p>6.960576</text:p>
          </table:table-cell>
          <table:table-cell office:value-type="float" office:value="6.6584175281" calcext:value-type="float">
            <text:p>6.6584175281</text:p>
          </table:table-cell>
          <table:table-cell table:formula="of:=POWER([.C894]-6.75;2)" office:value-type="float" office:value="0.00838734915931425" calcext:value-type="float">
            <text:p>0.0083873492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90297" calcext:value-type="float">
            <text:p>6.90297</text:p>
          </table:table-cell>
          <table:table-cell office:value-type="float" office:value="6.6578825125" calcext:value-type="float">
            <text:p>6.6578825125</text:p>
          </table:table-cell>
          <table:table-cell table:formula="of:=POWER([.C895]-6.75;2)" office:value-type="float" office:value="0.00848563150331256" calcext:value-type="float">
            <text:p>0.008485631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853161" calcext:value-type="float">
            <text:p>6.853161</text:p>
          </table:table-cell>
          <table:table-cell office:value-type="float" office:value="6.6574139235" calcext:value-type="float">
            <text:p>6.6574139235</text:p>
          </table:table-cell>
          <table:table-cell table:formula="of:=POWER([.C896]-6.75;2)" office:value-type="float" office:value="0.00857218156166384" calcext:value-type="float">
            <text:p>0.008572181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809446" calcext:value-type="float">
            <text:p>6.809446</text:p>
          </table:table-cell>
          <table:table-cell office:value-type="float" office:value="6.6570025998" calcext:value-type="float">
            <text:p>6.6570025998</text:p>
          </table:table-cell>
          <table:table-cell table:formula="of:=POWER([.C897]-6.75;2)" office:value-type="float" office:value="0.00864851644395892" calcext:value-type="float">
            <text:p>0.0086485164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70619" calcext:value-type="float">
            <text:p>6.770619</text:p>
          </table:table-cell>
          <table:table-cell office:value-type="float" office:value="6.6566414134" calcext:value-type="float">
            <text:p>6.6566414134</text:p>
          </table:table-cell>
          <table:table-cell table:formula="of:=POWER([.C898]-6.75;2)" office:value-type="float" office:value="0.00871582569194969" calcext:value-type="float">
            <text:p>0.008715825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358" calcext:value-type="float">
            <text:p>6.7358</text:p>
          </table:table-cell>
          <table:table-cell office:value-type="float" office:value="6.6563246762" calcext:value-type="float">
            <text:p>6.6563246762</text:p>
          </table:table-cell>
          <table:table-cell table:formula="of:=POWER([.C899]-6.75;2)" office:value-type="float" office:value="0.00877506628903491" calcext:value-type="float">
            <text:p>0.0087750663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04339" calcext:value-type="float">
            <text:p>6.704339</text:p>
          </table:table-cell>
          <table:table-cell office:value-type="float" office:value="6.6560477515" calcext:value-type="float">
            <text:p>6.6560477515</text:p>
          </table:table-cell>
          <table:table-cell table:formula="of:=POWER([.C900]-6.75;2)" office:value-type="float" office:value="0.00882702499820574" calcext:value-type="float">
            <text:p>0.008827025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75742" calcext:value-type="float">
            <text:p>6.675742</text:p>
          </table:table-cell>
          <table:table-cell office:value-type="float" office:value="6.6558067742" calcext:value-type="float">
            <text:p>6.6558067742</text:p>
          </table:table-cell>
          <table:table-cell table:formula="of:=POWER([.C901]-6.75;2)" office:value-type="float" office:value="0.00887236378660974" calcext:value-type="float">
            <text:p>0.0088723638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49631" calcext:value-type="float">
            <text:p>6.649631</text:p>
          </table:table-cell>
          <table:table-cell office:value-type="float" office:value="6.6555984671" calcext:value-type="float">
            <text:p>6.6555984671</text:p>
          </table:table-cell>
          <table:table-cell table:formula="of:=POWER([.C902]-6.75;2)" office:value-type="float" office:value="0.0089116494138698" calcext:value-type="float">
            <text:p>0.0089116494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25712" calcext:value-type="float">
            <text:p>6.625712</text:p>
          </table:table-cell>
          <table:table-cell office:value-type="float" office:value="6.65542" calcext:value-type="float">
            <text:p>6.65542</text:p>
          </table:table-cell>
          <table:table-cell table:formula="of:=POWER([.C903]-6.75;2)" office:value-type="float" office:value="0.00894537639999994" calcext:value-type="float">
            <text:p>0.0089453764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03755" calcext:value-type="float">
            <text:p>6.603755</text:p>
          </table:table-cell>
          <table:table-cell office:value-type="float" office:value="6.6552688865" calcext:value-type="float">
            <text:p>6.6552688865</text:p>
          </table:table-cell>
          <table:table-cell table:formula="of:=POWER([.C904]-6.75;2)" office:value-type="float" office:value="0.00897398386494988" calcext:value-type="float">
            <text:p>0.0089739839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583574" calcext:value-type="float">
            <text:p>6.583574</text:p>
          </table:table-cell>
          <table:table-cell office:value-type="float" office:value="6.6551429104" calcext:value-type="float">
            <text:p>6.6551429104</text:p>
          </table:table-cell>
          <table:table-cell table:formula="of:=POWER([.C905]-6.75;2)" office:value-type="float" office:value="0.00899786744738235" calcext:value-type="float">
            <text:p>0.008997867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56502" calcext:value-type="float">
            <text:p>6.56502</text:p>
          </table:table-cell>
          <table:table-cell office:value-type="float" office:value="6.6550400693" calcext:value-type="float">
            <text:p>6.6550400693</text:p>
          </table:table-cell>
          <table:table-cell table:formula="of:=POWER([.C906]-6.75;2)" office:value-type="float" office:value="0.0090173884385488" calcext:value-type="float">
            <text:p>0.0090173884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547973" calcext:value-type="float">
            <text:p>6.547973</text:p>
          </table:table-cell>
          <table:table-cell office:value-type="float" office:value="6.6549585293" calcext:value-type="float">
            <text:p>6.6549585293</text:p>
          </table:table-cell>
          <table:table-cell table:formula="of:=POWER([.C907]-6.75;2)" office:value-type="float" office:value="0.00903288115281896" calcext:value-type="float">
            <text:p>0.0090328812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532332" calcext:value-type="float">
            <text:p>6.532332</text:p>
          </table:table-cell>
          <table:table-cell office:value-type="float" office:value="6.6548965926" calcext:value-type="float">
            <text:p>6.6548965926</text:p>
          </table:table-cell>
          <table:table-cell table:formula="of:=POWER([.C908]-6.75;2)" office:value-type="float" office:value="0.00904465809909035" calcext:value-type="float">
            <text:p>0.009044658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518013" calcext:value-type="float">
            <text:p>6.518013</text:p>
          </table:table-cell>
          <table:table-cell office:value-type="float" office:value="6.6548526726" calcext:value-type="float">
            <text:p>6.6548526726</text:p>
          </table:table-cell>
          <table:table-cell table:formula="of:=POWER([.C909]-6.75;2)" office:value-type="float" office:value="0.00905301391136285" calcext:value-type="float">
            <text:p>0.0090530139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504944" calcext:value-type="float">
            <text:p>6.504944</text:p>
          </table:table-cell>
          <table:table-cell office:value-type="float" office:value="6.65482527" calcext:value-type="float">
            <text:p>6.65482527</text:p>
          </table:table-cell>
          <table:table-cell table:formula="of:=POWER([.C910]-6.75;2)" office:value-type="float" office:value="0.00905822923057292" calcext:value-type="float">
            <text:p>0.009058229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493064" calcext:value-type="float">
            <text:p>6.493064</text:p>
          </table:table-cell>
          <table:table-cell office:value-type="float" office:value="6.6548129618" calcext:value-type="float">
            <text:p>6.6548129618</text:p>
          </table:table-cell>
          <table:table-cell table:formula="of:=POWER([.C911]-6.75;2)" office:value-type="float" office:value="0.00906057224128821" calcext:value-type="float">
            <text:p>0.0090605722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482317" calcext:value-type="float">
            <text:p>6.482317</text:p>
          </table:table-cell>
          <table:table-cell office:value-type="float" office:value="6.6548143847" calcext:value-type="float">
            <text:p>6.6548143847</text:p>
          </table:table-cell>
          <table:table-cell table:formula="of:=POWER([.C912]-6.75;2)" office:value-type="float" office:value="0.00906030136003962" calcext:value-type="float">
            <text:p>0.0090603014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472656" calcext:value-type="float">
            <text:p>6.472656</text:p>
          </table:table-cell>
          <table:table-cell office:value-type="float" office:value="6.6548282318" calcext:value-type="float">
            <text:p>6.6548282318</text:p>
          </table:table-cell>
          <table:table-cell table:formula="of:=POWER([.C913]-6.75;2)" office:value-type="float" office:value="0.00905766546231456" calcext:value-type="float">
            <text:p>0.0090576655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464035" calcext:value-type="float">
            <text:p>6.464035</text:p>
          </table:table-cell>
          <table:table-cell office:value-type="float" office:value="6.6548532389" calcext:value-type="float">
            <text:p>6.6548532389</text:p>
          </table:table-cell>
          <table:table-cell table:formula="of:=POWER([.C914]-6.75;2)" office:value-type="float" office:value="0.00905290614782041" calcext:value-type="float">
            <text:p>0.009052906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456412" calcext:value-type="float">
            <text:p>6.456412</text:p>
          </table:table-cell>
          <table:table-cell office:value-type="float" office:value="6.6548881828" calcext:value-type="float">
            <text:p>6.6548881828</text:p>
          </table:table-cell>
          <table:table-cell table:formula="of:=POWER([.C915]-6.75;2)" office:value-type="float" office:value="0.00904625777108627" calcext:value-type="float">
            <text:p>0.0090462578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449748" calcext:value-type="float">
            <text:p>6.449748</text:p>
          </table:table-cell>
          <table:table-cell office:value-type="float" office:value="6.6549318781" calcext:value-type="float">
            <text:p>6.6549318781</text:p>
          </table:table-cell>
          <table:table-cell table:formula="of:=POWER([.C916]-6.75;2)" office:value-type="float" office:value="0.00903794780159322" calcext:value-type="float">
            <text:p>0.0090379478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444005" calcext:value-type="float">
            <text:p>6.444005</text:p>
          </table:table-cell>
          <table:table-cell office:value-type="float" office:value="6.6549831708" calcext:value-type="float">
            <text:p>6.6549831708</text:p>
          </table:table-cell>
          <table:table-cell table:formula="of:=POWER([.C917]-6.75;2)" office:value-type="float" office:value="0.00902819783122206" calcext:value-type="float">
            <text:p>0.0090281978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439147" calcext:value-type="float">
            <text:p>6.439147</text:p>
          </table:table-cell>
          <table:table-cell office:value-type="float" office:value="6.6550409415" calcext:value-type="float">
            <text:p>6.6550409415</text:p>
          </table:table-cell>
          <table:table-cell table:formula="of:=POWER([.C918]-6.75;2)" office:value-type="float" office:value="0.00901722279120638" calcext:value-type="float">
            <text:p>0.0090172228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435135" calcext:value-type="float">
            <text:p>6.435135</text:p>
          </table:table-cell>
          <table:table-cell office:value-type="float" office:value="6.6551040992" calcext:value-type="float">
            <text:p>6.6551040992</text:p>
          </table:table-cell>
          <table:table-cell table:formula="of:=POWER([.C919]-6.75;2)" office:value-type="float" office:value="0.00900523198864346" calcext:value-type="float">
            <text:p>0.009005232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431934" calcext:value-type="float">
            <text:p>6.431934</text:p>
          </table:table-cell>
          <table:table-cell office:value-type="float" office:value="6.6551715854" calcext:value-type="float">
            <text:p>6.6551715854</text:p>
          </table:table-cell>
          <table:table-cell table:formula="of:=POWER([.C920]-6.75;2)" office:value-type="float" office:value="0.00899242821554954" calcext:value-type="float">
            <text:p>0.008992428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429508" calcext:value-type="float">
            <text:p>6.429508</text:p>
          </table:table-cell>
          <table:table-cell office:value-type="float" office:value="6.6552423728" calcext:value-type="float">
            <text:p>6.6552423728</text:p>
          </table:table-cell>
          <table:table-cell table:formula="of:=POWER([.C921]-6.75;2)" office:value-type="float" office:value="0.00897900791257417" calcext:value-type="float">
            <text:p>0.0089790079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427819" calcext:value-type="float">
            <text:p>6.427819</text:p>
          </table:table-cell>
          <table:table-cell office:value-type="float" office:value="6.6553154624" calcext:value-type="float">
            <text:p>6.6553154624</text:p>
          </table:table-cell>
          <table:table-cell table:formula="of:=POWER([.C922]-6.75;2)" office:value-type="float" office:value="0.00896516166052583" calcext:value-type="float">
            <text:p>0.0089651617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426831" calcext:value-type="float">
            <text:p>6.426831</text:p>
          </table:table-cell>
          <table:table-cell office:value-type="float" office:value="6.6553898889" calcext:value-type="float">
            <text:p>6.6553898889</text:p>
          </table:table-cell>
          <table:table-cell table:formula="of:=POWER([.C923]-6.75;2)" office:value-type="float" office:value="0.00895107312235429" calcext:value-type="float">
            <text:p>0.008951073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426505" calcext:value-type="float">
            <text:p>6.426505</text:p>
          </table:table-cell>
          <table:table-cell office:value-type="float" office:value="6.655464718" calcext:value-type="float">
            <text:p>6.655464718</text:p>
          </table:table-cell>
          <table:table-cell table:formula="of:=POWER([.C924]-6.75;2)" office:value-type="float" office:value="0.00893691954281949" calcext:value-type="float">
            <text:p>0.008936919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426804" calcext:value-type="float">
            <text:p>6.426804</text:p>
          </table:table-cell>
          <table:table-cell office:value-type="float" office:value="6.6555390526" calcext:value-type="float">
            <text:p>6.6555390526</text:p>
          </table:table-cell>
          <table:table-cell table:formula="of:=POWER([.C925]-6.75;2)" office:value-type="float" office:value="0.00892287058370557" calcext:value-type="float">
            <text:p>0.008922870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42769" calcext:value-type="float">
            <text:p>6.42769</text:p>
          </table:table-cell>
          <table:table-cell office:value-type="float" office:value="6.6556120299" calcext:value-type="float">
            <text:p>6.6556120299</text:p>
          </table:table-cell>
          <table:table-cell table:formula="of:=POWER([.C926]-6.75;2)" office:value-type="float" office:value="0.00890908889959843" calcext:value-type="float">
            <text:p>0.0089090889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429125" calcext:value-type="float">
            <text:p>6.429125</text:p>
          </table:table-cell>
          <table:table-cell office:value-type="float" office:value="6.655682822" calcext:value-type="float">
            <text:p>6.655682822</text:p>
          </table:table-cell>
          <table:table-cell table:formula="of:=POWER([.C927]-6.75;2)" office:value-type="float" office:value="0.00889573006588365" calcext:value-type="float">
            <text:p>0.008895730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431068" calcext:value-type="float">
            <text:p>6.431068</text:p>
          </table:table-cell>
          <table:table-cell office:value-type="float" office:value="6.655750638" calcext:value-type="float">
            <text:p>6.655750638</text:p>
          </table:table-cell>
          <table:table-cell table:formula="of:=POWER([.C928]-6.75;2)" office:value-type="float" office:value="0.00888294223740709" calcext:value-type="float">
            <text:p>0.008882942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433482" calcext:value-type="float">
            <text:p>6.433482</text:p>
          </table:table-cell>
          <table:table-cell office:value-type="float" office:value="6.6558147288" calcext:value-type="float">
            <text:p>6.6558147288</text:p>
          </table:table-cell>
          <table:table-cell table:formula="of:=POWER([.C929]-6.75;2)" office:value-type="float" office:value="0.0088708653110175" calcext:value-type="float">
            <text:p>0.008870865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436327" calcext:value-type="float">
            <text:p>6.436327</text:p>
          </table:table-cell>
          <table:table-cell office:value-type="float" office:value="6.6558743847" calcext:value-type="float">
            <text:p>6.6558743847</text:p>
          </table:table-cell>
          <table:table-cell table:formula="of:=POWER([.C930]-6.75;2)" office:value-type="float" office:value="0.00885963145560365" calcext:value-type="float">
            <text:p>0.008859631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439565" calcext:value-type="float">
            <text:p>6.439565</text:p>
          </table:table-cell>
          <table:table-cell office:value-type="float" office:value="6.6559289355" calcext:value-type="float">
            <text:p>6.6559289355</text:p>
          </table:table-cell>
          <table:table-cell table:formula="of:=POWER([.C931]-6.75;2)" office:value-type="float" office:value="0.00884936517616308" calcext:value-type="float">
            <text:p>0.008849365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443156" calcext:value-type="float">
            <text:p>6.443156</text:p>
          </table:table-cell>
          <table:table-cell office:value-type="float" office:value="6.6559777539" calcext:value-type="float">
            <text:p>6.6559777539</text:p>
          </table:table-cell>
          <table:table-cell table:formula="of:=POWER([.C932]-6.75;2)" office:value-type="float" office:value="0.00884018276168892" calcext:value-type="float">
            <text:p>0.008840182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447063" calcext:value-type="float">
            <text:p>6.447063</text:p>
          </table:table-cell>
          <table:table-cell office:value-type="float" office:value="6.6560202557" calcext:value-type="float">
            <text:p>6.6560202557</text:p>
          </table:table-cell>
          <table:table-cell table:formula="of:=POWER([.C933]-6.75;2)" office:value-type="float" office:value="0.00883219233869345" calcext:value-type="float">
            <text:p>0.0088321923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451248" calcext:value-type="float">
            <text:p>6.451248</text:p>
          </table:table-cell>
          <table:table-cell office:value-type="float" office:value="6.6560559008" calcext:value-type="float">
            <text:p>6.6560559008</text:p>
          </table:table-cell>
          <table:table-cell table:formula="of:=POWER([.C934]-6.75;2)" office:value-type="float" office:value="0.0088254937744994" calcext:value-type="float">
            <text:p>0.008825493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455673" calcext:value-type="float">
            <text:p>6.455673</text:p>
          </table:table-cell>
          <table:table-cell office:value-type="float" office:value="6.6560841912" calcext:value-type="float">
            <text:p>6.6560841912</text:p>
          </table:table-cell>
          <table:table-cell table:formula="of:=POWER([.C935]-6.75;2)" office:value-type="float" office:value="0.00882017914255821" calcext:value-type="float">
            <text:p>0.008820179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460303" calcext:value-type="float">
            <text:p>6.460303</text:p>
          </table:table-cell>
          <table:table-cell office:value-type="float" office:value="6.6561046762" calcext:value-type="float">
            <text:p>6.6561046762</text:p>
          </table:table-cell>
          <table:table-cell table:formula="of:=POWER([.C936]-6.75;2)" office:value-type="float" office:value="0.00881633183150684" calcext:value-type="float">
            <text:p>0.0088163318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465103" calcext:value-type="float">
            <text:p>6.465103</text:p>
          </table:table-cell>
          <table:table-cell office:value-type="float" office:value="6.656116945" calcext:value-type="float">
            <text:p>6.656116945</text:p>
          </table:table-cell>
          <table:table-cell table:formula="of:=POWER([.C937]-6.75;2)" office:value-type="float" office:value="0.00881402801613303" calcext:value-type="float">
            <text:p>0.008814028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470037" calcext:value-type="float">
            <text:p>6.470037</text:p>
          </table:table-cell>
          <table:table-cell office:value-type="float" office:value="6.6561206332" calcext:value-type="float">
            <text:p>6.6561206332</text:p>
          </table:table-cell>
          <table:table-cell table:formula="of:=POWER([.C938]-6.75;2)" office:value-type="float" office:value="0.00881333551076886" calcext:value-type="float">
            <text:p>0.0088133355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475074" calcext:value-type="float">
            <text:p>6.475074</text:p>
          </table:table-cell>
          <table:table-cell office:value-type="float" office:value="6.6561154205" calcext:value-type="float">
            <text:p>6.6561154205</text:p>
          </table:table-cell>
          <table:table-cell table:formula="of:=POWER([.C939]-6.75;2)" office:value-type="float" office:value="0.00881431426789183" calcext:value-type="float">
            <text:p>0.0088143143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480183" calcext:value-type="float">
            <text:p>6.480183</text:p>
          </table:table-cell>
          <table:table-cell office:value-type="float" office:value="6.6561010263" calcext:value-type="float">
            <text:p>6.6561010263</text:p>
          </table:table-cell>
          <table:table-cell table:formula="of:=POWER([.C940]-6.75;2)" office:value-type="float" office:value="0.00881701726191329" calcext:value-type="float">
            <text:p>0.0088170173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485332" calcext:value-type="float">
            <text:p>6.485332</text:p>
          </table:table-cell>
          <table:table-cell office:value-type="float" office:value="6.6560772127" calcext:value-type="float">
            <text:p>6.6560772127</text:p>
          </table:table-cell>
          <table:table-cell table:formula="of:=POWER([.C941]-6.75;2)" office:value-type="float" office:value="0.00882148997420111" calcext:value-type="float">
            <text:p>0.00882149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490494" calcext:value-type="float">
            <text:p>6.490494</text:p>
          </table:table-cell>
          <table:table-cell office:value-type="float" office:value="6.6560437849" calcext:value-type="float">
            <text:p>6.6560437849</text:p>
          </table:table-cell>
          <table:table-cell table:formula="of:=POWER([.C942]-6.75;2)" office:value-type="float" office:value="0.00882777035591754" calcext:value-type="float">
            <text:p>0.0088277704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495643" calcext:value-type="float">
            <text:p>6.495643</text:p>
          </table:table-cell>
          <table:table-cell office:value-type="float" office:value="6.6560005842" calcext:value-type="float">
            <text:p>6.6560005842</text:p>
          </table:table-cell>
          <table:table-cell table:formula="of:=POWER([.C943]-6.75;2)" office:value-type="float" office:value="0.00883589017074128" calcext:value-type="float">
            <text:p>0.0088358902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500753" calcext:value-type="float">
            <text:p>6.500753</text:p>
          </table:table-cell>
          <table:table-cell office:value-type="float" office:value="6.6559474886" calcext:value-type="float">
            <text:p>6.6559474886</text:p>
          </table:table-cell>
          <table:table-cell table:formula="of:=POWER([.C944]-6.75;2)" office:value-type="float" office:value="0.00884587490064716" calcext:value-type="float">
            <text:p>0.0088458749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505801" calcext:value-type="float">
            <text:p>6.505801</text:p>
          </table:table-cell>
          <table:table-cell office:value-type="float" office:value="6.6558844134" calcext:value-type="float">
            <text:p>6.6558844134</text:p>
          </table:table-cell>
          <table:table-cell table:formula="of:=POWER([.C945]-6.75;2)" office:value-type="float" office:value="0.00885774364106211" calcext:value-type="float">
            <text:p>0.0088577436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510768" calcext:value-type="float">
            <text:p>6.510768</text:p>
          </table:table-cell>
          <table:table-cell office:value-type="float" office:value="6.6558113059" calcext:value-type="float">
            <text:p>6.6558113059</text:p>
          </table:table-cell>
          <table:table-cell table:formula="of:=POWER([.C946]-6.75;2)" office:value-type="float" office:value="0.00887151009626331" calcext:value-type="float">
            <text:p>0.008871510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515633" calcext:value-type="float">
            <text:p>6.515633</text:p>
          </table:table-cell>
          <table:table-cell office:value-type="float" office:value="6.6557281422" calcext:value-type="float">
            <text:p>6.6557281422</text:p>
          </table:table-cell>
          <table:table-cell table:formula="of:=POWER([.C947]-6.75;2)" office:value-type="float" office:value="0.00888718317306341" calcext:value-type="float">
            <text:p>0.0088871832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520381" calcext:value-type="float">
            <text:p>6.520381</text:p>
          </table:table-cell>
          <table:table-cell office:value-type="float" office:value="6.6556349271" calcext:value-type="float">
            <text:p>6.6556349271</text:p>
          </table:table-cell>
          <table:table-cell table:formula="of:=POWER([.C948]-6.75;2)" office:value-type="float" office:value="0.00890476698342224" calcext:value-type="float">
            <text:p>0.00890476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524995" calcext:value-type="float">
            <text:p>6.524995</text:p>
          </table:table-cell>
          <table:table-cell office:value-type="float" office:value="6.6555316882" calcext:value-type="float">
            <text:p>6.6555316882</text:p>
          </table:table-cell>
          <table:table-cell table:formula="of:=POWER([.C949]-6.75;2)" office:value-type="float" office:value="0.00892426193434203" calcext:value-type="float">
            <text:p>0.008924261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529464" calcext:value-type="float">
            <text:p>6.529464</text:p>
          </table:table-cell>
          <table:table-cell office:value-type="float" office:value="6.6554184755" calcext:value-type="float">
            <text:p>6.6554184755</text:p>
          </table:table-cell>
          <table:table-cell table:formula="of:=POWER([.C950]-6.75;2)" office:value-type="float" office:value="0.00894566477674404" calcext:value-type="float">
            <text:p>0.008945664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533777" calcext:value-type="float">
            <text:p>6.533777</text:p>
          </table:table-cell>
          <table:table-cell office:value-type="float" office:value="6.6552953536" calcext:value-type="float">
            <text:p>6.6552953536</text:p>
          </table:table-cell>
          <table:table-cell table:formula="of:=POWER([.C951]-6.75;2)" office:value-type="float" office:value="0.00896897004974909" calcext:value-type="float">
            <text:p>0.00896897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537926" calcext:value-type="float">
            <text:p>6.537926</text:p>
          </table:table-cell>
          <table:table-cell office:value-type="float" office:value="6.6551624014" calcext:value-type="float">
            <text:p>6.6551624014</text:p>
          </table:table-cell>
          <table:table-cell table:formula="of:=POWER([.C952]-6.75;2)" office:value-type="float" office:value="0.00899417010821469" calcext:value-type="float">
            <text:p>0.008994170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41903" calcext:value-type="float">
            <text:p>6.541903</text:p>
          </table:table-cell>
          <table:table-cell office:value-type="float" office:value="6.6550197025" calcext:value-type="float">
            <text:p>6.6550197025</text:p>
          </table:table-cell>
          <table:table-cell table:formula="of:=POWER([.C953]-6.75;2)" office:value-type="float" office:value="0.00902125691318855" calcext:value-type="float">
            <text:p>0.0090212569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45705" calcext:value-type="float">
            <text:p>6.545705</text:p>
          </table:table-cell>
          <table:table-cell office:value-type="float" office:value="6.6548673477" calcext:value-type="float">
            <text:p>6.6548673477</text:p>
          </table:table-cell>
          <table:table-cell table:formula="of:=POWER([.C954]-6.75;2)" office:value-type="float" office:value="0.00905022153363274" calcext:value-type="float">
            <text:p>0.009050221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49329" calcext:value-type="float">
            <text:p>6.549329</text:p>
          </table:table-cell>
          <table:table-cell office:value-type="float" office:value="6.6547054205" calcext:value-type="float">
            <text:p>6.6547054205</text:p>
          </table:table-cell>
          <table:table-cell table:formula="of:=POWER([.C955]-6.75;2)" office:value-type="float" office:value="0.00908105688208182" calcext:value-type="float">
            <text:p>0.0090810569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52774" calcext:value-type="float">
            <text:p>6.552774</text:p>
          </table:table-cell>
          <table:table-cell office:value-type="float" office:value="6.6545339964" calcext:value-type="float">
            <text:p>6.6545339964</text:p>
          </table:table-cell>
          <table:table-cell table:formula="of:=POWER([.C956]-6.75;2)" office:value-type="float" office:value="0.00911375784335528" calcext:value-type="float">
            <text:p>0.0091137578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56041" calcext:value-type="float">
            <text:p>6.556041</text:p>
          </table:table-cell>
          <table:table-cell office:value-type="float" office:value="6.654353135" calcext:value-type="float">
            <text:p>6.654353135</text:p>
          </table:table-cell>
          <table:table-cell table:formula="of:=POWER([.C957]-6.75;2)" office:value-type="float" office:value="0.00914832278432822" calcext:value-type="float">
            <text:p>0.0091483228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559134" calcext:value-type="float">
            <text:p>6.559134</text:p>
          </table:table-cell>
          <table:table-cell office:value-type="float" office:value="6.6541628722" calcext:value-type="float">
            <text:p>6.6541628722</text:p>
          </table:table-cell>
          <table:table-cell table:formula="of:=POWER([.C958]-6.75;2)" office:value-type="float" office:value="0.00918475506495359" calcext:value-type="float">
            <text:p>0.009184755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562057" calcext:value-type="float">
            <text:p>6.562057</text:p>
          </table:table-cell>
          <table:table-cell office:value-type="float" office:value="6.6539632079" calcext:value-type="float">
            <text:p>6.6539632079</text:p>
          </table:table-cell>
          <table:table-cell table:formula="of:=POWER([.C959]-6.75;2)" office:value-type="float" office:value="0.00922306543685855" calcext:value-type="float">
            <text:p>0.0092230654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564816" calcext:value-type="float">
            <text:p>6.564816</text:p>
          </table:table-cell>
          <table:table-cell office:value-type="float" office:value="6.6537540992" calcext:value-type="float">
            <text:p>6.6537540992</text:p>
          </table:table-cell>
          <table:table-cell table:formula="of:=POWER([.C960]-6.75;2)" office:value-type="float" office:value="0.00926327342080337" calcext:value-type="float">
            <text:p>0.0092632734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567419" calcext:value-type="float">
            <text:p>6.567419</text:p>
          </table:table-cell>
          <table:table-cell office:value-type="float" office:value="6.6535354444" calcext:value-type="float">
            <text:p>6.6535354444</text:p>
          </table:table-cell>
          <table:table-cell table:formula="of:=POWER([.C961]-6.75;2)" office:value-type="float" office:value="0.00930541048710547" calcext:value-type="float">
            <text:p>0.009305410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569874" calcext:value-type="float">
            <text:p>6.569874</text:p>
          </table:table-cell>
          <table:table-cell office:value-type="float" office:value="6.6533070693" calcext:value-type="float">
            <text:p>6.6533070693</text:p>
          </table:table-cell>
          <table:table-cell table:formula="of:=POWER([.C962]-6.75;2)" office:value-type="float" office:value="0.00934952284735495" calcext:value-type="float">
            <text:p>0.0093495228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572191" calcext:value-type="float">
            <text:p>6.572191</text:p>
          </table:table-cell>
          <table:table-cell office:value-type="float" office:value="6.6530687061" calcext:value-type="float">
            <text:p>6.6530687061</text:p>
          </table:table-cell>
          <table:table-cell table:formula="of:=POWER([.C963]-6.75;2)" office:value-type="float" office:value="0.00939567573712818" calcext:value-type="float">
            <text:p>0.0093956757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574382" calcext:value-type="float">
            <text:p>6.574382</text:p>
          </table:table-cell>
          <table:table-cell office:value-type="float" office:value="6.6528199725" calcext:value-type="float">
            <text:p>6.6528199725</text:p>
          </table:table-cell>
          <table:table-cell table:formula="of:=POWER([.C964]-6.75;2)" office:value-type="float" office:value="0.00944395774490082" calcext:value-type="float">
            <text:p>0.0094439577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576459" calcext:value-type="float">
            <text:p>6.576459</text:p>
          </table:table-cell>
          <table:table-cell office:value-type="float" office:value="6.6525603345" calcext:value-type="float">
            <text:p>6.6525603345</text:p>
          </table:table-cell>
          <table:table-cell table:formula="of:=POWER([.C965]-6.75;2)" office:value-type="float" office:value="0.00949448841275181" calcext:value-type="float">
            <text:p>0.0094944884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578434" calcext:value-type="float">
            <text:p>6.578434</text:p>
          </table:table-cell>
          <table:table-cell office:value-type="float" office:value="6.6522890669" calcext:value-type="float">
            <text:p>6.6522890669</text:p>
          </table:table-cell>
          <table:table-cell table:formula="of:=POWER([.C966]-6.75;2)" office:value-type="float" office:value="0.0095474264472727" calcext:value-type="float">
            <text:p>0.0095474264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580321" calcext:value-type="float">
            <text:p>6.580321</text:p>
          </table:table-cell>
          <table:table-cell office:value-type="float" office:value="6.6520051995" calcext:value-type="float">
            <text:p>6.6520051995</text:p>
          </table:table-cell>
          <table:table-cell table:formula="of:=POWER([.C967]-6.75;2)" office:value-type="float" office:value="0.00960298092503488" calcext:value-type="float">
            <text:p>0.009602980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582133" calcext:value-type="float">
            <text:p>6.582133</text:p>
          </table:table-cell>
          <table:table-cell office:value-type="float" office:value="6.6517074313" calcext:value-type="float">
            <text:p>6.6517074313</text:p>
          </table:table-cell>
          <table:table-cell table:formula="of:=POWER([.C968]-6.75;2)" office:value-type="float" office:value="0.00966142906164418" calcext:value-type="float">
            <text:p>0.0096614291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583884" calcext:value-type="float">
            <text:p>6.583884</text:p>
          </table:table-cell>
          <table:table-cell office:value-type="float" office:value="6.6513940191" calcext:value-type="float">
            <text:p>6.6513940191</text:p>
          </table:table-cell>
          <table:table-cell table:formula="of:=POWER([.C969]-6.75;2)" office:value-type="float" office:value="0.00972313946925124" calcext:value-type="float">
            <text:p>0.0097231395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58559" calcext:value-type="float">
            <text:p>6.58559</text:p>
          </table:table-cell>
          <table:table-cell office:value-type="float" office:value="6.6510626081" calcext:value-type="float">
            <text:p>6.6510626081</text:p>
          </table:table-cell>
          <table:table-cell table:formula="of:=POWER([.C970]-6.75;2)" office:value-type="float" office:value="0.00978860751597415" calcext:value-type="float">
            <text:p>0.0097886075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587264" calcext:value-type="float">
            <text:p>6.587264</text:p>
          </table:table-cell>
          <table:table-cell office:value-type="float" office:value="6.6507099594" calcext:value-type="float">
            <text:p>6.6507099594</text:p>
          </table:table-cell>
          <table:table-cell table:formula="of:=POWER([.C971]-6.75;2)" office:value-type="float" office:value="0.00985851216234959" calcext:value-type="float">
            <text:p>0.0098585122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58892" calcext:value-type="float">
            <text:p>6.58892</text:p>
          </table:table-cell>
          <table:table-cell office:value-type="float" office:value="6.6503315293" calcext:value-type="float">
            <text:p>6.6503315293</text:p>
          </table:table-cell>
          <table:table-cell table:formula="of:=POWER([.C972]-6.75;2)" office:value-type="float" office:value="0.00993380405167679" calcext:value-type="float">
            <text:p>0.009933804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590573" calcext:value-type="float">
            <text:p>6.590573</text:p>
          </table:table-cell>
          <table:table-cell office:value-type="float" office:value="6.6499207324" calcext:value-type="float">
            <text:p>6.6499207324</text:p>
          </table:table-cell>
          <table:table-cell table:formula="of:=POWER([.C973]-6.75;2)" office:value-type="float" office:value="0.0100158598033524" calcext:value-type="float">
            <text:p>0.0100158598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592236" calcext:value-type="float">
            <text:p>6.592236</text:p>
          </table:table-cell>
          <table:table-cell office:value-type="float" office:value="6.6494676045" calcext:value-type="float">
            <text:p>6.6494676045</text:p>
          </table:table-cell>
          <table:table-cell table:formula="of:=POWER([.C974]-6.75;2)" office:value-type="float" office:value="0.0101067625449685" calcext:value-type="float">
            <text:p>0.0101067625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593922" calcext:value-type="float">
            <text:p>6.593922</text:p>
          </table:table-cell>
          <table:table-cell office:value-type="float" office:value="6.648956141" calcext:value-type="float">
            <text:p>6.648956141</text:p>
          </table:table-cell>
          <table:table-cell table:formula="of:=POWER([.C975]-6.75;2)" office:value-type="float" office:value="0.0102098614416118" calcext:value-type="float">
            <text:p>0.0102098614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595643" calcext:value-type="float">
            <text:p>6.595643</text:p>
          </table:table-cell>
          <table:table-cell office:value-type="float" office:value="6.6483583286" calcext:value-type="float">
            <text:p>6.6483583286</text:p>
          </table:table-cell>
          <table:table-cell table:formula="of:=POWER([.C976]-6.75;2)" office:value-type="float" office:value="0.0103310293649856" calcext:value-type="float">
            <text:p>0.0103310294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597412" calcext:value-type="float">
            <text:p>6.597412</text:p>
          </table:table-cell>
          <table:table-cell office:value-type="float" office:value="6.6476183596" calcext:value-type="float">
            <text:p>6.6476183596</text:p>
          </table:table-cell>
          <table:table-cell table:formula="of:=POWER([.C977]-6.75;2)" office:value-type="float" office:value="0.0104820002909949" calcext:value-type="float">
            <text:p>0.0104820003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599238" calcext:value-type="float">
            <text:p>6.599238</text:p>
          </table:table-cell>
          <table:table-cell office:value-type="float" office:value="6.6465979068" calcext:value-type="float">
            <text:p>6.6465979068</text:p>
          </table:table-cell>
          <table:table-cell table:formula="of:=POWER([.C978]-6.75;2)" office:value-type="float" office:value="0.0106919928781414" calcext:value-type="float">
            <text:p>0.0106919929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01132" calcext:value-type="float">
            <text:p>6.601132</text:p>
          </table:table-cell>
          <table:table-cell office:value-type="float" office:value="6.6447517073" calcext:value-type="float">
            <text:p>6.6447517073</text:p>
          </table:table-cell>
          <table:table-cell table:formula="of:=POWER([.C979]-6.75;2)" office:value-type="float" office:value="0.0110772031162648" calcext:value-type="float">
            <text:p>0.0110772031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03103" calcext:value-type="float">
            <text:p>6.603103</text:p>
          </table:table-cell>
          <table:table-cell office:value-type="float" office:value="6.6429032449" calcext:value-type="float">
            <text:p>6.6429032449</text:p>
          </table:table-cell>
          <table:table-cell table:formula="of:=POWER([.C980]-6.75;2)" office:value-type="float" office:value="0.0114697149529493" calcext:value-type="float">
            <text:p>0.011469715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605158" calcext:value-type="float">
            <text:p>6.605158</text:p>
          </table:table-cell>
          <table:table-cell office:value-type="float" office:value="6.6445780036" calcext:value-type="float">
            <text:p>6.6445780036</text:p>
          </table:table-cell>
          <table:table-cell table:formula="of:=POWER([.C981]-6.75;2)" office:value-type="float" office:value="0.0111137973249615" calcext:value-type="float">
            <text:p>0.011113797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07304" calcext:value-type="float">
            <text:p>6.607304</text:p>
          </table:table-cell>
          <table:table-cell office:value-type="float" office:value="6.6452941386" calcext:value-type="float">
            <text:p>6.6452941386</text:p>
          </table:table-cell>
          <table:table-cell table:formula="of:=POWER([.C982]-6.75;2)" office:value-type="float" office:value="0.0109633174115161" calcext:value-type="float">
            <text:p>0.0109633174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09546" calcext:value-type="float">
            <text:p>6.609546</text:p>
          </table:table-cell>
          <table:table-cell office:value-type="float" office:value="6.6457054767" calcext:value-type="float">
            <text:p>6.6457054767</text:p>
          </table:table-cell>
          <table:table-cell table:formula="of:=POWER([.C983]-6.75;2)" office:value-type="float" office:value="0.0108773475903743" calcext:value-type="float">
            <text:p>0.010877347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11888" calcext:value-type="float">
            <text:p>6.611888</text:p>
          </table:table-cell>
          <table:table-cell office:value-type="float" office:value="6.6459662162" calcext:value-type="float">
            <text:p>6.6459662162</text:p>
          </table:table-cell>
          <table:table-cell table:formula="of:=POWER([.C984]-6.75;2)" office:value-type="float" office:value="0.0108230281717452" calcext:value-type="float">
            <text:p>0.0108230282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14332" calcext:value-type="float">
            <text:p>6.614332</text:p>
          </table:table-cell>
          <table:table-cell office:value-type="float" office:value="6.6461367658" calcext:value-type="float">
            <text:p>6.6461367658</text:p>
          </table:table-cell>
          <table:table-cell table:formula="of:=POWER([.C985]-6.75;2)" office:value-type="float" office:value="0.0107875714184841" calcext:value-type="float">
            <text:p>0.010787571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616881" calcext:value-type="float">
            <text:p>6.616881</text:p>
          </table:table-cell>
          <table:table-cell office:value-type="float" office:value="6.6462469749" calcext:value-type="float">
            <text:p>6.6462469749</text:p>
          </table:table-cell>
          <table:table-cell table:formula="of:=POWER([.C986]-6.75;2)" office:value-type="float" office:value="0.0107646902174012" calcext:value-type="float">
            <text:p>0.0107646902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19534" calcext:value-type="float">
            <text:p>6.619534</text:p>
          </table:table-cell>
          <table:table-cell office:value-type="float" office:value="6.6463137443" calcext:value-type="float">
            <text:p>6.6463137443</text:p>
          </table:table-cell>
          <table:table-cell table:formula="of:=POWER([.C987]-6.75;2)" office:value-type="float" office:value="0.0107508396210857" calcext:value-type="float">
            <text:p>0.0107508396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2229" calcext:value-type="float">
            <text:p>6.62229</text:p>
          </table:table-cell>
          <table:table-cell office:value-type="float" office:value="6.6463475496" calcext:value-type="float">
            <text:p>6.6463475496</text:p>
          </table:table-cell>
          <table:table-cell table:formula="of:=POWER([.C988]-6.75;2)" office:value-type="float" office:value="0.0107438304739245" calcext:value-type="float">
            <text:p>0.01074383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25148" calcext:value-type="float">
            <text:p>6.625148</text:p>
          </table:table-cell>
          <table:table-cell office:value-type="float" office:value="6.646355313" calcext:value-type="float">
            <text:p>6.646355313</text:p>
          </table:table-cell>
          <table:table-cell table:formula="of:=POWER([.C989]-6.75;2)" office:value-type="float" office:value="0.010742221143328" calcext:value-type="float">
            <text:p>0.010742221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628102" calcext:value-type="float">
            <text:p>6.628102</text:p>
          </table:table-cell>
          <table:table-cell office:value-type="float" office:value="6.646341828" calcext:value-type="float">
            <text:p>6.646341828</text:p>
          </table:table-cell>
          <table:table-cell table:formula="of:=POWER([.C990]-6.75;2)" office:value-type="float" office:value="0.0107450166223816" calcext:value-type="float">
            <text:p>0.010745016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31148" calcext:value-type="float">
            <text:p>6.631148</text:p>
          </table:table-cell>
          <table:table-cell office:value-type="float" office:value="6.6463105412" calcext:value-type="float">
            <text:p>6.6463105412</text:p>
          </table:table-cell>
          <table:table-cell table:formula="of:=POWER([.C991]-6.75;2)" office:value-type="float" office:value="0.0107515038662369" calcext:value-type="float">
            <text:p>0.0107515039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34282" calcext:value-type="float">
            <text:p>6.634282</text:p>
          </table:table-cell>
          <table:table-cell office:value-type="float" office:value="6.6462640024" calcext:value-type="float">
            <text:p>6.6462640024</text:p>
          </table:table-cell>
          <table:table-cell table:formula="of:=POWER([.C992]-6.75;2)" office:value-type="float" office:value="0.0107611571980673" calcext:value-type="float">
            <text:p>0.010761157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37495" calcext:value-type="float">
            <text:p>6.637495</text:p>
          </table:table-cell>
          <table:table-cell office:value-type="float" office:value="6.6462041374" calcext:value-type="float">
            <text:p>6.6462041374</text:p>
          </table:table-cell>
          <table:table-cell table:formula="of:=POWER([.C993]-6.75;2)" office:value-type="float" office:value="0.0107735810928781" calcext:value-type="float">
            <text:p>0.010773581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4078" calcext:value-type="float">
            <text:p>6.64078</text:p>
          </table:table-cell>
          <table:table-cell office:value-type="float" office:value="6.6461324361" calcext:value-type="float">
            <text:p>6.6461324361</text:p>
          </table:table-cell>
          <table:table-cell table:formula="of:=POWER([.C994]-6.75;2)" office:value-type="float" office:value="0.0107884708305205" calcext:value-type="float">
            <text:p>0.0107884708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44127" calcext:value-type="float">
            <text:p>6.644127</text:p>
          </table:table-cell>
          <table:table-cell office:value-type="float" office:value="6.6460500657" calcext:value-type="float">
            <text:p>6.6460500657</text:p>
          </table:table-cell>
          <table:table-cell table:formula="of:=POWER([.C995]-6.75;2)" office:value-type="float" office:value="0.0108055888409743" calcext:value-type="float">
            <text:p>0.0108055888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47529" calcext:value-type="float">
            <text:p>6.647529</text:p>
          </table:table-cell>
          <table:table-cell office:value-type="float" office:value="6.645957957" calcext:value-type="float">
            <text:p>6.645957957</text:p>
          </table:table-cell>
          <table:table-cell table:formula="of:=POWER([.C996]-6.75;2)" office:value-type="float" office:value="0.0108247467116138" calcext:value-type="float">
            <text:p>0.010824746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50975" calcext:value-type="float">
            <text:p>6.650975</text:p>
          </table:table-cell>
          <table:table-cell office:value-type="float" office:value="6.6458568566" calcext:value-type="float">
            <text:p>6.6458568566</text:p>
          </table:table-cell>
          <table:table-cell table:formula="of:=POWER([.C997]-6.75;2)" office:value-type="float" office:value="0.010845794317233" calcext:value-type="float">
            <text:p>0.0108457943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654453" calcext:value-type="float">
            <text:p>6.654453</text:p>
          </table:table-cell>
          <table:table-cell office:value-type="float" office:value="6.6457473763" calcext:value-type="float">
            <text:p>6.6457473763</text:p>
          </table:table-cell>
          <table:table-cell table:formula="of:=POWER([.C998]-6.75;2)" office:value-type="float" office:value="0.0108686095483338" calcext:value-type="float">
            <text:p>0.0108686095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657953" calcext:value-type="float">
            <text:p>6.657953</text:p>
          </table:table-cell>
          <table:table-cell office:value-type="float" office:value="6.6456300239" calcext:value-type="float">
            <text:p>6.6456300239</text:p>
          </table:table-cell>
          <table:table-cell table:formula="of:=POWER([.C999]-6.75;2)" office:value-type="float" office:value="0.0108930919111146" calcext:value-type="float">
            <text:p>0.0108930919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661464" calcext:value-type="float">
            <text:p>6.661464</text:p>
          </table:table-cell>
          <table:table-cell office:value-type="float" office:value="6.6455052222" calcext:value-type="float">
            <text:p>6.6455052222</text:p>
          </table:table-cell>
          <table:table-cell table:formula="of:=POWER([.C1000]-6.75;2)" office:value-type="float" office:value="0.0109191585874714" calcext:value-type="float">
            <text:p>0.01091915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664973" calcext:value-type="float">
            <text:p>6.664973</text:p>
          </table:table-cell>
          <table:table-cell office:value-type="float" office:value="6.6453733309" calcext:value-type="float">
            <text:p>6.6453733309</text:p>
          </table:table-cell>
          <table:table-cell table:formula="of:=POWER([.C1001]-6.75;2)" office:value-type="float" office:value="0.0109467398869609" calcext:value-type="float">
            <text:p>0.0109467399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668469" calcext:value-type="float">
            <text:p>6.668469</text:p>
          </table:table-cell>
          <table:table-cell office:value-type="float" office:value="6.6452346619" calcext:value-type="float">
            <text:p>6.6452346619</text:p>
          </table:table-cell>
          <table:table-cell table:formula="of:=POWER([.C1002]-6.75;2)" office:value-type="float" office:value="0.0109757760672073" calcext:value-type="float">
            <text:p>0.0109757761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671941" calcext:value-type="float">
            <text:p>6.671941</text:p>
          </table:table-cell>
          <table:table-cell office:value-type="float" office:value="6.6450894886" calcext:value-type="float">
            <text:p>6.6450894886</text:p>
          </table:table-cell>
          <table:table-cell table:formula="of:=POWER([.C1003]-6.75;2)" office:value-type="float" office:value="0.0110062154022095" calcext:value-type="float">
            <text:p>0.0110062154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675377" calcext:value-type="float">
            <text:p>6.675377</text:p>
          </table:table-cell>
          <table:table-cell office:value-type="float" office:value="6.6449380538" calcext:value-type="float">
            <text:p>6.6449380538</text:p>
          </table:table-cell>
          <table:table-cell table:formula="of:=POWER([.C1004]-6.75;2)" office:value-type="float" office:value="0.0110380125393317" calcext:value-type="float">
            <text:p>0.0110380125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678765" calcext:value-type="float">
            <text:p>6.678765</text:p>
          </table:table-cell>
          <table:table-cell office:value-type="float" office:value="6.6447805783" calcext:value-type="float">
            <text:p>6.6447805783</text:p>
          </table:table-cell>
          <table:table-cell table:formula="of:=POWER([.C1005]-6.75;2)" office:value-type="float" office:value="0.0110711267028825" calcext:value-type="float">
            <text:p>0.0110711267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682095" calcext:value-type="float">
            <text:p>6.682095</text:p>
          </table:table-cell>
          <table:table-cell office:value-type="float" office:value="6.6446172664" calcext:value-type="float">
            <text:p>6.6446172664</text:p>
          </table:table-cell>
          <table:table-cell table:formula="of:=POWER([.C1006]-6.75;2)" office:value-type="float" office:value="0.0111055205410086" calcext:value-type="float">
            <text:p>0.0111055205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685356" calcext:value-type="float">
            <text:p>6.685356</text:p>
          </table:table-cell>
          <table:table-cell office:value-type="float" office:value="6.6444483118" calcext:value-type="float">
            <text:p>6.6444483118</text:p>
          </table:table-cell>
          <table:table-cell table:formula="of:=POWER([.C1007]-6.75;2)" office:value-type="float" office:value="0.0111411588818701" calcext:value-type="float">
            <text:p>0.0111411589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688538" calcext:value-type="float">
            <text:p>6.688538</text:p>
          </table:table-cell>
          <table:table-cell office:value-type="float" office:value="6.6442738984" calcext:value-type="float">
            <text:p>6.6442738984</text:p>
          </table:table-cell>
          <table:table-cell table:formula="of:=POWER([.C1008]-6.75;2)" office:value-type="float" office:value="0.0111780085595336" calcext:value-type="float">
            <text:p>0.0111780086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691632" calcext:value-type="float">
            <text:p>6.691632</text:p>
          </table:table-cell>
          <table:table-cell office:value-type="float" office:value="6.6440942055" calcext:value-type="float">
            <text:p>6.6440942055</text:p>
          </table:table-cell>
          <table:table-cell table:formula="of:=POWER([.C1009]-6.75;2)" office:value-type="float" office:value="0.0112160373086762" calcext:value-type="float">
            <text:p>0.0112160373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694629" calcext:value-type="float">
            <text:p>6.694629</text:p>
          </table:table-cell>
          <table:table-cell office:value-type="float" office:value="6.6439094086" calcext:value-type="float">
            <text:p>6.6439094086</text:p>
          </table:table-cell>
          <table:table-cell table:formula="of:=POWER([.C1010]-6.75;2)" office:value-type="float" office:value="0.0112552135836018" calcext:value-type="float">
            <text:p>0.0112552136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697522" calcext:value-type="float">
            <text:p>6.697522</text:p>
          </table:table-cell>
          <table:table-cell office:value-type="float" office:value="6.6437196846" calcext:value-type="float">
            <text:p>6.6437196846</text:p>
          </table:table-cell>
          <table:table-cell table:formula="of:=POWER([.C1011]-6.75;2)" office:value-type="float" office:value="0.0112955054415235" calcext:value-type="float">
            <text:p>0.0112955054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700303" calcext:value-type="float">
            <text:p>6.700303</text:p>
          </table:table-cell>
          <table:table-cell office:value-type="float" office:value="6.6435252067" calcext:value-type="float">
            <text:p>6.6435252067</text:p>
          </table:table-cell>
          <table:table-cell table:formula="of:=POWER([.C1012]-6.75;2)" office:value-type="float" office:value="0.0113368816082778" calcext:value-type="float">
            <text:p>0.0113368816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702967" calcext:value-type="float">
            <text:p>6.702967</text:p>
          </table:table-cell>
          <table:table-cell office:value-type="float" office:value="6.6433261517" calcext:value-type="float">
            <text:p>6.6433261517</text:p>
          </table:table-cell>
          <table:table-cell table:formula="of:=POWER([.C1013]-6.75;2)" office:value-type="float" office:value="0.0113793099111314" calcext:value-type="float">
            <text:p>0.0113793099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705509" calcext:value-type="float">
            <text:p>6.705509</text:p>
          </table:table-cell>
          <table:table-cell office:value-type="float" office:value="6.6431226989" calcext:value-type="float">
            <text:p>6.6431226989</text:p>
          </table:table-cell>
          <table:table-cell table:formula="of:=POWER([.C1014]-6.75;2)" office:value-type="float" office:value="0.01142275749042" calcext:value-type="float">
            <text:p>0.0114227575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707925" calcext:value-type="float">
            <text:p>6.707925</text:p>
          </table:table-cell>
          <table:table-cell office:value-type="float" office:value="6.6429150275" calcext:value-type="float">
            <text:p>6.6429150275</text:p>
          </table:table-cell>
          <table:table-cell table:formula="of:=POWER([.C1015]-6.75;2)" office:value-type="float" office:value="0.0114671913353258" calcext:value-type="float">
            <text:p>0.0114671913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710212" calcext:value-type="float">
            <text:p>6.710212</text:p>
          </table:table-cell>
          <table:table-cell office:value-type="float" office:value="6.6427033214" calcext:value-type="float">
            <text:p>6.6427033214</text:p>
          </table:table-cell>
          <table:table-cell table:formula="of:=POWER([.C1016]-6.75;2)" office:value-type="float" office:value="0.0115125772385917" calcext:value-type="float">
            <text:p>0.0115125772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712369" calcext:value-type="float">
            <text:p>6.712369</text:p>
          </table:table-cell>
          <table:table-cell office:value-type="float" office:value="6.6424877658" calcext:value-type="float">
            <text:p>6.6424877658</text:p>
          </table:table-cell>
          <table:table-cell table:formula="of:=POWER([.C1017]-6.75;2)" office:value-type="float" office:value="0.0115588805026756" calcext:value-type="float">
            <text:p>0.011558880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714394" calcext:value-type="float">
            <text:p>6.714394</text:p>
          </table:table-cell>
          <table:table-cell office:value-type="float" office:value="6.6422685484" calcext:value-type="float">
            <text:p>6.6422685484</text:p>
          </table:table-cell>
          <table:table-cell table:formula="of:=POWER([.C1018]-6.75;2)" office:value-type="float" office:value="0.0116060656638432" calcext:value-type="float">
            <text:p>0.0116060657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716288" calcext:value-type="float">
            <text:p>6.716288</text:p>
          </table:table-cell>
          <table:table-cell office:value-type="float" office:value="6.6420458602" calcext:value-type="float">
            <text:p>6.6420458602</text:p>
          </table:table-cell>
          <table:table-cell table:formula="of:=POWER([.C1019]-6.75;2)" office:value-type="float" office:value="0.011654096299958" calcext:value-type="float">
            <text:p>0.0116540963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718052" calcext:value-type="float">
            <text:p>6.718052</text:p>
          </table:table-cell>
          <table:table-cell office:value-type="float" office:value="6.6418198937" calcext:value-type="float">
            <text:p>6.6418198937</text:p>
          </table:table-cell>
          <table:table-cell table:formula="of:=POWER([.C1020]-6.75;2)" office:value-type="float" office:value="0.0117029353990793" calcext:value-type="float">
            <text:p>0.0117029354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71969" calcext:value-type="float">
            <text:p>6.71969</text:p>
          </table:table-cell>
          <table:table-cell office:value-type="float" office:value="6.6415908435" calcext:value-type="float">
            <text:p>6.6415908435</text:p>
          </table:table-cell>
          <table:table-cell table:formula="of:=POWER([.C1021]-6.75;2)" office:value-type="float" office:value="0.0117525452130414" calcext:value-type="float">
            <text:p>0.0117525452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721204" calcext:value-type="float">
            <text:p>6.721204</text:p>
          </table:table-cell>
          <table:table-cell office:value-type="float" office:value="6.641358902" calcext:value-type="float">
            <text:p>6.641358902</text:p>
          </table:table-cell>
          <table:table-cell table:formula="of:=POWER([.C1022]-6.75;2)" office:value-type="float" office:value="0.0118028881746455" calcext:value-type="float">
            <text:p>0.0118028882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7226" calcext:value-type="float">
            <text:p>6.7226</text:p>
          </table:table-cell>
          <table:table-cell office:value-type="float" office:value="6.6411242664" calcext:value-type="float">
            <text:p>6.6411242664</text:p>
          </table:table-cell>
          <table:table-cell table:formula="of:=POWER([.C1023]-6.75;2)" office:value-type="float" office:value="0.0118539253669381" calcext:value-type="float">
            <text:p>0.0118539254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723883" calcext:value-type="float">
            <text:p>6.723883</text:p>
          </table:table-cell>
          <table:table-cell office:value-type="float" office:value="6.640887129" calcext:value-type="float">
            <text:p>6.640887129</text:p>
          </table:table-cell>
          <table:table-cell table:formula="of:=POWER([.C1024]-6.75;2)" office:value-type="float" office:value="0.0119056186178626" calcext:value-type="float">
            <text:p>0.011905618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725059" calcext:value-type="float">
            <text:p>6.725059</text:p>
          </table:table-cell>
          <table:table-cell office:value-type="float" office:value="6.6406476834" calcext:value-type="float">
            <text:p>6.6406476834</text:p>
          </table:table-cell>
          <table:table-cell table:formula="of:=POWER([.C1025]-6.75;2)" office:value-type="float" office:value="0.0119579291457866" calcext:value-type="float">
            <text:p>0.0119579291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726137" calcext:value-type="float">
            <text:p>6.726137</text:p>
          </table:table-cell>
          <table:table-cell office:value-type="float" office:value="6.6404061231" calcext:value-type="float">
            <text:p>6.6404061231</text:p>
          </table:table-cell>
          <table:table-cell table:formula="of:=POWER([.C1026]-6.75;2)" office:value-type="float" office:value="0.0120108178539724" calcext:value-type="float">
            <text:p>0.0120108179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727124" calcext:value-type="float">
            <text:p>6.727124</text:p>
          </table:table-cell>
          <table:table-cell office:value-type="float" office:value="6.6401626344" calcext:value-type="float">
            <text:p>6.6401626344</text:p>
          </table:table-cell>
          <table:table-cell table:formula="of:=POWER([.C1027]-6.75;2)" office:value-type="float" office:value="0.012064246881948" calcext:value-type="float">
            <text:p>0.0120642469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728029" calcext:value-type="float">
            <text:p>6.728029</text:p>
          </table:table-cell>
          <table:table-cell office:value-type="float" office:value="6.6399174038" calcext:value-type="float">
            <text:p>6.6399174038</text:p>
          </table:table-cell>
          <table:table-cell table:formula="of:=POWER([.C1028]-6.75;2)" office:value-type="float" office:value="0.0121181779861322" calcext:value-type="float">
            <text:p>0.012118178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728861" calcext:value-type="float">
            <text:p>6.728861</text:p>
          </table:table-cell>
          <table:table-cell office:value-type="float" office:value="6.6396706141" calcext:value-type="float">
            <text:p>6.6396706141</text:p>
          </table:table-cell>
          <table:table-cell table:formula="of:=POWER([.C1029]-6.75;2)" office:value-type="float" office:value="0.0121725733930711" calcext:value-type="float">
            <text:p>0.0121725734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729632" calcext:value-type="float">
            <text:p>6.729632</text:p>
          </table:table-cell>
          <table:table-cell office:value-type="float" office:value="6.6394224421" calcext:value-type="float">
            <text:p>6.6394224421</text:p>
          </table:table-cell>
          <table:table-cell table:formula="of:=POWER([.C1030]-6.75;2)" office:value-type="float" office:value="0.0122273963111279" calcext:value-type="float">
            <text:p>0.0122273963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730351" calcext:value-type="float">
            <text:p>6.730351</text:p>
          </table:table-cell>
          <table:table-cell office:value-type="float" office:value="6.6391730597" calcext:value-type="float">
            <text:p>6.6391730597</text:p>
          </table:table-cell>
          <table:table-cell table:formula="of:=POWER([.C1031]-6.75;2)" office:value-type="float" office:value="0.0122826106962598" calcext:value-type="float">
            <text:p>0.0122826107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73103" calcext:value-type="float">
            <text:p>6.73103</text:p>
          </table:table-cell>
          <table:table-cell office:value-type="float" office:value="6.6389226344" calcext:value-type="float">
            <text:p>6.6389226344</text:p>
          </table:table-cell>
          <table:table-cell table:formula="of:=POWER([.C1032]-6.75;2)" office:value-type="float" office:value="0.012338181148636" calcext:value-type="float">
            <text:p>0.0123381811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73168" calcext:value-type="float">
            <text:p>6.73168</text:p>
          </table:table-cell>
          <table:table-cell office:value-type="float" office:value="6.6386713262" calcext:value-type="float">
            <text:p>6.6386713262</text:p>
          </table:table-cell>
          <table:table-cell table:formula="of:=POWER([.C1033]-6.75;2)" office:value-type="float" office:value="0.0123940736100668" calcext:value-type="float">
            <text:p>0.0123940736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732313" calcext:value-type="float">
            <text:p>6.732313</text:p>
          </table:table-cell>
          <table:table-cell office:value-type="float" office:value="6.6384192867" calcext:value-type="float">
            <text:p>6.6384192867</text:p>
          </table:table-cell>
          <table:table-cell table:formula="of:=POWER([.C1034]-6.75;2)" office:value-type="float" office:value="0.0124502555805369" calcext:value-type="float">
            <text:p>0.0124502556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73294" calcext:value-type="float">
            <text:p>6.73294</text:p>
          </table:table-cell>
          <table:table-cell office:value-type="float" office:value="6.6381666631" calcext:value-type="float">
            <text:p>6.6381666631</text:p>
          </table:table-cell>
          <table:table-cell table:formula="of:=POWER([.C1035]-6.75;2)" office:value-type="float" office:value="0.0125066952421889" calcext:value-type="float">
            <text:p>0.0125066952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733573" calcext:value-type="float">
            <text:p>6.733573</text:p>
          </table:table-cell>
          <table:table-cell office:value-type="float" office:value="6.6379135926" calcext:value-type="float">
            <text:p>6.6379135926</text:p>
          </table:table-cell>
          <table:table-cell table:formula="of:=POWER([.C1036]-6.75;2)" office:value-type="float" office:value="0.0125633627238387" calcext:value-type="float">
            <text:p>0.0125633627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734224" calcext:value-type="float">
            <text:p>6.734224</text:p>
          </table:table-cell>
          <table:table-cell office:value-type="float" office:value="6.6376602055" calcext:value-type="float">
            <text:p>6.6376602055</text:p>
          </table:table-cell>
          <table:table-cell table:formula="of:=POWER([.C1037]-6.75;2)" office:value-type="float" office:value="0.0126202294283023" calcext:value-type="float">
            <text:p>0.0126202294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734904" calcext:value-type="float">
            <text:p>6.734904</text:p>
          </table:table-cell>
          <table:table-cell office:value-type="float" office:value="6.6374066213" calcext:value-type="float">
            <text:p>6.6374066213</text:p>
          </table:table-cell>
          <table:table-cell table:formula="of:=POWER([.C1038]-6.75;2)" office:value-type="float" office:value="0.0126772689270816" calcext:value-type="float">
            <text:p>0.0126772689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735624" calcext:value-type="float">
            <text:p>6.735624</text:p>
          </table:table-cell>
          <table:table-cell office:value-type="float" office:value="6.6371529534" calcext:value-type="float">
            <text:p>6.6371529534</text:p>
          </table:table-cell>
          <table:table-cell table:formula="of:=POWER([.C1039]-6.75;2)" office:value-type="float" office:value="0.0127344559263425" calcext:value-type="float">
            <text:p>0.0127344559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736397" calcext:value-type="float">
            <text:p>6.736397</text:p>
          </table:table-cell>
          <table:table-cell office:value-type="float" office:value="6.6368993059" calcext:value-type="float">
            <text:p>6.6368993059</text:p>
          </table:table-cell>
          <table:table-cell table:formula="of:=POWER([.C1040]-6.75;2)" office:value-type="float" office:value="0.0127917670059018" calcext:value-type="float">
            <text:p>0.012791767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737231" calcext:value-type="float">
            <text:p>6.737231</text:p>
          </table:table-cell>
          <table:table-cell office:value-type="float" office:value="6.6366457706" calcext:value-type="float">
            <text:p>6.6366457706</text:p>
          </table:table-cell>
          <table:table-cell table:formula="of:=POWER([.C1041]-6.75;2)" office:value-type="float" office:value="0.0128491813228677" calcext:value-type="float">
            <text:p>0.0128491813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738137" calcext:value-type="float">
            <text:p>6.738137</text:p>
          </table:table-cell>
          <table:table-cell office:value-type="float" office:value="6.6363924337" calcext:value-type="float">
            <text:p>6.6363924337</text:p>
          </table:table-cell>
          <table:table-cell table:formula="of:=POWER([.C1042]-6.75;2)" office:value-type="float" office:value="0.0129066791206089" calcext:value-type="float">
            <text:p>0.012906679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739124" calcext:value-type="float">
            <text:p>6.739124</text:p>
          </table:table-cell>
          <table:table-cell office:value-type="float" office:value="6.6361393692" calcext:value-type="float">
            <text:p>6.6361393692</text:p>
          </table:table-cell>
          <table:table-cell table:formula="of:=POWER([.C1043]-6.75;2)" office:value-type="float" office:value="0.0129642432461738" calcext:value-type="float">
            <text:p>0.0129642432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740201" calcext:value-type="float">
            <text:p>6.740201</text:p>
          </table:table-cell>
          <table:table-cell office:value-type="float" office:value="6.6358866428" calcext:value-type="float">
            <text:p>6.6358866428</text:p>
          </table:table-cell>
          <table:table-cell table:formula="of:=POWER([.C1044]-6.75;2)" office:value-type="float" office:value="0.0130218582914548" calcext:value-type="float">
            <text:p>0.0130218583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741376" calcext:value-type="float">
            <text:p>6.741376</text:p>
          </table:table-cell>
          <table:table-cell office:value-type="float" office:value="6.6356343106" calcext:value-type="float">
            <text:p>6.6356343106</text:p>
          </table:table-cell>
          <table:table-cell table:formula="of:=POWER([.C1045]-6.75;2)" office:value-type="float" office:value="0.0130795109119372" calcext:value-type="float">
            <text:p>0.0130795109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742657" calcext:value-type="float">
            <text:p>6.742657</text:p>
          </table:table-cell>
          <table:table-cell office:value-type="float" office:value="6.6353824194" calcext:value-type="float">
            <text:p>6.6353824194</text:p>
          </table:table-cell>
          <table:table-cell table:formula="of:=POWER([.C1046]-6.75;2)" office:value-type="float" office:value="0.0131371897825975" calcext:value-type="float">
            <text:p>0.0131371898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744049" calcext:value-type="float">
            <text:p>6.744049</text:p>
          </table:table-cell>
          <table:table-cell office:value-type="float" office:value="6.635131006" calcext:value-type="float">
            <text:p>6.635131006</text:p>
          </table:table-cell>
          <table:table-cell table:formula="of:=POWER([.C1047]-6.75;2)" office:value-type="float" office:value="0.013194885782572" calcext:value-type="float">
            <text:p>0.0131948858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745557" calcext:value-type="float">
            <text:p>6.745557</text:p>
          </table:table-cell>
          <table:table-cell office:value-type="float" office:value="6.634880098" calcext:value-type="float">
            <text:p>6.634880098</text:p>
          </table:table-cell>
          <table:table-cell table:formula="of:=POWER([.C1048]-6.75;2)" office:value-type="float" office:value="0.0132525918364896" calcext:value-type="float">
            <text:p>0.0132525918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747188" calcext:value-type="float">
            <text:p>6.747188</text:p>
          </table:table-cell>
          <table:table-cell office:value-type="float" office:value="6.6346297168" calcext:value-type="float">
            <text:p>6.6346297168</text:p>
          </table:table-cell>
          <table:table-cell table:formula="of:=POWER([.C1049]-6.75;2)" office:value-type="float" office:value="0.0133103022456482" calcext:value-type="float">
            <text:p>0.0133103022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748943" calcext:value-type="float">
            <text:p>6.748943</text:p>
          </table:table-cell>
          <table:table-cell office:value-type="float" office:value="6.6343798722" calcext:value-type="float">
            <text:p>6.6343798722</text:p>
          </table:table-cell>
          <table:table-cell table:formula="of:=POWER([.C1050]-6.75;2)" office:value-type="float" office:value="0.0133680139524883" calcext:value-type="float">
            <text:p>0.013368014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750825" calcext:value-type="float">
            <text:p>6.750825</text:p>
          </table:table-cell>
          <table:table-cell office:value-type="float" office:value="6.6341305675" calcext:value-type="float">
            <text:p>6.6341305675</text:p>
          </table:table-cell>
          <table:table-cell table:formula="of:=POWER([.C1051]-6.75;2)" office:value-type="float" office:value="0.0134257253878721" calcext:value-type="float">
            <text:p>0.0134257254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752837" calcext:value-type="float">
            <text:p>6.752837</text:p>
          </table:table-cell>
          <table:table-cell office:value-type="float" office:value="6.6338817993" calcext:value-type="float">
            <text:p>6.6338817993</text:p>
          </table:table-cell>
          <table:table-cell table:formula="of:=POWER([.C1052]-6.75;2)" office:value-type="float" office:value="0.0134834365338055" calcext:value-type="float">
            <text:p>0.0134834365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754977" calcext:value-type="float">
            <text:p>6.754977</text:p>
          </table:table-cell>
          <table:table-cell office:value-type="float" office:value="6.633633552" calcext:value-type="float">
            <text:p>6.633633552</text:p>
          </table:table-cell>
          <table:table-cell table:formula="of:=POWER([.C1053]-6.75;2)" office:value-type="float" office:value="0.0135411502201367" calcext:value-type="float">
            <text:p>0.0135411502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757246" calcext:value-type="float">
            <text:p>6.757246</text:p>
          </table:table-cell>
          <table:table-cell office:value-type="float" office:value="6.63338581" calcext:value-type="float">
            <text:p>6.63338581</text:p>
          </table:table-cell>
          <table:table-cell table:formula="of:=POWER([.C1054]-6.75;2)" office:value-type="float" office:value="0.0135988693093561" calcext:value-type="float">
            <text:p>0.0135988693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759642" calcext:value-type="float">
            <text:p>6.759642</text:p>
          </table:table-cell>
          <table:table-cell office:value-type="float" office:value="6.633138546" calcext:value-type="float">
            <text:p>6.633138546</text:p>
          </table:table-cell>
          <table:table-cell table:formula="of:=POWER([.C1055]-6.75;2)" office:value-type="float" office:value="0.0136565994309942" calcext:value-type="float">
            <text:p>0.0136565994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762162" calcext:value-type="float">
            <text:p>6.762162</text:p>
          </table:table-cell>
          <table:table-cell office:value-type="float" office:value="6.6328917288" calcext:value-type="float">
            <text:p>6.6328917288</text:p>
          </table:table-cell>
          <table:table-cell table:formula="of:=POWER([.C1056]-6.75;2)" office:value-type="float" office:value="0.0137143471834528" calcext:value-type="float">
            <text:p>0.0137143472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764803" calcext:value-type="float">
            <text:p>6.764803</text:p>
          </table:table-cell>
          <table:table-cell office:value-type="float" office:value="6.6326453214" calcext:value-type="float">
            <text:p>6.6326453214</text:p>
          </table:table-cell>
          <table:table-cell table:formula="of:=POWER([.C1057]-6.75;2)" office:value-type="float" office:value="0.0137721205893093" calcext:value-type="float">
            <text:p>0.0137721206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767559" calcext:value-type="float">
            <text:p>6.767559</text:p>
          </table:table-cell>
          <table:table-cell office:value-type="float" office:value="6.632399282" calcext:value-type="float">
            <text:p>6.632399282</text:p>
          </table:table-cell>
          <table:table-cell table:formula="of:=POWER([.C1058]-6.75;2)" office:value-type="float" office:value="0.0138299288741156" calcext:value-type="float">
            <text:p>0.0138299289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770426" calcext:value-type="float">
            <text:p>6.770426</text:p>
          </table:table-cell>
          <table:table-cell office:value-type="float" office:value="6.6321535663" calcext:value-type="float">
            <text:p>6.6321535663</text:p>
          </table:table-cell>
          <table:table-cell table:formula="of:=POWER([.C1059]-6.75;2)" office:value-type="float" office:value="0.0138877819358086" calcext:value-type="float">
            <text:p>0.0138877819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773395" calcext:value-type="float">
            <text:p>6.773395</text:p>
          </table:table-cell>
          <table:table-cell office:value-type="float" office:value="6.6319081243" calcext:value-type="float">
            <text:p>6.6319081243</text:p>
          </table:table-cell>
          <table:table-cell table:formula="of:=POWER([.C1060]-6.75;2)" office:value-type="float" office:value="0.0139456911063443" calcext:value-type="float">
            <text:p>0.013945691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776461" calcext:value-type="float">
            <text:p>6.776461</text:p>
          </table:table-cell>
          <table:table-cell office:value-type="float" office:value="6.6316629044" calcext:value-type="float">
            <text:p>6.6316629044</text:p>
          </table:table-cell>
          <table:table-cell table:formula="of:=POWER([.C1061]-6.75;2)" office:value-type="float" office:value="0.0140036681950436" calcext:value-type="float">
            <text:p>0.0140036682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779614" calcext:value-type="float">
            <text:p>6.779614</text:p>
          </table:table-cell>
          <table:table-cell office:value-type="float" office:value="6.6314178519" calcext:value-type="float">
            <text:p>6.6314178519</text:p>
          </table:table-cell>
          <table:table-cell table:formula="of:=POWER([.C1062]-6.75;2)" office:value-type="float" office:value="0.0140617258480103" calcext:value-type="float">
            <text:p>0.0140617258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782845" calcext:value-type="float">
            <text:p>6.782845</text:p>
          </table:table-cell>
          <table:table-cell office:value-type="float" office:value="6.6311729116" calcext:value-type="float">
            <text:p>6.6311729116</text:p>
          </table:table-cell>
          <table:table-cell table:formula="of:=POWER([.C1063]-6.75;2)" office:value-type="float" office:value="0.0141198769376214" calcext:value-type="float">
            <text:p>0.0141198769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786146" calcext:value-type="float">
            <text:p>6.786146</text:p>
          </table:table-cell>
          <table:table-cell office:value-type="float" office:value="6.6309280275" calcext:value-type="float">
            <text:p>6.6309280275</text:p>
          </table:table-cell>
          <table:table-cell table:formula="of:=POWER([.C1064]-6.75;2)" office:value-type="float" office:value="0.0141781346350409" calcext:value-type="float">
            <text:p>0.0141781346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789504" calcext:value-type="float">
            <text:p>6.789504</text:p>
          </table:table-cell>
          <table:table-cell office:value-type="float" office:value="6.6306831422" calcext:value-type="float">
            <text:p>6.6306831422</text:p>
          </table:table-cell>
          <table:table-cell table:formula="of:=POWER([.C1065]-6.75;2)" office:value-type="float" office:value="0.0142365125552655" calcext:value-type="float">
            <text:p>0.0142365126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79291" calcext:value-type="float">
            <text:p>6.79291</text:p>
          </table:table-cell>
          <table:table-cell office:value-type="float" office:value="6.6304382007" calcext:value-type="float">
            <text:p>6.6304382007</text:p>
          </table:table-cell>
          <table:table-cell table:formula="of:=POWER([.C1066]-6.75;2)" office:value-type="float" office:value="0.0142950238518534" calcext:value-type="float">
            <text:p>0.0142950239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796352" calcext:value-type="float">
            <text:p>6.796352</text:p>
          </table:table-cell>
          <table:table-cell office:value-type="float" office:value="6.6301931481" calcext:value-type="float">
            <text:p>6.6301931481</text:p>
          </table:table-cell>
          <table:table-cell table:formula="of:=POWER([.C1067]-6.75;2)" office:value-type="float" office:value="0.0143536817621885" calcext:value-type="float">
            <text:p>0.0143536818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799818" calcext:value-type="float">
            <text:p>6.799818</text:p>
          </table:table-cell>
          <table:table-cell office:value-type="float" office:value="6.6299479319" calcext:value-type="float">
            <text:p>6.6299479319</text:p>
          </table:table-cell>
          <table:table-cell table:formula="of:=POWER([.C1068]-6.75;2)" office:value-type="float" office:value="0.014412499055087" calcext:value-type="float">
            <text:p>0.014412499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803296" calcext:value-type="float">
            <text:p>6.803296</text:p>
          </table:table-cell>
          <table:table-cell office:value-type="float" office:value="6.6297025018" calcext:value-type="float">
            <text:p>6.6297025018</text:p>
          </table:table-cell>
          <table:table-cell table:formula="of:=POWER([.C1069]-6.75;2)" office:value-type="float" office:value="0.0144714880731791" calcext:value-type="float">
            <text:p>0.014471488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806774" calcext:value-type="float">
            <text:p>6.806774</text:p>
          </table:table-cell>
          <table:table-cell office:value-type="float" office:value="6.6294568112" calcext:value-type="float">
            <text:p>6.6294568112</text:p>
          </table:table-cell>
          <table:table-cell table:formula="of:=POWER([.C1070]-6.75;2)" office:value-type="float" office:value="0.0145306603660725" calcext:value-type="float">
            <text:p>0.0145306604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810239" calcext:value-type="float">
            <text:p>6.810239</text:p>
          </table:table-cell>
          <table:table-cell office:value-type="float" office:value="6.629210816" calcext:value-type="float">
            <text:p>6.629210816</text:p>
          </table:table-cell>
          <table:table-cell table:formula="of:=POWER([.C1071]-6.75;2)" office:value-type="float" office:value="0.0145900269713857" calcext:value-type="float">
            <text:p>0.014590027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813678" calcext:value-type="float">
            <text:p>6.813678</text:p>
          </table:table-cell>
          <table:table-cell office:value-type="float" office:value="6.6289644779" calcext:value-type="float">
            <text:p>6.6289644779</text:p>
          </table:table-cell>
          <table:table-cell table:formula="of:=POWER([.C1072]-6.75;2)" office:value-type="float" office:value="0.0146495976100195" calcext:value-type="float">
            <text:p>0.0146495976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817079" calcext:value-type="float">
            <text:p>6.817079</text:p>
          </table:table-cell>
          <table:table-cell office:value-type="float" office:value="6.6287177646" calcext:value-type="float">
            <text:p>6.6287177646</text:p>
          </table:table-cell>
          <table:table-cell table:formula="of:=POWER([.C1073]-6.75;2)" office:value-type="float" office:value="0.014709380623621" calcext:value-type="float">
            <text:p>0.0147093806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82043" calcext:value-type="float">
            <text:p>6.82043</text:p>
          </table:table-cell>
          <table:table-cell office:value-type="float" office:value="6.6284706487" calcext:value-type="float">
            <text:p>6.6284706487</text:p>
          </table:table-cell>
          <table:table-cell table:formula="of:=POWER([.C1074]-6.75;2)" office:value-type="float" office:value="0.0147693832273987" calcext:value-type="float">
            <text:p>0.0147693832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823718" calcext:value-type="float">
            <text:p>6.823718</text:p>
          </table:table-cell>
          <table:table-cell office:value-type="float" office:value="6.6282231075" calcext:value-type="float">
            <text:p>6.6282231075</text:p>
          </table:table-cell>
          <table:table-cell table:formula="of:=POWER([.C1075]-6.75;2)" office:value-type="float" office:value="0.0148296115469565" calcext:value-type="float">
            <text:p>0.0148296115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826932" calcext:value-type="float">
            <text:p>6.826932</text:p>
          </table:table-cell>
          <table:table-cell office:value-type="float" office:value="6.6279751278" calcext:value-type="float">
            <text:p>6.6279751278</text:p>
          </table:table-cell>
          <table:table-cell table:formula="of:=POWER([.C1076]-6.75;2)" office:value-type="float" office:value="0.0148900694354263" calcext:value-type="float">
            <text:p>0.0148900694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830059" calcext:value-type="float">
            <text:p>6.830059</text:p>
          </table:table-cell>
          <table:table-cell office:value-type="float" office:value="6.6277267001" calcext:value-type="float">
            <text:p>6.6277267001</text:p>
          </table:table-cell>
          <table:table-cell table:formula="of:=POWER([.C1077]-6.75;2)" office:value-type="float" office:value="0.0149507598684353" calcext:value-type="float">
            <text:p>0.0149507599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83309" calcext:value-type="float">
            <text:p>6.83309</text:p>
          </table:table-cell>
          <table:table-cell office:value-type="float" office:value="6.6274778256" calcext:value-type="float">
            <text:p>6.6274778256</text:p>
          </table:table-cell>
          <table:table-cell table:formula="of:=POWER([.C1078]-6.75;2)" office:value-type="float" office:value="0.0150116832197041" calcext:value-type="float">
            <text:p>0.0150116832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836012" calcext:value-type="float">
            <text:p>6.836012</text:p>
          </table:table-cell>
          <table:table-cell office:value-type="float" office:value="6.6272285102" calcext:value-type="float">
            <text:p>6.6272285102</text:p>
          </table:table-cell>
          <table:table-cell table:formula="of:=POWER([.C1079]-6.75;2)" office:value-type="float" office:value="0.0150728387077115" calcext:value-type="float">
            <text:p>0.0150728387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838817" calcext:value-type="float">
            <text:p>6.838817</text:p>
          </table:table-cell>
          <table:table-cell office:value-type="float" office:value="6.6269787706" calcext:value-type="float">
            <text:p>6.6269787706</text:p>
          </table:table-cell>
          <table:table-cell table:formula="of:=POWER([.C1080]-6.75;2)" office:value-type="float" office:value="0.0151342228830874" calcext:value-type="float">
            <text:p>0.015134222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841494" calcext:value-type="float">
            <text:p>6.841494</text:p>
          </table:table-cell>
          <table:table-cell office:value-type="float" office:value="6.6267286296" calcext:value-type="float">
            <text:p>6.6267286296</text:p>
          </table:table-cell>
          <table:table-cell table:formula="of:=POWER([.C1081]-6.75;2)" office:value-type="float" office:value="0.0151958307602941" calcext:value-type="float">
            <text:p>0.0151958308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844036" calcext:value-type="float">
            <text:p>6.844036</text:p>
          </table:table-cell>
          <table:table-cell office:value-type="float" office:value="6.6264781219" calcext:value-type="float">
            <text:p>6.6264781219</text:p>
          </table:table-cell>
          <table:table-cell table:formula="of:=POWER([.C1082]-6.75;2)" office:value-type="float" office:value="0.0152576543693513" calcext:value-type="float">
            <text:p>0.0152576544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846434" calcext:value-type="float">
            <text:p>6.846434</text:p>
          </table:table-cell>
          <table:table-cell office:value-type="float" office:value="6.6262272879" calcext:value-type="float">
            <text:p>6.6262272879</text:p>
          </table:table-cell>
          <table:table-cell table:formula="of:=POWER([.C1083]-6.75;2)" office:value-type="float" office:value="0.0153196842605895" calcext:value-type="float">
            <text:p>0.0153196843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848682" calcext:value-type="float">
            <text:p>6.848682</text:p>
          </table:table-cell>
          <table:table-cell office:value-type="float" office:value="6.625976178" calcext:value-type="float">
            <text:p>6.625976178</text:p>
          </table:table-cell>
          <table:table-cell table:formula="of:=POWER([.C1084]-6.75;2)" office:value-type="float" office:value="0.0153819084234876" calcext:value-type="float">
            <text:p>0.0153819084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850773" calcext:value-type="float">
            <text:p>6.850773</text:p>
          </table:table-cell>
          <table:table-cell office:value-type="float" office:value="6.6257248495" calcext:value-type="float">
            <text:p>6.6257248495</text:p>
          </table:table-cell>
          <table:table-cell table:formula="of:=POWER([.C1085]-6.75;2)" office:value-type="float" office:value="0.0154443130317976" calcext:value-type="float">
            <text:p>0.015444313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852702" calcext:value-type="float">
            <text:p>6.852702</text:p>
          </table:table-cell>
          <table:table-cell office:value-type="float" office:value="6.6254733704" calcext:value-type="float">
            <text:p>6.6254733704</text:p>
          </table:table-cell>
          <table:table-cell table:formula="of:=POWER([.C1086]-6.75;2)" office:value-type="float" office:value="0.0155068814795356" calcext:value-type="float">
            <text:p>0.0155068815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854465" calcext:value-type="float">
            <text:p>6.854465</text:p>
          </table:table-cell>
          <table:table-cell office:value-type="float" office:value="6.6252218172" calcext:value-type="float">
            <text:p>6.6252218172</text:p>
          </table:table-cell>
          <table:table-cell table:formula="of:=POWER([.C1087]-6.75;2)" office:value-type="float" office:value="0.0155695949028702" calcext:value-type="float">
            <text:p>0.0155695949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856059" calcext:value-type="float">
            <text:p>6.856059</text:p>
          </table:table-cell>
          <table:table-cell office:value-type="float" office:value="6.6249702748" calcext:value-type="float">
            <text:p>6.6249702748</text:p>
          </table:table-cell>
          <table:table-cell table:formula="of:=POWER([.C1088]-6.75;2)" office:value-type="float" office:value="0.0156324321835875" calcext:value-type="float">
            <text:p>0.0156324322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857481" calcext:value-type="float">
            <text:p>6.857481</text:p>
          </table:table-cell>
          <table:table-cell office:value-type="float" office:value="6.6247188339" calcext:value-type="float">
            <text:p>6.6247188339</text:p>
          </table:table-cell>
          <table:table-cell table:formula="of:=POWER([.C1089]-6.75;2)" office:value-type="float" office:value="0.0156953705793757" calcext:value-type="float">
            <text:p>0.0156953706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858731" calcext:value-type="float">
            <text:p>6.858731</text:p>
          </table:table-cell>
          <table:table-cell office:value-type="float" office:value="6.6244675962" calcext:value-type="float">
            <text:p>6.6244675962</text:p>
          </table:table-cell>
          <table:table-cell table:formula="of:=POWER([.C1090]-6.75;2)" office:value-type="float" office:value="0.0157583844038063" calcext:value-type="float">
            <text:p>0.0157583844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859807" calcext:value-type="float">
            <text:p>6.859807</text:p>
          </table:table-cell>
          <table:table-cell office:value-type="float" office:value="6.6242166679" calcext:value-type="float">
            <text:p>6.6242166679</text:p>
          </table:table-cell>
          <table:table-cell table:formula="of:=POWER([.C1091]-6.75;2)" office:value-type="float" office:value="0.0158214466341789" calcext:value-type="float">
            <text:p>0.0158214466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860712" calcext:value-type="float">
            <text:p>6.860712</text:p>
          </table:table-cell>
          <table:table-cell office:value-type="float" office:value="6.6239661661" calcext:value-type="float">
            <text:p>6.6239661661</text:p>
          </table:table-cell>
          <table:table-cell table:formula="of:=POWER([.C1092]-6.75;2)" office:value-type="float" office:value="0.0158845272875328" calcext:value-type="float">
            <text:p>0.0158845273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861445" calcext:value-type="float">
            <text:p>6.861445</text:p>
          </table:table-cell>
          <table:table-cell office:value-type="float" office:value="6.6237162091" calcext:value-type="float">
            <text:p>6.6237162091</text:p>
          </table:table-cell>
          <table:table-cell table:formula="of:=POWER([.C1093]-6.75;2)" office:value-type="float" office:value="0.0159475958440748" calcext:value-type="float">
            <text:p>0.0159475958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862011" calcext:value-type="float">
            <text:p>6.862011</text:p>
          </table:table-cell>
          <table:table-cell office:value-type="float" office:value="6.6234669259" calcext:value-type="float">
            <text:p>6.6234669259</text:p>
          </table:table-cell>
          <table:table-cell table:formula="of:=POWER([.C1094]-6.75;2)" office:value-type="float" office:value="0.0160106188411961" calcext:value-type="float">
            <text:p>0.0160106188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862413" calcext:value-type="float">
            <text:p>6.862413</text:p>
          </table:table-cell>
          <table:table-cell office:value-type="float" office:value="6.6232184492" calcext:value-type="float">
            <text:p>6.6232184492</text:p>
          </table:table-cell>
          <table:table-cell table:formula="of:=POWER([.C1095]-6.75;2)" office:value-type="float" office:value="0.0160735616232529" calcext:value-type="float">
            <text:p>0.0160735616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862656" calcext:value-type="float">
            <text:p>6.862656</text:p>
          </table:table-cell>
          <table:table-cell office:value-type="float" office:value="6.6229709164" calcext:value-type="float">
            <text:p>6.6229709164</text:p>
          </table:table-cell>
          <table:table-cell table:formula="of:=POWER([.C1096]-6.75;2)" office:value-type="float" office:value="0.0161363880802558" calcext:value-type="float">
            <text:p>0.016136388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862744" calcext:value-type="float">
            <text:p>6.862744</text:p>
          </table:table-cell>
          <table:table-cell office:value-type="float" office:value="6.6227244683" calcext:value-type="float">
            <text:p>6.6227244683</text:p>
          </table:table-cell>
          <table:table-cell table:formula="of:=POWER([.C1097]-6.75;2)" office:value-type="float" office:value="0.0161990609695176" calcext:value-type="float">
            <text:p>0.016199061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862685" calcext:value-type="float">
            <text:p>6.862685</text:p>
          </table:table-cell>
          <table:table-cell office:value-type="float" office:value="6.6224792509" calcext:value-type="float">
            <text:p>6.6224792509</text:p>
          </table:table-cell>
          <table:table-cell table:formula="of:=POWER([.C1098]-6.75;2)" office:value-type="float" office:value="0.0162615414510252" calcext:value-type="float">
            <text:p>0.0162615415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862485" calcext:value-type="float">
            <text:p>6.862485</text:p>
          </table:table-cell>
          <table:table-cell office:value-type="float" office:value="6.6222354122" calcext:value-type="float">
            <text:p>6.6222354122</text:p>
          </table:table-cell>
          <table:table-cell table:formula="of:=POWER([.C1099]-6.75;2)" office:value-type="float" office:value="0.0163237898957039" calcext:value-type="float">
            <text:p>0.0163237899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862152" calcext:value-type="float">
            <text:p>6.862152</text:p>
          </table:table-cell>
          <table:table-cell office:value-type="float" office:value="6.6219931027" calcext:value-type="float">
            <text:p>6.6219931027</text:p>
          </table:table-cell>
          <table:table-cell table:formula="of:=POWER([.C1100]-6.75;2)" office:value-type="float" office:value="0.0163857657563727" calcext:value-type="float">
            <text:p>0.0163857658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861695" calcext:value-type="float">
            <text:p>6.861695</text:p>
          </table:table-cell>
          <table:table-cell office:value-type="float" office:value="6.6217524743" calcext:value-type="float">
            <text:p>6.6217524743</text:p>
          </table:table-cell>
          <table:table-cell table:formula="of:=POWER([.C1101]-6.75;2)" office:value-type="float" office:value="0.0164474278481722" calcext:value-type="float">
            <text:p>0.0164474278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861122" calcext:value-type="float">
            <text:p>6.861122</text:p>
          </table:table-cell>
          <table:table-cell office:value-type="float" office:value="6.6215136798" calcext:value-type="float">
            <text:p>6.6215136798</text:p>
          </table:table-cell>
          <table:table-cell table:formula="of:=POWER([.C1102]-6.75;2)" office:value-type="float" office:value="0.016508734478537" calcext:value-type="float">
            <text:p>0.0165087345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860444" calcext:value-type="float">
            <text:p>6.860444</text:p>
          </table:table-cell>
          <table:table-cell office:value-type="float" office:value="6.621276871" calcext:value-type="float">
            <text:p>6.621276871</text:p>
          </table:table-cell>
          <table:table-cell table:formula="of:=POWER([.C1103]-6.75;2)" office:value-type="float" office:value="0.0165696439395506" calcext:value-type="float">
            <text:p>0.0165696439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85967" calcext:value-type="float">
            <text:p>6.85967</text:p>
          </table:table-cell>
          <table:table-cell office:value-type="float" office:value="6.6210421983" calcext:value-type="float">
            <text:p>6.6210421983</text:p>
          </table:table-cell>
          <table:table-cell table:formula="of:=POWER([.C1104]-6.75;2)" office:value-type="float" office:value="0.0166301146192966" calcext:value-type="float">
            <text:p>0.0166301146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858811" calcext:value-type="float">
            <text:p>6.858811</text:p>
          </table:table-cell>
          <table:table-cell office:value-type="float" office:value="6.6208098124" calcext:value-type="float">
            <text:p>6.6208098124</text:p>
          </table:table-cell>
          <table:table-cell table:formula="of:=POWER([.C1105]-6.75;2)" office:value-type="float" office:value="0.0166901045721232" calcext:value-type="float">
            <text:p>0.0166901046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857877" calcext:value-type="float">
            <text:p>6.857877</text:p>
          </table:table-cell>
          <table:table-cell office:value-type="float" office:value="6.6205798602" calcext:value-type="float">
            <text:p>6.6205798602</text:p>
          </table:table-cell>
          <table:table-cell table:formula="of:=POWER([.C1106]-6.75;2)" office:value-type="float" office:value="0.0167495725858515" calcext:value-type="float">
            <text:p>0.0167495726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856879" calcext:value-type="float">
            <text:p>6.856879</text:p>
          </table:table-cell>
          <table:table-cell office:value-type="float" office:value="6.6203524863" calcext:value-type="float">
            <text:p>6.6203524863</text:p>
          </table:table-cell>
          <table:table-cell table:formula="of:=POWER([.C1107]-6.75;2)" office:value-type="float" office:value="0.0168084778085917" calcext:value-type="float">
            <text:p>0.0168084778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855829" calcext:value-type="float">
            <text:p>6.855829</text:p>
          </table:table-cell>
          <table:table-cell office:value-type="float" office:value="6.6201278315" calcext:value-type="float">
            <text:p>6.6201278315</text:p>
          </table:table-cell>
          <table:table-cell table:formula="of:=POWER([.C1108]-6.75;2)" office:value-type="float" office:value="0.0168667801508925" calcext:value-type="float">
            <text:p>0.0168667802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854738" calcext:value-type="float">
            <text:p>6.854738</text:p>
          </table:table-cell>
          <table:table-cell office:value-type="float" office:value="6.6199060311" calcext:value-type="float">
            <text:p>6.6199060311</text:p>
          </table:table-cell>
          <table:table-cell table:formula="of:=POWER([.C1109]-6.75;2)" office:value-type="float" office:value="0.0169244407441541" calcext:value-type="float">
            <text:p>0.0169244407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853615" calcext:value-type="float">
            <text:p>6.853615</text:p>
          </table:table-cell>
          <table:table-cell office:value-type="float" office:value="6.6196872162" calcext:value-type="float">
            <text:p>6.6196872162</text:p>
          </table:table-cell>
          <table:table-cell table:formula="of:=POWER([.C1110]-6.75;2)" office:value-type="float" office:value="0.0169814216217055" calcext:value-type="float">
            <text:p>0.0169814216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852473" calcext:value-type="float">
            <text:p>6.852473</text:p>
          </table:table-cell>
          <table:table-cell office:value-type="float" office:value="6.6194715137" calcext:value-type="float">
            <text:p>6.6194715137</text:p>
          </table:table-cell>
          <table:table-cell table:formula="of:=POWER([.C1111]-6.75;2)" office:value-type="float" office:value="0.0170376857357694" calcext:value-type="float">
            <text:p>0.0170376857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851322" calcext:value-type="float">
            <text:p>6.851322</text:p>
          </table:table-cell>
          <table:table-cell office:value-type="float" office:value="6.619259043" calcext:value-type="float">
            <text:p>6.619259043</text:p>
          </table:table-cell>
          <table:table-cell table:formula="of:=POWER([.C1112]-6.75;2)" office:value-type="float" office:value="0.017093197837276" calcext:value-type="float">
            <text:p>0.0170931978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850171" calcext:value-type="float">
            <text:p>6.850171</text:p>
          </table:table-cell>
          <table:table-cell office:value-type="float" office:value="6.6190499164" calcext:value-type="float">
            <text:p>6.6190499164</text:p>
          </table:table-cell>
          <table:table-cell table:formula="of:=POWER([.C1113]-6.75;2)" office:value-type="float" office:value="0.017147924394847" calcext:value-type="float">
            <text:p>0.0171479244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849032" calcext:value-type="float">
            <text:p>6.849032</text:p>
          </table:table-cell>
          <table:table-cell office:value-type="float" office:value="6.6188442425" calcext:value-type="float">
            <text:p>6.6188442425</text:p>
          </table:table-cell>
          <table:table-cell table:formula="of:=POWER([.C1114]-6.75;2)" office:value-type="float" office:value="0.0172018327253989" calcext:value-type="float">
            <text:p>0.0172018327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847914" calcext:value-type="float">
            <text:p>6.847914</text:p>
          </table:table-cell>
          <table:table-cell office:value-type="float" office:value="6.6186421207" calcext:value-type="float">
            <text:p>6.6186421207</text:p>
          </table:table-cell>
          <table:table-cell table:formula="of:=POWER([.C1115]-6.75;2)" office:value-type="float" office:value="0.0172548924541935" calcext:value-type="float">
            <text:p>0.0172548925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846826" calcext:value-type="float">
            <text:p>6.846826</text:p>
          </table:table-cell>
          <table:table-cell office:value-type="float" office:value="6.6184436416" calcext:value-type="float">
            <text:p>6.6184436416</text:p>
          </table:table-cell>
          <table:table-cell table:formula="of:=POWER([.C1116]-6.75;2)" office:value-type="float" office:value="0.0173070754354693" calcext:value-type="float">
            <text:p>0.0173070754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845775" calcext:value-type="float">
            <text:p>6.845775</text:p>
          </table:table-cell>
          <table:table-cell office:value-type="float" office:value="6.6182488889" calcext:value-type="float">
            <text:p>6.6182488889</text:p>
          </table:table-cell>
          <table:table-cell table:formula="of:=POWER([.C1117]-6.75;2)" office:value-type="float" office:value="0.0173583552760845" calcext:value-type="float">
            <text:p>0.0173583553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84477" calcext:value-type="float">
            <text:p>6.84477</text:p>
          </table:table-cell>
          <table:table-cell office:value-type="float" office:value="6.6180579415" calcext:value-type="float">
            <text:p>6.6180579415</text:p>
          </table:table-cell>
          <table:table-cell table:formula="of:=POWER([.C1118]-6.75;2)" office:value-type="float" office:value="0.0174087068012174" calcext:value-type="float">
            <text:p>0.0174087068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843819" calcext:value-type="float">
            <text:p>6.843819</text:p>
          </table:table-cell>
          <table:table-cell office:value-type="float" office:value="6.6178708686" calcext:value-type="float">
            <text:p>6.6178708686</text:p>
          </table:table-cell>
          <table:table-cell table:formula="of:=POWER([.C1119]-6.75;2)" office:value-type="float" office:value="0.0174581073645185" calcext:value-type="float">
            <text:p>0.0174581074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842926" calcext:value-type="float">
            <text:p>6.842926</text:p>
          </table:table-cell>
          <table:table-cell office:value-type="float" office:value="6.61768773" calcext:value-type="float">
            <text:p>6.61768773</text:p>
          </table:table-cell>
          <table:table-cell table:formula="of:=POWER([.C1120]-6.75;2)" office:value-type="float" office:value="0.0175065367925529" calcext:value-type="float">
            <text:p>0.0175065368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842098" calcext:value-type="float">
            <text:p>6.842098</text:p>
          </table:table-cell>
          <table:table-cell office:value-type="float" office:value="6.6175085806" calcext:value-type="float">
            <text:p>6.6175085806</text:p>
          </table:table-cell>
          <table:table-cell table:formula="of:=POWER([.C1121]-6.75;2)" office:value-type="float" office:value="0.0175539762146267" calcext:value-type="float">
            <text:p>0.0175539762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84134" calcext:value-type="float">
            <text:p>6.84134</text:p>
          </table:table-cell>
          <table:table-cell office:value-type="float" office:value="6.6173334659" calcext:value-type="float">
            <text:p>6.6173334659</text:p>
          </table:table-cell>
          <table:table-cell table:formula="of:=POWER([.C1122]-6.75;2)" office:value-type="float" office:value="0.0176004092701065" calcext:value-type="float">
            <text:p>0.0176004093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840654" calcext:value-type="float">
            <text:p>6.840654</text:p>
          </table:table-cell>
          <table:table-cell office:value-type="float" office:value="6.6171624253" calcext:value-type="float">
            <text:p>6.6171624253</text:p>
          </table:table-cell>
          <table:table-cell table:formula="of:=POWER([.C1123]-6.75;2)" office:value-type="float" office:value="0.0176458212521781" calcext:value-type="float">
            <text:p>0.0176458213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840044" calcext:value-type="float">
            <text:p>6.840044</text:p>
          </table:table-cell>
          <table:table-cell office:value-type="float" office:value="6.616995491" calcext:value-type="float">
            <text:p>6.616995491</text:p>
          </table:table-cell>
          <table:table-cell table:formula="of:=POWER([.C1124]-6.75;2)" office:value-type="float" office:value="0.0176901994143311" calcext:value-type="float">
            <text:p>0.0176901994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839512" calcext:value-type="float">
            <text:p>6.839512</text:p>
          </table:table-cell>
          <table:table-cell office:value-type="float" office:value="6.6168326894" calcext:value-type="float">
            <text:p>6.6168326894</text:p>
          </table:table-cell>
          <table:table-cell table:formula="of:=POWER([.C1125]-6.75;2)" office:value-type="float" office:value="0.0177335326124369" calcext:value-type="float">
            <text:p>0.0177335326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839059" calcext:value-type="float">
            <text:p>6.839059</text:p>
          </table:table-cell>
          <table:table-cell office:value-type="float" office:value="6.6166740382" calcext:value-type="float">
            <text:p>6.6166740382</text:p>
          </table:table-cell>
          <table:table-cell table:formula="of:=POWER([.C1126]-6.75;2)" office:value-type="float" office:value="0.017775812089895" calcext:value-type="float">
            <text:p>0.0177758121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838684" calcext:value-type="float">
            <text:p>6.838684</text:p>
          </table:table-cell>
          <table:table-cell office:value-type="float" office:value="6.616519552" calcext:value-type="float">
            <text:p>6.616519552</text:p>
          </table:table-cell>
          <table:table-cell table:formula="of:=POWER([.C1127]-6.75;2)" office:value-type="float" office:value="0.0178170299982808" calcext:value-type="float">
            <text:p>0.01781703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838388" calcext:value-type="float">
            <text:p>6.838388</text:p>
          </table:table-cell>
          <table:table-cell office:value-type="float" office:value="6.6163692401" calcext:value-type="float">
            <text:p>6.6163692401</text:p>
          </table:table-cell>
          <table:table-cell table:formula="of:=POWER([.C1128]-6.75;2)" office:value-type="float" office:value="0.0178571799914514" calcext:value-type="float">
            <text:p>0.01785718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838168" calcext:value-type="float">
            <text:p>6.838168</text:p>
          </table:table-cell>
          <table:table-cell office:value-type="float" office:value="6.6162231051" calcext:value-type="float">
            <text:p>6.6162231051</text:p>
          </table:table-cell>
          <table:table-cell table:formula="of:=POWER([.C1129]-6.75;2)" office:value-type="float" office:value="0.0178962576090858" calcext:value-type="float">
            <text:p>0.0178962576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838021" calcext:value-type="float">
            <text:p>6.838021</text:p>
          </table:table-cell>
          <table:table-cell office:value-type="float" office:value="6.616081147" calcext:value-type="float">
            <text:p>6.616081147</text:p>
          </table:table-cell>
          <table:table-cell table:formula="of:=POWER([.C1130]-6.75;2)" office:value-type="float" office:value="0.0179342591888356" calcext:value-type="float">
            <text:p>0.0179342592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837944" calcext:value-type="float">
            <text:p>6.837944</text:p>
          </table:table-cell>
          <table:table-cell office:value-type="float" office:value="6.615943362" calcext:value-type="float">
            <text:p>6.615943362</text:p>
          </table:table-cell>
          <table:table-cell table:formula="of:=POWER([.C1131]-6.75;2)" office:value-type="float" office:value="0.017971182191863" calcext:value-type="float">
            <text:p>0.0179711822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837933" calcext:value-type="float">
            <text:p>6.837933</text:p>
          </table:table-cell>
          <table:table-cell office:value-type="float" office:value="6.6158097431" calcext:value-type="float">
            <text:p>6.6158097431</text:p>
          </table:table-cell>
          <table:table-cell table:formula="of:=POWER([.C1132]-6.75;2)" office:value-type="float" office:value="0.018007025046888" calcext:value-type="float">
            <text:p>0.018007025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837981" calcext:value-type="float">
            <text:p>6.837981</text:p>
          </table:table-cell>
          <table:table-cell office:value-type="float" office:value="6.6156802808" calcext:value-type="float">
            <text:p>6.6156802808</text:p>
          </table:table-cell>
          <table:table-cell table:formula="of:=POWER([.C1133]-6.75;2)" office:value-type="float" office:value="0.0180417869659667" calcext:value-type="float">
            <text:p>0.018041787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838084" calcext:value-type="float">
            <text:p>6.838084</text:p>
          </table:table-cell>
          <table:table-cell office:value-type="float" office:value="6.6155549654" calcext:value-type="float">
            <text:p>6.6155549654</text:p>
          </table:table-cell>
          <table:table-cell table:formula="of:=POWER([.C1134]-6.75;2)" office:value-type="float" office:value="0.0180754673285951" calcext:value-type="float">
            <text:p>0.0180754673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838235" calcext:value-type="float">
            <text:p>6.838235</text:p>
          </table:table-cell>
          <table:table-cell office:value-type="float" office:value="6.6154337861" calcext:value-type="float">
            <text:p>6.6154337861</text:p>
          </table:table-cell>
          <table:table-cell table:formula="of:=POWER([.C1135]-6.75;2)" office:value-type="float" office:value="0.0181080659233806" calcext:value-type="float">
            <text:p>0.0181080659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838425" calcext:value-type="float">
            <text:p>6.838425</text:p>
          </table:table-cell>
          <table:table-cell office:value-type="float" office:value="6.6153167288" calcext:value-type="float">
            <text:p>6.6153167288</text:p>
          </table:table-cell>
          <table:table-cell table:formula="of:=POWER([.C1136]-6.75;2)" office:value-type="float" office:value="0.0181395835411328" calcext:value-type="float">
            <text:p>0.0181395835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838647" calcext:value-type="float">
            <text:p>6.838647</text:p>
          </table:table-cell>
          <table:table-cell office:value-type="float" office:value="6.6152037849" calcext:value-type="float">
            <text:p>6.6152037849</text:p>
          </table:table-cell>
          <table:table-cell table:formula="of:=POWER([.C1137]-6.75;2)" office:value-type="float" office:value="0.0181700196052854" calcext:value-type="float">
            <text:p>0.0181700196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838893" calcext:value-type="float">
            <text:p>6.838893</text:p>
          </table:table-cell>
          <table:table-cell office:value-type="float" office:value="6.6150949427" calcext:value-type="float">
            <text:p>6.6150949427</text:p>
          </table:table-cell>
          <table:table-cell table:formula="of:=POWER([.C1138]-6.75;2)" office:value-type="float" office:value="0.0181993744851163" calcext:value-type="float">
            <text:p>0.0181993745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839153" calcext:value-type="float">
            <text:p>6.839153</text:p>
          </table:table-cell>
          <table:table-cell office:value-type="float" office:value="6.6149901935" calcext:value-type="float">
            <text:p>6.6149901935</text:p>
          </table:table-cell>
          <table:table-cell table:formula="of:=POWER([.C1139]-6.75;2)" office:value-type="float" office:value="0.0182276478511675" calcext:value-type="float">
            <text:p>0.0182276479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839418" calcext:value-type="float">
            <text:p>6.839418</text:p>
          </table:table-cell>
          <table:table-cell office:value-type="float" office:value="6.6148895305" calcext:value-type="float">
            <text:p>6.6148895305</text:p>
          </table:table-cell>
          <table:table-cell table:formula="of:=POWER([.C1140]-6.75;2)" office:value-type="float" office:value="0.0182548389685104" calcext:value-type="float">
            <text:p>0.018254839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839678" calcext:value-type="float">
            <text:p>6.839678</text:p>
          </table:table-cell>
          <table:table-cell office:value-type="float" office:value="6.6147929498" calcext:value-type="float">
            <text:p>6.6147929498</text:p>
          </table:table-cell>
          <table:table-cell table:formula="of:=POWER([.C1141]-6.75;2)" office:value-type="float" office:value="0.0182809464237853" calcext:value-type="float">
            <text:p>0.0182809464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839923" calcext:value-type="float">
            <text:p>6.839923</text:p>
          </table:table-cell>
          <table:table-cell office:value-type="float" office:value="6.6147004504" calcext:value-type="float">
            <text:p>6.6147004504</text:p>
          </table:table-cell>
          <table:table-cell table:formula="of:=POWER([.C1142]-6.75;2)" office:value-type="float" office:value="0.0183059681219629" calcext:value-type="float">
            <text:p>0.0183059681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840143" calcext:value-type="float">
            <text:p>6.840143</text:p>
          </table:table-cell>
          <table:table-cell office:value-type="float" office:value="6.6146120358" calcext:value-type="float">
            <text:p>6.6146120358</text:p>
          </table:table-cell>
          <table:table-cell table:formula="of:=POWER([.C1143]-6.75;2)" office:value-type="float" office:value="0.0183299008502204" calcext:value-type="float">
            <text:p>0.0183299009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840327" calcext:value-type="float">
            <text:p>6.840327</text:p>
          </table:table-cell>
          <table:table-cell office:value-type="float" office:value="6.6145277121" calcext:value-type="float">
            <text:p>6.6145277121</text:p>
          </table:table-cell>
          <table:table-cell table:formula="of:=POWER([.C1144]-6.75;2)" office:value-type="float" office:value="0.0183527407888605" calcext:value-type="float">
            <text:p>0.0183527408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840465" calcext:value-type="float">
            <text:p>6.840465</text:p>
          </table:table-cell>
          <table:table-cell office:value-type="float" office:value="6.6144474898" calcext:value-type="float">
            <text:p>6.6144474898</text:p>
          </table:table-cell>
          <table:table-cell table:formula="of:=POWER([.C1145]-6.75;2)" office:value-type="float" office:value="0.0183744830215211" calcext:value-type="float">
            <text:p>0.018374483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840546" calcext:value-type="float">
            <text:p>6.840546</text:p>
          </table:table-cell>
          <table:table-cell office:value-type="float" office:value="6.6143713847" calcext:value-type="float">
            <text:p>6.6143713847</text:p>
          </table:table-cell>
          <table:table-cell table:formula="of:=POWER([.C1146]-6.75;2)" office:value-type="float" office:value="0.0183951212881954" calcext:value-type="float">
            <text:p>0.0183951213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840561" calcext:value-type="float">
            <text:p>6.840561</text:p>
          </table:table-cell>
          <table:table-cell office:value-type="float" office:value="6.6142994182" calcext:value-type="float">
            <text:p>6.6142994182</text:p>
          </table:table-cell>
          <table:table-cell table:formula="of:=POWER([.C1147]-6.75;2)" office:value-type="float" office:value="0.0184146479008585" calcext:value-type="float">
            <text:p>0.0184146479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840499" calcext:value-type="float">
            <text:p>6.840499</text:p>
          </table:table-cell>
          <table:table-cell office:value-type="float" office:value="6.6142316141" calcext:value-type="float">
            <text:p>6.6142316141</text:p>
          </table:table-cell>
          <table:table-cell table:formula="of:=POWER([.C1148]-6.75;2)" office:value-type="float" office:value="0.0184330546098912" calcext:value-type="float">
            <text:p>0.0184330546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84035" calcext:value-type="float">
            <text:p>6.84035</text:p>
          </table:table-cell>
          <table:table-cell office:value-type="float" office:value="6.6141680024" calcext:value-type="float">
            <text:p>6.6141680024</text:p>
          </table:table-cell>
          <table:table-cell table:formula="of:=POWER([.C1149]-6.75;2)" office:value-type="float" office:value="0.0184503315720065" calcext:value-type="float">
            <text:p>0.0184503316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840106" calcext:value-type="float">
            <text:p>6.840106</text:p>
          </table:table-cell>
          <table:table-cell office:value-type="float" office:value="6.6141086177" calcext:value-type="float">
            <text:p>6.6141086177</text:p>
          </table:table-cell>
          <table:table-cell table:formula="of:=POWER([.C1150]-6.75;2)" office:value-type="float" office:value="0.0184664677834047" calcext:value-type="float">
            <text:p>0.0184664678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839756" calcext:value-type="float">
            <text:p>6.839756</text:p>
          </table:table-cell>
          <table:table-cell office:value-type="float" office:value="6.6140534994" calcext:value-type="float">
            <text:p>6.6140534994</text:p>
          </table:table-cell>
          <table:table-cell table:formula="of:=POWER([.C1151]-6.75;2)" office:value-type="float" office:value="0.0184814510253859" calcext:value-type="float">
            <text:p>0.01848145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839293" calcext:value-type="float">
            <text:p>6.839293</text:p>
          </table:table-cell>
          <table:table-cell office:value-type="float" office:value="6.614002693" calcext:value-type="float">
            <text:p>6.614002693</text:p>
          </table:table-cell>
          <table:table-cell table:formula="of:=POWER([.C1152]-6.75;2)" office:value-type="float" office:value="0.0184952675112523" calcext:value-type="float">
            <text:p>0.0184952675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838709" calcext:value-type="float">
            <text:p>6.838709</text:p>
          </table:table-cell>
          <table:table-cell office:value-type="float" office:value="6.6139562461" calcext:value-type="float">
            <text:p>6.6139562461</text:p>
          </table:table-cell>
          <table:table-cell table:formula="of:=POWER([.C1153]-6.75;2)" office:value-type="float" office:value="0.0185079029752038" calcext:value-type="float">
            <text:p>0.018507903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837996" calcext:value-type="float">
            <text:p>6.837996</text:p>
          </table:table-cell>
          <table:table-cell office:value-type="float" office:value="6.6139142115" calcext:value-type="float">
            <text:p>6.6139142115</text:p>
          </table:table-cell>
          <table:table-cell table:formula="of:=POWER([.C1154]-6.75;2)" office:value-type="float" office:value="0.0185193418316667" calcext:value-type="float">
            <text:p>0.0185193418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837147" calcext:value-type="float">
            <text:p>6.837147</text:p>
          </table:table-cell>
          <table:table-cell office:value-type="float" office:value="6.6138766452" calcext:value-type="float">
            <text:p>6.6138766452</text:p>
          </table:table-cell>
          <table:table-cell table:formula="of:=POWER([.C1155]-6.75;2)" office:value-type="float" office:value="0.0185295677220066" calcext:value-type="float">
            <text:p>0.0185295677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836157" calcext:value-type="float">
            <text:p>6.836157</text:p>
          </table:table-cell>
          <table:table-cell office:value-type="float" office:value="6.6138436093" calcext:value-type="float">
            <text:p>6.6138436093</text:p>
          </table:table-cell>
          <table:table-cell table:formula="of:=POWER([.C1156]-6.75;2)" office:value-type="float" office:value="0.0185385627284511" calcext:value-type="float">
            <text:p>0.0185385627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835021" calcext:value-type="float">
            <text:p>6.835021</text:p>
          </table:table-cell>
          <table:table-cell office:value-type="float" office:value="6.6138151649" calcext:value-type="float">
            <text:p>6.6138151649</text:p>
          </table:table-cell>
          <table:table-cell table:formula="of:=POWER([.C1157]-6.75;2)" office:value-type="float" office:value="0.0185463093112142" calcext:value-type="float">
            <text:p>0.0185463093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833734" calcext:value-type="float">
            <text:p>6.833734</text:p>
          </table:table-cell>
          <table:table-cell office:value-type="float" office:value="6.6137913763" calcext:value-type="float">
            <text:p>6.6137913763</text:p>
          </table:table-cell>
          <table:table-cell table:formula="of:=POWER([.C1158]-6.75;2)" office:value-type="float" office:value="0.0185527891702482" calcext:value-type="float">
            <text:p>0.0185527892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832293" calcext:value-type="float">
            <text:p>6.832293</text:p>
          </table:table-cell>
          <table:table-cell office:value-type="float" office:value="6.6137723106" calcext:value-type="float">
            <text:p>6.6137723106</text:p>
          </table:table-cell>
          <table:table-cell table:formula="of:=POWER([.C1159]-6.75;2)" office:value-type="float" office:value="0.0185579833592629" calcext:value-type="float">
            <text:p>0.0185579834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830695" calcext:value-type="float">
            <text:p>6.830695</text:p>
          </table:table-cell>
          <table:table-cell office:value-type="float" office:value="6.6137580358" calcext:value-type="float">
            <text:p>6.6137580358</text:p>
          </table:table-cell>
          <table:table-cell table:formula="of:=POWER([.C1160]-6.75;2)" office:value-type="float" office:value="0.0185618728090741" calcext:value-type="float">
            <text:p>0.0185618728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828938" calcext:value-type="float">
            <text:p>6.828938</text:p>
          </table:table-cell>
          <table:table-cell office:value-type="float" office:value="6.6137486201" calcext:value-type="float">
            <text:p>6.6137486201</text:p>
          </table:table-cell>
          <table:table-cell table:formula="of:=POWER([.C1161]-6.75;2)" office:value-type="float" office:value="0.0185644385246541" calcext:value-type="float">
            <text:p>0.0185644385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827022" calcext:value-type="float">
            <text:p>6.827022</text:p>
          </table:table-cell>
          <table:table-cell office:value-type="float" office:value="6.6137441326" calcext:value-type="float">
            <text:p>6.6137441326</text:p>
          </table:table-cell>
          <table:table-cell table:formula="of:=POWER([.C1162]-6.75;2)" office:value-type="float" office:value="0.0185656614009264" calcext:value-type="float">
            <text:p>0.0185656614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824948" calcext:value-type="float">
            <text:p>6.824948</text:p>
          </table:table-cell>
          <table:table-cell office:value-type="float" office:value="6.6137446392" calcext:value-type="float">
            <text:p>6.6137446392</text:p>
          </table:table-cell>
          <table:table-cell table:formula="of:=POWER([.C1163]-6.75;2)" office:value-type="float" office:value="0.0185655233467381" calcext:value-type="float">
            <text:p>0.0185655233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822715" calcext:value-type="float">
            <text:p>6.822715</text:p>
          </table:table-cell>
          <table:table-cell office:value-type="float" office:value="6.6137502043" calcext:value-type="float">
            <text:p>6.6137502043</text:p>
          </table:table-cell>
          <table:table-cell table:formula="of:=POWER([.C1164]-6.75;2)" office:value-type="float" office:value="0.0185640068282916" calcext:value-type="float">
            <text:p>0.0185640068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820327" calcext:value-type="float">
            <text:p>6.820327</text:p>
          </table:table-cell>
          <table:table-cell office:value-type="float" office:value="6.6137608925" calcext:value-type="float">
            <text:p>6.6137608925</text:p>
          </table:table-cell>
          <table:table-cell table:formula="of:=POWER([.C1165]-6.75;2)" office:value-type="float" office:value="0.0185610944123965" calcext:value-type="float">
            <text:p>0.0185610944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817787" calcext:value-type="float">
            <text:p>6.817787</text:p>
          </table:table-cell>
          <table:table-cell office:value-type="float" office:value="6.6137767622" calcext:value-type="float">
            <text:p>6.6137767622</text:p>
          </table:table-cell>
          <table:table-cell table:formula="of:=POWER([.C1166]-6.75;2)" office:value-type="float" office:value="0.0185567705167154" calcext:value-type="float">
            <text:p>0.0185567705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815098" calcext:value-type="float">
            <text:p>6.815098</text:p>
          </table:table-cell>
          <table:table-cell office:value-type="float" office:value="6.6137978686" calcext:value-type="float">
            <text:p>6.6137978686</text:p>
          </table:table-cell>
          <table:table-cell table:formula="of:=POWER([.C1167]-6.75;2)" office:value-type="float" office:value="0.0185510205979029" calcext:value-type="float">
            <text:p>0.0185510206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812266" calcext:value-type="float">
            <text:p>6.812266</text:p>
          </table:table-cell>
          <table:table-cell office:value-type="float" office:value="6.6138242616" calcext:value-type="float">
            <text:p>6.6138242616</text:p>
          </table:table-cell>
          <table:table-cell table:formula="of:=POWER([.C1168]-6.75;2)" office:value-type="float" office:value="0.0185438317287853" calcext:value-type="float">
            <text:p>0.0185438317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809297" calcext:value-type="float">
            <text:p>6.809297</text:p>
          </table:table-cell>
          <table:table-cell office:value-type="float" office:value="6.6138559857" calcext:value-type="float">
            <text:p>6.6138559857</text:p>
          </table:table-cell>
          <table:table-cell table:formula="of:=POWER([.C1169]-6.75;2)" office:value-type="float" office:value="0.0185351926297186" calcext:value-type="float">
            <text:p>0.0185351926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806196" calcext:value-type="float">
            <text:p>6.806196</text:p>
          </table:table-cell>
          <table:table-cell office:value-type="float" office:value="6.6138930789" calcext:value-type="float">
            <text:p>6.6138930789</text:p>
          </table:table-cell>
          <table:table-cell table:formula="of:=POWER([.C1170]-6.75;2)" office:value-type="float" office:value="0.0185250939713215" calcext:value-type="float">
            <text:p>0.018525094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802973" calcext:value-type="float">
            <text:p>6.802973</text:p>
          </table:table-cell>
          <table:table-cell office:value-type="float" office:value="6.6139355735" calcext:value-type="float">
            <text:p>6.6139355735</text:p>
          </table:table-cell>
          <table:table-cell table:formula="of:=POWER([.C1171]-6.75;2)" office:value-type="float" office:value="0.0185135281587739" calcext:value-type="float">
            <text:p>0.0185135282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799635" calcext:value-type="float">
            <text:p>6.799635</text:p>
          </table:table-cell>
          <table:table-cell office:value-type="float" office:value="6.6139834922" calcext:value-type="float">
            <text:p>6.6139834922</text:p>
          </table:table-cell>
          <table:table-cell table:formula="of:=POWER([.C1172]-6.75;2)" office:value-type="float" office:value="0.0185004903941075" calcext:value-type="float">
            <text:p>0.0185004904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796191" calcext:value-type="float">
            <text:p>6.796191</text:p>
          </table:table-cell>
          <table:table-cell office:value-type="float" office:value="6.6140368495" calcext:value-type="float">
            <text:p>6.6140368495</text:p>
          </table:table-cell>
          <table:table-cell table:formula="of:=POWER([.C1173]-6.75;2)" office:value-type="float" office:value="0.0184859782938857" calcext:value-type="float">
            <text:p>0.0184859783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792652" calcext:value-type="float">
            <text:p>6.792652</text:p>
          </table:table-cell>
          <table:table-cell office:value-type="float" office:value="6.6140956523" calcext:value-type="float">
            <text:p>6.6140956523</text:p>
          </table:table-cell>
          <table:table-cell table:formula="of:=POWER([.C1174]-6.75;2)" office:value-type="float" office:value="0.0184699917237626" calcext:value-type="float">
            <text:p>0.0184699917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789027" calcext:value-type="float">
            <text:p>6.789027</text:p>
          </table:table-cell>
          <table:table-cell office:value-type="float" office:value="6.6141598961" calcext:value-type="float">
            <text:p>6.6141598961</text:p>
          </table:table-cell>
          <table:table-cell table:formula="of:=POWER([.C1175]-6.75;2)" office:value-type="float" office:value="0.0184525338275627" calcext:value-type="float">
            <text:p>0.0184525338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785328" calcext:value-type="float">
            <text:p>6.785328</text:p>
          </table:table-cell>
          <table:table-cell office:value-type="float" office:value="6.6142295675" calcext:value-type="float">
            <text:p>6.6142295675</text:p>
          </table:table-cell>
          <table:table-cell table:formula="of:=POWER([.C1176]-6.75;2)" office:value-type="float" office:value="0.0184336103412371" calcext:value-type="float">
            <text:p>0.0184336103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781567" calcext:value-type="float">
            <text:p>6.781567</text:p>
          </table:table-cell>
          <table:table-cell office:value-type="float" office:value="6.6143046428" calcext:value-type="float">
            <text:p>6.6143046428</text:p>
          </table:table-cell>
          <table:table-cell table:formula="of:=POWER([.C1177]-6.75;2)" office:value-type="float" office:value="0.0184132299656357" calcext:value-type="float">
            <text:p>0.01841323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777754" calcext:value-type="float">
            <text:p>6.777754</text:p>
          </table:table-cell>
          <table:table-cell office:value-type="float" office:value="6.614385086" calcext:value-type="float">
            <text:p>6.614385086</text:p>
          </table:table-cell>
          <table:table-cell table:formula="of:=POWER([.C1178]-6.75;2)" office:value-type="float" office:value="0.0183914048992273" calcext:value-type="float">
            <text:p>0.0183914049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773904" calcext:value-type="float">
            <text:p>6.773904</text:p>
          </table:table-cell>
          <table:table-cell office:value-type="float" office:value="6.6144708542" calcext:value-type="float">
            <text:p>6.6144708542</text:p>
          </table:table-cell>
          <table:table-cell table:formula="of:=POWER([.C1179]-6.75;2)" office:value-type="float" office:value="0.0183681493612776" calcext:value-type="float">
            <text:p>0.0183681494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770027" calcext:value-type="float">
            <text:p>6.770027</text:p>
          </table:table-cell>
          <table:table-cell office:value-type="float" office:value="6.6145618877" calcext:value-type="float">
            <text:p>6.6145618877</text:p>
          </table:table-cell>
          <table:table-cell table:formula="of:=POWER([.C1180]-6.75;2)" office:value-type="float" office:value="0.0183434822633874" calcext:value-type="float">
            <text:p>0.0183434823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766137" calcext:value-type="float">
            <text:p>6.766137</text:p>
          </table:table-cell>
          <table:table-cell office:value-type="float" office:value="6.6146581195" calcext:value-type="float">
            <text:p>6.6146581195</text:p>
          </table:table-cell>
          <table:table-cell table:formula="of:=POWER([.C1181]-6.75;2)" office:value-type="float" office:value="0.0183174246172764" calcext:value-type="float">
            <text:p>0.0183174246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762246" calcext:value-type="float">
            <text:p>6.762246</text:p>
          </table:table-cell>
          <table:table-cell office:value-type="float" office:value="6.6147594695" calcext:value-type="float">
            <text:p>6.6147594695</text:p>
          </table:table-cell>
          <table:table-cell table:formula="of:=POWER([.C1182]-6.75;2)" office:value-type="float" office:value="0.0182900010899214" calcext:value-type="float">
            <text:p>0.0182900011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758368" calcext:value-type="float">
            <text:p>6.758368</text:p>
          </table:table-cell>
          <table:table-cell office:value-type="float" office:value="6.6148658495" calcext:value-type="float">
            <text:p>6.6148658495</text:p>
          </table:table-cell>
          <table:table-cell table:formula="of:=POWER([.C1183]-6.75;2)" office:value-type="float" office:value="0.0182612386313566" calcext:value-type="float">
            <text:p>0.0182612386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754515" calcext:value-type="float">
            <text:p>6.754515</text:p>
          </table:table-cell>
          <table:table-cell office:value-type="float" office:value="6.6149771565" calcext:value-type="float">
            <text:p>6.6149771565</text:p>
          </table:table-cell>
          <table:table-cell table:formula="of:=POWER([.C1184]-6.75;2)" office:value-type="float" office:value="0.0182311682668254" calcext:value-type="float">
            <text:p>0.0182311683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750701" calcext:value-type="float">
            <text:p>6.750701</text:p>
          </table:table-cell>
          <table:table-cell office:value-type="float" office:value="6.6150932784" calcext:value-type="float">
            <text:p>6.6150932784</text:p>
          </table:table-cell>
          <table:table-cell table:formula="of:=POWER([.C1185]-6.75;2)" office:value-type="float" office:value="0.01819982353286" calcext:value-type="float">
            <text:p>0.0181998235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746936" calcext:value-type="float">
            <text:p>6.746936</text:p>
          </table:table-cell>
          <table:table-cell office:value-type="float" office:value="6.6152140908" calcext:value-type="float">
            <text:p>6.6152140908</text:p>
          </table:table-cell>
          <table:table-cell table:formula="of:=POWER([.C1186]-6.75;2)" office:value-type="float" office:value="0.0181672413188706" calcext:value-type="float">
            <text:p>0.0181672413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743234" calcext:value-type="float">
            <text:p>6.743234</text:p>
          </table:table-cell>
          <table:table-cell office:value-type="float" office:value="6.6153394624" calcext:value-type="float">
            <text:p>6.6153394624</text:p>
          </table:table-cell>
          <table:table-cell table:formula="of:=POWER([.C1187]-6.75;2)" office:value-type="float" office:value="0.0181334603867211" calcext:value-type="float">
            <text:p>0.0181334604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739605" calcext:value-type="float">
            <text:p>6.739605</text:p>
          </table:table-cell>
          <table:table-cell office:value-type="float" office:value="6.6154692509" calcext:value-type="float">
            <text:p>6.6154692509</text:p>
          </table:table-cell>
          <table:table-cell table:formula="of:=POWER([.C1188]-6.75;2)" office:value-type="float" office:value="0.0180985224534071" calcext:value-type="float">
            <text:p>0.0180985225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736062" calcext:value-type="float">
            <text:p>6.736062</text:p>
          </table:table-cell>
          <table:table-cell office:value-type="float" office:value="6.6156033047" calcext:value-type="float">
            <text:p>6.6156033047</text:p>
          </table:table-cell>
          <table:table-cell table:formula="of:=POWER([.C1189]-6.75;2)" office:value-type="float" office:value="0.0180624717075609" calcext:value-type="float">
            <text:p>0.0180624717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732615" calcext:value-type="float">
            <text:p>6.732615</text:p>
          </table:table-cell>
          <table:table-cell office:value-type="float" office:value="6.6157414636" calcext:value-type="float">
            <text:p>6.6157414636</text:p>
          </table:table-cell>
          <table:table-cell table:formula="of:=POWER([.C1190]-6.75;2)" office:value-type="float" office:value="0.0180253545962701" calcext:value-type="float">
            <text:p>0.0180253546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729273" calcext:value-type="float">
            <text:p>6.729273</text:p>
          </table:table-cell>
          <table:table-cell office:value-type="float" office:value="6.6158835591" calcext:value-type="float">
            <text:p>6.6158835591</text:p>
          </table:table-cell>
          <table:table-cell table:formula="of:=POWER([.C1191]-6.75;2)" office:value-type="float" office:value="0.0179872197196831" calcext:value-type="float">
            <text:p>0.0179872197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726047" calcext:value-type="float">
            <text:p>6.726047</text:p>
          </table:table-cell>
          <table:table-cell office:value-type="float" office:value="6.6160294194" calcext:value-type="float">
            <text:p>6.6160294194</text:p>
          </table:table-cell>
          <table:table-cell table:formula="of:=POWER([.C1192]-6.75;2)" office:value-type="float" office:value="0.017948116466301" calcext:value-type="float">
            <text:p>0.0179481165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722943" calcext:value-type="float">
            <text:p>6.722943</text:p>
          </table:table-cell>
          <table:table-cell office:value-type="float" office:value="6.6161788602" calcext:value-type="float">
            <text:p>6.6161788602</text:p>
          </table:table-cell>
          <table:table-cell table:formula="of:=POWER([.C1193]-6.75;2)" office:value-type="float" office:value="0.0179080974573712" calcext:value-type="float">
            <text:p>0.0179080975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719971" calcext:value-type="float">
            <text:p>6.719971</text:p>
          </table:table-cell>
          <table:table-cell office:value-type="float" office:value="6.6163316989" calcext:value-type="float">
            <text:p>6.6163316989</text:p>
          </table:table-cell>
          <table:table-cell table:formula="of:=POWER([.C1194]-6.75;2)" office:value-type="float" office:value="0.0178672147189603" calcext:value-type="float">
            <text:p>0.0178672147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717137" calcext:value-type="float">
            <text:p>6.717137</text:p>
          </table:table-cell>
          <table:table-cell office:value-type="float" office:value="6.6164877443" calcext:value-type="float">
            <text:p>6.6164877443</text:p>
          </table:table-cell>
          <table:table-cell table:formula="of:=POWER([.C1195]-6.75;2)" office:value-type="float" office:value="0.0178255224221023" calcext:value-type="float">
            <text:p>0.0178255224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714446" calcext:value-type="float">
            <text:p>6.714446</text:p>
          </table:table-cell>
          <table:table-cell office:value-type="float" office:value="6.6166468029" calcext:value-type="float">
            <text:p>6.6166468029</text:p>
          </table:table-cell>
          <table:table-cell table:formula="of:=POWER([.C1196]-6.75;2)" office:value-type="float" office:value="0.0177830751767914" calcext:value-type="float">
            <text:p>0.0177830752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711903" calcext:value-type="float">
            <text:p>6.711903</text:p>
          </table:table-cell>
          <table:table-cell office:value-type="float" office:value="6.6168086798" calcext:value-type="float">
            <text:p>6.6168086798</text:p>
          </table:table-cell>
          <table:table-cell table:formula="of:=POWER([.C1197]-6.75;2)" office:value-type="float" office:value="0.0177399277766189" calcext:value-type="float">
            <text:p>0.0177399278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709513" calcext:value-type="float">
            <text:p>6.709513</text:p>
          </table:table-cell>
          <table:table-cell office:value-type="float" office:value="6.616973178" calcext:value-type="float">
            <text:p>6.616973178</text:p>
          </table:table-cell>
          <table:table-cell table:formula="of:=POWER([.C1198]-6.75;2)" office:value-type="float" office:value="0.0176961353714196" calcext:value-type="float">
            <text:p>0.0176961354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707278" calcext:value-type="float">
            <text:p>6.707278</text:p>
          </table:table-cell>
          <table:table-cell office:value-type="float" office:value="6.6171401004" calcext:value-type="float">
            <text:p>6.6171401004</text:p>
          </table:table-cell>
          <table:table-cell table:formula="of:=POWER([.C1199]-6.75;2)" office:value-type="float" office:value="0.017651752921722" calcext:value-type="float">
            <text:p>0.0176517529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7052" calcext:value-type="float">
            <text:p>6.7052</text:p>
          </table:table-cell>
          <table:table-cell office:value-type="float" office:value="6.6173092497" calcext:value-type="float">
            <text:p>6.6173092497</text:p>
          </table:table-cell>
          <table:table-cell table:formula="of:=POWER([.C1200]-6.75;2)" office:value-type="float" office:value="0.017606835215177" calcext:value-type="float">
            <text:p>0.0176068352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703278" calcext:value-type="float">
            <text:p>6.703278</text:p>
          </table:table-cell>
          <table:table-cell office:value-type="float" office:value="6.6174804313" calcext:value-type="float">
            <text:p>6.6174804313</text:p>
          </table:table-cell>
          <table:table-cell table:formula="of:=POWER([.C1201]-6.75;2)" office:value-type="float" office:value="0.0175614360884341" calcext:value-type="float">
            <text:p>0.0175614361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701514" calcext:value-type="float">
            <text:p>6.701514</text:p>
          </table:table-cell>
          <table:table-cell office:value-type="float" office:value="6.617653454" calcext:value-type="float">
            <text:p>6.617653454</text:p>
          </table:table-cell>
          <table:table-cell table:formula="of:=POWER([.C1202]-6.75;2)" office:value-type="float" office:value="0.0175156082381301" calcext:value-type="float">
            <text:p>0.0175156082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699904" calcext:value-type="float">
            <text:p>6.699904</text:p>
          </table:table-cell>
          <table:table-cell office:value-type="float" office:value="6.617828129" calcext:value-type="float">
            <text:p>6.617828129</text:p>
          </table:table-cell>
          <table:table-cell table:formula="of:=POWER([.C1203]-6.75;2)" office:value-type="float" office:value="0.0174694034836406" calcext:value-type="float">
            <text:p>0.0174694035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698447" calcext:value-type="float">
            <text:p>6.698447</text:p>
          </table:table-cell>
          <table:table-cell office:value-type="float" office:value="6.6180042748" calcext:value-type="float">
            <text:p>6.6180042748</text:p>
          </table:table-cell>
          <table:table-cell table:formula="of:=POWER([.C1204]-6.75;2)" office:value-type="float" office:value="0.017422871471074" calcext:value-type="float">
            <text:p>0.0174228715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697139" calcext:value-type="float">
            <text:p>6.697139</text:p>
          </table:table-cell>
          <table:table-cell office:value-type="float" office:value="6.6181817133" calcext:value-type="float">
            <text:p>6.6181817133</text:p>
          </table:table-cell>
          <table:table-cell table:formula="of:=POWER([.C1205]-6.75;2)" office:value-type="float" office:value="0.0173760607085233" calcext:value-type="float">
            <text:p>0.0173760607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695974" calcext:value-type="float">
            <text:p>6.695974</text:p>
          </table:table-cell>
          <table:table-cell office:value-type="float" office:value="6.6183602736" calcext:value-type="float">
            <text:p>6.6183602736</text:p>
          </table:table-cell>
          <table:table-cell table:formula="of:=POWER([.C1206]-6.75;2)" office:value-type="float" office:value="0.0173290175666667" calcext:value-type="float">
            <text:p>0.0173290176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694948" calcext:value-type="float">
            <text:p>6.694948</text:p>
          </table:table-cell>
          <table:table-cell office:value-type="float" office:value="6.6185397945" calcext:value-type="float">
            <text:p>6.6185397945</text:p>
          </table:table-cell>
          <table:table-cell table:formula="of:=POWER([.C1207]-6.75;2)" office:value-type="float" office:value="0.0172817856301022" calcext:value-type="float">
            <text:p>0.0172817856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694053" calcext:value-type="float">
            <text:p>6.694053</text:p>
          </table:table-cell>
          <table:table-cell office:value-type="float" office:value="6.6187201219" calcext:value-type="float">
            <text:p>6.6187201219</text:p>
          </table:table-cell>
          <table:table-cell table:formula="of:=POWER([.C1208]-6.75;2)" office:value-type="float" office:value="0.0172344063939509" calcext:value-type="float">
            <text:p>0.0172344064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693281" calcext:value-type="float">
            <text:p>6.693281</text:p>
          </table:table-cell>
          <table:table-cell office:value-type="float" office:value="6.6189011099" calcext:value-type="float">
            <text:p>6.6189011099</text:p>
          </table:table-cell>
          <table:table-cell table:formula="of:=POWER([.C1209]-6.75;2)" office:value-type="float" office:value="0.0171869189854518" calcext:value-type="float">
            <text:p>0.017186919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692623" calcext:value-type="float">
            <text:p>6.692623</text:p>
          </table:table-cell>
          <table:table-cell office:value-type="float" office:value="6.619082626" calcext:value-type="float">
            <text:p>6.619082626</text:p>
          </table:table-cell>
          <table:table-cell table:formula="of:=POWER([.C1210]-6.75;2)" office:value-type="float" office:value="0.0171393588150559" calcext:value-type="float">
            <text:p>0.0171393588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692071" calcext:value-type="float">
            <text:p>6.692071</text:p>
          </table:table-cell>
          <table:table-cell office:value-type="float" office:value="6.6192645472" calcext:value-type="float">
            <text:p>6.6192645472</text:p>
          </table:table-cell>
          <table:table-cell table:formula="of:=POWER([.C1211]-6.75;2)" office:value-type="float" office:value="0.017091758618821" calcext:value-type="float">
            <text:p>0.0170917586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691614" calcext:value-type="float">
            <text:p>6.691614</text:p>
          </table:table-cell>
          <table:table-cell office:value-type="float" office:value="6.6194467611" calcext:value-type="float">
            <text:p>6.6194467611</text:p>
          </table:table-cell>
          <table:table-cell table:formula="of:=POWER([.C1212]-6.75;2)" office:value-type="float" office:value="0.0170441481872805" calcext:value-type="float">
            <text:p>0.0170441482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691241" calcext:value-type="float">
            <text:p>6.691241</text:p>
          </table:table-cell>
          <table:table-cell office:value-type="float" office:value="6.6196291673" calcext:value-type="float">
            <text:p>6.6196291673</text:p>
          </table:table-cell>
          <table:table-cell table:formula="of:=POWER([.C1213]-6.75;2)" office:value-type="float" office:value="0.0169965540188913" calcext:value-type="float">
            <text:p>0.016996554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690939" calcext:value-type="float">
            <text:p>6.690939</text:p>
          </table:table-cell>
          <table:table-cell office:value-type="float" office:value="6.6198116786" calcext:value-type="float">
            <text:p>6.6198116786</text:p>
          </table:table-cell>
          <table:table-cell table:formula="of:=POWER([.C1214]-6.75;2)" office:value-type="float" office:value="0.0169489990289498" calcext:value-type="float">
            <text:p>0.016948999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690698" calcext:value-type="float">
            <text:p>6.690698</text:p>
          </table:table-cell>
          <table:table-cell office:value-type="float" office:value="6.6199942234" calcext:value-type="float">
            <text:p>6.6199942234</text:p>
          </table:table-cell>
          <table:table-cell table:formula="of:=POWER([.C1215]-6.75;2)" office:value-type="float" office:value="0.0169015019493691" calcext:value-type="float">
            <text:p>0.0169015019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690503" calcext:value-type="float">
            <text:p>6.690503</text:p>
          </table:table-cell>
          <table:table-cell office:value-type="float" office:value="6.6201767384" calcext:value-type="float">
            <text:p>6.6201767384</text:p>
          </table:table-cell>
          <table:table-cell table:formula="of:=POWER([.C1216]-6.75;2)" office:value-type="float" office:value="0.0168540792524621" calcext:value-type="float">
            <text:p>0.0168540793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690342" calcext:value-type="float">
            <text:p>6.690342</text:p>
          </table:table-cell>
          <table:table-cell office:value-type="float" office:value="6.620359178" calcext:value-type="float">
            <text:p>6.620359178</text:p>
          </table:table-cell>
          <table:table-cell table:formula="of:=POWER([.C1217]-6.75;2)" office:value-type="float" office:value="0.0168067427288356" calcext:value-type="float">
            <text:p>0.0168067427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690201" calcext:value-type="float">
            <text:p>6.690201</text:p>
          </table:table-cell>
          <table:table-cell office:value-type="float" office:value="6.620541509" calcext:value-type="float">
            <text:p>6.620541509</text:p>
          </table:table-cell>
          <table:table-cell table:formula="of:=POWER([.C1218]-6.75;2)" office:value-type="float" office:value="0.0167595008919972" calcext:value-type="float">
            <text:p>0.0167595009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690067" calcext:value-type="float">
            <text:p>6.690067</text:p>
          </table:table-cell>
          <table:table-cell office:value-type="float" office:value="6.6207237133" calcext:value-type="float">
            <text:p>6.6207237133</text:p>
          </table:table-cell>
          <table:table-cell table:formula="of:=POWER([.C1219]-6.75;2)" office:value-type="float" office:value="0.0167123583029405" calcext:value-type="float">
            <text:p>0.0167123583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689924" calcext:value-type="float">
            <text:p>6.689924</text:p>
          </table:table-cell>
          <table:table-cell office:value-type="float" office:value="6.6209057849" calcext:value-type="float">
            <text:p>6.6209057849</text:p>
          </table:table-cell>
          <table:table-cell table:formula="of:=POWER([.C1220]-6.75;2)" office:value-type="float" office:value="0.0166653163722851" calcext:value-type="float">
            <text:p>0.0166653164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68976" calcext:value-type="float">
            <text:p>6.68976</text:p>
          </table:table-cell>
          <table:table-cell office:value-type="float" office:value="6.6210877336" calcext:value-type="float">
            <text:p>6.6210877336</text:p>
          </table:table-cell>
          <table:table-cell table:formula="of:=POWER([.C1221]-6.75;2)" office:value-type="float" office:value="0.0166183724283847" calcext:value-type="float">
            <text:p>0.0166183724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689559" calcext:value-type="float">
            <text:p>6.689559</text:p>
          </table:table-cell>
          <table:table-cell office:value-type="float" office:value="6.6212695818" calcext:value-type="float">
            <text:p>6.6212695818</text:p>
          </table:table-cell>
          <table:table-cell table:formula="of:=POWER([.C1222]-6.75;2)" office:value-type="float" office:value="0.0165715205699469" calcext:value-type="float">
            <text:p>0.0165715206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689309" calcext:value-type="float">
            <text:p>6.689309</text:p>
          </table:table-cell>
          <table:table-cell office:value-type="float" office:value="6.6214513668" calcext:value-type="float">
            <text:p>6.6214513668</text:p>
          </table:table-cell>
          <table:table-cell table:formula="of:=POWER([.C1223]-6.75;2)" office:value-type="float" office:value="0.0165247510975882" calcext:value-type="float">
            <text:p>0.0165247511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688994" calcext:value-type="float">
            <text:p>6.688994</text:p>
          </table:table-cell>
          <table:table-cell office:value-type="float" office:value="6.6216331386" calcext:value-type="float">
            <text:p>6.6216331386</text:p>
          </table:table-cell>
          <table:table-cell table:formula="of:=POWER([.C1224]-6.75;2)" office:value-type="float" office:value="0.0164780511056868" calcext:value-type="float">
            <text:p>0.0164780511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688601" calcext:value-type="float">
            <text:p>6.688601</text:p>
          </table:table-cell>
          <table:table-cell office:value-type="float" office:value="6.6218149618" calcext:value-type="float">
            <text:p>6.6218149618</text:p>
          </table:table-cell>
          <table:table-cell table:formula="of:=POWER([.C1225]-6.75;2)" office:value-type="float" office:value="0.0164314040183354" calcext:value-type="float">
            <text:p>0.016431404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688116" calcext:value-type="float">
            <text:p>6.688116</text:p>
          </table:table-cell>
          <table:table-cell office:value-type="float" office:value="6.6219969116" calcext:value-type="float">
            <text:p>6.6219969116</text:p>
          </table:table-cell>
          <table:table-cell table:formula="of:=POWER([.C1226]-6.75;2)" office:value-type="float" office:value="0.0163847906399382" calcext:value-type="float">
            <text:p>0.0163847906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687527" calcext:value-type="float">
            <text:p>6.687527</text:p>
          </table:table-cell>
          <table:table-cell office:value-type="float" office:value="6.6221790789" calcext:value-type="float">
            <text:p>6.6221790789</text:p>
          </table:table-cell>
          <table:table-cell table:formula="of:=POWER([.C1227]-6.75;2)" office:value-type="float" office:value="0.0163381878708523" calcext:value-type="float">
            <text:p>0.0163381879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686821" calcext:value-type="float">
            <text:p>6.686821</text:p>
          </table:table-cell>
          <table:table-cell office:value-type="float" office:value="6.6223615639" calcext:value-type="float">
            <text:p>6.6223615639</text:p>
          </table:table-cell>
          <table:table-cell table:formula="of:=POWER([.C1228]-6.75;2)" office:value-type="float" office:value="0.0162915703700537" calcext:value-type="float">
            <text:p>0.0162915704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685986" calcext:value-type="float">
            <text:p>6.685986</text:p>
          </table:table-cell>
          <table:table-cell office:value-type="float" office:value="6.6225444791" calcext:value-type="float">
            <text:p>6.6225444791</text:p>
          </table:table-cell>
          <table:table-cell table:formula="of:=POWER([.C1229]-6.75;2)" office:value-type="float" office:value="0.0162449098078903" calcext:value-type="float">
            <text:p>0.0162449098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68501" calcext:value-type="float">
            <text:p>6.68501</text:p>
          </table:table-cell>
          <table:table-cell office:value-type="float" office:value="6.6227279474" calcext:value-type="float">
            <text:p>6.6227279474</text:p>
          </table:table-cell>
          <table:table-cell table:formula="of:=POWER([.C1230]-6.75;2)" office:value-type="float" office:value="0.0161981753730173" calcext:value-type="float">
            <text:p>0.0161981754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683883" calcext:value-type="float">
            <text:p>6.683883</text:p>
          </table:table-cell>
          <table:table-cell office:value-type="float" office:value="6.6229121039" calcext:value-type="float">
            <text:p>6.6229121039</text:p>
          </table:table-cell>
          <table:table-cell table:formula="of:=POWER([.C1231]-6.75;2)" office:value-type="float" office:value="0.0161513333351244" calcext:value-type="float">
            <text:p>0.0161513333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682595" calcext:value-type="float">
            <text:p>6.682595</text:p>
          </table:table-cell>
          <table:table-cell office:value-type="float" office:value="6.6230970896" calcext:value-type="float">
            <text:p>6.6230970896</text:p>
          </table:table-cell>
          <table:table-cell table:formula="of:=POWER([.C1232]-6.75;2)" office:value-type="float" office:value="0.0161043486679905" calcext:value-type="float">
            <text:p>0.0161043487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681136" calcext:value-type="float">
            <text:p>6.681136</text:p>
          </table:table-cell>
          <table:table-cell office:value-type="float" office:value="6.6232830562" calcext:value-type="float">
            <text:p>6.6232830562</text:p>
          </table:table-cell>
          <table:table-cell table:formula="of:=POWER([.C1233]-6.75;2)" office:value-type="float" office:value="0.0160571838460124" calcext:value-type="float">
            <text:p>0.0160571838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679498" calcext:value-type="float">
            <text:p>6.679498</text:p>
          </table:table-cell>
          <table:table-cell office:value-type="float" office:value="6.6234701637" calcext:value-type="float">
            <text:p>6.6234701637</text:p>
          </table:table-cell>
          <table:table-cell table:formula="of:=POWER([.C1234]-6.75;2)" office:value-type="float" office:value="0.0160097994741047" calcext:value-type="float">
            <text:p>0.0160097995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677673" calcext:value-type="float">
            <text:p>6.677673</text:p>
          </table:table-cell>
          <table:table-cell office:value-type="float" office:value="6.6236585783" calcext:value-type="float">
            <text:p>6.6236585783</text:p>
          </table:table-cell>
          <table:table-cell table:formula="of:=POWER([.C1235]-6.75;2)" office:value-type="float" office:value="0.0159621548371773" calcext:value-type="float">
            <text:p>0.0159621548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675656" calcext:value-type="float">
            <text:p>6.675656</text:p>
          </table:table-cell>
          <table:table-cell office:value-type="float" office:value="6.6238484743" calcext:value-type="float">
            <text:p>6.6238484743</text:p>
          </table:table-cell>
          <table:table-cell table:formula="of:=POWER([.C1236]-6.75;2)" office:value-type="float" office:value="0.0159142074364378" calcext:value-type="float">
            <text:p>0.0159142074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673439" calcext:value-type="float">
            <text:p>6.673439</text:p>
          </table:table-cell>
          <table:table-cell office:value-type="float" office:value="6.6240400275" calcext:value-type="float">
            <text:p>6.6240400275</text:p>
          </table:table-cell>
          <table:table-cell table:formula="of:=POWER([.C1237]-6.75;2)" office:value-type="float" office:value="0.0158659146722009" calcext:value-type="float">
            <text:p>0.0158659147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67102" calcext:value-type="float">
            <text:p>6.67102</text:p>
          </table:table-cell>
          <table:table-cell office:value-type="float" office:value="6.6242334229" calcext:value-type="float">
            <text:p>6.6242334229</text:p>
          </table:table-cell>
          <table:table-cell table:formula="of:=POWER([.C1238]-6.75;2)" office:value-type="float" office:value="0.0158172319154503" calcext:value-type="float">
            <text:p>0.0158172319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668394" calcext:value-type="float">
            <text:p>6.668394</text:p>
          </table:table-cell>
          <table:table-cell office:value-type="float" office:value="6.6244288447" calcext:value-type="float">
            <text:p>6.6244288447</text:p>
          </table:table-cell>
          <table:table-cell table:formula="of:=POWER([.C1239]-6.75;2)" office:value-type="float" office:value="0.0157681150433768" calcext:value-type="float">
            <text:p>0.015768115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665558" calcext:value-type="float">
            <text:p>6.665558</text:p>
          </table:table-cell>
          <table:table-cell office:value-type="float" office:value="6.6246264827" calcext:value-type="float">
            <text:p>6.6246264827</text:p>
          </table:table-cell>
          <table:table-cell table:formula="of:=POWER([.C1240]-6.75;2)" office:value-type="float" office:value="0.0157185188401734" calcext:value-type="float">
            <text:p>0.0157185188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662513" calcext:value-type="float">
            <text:p>6.662513</text:p>
          </table:table-cell>
          <table:table-cell office:value-type="float" office:value="6.6248265269" calcext:value-type="float">
            <text:p>6.6248265269</text:p>
          </table:table-cell>
          <table:table-cell table:formula="of:=POWER([.C1241]-6.75;2)" office:value-type="float" office:value="0.0156683983679165" calcext:value-type="float">
            <text:p>0.0156683984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659256" calcext:value-type="float">
            <text:p>6.659256</text:p>
          </table:table-cell>
          <table:table-cell office:value-type="float" office:value="6.6250291673" calcext:value-type="float">
            <text:p>6.6250291673</text:p>
          </table:table-cell>
          <table:table-cell table:formula="of:=POWER([.C1242]-6.75;2)" office:value-type="float" office:value="0.0156177090257314" calcext:value-type="float">
            <text:p>0.01561770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65579" calcext:value-type="float">
            <text:p>6.65579</text:p>
          </table:table-cell>
          <table:table-cell office:value-type="float" office:value="6.625234595" calcext:value-type="float">
            <text:p>6.625234595</text:p>
          </table:table-cell>
          <table:table-cell table:formula="of:=POWER([.C1243]-6.75;2)" office:value-type="float" office:value="0.015566406284814" calcext:value-type="float">
            <text:p>0.0155664063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652116" calcext:value-type="float">
            <text:p>6.652116</text:p>
          </table:table-cell>
          <table:table-cell office:value-type="float" office:value="6.6254429988" calcext:value-type="float">
            <text:p>6.6254429988</text:p>
          </table:table-cell>
          <table:table-cell table:formula="of:=POWER([.C1244]-6.75;2)" office:value-type="float" office:value="0.0155144465479369" calcext:value-type="float">
            <text:p>0.0155144465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648237" calcext:value-type="float">
            <text:p>6.648237</text:p>
          </table:table-cell>
          <table:table-cell office:value-type="float" office:value="6.6256545639" calcext:value-type="float">
            <text:p>6.6256545639</text:p>
          </table:table-cell>
          <table:table-cell table:formula="of:=POWER([.C1245]-6.75;2)" office:value-type="float" office:value="0.0154617874788991" calcext:value-type="float">
            <text:p>0.0154617875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644158" calcext:value-type="float">
            <text:p>6.644158</text:p>
          </table:table-cell>
          <table:table-cell office:value-type="float" office:value="6.6258694743" calcext:value-type="float">
            <text:p>6.6258694743</text:p>
          </table:table-cell>
          <table:table-cell table:formula="of:=POWER([.C1246]-6.75;2)" office:value-type="float" office:value="0.0154083874105584" calcext:value-type="float">
            <text:p>0.0154083874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639884" calcext:value-type="float">
            <text:p>6.639884</text:p>
          </table:table-cell>
          <table:table-cell office:value-type="float" office:value="6.626087908" calcext:value-type="float">
            <text:p>6.626087908</text:p>
          </table:table-cell>
          <table:table-cell table:formula="of:=POWER([.C1247]-6.75;2)" office:value-type="float" office:value="0.0153542065438165" calcext:value-type="float">
            <text:p>0.0153542065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635421" calcext:value-type="float">
            <text:p>6.635421</text:p>
          </table:table-cell>
          <table:table-cell office:value-type="float" office:value="6.626310037" calcext:value-type="float">
            <text:p>6.626310037</text:p>
          </table:table-cell>
          <table:table-cell table:formula="of:=POWER([.C1248]-6.75;2)" office:value-type="float" office:value="0.0152992069469415" calcext:value-type="float">
            <text:p>0.0152992069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630777" calcext:value-type="float">
            <text:p>6.630777</text:p>
          </table:table-cell>
          <table:table-cell office:value-type="float" office:value="6.6265360287" calcext:value-type="float">
            <text:p>6.6265360287</text:p>
          </table:table-cell>
          <table:table-cell table:formula="of:=POWER([.C1249]-6.75;2)" office:value-type="float" office:value="0.0152433522091671" calcext:value-type="float">
            <text:p>0.0152433522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62596" calcext:value-type="float">
            <text:p>6.62596</text:p>
          </table:table-cell>
          <table:table-cell office:value-type="float" office:value="6.6267660418" calcext:value-type="float">
            <text:p>6.6267660418</text:p>
          </table:table-cell>
          <table:table-cell table:formula="of:=POWER([.C1250]-6.75;2)" office:value-type="float" office:value="0.0151866084536394" calcext:value-type="float">
            <text:p>0.0151866085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620979" calcext:value-type="float">
            <text:p>6.620979</text:p>
          </table:table-cell>
          <table:table-cell office:value-type="float" office:value="6.627000227" calcext:value-type="float">
            <text:p>6.627000227</text:p>
          </table:table-cell>
          <table:table-cell table:formula="of:=POWER([.C1251]-6.75;2)" office:value-type="float" office:value="0.0151289441580516" calcext:value-type="float">
            <text:p>0.0151289442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615846" calcext:value-type="float">
            <text:p>6.615846</text:p>
          </table:table-cell>
          <table:table-cell office:value-type="float" office:value="6.6272387264" calcext:value-type="float">
            <text:p>6.6272387264</text:p>
          </table:table-cell>
          <table:table-cell table:formula="of:=POWER([.C1252]-6.75;2)" office:value-type="float" office:value="0.0150703302958941" calcext:value-type="float">
            <text:p>0.0150703303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610572" calcext:value-type="float">
            <text:p>6.610572</text:p>
          </table:table-cell>
          <table:table-cell office:value-type="float" office:value="6.6274816691" calcext:value-type="float">
            <text:p>6.6274816691</text:p>
          </table:table-cell>
          <table:table-cell table:formula="of:=POWER([.C1253]-6.75;2)" office:value-type="float" office:value="0.0150107414065219" calcext:value-type="float">
            <text:p>0.0150107414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605168" calcext:value-type="float">
            <text:p>6.605168</text:p>
          </table:table-cell>
          <table:table-cell office:value-type="float" office:value="6.6277291744" calcext:value-type="float">
            <text:p>6.6277291744</text:p>
          </table:table-cell>
          <table:table-cell table:formula="of:=POWER([.C1254]-6.75;2)" office:value-type="float" office:value="0.0149501547929057" calcext:value-type="float">
            <text:p>0.0149501548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599648" calcext:value-type="float">
            <text:p>6.599648</text:p>
          </table:table-cell>
          <table:table-cell office:value-type="float" office:value="6.6279813513" calcext:value-type="float">
            <text:p>6.6279813513</text:p>
          </table:table-cell>
          <table:table-cell table:formula="of:=POWER([.C1255]-6.75;2)" office:value-type="float" office:value="0.014888550630574" calcext:value-type="float">
            <text:p>0.0148885506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594025" calcext:value-type="float">
            <text:p>6.594025</text:p>
          </table:table-cell>
          <table:table-cell office:value-type="float" office:value="6.6282382927" calcext:value-type="float">
            <text:p>6.6282382927</text:p>
          </table:table-cell>
          <table:table-cell table:formula="of:=POWER([.C1256]-6.75;2)" office:value-type="float" office:value="0.0148259133646109" calcext:value-type="float">
            <text:p>0.0148259134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588315" calcext:value-type="float">
            <text:p>6.588315</text:p>
          </table:table-cell>
          <table:table-cell office:value-type="float" office:value="6.6285000824" calcext:value-type="float">
            <text:p>6.6285000824</text:p>
          </table:table-cell>
          <table:table-cell table:formula="of:=POWER([.C1257]-6.75;2)" office:value-type="float" office:value="0.0147622299768067" calcext:value-type="float">
            <text:p>0.01476223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582531" calcext:value-type="float">
            <text:p>6.582531</text:p>
          </table:table-cell>
          <table:table-cell office:value-type="float" office:value="6.6287667838" calcext:value-type="float">
            <text:p>6.6287667838</text:p>
          </table:table-cell>
          <table:table-cell table:formula="of:=POWER([.C1258]-6.75;2)" office:value-type="float" office:value="0.014697492710196" calcext:value-type="float">
            <text:p>0.0146974927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576691" calcext:value-type="float">
            <text:p>6.576691</text:p>
          </table:table-cell>
          <table:table-cell office:value-type="float" office:value="6.6290384516" calcext:value-type="float">
            <text:p>6.6290384516</text:p>
          </table:table-cell>
          <table:table-cell table:formula="of:=POWER([.C1259]-6.75;2)" office:value-type="float" office:value="0.0146316961913256" calcext:value-type="float">
            <text:p>0.0146316962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570809" calcext:value-type="float">
            <text:p>6.570809</text:p>
          </table:table-cell>
          <table:table-cell office:value-type="float" office:value="6.6293151195" calcext:value-type="float">
            <text:p>6.6293151195</text:p>
          </table:table-cell>
          <table:table-cell table:formula="of:=POWER([.C1260]-6.75;2)" office:value-type="float" office:value="0.0145648403812992" calcext:value-type="float">
            <text:p>0.0145648404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564902" calcext:value-type="float">
            <text:p>6.564902</text:p>
          </table:table-cell>
          <table:table-cell office:value-type="float" office:value="6.6295968076" calcext:value-type="float">
            <text:p>6.6295968076</text:p>
          </table:table-cell>
          <table:table-cell table:formula="of:=POWER([.C1261]-6.75;2)" office:value-type="float" office:value="0.0144969287401113" calcext:value-type="float">
            <text:p>0.0144969287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558987" calcext:value-type="float">
            <text:p>6.558987</text:p>
          </table:table-cell>
          <table:table-cell office:value-type="float" office:value="6.6298835197" calcext:value-type="float">
            <text:p>6.6298835197</text:p>
          </table:table-cell>
          <table:table-cell table:formula="of:=POWER([.C1262]-6.75;2)" office:value-type="float" office:value="0.0144279688396603" calcext:value-type="float">
            <text:p>0.0144279688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553082" calcext:value-type="float">
            <text:p>6.553082</text:p>
          </table:table-cell>
          <table:table-cell office:value-type="float" office:value="6.6301752413" calcext:value-type="float">
            <text:p>6.6301752413</text:p>
          </table:table-cell>
          <table:table-cell table:formula="of:=POWER([.C1263]-6.75;2)" office:value-type="float" office:value="0.0143579727975132" calcext:value-type="float">
            <text:p>0.0143579728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547202" calcext:value-type="float">
            <text:p>6.547202</text:p>
          </table:table-cell>
          <table:table-cell office:value-type="float" office:value="6.6304719391" calcext:value-type="float">
            <text:p>6.6304719391</text:p>
          </table:table-cell>
          <table:table-cell table:formula="of:=POWER([.C1264]-6.75;2)" office:value-type="float" office:value="0.0142869573425142" calcext:value-type="float">
            <text:p>0.0142869573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541366" calcext:value-type="float">
            <text:p>6.541366</text:p>
          </table:table-cell>
          <table:table-cell office:value-type="float" office:value="6.6307735651" calcext:value-type="float">
            <text:p>6.6307735651</text:p>
          </table:table-cell>
          <table:table-cell table:formula="of:=POWER([.C1265]-6.75;2)" office:value-type="float" office:value="0.0142149427789639" calcext:value-type="float">
            <text:p>0.0142149428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535591" calcext:value-type="float">
            <text:p>6.535591</text:p>
          </table:table-cell>
          <table:table-cell office:value-type="float" office:value="6.6310800514" calcext:value-type="float">
            <text:p>6.6310800514</text:p>
          </table:table-cell>
          <table:table-cell table:formula="of:=POWER([.C1266]-6.75;2)" office:value-type="float" office:value="0.0141419541750267" calcext:value-type="float">
            <text:p>0.0141419542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529894" calcext:value-type="float">
            <text:p>6.529894</text:p>
          </table:table-cell>
          <table:table-cell office:value-type="float" office:value="6.6313913106" calcext:value-type="float">
            <text:p>6.6313913106</text:p>
          </table:table-cell>
          <table:table-cell table:formula="of:=POWER([.C1267]-6.75;2)" office:value-type="float" office:value="0.0140680212011857" calcext:value-type="float">
            <text:p>0.0140680212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524291" calcext:value-type="float">
            <text:p>6.524291</text:p>
          </table:table-cell>
          <table:table-cell office:value-type="float" office:value="6.6317072378" calcext:value-type="float">
            <text:p>6.6317072378</text:p>
          </table:table-cell>
          <table:table-cell table:formula="of:=POWER([.C1268]-6.75;2)" office:value-type="float" office:value="0.0139931775889058" calcext:value-type="float">
            <text:p>0.0139931776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518799" calcext:value-type="float">
            <text:p>6.518799</text:p>
          </table:table-cell>
          <table:table-cell office:value-type="float" office:value="6.6320277121" calcext:value-type="float">
            <text:p>6.6320277121</text:p>
          </table:table-cell>
          <table:table-cell table:formula="of:=POWER([.C1269]-6.75;2)" office:value-type="float" office:value="0.0139174607123604" calcext:value-type="float">
            <text:p>0.0139174607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513434" calcext:value-type="float">
            <text:p>6.513434</text:p>
          </table:table-cell>
          <table:table-cell office:value-type="float" office:value="6.6323525914" calcext:value-type="float">
            <text:p>6.6323525914</text:p>
          </table:table-cell>
          <table:table-cell table:formula="of:=POWER([.C1270]-6.75;2)" office:value-type="float" office:value="0.0138409127502953" calcext:value-type="float">
            <text:p>0.0138409128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508212" calcext:value-type="float">
            <text:p>6.508212</text:p>
          </table:table-cell>
          <table:table-cell office:value-type="float" office:value="6.632681718" calcext:value-type="float">
            <text:p>6.632681718</text:p>
          </table:table-cell>
          <table:table-cell table:formula="of:=POWER([.C1271]-6.75;2)" office:value-type="float" office:value="0.0137635792914316" calcext:value-type="float">
            <text:p>0.0137635793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503148" calcext:value-type="float">
            <text:p>6.503148</text:p>
          </table:table-cell>
          <table:table-cell office:value-type="float" office:value="6.6330149152" calcext:value-type="float">
            <text:p>6.6330149152</text:p>
          </table:table-cell>
          <table:table-cell table:formula="of:=POWER([.C1272]-6.75;2)" office:value-type="float" office:value="0.0136855100656631" calcext:value-type="float">
            <text:p>0.0136855101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498255" calcext:value-type="float">
            <text:p>6.498255</text:p>
          </table:table-cell>
          <table:table-cell office:value-type="float" office:value="6.6333519881" calcext:value-type="float">
            <text:p>6.6333519881</text:p>
          </table:table-cell>
          <table:table-cell table:formula="of:=POWER([.C1273]-6.75;2)" office:value-type="float" office:value="0.0136067586802225" calcext:value-type="float">
            <text:p>0.0136067587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493548" calcext:value-type="float">
            <text:p>6.493548</text:p>
          </table:table-cell>
          <table:table-cell office:value-type="float" office:value="6.6336927288" calcext:value-type="float">
            <text:p>6.6336927288</text:p>
          </table:table-cell>
          <table:table-cell table:formula="of:=POWER([.C1274]-6.75;2)" office:value-type="float" office:value="0.0135273813339904" calcext:value-type="float">
            <text:p>0.0135273813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489038" calcext:value-type="float">
            <text:p>6.489038</text:p>
          </table:table-cell>
          <table:table-cell office:value-type="float" office:value="6.6340369092" calcext:value-type="float">
            <text:p>6.6340369092</text:p>
          </table:table-cell>
          <table:table-cell table:formula="of:=POWER([.C1275]-6.75;2)" office:value-type="float" office:value="0.0134474384278891" calcext:value-type="float">
            <text:p>0.0134474384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484738" calcext:value-type="float">
            <text:p>6.484738</text:p>
          </table:table-cell>
          <table:table-cell office:value-type="float" office:value="6.6343842903" calcext:value-type="float">
            <text:p>6.6343842903</text:p>
          </table:table-cell>
          <table:table-cell table:formula="of:=POWER([.C1276]-6.75;2)" office:value-type="float" office:value="0.0133669923294347" calcext:value-type="float">
            <text:p>0.0133669923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480659" calcext:value-type="float">
            <text:p>6.480659</text:p>
          </table:table-cell>
          <table:table-cell office:value-type="float" office:value="6.6347346141" calcext:value-type="float">
            <text:p>6.6347346141</text:p>
          </table:table-cell>
          <table:table-cell table:formula="of:=POWER([.C1277]-6.75;2)" office:value-type="float" office:value="0.0132861091866759" calcext:value-type="float">
            <text:p>0.0132861092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476808" calcext:value-type="float">
            <text:p>6.476808</text:p>
          </table:table-cell>
          <table:table-cell office:value-type="float" office:value="6.6350876105" calcext:value-type="float">
            <text:p>6.6350876105</text:p>
          </table:table-cell>
          <table:table-cell table:formula="of:=POWER([.C1278]-6.75;2)" office:value-type="float" office:value="0.0132048572605996" calcext:value-type="float">
            <text:p>0.0132048573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473196" calcext:value-type="float">
            <text:p>6.473196</text:p>
          </table:table-cell>
          <table:table-cell office:value-type="float" office:value="6.6354429988" calcext:value-type="float">
            <text:p>6.6354429988</text:p>
          </table:table-cell>
          <table:table-cell table:formula="of:=POWER([.C1279]-6.75;2)" office:value-type="float" office:value="0.0131233065239367" calcext:value-type="float">
            <text:p>0.0131233065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469829" calcext:value-type="float">
            <text:p>6.469829</text:p>
          </table:table-cell>
          <table:table-cell office:value-type="float" office:value="6.6358004851" calcext:value-type="float">
            <text:p>6.6358004851</text:p>
          </table:table-cell>
          <table:table-cell table:formula="of:=POWER([.C1280]-6.75;2)" office:value-type="float" office:value="0.0130415292033954" calcext:value-type="float">
            <text:p>0.0130415292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466712" calcext:value-type="float">
            <text:p>6.466712</text:p>
          </table:table-cell>
          <table:table-cell office:value-type="float" office:value="6.6361597646" calcext:value-type="float">
            <text:p>6.6361597646</text:p>
          </table:table-cell>
          <table:table-cell table:formula="of:=POWER([.C1281]-6.75;2)" office:value-type="float" office:value="0.0129595991959273" calcext:value-type="float">
            <text:p>0.0129595992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463851" calcext:value-type="float">
            <text:p>6.463851</text:p>
          </table:table-cell>
          <table:table-cell office:value-type="float" office:value="6.6365205257" calcext:value-type="float">
            <text:p>6.6365205257</text:p>
          </table:table-cell>
          <table:table-cell table:formula="of:=POWER([.C1282]-6.75;2)" office:value-type="float" office:value="0.0128775910874044" calcext:value-type="float">
            <text:p>0.0128775911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461248" calcext:value-type="float">
            <text:p>6.461248</text:p>
          </table:table-cell>
          <table:table-cell office:value-type="float" office:value="6.6368824468" calcext:value-type="float">
            <text:p>6.6368824468</text:p>
          </table:table-cell>
          <table:table-cell table:formula="of:=POWER([.C1283]-6.75;2)" office:value-type="float" office:value="0.0127955808419549" calcext:value-type="float">
            <text:p>0.0127955808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458905" calcext:value-type="float">
            <text:p>6.458905</text:p>
          </table:table-cell>
          <table:table-cell office:value-type="float" office:value="6.6372452007" calcext:value-type="float">
            <text:p>6.6372452007</text:p>
          </table:table-cell>
          <table:table-cell table:formula="of:=POWER([.C1284]-6.75;2)" office:value-type="float" office:value="0.0127136447651833" calcext:value-type="float">
            <text:p>0.0127136448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456822" calcext:value-type="float">
            <text:p>6.456822</text:p>
          </table:table-cell>
          <table:table-cell office:value-type="float" office:value="6.6376084564" calcext:value-type="float">
            <text:p>6.6376084564</text:p>
          </table:table-cell>
          <table:table-cell table:formula="of:=POWER([.C1285]-6.75;2)" office:value-type="float" office:value="0.0126318590727908" calcext:value-type="float">
            <text:p>0.0126318591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454997" calcext:value-type="float">
            <text:p>6.454997</text:p>
          </table:table-cell>
          <table:table-cell office:value-type="float" office:value="6.6379718781" calcext:value-type="float">
            <text:p>6.6379718781</text:p>
          </table:table-cell>
          <table:table-cell table:formula="of:=POWER([.C1286]-6.75;2)" office:value-type="float" office:value="0.0125503000964412" calcext:value-type="float">
            <text:p>0.0125503001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453429" calcext:value-type="float">
            <text:p>6.453429</text:p>
          </table:table-cell>
          <table:table-cell office:value-type="float" office:value="6.6383351314" calcext:value-type="float">
            <text:p>6.6383351314</text:p>
          </table:table-cell>
          <table:table-cell table:formula="of:=POWER([.C1287]-6.75;2)" office:value-type="float" office:value="0.0124690428794553" calcext:value-type="float">
            <text:p>0.0124690429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452113" calcext:value-type="float">
            <text:p>6.452113</text:p>
          </table:table-cell>
          <table:table-cell office:value-type="float" office:value="6.6386978769" calcext:value-type="float">
            <text:p>6.6386978769</text:p>
          </table:table-cell>
          <table:table-cell table:formula="of:=POWER([.C1288]-6.75;2)" office:value-type="float" office:value="0.0123881626065675" calcext:value-type="float">
            <text:p>0.0123881626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451043" calcext:value-type="float">
            <text:p>6.451043</text:p>
          </table:table-cell>
          <table:table-cell office:value-type="float" office:value="6.6390597802" calcext:value-type="float">
            <text:p>6.6390597802</text:p>
          </table:table-cell>
          <table:table-cell table:formula="of:=POWER([.C1289]-6.75;2)" office:value-type="float" office:value="0.0123077323692723" calcext:value-type="float">
            <text:p>0.0123077324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450213" calcext:value-type="float">
            <text:p>6.450213</text:p>
          </table:table-cell>
          <table:table-cell office:value-type="float" office:value="6.639420509" calcext:value-type="float">
            <text:p>6.639420509</text:p>
          </table:table-cell>
          <table:table-cell table:formula="of:=POWER([.C1290]-6.75;2)" office:value-type="float" office:value="0.0122278238298191" calcext:value-type="float">
            <text:p>0.0122278238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449613" calcext:value-type="float">
            <text:p>6.449613</text:p>
          </table:table-cell>
          <table:table-cell office:value-type="float" office:value="6.639779736" calcext:value-type="float">
            <text:p>6.639779736</text:p>
          </table:table-cell>
          <table:table-cell table:formula="of:=POWER([.C1291]-6.75;2)" office:value-type="float" office:value="0.0121485065962296" calcext:value-type="float">
            <text:p>0.0121485066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449235" calcext:value-type="float">
            <text:p>6.449235</text:p>
          </table:table-cell>
          <table:table-cell office:value-type="float" office:value="6.6401371422" calcext:value-type="float">
            <text:p>6.6401371422</text:p>
          </table:table-cell>
          <table:table-cell table:formula="of:=POWER([.C1292]-6.75;2)" office:value-type="float" office:value="0.0120698475239829" calcext:value-type="float">
            <text:p>0.0120698475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449067" calcext:value-type="float">
            <text:p>6.449067</text:p>
          </table:table-cell>
          <table:table-cell office:value-type="float" office:value="6.6404924134" calcext:value-type="float">
            <text:p>6.6404924134</text:p>
          </table:table-cell>
          <table:table-cell table:formula="of:=POWER([.C1293]-6.75;2)" office:value-type="float" office:value="0.0119919115229564" calcext:value-type="float">
            <text:p>0.0119919115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449098" calcext:value-type="float">
            <text:p>6.449098</text:p>
          </table:table-cell>
          <table:table-cell office:value-type="float" office:value="6.6408452473" calcext:value-type="float">
            <text:p>6.6408452473</text:p>
          </table:table-cell>
          <table:table-cell table:formula="of:=POWER([.C1294]-6.75;2)" office:value-type="float" office:value="0.0119147600369982" calcext:value-type="float">
            <text:p>0.01191476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449313" calcext:value-type="float">
            <text:p>6.449313</text:p>
          </table:table-cell>
          <table:table-cell office:value-type="float" office:value="6.6411953513" calcext:value-type="float">
            <text:p>6.6411953513</text:p>
          </table:table-cell>
          <table:table-cell table:formula="of:=POWER([.C1295]-6.75;2)" office:value-type="float" office:value="0.0118384515787303" calcext:value-type="float">
            <text:p>0.0118384516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449699" calcext:value-type="float">
            <text:p>6.449699</text:p>
          </table:table-cell>
          <table:table-cell office:value-type="float" office:value="6.641542448" calcext:value-type="float">
            <text:p>6.641542448</text:p>
          </table:table-cell>
          <table:table-cell table:formula="of:=POWER([.C1296]-6.75;2)" office:value-type="float" office:value="0.0117630405858327" calcext:value-type="float">
            <text:p>0.0117630406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45024" calcext:value-type="float">
            <text:p>6.45024</text:p>
          </table:table-cell>
          <table:table-cell office:value-type="float" office:value="6.6418862724" calcext:value-type="float">
            <text:p>6.6418862724</text:p>
          </table:table-cell>
          <table:table-cell table:formula="of:=POWER([.C1297]-6.75;2)" office:value-type="float" office:value="0.011688578095567" calcext:value-type="float">
            <text:p>0.0116885781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45092" calcext:value-type="float">
            <text:p>6.45092</text:p>
          </table:table-cell>
          <table:table-cell office:value-type="float" office:value="6.6422265759" calcext:value-type="float">
            <text:p>6.6422265759</text:p>
          </table:table-cell>
          <table:table-cell table:formula="of:=POWER([.C1298]-6.75;2)" office:value-type="float" office:value="0.0116151109422385" calcext:value-type="float">
            <text:p>0.0116151109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451722" calcext:value-type="float">
            <text:p>6.451722</text:p>
          </table:table-cell>
          <table:table-cell office:value-type="float" office:value="6.6425631254" calcext:value-type="float">
            <text:p>6.6425631254</text:p>
          </table:table-cell>
          <table:table-cell table:formula="of:=POWER([.C1299]-6.75;2)" office:value-type="float" office:value="0.0115426820238162" calcext:value-type="float">
            <text:p>0.011542682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452629" calcext:value-type="float">
            <text:p>6.452629</text:p>
          </table:table-cell>
          <table:table-cell office:value-type="float" office:value="6.6428957085" calcext:value-type="float">
            <text:p>6.6428957085</text:p>
          </table:table-cell>
          <table:table-cell table:formula="of:=POWER([.C1300]-6.75;2)" office:value-type="float" office:value="0.0114713292577169" calcext:value-type="float">
            <text:p>0.0114713293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453622" calcext:value-type="float">
            <text:p>6.453622</text:p>
          </table:table-cell>
          <table:table-cell office:value-type="float" office:value="6.6432241302" calcext:value-type="float">
            <text:p>6.6432241302</text:p>
          </table:table-cell>
          <table:table-cell table:formula="of:=POWER([.C1301]-6.75;2)" office:value-type="float" office:value="0.0114010863715465" calcext:value-type="float">
            <text:p>0.0114010864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454684" calcext:value-type="float">
            <text:p>6.454684</text:p>
          </table:table-cell>
          <table:table-cell office:value-type="float" office:value="6.6435482151" calcext:value-type="float">
            <text:p>6.6435482151</text:p>
          </table:table-cell>
          <table:table-cell table:formula="of:=POWER([.C1302]-6.75;2)" office:value-type="float" office:value="0.0113319825083959" calcext:value-type="float">
            <text:p>0.0113319825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455795" calcext:value-type="float">
            <text:p>6.455795</text:p>
          </table:table-cell>
          <table:table-cell office:value-type="float" office:value="6.6438678088" calcext:value-type="float">
            <text:p>6.6438678088</text:p>
          </table:table-cell>
          <table:table-cell table:formula="of:=POWER([.C1303]-6.75;2)" office:value-type="float" office:value="0.0112640420089134" calcext:value-type="float">
            <text:p>0.011264042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456938" calcext:value-type="float">
            <text:p>6.456938</text:p>
          </table:table-cell>
          <table:table-cell office:value-type="float" office:value="6.6441827802" calcext:value-type="float">
            <text:p>6.6441827802</text:p>
          </table:table-cell>
          <table:table-cell table:formula="of:=POWER([.C1304]-6.75;2)" office:value-type="float" office:value="0.0111972840062016" calcext:value-type="float">
            <text:p>0.011197284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458093" calcext:value-type="float">
            <text:p>6.458093</text:p>
          </table:table-cell>
          <table:table-cell office:value-type="float" office:value="6.6444930167" calcext:value-type="float">
            <text:p>6.6444930167</text:p>
          </table:table-cell>
          <table:table-cell table:formula="of:=POWER([.C1305]-6.75;2)" office:value-type="float" office:value="0.0111317235250664" calcext:value-type="float">
            <text:p>0.0111317235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459241" calcext:value-type="float">
            <text:p>6.459241</text:p>
          </table:table-cell>
          <table:table-cell office:value-type="float" office:value="6.6447984301" calcext:value-type="float">
            <text:p>6.6447984301</text:p>
          </table:table-cell>
          <table:table-cell table:formula="of:=POWER([.C1306]-6.75;2)" office:value-type="float" office:value="0.0110673703094246" calcext:value-type="float">
            <text:p>0.0110673703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460365" calcext:value-type="float">
            <text:p>6.460365</text:p>
          </table:table-cell>
          <table:table-cell office:value-type="float" office:value="6.645098957" calcext:value-type="float">
            <text:p>6.645098957</text:p>
          </table:table-cell>
          <table:table-cell table:formula="of:=POWER([.C1307]-6.75;2)" office:value-type="float" office:value="0.0110042288224878" calcext:value-type="float">
            <text:p>0.0110042288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461447" calcext:value-type="float">
            <text:p>6.461447</text:p>
          </table:table-cell>
          <table:table-cell office:value-type="float" office:value="6.645394552" calcext:value-type="float">
            <text:p>6.645394552</text:p>
          </table:table-cell>
          <table:table-cell table:formula="of:=POWER([.C1308]-6.75;2)" office:value-type="float" office:value="0.0109422997512807" calcext:value-type="float">
            <text:p>0.0109422998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46247" calcext:value-type="float">
            <text:p>6.46247</text:p>
          </table:table-cell>
          <table:table-cell office:value-type="float" office:value="6.6456851959" calcext:value-type="float">
            <text:p>6.6456851959</text:p>
          </table:table-cell>
          <table:table-cell table:formula="of:=POWER([.C1309]-6.75;2)" office:value-type="float" office:value="0.0108815783544213" calcext:value-type="float">
            <text:p>0.0108815784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463418" calcext:value-type="float">
            <text:p>6.463418</text:p>
          </table:table-cell>
          <table:table-cell office:value-type="float" office:value="6.6459708889" calcext:value-type="float">
            <text:p>6.6459708889</text:p>
          </table:table-cell>
          <table:table-cell table:formula="of:=POWER([.C1310]-6.75;2)" office:value-type="float" office:value="0.0108220559562561" calcext:value-type="float">
            <text:p>0.010822056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464275" calcext:value-type="float">
            <text:p>6.464275</text:p>
          </table:table-cell>
          <table:table-cell office:value-type="float" office:value="6.6462516547" calcext:value-type="float">
            <text:p>6.6462516547</text:p>
          </table:table-cell>
          <table:table-cell table:formula="of:=POWER([.C1311]-6.75;2)" office:value-type="float" office:value="0.010763719152488" calcext:value-type="float">
            <text:p>0.0107637192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465027" calcext:value-type="float">
            <text:p>6.465027</text:p>
          </table:table-cell>
          <table:table-cell office:value-type="float" office:value="6.6465275364" calcext:value-type="float">
            <text:p>6.6465275364</text:p>
          </table:table-cell>
          <table:table-cell table:formula="of:=POWER([.C1312]-6.75;2)" office:value-type="float" office:value="0.0107065507234534" calcext:value-type="float">
            <text:p>0.0107065507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465661" calcext:value-type="float">
            <text:p>6.465661</text:p>
          </table:table-cell>
          <table:table-cell office:value-type="float" office:value="6.6467985986" calcext:value-type="float">
            <text:p>6.6467985986</text:p>
          </table:table-cell>
          <table:table-cell table:formula="of:=POWER([.C1313]-6.75;2)" office:value-type="float" office:value="0.0106505292509239" calcext:value-type="float">
            <text:p>0.0106505293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466166" calcext:value-type="float">
            <text:p>6.466166</text:p>
          </table:table-cell>
          <table:table-cell office:value-type="float" office:value="6.6470649235" calcext:value-type="float">
            <text:p>6.6470649235</text:p>
          </table:table-cell>
          <table:table-cell table:formula="of:=POWER([.C1314]-6.75;2)" office:value-type="float" office:value="0.0105956299740608" calcext:value-type="float">
            <text:p>0.01059563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46653" calcext:value-type="float">
            <text:p>6.46653</text:p>
          </table:table-cell>
          <table:table-cell office:value-type="float" office:value="6.6473266117" calcext:value-type="float">
            <text:p>6.6473266117</text:p>
          </table:table-cell>
          <table:table-cell table:formula="of:=POWER([.C1315]-6.75;2)" office:value-type="float" office:value="0.0105418246650025" calcext:value-type="float">
            <text:p>0.0105418247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466746" calcext:value-type="float">
            <text:p>6.466746</text:p>
          </table:table-cell>
          <table:table-cell office:value-type="float" office:value="6.6475837802" calcext:value-type="float">
            <text:p>6.6475837802</text:p>
          </table:table-cell>
          <table:table-cell table:formula="of:=POWER([.C1316]-6.75;2)" office:value-type="float" office:value="0.010489082078122" calcext:value-type="float">
            <text:p>0.0104890821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466807" calcext:value-type="float">
            <text:p>6.466807</text:p>
          </table:table-cell>
          <table:table-cell office:value-type="float" office:value="6.6478365603" calcext:value-type="float">
            <text:p>6.6478365603</text:p>
          </table:table-cell>
          <table:table-cell table:formula="of:=POWER([.C1317]-6.75;2)" office:value-type="float" office:value="0.0104373684113355" calcext:value-type="float">
            <text:p>0.0104373684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466707" calcext:value-type="float">
            <text:p>6.466707</text:p>
          </table:table-cell>
          <table:table-cell office:value-type="float" office:value="6.6480850968" calcext:value-type="float">
            <text:p>6.6480850968</text:p>
          </table:table-cell>
          <table:table-cell table:formula="of:=POWER([.C1318]-6.75;2)" office:value-type="float" office:value="0.0103866474942654" calcext:value-type="float">
            <text:p>0.0103866475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466443" calcext:value-type="float">
            <text:p>6.466443</text:p>
          </table:table-cell>
          <table:table-cell office:value-type="float" office:value="6.6483295448" calcext:value-type="float">
            <text:p>6.6483295448</text:p>
          </table:table-cell>
          <table:table-cell table:formula="of:=POWER([.C1319]-6.75;2)" office:value-type="float" office:value="0.0103368814605752" calcext:value-type="float">
            <text:p>0.0103368815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466016" calcext:value-type="float">
            <text:p>6.466016</text:p>
          </table:table-cell>
          <table:table-cell office:value-type="float" office:value="6.6485700705" calcext:value-type="float">
            <text:p>6.6485700705</text:p>
          </table:table-cell>
          <table:table-cell table:formula="of:=POWER([.C1320]-6.75;2)" office:value-type="float" office:value="0.010288030598375" calcext:value-type="float">
            <text:p>0.0102880306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465425" calcext:value-type="float">
            <text:p>6.465425</text:p>
          </table:table-cell>
          <table:table-cell office:value-type="float" office:value="6.6488068423" calcext:value-type="float">
            <text:p>6.6488068423</text:p>
          </table:table-cell>
          <table:table-cell table:formula="of:=POWER([.C1321]-6.75;2)" office:value-type="float" office:value="0.0102400551652971" calcext:value-type="float">
            <text:p>0.0102400552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464675" calcext:value-type="float">
            <text:p>6.464675</text:p>
          </table:table-cell>
          <table:table-cell office:value-type="float" office:value="6.649040037" calcext:value-type="float">
            <text:p>6.649040037</text:p>
          </table:table-cell>
          <table:table-cell table:formula="of:=POWER([.C1322]-6.75;2)" office:value-type="float" office:value="0.0101929141289614" calcext:value-type="float">
            <text:p>0.0101929141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463772" calcext:value-type="float">
            <text:p>6.463772</text:p>
          </table:table-cell>
          <table:table-cell office:value-type="float" office:value="6.6492698303" calcext:value-type="float">
            <text:p>6.6492698303</text:p>
          </table:table-cell>
          <table:table-cell table:formula="of:=POWER([.C1323]-6.75;2)" office:value-type="float" office:value="0.0101465670877909" calcext:value-type="float">
            <text:p>0.0101465671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462725" calcext:value-type="float">
            <text:p>6.462725</text:p>
          </table:table-cell>
          <table:table-cell office:value-type="float" office:value="6.6494963967" calcext:value-type="float">
            <text:p>6.6494963967</text:p>
          </table:table-cell>
          <table:table-cell table:formula="of:=POWER([.C1324]-6.75;2)" office:value-type="float" office:value="0.0101009742762838" calcext:value-type="float">
            <text:p>0.0101009743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461546" calcext:value-type="float">
            <text:p>6.461546</text:p>
          </table:table-cell>
          <table:table-cell office:value-type="float" office:value="6.6497199056" calcext:value-type="float">
            <text:p>6.6497199056</text:p>
          </table:table-cell>
          <table:table-cell table:formula="of:=POWER([.C1325]-6.75;2)" office:value-type="float" office:value="0.010056097332873" calcext:value-type="float">
            <text:p>0.0100560973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460249" calcext:value-type="float">
            <text:p>6.460249</text:p>
          </table:table-cell>
          <table:table-cell office:value-type="float" office:value="6.6499405185" calcext:value-type="float">
            <text:p>6.6499405185</text:p>
          </table:table-cell>
          <table:table-cell table:formula="of:=POWER([.C1326]-6.75;2)" office:value-type="float" office:value="0.0100118998380488" calcext:value-type="float">
            <text:p>0.0100118998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458852" calcext:value-type="float">
            <text:p>6.458852</text:p>
          </table:table-cell>
          <table:table-cell office:value-type="float" office:value="6.6501583871" calcext:value-type="float">
            <text:p>6.6501583871</text:p>
          </table:table-cell>
          <table:table-cell table:formula="of:=POWER([.C1327]-6.75;2)" office:value-type="float" office:value="0.00996834766647339" calcext:value-type="float">
            <text:p>0.0099683477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457377" calcext:value-type="float">
            <text:p>6.457377</text:p>
          </table:table-cell>
          <table:table-cell office:value-type="float" office:value="6.6503736464" calcext:value-type="float">
            <text:p>6.6503736464</text:p>
          </table:table-cell>
          <table:table-cell table:formula="of:=POWER([.C1328]-6.75;2)" office:value-type="float" office:value="0.00992541033163218" calcext:value-type="float">
            <text:p>0.0099254103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455848" calcext:value-type="float">
            <text:p>6.455848</text:p>
          </table:table-cell>
          <table:table-cell office:value-type="float" office:value="6.650586411" calcext:value-type="float">
            <text:p>6.650586411</text:p>
          </table:table-cell>
          <table:table-cell table:formula="of:=POWER([.C1329]-6.75;2)" office:value-type="float" office:value="0.00988306167786094" calcext:value-type="float">
            <text:p>0.0098830617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454296" calcext:value-type="float">
            <text:p>6.454296</text:p>
          </table:table-cell>
          <table:table-cell office:value-type="float" office:value="6.650796773" calcext:value-type="float">
            <text:p>6.650796773</text:p>
          </table:table-cell>
          <table:table-cell table:formula="of:=POWER([.C1330]-6.75;2)" office:value-type="float" office:value="0.00984128024721359" calcext:value-type="float">
            <text:p>0.0098412802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452755" calcext:value-type="float">
            <text:p>6.452755</text:p>
          </table:table-cell>
          <table:table-cell office:value-type="float" office:value="6.6510047933" calcext:value-type="float">
            <text:p>6.6510047933</text:p>
          </table:table-cell>
          <table:table-cell table:formula="of:=POWER([.C1331]-6.75;2)" office:value-type="float" office:value="0.00980005094957567" calcext:value-type="float">
            <text:p>0.0098000509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451265" calcext:value-type="float">
            <text:p>6.451265</text:p>
          </table:table-cell>
          <table:table-cell office:value-type="float" office:value="6.6512104982" calcext:value-type="float">
            <text:p>6.6512104982</text:p>
          </table:table-cell>
          <table:table-cell table:formula="of:=POWER([.C1332]-6.75;2)" office:value-type="float" office:value="0.00975936566589216" calcext:value-type="float">
            <text:p>0.0097593657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449873" calcext:value-type="float">
            <text:p>6.449873</text:p>
          </table:table-cell>
          <table:table-cell office:value-type="float" office:value="6.6514138698" calcext:value-type="float">
            <text:p>6.6514138698</text:p>
          </table:table-cell>
          <table:table-cell table:formula="of:=POWER([.C1333]-6.75;2)" office:value-type="float" office:value="0.00971922506781139" calcext:value-type="float">
            <text:p>0.0097192251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448635" calcext:value-type="float">
            <text:p>6.448635</text:p>
          </table:table-cell>
          <table:table-cell office:value-type="float" office:value="6.6516148399" calcext:value-type="float">
            <text:p>6.6516148399</text:p>
          </table:table-cell>
          <table:table-cell table:formula="of:=POWER([.C1334]-6.75;2)" office:value-type="float" office:value="0.00967963972790269" calcext:value-type="float">
            <text:p>0.0096796397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447619" calcext:value-type="float">
            <text:p>6.447619</text:p>
          </table:table-cell>
          <table:table-cell office:value-type="float" office:value="6.6518132784" calcext:value-type="float">
            <text:p>6.6518132784</text:p>
          </table:table-cell>
          <table:table-cell table:formula="of:=POWER([.C1335]-6.75;2)" office:value-type="float" office:value="0.00964063229855597" calcext:value-type="float">
            <text:p>0.0096406323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446904" calcext:value-type="float">
            <text:p>6.446904</text:p>
          </table:table-cell>
          <table:table-cell office:value-type="float" office:value="6.6520089785" calcext:value-type="float">
            <text:p>6.6520089785</text:p>
          </table:table-cell>
          <table:table-cell table:formula="of:=POWER([.C1336]-6.75;2)" office:value-type="float" office:value="0.00960224029461354" calcext:value-type="float">
            <text:p>0.0096022403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446592" calcext:value-type="float">
            <text:p>6.446592</text:p>
          </table:table-cell>
          <table:table-cell office:value-type="float" office:value="6.6522016428" calcext:value-type="float">
            <text:p>6.6522016428</text:p>
          </table:table-cell>
          <table:table-cell table:formula="of:=POWER([.C1337]-6.75;2)" office:value-type="float" office:value="0.00956451867101885" calcext:value-type="float">
            <text:p>0.0095645187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44681" calcext:value-type="float">
            <text:p>6.44681</text:p>
          </table:table-cell>
          <table:table-cell office:value-type="float" office:value="6.6523908554" calcext:value-type="float">
            <text:p>6.6523908554</text:p>
          </table:table-cell>
          <table:table-cell table:formula="of:=POWER([.C1338]-6.75;2)" office:value-type="float" office:value="0.00952754510954367" calcext:value-type="float">
            <text:p>0.0095275451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447725" calcext:value-type="float">
            <text:p>6.447725</text:p>
          </table:table-cell>
          <table:table-cell office:value-type="float" office:value="6.6525760538" calcext:value-type="float">
            <text:p>6.6525760538</text:p>
          </table:table-cell>
          <table:table-cell table:formula="of:=POWER([.C1339]-6.75;2)" office:value-type="float" office:value="0.00949142529318053" calcext:value-type="float">
            <text:p>0.0094914253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449564" calcext:value-type="float">
            <text:p>6.449564</text:p>
          </table:table-cell>
          <table:table-cell office:value-type="float" office:value="6.6527564779" calcext:value-type="float">
            <text:p>6.6527564779</text:p>
          </table:table-cell>
          <table:table-cell table:formula="of:=POWER([.C1340]-6.75;2)" office:value-type="float" office:value="0.00945630259041325" calcext:value-type="float">
            <text:p>0.0094563026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452645" calcext:value-type="float">
            <text:p>6.452645</text:p>
          </table:table-cell>
          <table:table-cell office:value-type="float" office:value="6.6529310992" calcext:value-type="float">
            <text:p>6.6529310992</text:p>
          </table:table-cell>
          <table:table-cell table:formula="of:=POWER([.C1341]-6.75;2)" office:value-type="float" office:value="0.00942237150252026" calcext:value-type="float">
            <text:p>0.0094223715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457442" calcext:value-type="float">
            <text:p>6.457442</text:p>
          </table:table-cell>
          <table:table-cell office:value-type="float" office:value="6.6530985114" calcext:value-type="float">
            <text:p>6.6530985114</text:p>
          </table:table-cell>
          <table:table-cell table:formula="of:=POWER([.C1342]-6.75;2)" office:value-type="float" office:value="0.009389898492896" calcext:value-type="float">
            <text:p>0.0093898985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464694" calcext:value-type="float">
            <text:p>6.464694</text:p>
          </table:table-cell>
          <table:table-cell office:value-type="float" office:value="6.6532567443" calcext:value-type="float">
            <text:p>6.6532567443</text:p>
          </table:table-cell>
          <table:table-cell table:formula="of:=POWER([.C1343]-6.75;2)" office:value-type="float" office:value="0.00935925752343556" calcext:value-type="float">
            <text:p>0.0093592575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475643" calcext:value-type="float">
            <text:p>6.475643</text:p>
          </table:table-cell>
          <table:table-cell office:value-type="float" office:value="6.6534029462" calcext:value-type="float">
            <text:p>6.6534029462</text:p>
          </table:table-cell>
          <table:table-cell table:formula="of:=POWER([.C1344]-6.75;2)" office:value-type="float" office:value="0.0093309908028401" calcext:value-type="float">
            <text:p>0.0093309908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492568" calcext:value-type="float">
            <text:p>6.492568</text:p>
          </table:table-cell>
          <table:table-cell office:value-type="float" office:value="6.6535327838" calcext:value-type="float">
            <text:p>6.6535327838</text:p>
          </table:table-cell>
          <table:table-cell table:formula="of:=POWER([.C1345]-6.75;2)" office:value-type="float" office:value="0.0093059238013775" calcext:value-type="float">
            <text:p>0.0093059238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520196" calcext:value-type="float">
            <text:p>6.520196</text:p>
          </table:table-cell>
          <table:table-cell office:value-type="float" office:value="6.6536391995" calcext:value-type="float">
            <text:p>6.6536391995</text:p>
          </table:table-cell>
          <table:table-cell table:formula="of:=POWER([.C1346]-6.75;2)" office:value-type="float" office:value="0.00928540387300085" calcext:value-type="float">
            <text:p>0.0092854039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570244" calcext:value-type="float">
            <text:p>6.570244</text:p>
          </table:table-cell>
          <table:table-cell office:value-type="float" office:value="6.6537094898" calcext:value-type="float">
            <text:p>6.6537094898</text:p>
          </table:table-cell>
          <table:table-cell table:formula="of:=POWER([.C1347]-6.75;2)" office:value-type="float" office:value="0.00927186235457635" calcext:value-type="float">
            <text:p>0.0092718624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682137" calcext:value-type="float">
            <text:p>6.682137</text:p>
          </table:table-cell>
          <table:table-cell office:value-type="float" office:value="6.6537169522" calcext:value-type="float">
            <text:p>6.6537169522</text:p>
          </table:table-cell>
          <table:table-cell table:formula="of:=POWER([.C1348]-6.75;2)" office:value-type="float" office:value="0.0092704252936571" calcext:value-type="float">
            <text:p>0.0092704253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7.124824" calcext:value-type="float">
            <text:p>7.124824</text:p>
          </table:table-cell>
          <table:table-cell office:value-type="float" office:value="6.6535877802" calcext:value-type="float">
            <text:p>6.6535877802</text:p>
          </table:table-cell>
          <table:table-cell table:formula="of:=POWER([.C1349]-6.75;2)" office:value-type="float" office:value="0.00929531612676341" calcext:value-type="float">
            <text:p>0.0092953161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4.667713" calcext:value-type="float">
            <text:p>4.667713</text:p>
          </table:table-cell>
          <table:table-cell office:value-type="float" office:value="6.6529268423" calcext:value-type="float">
            <text:p>6.6529268423</text:p>
          </table:table-cell>
          <table:table-cell table:formula="of:=POWER([.C1350]-6.75;2)" office:value-type="float" office:value="0.00942319794584901" calcext:value-type="float">
            <text:p>0.0094231979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.978308" calcext:value-type="float">
            <text:p>5.978308</text:p>
          </table:table-cell>
          <table:table-cell office:value-type="float" office:value="6.6551987336" calcext:value-type="float">
            <text:p>6.6551987336</text:p>
          </table:table-cell>
          <table:table-cell table:formula="of:=POWER([.C1351]-6.75;2)" office:value-type="float" office:value="0.00898728011104381" calcext:value-type="float">
            <text:p>0.0089872801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149011" calcext:value-type="float">
            <text:p>6.149011</text:p>
          </table:table-cell>
          <table:table-cell office:value-type="float" office:value="6.6559020932" calcext:value-type="float">
            <text:p>6.6559020932</text:p>
          </table:table-cell>
          <table:table-cell table:formula="of:=POWER([.C1352]-6.75;2)" office:value-type="float" office:value="0.0088544160641415" calcext:value-type="float">
            <text:p>0.0088544161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216498" calcext:value-type="float">
            <text:p>6.216498</text:p>
          </table:table-cell>
          <table:table-cell office:value-type="float" office:value="6.6563988757" calcext:value-type="float">
            <text:p>6.6563988757</text:p>
          </table:table-cell>
          <table:table-cell table:formula="of:=POWER([.C1353]-6.75;2)" office:value-type="float" office:value="0.00876117047022407" calcext:value-type="float">
            <text:p>0.0087611705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252927" calcext:value-type="float">
            <text:p>6.252927</text:p>
          </table:table-cell>
          <table:table-cell office:value-type="float" office:value="6.6568124743" calcext:value-type="float">
            <text:p>6.6568124743</text:p>
          </table:table-cell>
          <table:table-cell table:formula="of:=POWER([.C1354]-6.75;2)" office:value-type="float" office:value="0.00868391494608822" calcext:value-type="float">
            <text:p>0.0086839149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276062" calcext:value-type="float">
            <text:p>6.276062</text:p>
          </table:table-cell>
          <table:table-cell office:value-type="float" office:value="6.6571800669" calcext:value-type="float">
            <text:p>6.6571800669</text:p>
          </table:table-cell>
          <table:table-cell table:formula="of:=POWER([.C1355]-6.75;2)" office:value-type="float" office:value="0.00861553998068854" calcext:value-type="float">
            <text:p>0.00861554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292401" calcext:value-type="float">
            <text:p>6.292401</text:p>
          </table:table-cell>
          <table:table-cell office:value-type="float" office:value="6.6575176057" calcext:value-type="float">
            <text:p>6.6575176057</text:p>
          </table:table-cell>
          <table:table-cell table:formula="of:=POWER([.C1356]-6.75;2)" office:value-type="float" office:value="0.0085529932554607" calcext:value-type="float">
            <text:p>0.0085529933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304887" calcext:value-type="float">
            <text:p>6.304887</text:p>
          </table:table-cell>
          <table:table-cell office:value-type="float" office:value="6.6578332784" calcext:value-type="float">
            <text:p>6.6578332784</text:p>
          </table:table-cell>
          <table:table-cell table:formula="of:=POWER([.C1357]-6.75;2)" office:value-type="float" office:value="0.0084947045704919" calcext:value-type="float">
            <text:p>0.0084947046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315044" calcext:value-type="float">
            <text:p>6.315044</text:p>
          </table:table-cell>
          <table:table-cell office:value-type="float" office:value="6.6581317503" calcext:value-type="float">
            <text:p>6.6581317503</text:p>
          </table:table-cell>
          <table:table-cell table:formula="of:=POWER([.C1358]-6.75;2)" office:value-type="float" office:value="0.00843977530294156" calcext:value-type="float">
            <text:p>0.0084397753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32374" calcext:value-type="float">
            <text:p>6.32374</text:p>
          </table:table-cell>
          <table:table-cell office:value-type="float" office:value="6.658415865" calcext:value-type="float">
            <text:p>6.658415865</text:p>
          </table:table-cell>
          <table:table-cell table:formula="of:=POWER([.C1359]-6.75;2)" office:value-type="float" office:value="0.00838765378369818" calcext:value-type="float">
            <text:p>0.0083876538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331502" calcext:value-type="float">
            <text:p>6.331502</text:p>
          </table:table-cell>
          <table:table-cell office:value-type="float" office:value="6.6586874229" calcext:value-type="float">
            <text:p>6.6586874229</text:p>
          </table:table-cell>
          <table:table-cell table:formula="of:=POWER([.C1360]-6.75;2)" office:value-type="float" office:value="0.00833798673664346" calcext:value-type="float">
            <text:p>0.0083379867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338669" calcext:value-type="float">
            <text:p>6.338669</text:p>
          </table:table-cell>
          <table:table-cell office:value-type="float" office:value="6.6589475926" calcext:value-type="float">
            <text:p>6.6589475926</text:p>
          </table:table-cell>
          <table:table-cell table:formula="of:=POWER([.C1361]-6.75;2)" office:value-type="float" office:value="0.00829054089333563" calcext:value-type="float">
            <text:p>0.0082905409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345462" calcext:value-type="float">
            <text:p>6.345462</text:p>
          </table:table-cell>
          <table:table-cell office:value-type="float" office:value="6.6591971326" calcext:value-type="float">
            <text:p>6.6591971326</text:p>
          </table:table-cell>
          <table:table-cell table:formula="of:=POWER([.C1362]-6.75;2)" office:value-type="float" office:value="0.00824516072806196" calcext:value-type="float">
            <text:p>0.0082451607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352032" calcext:value-type="float">
            <text:p>6.352032</text:p>
          </table:table-cell>
          <table:table-cell office:value-type="float" office:value="6.6594365341" calcext:value-type="float">
            <text:p>6.6594365341</text:p>
          </table:table-cell>
          <table:table-cell table:formula="of:=POWER([.C1363]-6.75;2)" office:value-type="float" office:value="0.00820174135582044" calcext:value-type="float">
            <text:p>0.0082017414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358484" calcext:value-type="float">
            <text:p>6.358484</text:p>
          </table:table-cell>
          <table:table-cell office:value-type="float" office:value="6.6596661027" calcext:value-type="float">
            <text:p>6.6596661027</text:p>
          </table:table-cell>
          <table:table-cell table:formula="of:=POWER([.C1364]-6.75;2)" office:value-type="float" office:value="0.00816021300140692" calcext:value-type="float">
            <text:p>0.008160213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364887" calcext:value-type="float">
            <text:p>6.364887</text:p>
          </table:table-cell>
          <table:table-cell office:value-type="float" office:value="6.6598860155" calcext:value-type="float">
            <text:p>6.6598860155</text:p>
          </table:table-cell>
          <table:table-cell table:formula="of:=POWER([.C1365]-6.75;2)" office:value-type="float" office:value="0.0081205302024663" calcext:value-type="float">
            <text:p>0.0081205302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371289" calcext:value-type="float">
            <text:p>6.371289</text:p>
          </table:table-cell>
          <table:table-cell office:value-type="float" office:value="6.6600963608" calcext:value-type="float">
            <text:p>6.6600963608</text:p>
          </table:table-cell>
          <table:table-cell table:formula="of:=POWER([.C1366]-6.75;2)" office:value-type="float" office:value="0.0080826643414038" calcext:value-type="float">
            <text:p>0.0080826643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37772" calcext:value-type="float">
            <text:p>6.37772</text:p>
          </table:table-cell>
          <table:table-cell office:value-type="float" office:value="6.6602971661" calcext:value-type="float">
            <text:p>6.6602971661</text:p>
          </table:table-cell>
          <table:table-cell table:formula="of:=POWER([.C1367]-6.75;2)" office:value-type="float" office:value="0.00804659840969093" calcext:value-type="float">
            <text:p>0.0080465984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384197" calcext:value-type="float">
            <text:p>6.384197</text:p>
          </table:table-cell>
          <table:table-cell office:value-type="float" office:value="6.6604884194" calcext:value-type="float">
            <text:p>6.6604884194</text:p>
          </table:table-cell>
          <table:table-cell table:formula="of:=POWER([.C1368]-6.75;2)" office:value-type="float" office:value="0.00801232306151029" calcext:value-type="float">
            <text:p>0.0080123231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390728" calcext:value-type="float">
            <text:p>6.390728</text:p>
          </table:table-cell>
          <table:table-cell office:value-type="float" office:value="6.6606700836" calcext:value-type="float">
            <text:p>6.6606700836</text:p>
          </table:table-cell>
          <table:table-cell table:formula="of:=POWER([.C1369]-6.75;2)" office:value-type="float" office:value="0.00797983396403093" calcext:value-type="float">
            <text:p>0.007979834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397313" calcext:value-type="float">
            <text:p>6.397313</text:p>
          </table:table-cell>
          <table:table-cell office:value-type="float" office:value="6.6608421075" calcext:value-type="float">
            <text:p>6.6608421075</text:p>
          </table:table-cell>
          <table:table-cell table:formula="of:=POWER([.C1370]-6.75;2)" office:value-type="float" office:value="0.00794912979504161" calcext:value-type="float">
            <text:p>0.0079491298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403947" calcext:value-type="float">
            <text:p>6.403947</text:p>
          </table:table-cell>
          <table:table-cell office:value-type="float" office:value="6.6610044361" calcext:value-type="float">
            <text:p>6.6610044361</text:p>
          </table:table-cell>
          <table:table-cell table:formula="of:=POWER([.C1371]-6.75;2)" office:value-type="float" office:value="0.00792021039387902" calcext:value-type="float">
            <text:p>0.0079202104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410617" calcext:value-type="float">
            <text:p>6.410617</text:p>
          </table:table-cell>
          <table:table-cell office:value-type="float" office:value="6.6611570155" calcext:value-type="float">
            <text:p>6.6611570155</text:p>
          </table:table-cell>
          <table:table-cell table:formula="of:=POWER([.C1372]-6.75;2)" office:value-type="float" office:value="0.00789307589486729" calcext:value-type="float">
            <text:p>0.0078930759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417311" calcext:value-type="float">
            <text:p>6.417311</text:p>
          </table:table-cell>
          <table:table-cell office:value-type="float" office:value="6.6612998065" calcext:value-type="float">
            <text:p>6.6612998065</text:p>
          </table:table-cell>
          <table:table-cell table:formula="of:=POWER([.C1373]-6.75;2)" office:value-type="float" office:value="0.00786772432693749" calcext:value-type="float">
            <text:p>0.0078677243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424009" calcext:value-type="float">
            <text:p>6.424009</text:p>
          </table:table-cell>
          <table:table-cell office:value-type="float" office:value="6.6614327766" calcext:value-type="float">
            <text:p>6.6614327766</text:p>
          </table:table-cell>
          <table:table-cell table:formula="of:=POWER([.C1374]-6.75;2)" office:value-type="float" office:value="0.00784415306078553" calcext:value-type="float">
            <text:p>0.0078441531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430694" calcext:value-type="float">
            <text:p>6.430694</text:p>
          </table:table-cell>
          <table:table-cell office:value-type="float" office:value="6.6615559176" calcext:value-type="float">
            <text:p>6.6615559176</text:p>
          </table:table-cell>
          <table:table-cell table:formula="of:=POWER([.C1375]-6.75;2)" office:value-type="float" office:value="0.00782235571157793" calcext:value-type="float">
            <text:p>0.0078223557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437342" calcext:value-type="float">
            <text:p>6.437342</text:p>
          </table:table-cell>
          <table:table-cell office:value-type="float" office:value="6.6616692354" calcext:value-type="float">
            <text:p>6.6616692354</text:p>
          </table:table-cell>
          <table:table-cell table:formula="of:=POWER([.C1376]-6.75;2)" office:value-type="float" office:value="0.00780232397482065" calcext:value-type="float">
            <text:p>0.007802324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443932" calcext:value-type="float">
            <text:p>6.443932</text:p>
          </table:table-cell>
          <table:table-cell office:value-type="float" office:value="6.6617727634" calcext:value-type="float">
            <text:p>6.6617727634</text:p>
          </table:table-cell>
          <table:table-cell table:formula="of:=POWER([.C1377]-6.75;2)" office:value-type="float" office:value="0.00778404527807236" calcext:value-type="float">
            <text:p>0.0077840453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45044" calcext:value-type="float">
            <text:p>6.45044</text:p>
          </table:table-cell>
          <table:table-cell office:value-type="float" office:value="6.6618665579" calcext:value-type="float">
            <text:p>6.6618665579</text:p>
          </table:table-cell>
          <table:table-cell table:formula="of:=POWER([.C1378]-6.75;2)" office:value-type="float" office:value="0.00776750361639409" calcext:value-type="float">
            <text:p>0.0077675036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456841" calcext:value-type="float">
            <text:p>6.456841</text:p>
          </table:table-cell>
          <table:table-cell office:value-type="float" office:value="6.6619507013" calcext:value-type="float">
            <text:p>6.6619507013</text:p>
          </table:table-cell>
          <table:table-cell table:formula="of:=POWER([.C1379]-6.75;2)" office:value-type="float" office:value="0.00775267900156176" calcext:value-type="float">
            <text:p>0.007752679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463113" calcext:value-type="float">
            <text:p>6.463113</text:p>
          </table:table-cell>
          <table:table-cell office:value-type="float" office:value="6.6620253035" calcext:value-type="float">
            <text:p>6.6620253035</text:p>
          </table:table-cell>
          <table:table-cell table:formula="of:=POWER([.C1380]-6.75;2)" office:value-type="float" office:value="0.00773954722426709" calcext:value-type="float">
            <text:p>0.0077395472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46923" calcext:value-type="float">
            <text:p>6.46923</text:p>
          </table:table-cell>
          <table:table-cell office:value-type="float" office:value="6.6620905006" calcext:value-type="float">
            <text:p>6.6620905006</text:p>
          </table:table-cell>
          <table:table-cell table:formula="of:=POWER([.C1381]-6.75;2)" office:value-type="float" office:value="0.00772808008475865" calcext:value-type="float">
            <text:p>0.0077280801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47517" calcext:value-type="float">
            <text:p>6.47517</text:p>
          </table:table-cell>
          <table:table-cell office:value-type="float" office:value="6.6621464564" calcext:value-type="float">
            <text:p>6.6621464564</text:p>
          </table:table-cell>
          <table:table-cell table:formula="of:=POWER([.C1382]-6.75;2)" office:value-type="float" office:value="0.00771824512307704" calcext:value-type="float">
            <text:p>0.0077182451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48091" calcext:value-type="float">
            <text:p>6.48091</text:p>
          </table:table-cell>
          <table:table-cell office:value-type="float" office:value="6.662193362" calcext:value-type="float">
            <text:p>6.662193362</text:p>
          </table:table-cell>
          <table:table-cell table:formula="of:=POWER([.C1383]-6.75;2)" office:value-type="float" office:value="0.00771000567686304" calcext:value-type="float">
            <text:p>0.0077100057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486429" calcext:value-type="float">
            <text:p>6.486429</text:p>
          </table:table-cell>
          <table:table-cell office:value-type="float" office:value="6.6622314361" calcext:value-type="float">
            <text:p>6.6622314361</text:p>
          </table:table-cell>
          <table:table-cell table:formula="of:=POWER([.C1384]-6.75;2)" office:value-type="float" office:value="0.0077033208090684" calcext:value-type="float">
            <text:p>0.0077033208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491706" calcext:value-type="float">
            <text:p>6.491706</text:p>
          </table:table-cell>
          <table:table-cell office:value-type="float" office:value="6.6622609223" calcext:value-type="float">
            <text:p>6.6622609223</text:p>
          </table:table-cell>
          <table:table-cell table:formula="of:=POWER([.C1385]-6.75;2)" office:value-type="float" office:value="0.00769814575564668" calcext:value-type="float">
            <text:p>0.0076981458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496722" calcext:value-type="float">
            <text:p>6.496722</text:p>
          </table:table-cell>
          <table:table-cell office:value-type="float" office:value="6.6622820896" calcext:value-type="float">
            <text:p>6.6622820896</text:p>
          </table:table-cell>
          <table:table-cell table:formula="of:=POWER([.C1386]-6.75;2)" office:value-type="float" office:value="0.00769443180494248" calcext:value-type="float">
            <text:p>0.0076944318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501461" calcext:value-type="float">
            <text:p>6.501461</text:p>
          </table:table-cell>
          <table:table-cell office:value-type="float" office:value="6.6622952306" calcext:value-type="float">
            <text:p>6.6622952306</text:p>
          </table:table-cell>
          <table:table-cell table:formula="of:=POWER([.C1387]-6.75;2)" office:value-type="float" office:value="0.0076921265755072" calcext:value-type="float">
            <text:p>0.0076921266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505907" calcext:value-type="float">
            <text:p>6.505907</text:p>
          </table:table-cell>
          <table:table-cell office:value-type="float" office:value="6.6623006607" calcext:value-type="float">
            <text:p>6.6623006607</text:p>
          </table:table-cell>
          <table:table-cell table:formula="of:=POWER([.C1388]-6.75;2)" office:value-type="float" office:value="0.00769117411365658" calcext:value-type="float">
            <text:p>0.0076911741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510045" calcext:value-type="float">
            <text:p>6.510045</text:p>
          </table:table-cell>
          <table:table-cell office:value-type="float" office:value="6.6622987145" calcext:value-type="float">
            <text:p>6.6622987145</text:p>
          </table:table-cell>
          <table:table-cell table:formula="of:=POWER([.C1389]-6.75;2)" office:value-type="float" office:value="0.00769151547835245" calcext:value-type="float">
            <text:p>0.0076915155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513866" calcext:value-type="float">
            <text:p>6.513866</text:p>
          </table:table-cell>
          <table:table-cell office:value-type="float" office:value="6.6622897479" calcext:value-type="float">
            <text:p>6.6622897479</text:p>
          </table:table-cell>
          <table:table-cell table:formula="of:=POWER([.C1390]-6.75;2)" office:value-type="float" office:value="0.00769308832344554" calcext:value-type="float">
            <text:p>0.0076930883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517358" calcext:value-type="float">
            <text:p>6.517358</text:p>
          </table:table-cell>
          <table:table-cell office:value-type="float" office:value="6.6622741314" calcext:value-type="float">
            <text:p>6.6622741314</text:p>
          </table:table-cell>
          <table:table-cell table:formula="of:=POWER([.C1391]-6.75;2)" office:value-type="float" office:value="0.00769582802162442" calcext:value-type="float">
            <text:p>0.007695828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520516" calcext:value-type="float">
            <text:p>6.520516</text:p>
          </table:table-cell>
          <table:table-cell office:value-type="float" office:value="6.6622522521" calcext:value-type="float">
            <text:p>6.6622522521</text:p>
          </table:table-cell>
          <table:table-cell table:formula="of:=POWER([.C1392]-6.75;2)" office:value-type="float" office:value="0.00769966726152195" calcext:value-type="float">
            <text:p>0.0076996673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523333" calcext:value-type="float">
            <text:p>6.523333</text:p>
          </table:table-cell>
          <table:table-cell office:value-type="float" office:value="6.662224509" calcext:value-type="float">
            <text:p>6.662224509</text:p>
          </table:table-cell>
          <table:table-cell table:formula="of:=POWER([.C1393]-6.75;2)" office:value-type="float" office:value="0.00770453682029115" calcext:value-type="float">
            <text:p>0.0077045368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525807" calcext:value-type="float">
            <text:p>6.525807</text:p>
          </table:table-cell>
          <table:table-cell office:value-type="float" office:value="6.6621913142" calcext:value-type="float">
            <text:p>6.6621913142</text:p>
          </table:table-cell>
          <table:table-cell table:formula="of:=POWER([.C1394]-6.75;2)" office:value-type="float" office:value="0.00771036530192308" calcext:value-type="float">
            <text:p>0.0077103653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527938" calcext:value-type="float">
            <text:p>6.527938</text:p>
          </table:table-cell>
          <table:table-cell office:value-type="float" office:value="6.6621530872" calcext:value-type="float">
            <text:p>6.6621530872</text:p>
          </table:table-cell>
          <table:table-cell table:formula="of:=POWER([.C1395]-6.75;2)" office:value-type="float" office:value="0.00771708008849079" calcext:value-type="float">
            <text:p>0.0077170801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529727" calcext:value-type="float">
            <text:p>6.529727</text:p>
          </table:table-cell>
          <table:table-cell office:value-type="float" office:value="6.6621102521" calcext:value-type="float">
            <text:p>6.6621102521</text:p>
          </table:table-cell>
          <table:table-cell table:formula="of:=POWER([.C1396]-6.75;2)" office:value-type="float" office:value="0.0077246077859256" calcext:value-type="float">
            <text:p>0.0077246078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531179" calcext:value-type="float">
            <text:p>6.531179</text:p>
          </table:table-cell>
          <table:table-cell office:value-type="float" office:value="6.6620632401" calcext:value-type="float">
            <text:p>6.6620632401</text:p>
          </table:table-cell>
          <table:table-cell table:formula="of:=POWER([.C1397]-6.75;2)" office:value-type="float" office:value="0.00773287374171022" calcext:value-type="float">
            <text:p>0.0077328737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532298" calcext:value-type="float">
            <text:p>6.532298</text:p>
          </table:table-cell>
          <table:table-cell office:value-type="float" office:value="6.6620124815" calcext:value-type="float">
            <text:p>6.6620124815</text:p>
          </table:table-cell>
          <table:table-cell table:formula="of:=POWER([.C1398]-6.75;2)" office:value-type="float" office:value="0.0077418034117879" calcext:value-type="float">
            <text:p>0.0077418034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533095" calcext:value-type="float">
            <text:p>6.533095</text:p>
          </table:table-cell>
          <table:table-cell office:value-type="float" office:value="6.661958411" calcext:value-type="float">
            <text:p>6.661958411</text:p>
          </table:table-cell>
          <table:table-cell table:formula="of:=POWER([.C1399]-6.75;2)" office:value-type="float" office:value="0.00775132139364483" calcext:value-type="float">
            <text:p>0.0077513214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533579" calcext:value-type="float">
            <text:p>6.533579</text:p>
          </table:table-cell>
          <table:table-cell office:value-type="float" office:value="6.6619014576" calcext:value-type="float">
            <text:p>6.6619014576</text:p>
          </table:table-cell>
          <table:table-cell table:formula="of:=POWER([.C1400]-6.75;2)" office:value-type="float" office:value="0.0077613531730046" calcext:value-type="float">
            <text:p>0.0077613532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533763" calcext:value-type="float">
            <text:p>6.533763</text:p>
          </table:table-cell>
          <table:table-cell office:value-type="float" office:value="6.6618420478" calcext:value-type="float">
            <text:p>6.6618420478</text:p>
          </table:table-cell>
          <table:table-cell table:formula="of:=POWER([.C1401]-6.75;2)" office:value-type="float" office:value="0.00777182453609741" calcext:value-type="float">
            <text:p>0.0077718245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53366" calcext:value-type="float">
            <text:p>6.53366</text:p>
          </table:table-cell>
          <table:table-cell office:value-type="float" office:value="6.661780601" calcext:value-type="float">
            <text:p>6.661780601</text:p>
          </table:table-cell>
          <table:table-cell table:formula="of:=POWER([.C1402]-6.75;2)" office:value-type="float" office:value="0.00778266235992116" calcext:value-type="float">
            <text:p>0.0077826624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533288" calcext:value-type="float">
            <text:p>6.533288</text:p>
          </table:table-cell>
          <table:table-cell office:value-type="float" office:value="6.6617175305" calcext:value-type="float">
            <text:p>6.6617175305</text:p>
          </table:table-cell>
          <table:table-cell table:formula="of:=POWER([.C1403]-6.75;2)" office:value-type="float" office:value="0.00779379442101846" calcext:value-type="float">
            <text:p>0.0077937944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532663" calcext:value-type="float">
            <text:p>6.532663</text:p>
          </table:table-cell>
          <table:table-cell office:value-type="float" office:value="6.6616532389" calcext:value-type="float">
            <text:p>6.6616532389</text:p>
          </table:table-cell>
          <table:table-cell table:formula="of:=POWER([.C1404]-6.75;2)" office:value-type="float" office:value="0.00780515019686054" calcext:value-type="float">
            <text:p>0.0078051502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531805" calcext:value-type="float">
            <text:p>6.531805</text:p>
          </table:table-cell>
          <table:table-cell office:value-type="float" office:value="6.6615881195" calcext:value-type="float">
            <text:p>6.6615881195</text:p>
          </table:table-cell>
          <table:table-cell table:formula="of:=POWER([.C1405]-6.75;2)" office:value-type="float" office:value="0.00781666061354625" calcext:value-type="float">
            <text:p>0.0078166606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530735" calcext:value-type="float">
            <text:p>6.530735</text:p>
          </table:table-cell>
          <table:table-cell office:value-type="float" office:value="6.661522552" calcext:value-type="float">
            <text:p>6.661522552</text:p>
          </table:table-cell>
          <table:table-cell table:formula="of:=POWER([.C1406]-6.75;2)" office:value-type="float" office:value="0.00782825880459269" calcext:value-type="float">
            <text:p>0.0078282588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529473" calcext:value-type="float">
            <text:p>6.529473</text:p>
          </table:table-cell>
          <table:table-cell office:value-type="float" office:value="6.661456902" calcext:value-type="float">
            <text:p>6.661456902</text:p>
          </table:table-cell>
          <table:table-cell table:formula="of:=POWER([.C1407]-6.75;2)" office:value-type="float" office:value="0.00783988020343755" calcext:value-type="float">
            <text:p>0.0078398802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528043" calcext:value-type="float">
            <text:p>6.528043</text:p>
          </table:table-cell>
          <table:table-cell office:value-type="float" office:value="6.6613915245" calcext:value-type="float">
            <text:p>6.6613915245</text:p>
          </table:table-cell>
          <table:table-cell table:formula="of:=POWER([.C1408]-6.75;2)" office:value-type="float" office:value="0.00785146193043411" calcext:value-type="float">
            <text:p>0.0078514619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526467" calcext:value-type="float">
            <text:p>6.526467</text:p>
          </table:table-cell>
          <table:table-cell office:value-type="float" office:value="6.6613267563" calcext:value-type="float">
            <text:p>6.6613267563</text:p>
          </table:table-cell>
          <table:table-cell table:formula="of:=POWER([.C1409]-6.75;2)" office:value-type="float" office:value="0.00786294414827954" calcext:value-type="float">
            <text:p>0.0078629441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52477" calcext:value-type="float">
            <text:p>6.52477</text:p>
          </table:table-cell>
          <table:table-cell office:value-type="float" office:value="6.6612629223" calcext:value-type="float">
            <text:p>6.6612629223</text:p>
          </table:table-cell>
          <table:table-cell table:formula="of:=POWER([.C1410]-6.75;2)" office:value-type="float" office:value="0.00787426895873589" calcext:value-type="float">
            <text:p>0.007874269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522977" calcext:value-type="float">
            <text:p>6.522977</text:p>
          </table:table-cell>
          <table:table-cell office:value-type="float" office:value="6.6612003297" calcext:value-type="float">
            <text:p>6.6612003297</text:p>
          </table:table-cell>
          <table:table-cell table:formula="of:=POWER([.C1411]-6.75;2)" office:value-type="float" office:value="0.00788538144538875" calcext:value-type="float">
            <text:p>0.0078853814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521111" calcext:value-type="float">
            <text:p>6.521111</text:p>
          </table:table-cell>
          <table:table-cell office:value-type="float" office:value="6.66113927" calcext:value-type="float">
            <text:p>6.66113927</text:p>
          </table:table-cell>
          <table:table-cell table:formula="of:=POWER([.C1412]-6.75;2)" office:value-type="float" office:value="0.00789622933613297" calcext:value-type="float">
            <text:p>0.0078962293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519199" calcext:value-type="float">
            <text:p>6.519199</text:p>
          </table:table-cell>
          <table:table-cell office:value-type="float" office:value="6.6610800215" calcext:value-type="float">
            <text:p>6.6610800215</text:p>
          </table:table-cell>
          <table:table-cell table:formula="of:=POWER([.C1413]-6.75;2)" office:value-type="float" office:value="0.00790676257644044" calcext:value-type="float">
            <text:p>0.0079067626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517263" calcext:value-type="float">
            <text:p>6.517263</text:p>
          </table:table-cell>
          <table:table-cell office:value-type="float" office:value="6.6610228459" calcext:value-type="float">
            <text:p>6.6610228459</text:p>
          </table:table-cell>
          <table:table-cell table:formula="of:=POWER([.C1414]-6.75;2)" office:value-type="float" office:value="0.00791693395173518" calcext:value-type="float">
            <text:p>0.007916934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51533" calcext:value-type="float">
            <text:p>6.51533</text:p>
          </table:table-cell>
          <table:table-cell office:value-type="float" office:value="6.6609679952" calcext:value-type="float">
            <text:p>6.6609679952</text:p>
          </table:table-cell>
          <table:table-cell table:formula="of:=POWER([.C1415]-6.75;2)" office:value-type="float" office:value="0.00792669787870721" calcext:value-type="float">
            <text:p>0.0079266979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513422" calcext:value-type="float">
            <text:p>6.513422</text:p>
          </table:table-cell>
          <table:table-cell office:value-type="float" office:value="6.6609157049" calcext:value-type="float">
            <text:p>6.6609157049</text:p>
          </table:table-cell>
          <table:table-cell table:formula="of:=POWER([.C1416]-6.75;2)" office:value-type="float" office:value="0.00793601163346391" calcext:value-type="float">
            <text:p>0.0079360116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511564" calcext:value-type="float">
            <text:p>6.511564</text:p>
          </table:table-cell>
          <table:table-cell office:value-type="float" office:value="6.6608662031" calcext:value-type="float">
            <text:p>6.6608662031</text:p>
          </table:table-cell>
          <table:table-cell table:formula="of:=POWER([.C1417]-6.75;2)" office:value-type="float" office:value="0.00794483374981039" calcext:value-type="float">
            <text:p>0.0079448337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509777" calcext:value-type="float">
            <text:p>6.509777</text:p>
          </table:table-cell>
          <table:table-cell office:value-type="float" office:value="6.6608197073" calcext:value-type="float">
            <text:p>6.6608197073</text:p>
          </table:table-cell>
          <table:table-cell table:formula="of:=POWER([.C1418]-6.75;2)" office:value-type="float" office:value="0.00795312460605768" calcext:value-type="float">
            <text:p>0.0079531246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508083" calcext:value-type="float">
            <text:p>6.508083</text:p>
          </table:table-cell>
          <table:table-cell office:value-type="float" office:value="6.6607764301" calcext:value-type="float">
            <text:p>6.6607764301</text:p>
          </table:table-cell>
          <table:table-cell table:formula="of:=POWER([.C1419]-6.75;2)" office:value-type="float" office:value="0.00796084542570013" calcext:value-type="float">
            <text:p>0.0079608454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506503" calcext:value-type="float">
            <text:p>6.506503</text:p>
          </table:table-cell>
          <table:table-cell office:value-type="float" office:value="6.6607365818" calcext:value-type="float">
            <text:p>6.6607365818</text:p>
          </table:table-cell>
          <table:table-cell table:formula="of:=POWER([.C1420]-6.75;2)" office:value-type="float" office:value="0.00796795782874806" calcext:value-type="float">
            <text:p>0.0079679578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505055" calcext:value-type="float">
            <text:p>6.505055</text:p>
          </table:table-cell>
          <table:table-cell office:value-type="float" office:value="6.6607003728" calcext:value-type="float">
            <text:p>6.6607003728</text:p>
          </table:table-cell>
          <table:table-cell table:formula="of:=POWER([.C1421]-6.75;2)" office:value-type="float" office:value="0.00797442341805897" calcext:value-type="float">
            <text:p>0.0079744234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503758" calcext:value-type="float">
            <text:p>6.503758</text:p>
          </table:table-cell>
          <table:table-cell office:value-type="float" office:value="6.6606680203" calcext:value-type="float">
            <text:p>6.6606680203</text:p>
          </table:table-cell>
          <table:table-cell table:formula="of:=POWER([.C1422]-6.75;2)" office:value-type="float" office:value="0.00798020259712119" calcext:value-type="float">
            <text:p>0.0079802026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502629" calcext:value-type="float">
            <text:p>6.502629</text:p>
          </table:table-cell>
          <table:table-cell office:value-type="float" office:value="6.6606397503" calcext:value-type="float">
            <text:p>6.6606397503</text:p>
          </table:table-cell>
          <table:table-cell table:formula="of:=POWER([.C1423]-6.75;2)" office:value-type="float" office:value="0.00798525422644641" calcext:value-type="float">
            <text:p>0.0079852542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501682" calcext:value-type="float">
            <text:p>6.501682</text:p>
          </table:table-cell>
          <table:table-cell office:value-type="float" office:value="6.6606158041" calcext:value-type="float">
            <text:p>6.6606158041</text:p>
          </table:table-cell>
          <table:table-cell table:formula="of:=POWER([.C1424]-6.75;2)" office:value-type="float" office:value="0.0079895344766896" calcext:value-type="float">
            <text:p>0.0079895345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500931" calcext:value-type="float">
            <text:p>6.500931</text:p>
          </table:table-cell>
          <table:table-cell office:value-type="float" office:value="6.660596448" calcext:value-type="float">
            <text:p>6.660596448</text:p>
          </table:table-cell>
          <table:table-cell table:formula="of:=POWER([.C1425]-6.75;2)" office:value-type="float" office:value="0.00799299511021675" calcext:value-type="float">
            <text:p>0.0079929951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500388" calcext:value-type="float">
            <text:p>6.500388</text:p>
          </table:table-cell>
          <table:table-cell office:value-type="float" office:value="6.6605819821" calcext:value-type="float">
            <text:p>6.6605819821</text:p>
          </table:table-cell>
          <table:table-cell table:formula="of:=POWER([.C1426]-6.75;2)" office:value-type="float" office:value="0.00799558192516471" calcext:value-type="float">
            <text:p>0.0079955819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500063" calcext:value-type="float">
            <text:p>6.500063</text:p>
          </table:table-cell>
          <table:table-cell office:value-type="float" office:value="6.6605727503" calcext:value-type="float">
            <text:p>6.6605727503</text:p>
          </table:table-cell>
          <table:table-cell table:formula="of:=POWER([.C1427]-6.75;2)" office:value-type="float" office:value="0.00799723298890614" calcext:value-type="float">
            <text:p>0.007997233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499964" calcext:value-type="float">
            <text:p>6.499964</text:p>
          </table:table-cell>
          <table:table-cell office:value-type="float" office:value="6.6605691541" calcext:value-type="float">
            <text:p>6.6605691541</text:p>
          </table:table-cell>
          <table:table-cell table:formula="of:=POWER([.C1428]-6.75;2)" office:value-type="float" office:value="0.00799787619838954" calcext:value-type="float">
            <text:p>0.0079978762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500099" calcext:value-type="float">
            <text:p>6.500099</text:p>
          </table:table-cell>
          <table:table-cell office:value-type="float" office:value="6.6605716738" calcext:value-type="float">
            <text:p>6.6605716738</text:p>
          </table:table-cell>
          <table:table-cell table:formula="of:=POWER([.C1429]-6.75;2)" office:value-type="float" office:value="0.00799742552693364" calcext:value-type="float">
            <text:p>0.0079974255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500473" calcext:value-type="float">
            <text:p>6.500473</text:p>
          </table:table-cell>
          <table:table-cell office:value-type="float" office:value="6.6605808853" calcext:value-type="float">
            <text:p>6.6605808853</text:p>
          </table:table-cell>
          <table:table-cell table:formula="of:=POWER([.C1430]-6.75;2)" office:value-type="float" office:value="0.00799577807373177" calcext:value-type="float">
            <text:p>0.0079957781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501089" calcext:value-type="float">
            <text:p>6.501089</text:p>
          </table:table-cell>
          <table:table-cell office:value-type="float" office:value="6.660597497" calcext:value-type="float">
            <text:p>6.660597497</text:p>
          </table:table-cell>
          <table:table-cell table:formula="of:=POWER([.C1431]-6.75;2)" office:value-type="float" office:value="0.00799280754266494" calcext:value-type="float">
            <text:p>0.0079928075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501949" calcext:value-type="float">
            <text:p>6.501949</text:p>
          </table:table-cell>
          <table:table-cell office:value-type="float" office:value="6.6606223895" calcext:value-type="float">
            <text:p>6.6606223895</text:p>
          </table:table-cell>
          <table:table-cell table:formula="of:=POWER([.C1432]-6.75;2)" office:value-type="float" office:value="0.00798835725868966" calcext:value-type="float">
            <text:p>0.0079883573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503054" calcext:value-type="float">
            <text:p>6.503054</text:p>
          </table:table-cell>
          <table:table-cell office:value-type="float" office:value="6.6606566714" calcext:value-type="float">
            <text:p>6.6606566714</text:p>
          </table:table-cell>
          <table:table-cell table:formula="of:=POWER([.C1433]-6.75;2)" office:value-type="float" office:value="0.00798223036532759" calcext:value-type="float">
            <text:p>0.0079822304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504402" calcext:value-type="float">
            <text:p>6.504402</text:p>
          </table:table-cell>
          <table:table-cell office:value-type="float" office:value="6.6607017634" calcext:value-type="float">
            <text:p>6.6607017634</text:p>
          </table:table-cell>
          <table:table-cell table:formula="of:=POWER([.C1434]-6.75;2)" office:value-type="float" office:value="0.00797417505986964" calcext:value-type="float">
            <text:p>0.0079741751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505991" calcext:value-type="float">
            <text:p>6.505991</text:p>
          </table:table-cell>
          <table:table-cell office:value-type="float" office:value="6.6607595149" calcext:value-type="float">
            <text:p>6.6607595149</text:p>
          </table:table-cell>
          <table:table-cell table:formula="of:=POWER([.C1435]-6.75;2)" office:value-type="float" office:value="0.00796386418088323" calcext:value-type="float">
            <text:p>0.0079638642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507817" calcext:value-type="float">
            <text:p>6.507817</text:p>
          </table:table-cell>
          <table:table-cell office:value-type="float" office:value="6.6608323895" calcext:value-type="float">
            <text:p>6.6608323895</text:p>
          </table:table-cell>
          <table:table-cell table:formula="of:=POWER([.C1436]-6.75;2)" office:value-type="float" office:value="0.00795086276227965" calcext:value-type="float">
            <text:p>0.0079508628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509875" calcext:value-type="float">
            <text:p>6.509875</text:p>
          </table:table-cell>
          <table:table-cell office:value-type="float" office:value="6.6609237491" calcext:value-type="float">
            <text:p>6.6609237491</text:p>
          </table:table-cell>
          <table:table-cell table:formula="of:=POWER([.C1437]-6.75;2)" office:value-type="float" office:value="0.00793457847439972" calcext:value-type="float">
            <text:p>0.0079345785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512158" calcext:value-type="float">
            <text:p>6.512158</text:p>
          </table:table-cell>
          <table:table-cell office:value-type="float" office:value="6.6610383309" calcext:value-type="float">
            <text:p>6.6610383309</text:p>
          </table:table-cell>
          <table:table-cell table:formula="of:=POWER([.C1438]-6.75;2)" office:value-type="float" office:value="0.00791417856905784" calcext:value-type="float">
            <text:p>0.0079141786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514659" calcext:value-type="float">
            <text:p>6.514659</text:p>
          </table:table-cell>
          <table:table-cell office:value-type="float" office:value="6.6611830872" calcext:value-type="float">
            <text:p>6.6611830872</text:p>
          </table:table-cell>
          <table:table-cell table:formula="of:=POWER([.C1439]-6.75;2)" office:value-type="float" office:value="0.00788844399932273" calcext:value-type="float">
            <text:p>0.007888444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51737" calcext:value-type="float">
            <text:p>6.51737</text:p>
          </table:table-cell>
          <table:table-cell office:value-type="float" office:value="6.6613687802" calcext:value-type="float">
            <text:p>6.6613687802</text:p>
          </table:table-cell>
          <table:table-cell table:formula="of:=POWER([.C1440]-6.75;2)" office:value-type="float" office:value="0.00785549312323589" calcext:value-type="float">
            <text:p>0.0078554931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520281" calcext:value-type="float">
            <text:p>6.520281</text:p>
          </table:table-cell>
          <table:table-cell office:value-type="float" office:value="6.661613325" calcext:value-type="float">
            <text:p>6.661613325</text:p>
          </table:table-cell>
          <table:table-cell table:formula="of:=POWER([.C1441]-6.75;2)" office:value-type="float" office:value="0.00781220431755558" calcext:value-type="float">
            <text:p>0.0078122043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523382" calcext:value-type="float">
            <text:p>6.523382</text:p>
          </table:table-cell>
          <table:table-cell office:value-type="float" office:value="6.6619498483" calcext:value-type="float">
            <text:p>6.6619498483</text:p>
          </table:table-cell>
          <table:table-cell table:formula="of:=POWER([.C1442]-6.75;2)" office:value-type="float" office:value="0.00775282921439303" calcext:value-type="float">
            <text:p>0.0077528292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526663" calcext:value-type="float">
            <text:p>6.526663</text:p>
          </table:table-cell>
          <table:table-cell office:value-type="float" office:value="6.6624505568" calcext:value-type="float">
            <text:p>6.6624505568</text:p>
          </table:table-cell>
          <table:table-cell table:formula="of:=POWER([.C1443]-6.75;2)" office:value-type="float" office:value="0.00766490500463009" calcext:value-type="float">
            <text:p>0.007664905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530112" calcext:value-type="float">
            <text:p>6.530112</text:p>
          </table:table-cell>
          <table:table-cell office:value-type="float" office:value="6.6633279582" calcext:value-type="float">
            <text:p>6.6633279582</text:p>
          </table:table-cell>
          <table:table-cell table:formula="of:=POWER([.C1444]-6.75;2)" office:value-type="float" office:value="0.00751204282978095" calcext:value-type="float">
            <text:p>0.0075120428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533718" calcext:value-type="float">
            <text:p>6.533718</text:p>
          </table:table-cell>
          <table:table-cell office:value-type="float" office:value="6.6659875424" calcext:value-type="float">
            <text:p>6.6659875424</text:p>
          </table:table-cell>
          <table:table-cell table:formula="of:=POWER([.C1445]-6.75;2)" office:value-type="float" office:value="0.00705809303199181" calcext:value-type="float">
            <text:p>0.007058093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53747" calcext:value-type="float">
            <text:p>6.53747</text:p>
          </table:table-cell>
          <table:table-cell office:value-type="float" office:value="6.6622752031" calcext:value-type="float">
            <text:p>6.6622752031</text:p>
          </table:table-cell>
          <table:table-cell table:formula="of:=POWER([.C1446]-6.75;2)" office:value-type="float" office:value="0.00769563999114623" calcext:value-type="float">
            <text:p>0.00769564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541353" calcext:value-type="float">
            <text:p>6.541353</text:p>
          </table:table-cell>
          <table:table-cell office:value-type="float" office:value="6.6611488363" calcext:value-type="float">
            <text:p>6.6611488363</text:p>
          </table:table-cell>
          <table:table-cell table:formula="of:=POWER([.C1447]-6.75;2)" office:value-type="float" office:value="0.00789452929084424" calcext:value-type="float">
            <text:p>0.0078945293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545358" calcext:value-type="float">
            <text:p>6.545358</text:p>
          </table:table-cell>
          <table:table-cell office:value-type="float" office:value="6.6604502628" calcext:value-type="float">
            <text:p>6.6604502628</text:p>
          </table:table-cell>
          <table:table-cell table:formula="of:=POWER([.C1448]-6.75;2)" office:value-type="float" office:value="0.00801915543258899" calcext:value-type="float">
            <text:p>0.0080191554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549471" calcext:value-type="float">
            <text:p>6.549471</text:p>
          </table:table-cell>
          <table:table-cell office:value-type="float" office:value="6.6599294277" calcext:value-type="float">
            <text:p>6.6599294277</text:p>
          </table:table-cell>
          <table:table-cell table:formula="of:=POWER([.C1449]-6.75;2)" office:value-type="float" office:value="0.00811270799444955" calcext:value-type="float">
            <text:p>0.008112708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553679" calcext:value-type="float">
            <text:p>6.553679</text:p>
          </table:table-cell>
          <table:table-cell office:value-type="float" office:value="6.6595058017" calcext:value-type="float">
            <text:p>6.6595058017</text:p>
          </table:table-cell>
          <table:table-cell table:formula="of:=POWER([.C1450]-6.75;2)" office:value-type="float" office:value="0.00818919992595973" calcext:value-type="float">
            <text:p>0.0081891999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557972" calcext:value-type="float">
            <text:p>6.557972</text:p>
          </table:table-cell>
          <table:table-cell office:value-type="float" office:value="6.6591433274" calcext:value-type="float">
            <text:p>6.6591433274</text:p>
          </table:table-cell>
          <table:table-cell table:formula="of:=POWER([.C1451]-6.75;2)" office:value-type="float" office:value="0.00825493495594363" calcext:value-type="float">
            <text:p>0.008254935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562337" calcext:value-type="float">
            <text:p>6.562337</text:p>
          </table:table-cell>
          <table:table-cell office:value-type="float" office:value="6.6588227467" calcext:value-type="float">
            <text:p>6.6588227467</text:p>
          </table:table-cell>
          <table:table-cell table:formula="of:=POWER([.C1452]-6.75;2)" office:value-type="float" office:value="0.00831329151933231" calcext:value-type="float">
            <text:p>0.0083132915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566762" calcext:value-type="float">
            <text:p>6.566762</text:p>
          </table:table-cell>
          <table:table-cell office:value-type="float" office:value="6.6585325627" calcext:value-type="float">
            <text:p>6.6585325627</text:p>
          </table:table-cell>
          <table:table-cell table:formula="of:=POWER([.C1453]-6.75;2)" office:value-type="float" office:value="0.0083662920862295" calcext:value-type="float">
            <text:p>0.0083662921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571236" calcext:value-type="float">
            <text:p>6.571236</text:p>
          </table:table-cell>
          <table:table-cell office:value-type="float" office:value="6.6582653596" calcext:value-type="float">
            <text:p>6.6582653596</text:p>
          </table:table-cell>
          <table:table-cell table:formula="of:=POWER([.C1454]-6.75;2)" office:value-type="float" office:value="0.00841524424931738" calcext:value-type="float">
            <text:p>0.0084152442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575749" calcext:value-type="float">
            <text:p>6.575749</text:p>
          </table:table-cell>
          <table:table-cell office:value-type="float" office:value="6.6580160717" calcext:value-type="float">
            <text:p>6.6580160717</text:p>
          </table:table-cell>
          <table:table-cell table:formula="of:=POWER([.C1455]-6.75;2)" office:value-type="float" office:value="0.00846104306549961" calcext:value-type="float">
            <text:p>0.0084610431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58029" calcext:value-type="float">
            <text:p>6.58029</text:p>
          </table:table-cell>
          <table:table-cell office:value-type="float" office:value="6.65778108" calcext:value-type="float">
            <text:p>6.65778108</text:p>
          </table:table-cell>
          <table:table-cell table:formula="of:=POWER([.C1456]-6.75;2)" office:value-type="float" office:value="0.00850432920596634" calcext:value-type="float">
            <text:p>0.0085043292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584849" calcext:value-type="float">
            <text:p>6.584849</text:p>
          </table:table-cell>
          <table:table-cell office:value-type="float" office:value="6.6575577109" calcext:value-type="float">
            <text:p>6.6575577109</text:p>
          </table:table-cell>
          <table:table-cell table:formula="of:=POWER([.C1457]-6.75;2)" office:value-type="float" office:value="0.00854557681404799" calcext:value-type="float">
            <text:p>0.0085455768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589416" calcext:value-type="float">
            <text:p>6.589416</text:p>
          </table:table-cell>
          <table:table-cell office:value-type="float" office:value="6.6573439259" calcext:value-type="float">
            <text:p>6.6573439259</text:p>
          </table:table-cell>
          <table:table-cell table:formula="of:=POWER([.C1458]-6.75;2)" office:value-type="float" office:value="0.00858514806762465" calcext:value-type="float">
            <text:p>0.0085851481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593982" calcext:value-type="float">
            <text:p>6.593982</text:p>
          </table:table-cell>
          <table:table-cell office:value-type="float" office:value="6.6571381362" calcext:value-type="float">
            <text:p>6.6571381362</text:p>
          </table:table-cell>
          <table:table-cell table:formula="of:=POWER([.C1459]-6.75;2)" office:value-type="float" office:value="0.00862332574840968" calcext:value-type="float">
            <text:p>0.0086233257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59854" calcext:value-type="float">
            <text:p>6.59854</text:p>
          </table:table-cell>
          <table:table-cell office:value-type="float" office:value="6.6569390753" calcext:value-type="float">
            <text:p>6.6569390753</text:p>
          </table:table-cell>
          <table:table-cell table:formula="of:=POWER([.C1460]-6.75;2)" office:value-type="float" office:value="0.008660335706019" calcext:value-type="float">
            <text:p>0.0086603357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603081" calcext:value-type="float">
            <text:p>6.603081</text:p>
          </table:table-cell>
          <table:table-cell office:value-type="float" office:value="6.6567457145" calcext:value-type="float">
            <text:p>6.6567457145</text:p>
          </table:table-cell>
          <table:table-cell table:formula="of:=POWER([.C1461]-6.75;2)" office:value-type="float" office:value="0.00869636176411543" calcext:value-type="float">
            <text:p>0.0086963618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607599" calcext:value-type="float">
            <text:p>6.607599</text:p>
          </table:table-cell>
          <table:table-cell office:value-type="float" office:value="6.6565572019" calcext:value-type="float">
            <text:p>6.6565572019</text:p>
          </table:table-cell>
          <table:table-cell table:formula="of:=POWER([.C1462]-6.75;2)" office:value-type="float" office:value="0.00873155651675734" calcext:value-type="float">
            <text:p>0.0087315565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612085" calcext:value-type="float">
            <text:p>6.612085</text:p>
          </table:table-cell>
          <table:table-cell office:value-type="float" office:value="6.656372822" calcext:value-type="float">
            <text:p>6.656372822</text:p>
          </table:table-cell>
          <table:table-cell table:formula="of:=POWER([.C1463]-6.75;2)" office:value-type="float" office:value="0.00876604846024372" calcext:value-type="float">
            <text:p>0.0087660485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616534" calcext:value-type="float">
            <text:p>6.616534</text:p>
          </table:table-cell>
          <table:table-cell office:value-type="float" office:value="6.6561919677" calcext:value-type="float">
            <text:p>6.6561919677</text:p>
          </table:table-cell>
          <table:table-cell table:formula="of:=POWER([.C1464]-6.75;2)" office:value-type="float" office:value="0.00879994692399787" calcext:value-type="float">
            <text:p>0.0087999469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620941" calcext:value-type="float">
            <text:p>6.620941</text:p>
          </table:table-cell>
          <table:table-cell office:value-type="float" office:value="6.6560141123" calcext:value-type="float">
            <text:p>6.6560141123</text:p>
          </table:table-cell>
          <table:table-cell table:formula="of:=POWER([.C1465]-6.75;2)" office:value-type="float" office:value="0.00883334708675696" calcext:value-type="float">
            <text:p>0.0088333471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6253" calcext:value-type="float">
            <text:p>6.6253</text:p>
          </table:table-cell>
          <table:table-cell office:value-type="float" office:value="6.6558387933" calcext:value-type="float">
            <text:p>6.6558387933</text:p>
          </table:table-cell>
          <table:table-cell table:formula="of:=POWER([.C1466]-6.75;2)" office:value-type="float" office:value="0.00886633284720011" calcext:value-type="float">
            <text:p>0.0088663328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629607" calcext:value-type="float">
            <text:p>6.629607</text:p>
          </table:table-cell>
          <table:table-cell office:value-type="float" office:value="6.6556655998" calcext:value-type="float">
            <text:p>6.6556655998</text:p>
          </table:table-cell>
          <table:table-cell table:formula="of:=POWER([.C1467]-6.75;2)" office:value-type="float" office:value="0.00889897906109379" calcext:value-type="float">
            <text:p>0.0088989791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633858" calcext:value-type="float">
            <text:p>6.633858</text:p>
          </table:table-cell>
          <table:table-cell office:value-type="float" office:value="6.6554941625" calcext:value-type="float">
            <text:p>6.6554941625</text:p>
          </table:table-cell>
          <table:table-cell table:formula="of:=POWER([.C1468]-6.75;2)" office:value-type="float" office:value="0.00893135332157638" calcext:value-type="float">
            <text:p>0.0089313533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638049" calcext:value-type="float">
            <text:p>6.638049</text:p>
          </table:table-cell>
          <table:table-cell office:value-type="float" office:value="6.6553241422" calcext:value-type="float">
            <text:p>6.6553241422</text:p>
          </table:table-cell>
          <table:table-cell table:formula="of:=POWER([.C1469]-6.75;2)" office:value-type="float" office:value="0.0089635180501659" calcext:value-type="float">
            <text:p>0.0089635181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642176" calcext:value-type="float">
            <text:p>6.642176</text:p>
          </table:table-cell>
          <table:table-cell office:value-type="float" office:value="6.6551552282" calcext:value-type="float">
            <text:p>6.6551552282</text:p>
          </table:table-cell>
          <table:table-cell table:formula="of:=POWER([.C1470]-6.75;2)" office:value-type="float" office:value="0.00899553073779409" calcext:value-type="float">
            <text:p>0.0089955307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646238" calcext:value-type="float">
            <text:p>6.646238</text:p>
          </table:table-cell>
          <table:table-cell office:value-type="float" office:value="6.6549871302" calcext:value-type="float">
            <text:p>6.6549871302</text:p>
          </table:table-cell>
          <table:table-cell table:formula="of:=POWER([.C1471]-6.75;2)" office:value-type="float" office:value="0.00902744542763169" calcext:value-type="float">
            <text:p>0.0090274454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650232" calcext:value-type="float">
            <text:p>6.650232</text:p>
          </table:table-cell>
          <table:table-cell office:value-type="float" office:value="6.6548195723" calcext:value-type="float">
            <text:p>6.6548195723</text:p>
          </table:table-cell>
          <table:table-cell table:formula="of:=POWER([.C1472]-6.75;2)" office:value-type="float" office:value="0.00905931381715491" calcext:value-type="float">
            <text:p>0.0090593138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654156" calcext:value-type="float">
            <text:p>6.654156</text:p>
          </table:table-cell>
          <table:table-cell office:value-type="float" office:value="6.6546522939" calcext:value-type="float">
            <text:p>6.6546522939</text:p>
          </table:table-cell>
          <table:table-cell table:formula="of:=POWER([.C1473]-6.75;2)" office:value-type="float" office:value="0.00909118505853199" calcext:value-type="float">
            <text:p>0.0090911851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658009" calcext:value-type="float">
            <text:p>6.658009</text:p>
          </table:table-cell>
          <table:table-cell office:value-type="float" office:value="6.6544850442" calcext:value-type="float">
            <text:p>6.6544850442</text:p>
          </table:table-cell>
          <table:table-cell table:formula="of:=POWER([.C1474]-6.75;2)" office:value-type="float" office:value="0.0091231067814759" calcext:value-type="float">
            <text:p>0.0091231068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661789" calcext:value-type="float">
            <text:p>6.661789</text:p>
          </table:table-cell>
          <table:table-cell office:value-type="float" office:value="6.6543175795" calcext:value-type="float">
            <text:p>6.6543175795</text:p>
          </table:table-cell>
          <table:table-cell table:formula="of:=POWER([.C1475]-6.75;2)" office:value-type="float" office:value="0.00915512559273886" calcext:value-type="float">
            <text:p>0.0091551256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665496" calcext:value-type="float">
            <text:p>6.665496</text:p>
          </table:table-cell>
          <table:table-cell office:value-type="float" office:value="6.6541496655" calcext:value-type="float">
            <text:p>6.6541496655</text:p>
          </table:table-cell>
          <table:table-cell table:formula="of:=POWER([.C1476]-6.75;2)" office:value-type="float" office:value="0.00918728662376183" calcext:value-type="float">
            <text:p>0.0091872866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669129" calcext:value-type="float">
            <text:p>6.669129</text:p>
          </table:table-cell>
          <table:table-cell office:value-type="float" office:value="6.6539810705" calcext:value-type="float">
            <text:p>6.6539810705</text:p>
          </table:table-cell>
          <table:table-cell table:formula="of:=POWER([.C1477]-6.75;2)" office:value-type="float" office:value="0.00921963482232589" calcext:value-type="float">
            <text:p>0.0092196348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672687" calcext:value-type="float">
            <text:p>6.672687</text:p>
          </table:table-cell>
          <table:table-cell office:value-type="float" office:value="6.6538115687" calcext:value-type="float">
            <text:p>6.6538115687</text:p>
          </table:table-cell>
          <table:table-cell table:formula="of:=POWER([.C1478]-6.75;2)" office:value-type="float" office:value="0.0092522143159548" calcext:value-type="float">
            <text:p>0.0092522143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676172" calcext:value-type="float">
            <text:p>6.676172</text:p>
          </table:table-cell>
          <table:table-cell office:value-type="float" office:value="6.6536409379" calcext:value-type="float">
            <text:p>6.6536409379</text:p>
          </table:table-cell>
          <table:table-cell table:formula="of:=POWER([.C1479]-6.75;2)" office:value-type="float" office:value="0.00928506884879172" calcext:value-type="float">
            <text:p>0.0092850688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679582" calcext:value-type="float">
            <text:p>6.679582</text:p>
          </table:table-cell>
          <table:table-cell office:value-type="float" office:value="6.6534689582" calcext:value-type="float">
            <text:p>6.6534689582</text:p>
          </table:table-cell>
          <table:table-cell table:formula="of:=POWER([.C1480]-6.75;2)" office:value-type="float" office:value="0.00931824203099327" calcext:value-type="float">
            <text:p>0.009318242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682919" calcext:value-type="float">
            <text:p>6.682919</text:p>
          </table:table-cell>
          <table:table-cell office:value-type="float" office:value="6.6532954134" calcext:value-type="float">
            <text:p>6.6532954134</text:p>
          </table:table-cell>
          <table:table-cell table:formula="of:=POWER([.C1481]-6.75;2)" office:value-type="float" office:value="0.00935177706947682" calcext:value-type="float">
            <text:p>0.0093517771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686182" calcext:value-type="float">
            <text:p>6.686182</text:p>
          </table:table-cell>
          <table:table-cell office:value-type="float" office:value="6.6531200908" calcext:value-type="float">
            <text:p>6.6531200908</text:p>
          </table:table-cell>
          <table:table-cell table:formula="of:=POWER([.C1482]-6.75;2)" office:value-type="float" office:value="0.00938571680660027" calcext:value-type="float">
            <text:p>0.0093857168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689374" calcext:value-type="float">
            <text:p>6.689374</text:p>
          </table:table-cell>
          <table:table-cell office:value-type="float" office:value="6.6529427814" calcext:value-type="float">
            <text:p>6.6529427814</text:p>
          </table:table-cell>
          <table:table-cell table:formula="of:=POWER([.C1483]-6.75;2)" office:value-type="float" office:value="0.00942010368236815" calcext:value-type="float">
            <text:p>0.0094201037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692494" calcext:value-type="float">
            <text:p>6.692494</text:p>
          </table:table-cell>
          <table:table-cell office:value-type="float" office:value="6.652763276" calcext:value-type="float">
            <text:p>6.652763276</text:p>
          </table:table-cell>
          <table:table-cell table:formula="of:=POWER([.C1484]-6.75;2)" office:value-type="float" office:value="0.00945498049425219" calcext:value-type="float">
            <text:p>0.0094549805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695545" calcext:value-type="float">
            <text:p>6.695545</text:p>
          </table:table-cell>
          <table:table-cell office:value-type="float" office:value="6.6525813728" calcext:value-type="float">
            <text:p>6.6525813728</text:p>
          </table:table-cell>
          <table:table-cell table:formula="of:=POWER([.C1485]-6.75;2)" office:value-type="float" office:value="0.00949038892553252" calcext:value-type="float">
            <text:p>0.0094903889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698526" calcext:value-type="float">
            <text:p>6.698526</text:p>
          </table:table-cell>
          <table:table-cell office:value-type="float" office:value="6.6523968722" calcext:value-type="float">
            <text:p>6.6523968722</text:p>
          </table:table-cell>
          <table:table-cell table:formula="of:=POWER([.C1486]-6.75;2)" office:value-type="float" office:value="0.00952637055634318" calcext:value-type="float">
            <text:p>0.0095263706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70144" calcext:value-type="float">
            <text:p>6.70144</text:p>
          </table:table-cell>
          <table:table-cell office:value-type="float" office:value="6.6522095818" calcext:value-type="float">
            <text:p>6.6522095818</text:p>
          </table:table-cell>
          <table:table-cell table:formula="of:=POWER([.C1487]-6.75;2)" office:value-type="float" office:value="0.00956296589173085" calcext:value-type="float">
            <text:p>0.0095629659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704288" calcext:value-type="float">
            <text:p>6.704288</text:p>
          </table:table-cell>
          <table:table-cell office:value-type="float" office:value="6.6520193118" calcext:value-type="float">
            <text:p>6.6520193118</text:p>
          </table:table-cell>
          <table:table-cell table:formula="of:=POWER([.C1488]-6.75;2)" office:value-type="float" office:value="0.00960021526014559" calcext:value-type="float">
            <text:p>0.0096002153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707071" calcext:value-type="float">
            <text:p>6.707071</text:p>
          </table:table-cell>
          <table:table-cell office:value-type="float" office:value="6.6518258805" calcext:value-type="float">
            <text:p>6.6518258805</text:p>
          </table:table-cell>
          <table:table-cell table:formula="of:=POWER([.C1489]-6.75;2)" office:value-type="float" office:value="0.00963815773960034" calcext:value-type="float">
            <text:p>0.0096381577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709792" calcext:value-type="float">
            <text:p>6.709792</text:p>
          </table:table-cell>
          <table:table-cell office:value-type="float" office:value="6.6516291111" calcext:value-type="float">
            <text:p>6.6516291111</text:p>
          </table:table-cell>
          <table:table-cell table:formula="of:=POWER([.C1490]-6.75;2)" office:value-type="float" office:value="0.00967683178297612" calcext:value-type="float">
            <text:p>0.0096768318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712452" calcext:value-type="float">
            <text:p>6.712452</text:p>
          </table:table-cell>
          <table:table-cell office:value-type="float" office:value="6.6514288363" calcext:value-type="float">
            <text:p>6.6514288363</text:p>
          </table:table-cell>
          <table:table-cell table:formula="of:=POWER([.C1491]-6.75;2)" office:value-type="float" office:value="0.00971627431317219" calcext:value-type="float">
            <text:p>0.0097162743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715053" calcext:value-type="float">
            <text:p>6.715053</text:p>
          </table:table-cell>
          <table:table-cell office:value-type="float" office:value="6.6512248949" calcext:value-type="float">
            <text:p>6.6512248949</text:p>
          </table:table-cell>
          <table:table-cell table:formula="of:=POWER([.C1492]-6.75;2)" office:value-type="float" office:value="0.00975652138751598" calcext:value-type="float">
            <text:p>0.0097565214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717596" calcext:value-type="float">
            <text:p>6.717596</text:p>
          </table:table-cell>
          <table:table-cell office:value-type="float" office:value="6.6510171374" calcext:value-type="float">
            <text:p>6.6510171374</text:p>
          </table:table-cell>
          <table:table-cell table:formula="of:=POWER([.C1493]-6.75;2)" office:value-type="float" office:value="0.00979760708849044" calcext:value-type="float">
            <text:p>0.0097976071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720084" calcext:value-type="float">
            <text:p>6.720084</text:p>
          </table:table-cell>
          <table:table-cell office:value-type="float" office:value="6.6508054241" calcext:value-type="float">
            <text:p>6.6508054241</text:p>
          </table:table-cell>
          <table:table-cell table:formula="of:=POWER([.C1494]-6.75;2)" office:value-type="float" office:value="0.00983956388798093" calcext:value-type="float">
            <text:p>0.0098395639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722519" calcext:value-type="float">
            <text:p>6.722519</text:p>
          </table:table-cell>
          <table:table-cell office:value-type="float" office:value="6.650589626" calcext:value-type="float">
            <text:p>6.650589626</text:p>
          </table:table-cell>
          <table:table-cell table:formula="of:=POWER([.C1495]-6.75;2)" office:value-type="float" office:value="0.0098824224588198" calcext:value-type="float">
            <text:p>0.0098824225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724902" calcext:value-type="float">
            <text:p>6.724902</text:p>
          </table:table-cell>
          <table:table-cell office:value-type="float" office:value="6.6503696249" calcext:value-type="float">
            <text:p>6.6503696249</text:p>
          </table:table-cell>
          <table:table-cell table:formula="of:=POWER([.C1496]-6.75;2)" office:value-type="float" office:value="0.00992621164256676" calcext:value-type="float">
            <text:p>0.0099262116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727236" calcext:value-type="float">
            <text:p>6.727236</text:p>
          </table:table-cell>
          <table:table-cell office:value-type="float" office:value="6.6501453154" calcext:value-type="float">
            <text:p>6.6501453154</text:p>
          </table:table-cell>
          <table:table-cell table:formula="of:=POWER([.C1497]-6.75;2)" office:value-type="float" office:value="0.00997095803656555" calcext:value-type="float">
            <text:p>0.009970958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729524" calcext:value-type="float">
            <text:p>6.729524</text:p>
          </table:table-cell>
          <table:table-cell office:value-type="float" office:value="6.6499166069" calcext:value-type="float">
            <text:p>6.6499166069</text:p>
          </table:table-cell>
          <table:table-cell table:formula="of:=POWER([.C1498]-6.75;2)" office:value-type="float" office:value="0.0100166855744092" calcext:value-type="float">
            <text:p>0.0100166856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731766" calcext:value-type="float">
            <text:p>6.731766</text:p>
          </table:table-cell>
          <table:table-cell office:value-type="float" office:value="6.6496834205" calcext:value-type="float">
            <text:p>6.6496834205</text:p>
          </table:table-cell>
          <table:table-cell table:formula="of:=POWER([.C1499]-6.75;2)" office:value-type="float" office:value="0.0100634161225799" calcext:value-type="float">
            <text:p>0.0100634161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733966" calcext:value-type="float">
            <text:p>6.733966</text:p>
          </table:table-cell>
          <table:table-cell office:value-type="float" office:value="6.6494456941" calcext:value-type="float">
            <text:p>6.6494456941</text:p>
          </table:table-cell>
          <table:table-cell table:formula="of:=POWER([.C1500]-6.75;2)" office:value-type="float" office:value="0.0101111684350308" calcext:value-type="float">
            <text:p>0.0101111684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736126" calcext:value-type="float">
            <text:p>6.736126</text:p>
          </table:table-cell>
          <table:table-cell office:value-type="float" office:value="6.6492033799" calcext:value-type="float">
            <text:p>6.6492033799</text:p>
          </table:table-cell>
          <table:table-cell table:formula="of:=POWER([.C1501]-6.75;2)" office:value-type="float" office:value="0.0101599586235837" calcext:value-type="float">
            <text:p>0.0101599586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738247" calcext:value-type="float">
            <text:p>6.738247</text:p>
          </table:table-cell>
          <table:table-cell office:value-type="float" office:value="6.6489564456" calcext:value-type="float">
            <text:p>6.6489564456</text:p>
          </table:table-cell>
          <table:table-cell table:formula="of:=POWER([.C1502]-6.75;2)" office:value-type="float" office:value="0.0102097998857858" calcext:value-type="float">
            <text:p>0.0102097999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740332" calcext:value-type="float">
            <text:p>6.740332</text:p>
          </table:table-cell>
          <table:table-cell office:value-type="float" office:value="6.6487048757" calcext:value-type="float">
            <text:p>6.6487048757</text:p>
          </table:table-cell>
          <table:table-cell table:formula="of:=POWER([.C1503]-6.75;2)" office:value-type="float" office:value="0.0102607022069524" calcext:value-type="float">
            <text:p>0.0102607022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742383" calcext:value-type="float">
            <text:p>6.742383</text:p>
          </table:table-cell>
          <table:table-cell office:value-type="float" office:value="6.6484486714" calcext:value-type="float">
            <text:p>6.6484486714</text:p>
          </table:table-cell>
          <table:table-cell table:formula="of:=POWER([.C1504]-6.75;2)" office:value-type="float" office:value="0.0103126723404252" calcext:value-type="float">
            <text:p>0.0103126723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744403" calcext:value-type="float">
            <text:p>6.744403</text:p>
          </table:table-cell>
          <table:table-cell office:value-type="float" office:value="6.6481878507" calcext:value-type="float">
            <text:p>6.6481878507</text:p>
          </table:table-cell>
          <table:table-cell table:formula="of:=POWER([.C1505]-6.75;2)" office:value-type="float" office:value="0.0103657137450854" calcext:value-type="float">
            <text:p>0.0103657137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746393" calcext:value-type="float">
            <text:p>6.746393</text:p>
          </table:table-cell>
          <table:table-cell office:value-type="float" office:value="6.6479224468" calcext:value-type="float">
            <text:p>6.6479224468</text:p>
          </table:table-cell>
          <table:table-cell table:formula="of:=POWER([.C1506]-6.75;2)" office:value-type="float" office:value="0.0104198268672988" calcext:value-type="float">
            <text:p>0.0104198269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748356" calcext:value-type="float">
            <text:p>6.748356</text:p>
          </table:table-cell>
          <table:table-cell office:value-type="float" office:value="6.6476525137" calcext:value-type="float">
            <text:p>6.6476525137</text:p>
          </table:table-cell>
          <table:table-cell table:formula="of:=POWER([.C1507]-6.75;2)" office:value-type="float" office:value="0.0104750079519287" calcext:value-type="float">
            <text:p>0.010475008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750294" calcext:value-type="float">
            <text:p>6.750294</text:p>
          </table:table-cell>
          <table:table-cell office:value-type="float" office:value="6.6473781195" calcext:value-type="float">
            <text:p>6.6473781195</text:p>
          </table:table-cell>
          <table:table-cell table:formula="of:=POWER([.C1508]-6.75;2)" office:value-type="float" office:value="0.0105312503573563" calcext:value-type="float">
            <text:p>0.0105312504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752208" calcext:value-type="float">
            <text:p>6.752208</text:p>
          </table:table-cell>
          <table:table-cell office:value-type="float" office:value="6.6470993489" calcext:value-type="float">
            <text:p>6.6470993489</text:p>
          </table:table-cell>
          <table:table-cell table:formula="of:=POWER([.C1509]-6.75;2)" office:value-type="float" office:value="0.0105885439968039" calcext:value-type="float">
            <text:p>0.010588544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754102" calcext:value-type="float">
            <text:p>6.754102</text:p>
          </table:table-cell>
          <table:table-cell office:value-type="float" office:value="6.6468163059" calcext:value-type="float">
            <text:p>6.6468163059</text:p>
          </table:table-cell>
          <table:table-cell table:formula="of:=POWER([.C1510]-6.75;2)" office:value-type="float" office:value="0.0106468747281224" calcext:value-type="float">
            <text:p>0.0106468747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755975" calcext:value-type="float">
            <text:p>6.755975</text:p>
          </table:table-cell>
          <table:table-cell office:value-type="float" office:value="6.6465291087" calcext:value-type="float">
            <text:p>6.6465291087</text:p>
          </table:table-cell>
          <table:table-cell table:formula="of:=POWER([.C1511]-6.75;2)" office:value-type="float" office:value="0.0107062253464164" calcext:value-type="float">
            <text:p>0.0107062253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757832" calcext:value-type="float">
            <text:p>6.757832</text:p>
          </table:table-cell>
          <table:table-cell office:value-type="float" office:value="6.6462378937" calcext:value-type="float">
            <text:p>6.6462378937</text:p>
          </table:table-cell>
          <table:table-cell table:formula="of:=POWER([.C1512]-6.75;2)" office:value-type="float" office:value="0.0107665747038124" calcext:value-type="float">
            <text:p>0.0107665747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759672" calcext:value-type="float">
            <text:p>6.759672</text:p>
          </table:table-cell>
          <table:table-cell office:value-type="float" office:value="6.6459428088" calcext:value-type="float">
            <text:p>6.6459428088</text:p>
          </table:table-cell>
          <table:table-cell table:formula="of:=POWER([.C1513]-6.75;2)" office:value-type="float" office:value="0.0108278990404333" calcext:value-type="float">
            <text:p>0.010827899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761499" calcext:value-type="float">
            <text:p>6.761499</text:p>
          </table:table-cell>
          <table:table-cell office:value-type="float" office:value="6.6456440203" calcext:value-type="float">
            <text:p>6.6456440203</text:p>
          </table:table-cell>
          <table:table-cell table:formula="of:=POWER([.C1514]-6.75;2)" office:value-type="float" office:value="0.0108901704991469" calcext:value-type="float">
            <text:p>0.0108901705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763313" calcext:value-type="float">
            <text:p>6.763313</text:p>
          </table:table-cell>
          <table:table-cell office:value-type="float" office:value="6.6453417061" calcext:value-type="float">
            <text:p>6.6453417061</text:p>
          </table:table-cell>
          <table:table-cell table:formula="of:=POWER([.C1515]-6.75;2)" office:value-type="float" office:value="0.0109533584820588" calcext:value-type="float">
            <text:p>0.0109533585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765115" calcext:value-type="float">
            <text:p>6.765115</text:p>
          </table:table-cell>
          <table:table-cell office:value-type="float" office:value="6.6450360585" calcext:value-type="float">
            <text:p>6.6450360585</text:p>
          </table:table-cell>
          <table:table-cell table:formula="of:=POWER([.C1516]-6.75;2)" office:value-type="float" office:value="0.0110174290152155" calcext:value-type="float">
            <text:p>0.011017429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766908" calcext:value-type="float">
            <text:p>6.766908</text:p>
          </table:table-cell>
          <table:table-cell office:value-type="float" office:value="6.6447272832" calcext:value-type="float">
            <text:p>6.6447272832</text:p>
          </table:table-cell>
          <table:table-cell table:formula="of:=POWER([.C1517]-6.75;2)" office:value-type="float" office:value="0.011082344902453" calcext:value-type="float">
            <text:p>0.0110823449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768692" calcext:value-type="float">
            <text:p>6.768692</text:p>
          </table:table-cell>
          <table:table-cell office:value-type="float" office:value="6.6444155938" calcext:value-type="float">
            <text:p>6.6444155938</text:p>
          </table:table-cell>
          <table:table-cell table:formula="of:=POWER([.C1518]-6.75;2)" office:value-type="float" office:value="0.0111480668326066" calcext:value-type="float">
            <text:p>0.0111480668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770467" calcext:value-type="float">
            <text:p>6.770467</text:p>
          </table:table-cell>
          <table:table-cell office:value-type="float" office:value="6.6441012162" calcext:value-type="float">
            <text:p>6.6441012162</text:p>
          </table:table-cell>
          <table:table-cell table:formula="of:=POWER([.C1519]-6.75;2)" office:value-type="float" office:value="0.0112145524103191" calcext:value-type="float">
            <text:p>0.0112145524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772236" calcext:value-type="float">
            <text:p>6.772236</text:p>
          </table:table-cell>
          <table:table-cell office:value-type="float" office:value="6.6437843859" calcext:value-type="float">
            <text:p>6.6437843859</text:p>
          </table:table-cell>
          <table:table-cell table:formula="of:=POWER([.C1520]-6.75;2)" office:value-type="float" office:value="0.0112817566786401" calcext:value-type="float">
            <text:p>0.0112817567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773998" calcext:value-type="float">
            <text:p>6.773998</text:p>
          </table:table-cell>
          <table:table-cell office:value-type="float" office:value="6.6434653441" calcext:value-type="float">
            <text:p>6.6434653441</text:p>
          </table:table-cell>
          <table:table-cell table:formula="of:=POWER([.C1521]-6.75;2)" office:value-type="float" office:value="0.0113496329077314" calcext:value-type="float">
            <text:p>0.0113496329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775755" calcext:value-type="float">
            <text:p>6.775755</text:p>
          </table:table-cell>
          <table:table-cell office:value-type="float" office:value="6.6431443405" calcext:value-type="float">
            <text:p>6.6431443405</text:p>
          </table:table-cell>
          <table:table-cell table:formula="of:=POWER([.C1522]-6.75;2)" office:value-type="float" office:value="0.0114181319671799" calcext:value-type="float">
            <text:p>0.011418132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777505" calcext:value-type="float">
            <text:p>6.777505</text:p>
          </table:table-cell>
          <table:table-cell office:value-type="float" office:value="6.6428216284" calcext:value-type="float">
            <text:p>6.6428216284</text:p>
          </table:table-cell>
          <table:table-cell table:formula="of:=POWER([.C1523]-6.75;2)" office:value-type="float" office:value="0.0114872033388277" calcext:value-type="float">
            <text:p>0.0114872033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779251" calcext:value-type="float">
            <text:p>6.779251</text:p>
          </table:table-cell>
          <table:table-cell office:value-type="float" office:value="6.6424974683" calcext:value-type="float">
            <text:p>6.6424974683</text:p>
          </table:table-cell>
          <table:table-cell table:formula="of:=POWER([.C1524]-6.75;2)" office:value-type="float" office:value="0.0115567943219095" calcext:value-type="float">
            <text:p>0.0115567943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78099" calcext:value-type="float">
            <text:p>6.78099</text:p>
          </table:table-cell>
          <table:table-cell office:value-type="float" office:value="6.6421721195" calcext:value-type="float">
            <text:p>6.6421721195</text:p>
          </table:table-cell>
          <table:table-cell table:formula="of:=POWER([.C1525]-6.75;2)" office:value-type="float" office:value="0.0116268518131224" calcext:value-type="float">
            <text:p>0.0116268518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782723" calcext:value-type="float">
            <text:p>6.782723</text:p>
          </table:table-cell>
          <table:table-cell office:value-type="float" office:value="6.6418458471" calcext:value-type="float">
            <text:p>6.6418458471</text:p>
          </table:table-cell>
          <table:table-cell table:formula="of:=POWER([.C1526]-6.75;2)" office:value-type="float" office:value="0.0116973207895166" calcext:value-type="float">
            <text:p>0.0116973208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784451" calcext:value-type="float">
            <text:p>6.784451</text:p>
          </table:table-cell>
          <table:table-cell office:value-type="float" office:value="6.641518914" calcext:value-type="float">
            <text:p>6.641518914</text:p>
          </table:table-cell>
          <table:table-cell table:formula="of:=POWER([.C1527]-6.75;2)" office:value-type="float" office:value="0.0117681460197395" calcext:value-type="float">
            <text:p>0.011768146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786171" calcext:value-type="float">
            <text:p>6.786171</text:p>
          </table:table-cell>
          <table:table-cell office:value-type="float" office:value="6.6411915806" calcext:value-type="float">
            <text:p>6.6411915806</text:p>
          </table:table-cell>
          <table:table-cell table:formula="of:=POWER([.C1528]-6.75;2)" office:value-type="float" office:value="0.0118392721323263" calcext:value-type="float">
            <text:p>0.0118392721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787883" calcext:value-type="float">
            <text:p>6.787883</text:p>
          </table:table-cell>
          <table:table-cell office:value-type="float" office:value="6.6408641099" calcext:value-type="float">
            <text:p>6.6408641099</text:p>
          </table:table-cell>
          <table:table-cell table:formula="of:=POWER([.C1529]-6.75;2)" office:value-type="float" office:value="0.0119106425079193" calcext:value-type="float">
            <text:p>0.0119106425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789586" calcext:value-type="float">
            <text:p>6.789586</text:p>
          </table:table-cell>
          <table:table-cell office:value-type="float" office:value="6.6405367587" calcext:value-type="float">
            <text:p>6.6405367587</text:p>
          </table:table-cell>
          <table:table-cell table:formula="of:=POWER([.C1530]-6.75;2)" office:value-type="float" office:value="0.0119822011959021" calcext:value-type="float">
            <text:p>0.0119822012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791279" calcext:value-type="float">
            <text:p>6.791279</text:p>
          </table:table-cell>
          <table:table-cell office:value-type="float" office:value="6.640209779" calcext:value-type="float">
            <text:p>6.640209779</text:p>
          </table:table-cell>
          <table:table-cell table:formula="of:=POWER([.C1531]-6.75;2)" office:value-type="float" office:value="0.0120538926272288" calcext:value-type="float">
            <text:p>0.0120538926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792961" calcext:value-type="float">
            <text:p>6.792961</text:p>
          </table:table-cell>
          <table:table-cell office:value-type="float" office:value="6.6398834205" calcext:value-type="float">
            <text:p>6.6398834205</text:p>
          </table:table-cell>
          <table:table-cell table:formula="of:=POWER([.C1532]-6.75;2)" office:value-type="float" office:value="0.0121256610807797" calcext:value-type="float">
            <text:p>0.0121256611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79463" calcext:value-type="float">
            <text:p>6.79463</text:p>
          </table:table-cell>
          <table:table-cell office:value-type="float" office:value="6.6395579223" calcext:value-type="float">
            <text:p>6.6395579223</text:p>
          </table:table-cell>
          <table:table-cell table:formula="of:=POWER([.C1533]-6.75;2)" office:value-type="float" office:value="0.0121974525266929" calcext:value-type="float">
            <text:p>0.0121974525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796284" calcext:value-type="float">
            <text:p>6.796284</text:p>
          </table:table-cell>
          <table:table-cell office:value-type="float" office:value="6.6392335197" calcext:value-type="float">
            <text:p>6.6392335197</text:p>
          </table:table-cell>
          <table:table-cell table:formula="of:=POWER([.C1534]-6.75;2)" office:value-type="float" office:value="0.0122692131580502" calcext:value-type="float">
            <text:p>0.0122692132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797922" calcext:value-type="float">
            <text:p>6.797922</text:p>
          </table:table-cell>
          <table:table-cell office:value-type="float" office:value="6.6389104397" calcext:value-type="float">
            <text:p>6.6389104397</text:p>
          </table:table-cell>
          <table:table-cell table:formula="of:=POWER([.C1535]-6.75;2)" office:value-type="float" office:value="0.0123408904076473" calcext:value-type="float">
            <text:p>0.0123408904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799541" calcext:value-type="float">
            <text:p>6.799541</text:p>
          </table:table-cell>
          <table:table-cell office:value-type="float" office:value="6.6385888996" calcext:value-type="float">
            <text:p>6.6385888996</text:p>
          </table:table-cell>
          <table:table-cell table:formula="of:=POWER([.C1536]-6.75;2)" office:value-type="float" office:value="0.0124124332923388" calcext:value-type="float">
            <text:p>0.0124124333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80114" calcext:value-type="float">
            <text:p>6.80114</text:p>
          </table:table-cell>
          <table:table-cell office:value-type="float" office:value="6.6382691087" calcext:value-type="float">
            <text:p>6.6382691087</text:p>
          </table:table-cell>
          <table:table-cell table:formula="of:=POWER([.C1537]-6.75;2)" office:value-type="float" office:value="0.0124837920706923" calcext:value-type="float">
            <text:p>0.0124837921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802716" calcext:value-type="float">
            <text:p>6.802716</text:p>
          </table:table-cell>
          <table:table-cell office:value-type="float" office:value="6.6379512652" calcext:value-type="float">
            <text:p>6.6379512652</text:p>
          </table:table-cell>
          <table:table-cell table:formula="of:=POWER([.C1538]-6.75;2)" office:value-type="float" office:value="0.0125549189702808" calcext:value-type="float">
            <text:p>0.012554919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804267" calcext:value-type="float">
            <text:p>6.804267</text:p>
          </table:table-cell>
          <table:table-cell office:value-type="float" office:value="6.6376355579" calcext:value-type="float">
            <text:p>6.6376355579</text:p>
          </table:table-cell>
          <table:table-cell table:formula="of:=POWER([.C1539]-6.75;2)" office:value-type="float" office:value="0.0126257678484442" calcext:value-type="float">
            <text:p>0.0126257678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805791" calcext:value-type="float">
            <text:p>6.805791</text:p>
          </table:table-cell>
          <table:table-cell office:value-type="float" office:value="6.6373221649" calcext:value-type="float">
            <text:p>6.6373221649</text:p>
          </table:table-cell>
          <table:table-cell table:formula="of:=POWER([.C1540]-6.75;2)" office:value-type="float" office:value="0.0126962945228227" calcext:value-type="float">
            <text:p>0.0126962945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807285" calcext:value-type="float">
            <text:p>6.807285</text:p>
          </table:table-cell>
          <table:table-cell office:value-type="float" office:value="6.6370112533" calcext:value-type="float">
            <text:p>6.6370112533</text:p>
          </table:table-cell>
          <table:table-cell table:formula="of:=POWER([.C1541]-6.75;2)" office:value-type="float" office:value="0.0127664568808368" calcext:value-type="float">
            <text:p>0.0127664569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808748" calcext:value-type="float">
            <text:p>6.808748</text:p>
          </table:table-cell>
          <table:table-cell office:value-type="float" office:value="6.6367029809" calcext:value-type="float">
            <text:p>6.6367029809</text:p>
          </table:table-cell>
          <table:table-cell table:formula="of:=POWER([.C1542]-6.75;2)" office:value-type="float" office:value="0.0128362145369458" calcext:value-type="float">
            <text:p>0.0128362145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810176" calcext:value-type="float">
            <text:p>6.810176</text:p>
          </table:table-cell>
          <table:table-cell office:value-type="float" office:value="6.636397491" calcext:value-type="float">
            <text:p>6.636397491</text:p>
          </table:table-cell>
          <table:table-cell table:formula="of:=POWER([.C1543]-6.75;2)" office:value-type="float" office:value="0.012905530051095" calcext:value-type="float">
            <text:p>0.0129055301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811569" calcext:value-type="float">
            <text:p>6.811569</text:p>
          </table:table-cell>
          <table:table-cell office:value-type="float" office:value="6.63609492" calcext:value-type="float">
            <text:p>6.63609492</text:p>
          </table:table-cell>
          <table:table-cell table:formula="of:=POWER([.C1544]-6.75;2)" office:value-type="float" office:value="0.0129743672498065" calcext:value-type="float">
            <text:p>0.0129743672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812922" calcext:value-type="float">
            <text:p>6.812922</text:p>
          </table:table-cell>
          <table:table-cell office:value-type="float" office:value="6.6357953883" calcext:value-type="float">
            <text:p>6.6357953883</text:p>
          </table:table-cell>
          <table:table-cell table:formula="of:=POWER([.C1545]-6.75;2)" office:value-type="float" office:value="0.0130426933335478" calcext:value-type="float">
            <text:p>0.0130426933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814235" calcext:value-type="float">
            <text:p>6.814235</text:p>
          </table:table-cell>
          <table:table-cell office:value-type="float" office:value="6.6354990108" calcext:value-type="float">
            <text:p>6.6354990108</text:p>
          </table:table-cell>
          <table:table-cell table:formula="of:=POWER([.C1546]-6.75;2)" office:value-type="float" office:value="0.0131104765277785" calcext:value-type="float">
            <text:p>0.0131104765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815506" calcext:value-type="float">
            <text:p>6.815506</text:p>
          </table:table-cell>
          <table:table-cell office:value-type="float" office:value="6.6352058877" calcext:value-type="float">
            <text:p>6.6352058877</text:p>
          </table:table-cell>
          <table:table-cell table:formula="of:=POWER([.C1547]-6.75;2)" office:value-type="float" office:value="0.0131776882187451" calcext:value-type="float">
            <text:p>0.0131776882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816731" calcext:value-type="float">
            <text:p>6.816731</text:p>
          </table:table-cell>
          <table:table-cell office:value-type="float" office:value="6.6349161099" calcext:value-type="float">
            <text:p>6.6349161099</text:p>
          </table:table-cell>
          <table:table-cell table:formula="of:=POWER([.C1548]-6.75;2)" office:value-type="float" office:value="0.0132443017605489" calcext:value-type="float">
            <text:p>0.0132443018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817911" calcext:value-type="float">
            <text:p>6.817911</text:p>
          </table:table-cell>
          <table:table-cell office:value-type="float" office:value="6.6346297611" calcext:value-type="float">
            <text:p>6.6346297611</text:p>
          </table:table-cell>
          <table:table-cell table:formula="of:=POWER([.C1549]-6.75;2)" office:value-type="float" office:value="0.013310292023843" calcext:value-type="float">
            <text:p>0.013310292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819042" calcext:value-type="float">
            <text:p>6.819042</text:p>
          </table:table-cell>
          <table:table-cell office:value-type="float" office:value="6.6343469104" calcext:value-type="float">
            <text:p>6.6343469104</text:p>
          </table:table-cell>
          <table:table-cell table:formula="of:=POWER([.C1550]-6.75;2)" office:value-type="float" office:value="0.0133756371340257" calcext:value-type="float">
            <text:p>0.0133756371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820124" calcext:value-type="float">
            <text:p>6.820124</text:p>
          </table:table-cell>
          <table:table-cell office:value-type="float" office:value="6.6340676225" calcext:value-type="float">
            <text:p>6.6340676225</text:p>
          </table:table-cell>
          <table:table-cell table:formula="of:=POWER([.C1551]-6.75;2)" office:value-type="float" office:value="0.0134403161528025" calcext:value-type="float">
            <text:p>0.0134403162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821156" calcext:value-type="float">
            <text:p>6.821156</text:p>
          </table:table-cell>
          <table:table-cell office:value-type="float" office:value="6.6337919498" calcext:value-type="float">
            <text:p>6.6337919498</text:p>
          </table:table-cell>
          <table:table-cell table:formula="of:=POWER([.C1552]-6.75;2)" office:value-type="float" office:value="0.0135043109312857" calcext:value-type="float">
            <text:p>0.0135043109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822136" calcext:value-type="float">
            <text:p>6.822136</text:p>
          </table:table-cell>
          <table:table-cell office:value-type="float" office:value="6.6335199379" calcext:value-type="float">
            <text:p>6.6335199379</text:p>
          </table:table-cell>
          <table:table-cell table:formula="of:=POWER([.C1553]-6.75;2)" office:value-type="float" office:value="0.0135676048668198" calcext:value-type="float">
            <text:p>0.0135676049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823064" calcext:value-type="float">
            <text:p>6.823064</text:p>
          </table:table-cell>
          <table:table-cell office:value-type="float" office:value="6.6332516249" calcext:value-type="float">
            <text:p>6.6332516249</text:p>
          </table:table-cell>
          <table:table-cell table:formula="of:=POWER([.C1554]-6.75;2)" office:value-type="float" office:value="0.0136301830884904" calcext:value-type="float">
            <text:p>0.0136301831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82394" calcext:value-type="float">
            <text:p>6.82394</text:p>
          </table:table-cell>
          <table:table-cell office:value-type="float" office:value="6.6329870406" calcext:value-type="float">
            <text:p>6.6329870406</text:p>
          </table:table-cell>
          <table:table-cell table:formula="of:=POWER([.C1555]-6.75;2)" office:value-type="float" office:value="0.0136920326675461" calcext:value-type="float">
            <text:p>0.0136920327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824763" calcext:value-type="float">
            <text:p>6.824763</text:p>
          </table:table-cell>
          <table:table-cell office:value-type="float" office:value="6.6327262079" calcext:value-type="float">
            <text:p>6.6327262079</text:p>
          </table:table-cell>
          <table:table-cell table:formula="of:=POWER([.C1556]-6.75;2)" office:value-type="float" office:value="0.013753142313514" calcext:value-type="float">
            <text:p>0.0137531423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825534" calcext:value-type="float">
            <text:p>6.825534</text:p>
          </table:table-cell>
          <table:table-cell office:value-type="float" office:value="6.6324691434" calcext:value-type="float">
            <text:p>6.6324691434</text:p>
          </table:table-cell>
          <table:table-cell table:formula="of:=POWER([.C1557]-6.75;2)" office:value-type="float" office:value="0.0138135022531298" calcext:value-type="float">
            <text:p>0.0138135023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826252" calcext:value-type="float">
            <text:p>6.826252</text:p>
          </table:table-cell>
          <table:table-cell office:value-type="float" office:value="6.632215859" calcext:value-type="float">
            <text:p>6.632215859</text:p>
          </table:table-cell>
          <table:table-cell table:formula="of:=POWER([.C1558]-6.75;2)" office:value-type="float" office:value="0.0138731038711078" calcext:value-type="float">
            <text:p>0.0138731039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826919" calcext:value-type="float">
            <text:p>6.826919</text:p>
          </table:table-cell>
          <table:table-cell office:value-type="float" office:value="6.6319663608" calcext:value-type="float">
            <text:p>6.6319663608</text:p>
          </table:table-cell>
          <table:table-cell table:formula="of:=POWER([.C1559]-6.75;2)" office:value-type="float" office:value="0.0139319399827958" calcext:value-type="float">
            <text:p>0.01393194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827536" calcext:value-type="float">
            <text:p>6.827536</text:p>
          </table:table-cell>
          <table:table-cell office:value-type="float" office:value="6.6317206487" calcext:value-type="float">
            <text:p>6.6317206487</text:p>
          </table:table-cell>
          <table:table-cell table:formula="of:=POWER([.C1560]-6.75;2)" office:value-type="float" office:value="0.0139900049439488" calcext:value-type="float">
            <text:p>0.0139900049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828104" calcext:value-type="float">
            <text:p>6.828104</text:p>
          </table:table-cell>
          <table:table-cell office:value-type="float" office:value="6.6314787192" calcext:value-type="float">
            <text:p>6.6314787192</text:p>
          </table:table-cell>
          <table:table-cell table:formula="of:=POWER([.C1561]-6.75;2)" office:value-type="float" office:value="0.0140472940024723" calcext:value-type="float">
            <text:p>0.014047294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828624" calcext:value-type="float">
            <text:p>6.828624</text:p>
          </table:table-cell>
          <table:table-cell office:value-type="float" office:value="6.6312405639" calcext:value-type="float">
            <text:p>6.6312405639</text:p>
          </table:table-cell>
          <table:table-cell table:formula="of:=POWER([.C1562]-6.75;2)" office:value-type="float" office:value="0.0141038036627899" calcext:value-type="float">
            <text:p>0.0141038037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829098" calcext:value-type="float">
            <text:p>6.829098</text:p>
          </table:table-cell>
          <table:table-cell office:value-type="float" office:value="6.6310061708" calcext:value-type="float">
            <text:p>6.6310061708</text:p>
          </table:table-cell>
          <table:table-cell table:formula="of:=POWER([.C1563]-6.75;2)" office:value-type="float" office:value="0.0141595313876788" calcext:value-type="float">
            <text:p>0.0141595314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829529" calcext:value-type="float">
            <text:p>6.829529</text:p>
          </table:table-cell>
          <table:table-cell office:value-type="float" office:value="6.6307755269" calcext:value-type="float">
            <text:p>6.6307755269</text:p>
          </table:table-cell>
          <table:table-cell table:formula="of:=POWER([.C1564]-6.75;2)" office:value-type="float" office:value="0.0142144749859726" calcext:value-type="float">
            <text:p>0.014214475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829918" calcext:value-type="float">
            <text:p>6.829918</text:p>
          </table:table-cell>
          <table:table-cell office:value-type="float" office:value="6.6305486129" calcext:value-type="float">
            <text:p>6.6305486129</text:p>
          </table:table-cell>
          <table:table-cell table:formula="of:=POWER([.C1565]-6.75;2)" office:value-type="float" office:value="0.014268633880114" calcext:value-type="float">
            <text:p>0.0142686339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830268" calcext:value-type="float">
            <text:p>6.830268</text:p>
          </table:table-cell>
          <table:table-cell office:value-type="float" office:value="6.6303254098" calcext:value-type="float">
            <text:p>6.6303254098</text:p>
          </table:table-cell>
          <table:table-cell table:formula="of:=POWER([.C1566]-6.75;2)" office:value-type="float" office:value="0.0143220075395379" calcext:value-type="float">
            <text:p>0.0143220075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830582" calcext:value-type="float">
            <text:p>6.830582</text:p>
          </table:table-cell>
          <table:table-cell office:value-type="float" office:value="6.6301058937" calcext:value-type="float">
            <text:p>6.6301058937</text:p>
          </table:table-cell>
          <table:table-cell table:formula="of:=POWER([.C1567]-6.75;2)" office:value-type="float" office:value="0.0143745967254758" calcext:value-type="float">
            <text:p>0.0143745967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830863" calcext:value-type="float">
            <text:p>6.830863</text:p>
          </table:table-cell>
          <table:table-cell office:value-type="float" office:value="6.6298900406" calcext:value-type="float">
            <text:p>6.6298900406</text:p>
          </table:table-cell>
          <table:table-cell table:formula="of:=POWER([.C1568]-6.75;2)" office:value-type="float" office:value="0.0144264023470696" calcext:value-type="float">
            <text:p>0.0144264023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831113" calcext:value-type="float">
            <text:p>6.831113</text:p>
          </table:table-cell>
          <table:table-cell office:value-type="float" office:value="6.6296778232" calcext:value-type="float">
            <text:p>6.6296778232</text:p>
          </table:table-cell>
          <table:table-cell table:formula="of:=POWER([.C1569]-6.75;2)" office:value-type="float" office:value="0.0144774262298905" calcext:value-type="float">
            <text:p>0.0144774262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831336" calcext:value-type="float">
            <text:p>6.831336</text:p>
          </table:table-cell>
          <table:table-cell office:value-type="float" office:value="6.6294692151" calcext:value-type="float">
            <text:p>6.6294692151</text:p>
          </table:table-cell>
          <table:table-cell table:formula="of:=POWER([.C1570]-6.75;2)" office:value-type="float" office:value="0.01452767010861" calcext:value-type="float">
            <text:p>0.0145276701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831535" calcext:value-type="float">
            <text:p>6.831535</text:p>
          </table:table-cell>
          <table:table-cell office:value-type="float" office:value="6.6292641852" calcext:value-type="float">
            <text:p>6.6292641852</text:p>
          </table:table-cell>
          <table:table-cell table:formula="of:=POWER([.C1571]-6.75;2)" office:value-type="float" office:value="0.0145771369754198" calcext:value-type="float">
            <text:p>0.014577137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831714" calcext:value-type="float">
            <text:p>6.831714</text:p>
          </table:table-cell>
          <table:table-cell office:value-type="float" office:value="6.6290627037" calcext:value-type="float">
            <text:p>6.6290627037</text:p>
          </table:table-cell>
          <table:table-cell table:formula="of:=POWER([.C1572]-6.75;2)" office:value-type="float" office:value="0.014625829636354" calcext:value-type="float">
            <text:p>0.0146258296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831874" calcext:value-type="float">
            <text:p>6.831874</text:p>
          </table:table-cell>
          <table:table-cell office:value-type="float" office:value="6.6288647372" calcext:value-type="float">
            <text:p>6.6288647372</text:p>
          </table:table-cell>
          <table:table-cell table:formula="of:=POWER([.C1573]-6.75;2)" office:value-type="float" office:value="0.0146737518936251" calcext:value-type="float">
            <text:p>0.0146737519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832021" calcext:value-type="float">
            <text:p>6.832021</text:p>
          </table:table-cell>
          <table:table-cell office:value-type="float" office:value="6.6286702557" calcext:value-type="float">
            <text:p>6.6286702557</text:p>
          </table:table-cell>
          <table:table-cell table:formula="of:=POWER([.C1574]-6.75;2)" office:value-type="float" office:value="0.0147209068519033" calcext:value-type="float">
            <text:p>0.0147209069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832156" calcext:value-type="float">
            <text:p>6.832156</text:p>
          </table:table-cell>
          <table:table-cell office:value-type="float" office:value="6.6284792246" calcext:value-type="float">
            <text:p>6.6284792246</text:p>
          </table:table-cell>
          <table:table-cell table:formula="of:=POWER([.C1575]-6.75;2)" office:value-type="float" office:value="0.0147672988538172" calcext:value-type="float">
            <text:p>0.0147672989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832283" calcext:value-type="float">
            <text:p>6.832283</text:p>
          </table:table-cell>
          <table:table-cell office:value-type="float" office:value="6.6282916105" calcext:value-type="float">
            <text:p>6.6282916105</text:p>
          </table:table-cell>
          <table:table-cell table:formula="of:=POWER([.C1576]-6.75;2)" office:value-type="float" office:value="0.0148129320746838" calcext:value-type="float">
            <text:p>0.0148129321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832405" calcext:value-type="float">
            <text:p>6.832405</text:p>
          </table:table-cell>
          <table:table-cell office:value-type="float" office:value="6.6281073787" calcext:value-type="float">
            <text:p>6.6281073787</text:p>
          </table:table-cell>
          <table:table-cell table:formula="of:=POWER([.C1577]-6.75;2)" office:value-type="float" office:value="0.0148578111273852" calcext:value-type="float">
            <text:p>0.0148578111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832524" calcext:value-type="float">
            <text:p>6.832524</text:p>
          </table:table-cell>
          <table:table-cell office:value-type="float" office:value="6.6279264958" calcext:value-type="float">
            <text:p>6.6279264958</text:p>
          </table:table-cell>
          <table:table-cell table:formula="of:=POWER([.C1578]-6.75;2)" office:value-type="float" office:value="0.0149019404276675" calcext:value-type="float">
            <text:p>0.0149019404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832644" calcext:value-type="float">
            <text:p>6.832644</text:p>
          </table:table-cell>
          <table:table-cell office:value-type="float" office:value="6.6277489271" calcext:value-type="float">
            <text:p>6.6277489271</text:p>
          </table:table-cell>
          <table:table-cell table:formula="of:=POWER([.C1579]-6.75;2)" office:value-type="float" office:value="0.0149453248252012" calcext:value-type="float">
            <text:p>0.0149453248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832766" calcext:value-type="float">
            <text:p>6.832766</text:p>
          </table:table-cell>
          <table:table-cell office:value-type="float" office:value="6.6275746368" calcext:value-type="float">
            <text:p>6.6275746368</text:p>
          </table:table-cell>
          <table:table-cell table:formula="of:=POWER([.C1580]-6.75;2)" office:value-type="float" office:value="0.0149879695546518" calcext:value-type="float">
            <text:p>0.0149879696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832892" calcext:value-type="float">
            <text:p>6.832892</text:p>
          </table:table-cell>
          <table:table-cell office:value-type="float" office:value="6.6274035914" calcext:value-type="float">
            <text:p>6.6274035914</text:p>
          </table:table-cell>
          <table:table-cell table:formula="of:=POWER([.C1581]-6.75;2)" office:value-type="float" office:value="0.0150298794016181" calcext:value-type="float">
            <text:p>0.0150298794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833024" calcext:value-type="float">
            <text:p>6.833024</text:p>
          </table:table-cell>
          <table:table-cell office:value-type="float" office:value="6.6272357575" calcext:value-type="float">
            <text:p>6.6272357575</text:p>
          </table:table-cell>
          <table:table-cell table:formula="of:=POWER([.C1582]-6.75;2)" office:value-type="float" office:value="0.0150710592365987" calcext:value-type="float">
            <text:p>0.0150710592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833164" calcext:value-type="float">
            <text:p>6.833164</text:p>
          </table:table-cell>
          <table:table-cell office:value-type="float" office:value="6.6270711016" calcext:value-type="float">
            <text:p>6.6270711016</text:p>
          </table:table-cell>
          <table:table-cell table:formula="of:=POWER([.C1583]-6.75;2)" office:value-type="float" office:value="0.0151115140618374" calcext:value-type="float">
            <text:p>0.0151115141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833313" calcext:value-type="float">
            <text:p>6.833313</text:p>
          </table:table-cell>
          <table:table-cell office:value-type="float" office:value="6.6269095902" calcext:value-type="float">
            <text:p>6.6269095902</text:p>
          </table:table-cell>
          <table:table-cell table:formula="of:=POWER([.C1584]-6.75;2)" office:value-type="float" office:value="0.0151512489847318" calcext:value-type="float">
            <text:p>0.015151249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833471" calcext:value-type="float">
            <text:p>6.833471</text:p>
          </table:table-cell>
          <table:table-cell office:value-type="float" office:value="6.6267511912" calcext:value-type="float">
            <text:p>6.6267511912</text:p>
          </table:table-cell>
          <table:table-cell table:formula="of:=POWER([.C1585]-6.75;2)" office:value-type="float" office:value="0.0151902688706189" calcext:value-type="float">
            <text:p>0.0151902689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833638" calcext:value-type="float">
            <text:p>6.833638</text:p>
          </table:table-cell>
          <table:table-cell office:value-type="float" office:value="6.6265958746" calcext:value-type="float">
            <text:p>6.6265958746</text:p>
          </table:table-cell>
          <table:table-cell table:formula="of:=POWER([.C1586]-6.75;2)" office:value-type="float" office:value="0.015228578165739" calcext:value-type="float">
            <text:p>0.0152285782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833815" calcext:value-type="float">
            <text:p>6.833815</text:p>
          </table:table-cell>
          <table:table-cell office:value-type="float" office:value="6.6264436105" calcext:value-type="float">
            <text:p>6.6264436105</text:p>
          </table:table-cell>
          <table:table-cell table:formula="of:=POWER([.C1587]-6.75;2)" office:value-type="float" office:value="0.0152661813862757" calcext:value-type="float">
            <text:p>0.0152661814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834001" calcext:value-type="float">
            <text:p>6.834001</text:p>
          </table:table-cell>
          <table:table-cell office:value-type="float" office:value="6.6262943716" calcext:value-type="float">
            <text:p>6.6262943716</text:p>
          </table:table-cell>
          <table:table-cell table:formula="of:=POWER([.C1588]-6.75;2)" office:value-type="float" office:value="0.0153030824978388" calcext:value-type="float">
            <text:p>0.0153030825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834196" calcext:value-type="float">
            <text:p>6.834196</text:p>
          </table:table-cell>
          <table:table-cell office:value-type="float" office:value="6.6261481302" calcext:value-type="float">
            <text:p>6.6261481302</text:p>
          </table:table-cell>
          <table:table-cell table:formula="of:=POWER([.C1589]-6.75;2)" office:value-type="float" office:value="0.0153392856529562" calcext:value-type="float">
            <text:p>0.0153392857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834396" calcext:value-type="float">
            <text:p>6.834396</text:p>
          </table:table-cell>
          <table:table-cell office:value-type="float" office:value="6.6260048614" calcext:value-type="float">
            <text:p>6.6260048614</text:p>
          </table:table-cell>
          <table:table-cell table:formula="of:=POWER([.C1590]-6.75;2)" office:value-type="float" office:value="0.0153747943964332" calcext:value-type="float">
            <text:p>0.0153747944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834602" calcext:value-type="float">
            <text:p>6.834602</text:p>
          </table:table-cell>
          <table:table-cell office:value-type="float" office:value="6.625864546" calcext:value-type="float">
            <text:p>6.625864546</text:p>
          </table:table-cell>
          <table:table-cell table:formula="of:=POWER([.C1591]-6.75;2)" office:value-type="float" office:value="0.0154096109397862" calcext:value-type="float">
            <text:p>0.0154096109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834811" calcext:value-type="float">
            <text:p>6.834811</text:p>
          </table:table-cell>
          <table:table-cell office:value-type="float" office:value="6.6257271613" calcext:value-type="float">
            <text:p>6.6257271613</text:p>
          </table:table-cell>
          <table:table-cell table:formula="of:=POWER([.C1592]-6.75;2)" office:value-type="float" office:value="0.0154437384385561" calcext:value-type="float">
            <text:p>0.0154437384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83502" calcext:value-type="float">
            <text:p>6.83502</text:p>
          </table:table-cell>
          <table:table-cell office:value-type="float" office:value="6.6255926918" calcext:value-type="float">
            <text:p>6.6255926918</text:p>
          </table:table-cell>
          <table:table-cell table:formula="of:=POWER([.C1593]-6.75;2)" office:value-type="float" office:value="0.0154771783335699" calcext:value-type="float">
            <text:p>0.0154771783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835227" calcext:value-type="float">
            <text:p>6.835227</text:p>
          </table:table-cell>
          <table:table-cell office:value-type="float" office:value="6.6254611231" calcext:value-type="float">
            <text:p>6.6254611231</text:p>
          </table:table-cell>
          <table:table-cell table:formula="of:=POWER([.C1594]-6.75;2)" office:value-type="float" office:value="0.0155099318595134" calcext:value-type="float">
            <text:p>0.0155099319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835428" calcext:value-type="float">
            <text:p>6.835428</text:p>
          </table:table-cell>
          <table:table-cell office:value-type="float" office:value="6.6253324432" calcext:value-type="float">
            <text:p>6.6253324432</text:p>
          </table:table-cell>
          <table:table-cell table:formula="of:=POWER([.C1595]-6.75;2)" office:value-type="float" office:value="0.0155419997184813" calcext:value-type="float">
            <text:p>0.0155419997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835619" calcext:value-type="float">
            <text:p>6.835619</text:p>
          </table:table-cell>
          <table:table-cell office:value-type="float" office:value="6.625206644" calcext:value-type="float">
            <text:p>6.625206644</text:p>
          </table:table-cell>
          <table:table-cell table:formula="of:=POWER([.C1596]-6.75;2)" office:value-type="float" office:value="0.0155733817017426" calcext:value-type="float">
            <text:p>0.0155733817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835797" calcext:value-type="float">
            <text:p>6.835797</text:p>
          </table:table-cell>
          <table:table-cell office:value-type="float" office:value="6.6250837228" calcext:value-type="float">
            <text:p>6.6250837228</text:p>
          </table:table-cell>
          <table:table-cell table:formula="of:=POWER([.C1597]-6.75;2)" office:value-type="float" office:value="0.0156040763095072" calcext:value-type="float">
            <text:p>0.0156040763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835958" calcext:value-type="float">
            <text:p>6.835958</text:p>
          </table:table-cell>
          <table:table-cell office:value-type="float" office:value="6.6249636786" calcext:value-type="float">
            <text:p>6.6249636786</text:p>
          </table:table-cell>
          <table:table-cell table:formula="of:=POWER([.C1598]-6.75;2)" office:value-type="float" office:value="0.015634081669244" calcext:value-type="float">
            <text:p>0.0156340817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836097" calcext:value-type="float">
            <text:p>6.836097</text:p>
          </table:table-cell>
          <table:table-cell office:value-type="float" office:value="6.6248465137" calcext:value-type="float">
            <text:p>6.6248465137</text:p>
          </table:table-cell>
          <table:table-cell table:formula="of:=POWER([.C1599]-6.75;2)" office:value-type="float" office:value="0.0156633951330444" calcext:value-type="float">
            <text:p>0.0156633951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83621" calcext:value-type="float">
            <text:p>6.83621</text:p>
          </table:table-cell>
          <table:table-cell office:value-type="float" office:value="6.6247322366" calcext:value-type="float">
            <text:p>6.6247322366</text:p>
          </table:table-cell>
          <table:table-cell table:formula="of:=POWER([.C1600]-6.75;2)" office:value-type="float" office:value="0.0156920125472384" calcext:value-type="float">
            <text:p>0.0156920125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836292" calcext:value-type="float">
            <text:p>6.836292</text:p>
          </table:table-cell>
          <table:table-cell office:value-type="float" office:value="6.6246208566" calcext:value-type="float">
            <text:p>6.6246208566</text:p>
          </table:table-cell>
          <table:table-cell table:formula="of:=POWER([.C1601]-6.75;2)" office:value-type="float" office:value="0.0157199295997178" calcext:value-type="float">
            <text:p>0.0157199296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836337" calcext:value-type="float">
            <text:p>6.836337</text:p>
          </table:table-cell>
          <table:table-cell office:value-type="float" office:value="6.6245123907" calcext:value-type="float">
            <text:p>6.6245123907</text:p>
          </table:table-cell>
          <table:table-cell table:formula="of:=POWER([.C1602]-6.75;2)" office:value-type="float" office:value="0.0157471400878295" calcext:value-type="float">
            <text:p>0.0157471401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836342" calcext:value-type="float">
            <text:p>6.836342</text:p>
          </table:table-cell>
          <table:table-cell office:value-type="float" office:value="6.624406859" calcext:value-type="float">
            <text:p>6.624406859</text:p>
          </table:table-cell>
          <table:table-cell table:formula="of:=POWER([.C1603]-6.75;2)" office:value-type="float" office:value="0.0157736370662458" calcext:value-type="float">
            <text:p>0.0157736371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836301" calcext:value-type="float">
            <text:p>6.836301</text:p>
          </table:table-cell>
          <table:table-cell office:value-type="float" office:value="6.6243042843" calcext:value-type="float">
            <text:p>6.6243042843</text:p>
          </table:table-cell>
          <table:table-cell table:formula="of:=POWER([.C1604]-6.75;2)" office:value-type="float" office:value="0.0157994129453352" calcext:value-type="float">
            <text:p>0.0157994129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836208" calcext:value-type="float">
            <text:p>6.836208</text:p>
          </table:table-cell>
          <table:table-cell office:value-type="float" office:value="6.6242046941" calcext:value-type="float">
            <text:p>6.6242046941</text:p>
          </table:table-cell>
          <table:table-cell table:formula="of:=POWER([.C1605]-6.75;2)" office:value-type="float" office:value="0.0158244589864745" calcext:value-type="float">
            <text:p>0.015824459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836061" calcext:value-type="float">
            <text:p>6.836061</text:p>
          </table:table-cell>
          <table:table-cell office:value-type="float" office:value="6.6241081231" calcext:value-type="float">
            <text:p>6.6241081231</text:p>
          </table:table-cell>
          <table:table-cell table:formula="of:=POWER([.C1606]-6.75;2)" office:value-type="float" office:value="0.0158487646694047" calcext:value-type="float">
            <text:p>0.0158487647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835852" calcext:value-type="float">
            <text:p>6.835852</text:p>
          </table:table-cell>
          <table:table-cell office:value-type="float" office:value="6.6240146045" calcext:value-type="float">
            <text:p>6.6240146045</text:p>
          </table:table-cell>
          <table:table-cell table:formula="of:=POWER([.C1607]-6.75;2)" office:value-type="float" office:value="0.0158723198792914" calcext:value-type="float">
            <text:p>0.0158723199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835578" calcext:value-type="float">
            <text:p>6.835578</text:p>
          </table:table-cell>
          <table:table-cell office:value-type="float" office:value="6.6239241804" calcext:value-type="float">
            <text:p>6.6239241804</text:p>
          </table:table-cell>
          <table:table-cell table:formula="of:=POWER([.C1608]-6.75;2)" office:value-type="float" office:value="0.0158951122878119" calcext:value-type="float">
            <text:p>0.0158951123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835234" calcext:value-type="float">
            <text:p>6.835234</text:p>
          </table:table-cell>
          <table:table-cell office:value-type="float" office:value="6.6238368937" calcext:value-type="float">
            <text:p>6.6238368937</text:p>
          </table:table-cell>
          <table:table-cell table:formula="of:=POWER([.C1609]-6.75;2)" office:value-type="float" office:value="0.0159171293912651" calcext:value-type="float">
            <text:p>0.0159171294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834816" calcext:value-type="float">
            <text:p>6.834816</text:p>
          </table:table-cell>
          <table:table-cell office:value-type="float" office:value="6.6237527933" calcext:value-type="float">
            <text:p>6.6237527933</text:p>
          </table:table-cell>
          <table:table-cell table:formula="of:=POWER([.C1610]-6.75;2)" office:value-type="float" office:value="0.0159383571995526" calcext:value-type="float">
            <text:p>0.0159383572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834319" calcext:value-type="float">
            <text:p>6.834319</text:p>
          </table:table-cell>
          <table:table-cell office:value-type="float" office:value="6.6236719283" calcext:value-type="float">
            <text:p>6.6236719283</text:p>
          </table:table-cell>
          <table:table-cell table:formula="of:=POWER([.C1611]-6.75;2)" office:value-type="float" office:value="0.0159587816994403" calcext:value-type="float">
            <text:p>0.0159587817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833741" calcext:value-type="float">
            <text:p>6.833741</text:p>
          </table:table-cell>
          <table:table-cell office:value-type="float" office:value="6.6235943536" calcext:value-type="float">
            <text:p>6.6235943536</text:p>
          </table:table-cell>
          <table:table-cell table:formula="of:=POWER([.C1612]-6.75;2)" office:value-type="float" office:value="0.0159783874418019" calcext:value-type="float">
            <text:p>0.0159783874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833076" calcext:value-type="float">
            <text:p>6.833076</text:p>
          </table:table-cell>
          <table:table-cell office:value-type="float" office:value="6.6235201243" calcext:value-type="float">
            <text:p>6.6235201243</text:p>
          </table:table-cell>
          <table:table-cell table:formula="of:=POWER([.C1613]-6.75;2)" office:value-type="float" office:value="0.0159971589570875" calcext:value-type="float">
            <text:p>0.015997159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832324" calcext:value-type="float">
            <text:p>6.832324</text:p>
          </table:table-cell>
          <table:table-cell office:value-type="float" office:value="6.6234492999" calcext:value-type="float">
            <text:p>6.6234492999</text:p>
          </table:table-cell>
          <table:table-cell table:formula="of:=POWER([.C1614]-6.75;2)" office:value-type="float" office:value="0.0160150796958002" calcext:value-type="float">
            <text:p>0.0160150797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831479" calcext:value-type="float">
            <text:p>6.831479</text:p>
          </table:table-cell>
          <table:table-cell office:value-type="float" office:value="6.6233819403" calcext:value-type="float">
            <text:p>6.6233819403</text:p>
          </table:table-cell>
          <table:table-cell table:formula="of:=POWER([.C1615]-6.75;2)" office:value-type="float" office:value="0.0160321330421928" calcext:value-type="float">
            <text:p>0.016032133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830541" calcext:value-type="float">
            <text:p>6.830541</text:p>
          </table:table-cell>
          <table:table-cell office:value-type="float" office:value="6.6233181087" calcext:value-type="float">
            <text:p>6.6233181087</text:p>
          </table:table-cell>
          <table:table-cell table:formula="of:=POWER([.C1616]-6.75;2)" office:value-type="float" office:value="0.0160483015833449" calcext:value-type="float">
            <text:p>0.0160483016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829508" calcext:value-type="float">
            <text:p>6.829508</text:p>
          </table:table-cell>
          <table:table-cell office:value-type="float" office:value="6.6232578674" calcext:value-type="float">
            <text:p>6.6232578674</text:p>
          </table:table-cell>
          <table:table-cell table:formula="of:=POWER([.C1617]-6.75;2)" office:value-type="float" office:value="0.0160635681759961" calcext:value-type="float">
            <text:p>0.0160635682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828377" calcext:value-type="float">
            <text:p>6.828377</text:p>
          </table:table-cell>
          <table:table-cell office:value-type="float" office:value="6.6232012796" calcext:value-type="float">
            <text:p>6.6232012796</text:p>
          </table:table-cell>
          <table:table-cell table:formula="of:=POWER([.C1618]-6.75;2)" office:value-type="float" office:value="0.0160779154950774" calcext:value-type="float">
            <text:p>0.0160779155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827148" calcext:value-type="float">
            <text:p>6.827148</text:p>
          </table:table-cell>
          <table:table-cell office:value-type="float" office:value="6.6231484098" calcext:value-type="float">
            <text:p>6.6231484098</text:p>
          </table:table-cell>
          <table:table-cell table:formula="of:=POWER([.C1619]-6.75;2)" office:value-type="float" office:value="0.0160913259362688" calcext:value-type="float">
            <text:p>0.0160913259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825821" calcext:value-type="float">
            <text:p>6.825821</text:p>
          </table:table-cell>
          <table:table-cell office:value-type="float" office:value="6.6230993226" calcext:value-type="float">
            <text:p>6.6230993226</text:p>
          </table:table-cell>
          <table:table-cell table:formula="of:=POWER([.C1620]-6.75;2)" office:value-type="float" office:value="0.0161037819245789" calcext:value-type="float">
            <text:p>0.0161037819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824395" calcext:value-type="float">
            <text:p>6.824395</text:p>
          </table:table-cell>
          <table:table-cell office:value-type="float" office:value="6.6230540789" calcext:value-type="float">
            <text:p>6.6230540789</text:p>
          </table:table-cell>
          <table:table-cell table:formula="of:=POWER([.C1621]-6.75;2)" office:value-type="float" office:value="0.0161152668839274" calcext:value-type="float">
            <text:p>0.0161152669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82287" calcext:value-type="float">
            <text:p>6.82287</text:p>
          </table:table-cell>
          <table:table-cell office:value-type="float" office:value="6.6230127419" calcext:value-type="float">
            <text:p>6.6230127419</text:p>
          </table:table-cell>
          <table:table-cell table:formula="of:=POWER([.C1622]-6.75;2)" office:value-type="float" office:value="0.016125763719756" calcext:value-type="float">
            <text:p>0.0161257637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821248" calcext:value-type="float">
            <text:p>6.821248</text:p>
          </table:table-cell>
          <table:table-cell office:value-type="float" office:value="6.6229753716" calcext:value-type="float">
            <text:p>6.6229753716</text:p>
          </table:table-cell>
          <table:table-cell table:formula="of:=POWER([.C1623]-6.75;2)" office:value-type="float" office:value="0.0161352562201581" calcext:value-type="float">
            <text:p>0.0161352562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81953" calcext:value-type="float">
            <text:p>6.81953</text:p>
          </table:table-cell>
          <table:table-cell office:value-type="float" office:value="6.6229420263" calcext:value-type="float">
            <text:p>6.6229420263</text:p>
          </table:table-cell>
          <table:table-cell table:formula="of:=POWER([.C1624]-6.75;2)" office:value-type="float" office:value="0.0161437286807498" calcext:value-type="float">
            <text:p>0.0161437287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817718" calcext:value-type="float">
            <text:p>6.817718</text:p>
          </table:table-cell>
          <table:table-cell office:value-type="float" office:value="6.6229127599" calcext:value-type="float">
            <text:p>6.6229127599</text:p>
          </table:table-cell>
          <table:table-cell table:formula="of:=POWER([.C1625]-6.75;2)" office:value-type="float" office:value="0.016151166596235" calcext:value-type="float">
            <text:p>0.0161511666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815813" calcext:value-type="float">
            <text:p>6.815813</text:p>
          </table:table-cell>
          <table:table-cell office:value-type="float" office:value="6.6228876237" calcext:value-type="float">
            <text:p>6.6228876237</text:p>
          </table:table-cell>
          <table:table-cell table:formula="of:=POWER([.C1626]-6.75;2)" office:value-type="float" office:value="0.0161575562086327" calcext:value-type="float">
            <text:p>0.0161575562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813818" calcext:value-type="float">
            <text:p>6.813818</text:p>
          </table:table-cell>
          <table:table-cell office:value-type="float" office:value="6.6228666679" calcext:value-type="float">
            <text:p>6.6228666679</text:p>
          </table:table-cell>
          <table:table-cell table:formula="of:=POWER([.C1627]-6.75;2)" office:value-type="float" office:value="0.0161628841308488" calcext:value-type="float">
            <text:p>0.0161628841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811737" calcext:value-type="float">
            <text:p>6.811737</text:p>
          </table:table-cell>
          <table:table-cell office:value-type="float" office:value="6.6228499379" calcext:value-type="float">
            <text:p>6.6228499379</text:p>
          </table:table-cell>
          <table:table-cell table:formula="of:=POWER([.C1628]-6.75;2)" office:value-type="float" office:value="0.0161671382920339" calcext:value-type="float">
            <text:p>0.0161671383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809572" calcext:value-type="float">
            <text:p>6.809572</text:p>
          </table:table-cell>
          <table:table-cell office:value-type="float" office:value="6.6228374731" calcext:value-type="float">
            <text:p>6.6228374731</text:p>
          </table:table-cell>
          <table:table-cell table:formula="of:=POWER([.C1629]-6.75;2)" office:value-type="float" office:value="0.0161703082475933" calcext:value-type="float">
            <text:p>0.0161703082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807328" calcext:value-type="float">
            <text:p>6.807328</text:p>
          </table:table-cell>
          <table:table-cell office:value-type="float" office:value="6.6228293106" calcext:value-type="float">
            <text:p>6.6228293106</text:p>
          </table:table-cell>
          <table:table-cell table:formula="of:=POWER([.C1630]-6.75;2)" office:value-type="float" office:value="0.0161723842424712" calcext:value-type="float">
            <text:p>0.0161723842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805009" calcext:value-type="float">
            <text:p>6.805009</text:p>
          </table:table-cell>
          <table:table-cell office:value-type="float" office:value="6.6228254815" calcext:value-type="float">
            <text:p>6.6228254815</text:p>
          </table:table-cell>
          <table:table-cell table:formula="of:=POWER([.C1631]-6.75;2)" office:value-type="float" office:value="0.0161733581557069" calcext:value-type="float">
            <text:p>0.0161733582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802618" calcext:value-type="float">
            <text:p>6.802618</text:p>
          </table:table-cell>
          <table:table-cell office:value-type="float" office:value="6.6228260096" calcext:value-type="float">
            <text:p>6.6228260096</text:p>
          </table:table-cell>
          <table:table-cell table:formula="of:=POWER([.C1632]-6.75;2)" office:value-type="float" office:value="0.0161732238342593" calcext:value-type="float">
            <text:p>0.0161732238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800161" calcext:value-type="float">
            <text:p>6.800161</text:p>
          </table:table-cell>
          <table:table-cell office:value-type="float" office:value="6.6228309188" calcext:value-type="float">
            <text:p>6.6228309188</text:p>
          </table:table-cell>
          <table:table-cell table:formula="of:=POWER([.C1633]-6.75;2)" office:value-type="float" office:value="0.0161719752132522" calcext:value-type="float">
            <text:p>0.0161719752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797642" calcext:value-type="float">
            <text:p>6.797642</text:p>
          </table:table-cell>
          <table:table-cell office:value-type="float" office:value="6.6228402222" calcext:value-type="float">
            <text:p>6.6228402222</text:p>
          </table:table-cell>
          <table:table-cell table:formula="of:=POWER([.C1634]-6.75;2)" office:value-type="float" office:value="0.0161696090901454" calcext:value-type="float">
            <text:p>0.0161696091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795066" calcext:value-type="float">
            <text:p>6.795066</text:p>
          </table:table-cell>
          <table:table-cell office:value-type="float" office:value="6.6228539307" calcext:value-type="float">
            <text:p>6.6228539307</text:p>
          </table:table-cell>
          <table:table-cell table:formula="of:=POWER([.C1635]-6.75;2)" office:value-type="float" office:value="0.0161661229384404" calcext:value-type="float">
            <text:p>0.0161661229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792439" calcext:value-type="float">
            <text:p>6.792439</text:p>
          </table:table-cell>
          <table:table-cell office:value-type="float" office:value="6.622872049" calcext:value-type="float">
            <text:p>6.622872049</text:p>
          </table:table-cell>
          <table:table-cell table:formula="of:=POWER([.C1636]-6.75;2)" office:value-type="float" office:value="0.0161615159254585" calcext:value-type="float">
            <text:p>0.0161615159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789765" calcext:value-type="float">
            <text:p>6.789765</text:p>
          </table:table-cell>
          <table:table-cell office:value-type="float" office:value="6.6228945759" calcext:value-type="float">
            <text:p>6.6228945759</text:p>
          </table:table-cell>
          <table:table-cell table:formula="of:=POWER([.C1637]-6.75;2)" office:value-type="float" office:value="0.0161557888356408" calcext:value-type="float">
            <text:p>0.0161557888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78705" calcext:value-type="float">
            <text:p>6.78705</text:p>
          </table:table-cell>
          <table:table-cell office:value-type="float" office:value="6.6229215042" calcext:value-type="float">
            <text:p>6.6229215042</text:p>
          </table:table-cell>
          <table:table-cell table:formula="of:=POWER([.C1638]-6.75;2)" office:value-type="float" office:value="0.0161489440947907" calcext:value-type="float">
            <text:p>0.0161489441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7843" calcext:value-type="float">
            <text:p>6.7843</text:p>
          </table:table-cell>
          <table:table-cell office:value-type="float" office:value="6.622952822" calcext:value-type="float">
            <text:p>6.622952822</text:p>
          </table:table-cell>
          <table:table-cell table:formula="of:=POWER([.C1639]-6.75;2)" office:value-type="float" office:value="0.0161409854377636" calcext:value-type="float">
            <text:p>0.0161409854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781519" calcext:value-type="float">
            <text:p>6.781519</text:p>
          </table:table-cell>
          <table:table-cell office:value-type="float" office:value="6.6229885114" calcext:value-type="float">
            <text:p>6.6229885114</text:p>
          </table:table-cell>
          <table:table-cell table:formula="of:=POWER([.C1640]-6.75;2)" office:value-type="float" office:value="0.0161319182363879" calcext:value-type="float">
            <text:p>0.0161319182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778713" calcext:value-type="float">
            <text:p>6.778713</text:p>
          </table:table-cell>
          <table:table-cell office:value-type="float" office:value="6.6230285508" calcext:value-type="float">
            <text:p>6.6230285508</text:p>
          </table:table-cell>
          <table:table-cell table:formula="of:=POWER([.C1641]-6.75;2)" office:value-type="float" office:value="0.0161217489119482" calcext:value-type="float">
            <text:p>0.0161217489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775888" calcext:value-type="float">
            <text:p>6.775888</text:p>
          </table:table-cell>
          <table:table-cell office:value-type="float" office:value="6.6230729128" calcext:value-type="float">
            <text:p>6.6230729128</text:p>
          </table:table-cell>
          <table:table-cell table:formula="of:=POWER([.C1642]-6.75;2)" office:value-type="float" office:value="0.0161104854650765" calcext:value-type="float">
            <text:p>0.0161104855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773047" calcext:value-type="float">
            <text:p>6.773047</text:p>
          </table:table-cell>
          <table:table-cell office:value-type="float" office:value="6.6231215639" calcext:value-type="float">
            <text:p>6.6231215639</text:p>
          </table:table-cell>
          <table:table-cell table:formula="of:=POWER([.C1643]-6.75;2)" office:value-type="float" office:value="0.0160981375471818" calcext:value-type="float">
            <text:p>0.0160981375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770197" calcext:value-type="float">
            <text:p>6.770197</text:p>
          </table:table-cell>
          <table:table-cell office:value-type="float" office:value="6.6231744707" calcext:value-type="float">
            <text:p>6.6231744707</text:p>
          </table:table-cell>
          <table:table-cell table:formula="of:=POWER([.C1644]-6.75;2)" office:value-type="float" office:value="0.0160847148822251" calcext:value-type="float">
            <text:p>0.0160847149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767341" calcext:value-type="float">
            <text:p>6.767341</text:p>
          </table:table-cell>
          <table:table-cell office:value-type="float" office:value="6.6232315914" calcext:value-type="float">
            <text:p>6.6232315914</text:p>
          </table:table-cell>
          <table:table-cell table:formula="of:=POWER([.C1645]-6.75;2)" office:value-type="float" office:value="0.0160702294189766" calcext:value-type="float">
            <text:p>0.0160702294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764485" calcext:value-type="float">
            <text:p>6.764485</text:p>
          </table:table-cell>
          <table:table-cell office:value-type="float" office:value="6.6232928841" calcext:value-type="float">
            <text:p>6.6232928841</text:p>
          </table:table-cell>
          <table:table-cell table:formula="of:=POWER([.C1646]-6.75;2)" office:value-type="float" office:value="0.0160546932196961" calcext:value-type="float">
            <text:p>0.0160546932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761633" calcext:value-type="float">
            <text:p>6.761633</text:p>
          </table:table-cell>
          <table:table-cell office:value-type="float" office:value="6.6233583023" calcext:value-type="float">
            <text:p>6.6233583023</text:p>
          </table:table-cell>
          <table:table-cell table:formula="of:=POWER([.C1647]-6.75;2)" office:value-type="float" office:value="0.0160381195963382" calcext:value-type="float">
            <text:p>0.0160381196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758789" calcext:value-type="float">
            <text:p>6.758789</text:p>
          </table:table-cell>
          <table:table-cell office:value-type="float" office:value="6.6234277957" calcext:value-type="float">
            <text:p>6.6234277957</text:p>
          </table:table-cell>
          <table:table-cell table:formula="of:=POWER([.C1648]-6.75;2)" office:value-type="float" office:value="0.016020522901361" calcext:value-type="float">
            <text:p>0.0160205229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755955" calcext:value-type="float">
            <text:p>6.755955</text:p>
          </table:table-cell>
          <table:table-cell office:value-type="float" office:value="6.6235013142" calcext:value-type="float">
            <text:p>6.6235013142</text:p>
          </table:table-cell>
          <table:table-cell table:formula="of:=POWER([.C1649]-6.75;2)" office:value-type="float" office:value="0.016001917509127" calcext:value-type="float">
            <text:p>0.0160019175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753137" calcext:value-type="float">
            <text:p>6.753137</text:p>
          </table:table-cell>
          <table:table-cell office:value-type="float" office:value="6.6235788076" calcext:value-type="float">
            <text:p>6.6235788076</text:p>
          </table:table-cell>
          <table:table-cell table:formula="of:=POWER([.C1650]-6.75;2)" office:value-type="float" office:value="0.0159823178878377" calcext:value-type="float">
            <text:p>0.015982317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750336" calcext:value-type="float">
            <text:p>6.750336</text:p>
          </table:table-cell>
          <table:table-cell office:value-type="float" office:value="6.6236602198" calcext:value-type="float">
            <text:p>6.6236602198</text:p>
          </table:table-cell>
          <table:table-cell table:formula="of:=POWER([.C1651]-6.75;2)" office:value-type="float" office:value="0.0159617400609844" calcext:value-type="float">
            <text:p>0.0159617401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747555" calcext:value-type="float">
            <text:p>6.747555</text:p>
          </table:table-cell>
          <table:table-cell office:value-type="float" office:value="6.6237454994" calcext:value-type="float">
            <text:p>6.6237454994</text:p>
          </table:table-cell>
          <table:table-cell table:formula="of:=POWER([.C1652]-6.75;2)" office:value-type="float" office:value="0.0159401989217554" calcext:value-type="float">
            <text:p>0.0159401989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744797" calcext:value-type="float">
            <text:p>6.744797</text:p>
          </table:table-cell>
          <table:table-cell office:value-type="float" office:value="6.6238345926" calcext:value-type="float">
            <text:p>6.6238345926</text:p>
          </table:table-cell>
          <table:table-cell table:formula="of:=POWER([.C1653]-6.75;2)" office:value-type="float" office:value="0.015917710024408" calcext:value-type="float">
            <text:p>0.01591771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742064" calcext:value-type="float">
            <text:p>6.742064</text:p>
          </table:table-cell>
          <table:table-cell office:value-type="float" office:value="6.6239274456" calcext:value-type="float">
            <text:p>6.6239274456</text:p>
          </table:table-cell>
          <table:table-cell table:formula="of:=POWER([.C1654]-6.75;2)" office:value-type="float" office:value="0.015894288972941" calcext:value-type="float">
            <text:p>0.015894289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739356" calcext:value-type="float">
            <text:p>6.739356</text:p>
          </table:table-cell>
          <table:table-cell office:value-type="float" office:value="6.6240240072" calcext:value-type="float">
            <text:p>6.6240240072</text:p>
          </table:table-cell>
          <table:table-cell table:formula="of:=POWER([.C1655]-6.75;2)" office:value-type="float" office:value="0.0158699507619456" calcext:value-type="float">
            <text:p>0.0158699508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736675" calcext:value-type="float">
            <text:p>6.736675</text:p>
          </table:table-cell>
          <table:table-cell office:value-type="float" office:value="6.624124227" calcext:value-type="float">
            <text:p>6.624124227</text:p>
          </table:table-cell>
          <table:table-cell table:formula="of:=POWER([.C1656]-6.75;2)" office:value-type="float" office:value="0.0158447102283475" calcext:value-type="float">
            <text:p>0.0158447102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734022" calcext:value-type="float">
            <text:p>6.734022</text:p>
          </table:table-cell>
          <table:table-cell office:value-type="float" office:value="6.6242280573" calcext:value-type="float">
            <text:p>6.6242280573</text:p>
          </table:table-cell>
          <table:table-cell table:formula="of:=POWER([.C1657]-6.75;2)" office:value-type="float" office:value="0.0158185815705321" calcext:value-type="float">
            <text:p>0.0158185816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731397" calcext:value-type="float">
            <text:p>6.731397</text:p>
          </table:table-cell>
          <table:table-cell office:value-type="float" office:value="6.6243354528" calcext:value-type="float">
            <text:p>6.6243354528</text:p>
          </table:table-cell>
          <table:table-cell table:formula="of:=POWER([.C1658]-6.75;2)" office:value-type="float" office:value="0.0157915784229809" calcext:value-type="float">
            <text:p>0.0157915784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728799" calcext:value-type="float">
            <text:p>6.728799</text:p>
          </table:table-cell>
          <table:table-cell office:value-type="float" office:value="6.6244463704" calcext:value-type="float">
            <text:p>6.6244463704</text:p>
          </table:table-cell>
          <table:table-cell table:formula="of:=POWER([.C1659]-6.75;2)" office:value-type="float" office:value="0.0157637139057339" calcext:value-type="float">
            <text:p>0.0157637139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726229" calcext:value-type="float">
            <text:p>6.726229</text:p>
          </table:table-cell>
          <table:table-cell office:value-type="float" office:value="6.624560773" calcext:value-type="float">
            <text:p>6.624560773</text:p>
          </table:table-cell>
          <table:table-cell table:formula="of:=POWER([.C1660]-6.75;2)" office:value-type="float" office:value="0.0157349996703576" calcext:value-type="float">
            <text:p>0.0157349997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723684" calcext:value-type="float">
            <text:p>6.723684</text:p>
          </table:table-cell>
          <table:table-cell office:value-type="float" office:value="6.6246786237" calcext:value-type="float">
            <text:p>6.6246786237</text:p>
          </table:table-cell>
          <table:table-cell table:formula="of:=POWER([.C1661]-6.75;2)" office:value-type="float" office:value="0.0157054473577261" calcext:value-type="float">
            <text:p>0.0157054474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721165" calcext:value-type="float">
            <text:p>6.721165</text:p>
          </table:table-cell>
          <table:table-cell office:value-type="float" office:value="6.6247998937" calcext:value-type="float">
            <text:p>6.6247998937</text:p>
          </table:table-cell>
          <table:table-cell table:formula="of:=POWER([.C1662]-6.75;2)" office:value-type="float" office:value="0.0156750666175314" calcext:value-type="float">
            <text:p>0.0156750666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718669" calcext:value-type="float">
            <text:p>6.718669</text:p>
          </table:table-cell>
          <table:table-cell office:value-type="float" office:value="6.6249245544" calcext:value-type="float">
            <text:p>6.6249245544</text:p>
          </table:table-cell>
          <table:table-cell table:formula="of:=POWER([.C1663]-6.75;2)" office:value-type="float" office:value="0.0156438670920386" calcext:value-type="float">
            <text:p>0.0156438671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716195" calcext:value-type="float">
            <text:p>6.716195</text:p>
          </table:table-cell>
          <table:table-cell office:value-type="float" office:value="6.6250525842" calcext:value-type="float">
            <text:p>6.6250525842</text:p>
          </table:table-cell>
          <table:table-cell table:formula="of:=POWER([.C1664]-6.75;2)" office:value-type="float" office:value="0.0156118567150982" calcext:value-type="float">
            <text:p>0.0156118567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71374" calcext:value-type="float">
            <text:p>6.71374</text:p>
          </table:table-cell>
          <table:table-cell office:value-type="float" office:value="6.6251839665" calcext:value-type="float">
            <text:p>6.6251839665</text:p>
          </table:table-cell>
          <table:table-cell table:formula="of:=POWER([.C1665]-6.75;2)" office:value-type="float" office:value="0.0155790422186732" calcext:value-type="float">
            <text:p>0.0155790422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711301" calcext:value-type="float">
            <text:p>6.711301</text:p>
          </table:table-cell>
          <table:table-cell office:value-type="float" office:value="6.6253186882" calcext:value-type="float">
            <text:p>6.6253186882</text:p>
          </table:table-cell>
          <table:table-cell table:formula="of:=POWER([.C1666]-6.75;2)" office:value-type="float" office:value="0.0155454295121688" calcext:value-type="float">
            <text:p>0.0155454295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708876" calcext:value-type="float">
            <text:p>6.708876</text:p>
          </table:table-cell>
          <table:table-cell office:value-type="float" office:value="6.6254567431" calcext:value-type="float">
            <text:p>6.6254567431</text:p>
          </table:table-cell>
          <table:table-cell table:formula="of:=POWER([.C1667]-6.75;2)" office:value-type="float" office:value="0.0155110228392594" calcext:value-type="float">
            <text:p>0.0155110228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706462" calcext:value-type="float">
            <text:p>6.706462</text:p>
          </table:table-cell>
          <table:table-cell office:value-type="float" office:value="6.625598129" calcext:value-type="float">
            <text:p>6.625598129</text:p>
          </table:table-cell>
          <table:table-cell table:formula="of:=POWER([.C1668]-6.75;2)" office:value-type="float" office:value="0.0154758255083006" calcext:value-type="float">
            <text:p>0.0154758255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704055" calcext:value-type="float">
            <text:p>6.704055</text:p>
          </table:table-cell>
          <table:table-cell office:value-type="float" office:value="6.6257428483" calcext:value-type="float">
            <text:p>6.6257428483</text:p>
          </table:table-cell>
          <table:table-cell table:formula="of:=POWER([.C1669]-6.75;2)" office:value-type="float" office:value="0.0154398397485969" calcext:value-type="float">
            <text:p>0.0154398397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701652" calcext:value-type="float">
            <text:p>6.701652</text:p>
          </table:table-cell>
          <table:table-cell office:value-type="float" office:value="6.6258909092" calcext:value-type="float">
            <text:p>6.6258909092</text:p>
          </table:table-cell>
          <table:table-cell table:formula="of:=POWER([.C1670]-6.75;2)" office:value-type="float" office:value="0.0154030664192027" calcext:value-type="float">
            <text:p>0.0154030664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699249" calcext:value-type="float">
            <text:p>6.699249</text:p>
          </table:table-cell>
          <table:table-cell office:value-type="float" office:value="6.626042325" calcext:value-type="float">
            <text:p>6.626042325</text:p>
          </table:table-cell>
          <table:table-cell table:formula="of:=POWER([.C1671]-6.75;2)" office:value-type="float" office:value="0.0153655051914056" calcext:value-type="float">
            <text:p>0.0153655052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696844" calcext:value-type="float">
            <text:p>6.696844</text:p>
          </table:table-cell>
          <table:table-cell office:value-type="float" office:value="6.6261971123" calcext:value-type="float">
            <text:p>6.6261971123</text:p>
          </table:table-cell>
          <table:table-cell table:formula="of:=POWER([.C1672]-6.75;2)" office:value-type="float" office:value="0.0153271550028588" calcext:value-type="float">
            <text:p>0.015327155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694431" calcext:value-type="float">
            <text:p>6.694431</text:p>
          </table:table-cell>
          <table:table-cell office:value-type="float" office:value="6.6263552915" calcext:value-type="float">
            <text:p>6.6263552915</text:p>
          </table:table-cell>
          <table:table-cell table:formula="of:=POWER([.C1673]-6.75;2)" office:value-type="float" office:value="0.0152880139400499" calcext:value-type="float">
            <text:p>0.0152880139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692007" calcext:value-type="float">
            <text:p>6.692007</text:p>
          </table:table-cell>
          <table:table-cell office:value-type="float" office:value="6.6265168889" calcext:value-type="float">
            <text:p>6.6265168889</text:p>
          </table:table-cell>
          <table:table-cell table:formula="of:=POWER([.C1674]-6.75;2)" office:value-type="float" office:value="0.0152480787269349" calcext:value-type="float">
            <text:p>0.0152480787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689569" calcext:value-type="float">
            <text:p>6.689569</text:p>
          </table:table-cell>
          <table:table-cell office:value-type="float" office:value="6.6266819331" calcext:value-type="float">
            <text:p>6.6266819331</text:p>
          </table:table-cell>
          <table:table-cell table:formula="of:=POWER([.C1675]-6.75;2)" office:value-type="float" office:value="0.0152073456239528" calcext:value-type="float">
            <text:p>0.0152073456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687112" calcext:value-type="float">
            <text:p>6.687112</text:p>
          </table:table-cell>
          <table:table-cell office:value-type="float" office:value="6.6268504564" calcext:value-type="float">
            <text:p>6.6268504564</text:p>
          </table:table-cell>
          <table:table-cell table:formula="of:=POWER([.C1676]-6.75;2)" office:value-type="float" office:value="0.0151658100888884" calcext:value-type="float">
            <text:p>0.0151658101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684633" calcext:value-type="float">
            <text:p>6.684633</text:p>
          </table:table-cell>
          <table:table-cell office:value-type="float" office:value="6.6270224946" calcext:value-type="float">
            <text:p>6.6270224946</text:p>
          </table:table-cell>
          <table:table-cell table:formula="of:=POWER([.C1677]-6.75;2)" office:value-type="float" office:value="0.015123466834407" calcext:value-type="float">
            <text:p>0.0151234668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682127" calcext:value-type="float">
            <text:p>6.682127</text:p>
          </table:table-cell>
          <table:table-cell office:value-type="float" office:value="6.6271980848" calcext:value-type="float">
            <text:p>6.6271980848</text:p>
          </table:table-cell>
          <table:table-cell table:formula="of:=POWER([.C1678]-6.75;2)" office:value-type="float" office:value="0.015080310376788" calcext:value-type="float">
            <text:p>0.0150803104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679592" calcext:value-type="float">
            <text:p>6.679592</text:p>
          </table:table-cell>
          <table:table-cell office:value-type="float" office:value="6.6273772676" calcext:value-type="float">
            <text:p>6.6273772676</text:p>
          </table:table-cell>
          <table:table-cell table:formula="of:=POWER([.C1679]-6.75;2)" office:value-type="float" office:value="0.015036334501242" calcext:value-type="float">
            <text:p>0.0150363345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677023" calcext:value-type="float">
            <text:p>6.677023</text:p>
          </table:table-cell>
          <table:table-cell office:value-type="float" office:value="6.6275600836" calcext:value-type="float">
            <text:p>6.6275600836</text:p>
          </table:table-cell>
          <table:table-cell table:formula="of:=POWER([.C1680]-6.75;2)" office:value-type="float" office:value="0.0149915331280391" calcext:value-type="float">
            <text:p>0.0149915331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674418" calcext:value-type="float">
            <text:p>6.674418</text:p>
          </table:table-cell>
          <table:table-cell office:value-type="float" office:value="6.6277465759" calcext:value-type="float">
            <text:p>6.6277465759</text:p>
          </table:table-cell>
          <table:table-cell table:formula="of:=POWER([.C1681]-6.75;2)" office:value-type="float" office:value="0.0149458997041745" calcext:value-type="float">
            <text:p>0.0149458997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671773" calcext:value-type="float">
            <text:p>6.671773</text:p>
          </table:table-cell>
          <table:table-cell office:value-type="float" office:value="6.6279367861" calcext:value-type="float">
            <text:p>6.6279367861</text:p>
          </table:table-cell>
          <table:table-cell table:formula="of:=POWER([.C1682]-6.75;2)" office:value-type="float" office:value="0.0148994281875971" calcext:value-type="float">
            <text:p>0.0148994282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669085" calcext:value-type="float">
            <text:p>6.669085</text:p>
          </table:table-cell>
          <table:table-cell office:value-type="float" office:value="6.6281307575" calcext:value-type="float">
            <text:p>6.6281307575</text:p>
          </table:table-cell>
          <table:table-cell table:formula="of:=POWER([.C1683]-6.75;2)" office:value-type="float" office:value="0.0148521122675238" calcext:value-type="float">
            <text:p>0.0148521123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666352" calcext:value-type="float">
            <text:p>6.666352</text:p>
          </table:table-cell>
          <table:table-cell office:value-type="float" office:value="6.6283285317" calcext:value-type="float">
            <text:p>6.6283285317</text:p>
          </table:table-cell>
          <table:table-cell table:formula="of:=POWER([.C1684]-6.75;2)" office:value-type="float" office:value="0.0148039461982778" calcext:value-type="float">
            <text:p>0.0148039462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663571" calcext:value-type="float">
            <text:p>6.663571</text:p>
          </table:table-cell>
          <table:table-cell office:value-type="float" office:value="6.6285301481" calcext:value-type="float">
            <text:p>6.6285301481</text:p>
          </table:table-cell>
          <table:table-cell table:formula="of:=POWER([.C1685]-6.75;2)" office:value-type="float" office:value="0.0147549249206079" calcext:value-type="float">
            <text:p>0.0147549249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66074" calcext:value-type="float">
            <text:p>6.66074</text:p>
          </table:table-cell>
          <table:table-cell office:value-type="float" office:value="6.6287356464" calcext:value-type="float">
            <text:p>6.6287356464</text:p>
          </table:table-cell>
          <table:table-cell table:formula="of:=POWER([.C1686]-6.75;2)" office:value-type="float" office:value="0.0147050434540258" calcext:value-type="float">
            <text:p>0.0147050435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657857" calcext:value-type="float">
            <text:p>6.657857</text:p>
          </table:table-cell>
          <table:table-cell office:value-type="float" office:value="6.6289450621" calcext:value-type="float">
            <text:p>6.6289450621</text:p>
          </table:table-cell>
          <table:table-cell table:formula="of:=POWER([.C1687]-6.75;2)" office:value-type="float" office:value="0.0146542979899729" calcext:value-type="float">
            <text:p>0.014654298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65492" calcext:value-type="float">
            <text:p>6.65492</text:p>
          </table:table-cell>
          <table:table-cell office:value-type="float" office:value="6.6291584289" calcext:value-type="float">
            <text:p>6.6291584289</text:p>
          </table:table-cell>
          <table:table-cell table:formula="of:=POWER([.C1688]-6.75;2)" office:value-type="float" office:value="0.0146026853059163" calcext:value-type="float">
            <text:p>0.0146026853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651929" calcext:value-type="float">
            <text:p>6.651929</text:p>
          </table:table-cell>
          <table:table-cell office:value-type="float" office:value="6.6293757778" calcext:value-type="float">
            <text:p>6.6293757778</text:p>
          </table:table-cell>
          <table:table-cell table:formula="of:=POWER([.C1689]-6.75;2)" office:value-type="float" office:value="0.014550202981355" calcext:value-type="float">
            <text:p>0.014550203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648883" calcext:value-type="float">
            <text:p>6.648883</text:p>
          </table:table-cell>
          <table:table-cell office:value-type="float" office:value="6.6295971338" calcext:value-type="float">
            <text:p>6.6295971338</text:p>
          </table:table-cell>
          <table:table-cell table:formula="of:=POWER([.C1690]-6.75;2)" office:value-type="float" office:value="0.0144968501891751" calcext:value-type="float">
            <text:p>0.0144968502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64578" calcext:value-type="float">
            <text:p>6.64578</text:p>
          </table:table-cell>
          <table:table-cell office:value-type="float" office:value="6.6298225185" calcext:value-type="float">
            <text:p>6.6298225185</text:p>
          </table:table-cell>
          <table:table-cell table:formula="of:=POWER([.C1691]-6.75;2)" office:value-type="float" office:value="0.0144426270596828" calcext:value-type="float">
            <text:p>0.0144426271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642622" calcext:value-type="float">
            <text:p>6.642622</text:p>
          </table:table-cell>
          <table:table-cell office:value-type="float" office:value="6.6300519498" calcext:value-type="float">
            <text:p>6.6300519498</text:p>
          </table:table-cell>
          <table:table-cell table:formula="of:=POWER([.C1692]-6.75;2)" office:value-type="float" office:value="0.0143875347467816" calcext:value-type="float">
            <text:p>0.0143875347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639407" calcext:value-type="float">
            <text:p>6.639407</text:p>
          </table:table-cell>
          <table:table-cell office:value-type="float" office:value="6.6302854373" calcext:value-type="float">
            <text:p>6.6302854373</text:p>
          </table:table-cell>
          <table:table-cell table:formula="of:=POWER([.C1693]-6.75;2)" office:value-type="float" office:value="0.0143315765224523" calcext:value-type="float">
            <text:p>0.0143315765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636137" calcext:value-type="float">
            <text:p>6.636137</text:p>
          </table:table-cell>
          <table:table-cell office:value-type="float" office:value="6.6305229892" calcext:value-type="float">
            <text:p>6.6305229892</text:p>
          </table:table-cell>
          <table:table-cell table:formula="of:=POWER([.C1694]-6.75;2)" office:value-type="float" office:value="0.0142747561097033" calcext:value-type="float">
            <text:p>0.0142747561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632813" calcext:value-type="float">
            <text:p>6.632813</text:p>
          </table:table-cell>
          <table:table-cell office:value-type="float" office:value="6.6307646045" calcext:value-type="float">
            <text:p>6.6307646045</text:p>
          </table:table-cell>
          <table:table-cell table:formula="of:=POWER([.C1695]-6.75;2)" office:value-type="float" office:value="0.0142170795400413" calcext:value-type="float">
            <text:p>0.0142170795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629437" calcext:value-type="float">
            <text:p>6.629437</text:p>
          </table:table-cell>
          <table:table-cell office:value-type="float" office:value="6.6310102772" calcext:value-type="float">
            <text:p>6.6310102772</text:p>
          </table:table-cell>
          <table:table-cell table:formula="of:=POWER([.C1696]-6.75;2)" office:value-type="float" office:value="0.0141585541320209" calcext:value-type="float">
            <text:p>0.0141585541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626009" calcext:value-type="float">
            <text:p>6.626009</text:p>
          </table:table-cell>
          <table:table-cell office:value-type="float" office:value="6.6312599928" calcext:value-type="float">
            <text:p>6.6312599928</text:p>
          </table:table-cell>
          <table:table-cell table:formula="of:=POWER([.C1697]-6.75;2)" office:value-type="float" office:value="0.0140991893098559" calcext:value-type="float">
            <text:p>0.0140991893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622533" calcext:value-type="float">
            <text:p>6.622533</text:p>
          </table:table-cell>
          <table:table-cell office:value-type="float" office:value="6.6315137324" calcext:value-type="float">
            <text:p>6.6315137324</text:p>
          </table:table-cell>
          <table:table-cell table:formula="of:=POWER([.C1698]-6.75;2)" office:value-type="float" office:value="0.0140389956097788" calcext:value-type="float">
            <text:p>0.0140389956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61901" calcext:value-type="float">
            <text:p>6.61901</text:p>
          </table:table-cell>
          <table:table-cell office:value-type="float" office:value="6.6317714695" calcext:value-type="float">
            <text:p>6.6317714695</text:p>
          </table:table-cell>
          <table:table-cell table:formula="of:=POWER([.C1699]-6.75;2)" office:value-type="float" office:value="0.0139779854241894" calcext:value-type="float">
            <text:p>0.0139779854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615444" calcext:value-type="float">
            <text:p>6.615444</text:p>
          </table:table-cell>
          <table:table-cell office:value-type="float" office:value="6.6320331697" calcext:value-type="float">
            <text:p>6.6320331697</text:p>
          </table:table-cell>
          <table:table-cell table:formula="of:=POWER([.C1700]-6.75;2)" office:value-type="float" office:value="0.0139161730510291" calcext:value-type="float">
            <text:p>0.0139161731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611839" calcext:value-type="float">
            <text:p>6.611839</text:p>
          </table:table-cell>
          <table:table-cell office:value-type="float" office:value="6.6322987921" calcext:value-type="float">
            <text:p>6.6322987921</text:p>
          </table:table-cell>
          <table:table-cell table:formula="of:=POWER([.C1701]-6.75;2)" office:value-type="float" office:value="0.013853574341119" calcext:value-type="float">
            <text:p>0.0138535743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608198" calcext:value-type="float">
            <text:p>6.608198</text:p>
          </table:table-cell>
          <table:table-cell office:value-type="float" office:value="6.6325682867" calcext:value-type="float">
            <text:p>6.6325682867</text:p>
          </table:table-cell>
          <table:table-cell table:formula="of:=POWER([.C1702]-6.75;2)" office:value-type="float" office:value="0.0137902072885735" calcext:value-type="float">
            <text:p>0.0137902073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604525" calcext:value-type="float">
            <text:p>6.604525</text:p>
          </table:table-cell>
          <table:table-cell office:value-type="float" office:value="6.6328415974" calcext:value-type="float">
            <text:p>6.6328415974</text:p>
          </table:table-cell>
          <table:table-cell table:formula="of:=POWER([.C1703]-6.75;2)" office:value-type="float" office:value="0.0137260912997838" calcext:value-type="float">
            <text:p>0.0137260913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600825" calcext:value-type="float">
            <text:p>6.600825</text:p>
          </table:table-cell>
          <table:table-cell office:value-type="float" office:value="6.6331186595" calcext:value-type="float">
            <text:p>6.6331186595</text:p>
          </table:table-cell>
          <table:table-cell table:formula="of:=POWER([.C1704]-6.75;2)" office:value-type="float" office:value="0.0136612477570769" calcext:value-type="float">
            <text:p>0.0136612478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597102" calcext:value-type="float">
            <text:p>6.597102</text:p>
          </table:table-cell>
          <table:table-cell office:value-type="float" office:value="6.6333994014" calcext:value-type="float">
            <text:p>6.6333994014</text:p>
          </table:table-cell>
          <table:table-cell table:formula="of:=POWER([.C1705]-6.75;2)" office:value-type="float" office:value="0.0135956995938783" calcext:value-type="float">
            <text:p>0.0135956996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593362" calcext:value-type="float">
            <text:p>6.593362</text:p>
          </table:table-cell>
          <table:table-cell office:value-type="float" office:value="6.6336837443" calcext:value-type="float">
            <text:p>6.6336837443</text:p>
          </table:table-cell>
          <table:table-cell table:formula="of:=POWER([.C1706]-6.75;2)" office:value-type="float" office:value="0.0135294713400678" calcext:value-type="float">
            <text:p>0.0135294713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58961" calcext:value-type="float">
            <text:p>6.58961</text:p>
          </table:table-cell>
          <table:table-cell office:value-type="float" office:value="6.633971601" calcext:value-type="float">
            <text:p>6.633971601</text:p>
          </table:table-cell>
          <table:table-cell table:formula="of:=POWER([.C1707]-6.75;2)" office:value-type="float" office:value="0.0134625893745032" calcext:value-type="float">
            <text:p>0.0134625894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585853" calcext:value-type="float">
            <text:p>6.585853</text:p>
          </table:table-cell>
          <table:table-cell office:value-type="float" office:value="6.6342628769" calcext:value-type="float">
            <text:p>6.6342628769</text:p>
          </table:table-cell>
          <table:table-cell table:formula="of:=POWER([.C1708]-6.75;2)" office:value-type="float" office:value="0.0133950816634645" calcext:value-type="float">
            <text:p>0.0133950817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582095" calcext:value-type="float">
            <text:p>6.582095</text:p>
          </table:table-cell>
          <table:table-cell office:value-type="float" office:value="6.6345574695" calcext:value-type="float">
            <text:p>6.6345574695</text:p>
          </table:table-cell>
          <table:table-cell table:formula="of:=POWER([.C1709]-6.75;2)" office:value-type="float" office:value="0.0133269778482435" calcext:value-type="float">
            <text:p>0.0133269778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578343" calcext:value-type="float">
            <text:p>6.578343</text:p>
          </table:table-cell>
          <table:table-cell office:value-type="float" office:value="6.63485527" calcext:value-type="float">
            <text:p>6.63485527</text:p>
          </table:table-cell>
          <table:table-cell table:formula="of:=POWER([.C1710]-6.75;2)" office:value-type="float" office:value="0.0132583088467729" calcext:value-type="float">
            <text:p>0.0132583088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574604" calcext:value-type="float">
            <text:p>6.574604</text:p>
          </table:table-cell>
          <table:table-cell office:value-type="float" office:value="6.6351561637" calcext:value-type="float">
            <text:p>6.6351561637</text:p>
          </table:table-cell>
          <table:table-cell table:formula="of:=POWER([.C1711]-6.75;2)" office:value-type="float" office:value="0.0131891067361013" calcext:value-type="float">
            <text:p>0.0131891067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570885" calcext:value-type="float">
            <text:p>6.570885</text:p>
          </table:table-cell>
          <table:table-cell office:value-type="float" office:value="6.6354600275" calcext:value-type="float">
            <text:p>6.6354600275</text:p>
          </table:table-cell>
          <table:table-cell table:formula="of:=POWER([.C1712]-6.75;2)" office:value-type="float" office:value="0.0131194053003008" calcext:value-type="float">
            <text:p>0.0131194053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567191" calcext:value-type="float">
            <text:p>6.567191</text:p>
          </table:table-cell>
          <table:table-cell office:value-type="float" office:value="6.6357667312" calcext:value-type="float">
            <text:p>6.6357667312</text:p>
          </table:table-cell>
          <table:table-cell table:formula="of:=POWER([.C1713]-6.75;2)" office:value-type="float" office:value="0.013049239700733" calcext:value-type="float">
            <text:p>0.0130492397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563531" calcext:value-type="float">
            <text:p>6.563531</text:p>
          </table:table-cell>
          <table:table-cell office:value-type="float" office:value="6.6360761398" calcext:value-type="float">
            <text:p>6.6360761398</text:p>
          </table:table-cell>
          <table:table-cell table:formula="of:=POWER([.C1714]-6.75;2)" office:value-type="float" office:value="0.0129786459228691" calcext:value-type="float">
            <text:p>0.0129786459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559911" calcext:value-type="float">
            <text:p>6.559911</text:p>
          </table:table-cell>
          <table:table-cell office:value-type="float" office:value="6.6363881111" calcext:value-type="float">
            <text:p>6.6363881111</text:p>
          </table:table-cell>
          <table:table-cell table:formula="of:=POWER([.C1715]-6.75;2)" office:value-type="float" office:value="0.0129076612994258" calcext:value-type="float">
            <text:p>0.0129076613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556338" calcext:value-type="float">
            <text:p>6.556338</text:p>
          </table:table-cell>
          <table:table-cell office:value-type="float" office:value="6.636702497" calcext:value-type="float">
            <text:p>6.636702497</text:p>
          </table:table-cell>
          <table:table-cell table:formula="of:=POWER([.C1716]-6.75;2)" office:value-type="float" office:value="0.012836324186035" calcext:value-type="float">
            <text:p>0.0128363242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552818" calcext:value-type="float">
            <text:p>6.552818</text:p>
          </table:table-cell>
          <table:table-cell office:value-type="float" office:value="6.6370191446" calcext:value-type="float">
            <text:p>6.6370191446</text:p>
          </table:table-cell>
          <table:table-cell table:formula="of:=POWER([.C1717]-6.75;2)" office:value-type="float" office:value="0.0127646736869157" calcext:value-type="float">
            <text:p>0.0127646737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6.6373378973" calcext:value-type="float">
            <text:p>6.6373378973</text:p>
          </table:table-cell>
          <table:table-cell table:formula="of:=POWER([.C1718]-6.75;2)" office:value-type="float" office:value="0.0126927493847853" calcext:value-type="float">
            <text:p>0.0126927494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54597" calcext:value-type="float">
            <text:p>6.54597</text:p>
          </table:table-cell>
          <table:table-cell office:value-type="float" office:value="6.6376585902" calcext:value-type="float">
            <text:p>6.6376585902</text:p>
          </table:table-cell>
          <table:table-cell table:formula="of:=POWER([.C1719]-6.75;2)" office:value-type="float" office:value="0.0126205923558515" calcext:value-type="float">
            <text:p>0.0126205924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542655" calcext:value-type="float">
            <text:p>6.542655</text:p>
          </table:table-cell>
          <table:table-cell office:value-type="float" office:value="6.6379810562" calcext:value-type="float">
            <text:p>6.6379810562</text:p>
          </table:table-cell>
          <table:table-cell table:formula="of:=POWER([.C1720]-6.75;2)" office:value-type="float" office:value="0.0125482437700675" calcext:value-type="float">
            <text:p>0.0125482438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539421" calcext:value-type="float">
            <text:p>6.539421</text:p>
          </table:table-cell>
          <table:table-cell office:value-type="float" office:value="6.6383051231" calcext:value-type="float">
            <text:p>6.6383051231</text:p>
          </table:table-cell>
          <table:table-cell table:formula="of:=POWER([.C1721]-6.75;2)" office:value-type="float" office:value="0.0124757455257061" calcext:value-type="float">
            <text:p>0.0124757455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536274" calcext:value-type="float">
            <text:p>6.536274</text:p>
          </table:table-cell>
          <table:table-cell office:value-type="float" office:value="6.6386306153" calcext:value-type="float">
            <text:p>6.6386306153</text:p>
          </table:table-cell>
          <table:table-cell table:formula="of:=POWER([.C1722]-6.75;2)" office:value-type="float" office:value="0.0124031398484565" calcext:value-type="float">
            <text:p>0.0124031398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533221" calcext:value-type="float">
            <text:p>6.533221</text:p>
          </table:table-cell>
          <table:table-cell office:value-type="float" office:value="6.638957356" calcext:value-type="float">
            <text:p>6.638957356</text:p>
          </table:table-cell>
          <table:table-cell table:formula="of:=POWER([.C1723]-6.75;2)" office:value-type="float" office:value="0.0123304687865108" calcext:value-type="float">
            <text:p>0.0123304688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530268" calcext:value-type="float">
            <text:p>6.530268</text:p>
          </table:table-cell>
          <table:table-cell office:value-type="float" office:value="6.6392851637" calcext:value-type="float">
            <text:p>6.6392851637</text:p>
          </table:table-cell>
          <table:table-cell table:formula="of:=POWER([.C1724]-6.75;2)" office:value-type="float" office:value="0.0122577749769357" calcext:value-type="float">
            <text:p>0.012257775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527419" calcext:value-type="float">
            <text:p>6.527419</text:p>
          </table:table-cell>
          <table:table-cell office:value-type="float" office:value="6.639613853" calcext:value-type="float">
            <text:p>6.639613853</text:p>
          </table:table-cell>
          <table:table-cell table:formula="of:=POWER([.C1725]-6.75;2)" office:value-type="float" office:value="0.0121851014495056" calcext:value-type="float">
            <text:p>0.0121851014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524681" calcext:value-type="float">
            <text:p>6.524681</text:p>
          </table:table-cell>
          <table:table-cell office:value-type="float" office:value="6.6399432401" calcext:value-type="float">
            <text:p>6.6399432401</text:p>
          </table:table-cell>
          <table:table-cell table:formula="of:=POWER([.C1726]-6.75;2)" office:value-type="float" office:value="0.0121124903996862" calcext:value-type="float">
            <text:p>0.0121124904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522056" calcext:value-type="float">
            <text:p>6.522056</text:p>
          </table:table-cell>
          <table:table-cell office:value-type="float" office:value="6.6402731374" calcext:value-type="float">
            <text:p>6.6402731374</text:p>
          </table:table-cell>
          <table:table-cell table:formula="of:=POWER([.C1727]-6.75;2)" office:value-type="float" office:value="0.0120399843760392" calcext:value-type="float">
            <text:p>0.0120399844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519549" calcext:value-type="float">
            <text:p>6.519549</text:p>
          </table:table-cell>
          <table:table-cell office:value-type="float" office:value="6.6406033596" calcext:value-type="float">
            <text:p>6.6406033596</text:p>
          </table:table-cell>
          <table:table-cell table:formula="of:=POWER([.C1728]-6.75;2)" office:value-type="float" office:value="0.0119676249308069" calcext:value-type="float">
            <text:p>0.0119676249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517164" calcext:value-type="float">
            <text:p>6.517164</text:p>
          </table:table-cell>
          <table:table-cell office:value-type="float" office:value="6.640933718" calcext:value-type="float">
            <text:p>6.640933718</text:p>
          </table:table-cell>
          <table:table-cell table:formula="of:=POWER([.C1729]-6.75;2)" office:value-type="float" office:value="0.0118954538693035" calcext:value-type="float">
            <text:p>0.0118954539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514903" calcext:value-type="float">
            <text:p>6.514903</text:p>
          </table:table-cell>
          <table:table-cell office:value-type="float" office:value="6.6412640263" calcext:value-type="float">
            <text:p>6.6412640263</text:p>
          </table:table-cell>
          <table:table-cell table:formula="of:=POWER([.C1730]-6.75;2)" office:value-type="float" office:value="0.0118235119764871" calcext:value-type="float">
            <text:p>0.011823512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512768" calcext:value-type="float">
            <text:p>6.512768</text:p>
          </table:table-cell>
          <table:table-cell office:value-type="float" office:value="6.641594098" calcext:value-type="float">
            <text:p>6.641594098</text:p>
          </table:table-cell>
          <table:table-cell table:formula="of:=POWER([.C1731]-6.75;2)" office:value-type="float" office:value="0.0117518395884337" calcext:value-type="float">
            <text:p>0.0117518396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510761" calcext:value-type="float">
            <text:p>6.510761</text:p>
          </table:table-cell>
          <table:table-cell office:value-type="float" office:value="6.6419237503" calcext:value-type="float">
            <text:p>6.6419237503</text:p>
          </table:table-cell>
          <table:table-cell table:formula="of:=POWER([.C1732]-6.75;2)" office:value-type="float" office:value="0.0116804757492167" calcext:value-type="float">
            <text:p>0.0116804757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508883" calcext:value-type="float">
            <text:p>6.508883</text:p>
          </table:table-cell>
          <table:table-cell office:value-type="float" office:value="6.6422528017" calcext:value-type="float">
            <text:p>6.6422528017</text:p>
          </table:table-cell>
          <table:table-cell table:formula="of:=POWER([.C1733]-6.75;2)" office:value-type="float" office:value="0.0116094587414996" calcext:value-type="float">
            <text:p>0.0116094587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507133" calcext:value-type="float">
            <text:p>6.507133</text:p>
          </table:table-cell>
          <table:table-cell office:value-type="float" office:value="6.6425810729" calcext:value-type="float">
            <text:p>6.6425810729</text:p>
          </table:table-cell>
          <table:table-cell table:formula="of:=POWER([.C1734]-6.75;2)" office:value-type="float" office:value="0.0115388258993152" calcext:value-type="float">
            <text:p>0.0115388259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50551" calcext:value-type="float">
            <text:p>6.50551</text:p>
          </table:table-cell>
          <table:table-cell office:value-type="float" office:value="6.6429083883" calcext:value-type="float">
            <text:p>6.6429083883</text:p>
          </table:table-cell>
          <table:table-cell table:formula="of:=POWER([.C1735]-6.75;2)" office:value-type="float" office:value="0.0114686132965035" calcext:value-type="float">
            <text:p>0.0114686133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504014" calcext:value-type="float">
            <text:p>6.504014</text:p>
          </table:table-cell>
          <table:table-cell office:value-type="float" office:value="6.6432345795" calcext:value-type="float">
            <text:p>6.6432345795</text:p>
          </table:table-cell>
          <table:table-cell table:formula="of:=POWER([.C1736]-6.75;2)" office:value-type="float" office:value="0.0113988550145419" calcext:value-type="float">
            <text:p>0.011398855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502641" calcext:value-type="float">
            <text:p>6.502641</text:p>
          </table:table-cell>
          <table:table-cell office:value-type="float" office:value="6.6435594803" calcext:value-type="float">
            <text:p>6.6435594803</text:p>
          </table:table-cell>
          <table:table-cell table:formula="of:=POWER([.C1737]-6.75;2)" office:value-type="float" office:value="0.011329584234006" calcext:value-type="float">
            <text:p>0.0113295842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501389" calcext:value-type="float">
            <text:p>6.501389</text:p>
          </table:table-cell>
          <table:table-cell office:value-type="float" office:value="6.6438829319" calcext:value-type="float">
            <text:p>6.6438829319</text:p>
          </table:table-cell>
          <table:table-cell table:formula="of:=POWER([.C1738]-6.75;2)" office:value-type="float" office:value="0.01126083214214" calcext:value-type="float">
            <text:p>0.0112608321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500254" calcext:value-type="float">
            <text:p>6.500254</text:p>
          </table:table-cell>
          <table:table-cell office:value-type="float" office:value="6.6442047814" calcext:value-type="float">
            <text:p>6.6442047814</text:p>
          </table:table-cell>
          <table:table-cell table:formula="of:=POWER([.C1739]-6.75;2)" office:value-type="float" office:value="0.0111926282786218" calcext:value-type="float">
            <text:p>0.0111926283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49923" calcext:value-type="float">
            <text:p>6.49923</text:p>
          </table:table-cell>
          <table:table-cell office:value-type="float" office:value="6.6445248829" calcext:value-type="float">
            <text:p>6.6445248829</text:p>
          </table:table-cell>
          <table:table-cell table:formula="of:=POWER([.C1740]-6.75;2)" office:value-type="float" office:value="0.0111250003272587" calcext:value-type="float">
            <text:p>0.0111250003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498313" calcext:value-type="float">
            <text:p>6.498313</text:p>
          </table:table-cell>
          <table:table-cell office:value-type="float" office:value="6.6448430992" calcext:value-type="float">
            <text:p>6.6448430992</text:p>
          </table:table-cell>
          <table:table-cell table:formula="of:=POWER([.C1741]-6.75;2)" office:value-type="float" office:value="0.011057973785861" calcext:value-type="float">
            <text:p>0.0110579738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497496" calcext:value-type="float">
            <text:p>6.497496</text:p>
          </table:table-cell>
          <table:table-cell office:value-type="float" office:value="6.6451592999" calcext:value-type="float">
            <text:p>6.6451592999</text:p>
          </table:table-cell>
          <table:table-cell table:formula="of:=POWER([.C1742]-6.75;2)" office:value-type="float" office:value="0.0109915723974582" calcext:value-type="float">
            <text:p>0.0109915724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496771" calcext:value-type="float">
            <text:p>6.496771</text:p>
          </table:table-cell>
          <table:table-cell office:value-type="float" office:value="6.6454733656" calcext:value-type="float">
            <text:p>6.6454733656</text:p>
          </table:table-cell>
          <table:table-cell table:formula="of:=POWER([.C1743]-6.75;2)" office:value-type="float" office:value="0.0109258172989913" calcext:value-type="float">
            <text:p>0.0109258173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496132" calcext:value-type="float">
            <text:p>6.496132</text:p>
          </table:table-cell>
          <table:table-cell office:value-type="float" office:value="6.6457851876" calcext:value-type="float">
            <text:p>6.6457851876</text:p>
          </table:table-cell>
          <table:table-cell table:formula="of:=POWER([.C1744]-6.75;2)" office:value-type="float" office:value="0.0108607271235673" calcext:value-type="float">
            <text:p>0.0108607271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495571" calcext:value-type="float">
            <text:p>6.495571</text:p>
          </table:table-cell>
          <table:table-cell office:value-type="float" office:value="6.6460946655" calcext:value-type="float">
            <text:p>6.6460946655</text:p>
          </table:table-cell>
          <table:table-cell table:formula="of:=POWER([.C1745]-6.75;2)" office:value-type="float" office:value="0.0107963185375569" calcext:value-type="float">
            <text:p>0.0107963185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495077" calcext:value-type="float">
            <text:p>6.495077</text:p>
          </table:table-cell>
          <table:table-cell office:value-type="float" office:value="6.6464017097" calcext:value-type="float">
            <text:p>6.6464017097</text:p>
          </table:table-cell>
          <table:table-cell table:formula="of:=POWER([.C1746]-6.75;2)" office:value-type="float" office:value="0.0107326057530831" calcext:value-type="float">
            <text:p>0.0107326058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494642" calcext:value-type="float">
            <text:p>6.494642</text:p>
          </table:table-cell>
          <table:table-cell office:value-type="float" office:value="6.6467062437" calcext:value-type="float">
            <text:p>6.6467062437</text:p>
          </table:table-cell>
          <table:table-cell table:formula="of:=POWER([.C1747]-6.75;2)" office:value-type="float" office:value="0.0106696000905638" calcext:value-type="float">
            <text:p>0.0106696001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494255" calcext:value-type="float">
            <text:p>6.494255</text:p>
          </table:table-cell>
          <table:table-cell office:value-type="float" office:value="6.6470082031" calcext:value-type="float">
            <text:p>6.6470082031</text:p>
          </table:table-cell>
          <table:table-cell table:formula="of:=POWER([.C1748]-6.75;2)" office:value-type="float" office:value="0.0106073102286908" calcext:value-type="float">
            <text:p>0.0106073102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493907" calcext:value-type="float">
            <text:p>6.493907</text:p>
          </table:table-cell>
          <table:table-cell office:value-type="float" office:value="6.6473075341" calcext:value-type="float">
            <text:p>6.6473075341</text:p>
          </table:table-cell>
          <table:table-cell table:formula="of:=POWER([.C1749]-6.75;2)" office:value-type="float" office:value="0.0105457425526226" calcext:value-type="float">
            <text:p>0.0105457426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493587" calcext:value-type="float">
            <text:p>6.493587</text:p>
          </table:table-cell>
          <table:table-cell office:value-type="float" office:value="6.6476041959" calcext:value-type="float">
            <text:p>6.6476041959</text:p>
          </table:table-cell>
          <table:table-cell table:formula="of:=POWER([.C1750]-6.75;2)" office:value-type="float" office:value="0.0104849006972857" calcext:value-type="float">
            <text:p>0.0104849007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493283" calcext:value-type="float">
            <text:p>6.493283</text:p>
          </table:table-cell>
          <table:table-cell office:value-type="float" office:value="6.6478981613" calcext:value-type="float">
            <text:p>6.6478981613</text:p>
          </table:table-cell>
          <table:table-cell table:formula="of:=POWER([.C1751]-6.75;2)" office:value-type="float" office:value="0.0104247854659209" calcext:value-type="float">
            <text:p>0.0104247855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492985" calcext:value-type="float">
            <text:p>6.492985</text:p>
          </table:table-cell>
          <table:table-cell office:value-type="float" office:value="6.648189417" calcext:value-type="float">
            <text:p>6.648189417</text:p>
          </table:table-cell>
          <table:table-cell table:formula="of:=POWER([.C1752]-6.75;2)" office:value-type="float" office:value="0.0103653948107998" calcext:value-type="float">
            <text:p>0.0103653948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49268" calcext:value-type="float">
            <text:p>6.49268</text:p>
          </table:table-cell>
          <table:table-cell office:value-type="float" office:value="6.6484779594" calcext:value-type="float">
            <text:p>6.6484779594</text:p>
          </table:table-cell>
          <table:table-cell table:formula="of:=POWER([.C1753]-6.75;2)" office:value-type="float" office:value="0.010306724727588" calcext:value-type="float">
            <text:p>0.0103067247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492359" calcext:value-type="float">
            <text:p>6.492359</text:p>
          </table:table-cell>
          <table:table-cell office:value-type="float" office:value="6.6487638029" calcext:value-type="float">
            <text:p>6.6487638029</text:p>
          </table:table-cell>
          <table:table-cell table:formula="of:=POWER([.C1754]-6.75;2)" office:value-type="float" office:value="0.0102487676032701" calcext:value-type="float">
            <text:p>0.0102487676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49201" calcext:value-type="float">
            <text:p>6.49201</text:p>
          </table:table-cell>
          <table:table-cell office:value-type="float" office:value="6.6490469713" calcext:value-type="float">
            <text:p>6.6490469713</text:p>
          </table:table-cell>
          <table:table-cell table:formula="of:=POWER([.C1755]-6.75;2)" office:value-type="float" office:value="0.0101915140037031" calcext:value-type="float">
            <text:p>0.010191514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491621" calcext:value-type="float">
            <text:p>6.491621</text:p>
          </table:table-cell>
          <table:table-cell office:value-type="float" office:value="6.649327503" calcext:value-type="float">
            <text:p>6.649327503</text:p>
          </table:table-cell>
          <table:table-cell table:formula="of:=POWER([.C1756]-6.75;2)" office:value-type="float" office:value="0.0101349516522149" calcext:value-type="float">
            <text:p>0.0101349517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491183" calcext:value-type="float">
            <text:p>6.491183</text:p>
          </table:table-cell>
          <table:table-cell office:value-type="float" office:value="6.649605448" calcext:value-type="float">
            <text:p>6.649605448</text:p>
          </table:table-cell>
          <table:table-cell table:formula="of:=POWER([.C1757]-6.75;2)" office:value-type="float" office:value="0.0100790660712807" calcext:value-type="float">
            <text:p>0.0100790661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490684" calcext:value-type="float">
            <text:p>6.490684</text:p>
          </table:table-cell>
          <table:table-cell office:value-type="float" office:value="6.6498808698" calcext:value-type="float">
            <text:p>6.6498808698</text:p>
          </table:table-cell>
          <table:table-cell table:formula="of:=POWER([.C1758]-6.75;2)" office:value-type="float" office:value="0.0100238402320045" calcext:value-type="float">
            <text:p>0.0100238402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490114" calcext:value-type="float">
            <text:p>6.490114</text:p>
          </table:table-cell>
          <table:table-cell office:value-type="float" office:value="6.6501538435" calcext:value-type="float">
            <text:p>6.6501538435</text:p>
          </table:table-cell>
          <table:table-cell table:formula="of:=POWER([.C1759]-6.75;2)" office:value-type="float" office:value="0.00996925496782248" calcext:value-type="float">
            <text:p>0.009969255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489463" calcext:value-type="float">
            <text:p>6.489463</text:p>
          </table:table-cell>
          <table:table-cell office:value-type="float" office:value="6.6504244564" calcext:value-type="float">
            <text:p>6.6504244564</text:p>
          </table:table-cell>
          <table:table-cell table:formula="of:=POWER([.C1760]-6.75;2)" office:value-type="float" office:value="0.00991528888323556" calcext:value-type="float">
            <text:p>0.0099152889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488723" calcext:value-type="float">
            <text:p>6.488723</text:p>
          </table:table-cell>
          <table:table-cell office:value-type="float" office:value="6.6506928076" calcext:value-type="float">
            <text:p>6.6506928076</text:p>
          </table:table-cell>
          <table:table-cell table:formula="of:=POWER([.C1761]-6.75;2)" office:value-type="float" office:value="0.00986191846237052" calcext:value-type="float">
            <text:p>0.0098619185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487886" calcext:value-type="float">
            <text:p>6.487886</text:p>
          </table:table-cell>
          <table:table-cell office:value-type="float" office:value="6.6509590048" calcext:value-type="float">
            <text:p>6.6509590048</text:p>
          </table:table-cell>
          <table:table-cell table:formula="of:=POWER([.C1762]-6.75;2)" office:value-type="float" office:value="0.00980911873020646" calcext:value-type="float">
            <text:p>0.0098091187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486943" calcext:value-type="float">
            <text:p>6.486943</text:p>
          </table:table-cell>
          <table:table-cell office:value-type="float" office:value="6.6512231649" calcext:value-type="float">
            <text:p>6.6512231649</text:p>
          </table:table-cell>
          <table:table-cell table:formula="of:=POWER([.C1763]-6.75;2)" office:value-type="float" office:value="0.00975686315237255" calcext:value-type="float">
            <text:p>0.0097568632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485887" calcext:value-type="float">
            <text:p>6.485887</text:p>
          </table:table-cell>
          <table:table-cell office:value-type="float" office:value="6.6514854146" calcext:value-type="float">
            <text:p>6.6514854146</text:p>
          </table:table-cell>
          <table:table-cell table:formula="of:=POWER([.C1764]-6.75;2)" office:value-type="float" office:value="0.00970512353653394" calcext:value-type="float">
            <text:p>0.0097051235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484712" calcext:value-type="float">
            <text:p>6.484712</text:p>
          </table:table-cell>
          <table:table-cell office:value-type="float" office:value="6.6517458901" calcext:value-type="float">
            <text:p>6.6517458901</text:p>
          </table:table-cell>
          <table:table-cell table:formula="of:=POWER([.C1765]-6.75;2)" office:value-type="float" office:value="0.00965387011224129" calcext:value-type="float">
            <text:p>0.0096538701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483414" calcext:value-type="float">
            <text:p>6.483414</text:p>
          </table:table-cell>
          <table:table-cell office:value-type="float" office:value="6.6520047324" calcext:value-type="float">
            <text:p>6.6520047324</text:p>
          </table:table-cell>
          <table:table-cell table:formula="of:=POWER([.C1766]-6.75;2)" office:value-type="float" office:value="0.00960307247199561" calcext:value-type="float">
            <text:p>0.0096030725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481986" calcext:value-type="float">
            <text:p>6.481986</text:p>
          </table:table-cell>
          <table:table-cell office:value-type="float" office:value="6.6522620872" calcext:value-type="float">
            <text:p>6.6522620872</text:p>
          </table:table-cell>
          <table:table-cell table:formula="of:=POWER([.C1767]-6.75;2)" office:value-type="float" office:value="0.00955269959850032" calcext:value-type="float">
            <text:p>0.0095526996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480426" calcext:value-type="float">
            <text:p>6.480426</text:p>
          </table:table-cell>
          <table:table-cell office:value-type="float" office:value="6.6525181099" calcext:value-type="float">
            <text:p>6.6525181099</text:p>
          </table:table-cell>
          <table:table-cell table:formula="of:=POWER([.C1768]-6.75;2)" office:value-type="float" office:value="0.00950271889746849" calcext:value-type="float">
            <text:p>0.0095027189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47873" calcext:value-type="float">
            <text:p>6.47873</text:p>
          </table:table-cell>
          <table:table-cell office:value-type="float" office:value="6.652772957" calcext:value-type="float">
            <text:p>6.652772957</text:p>
          </table:table-cell>
          <table:table-cell table:formula="of:=POWER([.C1769]-6.75;2)" office:value-type="float" office:value="0.00945309789052388" calcext:value-type="float">
            <text:p>0.0094530979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476898" calcext:value-type="float">
            <text:p>6.476898</text:p>
          </table:table-cell>
          <table:table-cell office:value-type="float" office:value="6.6530267885" calcext:value-type="float">
            <text:p>6.6530267885</text:p>
          </table:table-cell>
          <table:table-cell table:formula="of:=POWER([.C1770]-6.75;2)" office:value-type="float" office:value="0.00940380374862372" calcext:value-type="float">
            <text:p>0.0094038037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474927" calcext:value-type="float">
            <text:p>6.474927</text:p>
          </table:table-cell>
          <table:table-cell office:value-type="float" office:value="6.6532797658" calcext:value-type="float">
            <text:p>6.6532797658</text:p>
          </table:table-cell>
          <table:table-cell table:formula="of:=POWER([.C1771]-6.75;2)" office:value-type="float" office:value="0.00935480370370289" calcext:value-type="float">
            <text:p>0.0093548037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472819" calcext:value-type="float">
            <text:p>6.472819</text:p>
          </table:table-cell>
          <table:table-cell office:value-type="float" office:value="6.6535320514" calcext:value-type="float">
            <text:p>6.6535320514</text:p>
          </table:table-cell>
          <table:table-cell table:formula="of:=POWER([.C1772]-6.75;2)" office:value-type="float" office:value="0.00930606510709223" calcext:value-type="float">
            <text:p>0.0093060651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470572" calcext:value-type="float">
            <text:p>6.470572</text:p>
          </table:table-cell>
          <table:table-cell office:value-type="float" office:value="6.6537838065" calcext:value-type="float">
            <text:p>6.6537838065</text:p>
          </table:table-cell>
          <table:table-cell table:formula="of:=POWER([.C1773]-6.75;2)" office:value-type="float" office:value="0.00925755589162946" calcext:value-type="float">
            <text:p>0.0092575559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46819" calcext:value-type="float">
            <text:p>6.46819</text:p>
          </table:table-cell>
          <table:table-cell office:value-type="float" office:value="6.6540351947" calcext:value-type="float">
            <text:p>6.6540351947</text:p>
          </table:table-cell>
          <table:table-cell table:formula="of:=POWER([.C1774]-6.75;2)" office:value-type="float" office:value="0.00920924385626681" calcext:value-type="float">
            <text:p>0.0092092439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465674" calcext:value-type="float">
            <text:p>6.465674</text:p>
          </table:table-cell>
          <table:table-cell office:value-type="float" office:value="6.6542863728" calcext:value-type="float">
            <text:p>6.6542863728</text:p>
          </table:table-cell>
          <table:table-cell table:formula="of:=POWER([.C1775]-6.75;2)" office:value-type="float" office:value="0.00916109843178064" calcext:value-type="float">
            <text:p>0.0091610984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463026" calcext:value-type="float">
            <text:p>6.463026</text:p>
          </table:table-cell>
          <table:table-cell office:value-type="float" office:value="6.654537497" calcext:value-type="float">
            <text:p>6.654537497</text:p>
          </table:table-cell>
          <table:table-cell table:formula="of:=POWER([.C1776]-6.75;2)" office:value-type="float" office:value="0.00911308947902506" calcext:value-type="float">
            <text:p>0.0091130895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460251" calcext:value-type="float">
            <text:p>6.460251</text:p>
          </table:table-cell>
          <table:table-cell office:value-type="float" office:value="6.6547887192" calcext:value-type="float">
            <text:p>6.6547887192</text:p>
          </table:table-cell>
          <table:table-cell table:formula="of:=POWER([.C1777]-6.75;2)" office:value-type="float" office:value="0.00906518799157646" calcext:value-type="float">
            <text:p>0.009065188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457353" calcext:value-type="float">
            <text:p>6.457353</text:p>
          </table:table-cell>
          <table:table-cell office:value-type="float" office:value="6.6550401876" calcext:value-type="float">
            <text:p>6.6550401876</text:p>
          </table:table-cell>
          <table:table-cell table:formula="of:=POWER([.C1778]-6.75;2)" office:value-type="float" office:value="0.00901736597104318" calcext:value-type="float">
            <text:p>0.009017366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454335" calcext:value-type="float">
            <text:p>6.454335</text:p>
          </table:table-cell>
          <table:table-cell office:value-type="float" office:value="6.6552920418" calcext:value-type="float">
            <text:p>6.6552920418</text:p>
          </table:table-cell>
          <table:table-cell table:formula="of:=POWER([.C1779]-6.75;2)" office:value-type="float" office:value="0.00896959734641293" calcext:value-type="float">
            <text:p>0.0089695973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451202" calcext:value-type="float">
            <text:p>6.451202</text:p>
          </table:table-cell>
          <table:table-cell office:value-type="float" office:value="6.6555444182" calcext:value-type="float">
            <text:p>6.6555444182</text:p>
          </table:table-cell>
          <table:table-cell table:formula="of:=POWER([.C1780]-6.75;2)" office:value-type="float" office:value="0.00892185693317652" calcext:value-type="float">
            <text:p>0.0089218569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447959" calcext:value-type="float">
            <text:p>6.447959</text:p>
          </table:table-cell>
          <table:table-cell office:value-type="float" office:value="6.6557974456" calcext:value-type="float">
            <text:p>6.6557974456</text:p>
          </table:table-cell>
          <table:table-cell table:formula="of:=POWER([.C1781]-6.75;2)" office:value-type="float" office:value="0.00887412125548492" calcext:value-type="float">
            <text:p>0.0088741213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44461" calcext:value-type="float">
            <text:p>6.44461</text:p>
          </table:table-cell>
          <table:table-cell office:value-type="float" office:value="6.6560512473" calcext:value-type="float">
            <text:p>6.6560512473</text:p>
          </table:table-cell>
          <table:table-cell table:formula="of:=POWER([.C1782]-6.75;2)" office:value-type="float" office:value="0.0088263681338858" calcext:value-type="float">
            <text:p>0.0088263681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44116" calcext:value-type="float">
            <text:p>6.44116</text:p>
          </table:table-cell>
          <table:table-cell office:value-type="float" office:value="6.6563059403" calcext:value-type="float">
            <text:p>6.6563059403</text:p>
          </table:table-cell>
          <table:table-cell table:formula="of:=POWER([.C1783]-6.75;2)" office:value-type="float" office:value="0.00877857682306712" calcext:value-type="float">
            <text:p>0.0087785768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437612" calcext:value-type="float">
            <text:p>6.437612</text:p>
          </table:table-cell>
          <table:table-cell office:value-type="float" office:value="6.6565616344" calcext:value-type="float">
            <text:p>6.6565616344</text:p>
          </table:table-cell>
          <table:table-cell table:formula="of:=POWER([.C1784]-6.75;2)" office:value-type="float" office:value="0.00873072816599926" calcext:value-type="float">
            <text:p>0.0087307282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43397" calcext:value-type="float">
            <text:p>6.43397</text:p>
          </table:table-cell>
          <table:table-cell office:value-type="float" office:value="6.6568184337" calcext:value-type="float">
            <text:p>6.6568184337</text:p>
          </table:table-cell>
          <table:table-cell table:formula="of:=POWER([.C1785]-6.75;2)" office:value-type="float" office:value="0.00868280429812133" calcext:value-type="float">
            <text:p>0.0086828043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430236" calcext:value-type="float">
            <text:p>6.430236</text:p>
          </table:table-cell>
          <table:table-cell office:value-type="float" office:value="6.6570764373" calcext:value-type="float">
            <text:p>6.6570764373</text:p>
          </table:table-cell>
          <table:table-cell table:formula="of:=POWER([.C1786]-6.75;2)" office:value-type="float" office:value="0.00863478850486088" calcext:value-type="float">
            <text:p>0.0086347885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426411" calcext:value-type="float">
            <text:p>6.426411</text:p>
          </table:table-cell>
          <table:table-cell office:value-type="float" office:value="6.6573357395" calcext:value-type="float">
            <text:p>6.6573357395</text:p>
          </table:table-cell>
          <table:table-cell table:formula="of:=POWER([.C1787]-6.75;2)" office:value-type="float" office:value="0.00858666517401192" calcext:value-type="float">
            <text:p>0.0085866652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422496" calcext:value-type="float">
            <text:p>6.422496</text:p>
          </table:table-cell>
          <table:table-cell office:value-type="float" office:value="6.6575964337" calcext:value-type="float">
            <text:p>6.6575964337</text:p>
          </table:table-cell>
          <table:table-cell table:formula="of:=POWER([.C1788]-6.75;2)" office:value-type="float" office:value="0.00853841906495846" calcext:value-type="float">
            <text:p>0.0085384191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418487" calcext:value-type="float">
            <text:p>6.418487</text:p>
          </table:table-cell>
          <table:table-cell office:value-type="float" office:value="6.6578586081" calcext:value-type="float">
            <text:p>6.6578586081</text:p>
          </table:table-cell>
          <table:table-cell table:formula="of:=POWER([.C1789]-6.75;2)" office:value-type="float" office:value="0.00849003610126943" calcext:value-type="float">
            <text:p>0.0084900361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414382" calcext:value-type="float">
            <text:p>6.414382</text:p>
          </table:table-cell>
          <table:table-cell office:value-type="float" office:value="6.6581223572" calcext:value-type="float">
            <text:p>6.6581223572</text:p>
          </table:table-cell>
          <table:table-cell table:formula="of:=POWER([.C1790]-6.75;2)" office:value-type="float" office:value="0.00844150124648441" calcext:value-type="float">
            <text:p>0.0084415012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410172" calcext:value-type="float">
            <text:p>6.410172</text:p>
          </table:table-cell>
          <table:table-cell office:value-type="float" office:value="6.6583877742" calcext:value-type="float">
            <text:p>6.6583877742</text:p>
          </table:table-cell>
          <table:table-cell table:formula="of:=POWER([.C1791]-6.75;2)" office:value-type="float" office:value="0.00839279991603011" calcext:value-type="float">
            <text:p>0.0083927999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405847" calcext:value-type="float">
            <text:p>6.405847</text:p>
          </table:table-cell>
          <table:table-cell office:value-type="float" office:value="6.658654963" calcext:value-type="float">
            <text:p>6.658654963</text:p>
          </table:table-cell>
          <table:table-cell table:formula="of:=POWER([.C1792]-6.75;2)" office:value-type="float" office:value="0.00834391578453136" calcext:value-type="float">
            <text:p>0.0083439158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401393" calcext:value-type="float">
            <text:p>6.401393</text:p>
          </table:table-cell>
          <table:table-cell office:value-type="float" office:value="6.658924037" calcext:value-type="float">
            <text:p>6.658924037</text:p>
          </table:table-cell>
          <table:table-cell table:formula="of:=POWER([.C1793]-6.75;2)" office:value-type="float" office:value="0.00829483103637732" calcext:value-type="float">
            <text:p>0.008294831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396791" calcext:value-type="float">
            <text:p>6.396791</text:p>
          </table:table-cell>
          <table:table-cell office:value-type="float" office:value="6.6591951266" calcext:value-type="float">
            <text:p>6.6591951266</text:p>
          </table:table-cell>
          <table:table-cell table:formula="of:=POWER([.C1794]-6.75;2)" office:value-type="float" office:value="0.00824552503318998" calcext:value-type="float">
            <text:p>0.008245525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392015" calcext:value-type="float">
            <text:p>6.392015</text:p>
          </table:table-cell>
          <table:table-cell office:value-type="float" office:value="6.6594683823" calcext:value-type="float">
            <text:p>6.6594683823</text:p>
          </table:table-cell>
          <table:table-cell table:formula="of:=POWER([.C1795]-6.75;2)" office:value-type="float" office:value="0.00819597380337895" calcext:value-type="float">
            <text:p>0.0081959738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387033" calcext:value-type="float">
            <text:p>6.387033</text:p>
          </table:table-cell>
          <table:table-cell office:value-type="float" office:value="6.6597439845" calcext:value-type="float">
            <text:p>6.6597439845</text:p>
          </table:table-cell>
          <table:table-cell table:formula="of:=POWER([.C1796]-6.75;2)" office:value-type="float" office:value="0.00814614833393617" calcext:value-type="float">
            <text:p>0.0081461483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381802" calcext:value-type="float">
            <text:p>6.381802</text:p>
          </table:table-cell>
          <table:table-cell office:value-type="float" office:value="6.6600221517" calcext:value-type="float">
            <text:p>6.6600221517</text:p>
          </table:table-cell>
          <table:table-cell table:formula="of:=POWER([.C1797]-6.75;2)" office:value-type="float" office:value="0.00809601318469785" calcext:value-type="float">
            <text:p>0.0080960132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376269" calcext:value-type="float">
            <text:p>6.376269</text:p>
          </table:table-cell>
          <table:table-cell office:value-type="float" office:value="6.6603031541" calcext:value-type="float">
            <text:p>6.6603031541</text:p>
          </table:table-cell>
          <table:table-cell table:formula="of:=POWER([.C1798]-6.75;2)" office:value-type="float" office:value="0.00804552416440832" calcext:value-type="float">
            <text:p>0.0080455242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370364" calcext:value-type="float">
            <text:p>6.370364</text:p>
          </table:table-cell>
          <table:table-cell office:value-type="float" office:value="6.6605873226" calcext:value-type="float">
            <text:p>6.6605873226</text:p>
          </table:table-cell>
          <table:table-cell table:formula="of:=POWER([.C1799]-6.75;2)" office:value-type="float" office:value="0.00799462687983653" calcext:value-type="float">
            <text:p>0.0079946269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364001" calcext:value-type="float">
            <text:p>6.364001</text:p>
          </table:table-cell>
          <table:table-cell office:value-type="float" office:value="6.6608750741" calcext:value-type="float">
            <text:p>6.6608750741</text:p>
          </table:table-cell>
          <table:table-cell table:formula="of:=POWER([.C1800]-6.75;2)" office:value-type="float" office:value="0.00794325241668053" calcext:value-type="float">
            <text:p>0.0079432524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357065" calcext:value-type="float">
            <text:p>6.357065</text:p>
          </table:table-cell>
          <table:table-cell office:value-type="float" office:value="6.6611669259" calcext:value-type="float">
            <text:p>6.6611669259</text:p>
          </table:table-cell>
          <table:table-cell table:formula="of:=POWER([.C1801]-6.75;2)" office:value-type="float" office:value="0.0078913150540561" calcext:value-type="float">
            <text:p>0.0078913151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349408" calcext:value-type="float">
            <text:p>6.349408</text:p>
          </table:table-cell>
          <table:table-cell office:value-type="float" office:value="6.6614635352" calcext:value-type="float">
            <text:p>6.6614635352</text:p>
          </table:table-cell>
          <table:table-cell table:formula="of:=POWER([.C1802]-6.75;2)" office:value-type="float" office:value="0.0078387055992816" calcext:value-type="float">
            <text:p>0.0078387056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340837" calcext:value-type="float">
            <text:p>6.340837</text:p>
          </table:table-cell>
          <table:table-cell office:value-type="float" office:value="6.6617657372" calcext:value-type="float">
            <text:p>6.6617657372</text:p>
          </table:table-cell>
          <table:table-cell table:formula="of:=POWER([.C1803]-6.75;2)" office:value-type="float" office:value="0.00778528513185953" calcext:value-type="float">
            <text:p>0.0077852851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331089" calcext:value-type="float">
            <text:p>6.331089</text:p>
          </table:table-cell>
          <table:table-cell office:value-type="float" office:value="6.6620745962" calcext:value-type="float">
            <text:p>6.6620745962</text:p>
          </table:table-cell>
          <table:table-cell table:formula="of:=POWER([.C1804]-6.75;2)" office:value-type="float" office:value="0.00773087663339304" calcext:value-type="float">
            <text:p>0.0077308766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319807" calcext:value-type="float">
            <text:p>6.319807</text:p>
          </table:table-cell>
          <table:table-cell office:value-type="float" office:value="6.6623914946" calcext:value-type="float">
            <text:p>6.6623914946</text:p>
          </table:table-cell>
          <table:table-cell table:formula="of:=POWER([.C1805]-6.75;2)" office:value-type="float" office:value="0.0076752502184219" calcext:value-type="float">
            <text:p>0.0076752502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306493" calcext:value-type="float">
            <text:p>6.306493</text:p>
          </table:table-cell>
          <table:table-cell office:value-type="float" office:value="6.6627182425" calcext:value-type="float">
            <text:p>6.6627182425</text:p>
          </table:table-cell>
          <table:table-cell table:formula="of:=POWER([.C1806]-6.75;2)" office:value-type="float" office:value="0.00761810519228873" calcext:value-type="float">
            <text:p>0.0076181052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290423" calcext:value-type="float">
            <text:p>6.290423</text:p>
          </table:table-cell>
          <table:table-cell office:value-type="float" office:value="6.6630572473" calcext:value-type="float">
            <text:p>6.6630572473</text:p>
          </table:table-cell>
          <table:table-cell table:formula="of:=POWER([.C1807]-6.75;2)" office:value-type="float" office:value="0.00755904224705331" calcext:value-type="float">
            <text:p>0.0075590422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270518" calcext:value-type="float">
            <text:p>6.270518</text:p>
          </table:table-cell>
          <table:table-cell office:value-type="float" office:value="6.6634117849" calcext:value-type="float">
            <text:p>6.6634117849</text:p>
          </table:table-cell>
          <table:table-cell table:formula="of:=POWER([.C1808]-6.75;2)" office:value-type="float" office:value="0.00749751899420386" calcext:value-type="float">
            <text:p>0.007497519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245083" calcext:value-type="float">
            <text:p>6.245083</text:p>
          </table:table-cell>
          <table:table-cell office:value-type="float" office:value="6.6637864217" calcext:value-type="float">
            <text:p>6.6637864217</text:p>
          </table:table-cell>
          <table:table-cell table:formula="of:=POWER([.C1809]-6.75;2)" office:value-type="float" office:value="0.00743278108329019" calcext:value-type="float">
            <text:p>0.0074327811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211305" calcext:value-type="float">
            <text:p>6.211305</text:p>
          </table:table-cell>
          <table:table-cell office:value-type="float" office:value="6.6641877551" calcext:value-type="float">
            <text:p>6.6641877551</text:p>
          </table:table-cell>
          <table:table-cell table:formula="of:=POWER([.C1810]-6.75;2)" office:value-type="float" office:value="0.00736374137477751" calcext:value-type="float">
            <text:p>0.0073637414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164141" calcext:value-type="float">
            <text:p>6.164141</text:p>
          </table:table-cell>
          <table:table-cell office:value-type="float" office:value="6.6646257455" calcext:value-type="float">
            <text:p>6.6646257455</text:p>
          </table:table-cell>
          <table:table-cell table:formula="of:=POWER([.C1811]-6.75;2)" office:value-type="float" office:value="0.0072887633314307" calcext:value-type="float">
            <text:p>0.0072887633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093553" calcext:value-type="float">
            <text:p>6.093553</text:p>
          </table:table-cell>
          <table:table-cell office:value-type="float" office:value="6.6651163847" calcext:value-type="float">
            <text:p>6.6651163847</text:p>
          </table:table-cell>
          <table:table-cell table:formula="of:=POWER([.C1812]-6.75;2)" office:value-type="float" office:value="0.00720522814639837" calcext:value-type="float">
            <text:p>0.0072052281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5.976289" calcext:value-type="float">
            <text:p>5.976289</text:p>
          </table:table-cell>
          <table:table-cell office:value-type="float" office:value="6.6656876595" calcext:value-type="float">
            <text:p>6.6656876595</text:p>
          </table:table-cell>
          <table:table-cell table:formula="of:=POWER([.C1813]-6.75;2)" office:value-type="float" office:value="0.007108570760588" calcext:value-type="float">
            <text:p>0.0071085708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5.743293" calcext:value-type="float">
            <text:p>5.743293</text:p>
          </table:table-cell>
          <table:table-cell office:value-type="float" office:value="6.6663953429" calcext:value-type="float">
            <text:p>6.6663953429</text:p>
          </table:table-cell>
          <table:table-cell table:formula="of:=POWER([.C1814]-6.75;2)" office:value-type="float" office:value="0.00698973868880865" calcext:value-type="float">
            <text:p>0.0069897387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5.053969" calcext:value-type="float">
            <text:p>5.053969</text:p>
          </table:table-cell>
          <table:table-cell office:value-type="float" office:value="6.667377718" calcext:value-type="float">
            <text:p>6.667377718</text:p>
          </table:table-cell>
          <table:table-cell table:formula="of:=POWER([.C1815]-6.75;2)" office:value-type="float" office:value="0.00682644148288752" calcext:value-type="float">
            <text:p>0.0068264415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.053969" calcext:value-type="float">
            <text:p>5.053969</text:p>
          </table:table-cell>
          <table:table-cell office:value-type="float" office:value="6.6691799976" calcext:value-type="float">
            <text:p>6.6691799976</text:p>
          </table:table-cell>
          <table:table-cell table:formula="of:=POWER([.C1816]-6.75;2)" office:value-type="float" office:value="0.00653187278793606" calcext:value-type="float">
            <text:p>0.0065318728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8.004876" calcext:value-type="float">
            <text:p>8.004876</text:p>
          </table:table-cell>
          <table:table-cell office:value-type="float" office:value="6.6709786404" calcext:value-type="float">
            <text:p>6.6709786404</text:p>
          </table:table-cell>
          <table:table-cell table:formula="of:=POWER([.C1817]-6.75;2)" office:value-type="float" office:value="0.00624437527303258" calcext:value-type="float">
            <text:p>0.0062443753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7.204563" calcext:value-type="float">
            <text:p>7.204563</text:p>
          </table:table-cell>
          <table:table-cell office:value-type="float" office:value="6.6692481004" calcext:value-type="float">
            <text:p>6.6692481004</text:p>
          </table:table-cell>
          <table:table-cell table:formula="of:=POWER([.C1818]-6.75;2)" office:value-type="float" office:value="0.00652086928900849" calcext:value-type="float">
            <text:p>0.0065208693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951594" calcext:value-type="float">
            <text:p>6.951594</text:p>
          </table:table-cell>
          <table:table-cell office:value-type="float" office:value="6.6684701565" calcext:value-type="float">
            <text:p>6.6684701565</text:p>
          </table:table-cell>
          <table:table-cell table:formula="of:=POWER([.C1819]-6.75;2)" office:value-type="float" office:value="0.00664711538113453" calcext:value-type="float">
            <text:p>0.0066471154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827785" calcext:value-type="float">
            <text:p>6.827785</text:p>
          </table:table-cell>
          <table:table-cell office:value-type="float" office:value="6.667990914" calcext:value-type="float">
            <text:p>6.667990914</text:p>
          </table:table-cell>
          <table:table-cell table:formula="of:=POWER([.C1820]-6.75;2)" office:value-type="float" office:value="0.00672549018655543" calcext:value-type="float">
            <text:p>0.0067254902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754638" calcext:value-type="float">
            <text:p>6.754638</text:p>
          </table:table-cell>
          <table:table-cell office:value-type="float" office:value="6.6676561075" calcext:value-type="float">
            <text:p>6.6676561075</text:p>
          </table:table-cell>
          <table:table-cell table:formula="of:=POWER([.C1821]-6.75;2)" office:value-type="float" office:value="0.00678051663205155" calcext:value-type="float">
            <text:p>0.0067805166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706577" calcext:value-type="float">
            <text:p>6.706577</text:p>
          </table:table-cell>
          <table:table-cell office:value-type="float" office:value="6.6674052628" calcext:value-type="float">
            <text:p>6.6674052628</text:p>
          </table:table-cell>
          <table:table-cell table:formula="of:=POWER([.C1822]-6.75;2)" office:value-type="float" office:value="0.00682189061313706" calcext:value-type="float">
            <text:p>0.0068218906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672767" calcext:value-type="float">
            <text:p>6.672767</text:p>
          </table:table-cell>
          <table:table-cell office:value-type="float" office:value="6.6672084659" calcext:value-type="float">
            <text:p>6.6672084659</text:p>
          </table:table-cell>
          <table:table-cell table:formula="of:=POWER([.C1823]-6.75;2)" office:value-type="float" office:value="0.00685443811863147" calcext:value-type="float">
            <text:p>0.0068544381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647829" calcext:value-type="float">
            <text:p>6.647829</text:p>
          </table:table-cell>
          <table:table-cell office:value-type="float" office:value="6.6670487539" calcext:value-type="float">
            <text:p>6.6670487539</text:p>
          </table:table-cell>
          <table:table-cell table:formula="of:=POWER([.C1824]-6.75;2)" office:value-type="float" office:value="0.00688090922954283" calcext:value-type="float">
            <text:p>0.0068809092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628788" calcext:value-type="float">
            <text:p>6.628788</text:p>
          </table:table-cell>
          <table:table-cell office:value-type="float" office:value="6.6669155962" calcext:value-type="float">
            <text:p>6.6669155962</text:p>
          </table:table-cell>
          <table:table-cell table:formula="of:=POWER([.C1825]-6.75;2)" office:value-type="float" office:value="0.00690301815480146" calcext:value-type="float">
            <text:p>0.0069030182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613861" calcext:value-type="float">
            <text:p>6.613861</text:p>
          </table:table-cell>
          <table:table-cell office:value-type="float" office:value="6.6668020203" calcext:value-type="float">
            <text:p>6.6668020203</text:p>
          </table:table-cell>
          <table:table-cell table:formula="of:=POWER([.C1826]-6.75;2)" office:value-type="float" office:value="0.00692190382616154" calcext:value-type="float">
            <text:p>0.0069219038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601915" calcext:value-type="float">
            <text:p>6.601915</text:p>
          </table:table-cell>
          <table:table-cell office:value-type="float" office:value="6.66670319" calcext:value-type="float">
            <text:p>6.66670319</text:p>
          </table:table-cell>
          <table:table-cell table:formula="of:=POWER([.C1827]-6.75;2)" office:value-type="float" office:value="0.00693835855617614" calcext:value-type="float">
            <text:p>0.0069383586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592195" calcext:value-type="float">
            <text:p>6.592195</text:p>
          </table:table-cell>
          <table:table-cell office:value-type="float" office:value="6.6666156225" calcext:value-type="float">
            <text:p>6.6666156225</text:p>
          </table:table-cell>
          <table:table-cell table:formula="of:=POWER([.C1828]-6.75;2)" office:value-type="float" office:value="0.00695295441106248" calcext:value-type="float">
            <text:p>0.0069529544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584175" calcext:value-type="float">
            <text:p>6.584175</text:p>
          </table:table-cell>
          <table:table-cell office:value-type="float" office:value="6.6665367443" calcext:value-type="float">
            <text:p>6.6665367443</text:p>
          </table:table-cell>
          <table:table-cell table:formula="of:=POWER([.C1829]-6.75;2)" office:value-type="float" office:value="0.00696611505204357" calcext:value-type="float">
            <text:p>0.0069661151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577481" calcext:value-type="float">
            <text:p>6.577481</text:p>
          </table:table-cell>
          <table:table-cell office:value-type="float" office:value="6.6664646105" calcext:value-type="float">
            <text:p>6.6664646105</text:p>
          </table:table-cell>
          <table:table-cell table:formula="of:=POWER([.C1830]-6.75;2)" office:value-type="float" office:value="0.00697816129891666" calcext:value-type="float">
            <text:p>0.0069781613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571836" calcext:value-type="float">
            <text:p>6.571836</text:p>
          </table:table-cell>
          <table:table-cell office:value-type="float" office:value="6.666397724" calcext:value-type="float">
            <text:p>6.666397724</text:p>
          </table:table-cell>
          <table:table-cell table:formula="of:=POWER([.C1831]-6.75;2)" office:value-type="float" office:value="0.00698934055238013" calcext:value-type="float">
            <text:p>0.0069893406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567032" calcext:value-type="float">
            <text:p>6.567032</text:p>
          </table:table-cell>
          <table:table-cell office:value-type="float" office:value="6.6663349223" calcext:value-type="float">
            <text:p>6.6663349223</text:p>
          </table:table-cell>
          <table:table-cell table:formula="of:=POWER([.C1832]-6.75;2)" office:value-type="float" office:value="0.00699984522654705" calcext:value-type="float">
            <text:p>0.0069998452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562908" calcext:value-type="float">
            <text:p>6.562908</text:p>
          </table:table-cell>
          <table:table-cell office:value-type="float" office:value="6.6662752891" calcext:value-type="float">
            <text:p>6.6662752891</text:p>
          </table:table-cell>
          <table:table-cell table:formula="of:=POWER([.C1833]-6.75;2)" office:value-type="float" office:value="0.00700982721528863" calcext:value-type="float">
            <text:p>0.0070098272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55934" calcext:value-type="float">
            <text:p>6.55934</text:p>
          </table:table-cell>
          <table:table-cell office:value-type="float" office:value="6.6662181016" calcext:value-type="float">
            <text:p>6.6662181016</text:p>
          </table:table-cell>
          <table:table-cell table:formula="of:=POWER([.C1834]-6.75;2)" office:value-type="float" office:value="0.00701940649950789" calcext:value-type="float">
            <text:p>0.0070194065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556229" calcext:value-type="float">
            <text:p>6.556229</text:p>
          </table:table-cell>
          <table:table-cell office:value-type="float" office:value="6.6661627838" calcext:value-type="float">
            <text:p>6.6661627838</text:p>
          </table:table-cell>
          <table:table-cell table:formula="of:=POWER([.C1835]-6.75;2)" office:value-type="float" office:value="0.00702867882016555" calcext:value-type="float">
            <text:p>0.0070286788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553494" calcext:value-type="float">
            <text:p>6.553494</text:p>
          </table:table-cell>
          <table:table-cell office:value-type="float" office:value="6.6661088746" calcext:value-type="float">
            <text:p>6.6661088746</text:p>
          </table:table-cell>
          <table:table-cell table:formula="of:=POWER([.C1836]-6.75;2)" office:value-type="float" office:value="0.00703772092087854" calcext:value-type="float">
            <text:p>0.0070377209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551071" calcext:value-type="float">
            <text:p>6.551071</text:p>
          </table:table-cell>
          <table:table-cell office:value-type="float" office:value="6.6660560072" calcext:value-type="float">
            <text:p>6.6660560072</text:p>
          </table:table-cell>
          <table:table-cell table:formula="of:=POWER([.C1837]-6.75;2)" office:value-type="float" office:value="0.00704659392720647" calcext:value-type="float">
            <text:p>0.0070465939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548907" calcext:value-type="float">
            <text:p>6.548907</text:p>
          </table:table-cell>
          <table:table-cell office:value-type="float" office:value="6.6660038877" calcext:value-type="float">
            <text:p>6.6660038877</text:p>
          </table:table-cell>
          <table:table-cell table:formula="of:=POWER([.C1838]-6.75;2)" office:value-type="float" office:value="0.00705534688151412" calcext:value-type="float">
            <text:p>0.0070553469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546959" calcext:value-type="float">
            <text:p>6.546959</text:p>
          </table:table-cell>
          <table:table-cell office:value-type="float" office:value="6.6659522808" calcext:value-type="float">
            <text:p>6.6659522808</text:p>
          </table:table-cell>
          <table:table-cell table:formula="of:=POWER([.C1839]-6.75;2)" office:value-type="float" office:value="0.00706401910272205" calcext:value-type="float">
            <text:p>0.0070640191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54519" calcext:value-type="float">
            <text:p>6.54519</text:p>
          </table:table-cell>
          <table:table-cell office:value-type="float" office:value="6.6659009964" calcext:value-type="float">
            <text:p>6.6659009964</text:p>
          </table:table-cell>
          <table:table-cell table:formula="of:=POWER([.C1840]-6.75;2)" office:value-type="float" office:value="0.00707264240651289" calcext:value-type="float">
            <text:p>0.0070726424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54357" calcext:value-type="float">
            <text:p>6.54357</text:p>
          </table:table-cell>
          <table:table-cell office:value-type="float" office:value="6.6658498841" calcext:value-type="float">
            <text:p>6.6658498841</text:p>
          </table:table-cell>
          <table:table-cell table:formula="of:=POWER([.C1841]-6.75;2)" office:value-type="float" office:value="0.00708124200598343" calcext:value-type="float">
            <text:p>0.007081242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542073" calcext:value-type="float">
            <text:p>6.542073</text:p>
          </table:table-cell>
          <table:table-cell office:value-type="float" office:value="6.6657988208" calcext:value-type="float">
            <text:p>6.6657988208</text:p>
          </table:table-cell>
          <table:table-cell table:formula="of:=POWER([.C1842]-6.75;2)" office:value-type="float" office:value="0.0070898385786705" calcext:value-type="float">
            <text:p>0.0070898386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54068" calcext:value-type="float">
            <text:p>6.54068</text:p>
          </table:table-cell>
          <table:table-cell office:value-type="float" office:value="6.6657477085" calcext:value-type="float">
            <text:p>6.6657477085</text:p>
          </table:table-cell>
          <table:table-cell table:formula="of:=POWER([.C1843]-6.75;2)" office:value-type="float" office:value="0.00709844862300103" calcext:value-type="float">
            <text:p>0.0070984486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539372" calcext:value-type="float">
            <text:p>6.539372</text:p>
          </table:table-cell>
          <table:table-cell office:value-type="float" office:value="6.6656964624" calcext:value-type="float">
            <text:p>6.6656964624</text:p>
          </table:table-cell>
          <table:table-cell table:formula="of:=POWER([.C1844]-6.75;2)" office:value-type="float" office:value="0.00710708645187467" calcext:value-type="float">
            <text:p>0.0071070865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538135" calcext:value-type="float">
            <text:p>6.538135</text:p>
          </table:table-cell>
          <table:table-cell office:value-type="float" office:value="6.6656450131" calcext:value-type="float">
            <text:p>6.6656450131</text:p>
          </table:table-cell>
          <table:table-cell table:formula="of:=POWER([.C1845]-6.75;2)" office:value-type="float" office:value="0.00711576381489921" calcext:value-type="float">
            <text:p>0.0071157638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536957" calcext:value-type="float">
            <text:p>6.536957</text:p>
          </table:table-cell>
          <table:table-cell office:value-type="float" office:value="6.6655932975" calcext:value-type="float">
            <text:p>6.6655932975</text:p>
          </table:table-cell>
          <table:table-cell table:formula="of:=POWER([.C1846]-6.75;2)" office:value-type="float" office:value="0.00712449142692349" calcext:value-type="float">
            <text:p>0.0071244914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53583" calcext:value-type="float">
            <text:p>6.53583</text:p>
          </table:table-cell>
          <table:table-cell office:value-type="float" office:value="6.6655412569" calcext:value-type="float">
            <text:p>6.6655412569</text:p>
          </table:table-cell>
          <table:table-cell table:formula="of:=POWER([.C1847]-6.75;2)" office:value-type="float" office:value="0.00713327928603178" calcext:value-type="float">
            <text:p>0.0071332793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534744" calcext:value-type="float">
            <text:p>6.534744</text:p>
          </table:table-cell>
          <table:table-cell office:value-type="float" office:value="6.6654888351" calcext:value-type="float">
            <text:p>6.6654888351</text:p>
          </table:table-cell>
          <table:table-cell table:formula="of:=POWER([.C1848]-6.75;2)" office:value-type="float" office:value="0.00714213699275505" calcext:value-type="float">
            <text:p>0.007142137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533694" calcext:value-type="float">
            <text:p>6.533694</text:p>
          </table:table-cell>
          <table:table-cell office:value-type="float" office:value="6.6654359749" calcext:value-type="float">
            <text:p>6.6654359749</text:p>
          </table:table-cell>
          <table:table-cell table:formula="of:=POWER([.C1849]-6.75;2)" office:value-type="float" office:value="0.00715107434111338" calcext:value-type="float">
            <text:p>0.0071510743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532677" calcext:value-type="float">
            <text:p>6.532677</text:p>
          </table:table-cell>
          <table:table-cell office:value-type="float" office:value="6.6653826177" calcext:value-type="float">
            <text:p>6.6653826177</text:p>
          </table:table-cell>
          <table:table-cell table:formula="of:=POWER([.C1850]-6.75;2)" office:value-type="float" office:value="0.0071601013873044" calcext:value-type="float">
            <text:p>0.0071601014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531688" calcext:value-type="float">
            <text:p>6.531688</text:p>
          </table:table-cell>
          <table:table-cell office:value-type="float" office:value="6.6653286953" calcext:value-type="float">
            <text:p>6.6653286953</text:p>
          </table:table-cell>
          <table:table-cell table:formula="of:=POWER([.C1851]-6.75;2)" office:value-type="float" office:value="0.00716922983960018" calcext:value-type="float">
            <text:p>0.0071692298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530727" calcext:value-type="float">
            <text:p>6.530727</text:p>
          </table:table-cell>
          <table:table-cell office:value-type="float" office:value="6.6652741386" calcext:value-type="float">
            <text:p>6.6652741386</text:p>
          </table:table-cell>
          <table:table-cell table:formula="of:=POWER([.C1852]-6.75;2)" office:value-type="float" office:value="0.007178471589972" calcext:value-type="float">
            <text:p>0.0071784716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529792" calcext:value-type="float">
            <text:p>6.529792</text:p>
          </table:table-cell>
          <table:table-cell office:value-type="float" office:value="6.6652188662" calcext:value-type="float">
            <text:p>6.6652188662</text:p>
          </table:table-cell>
          <table:table-cell table:formula="of:=POWER([.C1853]-6.75;2)" office:value-type="float" office:value="0.0071878406484135" calcext:value-type="float">
            <text:p>0.0071878406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528884" calcext:value-type="float">
            <text:p>6.528884</text:p>
          </table:table-cell>
          <table:table-cell office:value-type="float" office:value="6.6651627921" calcext:value-type="float">
            <text:p>6.6651627921</text:p>
          </table:table-cell>
          <table:table-cell table:formula="of:=POWER([.C1854]-6.75;2)" office:value-type="float" office:value="0.00719735184426777" calcext:value-type="float">
            <text:p>0.0071973518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528004" calcext:value-type="float">
            <text:p>6.528004</text:p>
          </table:table-cell>
          <table:table-cell office:value-type="float" office:value="6.6651058172" calcext:value-type="float">
            <text:p>6.6651058172</text:p>
          </table:table-cell>
          <table:table-cell table:formula="of:=POWER([.C1855]-6.75;2)" office:value-type="float" office:value="0.00720702227327986" calcext:value-type="float">
            <text:p>0.0072070223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527154" calcext:value-type="float">
            <text:p>6.527154</text:p>
          </table:table-cell>
          <table:table-cell office:value-type="float" office:value="6.6650478339" calcext:value-type="float">
            <text:p>6.6650478339</text:p>
          </table:table-cell>
          <table:table-cell table:formula="of:=POWER([.C1856]-6.75;2)" office:value-type="float" office:value="0.00721687052508197" calcext:value-type="float">
            <text:p>0.0072168705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526337" calcext:value-type="float">
            <text:p>6.526337</text:p>
          </table:table-cell>
          <table:table-cell office:value-type="float" office:value="6.6649887228" calcext:value-type="float">
            <text:p>6.6649887228</text:p>
          </table:table-cell>
          <table:table-cell table:formula="of:=POWER([.C1857]-6.75;2)" office:value-type="float" office:value="0.00722691725117517" calcext:value-type="float">
            <text:p>0.0072269173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525555" calcext:value-type="float">
            <text:p>6.525555</text:p>
          </table:table-cell>
          <table:table-cell office:value-type="float" office:value="6.6649283548" calcext:value-type="float">
            <text:p>6.6649283548</text:p>
          </table:table-cell>
          <table:table-cell table:formula="of:=POWER([.C1858]-6.75;2)" office:value-type="float" office:value="0.00723718481703472" calcext:value-type="float">
            <text:p>0.0072371848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524814" calcext:value-type="float">
            <text:p>6.524814</text:p>
          </table:table-cell>
          <table:table-cell office:value-type="float" office:value="6.664866589" calcext:value-type="float">
            <text:p>6.664866589</text:p>
          </table:table-cell>
          <table:table-cell table:formula="of:=POWER([.C1859]-6.75;2)" office:value-type="float" office:value="0.00724769766849495" calcext:value-type="float">
            <text:p>0.0072476977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524116" calcext:value-type="float">
            <text:p>6.524116</text:p>
          </table:table-cell>
          <table:table-cell office:value-type="float" office:value="6.6648032736" calcext:value-type="float">
            <text:p>6.6648032736</text:p>
          </table:table-cell>
          <table:table-cell table:formula="of:=POWER([.C1860]-6.75;2)" office:value-type="float" office:value="0.00725848218927638" calcext:value-type="float">
            <text:p>0.0072584822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523467" calcext:value-type="float">
            <text:p>6.523467</text:p>
          </table:table-cell>
          <table:table-cell office:value-type="float" office:value="6.6647382461" calcext:value-type="float">
            <text:p>6.6647382461</text:p>
          </table:table-cell>
          <table:table-cell table:formula="of:=POWER([.C1861]-6.75;2)" office:value-type="float" office:value="0.00726956667810421" calcext:value-type="float">
            <text:p>0.0072695667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522873" calcext:value-type="float">
            <text:p>6.522873</text:p>
          </table:table-cell>
          <table:table-cell office:value-type="float" office:value="6.6646713333" calcext:value-type="float">
            <text:p>6.6646713333</text:p>
          </table:table-cell>
          <table:table-cell table:formula="of:=POWER([.C1862]-6.75;2)" office:value-type="float" office:value="0.00728098136079964" calcext:value-type="float">
            <text:p>0.0072809814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522337" calcext:value-type="float">
            <text:p>6.522337</text:p>
          </table:table-cell>
          <table:table-cell office:value-type="float" office:value="6.6646023501" calcext:value-type="float">
            <text:p>6.6646023501</text:p>
          </table:table-cell>
          <table:table-cell table:formula="of:=POWER([.C1863]-6.75;2)" office:value-type="float" office:value="0.00729275860844297" calcext:value-type="float">
            <text:p>0.0072927586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521866" calcext:value-type="float">
            <text:p>6.521866</text:p>
          </table:table-cell>
          <table:table-cell office:value-type="float" office:value="6.6645311039" calcext:value-type="float">
            <text:p>6.6645311039</text:p>
          </table:table-cell>
          <table:table-cell table:formula="of:=POWER([.C1864]-6.75;2)" office:value-type="float" office:value="0.00730493220055261" calcext:value-type="float">
            <text:p>0.0073049322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521466" calcext:value-type="float">
            <text:p>6.521466</text:p>
          </table:table-cell>
          <table:table-cell office:value-type="float" office:value="6.6644573919" calcext:value-type="float">
            <text:p>6.6644573919</text:p>
          </table:table-cell>
          <table:table-cell table:formula="of:=POWER([.C1865]-6.75;2)" office:value-type="float" office:value="0.00731753780055017" calcext:value-type="float">
            <text:p>0.0073175378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521141" calcext:value-type="float">
            <text:p>6.521141</text:p>
          </table:table-cell>
          <table:table-cell office:value-type="float" office:value="6.6643810012" calcext:value-type="float">
            <text:p>6.6643810012</text:p>
          </table:table-cell>
          <table:table-cell table:formula="of:=POWER([.C1866]-6.75;2)" office:value-type="float" office:value="0.00733061295551444" calcext:value-type="float">
            <text:p>0.007330613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520899" calcext:value-type="float">
            <text:p>6.520899</text:p>
          </table:table-cell>
          <table:table-cell office:value-type="float" office:value="6.6643017133" calcext:value-type="float">
            <text:p>6.6643017133</text:p>
          </table:table-cell>
          <table:table-cell table:formula="of:=POWER([.C1867]-6.75;2)" office:value-type="float" office:value="0.00734419634331532" calcext:value-type="float">
            <text:p>0.0073441963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520745" calcext:value-type="float">
            <text:p>6.520745</text:p>
          </table:table-cell>
          <table:table-cell office:value-type="float" office:value="6.6642192987" calcext:value-type="float">
            <text:p>6.6642192987</text:p>
          </table:table-cell>
          <table:table-cell table:formula="of:=POWER([.C1868]-6.75;2)" office:value-type="float" office:value="0.00735832871551983" calcext:value-type="float">
            <text:p>0.0073583287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520685" calcext:value-type="float">
            <text:p>6.520685</text:p>
          </table:table-cell>
          <table:table-cell office:value-type="float" office:value="6.6641335221" calcext:value-type="float">
            <text:p>6.6641335221</text:p>
          </table:table-cell>
          <table:table-cell table:formula="of:=POWER([.C1869]-6.75;2)" office:value-type="float" office:value="0.00737305202695115" calcext:value-type="float">
            <text:p>0.007373052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520723" calcext:value-type="float">
            <text:p>6.520723</text:p>
          </table:table-cell>
          <table:table-cell office:value-type="float" office:value="6.664044141" calcext:value-type="float">
            <text:p>6.664044141</text:p>
          </table:table-cell>
          <table:table-cell table:formula="of:=POWER([.C1870]-6.75;2)" office:value-type="float" office:value="0.00738840969642792" calcext:value-type="float">
            <text:p>0.0073884097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520867" calcext:value-type="float">
            <text:p>6.520867</text:p>
          </table:table-cell>
          <table:table-cell office:value-type="float" office:value="6.6639509092" calcext:value-type="float">
            <text:p>6.6639509092</text:p>
          </table:table-cell>
          <table:table-cell table:formula="of:=POWER([.C1871]-6.75;2)" office:value-type="float" office:value="0.00740444602750657" calcext:value-type="float">
            <text:p>0.007404446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52112" calcext:value-type="float">
            <text:p>6.52112</text:p>
          </table:table-cell>
          <table:table-cell office:value-type="float" office:value="6.6638535723" calcext:value-type="float">
            <text:p>6.6638535723</text:p>
          </table:table-cell>
          <table:table-cell table:formula="of:=POWER([.C1872]-6.75;2)" office:value-type="float" office:value="0.00742120700547135" calcext:value-type="float">
            <text:p>0.007421207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521488" calcext:value-type="float">
            <text:p>6.521488</text:p>
          </table:table-cell>
          <table:table-cell office:value-type="float" office:value="6.6637518722" calcext:value-type="float">
            <text:p>6.6637518722</text:p>
          </table:table-cell>
          <table:table-cell table:formula="of:=POWER([.C1873]-6.75;2)" office:value-type="float" office:value="0.00743873954900517" calcext:value-type="float">
            <text:p>0.0074387395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521974" calcext:value-type="float">
            <text:p>6.521974</text:p>
          </table:table-cell>
          <table:table-cell office:value-type="float" office:value="6.663645546" calcext:value-type="float">
            <text:p>6.663645546</text:p>
          </table:table-cell>
          <table:table-cell table:formula="of:=POWER([.C1874]-6.75;2)" office:value-type="float" office:value="0.00745709172563817" calcext:value-type="float">
            <text:p>0.0074570917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522584" calcext:value-type="float">
            <text:p>6.522584</text:p>
          </table:table-cell>
          <table:table-cell office:value-type="float" office:value="6.6635343274" calcext:value-type="float">
            <text:p>6.6635343274</text:p>
          </table:table-cell>
          <table:table-cell table:formula="of:=POWER([.C1875]-6.75;2)" office:value-type="float" office:value="0.00747631253817042" calcext:value-type="float">
            <text:p>0.0074763125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523321" calcext:value-type="float">
            <text:p>6.523321</text:p>
          </table:table-cell>
          <table:table-cell office:value-type="float" office:value="6.6634179427" calcext:value-type="float">
            <text:p>6.6634179427</text:p>
          </table:table-cell>
          <table:table-cell table:formula="of:=POWER([.C1876]-6.75;2)" office:value-type="float" office:value="0.00749645264630052" calcext:value-type="float">
            <text:p>0.0074964526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524188" calcext:value-type="float">
            <text:p>6.524188</text:p>
          </table:table-cell>
          <table:table-cell office:value-type="float" office:value="6.6632961159" calcext:value-type="float">
            <text:p>6.6632961159</text:p>
          </table:table-cell>
          <table:table-cell table:formula="of:=POWER([.C1877]-6.75;2)" office:value-type="float" office:value="0.00751756351802628" calcext:value-type="float">
            <text:p>0.0075175635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525188" calcext:value-type="float">
            <text:p>6.525188</text:p>
          </table:table-cell>
          <table:table-cell office:value-type="float" office:value="6.6631685663" calcext:value-type="float">
            <text:p>6.6631685663</text:p>
          </table:table-cell>
          <table:table-cell table:formula="of:=POWER([.C1878]-6.75;2)" office:value-type="float" office:value="0.00753969787839758" calcext:value-type="float">
            <text:p>0.0075396979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526322" calcext:value-type="float">
            <text:p>6.526322</text:p>
          </table:table-cell>
          <table:table-cell office:value-type="float" office:value="6.663035006" calcext:value-type="float">
            <text:p>6.663035006</text:p>
          </table:table-cell>
          <table:table-cell table:formula="of:=POWER([.C1879]-6.75;2)" office:value-type="float" office:value="0.00756291018141998" calcext:value-type="float">
            <text:p>0.0075629102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527592" calcext:value-type="float">
            <text:p>6.527592</text:p>
          </table:table-cell>
          <table:table-cell office:value-type="float" office:value="6.6628951446" calcext:value-type="float">
            <text:p>6.6628951446</text:p>
          </table:table-cell>
          <table:table-cell table:formula="of:=POWER([.C1880]-6.75;2)" office:value-type="float" office:value="0.00758725583425487" calcext:value-type="float">
            <text:p>0.0075872558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528999" calcext:value-type="float">
            <text:p>6.528999</text:p>
          </table:table-cell>
          <table:table-cell office:value-type="float" office:value="6.6627486822" calcext:value-type="float">
            <text:p>6.6627486822</text:p>
          </table:table-cell>
          <table:table-cell table:formula="of:=POWER([.C1881]-6.75;2)" office:value-type="float" office:value="0.00761279245783657" calcext:value-type="float">
            <text:p>0.0076127925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530543" calcext:value-type="float">
            <text:p>6.530543</text:p>
          </table:table-cell>
          <table:table-cell office:value-type="float" office:value="6.662595313" calcext:value-type="float">
            <text:p>6.662595313</text:p>
          </table:table-cell>
          <table:table-cell table:formula="of:=POWER([.C1882]-6.75;2)" office:value-type="float" office:value="0.00763957930956801" calcext:value-type="float">
            <text:p>0.0076395793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532224" calcext:value-type="float">
            <text:p>6.532224</text:p>
          </table:table-cell>
          <table:table-cell office:value-type="float" office:value="6.6624347192" calcext:value-type="float">
            <text:p>6.6624347192</text:p>
          </table:table-cell>
          <table:table-cell table:formula="of:=POWER([.C1883]-6.75;2)" office:value-type="float" office:value="0.00766767840158282" calcext:value-type="float">
            <text:p>0.0076676784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534039" calcext:value-type="float">
            <text:p>6.534039</text:p>
          </table:table-cell>
          <table:table-cell office:value-type="float" office:value="6.6622665711" calcext:value-type="float">
            <text:p>6.6622665711</text:p>
          </table:table-cell>
          <table:table-cell table:formula="of:=POWER([.C1884]-6.75;2)" office:value-type="float" office:value="0.00769715454655136" calcext:value-type="float">
            <text:p>0.0076971545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535988" calcext:value-type="float">
            <text:p>6.535988</text:p>
          </table:table-cell>
          <table:table-cell office:value-type="float" office:value="6.6620905269" calcext:value-type="float">
            <text:p>6.6620905269</text:p>
          </table:table-cell>
          <table:table-cell table:formula="of:=POWER([.C1885]-6.75;2)" office:value-type="float" office:value="0.0077280754607196" calcext:value-type="float">
            <text:p>0.0077280755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538068" calcext:value-type="float">
            <text:p>6.538068</text:p>
          </table:table-cell>
          <table:table-cell office:value-type="float" office:value="6.6619062234" calcext:value-type="float">
            <text:p>6.6619062234</text:p>
          </table:table-cell>
          <table:table-cell table:formula="of:=POWER([.C1886]-6.75;2)" office:value-type="float" office:value="0.00776051347565072" calcext:value-type="float">
            <text:p>0.0077605135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540275" calcext:value-type="float">
            <text:p>6.540275</text:p>
          </table:table-cell>
          <table:table-cell office:value-type="float" office:value="6.6617132748" calcext:value-type="float">
            <text:p>6.6617132748</text:p>
          </table:table-cell>
          <table:table-cell table:formula="of:=POWER([.C1887]-6.75;2)" office:value-type="float" office:value="0.00779454584654026" calcext:value-type="float">
            <text:p>0.0077945458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542606" calcext:value-type="float">
            <text:p>6.542606</text:p>
          </table:table-cell>
          <table:table-cell office:value-type="float" office:value="6.6615112688" calcext:value-type="float">
            <text:p>6.6615112688</text:p>
          </table:table-cell>
          <table:table-cell table:formula="of:=POWER([.C1888]-6.75;2)" office:value-type="float" office:value="0.00783025554938585" calcext:value-type="float">
            <text:p>0.0078302555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545054" calcext:value-type="float">
            <text:p>6.545054</text:p>
          </table:table-cell>
          <table:table-cell office:value-type="float" office:value="6.6612997563" calcext:value-type="float">
            <text:p>6.6612997563</text:p>
          </table:table-cell>
          <table:table-cell table:formula="of:=POWER([.C1889]-6.75;2)" office:value-type="float" office:value="0.00786773323243938" calcext:value-type="float">
            <text:p>0.0078677332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547617" calcext:value-type="float">
            <text:p>6.547617</text:p>
          </table:table-cell>
          <table:table-cell office:value-type="float" office:value="6.6610782473" calcext:value-type="float">
            <text:p>6.6610782473</text:p>
          </table:table-cell>
          <table:table-cell table:formula="of:=POWER([.C1890]-6.75;2)" office:value-type="float" office:value="0.00790707810323998" calcext:value-type="float">
            <text:p>0.0079070781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550286" calcext:value-type="float">
            <text:p>6.550286</text:p>
          </table:table-cell>
          <table:table-cell office:value-type="float" office:value="6.6608461947" calcext:value-type="float">
            <text:p>6.6608461947</text:p>
          </table:table-cell>
          <table:table-cell table:formula="of:=POWER([.C1891]-6.75;2)" office:value-type="float" office:value="0.00794840099947024" calcext:value-type="float">
            <text:p>0.007948401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553056" calcext:value-type="float">
            <text:p>6.553056</text:p>
          </table:table-cell>
          <table:table-cell office:value-type="float" office:value="6.6606029892" calcext:value-type="float">
            <text:p>6.6606029892</text:p>
          </table:table-cell>
          <table:table-cell table:formula="of:=POWER([.C1892]-6.75;2)" office:value-type="float" office:value="0.00799182553997531" calcext:value-type="float">
            <text:p>0.0079918255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555919" calcext:value-type="float">
            <text:p>6.555919</text:p>
          </table:table-cell>
          <table:table-cell office:value-type="float" office:value="6.6603479343" calcext:value-type="float">
            <text:p>6.6603479343</text:p>
          </table:table-cell>
          <table:table-cell table:formula="of:=POWER([.C1893]-6.75;2)" office:value-type="float" office:value="0.00803749288427715" calcext:value-type="float">
            <text:p>0.0080374929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558868" calcext:value-type="float">
            <text:p>6.558868</text:p>
          </table:table-cell>
          <table:table-cell office:value-type="float" office:value="6.6600802294" calcext:value-type="float">
            <text:p>6.6600802294</text:p>
          </table:table-cell>
          <table:table-cell table:formula="of:=POWER([.C1894]-6.75;2)" office:value-type="float" office:value="0.00808556514475661" calcext:value-type="float">
            <text:p>0.0080855651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561895" calcext:value-type="float">
            <text:p>6.561895</text:p>
          </table:table-cell>
          <table:table-cell office:value-type="float" office:value="6.6597989403" calcext:value-type="float">
            <text:p>6.6597989403</text:p>
          </table:table-cell>
          <table:table-cell table:formula="of:=POWER([.C1895]-6.75;2)" office:value-type="float" office:value="0.00813623117100297" calcext:value-type="float">
            <text:p>0.0081362312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564991" calcext:value-type="float">
            <text:p>6.564991</text:p>
          </table:table-cell>
          <table:table-cell office:value-type="float" office:value="6.659502963" calcext:value-type="float">
            <text:p>6.659502963</text:p>
          </table:table-cell>
          <table:table-cell table:formula="of:=POWER([.C1896]-6.75;2)" office:value-type="float" office:value="0.00818971370577945" calcext:value-type="float">
            <text:p>0.0081897137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568146" calcext:value-type="float">
            <text:p>6.568146</text:p>
          </table:table-cell>
          <table:table-cell office:value-type="float" office:value="6.6591909737" calcext:value-type="float">
            <text:p>6.6591909737</text:p>
          </table:table-cell>
          <table:table-cell table:formula="of:=POWER([.C1897]-6.75;2)" office:value-type="float" office:value="0.00824627925755403" calcext:value-type="float">
            <text:p>0.0082462793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571352" calcext:value-type="float">
            <text:p>6.571352</text:p>
          </table:table-cell>
          <table:table-cell office:value-type="float" office:value="6.6588613644" calcext:value-type="float">
            <text:p>6.6588613644</text:p>
          </table:table-cell>
          <table:table-cell table:formula="of:=POWER([.C1898]-6.75;2)" office:value-type="float" office:value="0.00830625089902961" calcext:value-type="float">
            <text:p>0.0083062509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574599" calcext:value-type="float">
            <text:p>6.574599</text:p>
          </table:table-cell>
          <table:table-cell office:value-type="float" office:value="6.6585121434" calcext:value-type="float">
            <text:p>6.6585121434</text:p>
          </table:table-cell>
          <table:table-cell table:formula="of:=POWER([.C1899]-6.75;2)" office:value-type="float" office:value="0.00837002790526211" calcext:value-type="float">
            <text:p>0.0083700279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577877" calcext:value-type="float">
            <text:p>6.577877</text:p>
          </table:table-cell>
          <table:table-cell office:value-type="float" office:value="6.6581408076" calcext:value-type="float">
            <text:p>6.6581408076</text:p>
          </table:table-cell>
          <table:table-cell table:formula="of:=POWER([.C1900]-6.75;2)" office:value-type="float" office:value="0.00843811122838027" calcext:value-type="float">
            <text:p>0.0084381112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581177" calcext:value-type="float">
            <text:p>6.581177</text:p>
          </table:table-cell>
          <table:table-cell office:value-type="float" office:value="6.6577441434" calcext:value-type="float">
            <text:p>6.6577441434</text:p>
          </table:table-cell>
          <table:table-cell table:formula="of:=POWER([.C1901]-6.75;2)" office:value-type="float" office:value="0.00851114307699969" calcext:value-type="float">
            <text:p>0.0085111431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584488" calcext:value-type="float">
            <text:p>6.584488</text:p>
          </table:table-cell>
          <table:table-cell office:value-type="float" office:value="6.6573179307" calcext:value-type="float">
            <text:p>6.6573179307</text:p>
          </table:table-cell>
          <table:table-cell table:formula="of:=POWER([.C1902]-6.75;2)" office:value-type="float" office:value="0.00858996596973006" calcext:value-type="float">
            <text:p>0.008589966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587801" calcext:value-type="float">
            <text:p>6.587801</text:p>
          </table:table-cell>
          <table:table-cell office:value-type="float" office:value="6.6568564779" calcext:value-type="float">
            <text:p>6.6568564779</text:p>
          </table:table-cell>
          <table:table-cell table:formula="of:=POWER([.C1903]-6.75;2)" office:value-type="float" office:value="0.00867571570919321" calcext:value-type="float">
            <text:p>0.0086757157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591106" calcext:value-type="float">
            <text:p>6.591106</text:p>
          </table:table-cell>
          <table:table-cell office:value-type="float" office:value="6.6563518519" calcext:value-type="float">
            <text:p>6.6563518519</text:p>
          </table:table-cell>
          <table:table-cell table:formula="of:=POWER([.C1904]-6.75;2)" office:value-type="float" office:value="0.00876997564255949" calcext:value-type="float">
            <text:p>0.0087699756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594393" calcext:value-type="float">
            <text:p>6.594393</text:p>
          </table:table-cell>
          <table:table-cell office:value-type="float" office:value="6.6557925352" calcext:value-type="float">
            <text:p>6.6557925352</text:p>
          </table:table-cell>
          <table:table-cell table:formula="of:=POWER([.C1905]-6.75;2)" office:value-type="float" office:value="0.00887504642404327" calcext:value-type="float">
            <text:p>0.0088750464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597653" calcext:value-type="float">
            <text:p>6.597653</text:p>
          </table:table-cell>
          <table:table-cell office:value-type="float" office:value="6.6551609092" calcext:value-type="float">
            <text:p>6.6551609092</text:p>
          </table:table-cell>
          <table:table-cell table:formula="of:=POWER([.C1906]-6.75;2)" office:value-type="float" office:value="0.00899445314377062" calcext:value-type="float">
            <text:p>0.0089944531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600876" calcext:value-type="float">
            <text:p>6.600876</text:p>
          </table:table-cell>
          <table:table-cell office:value-type="float" office:value="6.6544280418" calcext:value-type="float">
            <text:p>6.6544280418</text:p>
          </table:table-cell>
          <table:table-cell table:formula="of:=POWER([.C1907]-6.75;2)" office:value-type="float" office:value="0.00913399919418252" calcext:value-type="float">
            <text:p>0.0091339992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604054" calcext:value-type="float">
            <text:p>6.604054</text:p>
          </table:table-cell>
          <table:table-cell office:value-type="float" office:value="6.6535414277" calcext:value-type="float">
            <text:p>6.6535414277</text:p>
          </table:table-cell>
          <table:table-cell table:formula="of:=POWER([.C1908]-6.75;2)" office:value-type="float" office:value="0.00930425617015424" calcext:value-type="float">
            <text:p>0.0093042562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607179" calcext:value-type="float">
            <text:p>6.607179</text:p>
          </table:table-cell>
          <table:table-cell office:value-type="float" office:value="6.6523898017" calcext:value-type="float">
            <text:p>6.6523898017</text:p>
          </table:table-cell>
          <table:table-cell table:formula="of:=POWER([.C1909]-6.75;2)" office:value-type="float" office:value="0.00952775081216531" calcext:value-type="float">
            <text:p>0.0095277508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610243" calcext:value-type="float">
            <text:p>6.610243</text:p>
          </table:table-cell>
          <table:table-cell office:value-type="float" office:value="6.6506618996" calcext:value-type="float">
            <text:p>6.6506618996</text:p>
          </table:table-cell>
          <table:table-cell table:formula="of:=POWER([.C1910]-6.75;2)" office:value-type="float" office:value="0.00986805819108044" calcext:value-type="float">
            <text:p>0.0098680582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613238" calcext:value-type="float">
            <text:p>6.613238</text:p>
          </table:table-cell>
          <table:table-cell office:value-type="float" office:value="6.6465075149" calcext:value-type="float">
            <text:p>6.6465075149</text:p>
          </table:table-cell>
          <table:table-cell table:formula="of:=POWER([.C1911]-6.75;2)" office:value-type="float" office:value="0.0107106944721738" calcext:value-type="float">
            <text:p>0.0107106945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616159" calcext:value-type="float">
            <text:p>6.616159</text:p>
          </table:table-cell>
          <table:table-cell office:value-type="float" office:value="6.6592011434" calcext:value-type="float">
            <text:p>6.6592011434</text:p>
          </table:table-cell>
          <table:table-cell table:formula="of:=POWER([.C1912]-6.75;2)" office:value-type="float" office:value="0.0082444323598674" calcext:value-type="float">
            <text:p>0.0082444324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618998" calcext:value-type="float">
            <text:p>6.618998</text:p>
          </table:table-cell>
          <table:table-cell office:value-type="float" office:value="6.661080006" calcext:value-type="float">
            <text:p>6.661080006</text:p>
          </table:table-cell>
          <table:table-cell table:formula="of:=POWER([.C1913]-6.75;2)" office:value-type="float" office:value="0.00790676533296009" calcext:value-type="float">
            <text:p>0.0079067653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621751" calcext:value-type="float">
            <text:p>6.621751</text:p>
          </table:table-cell>
          <table:table-cell office:value-type="float" office:value="6.662032503" calcext:value-type="float">
            <text:p>6.662032503</text:p>
          </table:table-cell>
          <table:table-cell table:formula="of:=POWER([.C1914]-6.75;2)" office:value-type="float" office:value="0.00773828052844504" calcext:value-type="float">
            <text:p>0.0077382805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624413" calcext:value-type="float">
            <text:p>6.624413</text:p>
          </table:table-cell>
          <table:table-cell office:value-type="float" office:value="6.6626281553" calcext:value-type="float">
            <text:p>6.6626281553</text:p>
          </table:table-cell>
          <table:table-cell table:formula="of:=POWER([.C1915]-6.75;2)" office:value-type="float" office:value="0.00763383924628089" calcext:value-type="float">
            <text:p>0.0076338392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62698" calcext:value-type="float">
            <text:p>6.62698</text:p>
          </table:table-cell>
          <table:table-cell office:value-type="float" office:value="6.6630334313" calcext:value-type="float">
            <text:p>6.6630334313</text:p>
          </table:table-cell>
          <table:table-cell table:formula="of:=POWER([.C1916]-6.75;2)" office:value-type="float" office:value="0.00756318407145187" calcext:value-type="float">
            <text:p>0.0075631841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629449" calcext:value-type="float">
            <text:p>6.629449</text:p>
          </table:table-cell>
          <table:table-cell office:value-type="float" office:value="6.6633197575" calcext:value-type="float">
            <text:p>6.6633197575</text:p>
          </table:table-cell>
          <table:table-cell table:formula="of:=POWER([.C1917]-6.75;2)" office:value-type="float" office:value="0.0075134644398588" calcext:value-type="float">
            <text:p>0.0075134644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631819" calcext:value-type="float">
            <text:p>6.631819</text:p>
          </table:table-cell>
          <table:table-cell office:value-type="float" office:value="6.6635243751" calcext:value-type="float">
            <text:p>6.6635243751</text:p>
          </table:table-cell>
          <table:table-cell table:formula="of:=POWER([.C1918]-6.75;2)" office:value-type="float" office:value="0.00747803370184555" calcext:value-type="float">
            <text:p>0.0074780337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634088" calcext:value-type="float">
            <text:p>6.634088</text:p>
          </table:table-cell>
          <table:table-cell office:value-type="float" office:value="6.6636691876" calcext:value-type="float">
            <text:p>6.6636691876</text:p>
          </table:table-cell>
          <table:table-cell table:formula="of:=POWER([.C1919]-6.75;2)" office:value-type="float" office:value="0.00745300916964399" calcext:value-type="float">
            <text:p>0.0074530092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636255" calcext:value-type="float">
            <text:p>6.636255</text:p>
          </table:table-cell>
          <table:table-cell office:value-type="float" office:value="6.6637681912" calcext:value-type="float">
            <text:p>6.6637681912</text:p>
          </table:table-cell>
          <table:table-cell table:formula="of:=POWER([.C1920]-6.75;2)" office:value-type="float" office:value="0.00743592484891976" calcext:value-type="float">
            <text:p>0.0074359248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63832" calcext:value-type="float">
            <text:p>6.63832</text:p>
          </table:table-cell>
          <table:table-cell office:value-type="float" office:value="6.6638308865" calcext:value-type="float">
            <text:p>6.6638308865</text:p>
          </table:table-cell>
          <table:table-cell table:formula="of:=POWER([.C1921]-6.75;2)" office:value-type="float" office:value="0.00742511612137596" calcext:value-type="float">
            <text:p>0.0074251161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640285" calcext:value-type="float">
            <text:p>6.640285</text:p>
          </table:table-cell>
          <table:table-cell office:value-type="float" office:value="6.6638640311" calcext:value-type="float">
            <text:p>6.6638640311</text:p>
          </table:table-cell>
          <table:table-cell table:formula="of:=POWER([.C1922]-6.75;2)" office:value-type="float" office:value="0.00741940513834174" calcext:value-type="float">
            <text:p>0.0074194051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642152" calcext:value-type="float">
            <text:p>6.642152</text:p>
          </table:table-cell>
          <table:table-cell office:value-type="float" office:value="6.6638726081" calcext:value-type="float">
            <text:p>6.6638726081</text:p>
          </table:table-cell>
          <table:table-cell table:formula="of:=POWER([.C1923]-6.75;2)" office:value-type="float" office:value="0.00741792763549616" calcext:value-type="float">
            <text:p>0.0074179276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643924" calcext:value-type="float">
            <text:p>6.643924</text:p>
          </table:table-cell>
          <table:table-cell office:value-type="float" office:value="6.6638604074" calcext:value-type="float">
            <text:p>6.6638604074</text:p>
          </table:table-cell>
          <table:table-cell table:formula="of:=POWER([.C1924]-6.75;2)" office:value-type="float" office:value="0.00742002941329404" calcext:value-type="float">
            <text:p>0.0074200294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645603" calcext:value-type="float">
            <text:p>6.645603</text:p>
          </table:table-cell>
          <table:table-cell office:value-type="float" office:value="6.6638303811" calcext:value-type="float">
            <text:p>6.6638303811</text:p>
          </table:table-cell>
          <table:table-cell table:formula="of:=POWER([.C1925]-6.75;2)" office:value-type="float" office:value="0.00742520322137117" calcext:value-type="float">
            <text:p>0.0074252032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647195" calcext:value-type="float">
            <text:p>6.647195</text:p>
          </table:table-cell>
          <table:table-cell office:value-type="float" office:value="6.6637848781" calcext:value-type="float">
            <text:p>6.6637848781</text:p>
          </table:table-cell>
          <table:table-cell table:formula="of:=POWER([.C1926]-6.75;2)" office:value-type="float" office:value="0.00743304724423194" calcext:value-type="float">
            <text:p>0.0074330472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648704" calcext:value-type="float">
            <text:p>6.648704</text:p>
          </table:table-cell>
          <table:table-cell office:value-type="float" office:value="6.6637257993" calcext:value-type="float">
            <text:p>6.6637257993</text:p>
          </table:table-cell>
          <table:table-cell table:formula="of:=POWER([.C1927]-6.75;2)" office:value-type="float" office:value="0.0074432377064239" calcext:value-type="float">
            <text:p>0.0074432377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650137" calcext:value-type="float">
            <text:p>6.650137</text:p>
          </table:table-cell>
          <table:table-cell office:value-type="float" office:value="6.6636547061" calcext:value-type="float">
            <text:p>6.6636547061</text:p>
          </table:table-cell>
          <table:table-cell table:formula="of:=POWER([.C1928]-6.75;2)" office:value-type="float" office:value="0.00745550977867738" calcext:value-type="float">
            <text:p>0.0074555098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651498" calcext:value-type="float">
            <text:p>6.651498</text:p>
          </table:table-cell>
          <table:table-cell office:value-type="float" office:value="6.6635728984" calcext:value-type="float">
            <text:p>6.6635728984</text:p>
          </table:table-cell>
          <table:table-cell table:formula="of:=POWER([.C1929]-6.75;2)" office:value-type="float" office:value="0.00746964389097672" calcext:value-type="float">
            <text:p>0.0074696439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652795" calcext:value-type="float">
            <text:p>6.652795</text:p>
          </table:table-cell>
          <table:table-cell office:value-type="float" office:value="6.6634814707" calcext:value-type="float">
            <text:p>6.6634814707</text:p>
          </table:table-cell>
          <table:table-cell table:formula="of:=POWER([.C1930]-6.75;2)" office:value-type="float" office:value="0.00748545591223498" calcext:value-type="float">
            <text:p>0.0074854559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654036" calcext:value-type="float">
            <text:p>6.654036</text:p>
          </table:table-cell>
          <table:table-cell office:value-type="float" office:value="6.6633813524" calcext:value-type="float">
            <text:p>6.6633813524</text:p>
          </table:table-cell>
          <table:table-cell table:formula="of:=POWER([.C1931]-6.75;2)" office:value-type="float" office:value="0.00750279011205297" calcext:value-type="float">
            <text:p>0.0075027901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655228" calcext:value-type="float">
            <text:p>6.655228</text:p>
          </table:table-cell>
          <table:table-cell office:value-type="float" office:value="6.6632733381" calcext:value-type="float">
            <text:p>6.6632733381</text:p>
          </table:table-cell>
          <table:table-cell table:formula="of:=POWER([.C1932]-6.75;2)" office:value-type="float" office:value="0.00752151388431695" calcext:value-type="float">
            <text:p>0.0075215139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656379" calcext:value-type="float">
            <text:p>6.656379</text:p>
          </table:table-cell>
          <table:table-cell office:value-type="float" office:value="6.6631581135" calcext:value-type="float">
            <text:p>6.6631581135</text:p>
          </table:table-cell>
          <table:table-cell table:formula="of:=POWER([.C1933]-6.75;2)" office:value-type="float" office:value="0.00754151325087892" calcext:value-type="float">
            <text:p>0.0075415133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657497" calcext:value-type="float">
            <text:p>6.657497</text:p>
          </table:table-cell>
          <table:table-cell office:value-type="float" office:value="6.6630362724" calcext:value-type="float">
            <text:p>6.6630362724</text:p>
          </table:table-cell>
          <table:table-cell table:formula="of:=POWER([.C1934]-6.75;2)" office:value-type="float" office:value="0.00756268991808695" calcext:value-type="float">
            <text:p>0.0075626899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658592" calcext:value-type="float">
            <text:p>6.658592</text:p>
          </table:table-cell>
          <table:table-cell office:value-type="float" office:value="6.6629083333" calcext:value-type="float">
            <text:p>6.6629083333</text:p>
          </table:table-cell>
          <table:table-cell table:formula="of:=POWER([.C1935]-6.75;2)" office:value-type="float" office:value="0.00758495840858391" calcext:value-type="float">
            <text:p>0.0075849584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659672" calcext:value-type="float">
            <text:p>6.659672</text:p>
          </table:table-cell>
          <table:table-cell office:value-type="float" office:value="6.6627747467" calcext:value-type="float">
            <text:p>6.6627747467</text:p>
          </table:table-cell>
          <table:table-cell table:formula="of:=POWER([.C1936]-6.75;2)" office:value-type="float" office:value="0.00760824481324912" calcext:value-type="float">
            <text:p>0.0076082448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660746" calcext:value-type="float">
            <text:p>6.660746</text:p>
          </table:table-cell>
          <table:table-cell office:value-type="float" office:value="6.6626359092" calcext:value-type="float">
            <text:p>6.6626359092</text:p>
          </table:table-cell>
          <table:table-cell table:formula="of:=POWER([.C1937]-6.75;2)" office:value-type="float" office:value="0.00763248436131056" calcext:value-type="float">
            <text:p>0.0076324844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661824" calcext:value-type="float">
            <text:p>6.661824</text:p>
          </table:table-cell>
          <table:table-cell office:value-type="float" office:value="6.6624921685" calcext:value-type="float">
            <text:p>6.6624921685</text:p>
          </table:table-cell>
          <table:table-cell table:formula="of:=POWER([.C1938]-6.75;2)" office:value-type="float" office:value="0.00765762057383239" calcext:value-type="float">
            <text:p>0.0076576206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662913" calcext:value-type="float">
            <text:p>6.662913</text:p>
          </table:table-cell>
          <table:table-cell office:value-type="float" office:value="6.6623438292" calcext:value-type="float">
            <text:p>6.6623438292</text:p>
          </table:table-cell>
          <table:table-cell table:formula="of:=POWER([.C1939]-6.75;2)" office:value-type="float" office:value="0.00768360427931875" calcext:value-type="float">
            <text:p>0.0076836043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664023" calcext:value-type="float">
            <text:p>6.664023</text:p>
          </table:table-cell>
          <table:table-cell office:value-type="float" office:value="6.6621911613" calcext:value-type="float">
            <text:p>6.6621911613</text:p>
          </table:table-cell>
          <table:table-cell table:formula="of:=POWER([.C1940]-6.75;2)" office:value-type="float" office:value="0.00771039215384262" calcext:value-type="float">
            <text:p>0.0077103922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665163" calcext:value-type="float">
            <text:p>6.665163</text:p>
          </table:table-cell>
          <table:table-cell office:value-type="float" office:value="6.6620344014" calcext:value-type="float">
            <text:p>6.6620344014</text:p>
          </table:table-cell>
          <table:table-cell table:formula="of:=POWER([.C1941]-6.75;2)" office:value-type="float" office:value="0.00773794653705638" calcext:value-type="float">
            <text:p>0.0077379465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666341" calcext:value-type="float">
            <text:p>6.666341</text:p>
          </table:table-cell>
          <table:table-cell office:value-type="float" office:value="6.6618737563" calcext:value-type="float">
            <text:p>6.6618737563</text:p>
          </table:table-cell>
          <table:table-cell table:formula="of:=POWER([.C1942]-6.75;2)" office:value-type="float" office:value="0.00776623482867173" calcext:value-type="float">
            <text:p>0.0077662348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667565" calcext:value-type="float">
            <text:p>6.667565</text:p>
          </table:table-cell>
          <table:table-cell office:value-type="float" office:value="6.6617094098" calcext:value-type="float">
            <text:p>6.6617094098</text:p>
          </table:table-cell>
          <table:table-cell table:formula="of:=POWER([.C1943]-6.75;2)" office:value-type="float" office:value="0.00779522831786429" calcext:value-type="float">
            <text:p>0.0077952283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668843" calcext:value-type="float">
            <text:p>6.668843</text:p>
          </table:table-cell>
          <table:table-cell office:value-type="float" office:value="6.6615415209" calcext:value-type="float">
            <text:p>6.6615415209</text:p>
          </table:table-cell>
          <table:table-cell table:formula="of:=POWER([.C1944]-6.75;2)" office:value-type="float" office:value="0.0078249025246851" calcext:value-type="float">
            <text:p>0.0078249025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670182" calcext:value-type="float">
            <text:p>6.670182</text:p>
          </table:table-cell>
          <table:table-cell office:value-type="float" office:value="6.6613702306" calcext:value-type="float">
            <text:p>6.6613702306</text:p>
          </table:table-cell>
          <table:table-cell table:formula="of:=POWER([.C1945]-6.75;2)" office:value-type="float" office:value="0.00785523602389714" calcext:value-type="float">
            <text:p>0.007855236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67159" calcext:value-type="float">
            <text:p>6.67159</text:p>
          </table:table-cell>
          <table:table-cell office:value-type="float" office:value="6.6611956607" calcext:value-type="float">
            <text:p>6.6611956607</text:p>
          </table:table-cell>
          <table:table-cell table:formula="of:=POWER([.C1946]-6.75;2)" office:value-type="float" office:value="0.00788621067850956" calcext:value-type="float">
            <text:p>0.0078862107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673072" calcext:value-type="float">
            <text:p>6.673072</text:p>
          </table:table-cell>
          <table:table-cell office:value-type="float" office:value="6.6610179176" calcext:value-type="float">
            <text:p>6.6610179176</text:p>
          </table:table-cell>
          <table:table-cell table:formula="of:=POWER([.C1947]-6.75;2)" office:value-type="float" office:value="0.00791781098824044" calcext:value-type="float">
            <text:p>0.007917811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674635" calcext:value-type="float">
            <text:p>6.674635</text:p>
          </table:table-cell>
          <table:table-cell office:value-type="float" office:value="6.6608370932" calcext:value-type="float">
            <text:p>6.6608370932</text:p>
          </table:table-cell>
          <table:table-cell table:formula="of:=POWER([.C1948]-6.75;2)" office:value-type="float" office:value="0.00795002394902556" calcext:value-type="float">
            <text:p>0.0079500239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676283" calcext:value-type="float">
            <text:p>6.676283</text:p>
          </table:table-cell>
          <table:table-cell office:value-type="float" office:value="6.6606532664" calcext:value-type="float">
            <text:p>6.6606532664</text:p>
          </table:table-cell>
          <table:table-cell table:formula="of:=POWER([.C1949]-6.75;2)" office:value-type="float" office:value="0.00798283880498941" calcext:value-type="float">
            <text:p>0.0079828388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678022" calcext:value-type="float">
            <text:p>6.678022</text:p>
          </table:table-cell>
          <table:table-cell office:value-type="float" office:value="6.6604665066" calcext:value-type="float">
            <text:p>6.6604665066</text:p>
          </table:table-cell>
          <table:table-cell table:formula="of:=POWER([.C1950]-6.75;2)" office:value-type="float" office:value="0.00801624644040789" calcext:value-type="float">
            <text:p>0.0080162464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679856" calcext:value-type="float">
            <text:p>6.679856</text:p>
          </table:table-cell>
          <table:table-cell office:value-type="float" office:value="6.660276871" calcext:value-type="float">
            <text:p>6.660276871</text:p>
          </table:table-cell>
          <table:table-cell table:formula="of:=POWER([.C1951]-6.75;2)" office:value-type="float" office:value="0.00805023987755068" calcext:value-type="float">
            <text:p>0.0080502399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681787" calcext:value-type="float">
            <text:p>6.681787</text:p>
          </table:table-cell>
          <table:table-cell office:value-type="float" office:value="6.6600844098" calcext:value-type="float">
            <text:p>6.6600844098</text:p>
          </table:table-cell>
          <table:table-cell table:formula="of:=POWER([.C1952]-6.75;2)" office:value-type="float" office:value="0.00808481336101441" calcext:value-type="float">
            <text:p>0.0080848134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683818" calcext:value-type="float">
            <text:p>6.683818</text:p>
          </table:table-cell>
          <table:table-cell office:value-type="float" office:value="6.6598891661" calcext:value-type="float">
            <text:p>6.6598891661</text:p>
          </table:table-cell>
          <table:table-cell table:formula="of:=POWER([.C1953]-6.75;2)" office:value-type="float" office:value="0.00811996238615336" calcext:value-type="float">
            <text:p>0.0081199624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685952" calcext:value-type="float">
            <text:p>6.685952</text:p>
          </table:table-cell>
          <table:table-cell office:value-type="float" office:value="6.6596911756" calcext:value-type="float">
            <text:p>6.6596911756</text:p>
          </table:table-cell>
          <table:table-cell table:formula="of:=POWER([.C1954]-6.75;2)" office:value-type="float" office:value="0.00815568376451005" calcext:value-type="float">
            <text:p>0.0081556838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68819" calcext:value-type="float">
            <text:p>6.68819</text:p>
          </table:table-cell>
          <table:table-cell office:value-type="float" office:value="6.6594904695" calcext:value-type="float">
            <text:p>6.6594904695</text:p>
          </table:table-cell>
          <table:table-cell table:formula="of:=POWER([.C1955]-6.75;2)" office:value-type="float" office:value="0.00819197511133049" calcext:value-type="float">
            <text:p>0.0081919751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690532" calcext:value-type="float">
            <text:p>6.690532</text:p>
          </table:table-cell>
          <table:table-cell office:value-type="float" office:value="6.6592870741" calcext:value-type="float">
            <text:p>6.6592870741</text:p>
          </table:table-cell>
          <table:table-cell table:formula="of:=POWER([.C1956]-6.75;2)" office:value-type="float" office:value="0.00822883492533891" calcext:value-type="float">
            <text:p>0.0082288349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692978" calcext:value-type="float">
            <text:p>6.692978</text:p>
          </table:table-cell>
          <table:table-cell office:value-type="float" office:value="6.6590810119" calcext:value-type="float">
            <text:p>6.6590810119</text:p>
          </table:table-cell>
          <table:table-cell table:formula="of:=POWER([.C1957]-6.75;2)" office:value-type="float" office:value="0.008266262397128" calcext:value-type="float">
            <text:p>0.0082662624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695527" calcext:value-type="float">
            <text:p>6.695527</text:p>
          </table:table-cell>
          <table:table-cell office:value-type="float" office:value="6.6588723023" calcext:value-type="float">
            <text:p>6.6588723023</text:p>
          </table:table-cell>
          <table:table-cell table:formula="of:=POWER([.C1958]-6.75;2)" office:value-type="float" office:value="0.00830425728810262" calcext:value-type="float">
            <text:p>0.0083042573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698179" calcext:value-type="float">
            <text:p>6.698179</text:p>
          </table:table-cell>
          <table:table-cell office:value-type="float" office:value="6.6586609642" calcext:value-type="float">
            <text:p>6.6586609642</text:p>
          </table:table-cell>
          <table:table-cell table:formula="of:=POWER([.C1959]-6.75;2)" office:value-type="float" office:value="0.00834281946087367" calcext:value-type="float">
            <text:p>0.0083428195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70093" calcext:value-type="float">
            <text:p>6.70093</text:p>
          </table:table-cell>
          <table:table-cell office:value-type="float" office:value="6.6584470108" calcext:value-type="float">
            <text:p>6.6584470108</text:p>
          </table:table-cell>
          <table:table-cell table:formula="of:=POWER([.C1960]-6.75;2)" office:value-type="float" office:value="0.00838194983145536" calcext:value-type="float">
            <text:p>0.0083819498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703779" calcext:value-type="float">
            <text:p>6.703779</text:p>
          </table:table-cell>
          <table:table-cell office:value-type="float" office:value="6.6582304588" calcext:value-type="float">
            <text:p>6.6582304588</text:p>
          </table:table-cell>
          <table:table-cell table:formula="of:=POWER([.C1961]-6.75;2)" office:value-type="float" office:value="0.00842164869205844" calcext:value-type="float">
            <text:p>0.0084216487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706721" calcext:value-type="float">
            <text:p>6.706721</text:p>
          </table:table-cell>
          <table:table-cell office:value-type="float" office:value="6.6580113214" calcext:value-type="float">
            <text:p>6.6580113214</text:p>
          </table:table-cell>
          <table:table-cell table:formula="of:=POWER([.C1962]-6.75;2)" office:value-type="float" office:value="0.00846191699057408" calcext:value-type="float">
            <text:p>0.00846191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709754" calcext:value-type="float">
            <text:p>6.709754</text:p>
          </table:table-cell>
          <table:table-cell office:value-type="float" office:value="6.6577896129" calcext:value-type="float">
            <text:p>6.6577896129</text:p>
          </table:table-cell>
          <table:table-cell table:formula="of:=POWER([.C1963]-6.75;2)" office:value-type="float" office:value="0.0085027554891318" calcext:value-type="float">
            <text:p>0.0085027555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712873" calcext:value-type="float">
            <text:p>6.712873</text:p>
          </table:table-cell>
          <table:table-cell office:value-type="float" office:value="6.6575653477" calcext:value-type="float">
            <text:p>6.6575653477</text:p>
          </table:table-cell>
          <table:table-cell table:formula="of:=POWER([.C1964]-6.75;2)" office:value-type="float" office:value="0.00854416494582184" calcext:value-type="float">
            <text:p>0.0085441649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716073" calcext:value-type="float">
            <text:p>6.716073</text:p>
          </table:table-cell>
          <table:table-cell office:value-type="float" office:value="6.65733854" calcext:value-type="float">
            <text:p>6.65733854</text:p>
          </table:table-cell>
          <table:table-cell table:formula="of:=POWER([.C1965]-6.75;2)" office:value-type="float" office:value="0.00858614616933168" calcext:value-type="float">
            <text:p>0.0085861462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719349" calcext:value-type="float">
            <text:p>6.719349</text:p>
          </table:table-cell>
          <table:table-cell office:value-type="float" office:value="6.6571092067" calcext:value-type="float">
            <text:p>6.6571092067</text:p>
          </table:table-cell>
          <table:table-cell table:formula="of:=POWER([.C1966]-6.75;2)" office:value-type="float" office:value="0.00862869947990325" calcext:value-type="float">
            <text:p>0.0086286995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722695" calcext:value-type="float">
            <text:p>6.722695</text:p>
          </table:table-cell>
          <table:table-cell office:value-type="float" office:value="6.6568773644" calcext:value-type="float">
            <text:p>6.6568773644</text:p>
          </table:table-cell>
          <table:table-cell table:formula="of:=POWER([.C1967]-6.75;2)" office:value-type="float" office:value="0.00867182526109045" calcext:value-type="float">
            <text:p>0.0086718253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726105" calcext:value-type="float">
            <text:p>6.726105</text:p>
          </table:table-cell>
          <table:table-cell office:value-type="float" office:value="6.6566430323" calcext:value-type="float">
            <text:p>6.6566430323</text:p>
          </table:table-cell>
          <table:table-cell table:formula="of:=POWER([.C1968]-6.75;2)" office:value-type="float" office:value="0.00871552341813887" calcext:value-type="float">
            <text:p>0.0087155234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729573" calcext:value-type="float">
            <text:p>6.729573</text:p>
          </table:table-cell>
          <table:table-cell office:value-type="float" office:value="6.6564062318" calcext:value-type="float">
            <text:p>6.6564062318</text:p>
          </table:table-cell>
          <table:table-cell table:formula="of:=POWER([.C1969]-6.75;2)" office:value-type="float" office:value="0.00875979344587531" calcext:value-type="float">
            <text:p>0.0087597934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733092" calcext:value-type="float">
            <text:p>6.733092</text:p>
          </table:table-cell>
          <table:table-cell office:value-type="float" office:value="6.6561669845" calcext:value-type="float">
            <text:p>6.6561669845</text:p>
          </table:table-cell>
          <table:table-cell table:formula="of:=POWER([.C1970]-6.75;2)" office:value-type="float" office:value="0.00880463479782316" calcext:value-type="float">
            <text:p>0.0088046348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736657" calcext:value-type="float">
            <text:p>6.736657</text:p>
          </table:table-cell>
          <table:table-cell office:value-type="float" office:value="6.6559253142" calcext:value-type="float">
            <text:p>6.6559253142</text:p>
          </table:table-cell>
          <table:table-cell table:formula="of:=POWER([.C1971]-6.75;2)" office:value-type="float" office:value="0.0088500465083687" calcext:value-type="float">
            <text:p>0.0088500465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740258" calcext:value-type="float">
            <text:p>6.740258</text:p>
          </table:table-cell>
          <table:table-cell office:value-type="float" office:value="6.6556812461" calcext:value-type="float">
            <text:p>6.6556812461</text:p>
          </table:table-cell>
          <table:table-cell table:formula="of:=POWER([.C1972]-6.75;2)" office:value-type="float" office:value="0.0088960273372487" calcext:value-type="float">
            <text:p>0.0088960273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743891" calcext:value-type="float">
            <text:p>6.743891</text:p>
          </table:table-cell>
          <table:table-cell office:value-type="float" office:value="6.6554348112" calcext:value-type="float">
            <text:p>6.6554348112</text:p>
          </table:table-cell>
          <table:table-cell table:formula="of:=POWER([.C1973]-6.75;2)" office:value-type="float" office:value="0.00894257493277962" calcext:value-type="float">
            <text:p>0.0089425749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747546" calcext:value-type="float">
            <text:p>6.747546</text:p>
          </table:table-cell>
          <table:table-cell office:value-type="float" office:value="6.655186037" calcext:value-type="float">
            <text:p>6.655186037</text:p>
          </table:table-cell>
          <table:table-cell table:formula="of:=POWER([.C1974]-6.75;2)" office:value-type="float" office:value="0.00898968757976537" calcext:value-type="float">
            <text:p>0.0089896876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751218" calcext:value-type="float">
            <text:p>6.751218</text:p>
          </table:table-cell>
          <table:table-cell office:value-type="float" office:value="6.6549349582" calcext:value-type="float">
            <text:p>6.6549349582</text:p>
          </table:table-cell>
          <table:table-cell table:formula="of:=POWER([.C1975]-6.75;2)" office:value-type="float" office:value="0.00903736217243572" calcext:value-type="float">
            <text:p>0.0090373622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754898" calcext:value-type="float">
            <text:p>6.754898</text:p>
          </table:table-cell>
          <table:table-cell office:value-type="float" office:value="6.6546816093" calcext:value-type="float">
            <text:p>6.6546816093</text:p>
          </table:table-cell>
          <table:table-cell table:formula="of:=POWER([.C1976]-6.75;2)" office:value-type="float" office:value="0.00908559560563787" calcext:value-type="float">
            <text:p>0.0090855956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75858" calcext:value-type="float">
            <text:p>6.75858</text:p>
          </table:table-cell>
          <table:table-cell office:value-type="float" office:value="6.6544260287" calcext:value-type="float">
            <text:p>6.6544260287</text:p>
          </table:table-cell>
          <table:table-cell table:formula="of:=POWER([.C1977]-6.75;2)" office:value-type="float" office:value="0.00913438399005329" calcext:value-type="float">
            <text:p>0.009134384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762256" calcext:value-type="float">
            <text:p>6.762256</text:p>
          </table:table-cell>
          <table:table-cell office:value-type="float" office:value="6.6541682545" calcext:value-type="float">
            <text:p>6.6541682545</text:p>
          </table:table-cell>
          <table:table-cell table:formula="of:=POWER([.C1978]-6.75;2)" office:value-type="float" office:value="0.00918372344557676" calcext:value-type="float">
            <text:p>0.0091837234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76592" calcext:value-type="float">
            <text:p>6.76592</text:p>
          </table:table-cell>
          <table:table-cell office:value-type="float" office:value="6.6539083297" calcext:value-type="float">
            <text:p>6.6539083297</text:p>
          </table:table-cell>
          <table:table-cell table:formula="of:=POWER([.C1979]-6.75;2)" office:value-type="float" office:value="0.00923360910104388" calcext:value-type="float">
            <text:p>0.0092336091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769564" calcext:value-type="float">
            <text:p>6.769564</text:p>
          </table:table-cell>
          <table:table-cell office:value-type="float" office:value="6.6536462975" calcext:value-type="float">
            <text:p>6.6536462975</text:p>
          </table:table-cell>
          <table:table-cell table:formula="of:=POWER([.C1980]-6.75;2)" office:value-type="float" office:value="0.00928403598545852" calcext:value-type="float">
            <text:p>0.009284036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773181" calcext:value-type="float">
            <text:p>6.773181</text:p>
          </table:table-cell>
          <table:table-cell office:value-type="float" office:value="6.6533822055" calcext:value-type="float">
            <text:p>6.6533822055</text:p>
          </table:table-cell>
          <table:table-cell table:formula="of:=POWER([.C1981]-6.75;2)" office:value-type="float" office:value="0.00933499821404427" calcext:value-type="float">
            <text:p>0.0093349982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776765" calcext:value-type="float">
            <text:p>6.776765</text:p>
          </table:table-cell>
          <table:table-cell office:value-type="float" office:value="6.6531161027" calcext:value-type="float">
            <text:p>6.6531161027</text:p>
          </table:table-cell>
          <table:table-cell table:formula="of:=POWER([.C1982]-6.75;2)" office:value-type="float" office:value="0.00938648955603689" calcext:value-type="float">
            <text:p>0.0093864896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78031" calcext:value-type="float">
            <text:p>6.78031</text:p>
          </table:table-cell>
          <table:table-cell office:value-type="float" office:value="6.6528480418" calcext:value-type="float">
            <text:p>6.6528480418</text:p>
          </table:table-cell>
          <table:table-cell table:formula="of:=POWER([.C1983]-6.75;2)" office:value-type="float" office:value="0.00943850298209446" calcext:value-type="float">
            <text:p>0.00943850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783809" calcext:value-type="float">
            <text:p>6.783809</text:p>
          </table:table-cell>
          <table:table-cell office:value-type="float" office:value="6.6525780765" calcext:value-type="float">
            <text:p>6.6525780765</text:p>
          </table:table-cell>
          <table:table-cell table:formula="of:=POWER([.C1984]-6.75;2)" office:value-type="float" office:value="0.00949103117843981" calcext:value-type="float">
            <text:p>0.0094910312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787256" calcext:value-type="float">
            <text:p>6.787256</text:p>
          </table:table-cell>
          <table:table-cell office:value-type="float" office:value="6.6523062628" calcext:value-type="float">
            <text:p>6.6523062628</text:p>
          </table:table-cell>
          <table:table-cell table:formula="of:=POWER([.C1985]-6.75;2)" office:value-type="float" office:value="0.0095440662881027" calcext:value-type="float">
            <text:p>0.0095440663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790645" calcext:value-type="float">
            <text:p>6.790645</text:p>
          </table:table-cell>
          <table:table-cell office:value-type="float" office:value="6.6520326619" calcext:value-type="float">
            <text:p>6.6520326619</text:p>
          </table:table-cell>
          <table:table-cell table:formula="of:=POWER([.C1986]-6.75;2)" office:value-type="float" office:value="0.00959759933439974" calcext:value-type="float">
            <text:p>0.0095975993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793972" calcext:value-type="float">
            <text:p>6.793972</text:p>
          </table:table-cell>
          <table:table-cell office:value-type="float" office:value="6.6517573369" calcext:value-type="float">
            <text:p>6.6517573369</text:p>
          </table:table-cell>
          <table:table-cell table:formula="of:=POWER([.C1987]-6.75;2)" office:value-type="float" office:value="0.00965162085298005" calcext:value-type="float">
            <text:p>0.0096516209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797231" calcext:value-type="float">
            <text:p>6.797231</text:p>
          </table:table-cell>
          <table:table-cell office:value-type="float" office:value="6.6514803536" calcext:value-type="float">
            <text:p>6.6514803536</text:p>
          </table:table-cell>
          <table:table-cell table:formula="of:=POWER([.C1988]-6.75;2)" office:value-type="float" office:value="0.00970612072678099" calcext:value-type="float">
            <text:p>0.0097061207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800417" calcext:value-type="float">
            <text:p>6.800417</text:p>
          </table:table-cell>
          <table:table-cell office:value-type="float" office:value="6.6512017802" calcext:value-type="float">
            <text:p>6.6512017802</text:p>
          </table:table-cell>
          <table:table-cell table:formula="of:=POWER([.C1989]-6.75;2)" office:value-type="float" office:value="0.0097610882356491" calcext:value-type="float">
            <text:p>0.0097610882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803526" calcext:value-type="float">
            <text:p>6.803526</text:p>
          </table:table-cell>
          <table:table-cell office:value-type="float" office:value="6.6509216894" calcext:value-type="float">
            <text:p>6.6509216894</text:p>
          </table:table-cell>
          <table:table-cell table:formula="of:=POWER([.C1990]-6.75;2)" office:value-type="float" office:value="0.00981651163134997" calcext:value-type="float">
            <text:p>0.0098165116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806553" calcext:value-type="float">
            <text:p>6.806553</text:p>
          </table:table-cell>
          <table:table-cell office:value-type="float" office:value="6.6506401565" calcext:value-type="float">
            <text:p>6.6506401565</text:p>
          </table:table-cell>
          <table:table-cell table:formula="of:=POWER([.C1991]-6.75;2)" office:value-type="float" office:value="0.00987237850034454" calcext:value-type="float">
            <text:p>0.0098723785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809496" calcext:value-type="float">
            <text:p>6.809496</text:p>
          </table:table-cell>
          <table:table-cell office:value-type="float" office:value="6.6503572616" calcext:value-type="float">
            <text:p>6.6503572616</text:p>
          </table:table-cell>
          <table:table-cell table:formula="of:=POWER([.C1992]-6.75;2)" office:value-type="float" office:value="0.00992867531585084" calcext:value-type="float">
            <text:p>0.0099286753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812349" calcext:value-type="float">
            <text:p>6.812349</text:p>
          </table:table-cell>
          <table:table-cell office:value-type="float" office:value="6.6500730872" calcext:value-type="float">
            <text:p>6.6500730872</text:p>
          </table:table-cell>
          <table:table-cell table:formula="of:=POWER([.C1993]-6.75;2)" office:value-type="float" office:value="0.0099853879017388" calcext:value-type="float">
            <text:p>0.0099853879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81511" calcext:value-type="float">
            <text:p>6.81511</text:p>
          </table:table-cell>
          <table:table-cell office:value-type="float" office:value="6.6497877216" calcext:value-type="float">
            <text:p>6.6497877216</text:p>
          </table:table-cell>
          <table:table-cell table:formula="of:=POWER([.C1994]-6.75;2)" office:value-type="float" office:value="0.0100425007421191" calcext:value-type="float">
            <text:p>0.0100425007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817776" calcext:value-type="float">
            <text:p>6.817776</text:p>
          </table:table-cell>
          <table:table-cell office:value-type="float" office:value="6.6495012557" calcext:value-type="float">
            <text:p>6.6495012557</text:p>
          </table:table-cell>
          <table:table-cell table:formula="of:=POWER([.C1995]-6.75;2)" office:value-type="float" office:value="0.0100999976058768" calcext:value-type="float">
            <text:p>0.0100999976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820345" calcext:value-type="float">
            <text:p>6.820345</text:p>
          </table:table-cell>
          <table:table-cell office:value-type="float" office:value="6.6492137849" calcext:value-type="float">
            <text:p>6.6492137849</text:p>
          </table:table-cell>
          <table:table-cell table:formula="of:=POWER([.C1996]-6.75;2)" office:value-type="float" office:value="0.0101578611541835" calcext:value-type="float">
            <text:p>0.010157861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822814" calcext:value-type="float">
            <text:p>6.822814</text:p>
          </table:table-cell>
          <table:table-cell office:value-type="float" office:value="6.6489254086" calcext:value-type="float">
            <text:p>6.6489254086</text:p>
          </table:table-cell>
          <table:table-cell table:formula="of:=POWER([.C1997]-6.75;2)" office:value-type="float" office:value="0.0102160730266769" calcext:value-type="float">
            <text:p>0.01021607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825182" calcext:value-type="float">
            <text:p>6.825182</text:p>
          </table:table-cell>
          <table:table-cell office:value-type="float" office:value="6.6486362318" calcext:value-type="float">
            <text:p>6.6486362318</text:p>
          </table:table-cell>
          <table:table-cell table:formula="of:=POWER([.C1998]-6.75;2)" office:value-type="float" office:value="0.0102746135037033" calcext:value-type="float">
            <text:p>0.0102746135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827446" calcext:value-type="float">
            <text:p>6.827446</text:p>
          </table:table-cell>
          <table:table-cell office:value-type="float" office:value="6.6483463632" calcext:value-type="float">
            <text:p>6.6483463632</text:p>
          </table:table-cell>
          <table:table-cell table:formula="of:=POWER([.C1999]-6.75;2)" office:value-type="float" office:value="0.0103334618746663" calcext:value-type="float">
            <text:p>0.0103334619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.829606" calcext:value-type="float">
            <text:p>6.829606</text:p>
          </table:table-cell>
          <table:table-cell office:value-type="float" office:value="6.6480559176" calcext:value-type="float">
            <text:p>6.6480559176</text:p>
          </table:table-cell>
          <table:table-cell table:formula="of:=POWER([.C2000]-6.75;2)" office:value-type="float" office:value="0.010392595936378" calcext:value-type="float">
            <text:p>0.010392595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31661" calcext:value-type="float">
            <text:p>6.831661</text:p>
          </table:table-cell>
          <table:table-cell office:value-type="float" office:value="6.6477650119" calcext:value-type="float">
            <text:p>6.6477650119</text:p>
          </table:table-cell>
          <table:table-cell table:formula="of:=POWER([.C2001]-6.75;2)" office:value-type="float" office:value="0.0104519927918072" calcext:value-type="float">
            <text:p>0.0104519928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.83361" calcext:value-type="float">
            <text:p>6.83361</text:p>
          </table:table-cell>
          <table:table-cell office:value-type="float" office:value="6.6474737694" calcext:value-type="float">
            <text:p>6.6474737694</text:p>
          </table:table-cell>
          <table:table-cell table:formula="of:=POWER([.C2002]-6.75;2)" office:value-type="float" office:value="0.0105116279610443" calcext:value-type="float">
            <text:p>0.010511628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835453" calcext:value-type="float">
            <text:p>6.835453</text:p>
          </table:table-cell>
          <table:table-cell office:value-type="float" office:value="6.6471823178" calcext:value-type="float">
            <text:p>6.6471823178</text:p>
          </table:table-cell>
          <table:table-cell table:formula="of:=POWER([.C2003]-6.75;2)" office:value-type="float" office:value="0.0105714757729801" calcext:value-type="float">
            <text:p>0.0105714758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.837189" calcext:value-type="float">
            <text:p>6.837189</text:p>
          </table:table-cell>
          <table:table-cell office:value-type="float" office:value="6.6468907885" calcext:value-type="float">
            <text:p>6.6468907885</text:p>
          </table:table-cell>
          <table:table-cell table:formula="of:=POWER([.C2004]-6.75;2)" office:value-type="float" office:value="0.0106315094961517" calcext:value-type="float">
            <text:p>0.0106315095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.838819" calcext:value-type="float">
            <text:p>6.838819</text:p>
          </table:table-cell>
          <table:table-cell office:value-type="float" office:value="6.646599319" calcext:value-type="float">
            <text:p>6.646599319</text:p>
          </table:table-cell>
          <table:table-cell table:formula="of:=POWER([.C2005]-6.75;2)" office:value-type="float" office:value="0.0106917008312638" calcext:value-type="float">
            <text:p>0.0106917008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.840344" calcext:value-type="float">
            <text:p>6.840344</text:p>
          </table:table-cell>
          <table:table-cell office:value-type="float" office:value="6.646308049" calcext:value-type="float">
            <text:p>6.646308049</text:p>
          </table:table-cell>
          <table:table-cell table:formula="of:=POWER([.C2006]-6.75;2)" office:value-type="float" office:value="0.0107520207021864" calcext:value-type="float">
            <text:p>0.010752020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.841764" calcext:value-type="float">
            <text:p>6.841764</text:p>
          </table:table-cell>
          <table:table-cell office:value-type="float" office:value="6.6460171243" calcext:value-type="float">
            <text:p>6.6460171243</text:p>
          </table:table-cell>
          <table:table-cell table:formula="of:=POWER([.C2007]-6.75;2)" office:value-type="float" office:value="0.0108124384388416" calcext:value-type="float">
            <text:p>0.010812438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.843081" calcext:value-type="float">
            <text:p>6.843081</text:p>
          </table:table-cell>
          <table:table-cell office:value-type="float" office:value="6.645726693" calcext:value-type="float">
            <text:p>6.645726693</text:p>
          </table:table-cell>
          <table:table-cell table:formula="of:=POWER([.C2008]-6.75;2)" office:value-type="float" office:value="0.0108729225527162" calcext:value-type="float">
            <text:p>0.0108729226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844295" calcext:value-type="float">
            <text:p>6.844295</text:p>
          </table:table-cell>
          <table:table-cell office:value-type="float" office:value="6.6454369056" calcext:value-type="float">
            <text:p>6.6454369056</text:p>
          </table:table-cell>
          <table:table-cell table:formula="of:=POWER([.C2009]-6.75;2)" office:value-type="float" office:value="0.0109334407105032" calcext:value-type="float">
            <text:p>0.010933440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.845409" calcext:value-type="float">
            <text:p>6.845409</text:p>
          </table:table-cell>
          <table:table-cell office:value-type="float" office:value="6.6451479188" calcext:value-type="float">
            <text:p>6.6451479188</text:p>
          </table:table-cell>
          <table:table-cell table:formula="of:=POWER([.C2010]-6.75;2)" office:value-type="float" office:value="0.0109939589319713" calcext:value-type="float">
            <text:p>0.0109939589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.846424" calcext:value-type="float">
            <text:p>6.846424</text:p>
          </table:table-cell>
          <table:table-cell office:value-type="float" office:value="6.6448598901" calcext:value-type="float">
            <text:p>6.6448598901</text:p>
          </table:table-cell>
          <table:table-cell table:formula="of:=POWER([.C2011]-6.75;2)" office:value-type="float" office:value="0.011054442709784" calcext:value-type="float">
            <text:p>0.0110544427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.847342" calcext:value-type="float">
            <text:p>6.847342</text:p>
          </table:table-cell>
          <table:table-cell office:value-type="float" office:value="6.6445729785" calcext:value-type="float">
            <text:p>6.6445729785</text:p>
          </table:table-cell>
          <table:table-cell table:formula="of:=POWER([.C2012]-6.75;2)" office:value-type="float" office:value="0.0111148568623614" calcext:value-type="float">
            <text:p>0.0111148569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848166" calcext:value-type="float">
            <text:p>6.848166</text:p>
          </table:table-cell>
          <table:table-cell office:value-type="float" office:value="6.6442873465" calcext:value-type="float">
            <text:p>6.6442873465</text:p>
          </table:table-cell>
          <table:table-cell table:formula="of:=POWER([.C2013]-6.75;2)" office:value-type="float" office:value="0.0111751651100111" calcext:value-type="float">
            <text:p>0.011175165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.848898" calcext:value-type="float">
            <text:p>6.848898</text:p>
          </table:table-cell>
          <table:table-cell office:value-type="float" office:value="6.6440031553" calcext:value-type="float">
            <text:p>6.6440031553</text:p>
          </table:table-cell>
          <table:table-cell table:formula="of:=POWER([.C2014]-6.75;2)" office:value-type="float" office:value="0.0112353310863559" calcext:value-type="float">
            <text:p>0.011235331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849542" calcext:value-type="float">
            <text:p>6.849542</text:p>
          </table:table-cell>
          <table:table-cell office:value-type="float" office:value="6.6437205687" calcext:value-type="float">
            <text:p>6.6437205687</text:p>
          </table:table-cell>
          <table:table-cell table:formula="of:=POWER([.C2015]-6.75;2)" office:value-type="float" office:value="0.0112953175174514" calcext:value-type="float">
            <text:p>0.011295317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850099" calcext:value-type="float">
            <text:p>6.850099</text:p>
          </table:table-cell>
          <table:table-cell office:value-type="float" office:value="6.6434397491" calcext:value-type="float">
            <text:p>6.6434397491</text:p>
          </table:table-cell>
          <table:table-cell table:formula="of:=POWER([.C2016]-6.75;2)" office:value-type="float" office:value="0.011355087071871" calcext:value-type="float">
            <text:p>0.011355087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.850573" calcext:value-type="float">
            <text:p>6.850573</text:p>
          </table:table-cell>
          <table:table-cell office:value-type="float" office:value="6.643160859" calcext:value-type="float">
            <text:p>6.643160859</text:p>
          </table:table-cell>
          <table:table-cell table:formula="of:=POWER([.C2017]-6.75;2)" office:value-type="float" office:value="0.0114146020496179" calcext:value-type="float">
            <text:p>0.011414602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850967" calcext:value-type="float">
            <text:p>6.850967</text:p>
          </table:table-cell>
          <table:table-cell office:value-type="float" office:value="6.6428840609" calcext:value-type="float">
            <text:p>6.6428840609</text:p>
          </table:table-cell>
          <table:table-cell table:formula="of:=POWER([.C2018]-6.75;2)" office:value-type="float" office:value="0.0114738244092749" calcext:value-type="float">
            <text:p>0.0114738244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.851286" calcext:value-type="float">
            <text:p>6.851286</text:p>
          </table:table-cell>
          <table:table-cell office:value-type="float" office:value="6.6426095137" calcext:value-type="float">
            <text:p>6.6426095137</text:p>
          </table:table-cell>
          <table:table-cell table:formula="of:=POWER([.C2019]-6.75;2)" office:value-type="float" office:value="0.0115327165477505" calcext:value-type="float">
            <text:p>0.0115327165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.851532" calcext:value-type="float">
            <text:p>6.851532</text:p>
          </table:table-cell>
          <table:table-cell office:value-type="float" office:value="6.6423373716" calcext:value-type="float">
            <text:p>6.6423373716</text:p>
          </table:table-cell>
          <table:table-cell table:formula="of:=POWER([.C2020]-6.75;2)" office:value-type="float" office:value="0.0115912415539965" calcext:value-type="float">
            <text:p>0.0115912416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.851709" calcext:value-type="float">
            <text:p>6.851709</text:p>
          </table:table-cell>
          <table:table-cell office:value-type="float" office:value="6.6420677897" calcext:value-type="float">
            <text:p>6.6420677897</text:p>
          </table:table-cell>
          <table:table-cell table:formula="of:=POWER([.C2021]-6.75;2)" office:value-type="float" office:value="0.0116493620202433" calcext:value-type="float">
            <text:p>0.01164936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.851821" calcext:value-type="float">
            <text:p>6.851821</text:p>
          </table:table-cell>
          <table:table-cell office:value-type="float" office:value="6.6418009164" calcext:value-type="float">
            <text:p>6.6418009164</text:p>
          </table:table-cell>
          <table:table-cell table:formula="of:=POWER([.C2022]-6.75;2)" office:value-type="float" office:value="0.0117070416918797" calcext:value-type="float">
            <text:p>0.0117070417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.851872" calcext:value-type="float">
            <text:p>6.851872</text:p>
          </table:table-cell>
          <table:table-cell office:value-type="float" office:value="6.6415368973" calcext:value-type="float">
            <text:p>6.6415368973</text:p>
          </table:table-cell>
          <table:table-cell table:formula="of:=POWER([.C2023]-6.75;2)" office:value-type="float" office:value="0.0117642446473108" calcext:value-type="float">
            <text:p>0.0117642446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.851867" calcext:value-type="float">
            <text:p>6.851867</text:p>
          </table:table-cell>
          <table:table-cell office:value-type="float" office:value="6.641275871" calcext:value-type="float">
            <text:p>6.641275871</text:p>
          </table:table-cell>
          <table:table-cell table:formula="of:=POWER([.C2024]-6.75;2)" office:value-type="float" office:value="0.0118209362268086" calcext:value-type="float">
            <text:p>0.0118209362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.851808" calcext:value-type="float">
            <text:p>6.851808</text:p>
          </table:table-cell>
          <table:table-cell office:value-type="float" office:value="6.6410179713" calcext:value-type="float">
            <text:p>6.6410179713</text:p>
          </table:table-cell>
          <table:table-cell table:formula="of:=POWER([.C2025]-6.75;2)" office:value-type="float" office:value="0.0118770825795676" calcext:value-type="float">
            <text:p>0.0118770826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.851701" calcext:value-type="float">
            <text:p>6.851701</text:p>
          </table:table-cell>
          <table:table-cell office:value-type="float" office:value="6.640763325" calcext:value-type="float">
            <text:p>6.640763325</text:p>
          </table:table-cell>
          <table:table-cell table:formula="of:=POWER([.C2026]-6.75;2)" office:value-type="float" office:value="0.0119326511650556" calcext:value-type="float">
            <text:p>0.0119326512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.851549" calcext:value-type="float">
            <text:p>6.851549</text:p>
          </table:table-cell>
          <table:table-cell office:value-type="float" office:value="6.6405120526" calcext:value-type="float">
            <text:p>6.6405120526</text:p>
          </table:table-cell>
          <table:table-cell table:formula="of:=POWER([.C2027]-6.75;2)" office:value-type="float" office:value="0.0119876106258651" calcext:value-type="float">
            <text:p>0.0119876106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6.851358" calcext:value-type="float">
            <text:p>6.851358</text:p>
          </table:table-cell>
          <table:table-cell office:value-type="float" office:value="6.6402642664" calcext:value-type="float">
            <text:p>6.6402642664</text:p>
          </table:table-cell>
          <table:table-cell table:formula="of:=POWER([.C2028]-6.75;2)" office:value-type="float" office:value="0.0120419312287302" calcext:value-type="float">
            <text:p>0.0120419312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6.851129" calcext:value-type="float">
            <text:p>6.851129</text:p>
          </table:table-cell>
          <table:table-cell office:value-type="float" office:value="6.6400200705" calcext:value-type="float">
            <text:p>6.6400200705</text:p>
          </table:table-cell>
          <table:table-cell table:formula="of:=POWER([.C2029]-6.75;2)" office:value-type="float" office:value="0.0120955848928249" calcext:value-type="float">
            <text:p>0.0120955849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.850869" calcext:value-type="float">
            <text:p>6.850869</text:p>
          </table:table-cell>
          <table:table-cell office:value-type="float" office:value="6.6397795627" calcext:value-type="float">
            <text:p>6.6397795627</text:p>
          </table:table-cell>
          <table:table-cell table:formula="of:=POWER([.C2030]-6.75;2)" office:value-type="float" office:value="0.0121485447986032" calcext:value-type="float">
            <text:p>0.0121485448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.850581" calcext:value-type="float">
            <text:p>6.850581</text:p>
          </table:table-cell>
          <table:table-cell office:value-type="float" office:value="6.6395428303" calcext:value-type="float">
            <text:p>6.6395428303</text:p>
          </table:table-cell>
          <table:table-cell table:formula="of:=POWER([.C2031]-6.75;2)" office:value-type="float" office:value="0.0122007863381346" calcext:value-type="float">
            <text:p>0.0122007863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.850269" calcext:value-type="float">
            <text:p>6.850269</text:p>
          </table:table-cell>
          <table:table-cell office:value-type="float" office:value="6.6393099522" calcext:value-type="float">
            <text:p>6.6393099522</text:p>
          </table:table-cell>
          <table:table-cell table:formula="of:=POWER([.C2032]-6.75;2)" office:value-type="float" office:value="0.0122522866819664" calcext:value-type="float">
            <text:p>0.0122522867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.849937" calcext:value-type="float">
            <text:p>6.849937</text:p>
          </table:table-cell>
          <table:table-cell office:value-type="float" office:value="6.6390809988" calcext:value-type="float">
            <text:p>6.6390809988</text:p>
          </table:table-cell>
          <table:table-cell table:formula="of:=POWER([.C2033]-6.75;2)" office:value-type="float" office:value="0.0123030248272056" calcext:value-type="float">
            <text:p>0.0123030248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.849588" calcext:value-type="float">
            <text:p>6.849588</text:p>
          </table:table-cell>
          <table:table-cell office:value-type="float" office:value="6.6388560299" calcext:value-type="float">
            <text:p>6.6388560299</text:p>
          </table:table-cell>
          <table:table-cell table:formula="of:=POWER([.C2034]-6.75;2)" office:value-type="float" office:value="0.0123529820895896" calcext:value-type="float">
            <text:p>0.0123529821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.849227" calcext:value-type="float">
            <text:p>6.849227</text:p>
          </table:table-cell>
          <table:table-cell office:value-type="float" office:value="6.6386350992" calcext:value-type="float">
            <text:p>6.6386350992</text:p>
          </table:table-cell>
          <table:table-cell table:formula="of:=POWER([.C2035]-6.75;2)" office:value-type="float" office:value="0.0124021411301938" calcext:value-type="float">
            <text:p>0.0124021411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.848856" calcext:value-type="float">
            <text:p>6.848856</text:p>
          </table:table-cell>
          <table:table-cell office:value-type="float" office:value="6.6384182461" calcext:value-type="float">
            <text:p>6.6384182461</text:p>
          </table:table-cell>
          <table:table-cell table:formula="of:=POWER([.C2036]-6.75;2)" office:value-type="float" office:value="0.0124504878034002" calcext:value-type="float">
            <text:p>0.0124504878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.848479" calcext:value-type="float">
            <text:p>6.848479</text:p>
          </table:table-cell>
          <table:table-cell office:value-type="float" office:value="6.6382055066" calcext:value-type="float">
            <text:p>6.6382055066</text:p>
          </table:table-cell>
          <table:table-cell table:formula="of:=POWER([.C2037]-6.75;2)" office:value-type="float" office:value="0.0124980087545626" calcext:value-type="float">
            <text:p>0.0124980088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.848098" calcext:value-type="float">
            <text:p>6.848098</text:p>
          </table:table-cell>
          <table:table-cell office:value-type="float" office:value="6.6379969032" calcext:value-type="float">
            <text:p>6.6379969032</text:p>
          </table:table-cell>
          <table:table-cell table:formula="of:=POWER([.C2038]-6.75;2)" office:value-type="float" office:value="0.0125446936927901" calcext:value-type="float">
            <text:p>0.0125446937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.847717" calcext:value-type="float">
            <text:p>6.847717</text:p>
          </table:table-cell>
          <table:table-cell office:value-type="float" office:value="6.637792454" calcext:value-type="float">
            <text:p>6.637792454</text:p>
          </table:table-cell>
          <table:table-cell table:formula="of:=POWER([.C2039]-6.75;2)" office:value-type="float" office:value="0.012590533379342" calcext:value-type="float">
            <text:p>0.0125905334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6.847338" calcext:value-type="float">
            <text:p>6.847338</text:p>
          </table:table-cell>
          <table:table-cell office:value-type="float" office:value="6.6375921649" calcext:value-type="float">
            <text:p>6.6375921649</text:p>
          </table:table-cell>
          <table:table-cell table:formula="of:=POWER([.C2040]-6.75;2)" office:value-type="float" office:value="0.0126355213918688" calcext:value-type="float">
            <text:p>0.0126355214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.846963" calcext:value-type="float">
            <text:p>6.846963</text:p>
          </table:table-cell>
          <table:table-cell office:value-type="float" office:value="6.6373960346" calcext:value-type="float">
            <text:p>6.6373960346</text:p>
          </table:table-cell>
          <table:table-cell table:formula="of:=POWER([.C2041]-6.75;2)" office:value-type="float" office:value="0.0126796530238044" calcext:value-type="float">
            <text:p>0.012679653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.846594" calcext:value-type="float">
            <text:p>6.846594</text:p>
          </table:table-cell>
          <table:table-cell office:value-type="float" office:value="6.6372040562" calcext:value-type="float">
            <text:p>6.6372040562</text:p>
          </table:table-cell>
          <table:table-cell table:formula="of:=POWER([.C2042]-6.75;2)" office:value-type="float" office:value="0.0127229249377328" calcext:value-type="float">
            <text:p>0.0127229249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6.846233" calcext:value-type="float">
            <text:p>6.846233</text:p>
          </table:table-cell>
          <table:table-cell office:value-type="float" office:value="6.6370162139" calcext:value-type="float">
            <text:p>6.6370162139</text:p>
          </table:table-cell>
          <table:table-cell table:formula="of:=POWER([.C2043]-6.75;2)" office:value-type="float" office:value="0.0127653359214906" calcext:value-type="float">
            <text:p>0.0127653359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6.845882" calcext:value-type="float">
            <text:p>6.845882</text:p>
          </table:table-cell>
          <table:table-cell office:value-type="float" office:value="6.6368324851" calcext:value-type="float">
            <text:p>6.6368324851</text:p>
          </table:table-cell>
          <table:table-cell table:formula="of:=POWER([.C2044]-6.75;2)" office:value-type="float" office:value="0.0128068864286417" calcext:value-type="float">
            <text:p>0.0128068864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.84554" calcext:value-type="float">
            <text:p>6.84554</text:p>
          </table:table-cell>
          <table:table-cell office:value-type="float" office:value="6.6366528399" calcext:value-type="float">
            <text:p>6.6366528399</text:p>
          </table:table-cell>
          <table:table-cell table:formula="of:=POWER([.C2045]-6.75;2)" office:value-type="float" office:value="0.012847578702735" calcext:value-type="float">
            <text:p>0.0128475787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6.84521" calcext:value-type="float">
            <text:p>6.84521</text:p>
          </table:table-cell>
          <table:table-cell office:value-type="float" office:value="6.6364772473" calcext:value-type="float">
            <text:p>6.6364772473</text:p>
          </table:table-cell>
          <table:table-cell table:formula="of:=POWER([.C2046]-6.75;2)" office:value-type="float" office:value="0.0128874153805853" calcext:value-type="float">
            <text:p>0.0128874154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.844891" calcext:value-type="float">
            <text:p>6.844891</text:p>
          </table:table-cell>
          <table:table-cell office:value-type="float" office:value="6.6363056667" calcext:value-type="float">
            <text:p>6.6363056667</text:p>
          </table:table-cell>
          <table:table-cell table:formula="of:=POWER([.C2047]-6.75;2)" office:value-type="float" office:value="0.0129264014245314" calcext:value-type="float">
            <text:p>0.0129264014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.844584" calcext:value-type="float">
            <text:p>6.844584</text:p>
          </table:table-cell>
          <table:table-cell office:value-type="float" office:value="6.6361380562" calcext:value-type="float">
            <text:p>6.6361380562</text:p>
          </table:table-cell>
          <table:table-cell table:formula="of:=POWER([.C2048]-6.75;2)" office:value-type="float" office:value="0.0129645422459143" calcext:value-type="float">
            <text:p>0.012964542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844288" calcext:value-type="float">
            <text:p>6.844288</text:p>
          </table:table-cell>
          <table:table-cell office:value-type="float" office:value="6.6359743692" calcext:value-type="float">
            <text:p>6.6359743692</text:p>
          </table:table-cell>
          <table:table-cell table:formula="of:=POWER([.C2049]-6.75;2)" office:value-type="float" office:value="0.0130018444793378" calcext:value-type="float">
            <text:p>0.0130018445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.844003" calcext:value-type="float">
            <text:p>6.844003</text:p>
          </table:table-cell>
          <table:table-cell office:value-type="float" office:value="6.6358145568" calcext:value-type="float">
            <text:p>6.6358145568</text:p>
          </table:table-cell>
          <table:table-cell table:formula="of:=POWER([.C2050]-6.75;2)" office:value-type="float" office:value="0.0130383154387805" calcext:value-type="float">
            <text:p>0.0130383154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.843729" calcext:value-type="float">
            <text:p>6.843729</text:p>
          </table:table-cell>
          <table:table-cell office:value-type="float" office:value="6.6356585675" calcext:value-type="float">
            <text:p>6.6356585675</text:p>
          </table:table-cell>
          <table:table-cell table:formula="of:=POWER([.C2051]-6.75;2)" office:value-type="float" office:value="0.013073963186152" calcext:value-type="float">
            <text:p>0.0130739632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6.843463" calcext:value-type="float">
            <text:p>6.843463</text:p>
          </table:table-cell>
          <table:table-cell office:value-type="float" office:value="6.6355063489" calcext:value-type="float">
            <text:p>6.6355063489</text:p>
          </table:table-cell>
          <table:table-cell table:formula="of:=POWER([.C2052]-6.75;2)" office:value-type="float" office:value="0.0131087961422086" calcext:value-type="float">
            <text:p>0.0131087961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.843205" calcext:value-type="float">
            <text:p>6.843205</text:p>
          </table:table-cell>
          <table:table-cell office:value-type="float" office:value="6.6353578483" calcext:value-type="float">
            <text:p>6.6353578483</text:p>
          </table:table-cell>
          <table:table-cell table:formula="of:=POWER([.C2053]-6.75;2)" office:value-type="float" office:value="0.0131428229464058" calcext:value-type="float">
            <text:p>0.0131428229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.842953" calcext:value-type="float">
            <text:p>6.842953</text:p>
          </table:table-cell>
          <table:table-cell office:value-type="float" office:value="6.6352130119" calcext:value-type="float">
            <text:p>6.6352130119</text:p>
          </table:table-cell>
          <table:table-cell table:formula="of:=POWER([.C2054]-6.75;2)" office:value-type="float" office:value="0.0131760526370695" calcext:value-type="float">
            <text:p>0.0131760526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6.842706" calcext:value-type="float">
            <text:p>6.842706</text:p>
          </table:table-cell>
          <table:table-cell office:value-type="float" office:value="6.6350717885" calcext:value-type="float">
            <text:p>6.6350717885</text:p>
          </table:table-cell>
          <table:table-cell table:formula="of:=POWER([.C2055]-6.75;2)" office:value-type="float" office:value="0.0132084937985887" calcext:value-type="float">
            <text:p>0.0132084938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.842461" calcext:value-type="float">
            <text:p>6.842461</text:p>
          </table:table-cell>
          <table:table-cell office:value-type="float" office:value="6.6349341254" calcext:value-type="float">
            <text:p>6.6349341254</text:p>
          </table:table-cell>
          <table:table-cell table:formula="of:=POWER([.C2056]-6.75;2)" office:value-type="float" office:value="0.0132401554974629" calcext:value-type="float">
            <text:p>0.0132401555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.842215" calcext:value-type="float">
            <text:p>6.842215</text:p>
          </table:table-cell>
          <table:table-cell office:value-type="float" office:value="6.6347999737" calcext:value-type="float">
            <text:p>6.6347999737</text:p>
          </table:table-cell>
          <table:table-cell table:formula="of:=POWER([.C2057]-6.75;2)" office:value-type="float" office:value="0.0132710460595207" calcext:value-type="float">
            <text:p>0.0132710461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6.841967" calcext:value-type="float">
            <text:p>6.841967</text:p>
          </table:table-cell>
          <table:table-cell office:value-type="float" office:value="6.6346692879" calcext:value-type="float">
            <text:p>6.6346692879</text:p>
          </table:table-cell>
          <table:table-cell table:formula="of:=POWER([.C2058]-6.75;2)" office:value-type="float" office:value="0.0133011731534932" calcext:value-type="float">
            <text:p>0.0133011732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.841713" calcext:value-type="float">
            <text:p>6.841713</text:p>
          </table:table-cell>
          <table:table-cell office:value-type="float" office:value="6.6345420227" calcext:value-type="float">
            <text:p>6.6345420227</text:p>
          </table:table-cell>
          <table:table-cell table:formula="of:=POWER([.C2059]-6.75;2)" office:value-type="float" office:value="0.0133305445222074" calcext:value-type="float">
            <text:p>0.0133305445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6.841452" calcext:value-type="float">
            <text:p>6.841452</text:p>
          </table:table-cell>
          <table:table-cell office:value-type="float" office:value="6.6344181398" calcext:value-type="float">
            <text:p>6.6344181398</text:p>
          </table:table-cell>
          <table:table-cell table:formula="of:=POWER([.C2060]-6.75;2)" office:value-type="float" office:value="0.0133591664072923" calcext:value-type="float">
            <text:p>0.0133591664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.84118" calcext:value-type="float">
            <text:p>6.84118</text:p>
          </table:table-cell>
          <table:table-cell office:value-type="float" office:value="6.6342976022" calcext:value-type="float">
            <text:p>6.6342976022</text:p>
          </table:table-cell>
          <table:table-cell table:formula="of:=POWER([.C2061]-6.75;2)" office:value-type="float" office:value="0.0133870448566694" calcext:value-type="float">
            <text:p>0.0133870449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.840893" calcext:value-type="float">
            <text:p>6.840893</text:p>
          </table:table-cell>
          <table:table-cell office:value-type="float" office:value="6.6341803763" calcext:value-type="float">
            <text:p>6.6341803763</text:p>
          </table:table-cell>
          <table:table-cell table:formula="of:=POWER([.C2062]-6.75;2)" office:value-type="float" office:value="0.0134141852340096" calcext:value-type="float">
            <text:p>0.0134141852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6.84059" calcext:value-type="float">
            <text:p>6.84059</text:p>
          </table:table-cell>
          <table:table-cell office:value-type="float" office:value="6.6340664385" calcext:value-type="float">
            <text:p>6.6340664385</text:p>
          </table:table-cell>
          <table:table-cell table:formula="of:=POWER([.C2063]-6.75;2)" office:value-type="float" office:value="0.0134405906820744" calcext:value-type="float">
            <text:p>0.0134405907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.840267" calcext:value-type="float">
            <text:p>6.840267</text:p>
          </table:table-cell>
          <table:table-cell office:value-type="float" office:value="6.6339557634" calcext:value-type="float">
            <text:p>6.6339557634</text:p>
          </table:table-cell>
          <table:table-cell table:formula="of:=POWER([.C2064]-6.75;2)" office:value-type="float" office:value="0.0134662648480767" calcext:value-type="float">
            <text:p>0.0134662648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.839921" calcext:value-type="float">
            <text:p>6.839921</text:p>
          </table:table-cell>
          <table:table-cell office:value-type="float" office:value="6.6338483345" calcext:value-type="float">
            <text:p>6.6338483345</text:p>
          </table:table-cell>
          <table:table-cell table:formula="of:=POWER([.C2065]-6.75;2)" office:value-type="float" office:value="0.013491209398424" calcext:value-type="float">
            <text:p>0.0134912094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6.839549" calcext:value-type="float">
            <text:p>6.839549</text:p>
          </table:table-cell>
          <table:table-cell office:value-type="float" office:value="6.633744141" calcext:value-type="float">
            <text:p>6.633744141</text:p>
          </table:table-cell>
          <table:table-cell table:formula="of:=POWER([.C2066]-6.75;2)" office:value-type="float" office:value="0.0135154247518278" calcext:value-type="float">
            <text:p>0.0135154248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.839149" calcext:value-type="float">
            <text:p>6.839149</text:p>
          </table:table-cell>
          <table:table-cell office:value-type="float" office:value="6.6336431756" calcext:value-type="float">
            <text:p>6.6336431756</text:p>
          </table:table-cell>
          <table:table-cell table:formula="of:=POWER([.C2067]-6.75;2)" office:value-type="float" office:value="0.0135389105844525" calcext:value-type="float">
            <text:p>0.0135389106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.838716" calcext:value-type="float">
            <text:p>6.838716</text:p>
          </table:table-cell>
          <table:table-cell office:value-type="float" office:value="6.6335454361" calcext:value-type="float">
            <text:p>6.6335454361</text:p>
          </table:table-cell>
          <table:table-cell table:formula="of:=POWER([.C2068]-6.75;2)" office:value-type="float" office:value="0.0135616654531391" calcext:value-type="float">
            <text:p>0.0135616655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.838249" calcext:value-type="float">
            <text:p>6.838249</text:p>
          </table:table-cell>
          <table:table-cell office:value-type="float" office:value="6.6334509283" calcext:value-type="float">
            <text:p>6.6334509283</text:p>
          </table:table-cell>
          <table:table-cell table:formula="of:=POWER([.C2069]-6.75;2)" office:value-type="float" office:value="0.0135836861141317" calcext:value-type="float">
            <text:p>0.0135836861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6.837745" calcext:value-type="float">
            <text:p>6.837745</text:p>
          </table:table-cell>
          <table:table-cell office:value-type="float" office:value="6.6333596607" calcext:value-type="float">
            <text:p>6.6333596607</text:p>
          </table:table-cell>
          <table:table-cell table:formula="of:=POWER([.C2070]-6.75;2)" office:value-type="float" office:value="0.0136049687520191" calcext:value-type="float">
            <text:p>0.0136049688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.837201" calcext:value-type="float">
            <text:p>6.837201</text:p>
          </table:table-cell>
          <table:table-cell office:value-type="float" office:value="6.6332716487" calcext:value-type="float">
            <text:p>6.6332716487</text:p>
          </table:table-cell>
          <table:table-cell table:formula="of:=POWER([.C2071]-6.75;2)" office:value-type="float" office:value="0.0136255079972162" calcext:value-type="float">
            <text:p>0.013625508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6.836616" calcext:value-type="float">
            <text:p>6.836616</text:p>
          </table:table-cell>
          <table:table-cell office:value-type="float" office:value="6.6331869116" calcext:value-type="float">
            <text:p>6.6331869116</text:p>
          </table:table-cell>
          <table:table-cell table:formula="of:=POWER([.C2072]-6.75;2)" office:value-type="float" office:value="0.0136452976215462" calcext:value-type="float">
            <text:p>0.0136452976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.835986" calcext:value-type="float">
            <text:p>6.835986</text:p>
          </table:table-cell>
          <table:table-cell office:value-type="float" office:value="6.6331054731" calcext:value-type="float">
            <text:p>6.6331054731</text:p>
          </table:table-cell>
          <table:table-cell table:formula="of:=POWER([.C2073]-6.75;2)" office:value-type="float" office:value="0.0136643304191749" calcext:value-type="float">
            <text:p>0.0136643304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.835311" calcext:value-type="float">
            <text:p>6.835311</text:p>
          </table:table-cell>
          <table:table-cell office:value-type="float" office:value="6.6330273644" calcext:value-type="float">
            <text:p>6.6330273644</text:p>
          </table:table-cell>
          <table:table-cell table:formula="of:=POWER([.C2074]-6.75;2)" office:value-type="float" office:value="0.0136825974792103" calcext:value-type="float">
            <text:p>0.0136825975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.834588" calcext:value-type="float">
            <text:p>6.834588</text:p>
          </table:table-cell>
          <table:table-cell office:value-type="float" office:value="6.6329526165" calcext:value-type="float">
            <text:p>6.6329526165</text:p>
          </table:table-cell>
          <table:table-cell table:formula="of:=POWER([.C2075]-6.75;2)" office:value-type="float" office:value="0.0137000899841961" calcext:value-type="float">
            <text:p>0.01370009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6.833817" calcext:value-type="float">
            <text:p>6.833817</text:p>
          </table:table-cell>
          <table:table-cell office:value-type="float" office:value="6.6328812664" calcext:value-type="float">
            <text:p>6.6328812664</text:p>
          </table:table-cell>
          <table:table-cell table:formula="of:=POWER([.C2076]-6.75;2)" office:value-type="float" office:value="0.0137167977600678" calcext:value-type="float">
            <text:p>0.0137167978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.832995" calcext:value-type="float">
            <text:p>6.832995</text:p>
          </table:table-cell>
          <table:table-cell office:value-type="float" office:value="6.6328133536" calcext:value-type="float">
            <text:p>6.6328133536</text:p>
          </table:table-cell>
          <table:table-cell table:formula="of:=POWER([.C2077]-6.75;2)" office:value-type="float" office:value="0.0137327100944787" calcext:value-type="float">
            <text:p>0.0137327101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.832123" calcext:value-type="float">
            <text:p>6.832123</text:p>
          </table:table-cell>
          <table:table-cell office:value-type="float" office:value="6.6327489211" calcext:value-type="float">
            <text:p>6.6327489211</text:p>
          </table:table-cell>
          <table:table-cell table:formula="of:=POWER([.C2078]-6.75;2)" office:value-type="float" office:value="0.013747815503214" calcext:value-type="float">
            <text:p>0.0137478155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6.831199" calcext:value-type="float">
            <text:p>6.831199</text:p>
          </table:table-cell>
          <table:table-cell office:value-type="float" office:value="6.6326880143" calcext:value-type="float">
            <text:p>6.6326880143</text:p>
          </table:table-cell>
          <table:table-cell table:formula="of:=POWER([.C2079]-6.75;2)" office:value-type="float" office:value="0.013762101988877" calcext:value-type="float">
            <text:p>0.013762102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6.830224" calcext:value-type="float">
            <text:p>6.830224</text:p>
          </table:table-cell>
          <table:table-cell office:value-type="float" office:value="6.6326306798" calcext:value-type="float">
            <text:p>6.6326306798</text:p>
          </table:table-cell>
          <table:table-cell table:formula="of:=POWER([.C2080]-6.75;2)" office:value-type="float" office:value="0.0137755573242101" calcext:value-type="float">
            <text:p>0.0137755573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.829196" calcext:value-type="float">
            <text:p>6.829196</text:p>
          </table:table-cell>
          <table:table-cell office:value-type="float" office:value="6.6325769665" calcext:value-type="float">
            <text:p>6.6325769665</text:p>
          </table:table-cell>
          <table:table-cell table:formula="of:=POWER([.C2081]-6.75;2)" office:value-type="float" office:value="0.0137881687963421" calcext:value-type="float">
            <text:p>0.0137881688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6.828117" calcext:value-type="float">
            <text:p>6.828117</text:p>
          </table:table-cell>
          <table:table-cell office:value-type="float" office:value="6.6325269247" calcext:value-type="float">
            <text:p>6.6325269247</text:p>
          </table:table-cell>
          <table:table-cell table:formula="of:=POWER([.C2082]-6.75;2)" office:value-type="float" office:value="0.0137999234204394" calcext:value-type="float">
            <text:p>0.0137999234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.826987" calcext:value-type="float">
            <text:p>6.826987</text:p>
          </table:table-cell>
          <table:table-cell office:value-type="float" office:value="6.6324806033" calcext:value-type="float">
            <text:p>6.6324806033</text:p>
          </table:table-cell>
          <table:table-cell table:formula="of:=POWER([.C2083]-6.75;2)" office:value-type="float" office:value="0.0138108086007319" calcext:value-type="float">
            <text:p>0.0138108086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.825806" calcext:value-type="float">
            <text:p>6.825806</text:p>
          </table:table-cell>
          <table:table-cell office:value-type="float" office:value="6.6324380514" calcext:value-type="float">
            <text:p>6.6324380514</text:p>
          </table:table-cell>
          <table:table-cell table:formula="of:=POWER([.C2084]-6.75;2)" office:value-type="float" office:value="0.013820811758629" calcext:value-type="float">
            <text:p>0.0138208118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6.824576" calcext:value-type="float">
            <text:p>6.824576</text:p>
          </table:table-cell>
          <table:table-cell office:value-type="float" office:value="6.632399319" calcext:value-type="float">
            <text:p>6.632399319</text:p>
          </table:table-cell>
          <table:table-cell table:formula="of:=POWER([.C2085]-6.75;2)" office:value-type="float" office:value="0.0138299201716637" calcext:value-type="float">
            <text:p>0.0138299202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.823298" calcext:value-type="float">
            <text:p>6.823298</text:p>
          </table:table-cell>
          <table:table-cell office:value-type="float" office:value="6.6323644528" calcext:value-type="float">
            <text:p>6.6323644528</text:p>
          </table:table-cell>
          <table:table-cell table:formula="of:=POWER([.C2086]-6.75;2)" office:value-type="float" office:value="0.0138381219650434" calcext:value-type="float">
            <text:p>0.013838122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6.821973" calcext:value-type="float">
            <text:p>6.821973</text:p>
          </table:table-cell>
          <table:table-cell office:value-type="float" office:value="6.6323334994" calcext:value-type="float">
            <text:p>6.6323334994</text:p>
          </table:table-cell>
          <table:table-cell table:formula="of:=POWER([.C2087]-6.75;2)" office:value-type="float" office:value="0.0138454053634499" calcext:value-type="float">
            <text:p>0.0138454054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6.820603" calcext:value-type="float">
            <text:p>6.820603</text:p>
          </table:table-cell>
          <table:table-cell office:value-type="float" office:value="6.6323065018" calcext:value-type="float">
            <text:p>6.6323065018</text:p>
          </table:table-cell>
          <table:table-cell table:formula="of:=POWER([.C2088]-6.75;2)" office:value-type="float" office:value="0.0138517595185533" calcext:value-type="float">
            <text:p>0.0138517595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6.819189" calcext:value-type="float">
            <text:p>6.819189</text:p>
          </table:table-cell>
          <table:table-cell office:value-type="float" office:value="6.6322835018" calcext:value-type="float">
            <text:p>6.6322835018</text:p>
          </table:table-cell>
          <table:table-cell table:formula="of:=POWER([.C2089]-6.75;2)" office:value-type="float" office:value="0.0138571739484706" calcext:value-type="float">
            <text:p>0.0138571739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.817734" calcext:value-type="float">
            <text:p>6.817734</text:p>
          </table:table-cell>
          <table:table-cell office:value-type="float" office:value="6.6322645388" calcext:value-type="float">
            <text:p>6.6322645388</text:p>
          </table:table-cell>
          <table:table-cell table:formula="of:=POWER([.C2090]-6.75;2)" office:value-type="float" office:value="0.0138616388239766" calcext:value-type="float">
            <text:p>0.0138616388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.81624" calcext:value-type="float">
            <text:p>6.81624</text:p>
          </table:table-cell>
          <table:table-cell office:value-type="float" office:value="6.6322496464" calcext:value-type="float">
            <text:p>6.6322496464</text:p>
          </table:table-cell>
          <table:table-cell table:formula="of:=POWER([.C2091]-6.75;2)" office:value-type="float" office:value="0.013865145772925" calcext:value-type="float">
            <text:p>0.0138651458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6.814708" calcext:value-type="float">
            <text:p>6.814708</text:p>
          </table:table-cell>
          <table:table-cell office:value-type="float" office:value="6.6322388554" calcext:value-type="float">
            <text:p>6.6322388554</text:p>
          </table:table-cell>
          <table:table-cell table:formula="of:=POWER([.C2092]-6.75;2)" office:value-type="float" office:value="0.0138676871775022" calcext:value-type="float">
            <text:p>0.0138676872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6.813143" calcext:value-type="float">
            <text:p>6.813143</text:p>
          </table:table-cell>
          <table:table-cell office:value-type="float" office:value="6.6322321935" calcext:value-type="float">
            <text:p>6.6322321935</text:p>
          </table:table-cell>
          <table:table-cell table:formula="of:=POWER([.C2093]-6.75;2)" office:value-type="float" office:value="0.0138692562478214" calcext:value-type="float">
            <text:p>0.0138692562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.811544" calcext:value-type="float">
            <text:p>6.811544</text:p>
          </table:table-cell>
          <table:table-cell office:value-type="float" office:value="6.632229681" calcext:value-type="float">
            <text:p>6.632229681</text:p>
          </table:table-cell>
          <table:table-cell table:formula="of:=POWER([.C2094]-6.75;2)" office:value-type="float" office:value="0.0138698480373617" calcext:value-type="float">
            <text:p>0.013869848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.809917" calcext:value-type="float">
            <text:p>6.809917</text:p>
          </table:table-cell>
          <table:table-cell office:value-type="float" office:value="6.6322313381" calcext:value-type="float">
            <text:p>6.6322313381</text:p>
          </table:table-cell>
          <table:table-cell table:formula="of:=POWER([.C2095]-6.75;2)" office:value-type="float" office:value="0.0138694577257164" calcext:value-type="float">
            <text:p>0.0138694577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6.808262" calcext:value-type="float">
            <text:p>6.808262</text:p>
          </table:table-cell>
          <table:table-cell office:value-type="float" office:value="6.6322371744" calcext:value-type="float">
            <text:p>6.6322371744</text:p>
          </table:table-cell>
          <table:table-cell table:formula="of:=POWER([.C2096]-6.75;2)" office:value-type="float" office:value="0.013868083093296" calcext:value-type="float">
            <text:p>0.0138680831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.806582" calcext:value-type="float">
            <text:p>6.806582</text:p>
          </table:table-cell>
          <table:table-cell office:value-type="float" office:value="6.6322471995" calcext:value-type="float">
            <text:p>6.6322471995</text:p>
          </table:table-cell>
          <table:table-cell table:formula="of:=POWER([.C2097]-6.75;2)" office:value-type="float" office:value="0.0138657220255928" calcext:value-type="float">
            <text:p>0.013865722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.80488" calcext:value-type="float">
            <text:p>6.80488</text:p>
          </table:table-cell>
          <table:table-cell office:value-type="float" office:value="6.6322614146" calcext:value-type="float">
            <text:p>6.6322614146</text:p>
          </table:table-cell>
          <table:table-cell table:formula="of:=POWER([.C2098]-6.75;2)" office:value-type="float" office:value="0.013862374491993" calcext:value-type="float">
            <text:p>0.0138623745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.803158" calcext:value-type="float">
            <text:p>6.803158</text:p>
          </table:table-cell>
          <table:table-cell office:value-type="float" office:value="6.632279816" calcext:value-type="float">
            <text:p>6.632279816</text:p>
          </table:table-cell>
          <table:table-cell table:formula="of:=POWER([.C2099]-6.75;2)" office:value-type="float" office:value="0.0138580417209937" calcext:value-type="float">
            <text:p>0.0138580417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6.801418" calcext:value-type="float">
            <text:p>6.801418</text:p>
          </table:table-cell>
          <table:table-cell office:value-type="float" office:value="6.6323023967" calcext:value-type="float">
            <text:p>6.6323023967</text:p>
          </table:table-cell>
          <table:table-cell table:formula="of:=POWER([.C2100]-6.75;2)" office:value-type="float" office:value="0.0138527258225641" calcext:value-type="float">
            <text:p>0.0138527258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.799663" calcext:value-type="float">
            <text:p>6.799663</text:p>
          </table:table-cell>
          <table:table-cell office:value-type="float" office:value="6.6323291422" calcext:value-type="float">
            <text:p>6.6323291422</text:p>
          </table:table-cell>
          <table:table-cell table:formula="of:=POWER([.C2101]-6.75;2)" office:value-type="float" office:value="0.0138464307753879" calcext:value-type="float">
            <text:p>0.0138464308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6.797895" calcext:value-type="float">
            <text:p>6.797895</text:p>
          </table:table-cell>
          <table:table-cell office:value-type="float" office:value="6.6323600335" calcext:value-type="float">
            <text:p>6.6323600335</text:p>
          </table:table-cell>
          <table:table-cell table:formula="of:=POWER([.C2102]-6.75;2)" office:value-type="float" office:value="0.013839161718121" calcext:value-type="float">
            <text:p>0.0138391617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6.796115" calcext:value-type="float">
            <text:p>6.796115</text:p>
          </table:table-cell>
          <table:table-cell office:value-type="float" office:value="6.6323950466" calcext:value-type="float">
            <text:p>6.6323950466</text:p>
          </table:table-cell>
          <table:table-cell table:formula="of:=POWER([.C2103]-6.75;2)" office:value-type="float" office:value="0.0138309250642161" calcext:value-type="float">
            <text:p>0.0138309251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6.794325" calcext:value-type="float">
            <text:p>6.794325</text:p>
          </table:table-cell>
          <table:table-cell office:value-type="float" office:value="6.6324341517" calcext:value-type="float">
            <text:p>6.6324341517</text:p>
          </table:table-cell>
          <table:table-cell table:formula="of:=POWER([.C2104]-6.75;2)" office:value-type="float" office:value="0.0138217286864986" calcext:value-type="float">
            <text:p>0.0138217287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6.792528" calcext:value-type="float">
            <text:p>6.792528</text:p>
          </table:table-cell>
          <table:table-cell office:value-type="float" office:value="6.6324773166" calcext:value-type="float">
            <text:p>6.6324773166</text:p>
          </table:table-cell>
          <table:table-cell table:formula="of:=POWER([.C2105]-6.75;2)" office:value-type="float" office:value="0.0138115811135366" calcext:value-type="float">
            <text:p>0.0138115811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.790723" calcext:value-type="float">
            <text:p>6.790723</text:p>
          </table:table-cell>
          <table:table-cell office:value-type="float" office:value="6.6325245006" calcext:value-type="float">
            <text:p>6.6325245006</text:p>
          </table:table-cell>
          <table:table-cell table:formula="of:=POWER([.C2106]-6.75;2)" office:value-type="float" office:value="0.0138004929592795" calcext:value-type="float">
            <text:p>0.013800493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.788913" calcext:value-type="float">
            <text:p>6.788913</text:p>
          </table:table-cell>
          <table:table-cell office:value-type="float" office:value="6.6325756631" calcext:value-type="float">
            <text:p>6.6325756631</text:p>
          </table:table-cell>
          <table:table-cell table:formula="of:=POWER([.C2107]-6.75;2)" office:value-type="float" office:value="0.0137884748964047" calcext:value-type="float">
            <text:p>0.0137884749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6.787098" calcext:value-type="float">
            <text:p>6.787098</text:p>
          </table:table-cell>
          <table:table-cell office:value-type="float" office:value="6.6326307563" calcext:value-type="float">
            <text:p>6.6326307563</text:p>
          </table:table-cell>
          <table:table-cell table:formula="of:=POWER([.C2108]-6.75;2)" office:value-type="float" office:value="0.0137755393667099" calcext:value-type="float">
            <text:p>0.0137755394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.785278" calcext:value-type="float">
            <text:p>6.785278</text:p>
          </table:table-cell>
          <table:table-cell office:value-type="float" office:value="6.63268973" calcext:value-type="float">
            <text:p>6.63268973</text:p>
          </table:table-cell>
          <table:table-cell table:formula="of:=POWER([.C2109]-6.75;2)" office:value-type="float" office:value="0.0137616994474729" calcext:value-type="float">
            <text:p>0.0137616994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.783455" calcext:value-type="float">
            <text:p>6.783455</text:p>
          </table:table-cell>
          <table:table-cell office:value-type="float" office:value="6.6327525329" calcext:value-type="float">
            <text:p>6.6327525329</text:p>
          </table:table-cell>
          <table:table-cell table:formula="of:=POWER([.C2110]-6.75;2)" office:value-type="float" office:value="0.0137469685413657" calcext:value-type="float">
            <text:p>0.0137469685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.781627" calcext:value-type="float">
            <text:p>6.781627</text:p>
          </table:table-cell>
          <table:table-cell office:value-type="float" office:value="6.6328191075" calcext:value-type="float">
            <text:p>6.6328191075</text:p>
          </table:table-cell>
          <table:table-cell table:formula="of:=POWER([.C2111]-6.75;2)" office:value-type="float" office:value="0.0137313615670967" calcext:value-type="float">
            <text:p>0.0137313616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6.779796" calcext:value-type="float">
            <text:p>6.779796</text:p>
          </table:table-cell>
          <table:table-cell office:value-type="float" office:value="6.6328893967" calcext:value-type="float">
            <text:p>6.6328893967</text:p>
          </table:table-cell>
          <table:table-cell table:formula="of:=POWER([.C2112]-6.75;2)" office:value-type="float" office:value="0.0137148934052901" calcext:value-type="float">
            <text:p>0.0137148934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.777959" calcext:value-type="float">
            <text:p>6.777959</text:p>
          </table:table-cell>
          <table:table-cell office:value-type="float" office:value="6.6329633405" calcext:value-type="float">
            <text:p>6.6329633405</text:p>
          </table:table-cell>
          <table:table-cell table:formula="of:=POWER([.C2113]-6.75;2)" office:value-type="float" office:value="0.013697579666919" calcext:value-type="float">
            <text:p>0.0136975797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.776117" calcext:value-type="float">
            <text:p>6.776117</text:p>
          </table:table-cell>
          <table:table-cell office:value-type="float" office:value="6.6330408781" calcext:value-type="float">
            <text:p>6.6330408781</text:p>
          </table:table-cell>
          <table:table-cell table:formula="of:=POWER([.C2114]-6.75;2)" office:value-type="float" office:value="0.013679436195619" calcext:value-type="float">
            <text:p>0.0136794362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6.774268" calcext:value-type="float">
            <text:p>6.774268</text:p>
          </table:table-cell>
          <table:table-cell office:value-type="float" office:value="6.6331219474" calcext:value-type="float">
            <text:p>6.6331219474</text:p>
          </table:table-cell>
          <table:table-cell table:formula="of:=POWER([.C2115]-6.75;2)" office:value-type="float" office:value="0.0136604791795683" calcext:value-type="float">
            <text:p>0.0136604792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6.772412" calcext:value-type="float">
            <text:p>6.772412</text:p>
          </table:table-cell>
          <table:table-cell office:value-type="float" office:value="6.6332064875" calcext:value-type="float">
            <text:p>6.6332064875</text:p>
          </table:table-cell>
          <table:table-cell table:formula="of:=POWER([.C2116]-6.75;2)" office:value-type="float" office:value="0.0136407245620877" calcext:value-type="float">
            <text:p>0.0136407246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.770546" calcext:value-type="float">
            <text:p>6.770546</text:p>
          </table:table-cell>
          <table:table-cell office:value-type="float" office:value="6.6332944361" calcext:value-type="float">
            <text:p>6.6332944361</text:p>
          </table:table-cell>
          <table:table-cell table:formula="of:=POWER([.C2117]-6.75;2)" office:value-type="float" office:value="0.013620188645217" calcext:value-type="float">
            <text:p>0.0136201886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.768669" calcext:value-type="float">
            <text:p>6.768669</text:p>
          </table:table-cell>
          <table:table-cell office:value-type="float" office:value="6.6333857312" calcext:value-type="float">
            <text:p>6.6333857312</text:p>
          </table:table-cell>
          <table:table-cell table:formula="of:=POWER([.C2118]-6.75;2)" office:value-type="float" office:value="0.0135988876877587" calcext:value-type="float">
            <text:p>0.0135988877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.766779" calcext:value-type="float">
            <text:p>6.766779</text:p>
          </table:table-cell>
          <table:table-cell office:value-type="float" office:value="6.6334803142" calcext:value-type="float">
            <text:p>6.6334803142</text:p>
          </table:table-cell>
          <table:table-cell table:formula="of:=POWER([.C2119]-6.75;2)" office:value-type="float" office:value="0.0135768371789308" calcext:value-type="float">
            <text:p>0.0135768372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6.764873" calcext:value-type="float">
            <text:p>6.764873</text:p>
          </table:table-cell>
          <table:table-cell office:value-type="float" office:value="6.6335781266" calcext:value-type="float">
            <text:p>6.6335781266</text:p>
          </table:table-cell>
          <table:table-cell table:formula="of:=POWER([.C2120]-6.75;2)" office:value-type="float" office:value="0.0135540526059657" calcext:value-type="float">
            <text:p>0.0135540526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.76295" calcext:value-type="float">
            <text:p>6.76295</text:p>
          </table:table-cell>
          <table:table-cell office:value-type="float" office:value="6.6336791135" calcext:value-type="float">
            <text:p>6.6336791135</text:p>
          </table:table-cell>
          <table:table-cell table:formula="of:=POWER([.C2121]-6.75;2)" office:value-type="float" office:value="0.0135305486361458" calcext:value-type="float">
            <text:p>0.0135305486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.761006" calcext:value-type="float">
            <text:p>6.761006</text:p>
          </table:table-cell>
          <table:table-cell office:value-type="float" office:value="6.633783221" calcext:value-type="float">
            <text:p>6.633783221</text:p>
          </table:table-cell>
          <table:table-cell table:formula="of:=POWER([.C2122]-6.75;2)" office:value-type="float" office:value="0.0135063397211349" calcext:value-type="float">
            <text:p>0.0135063397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.75904" calcext:value-type="float">
            <text:p>6.75904</text:p>
          </table:table-cell>
          <table:table-cell office:value-type="float" office:value="6.6338904002" calcext:value-type="float">
            <text:p>6.6338904002</text:p>
          </table:table-cell>
          <table:table-cell table:formula="of:=POWER([.C2123]-6.75;2)" office:value-type="float" office:value="0.0134814391657161" calcext:value-type="float">
            <text:p>0.0134814392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6.757047" calcext:value-type="float">
            <text:p>6.757047</text:p>
          </table:table-cell>
          <table:table-cell office:value-type="float" office:value="6.6340006033" calcext:value-type="float">
            <text:p>6.6340006033</text:p>
          </table:table-cell>
          <table:table-cell table:formula="of:=POWER([.C2124]-6.75;2)" office:value-type="float" office:value="0.0134558600347639" calcext:value-type="float">
            <text:p>0.01345586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.755026" calcext:value-type="float">
            <text:p>6.755026</text:p>
          </table:table-cell>
          <table:table-cell office:value-type="float" office:value="6.6341137897" calcext:value-type="float">
            <text:p>6.6341137897</text:p>
          </table:table-cell>
          <table:table-cell table:formula="of:=POWER([.C2125]-6.75;2)" office:value-type="float" office:value="0.0134296137376959" calcext:value-type="float">
            <text:p>0.0134296137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.752973" calcext:value-type="float">
            <text:p>6.752973</text:p>
          </table:table-cell>
          <table:table-cell office:value-type="float" office:value="6.63422992" calcext:value-type="float">
            <text:p>6.63422992</text:p>
          </table:table-cell>
          <table:table-cell table:formula="of:=POWER([.C2126]-6.75;2)" office:value-type="float" office:value="0.0134027114232064" calcext:value-type="float">
            <text:p>0.0134027114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.750886" calcext:value-type="float">
            <text:p>6.750886</text:p>
          </table:table-cell>
          <table:table-cell office:value-type="float" office:value="6.6343489618" calcext:value-type="float">
            <text:p>6.6343489618</text:p>
          </table:table-cell>
          <table:table-cell table:formula="of:=POWER([.C2127]-6.75;2)" office:value-type="float" office:value="0.0133751626367379" calcext:value-type="float">
            <text:p>0.0133751626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.748762" calcext:value-type="float">
            <text:p>6.748762</text:p>
          </table:table-cell>
          <table:table-cell office:value-type="float" office:value="6.6344708853" calcext:value-type="float">
            <text:p>6.6344708853</text:p>
          </table:table-cell>
          <table:table-cell table:formula="of:=POWER([.C2128]-6.75;2)" office:value-type="float" office:value="0.0133469763433658" calcext:value-type="float">
            <text:p>0.0133469763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6.746597" calcext:value-type="float">
            <text:p>6.746597</text:p>
          </table:table-cell>
          <table:table-cell office:value-type="float" office:value="6.6345956667" calcext:value-type="float">
            <text:p>6.6345956667</text:p>
          </table:table-cell>
          <table:table-cell table:formula="of:=POWER([.C2129]-6.75;2)" office:value-type="float" office:value="0.0133181601444175" calcext:value-type="float">
            <text:p>0.0133181601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.744389" calcext:value-type="float">
            <text:p>6.744389</text:p>
          </table:table-cell>
          <table:table-cell office:value-type="float" office:value="6.6347232879" calcext:value-type="float">
            <text:p>6.6347232879</text:p>
          </table:table-cell>
          <table:table-cell table:formula="of:=POWER([.C2130]-6.75;2)" office:value-type="float" office:value="0.0132887203525863" calcext:value-type="float">
            <text:p>0.0132887204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.742135" calcext:value-type="float">
            <text:p>6.742135</text:p>
          </table:table-cell>
          <table:table-cell office:value-type="float" office:value="6.6348537348" calcext:value-type="float">
            <text:p>6.6348537348</text:p>
          </table:table-cell>
          <table:table-cell table:formula="of:=POWER([.C2131]-6.75;2)" office:value-type="float" office:value="0.0132586623895087" calcext:value-type="float">
            <text:p>0.0132586624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6.739833" calcext:value-type="float">
            <text:p>6.739833</text:p>
          </table:table-cell>
          <table:table-cell office:value-type="float" office:value="6.6349870012" calcext:value-type="float">
            <text:p>6.6349870012</text:p>
          </table:table-cell>
          <table:table-cell table:formula="of:=POWER([.C2132]-6.75;2)" office:value-type="float" office:value="0.0132279898929688" calcext:value-type="float">
            <text:p>0.0132279899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.73748" calcext:value-type="float">
            <text:p>6.73748</text:p>
          </table:table-cell>
          <table:table-cell office:value-type="float" office:value="6.6351230824" calcext:value-type="float">
            <text:p>6.6351230824</text:p>
          </table:table-cell>
          <table:table-cell table:formula="of:=POWER([.C2133]-6.75;2)" office:value-type="float" office:value="0.0131967061972772" calcext:value-type="float">
            <text:p>0.0131967062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.735074" calcext:value-type="float">
            <text:p>6.735074</text:p>
          </table:table-cell>
          <table:table-cell office:value-type="float" office:value="6.6352619821" calcext:value-type="float">
            <text:p>6.6352619821</text:p>
          </table:table-cell>
          <table:table-cell table:formula="of:=POWER([.C2134]-6.75;2)" office:value-type="float" office:value="0.0131648127516207" calcext:value-type="float">
            <text:p>0.0131648128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.732612" calcext:value-type="float">
            <text:p>6.732612</text:p>
          </table:table-cell>
          <table:table-cell office:value-type="float" office:value="6.6354037085" calcext:value-type="float">
            <text:p>6.6354037085</text:p>
          </table:table-cell>
          <table:table-cell table:formula="of:=POWER([.C2135]-6.75;2)" office:value-type="float" office:value="0.0131323100255529" calcext:value-type="float">
            <text:p>0.01313231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6.730094" calcext:value-type="float">
            <text:p>6.730094</text:p>
          </table:table-cell>
          <table:table-cell office:value-type="float" office:value="6.6355482748" calcext:value-type="float">
            <text:p>6.6355482748</text:p>
          </table:table-cell>
          <table:table-cell table:formula="of:=POWER([.C2136]-6.75;2)" office:value-type="float" office:value="0.0130991974012564" calcext:value-type="float">
            <text:p>0.0130991974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.727518" calcext:value-type="float">
            <text:p>6.727518</text:p>
          </table:table-cell>
          <table:table-cell office:value-type="float" office:value="6.6356956977" calcext:value-type="float">
            <text:p>6.6356956977</text:p>
          </table:table-cell>
          <table:table-cell table:formula="of:=POWER([.C2137]-6.75;2)" office:value-type="float" office:value="0.0130654735242898" calcext:value-type="float">
            <text:p>0.0130654735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6.724881" calcext:value-type="float">
            <text:p>6.724881</text:p>
          </table:table-cell>
          <table:table-cell office:value-type="float" office:value="6.635846" calcext:value-type="float">
            <text:p>6.635846</text:p>
          </table:table-cell>
          <table:table-cell table:formula="of:=POWER([.C2138]-6.75;2)" office:value-type="float" office:value="0.013031135716" calcext:value-type="float">
            <text:p>0.0130311357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6.722184" calcext:value-type="float">
            <text:p>6.722184</text:p>
          </table:table-cell>
          <table:table-cell office:value-type="float" office:value="6.6359992103" calcext:value-type="float">
            <text:p>6.6359992103</text:p>
          </table:table-cell>
          <table:table-cell table:formula="of:=POWER([.C2139]-6.75;2)" office:value-type="float" office:value="0.0129961800522237" calcext:value-type="float">
            <text:p>0.0129961801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6.719426" calcext:value-type="float">
            <text:p>6.719426</text:p>
          </table:table-cell>
          <table:table-cell office:value-type="float" office:value="6.6361553572" calcext:value-type="float">
            <text:p>6.6361553572</text:p>
          </table:table-cell>
          <table:table-cell table:formula="of:=POWER([.C2140]-6.75;2)" office:value-type="float" office:value="0.0129606026942596" calcext:value-type="float">
            <text:p>0.0129606027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.716606" calcext:value-type="float">
            <text:p>6.716606</text:p>
          </table:table-cell>
          <table:table-cell office:value-type="float" office:value="6.6363144755" calcext:value-type="float">
            <text:p>6.6363144755</text:p>
          </table:table-cell>
          <table:table-cell table:formula="of:=POWER([.C2141]-6.75;2)" office:value-type="float" office:value="0.0129243984808401" calcext:value-type="float">
            <text:p>0.0129243985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.713724" calcext:value-type="float">
            <text:p>6.713724</text:p>
          </table:table-cell>
          <table:table-cell office:value-type="float" office:value="6.6364766033" calcext:value-type="float">
            <text:p>6.6364766033</text:p>
          </table:table-cell>
          <table:table-cell table:formula="of:=POWER([.C2142]-6.75;2)" office:value-type="float" office:value="0.0128875615983055" calcext:value-type="float">
            <text:p>0.0128875616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.710782" calcext:value-type="float">
            <text:p>6.710782</text:p>
          </table:table-cell>
          <table:table-cell office:value-type="float" office:value="6.6366417814" calcext:value-type="float">
            <text:p>6.6366417814</text:p>
          </table:table-cell>
          <table:table-cell table:formula="of:=POWER([.C2143]-6.75;2)" office:value-type="float" office:value="0.0128500857241654" calcext:value-type="float">
            <text:p>0.0128500857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6.707778" calcext:value-type="float">
            <text:p>6.707778</text:p>
          </table:table-cell>
          <table:table-cell office:value-type="float" office:value="6.6368100502" calcext:value-type="float">
            <text:p>6.6368100502</text:p>
          </table:table-cell>
          <table:table-cell table:formula="of:=POWER([.C2144]-6.75;2)" office:value-type="float" office:value="0.0128119647357265" calcext:value-type="float">
            <text:p>0.0128119647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.704716" calcext:value-type="float">
            <text:p>6.704716</text:p>
          </table:table-cell>
          <table:table-cell office:value-type="float" office:value="6.6369814552" calcext:value-type="float">
            <text:p>6.6369814552</text:p>
          </table:table-cell>
          <table:table-cell table:formula="of:=POWER([.C2145]-6.75;2)" office:value-type="float" office:value="0.0127731914687096" calcext:value-type="float">
            <text:p>0.0127731915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.701595" calcext:value-type="float">
            <text:p>6.701595</text:p>
          </table:table-cell>
          <table:table-cell office:value-type="float" office:value="6.6371560406" calcext:value-type="float">
            <text:p>6.6371560406</text:p>
          </table:table-cell>
          <table:table-cell table:formula="of:=POWER([.C2146]-6.75;2)" office:value-type="float" office:value="0.0127337591730689" calcext:value-type="float">
            <text:p>0.0127337592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.698419" calcext:value-type="float">
            <text:p>6.698419</text:p>
          </table:table-cell>
          <table:table-cell office:value-type="float" office:value="6.637333853" calcext:value-type="float">
            <text:p>6.637333853</text:p>
          </table:table-cell>
          <table:table-cell table:formula="of:=POWER([.C2147]-6.75;2)" office:value-type="float" office:value="0.0126936606798255" calcext:value-type="float">
            <text:p>0.0126936607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6.695188" calcext:value-type="float">
            <text:p>6.695188</text:p>
          </table:table-cell>
          <table:table-cell office:value-type="float" office:value="6.6375149367" calcext:value-type="float">
            <text:p>6.6375149367</text:p>
          </table:table-cell>
          <table:table-cell table:formula="of:=POWER([.C2148]-6.75;2)" office:value-type="float" office:value="0.0126528894656051" calcext:value-type="float">
            <text:p>0.0126528895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6.691906" calcext:value-type="float">
            <text:p>6.691906</text:p>
          </table:table-cell>
          <table:table-cell office:value-type="float" office:value="6.6376993381" calcext:value-type="float">
            <text:p>6.6376993381</text:p>
          </table:table-cell>
          <table:table-cell table:formula="of:=POWER([.C2149]-6.75;2)" office:value-type="float" office:value="0.0126114386631781" calcext:value-type="float">
            <text:p>0.0126114387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6.688575" calcext:value-type="float">
            <text:p>6.688575</text:p>
          </table:table-cell>
          <table:table-cell office:value-type="float" office:value="6.6378871004" calcext:value-type="float">
            <text:p>6.6378871004</text:p>
          </table:table-cell>
          <table:table-cell table:formula="of:=POWER([.C2150]-6.75;2)" office:value-type="float" office:value="0.0125693022567196" calcext:value-type="float">
            <text:p>0.0125693023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.685199" calcext:value-type="float">
            <text:p>6.685199</text:p>
          </table:table-cell>
          <table:table-cell office:value-type="float" office:value="6.6380782664" calcext:value-type="float">
            <text:p>6.6380782664</text:p>
          </table:table-cell>
          <table:table-cell table:formula="of:=POWER([.C2151]-6.75;2)" office:value-type="float" office:value="0.0125264744520294" calcext:value-type="float">
            <text:p>0.0125264745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6.68178" calcext:value-type="float">
            <text:p>6.68178</text:p>
          </table:table-cell>
          <table:table-cell office:value-type="float" office:value="6.6382728734" calcext:value-type="float">
            <text:p>6.6382728734</text:p>
          </table:table-cell>
          <table:table-cell table:formula="of:=POWER([.C2152]-6.75;2)" office:value-type="float" office:value="0.0124829508182924" calcext:value-type="float">
            <text:p>0.0124829508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.678323" calcext:value-type="float">
            <text:p>6.678323</text:p>
          </table:table-cell>
          <table:table-cell office:value-type="float" office:value="6.6384709594" calcext:value-type="float">
            <text:p>6.6384709594</text:p>
          </table:table-cell>
          <table:table-cell table:formula="of:=POWER([.C2153]-6.75;2)" office:value-type="float" office:value="0.0124387268971564" calcext:value-type="float">
            <text:p>0.0124387269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6.674832" calcext:value-type="float">
            <text:p>6.674832</text:p>
          </table:table-cell>
          <table:table-cell office:value-type="float" office:value="6.6386725568" calcext:value-type="float">
            <text:p>6.6386725568</text:p>
          </table:table-cell>
          <table:table-cell table:formula="of:=POWER([.C2154]-6.75;2)" office:value-type="float" office:value="0.0123937996094493" calcext:value-type="float">
            <text:p>0.0123937996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6.67131" calcext:value-type="float">
            <text:p>6.67131</text:p>
          </table:table-cell>
          <table:table-cell office:value-type="float" office:value="6.6388776941" calcext:value-type="float">
            <text:p>6.6388776941</text:p>
          </table:table-cell>
          <table:table-cell table:formula="of:=POWER([.C2155]-6.75;2)" office:value-type="float" office:value="0.0123481668685333" calcext:value-type="float">
            <text:p>0.0123481669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6.667763" calcext:value-type="float">
            <text:p>6.667763</text:p>
          </table:table-cell>
          <table:table-cell office:value-type="float" office:value="6.6390863955" calcext:value-type="float">
            <text:p>6.6390863955</text:p>
          </table:table-cell>
          <table:table-cell table:formula="of:=POWER([.C2156]-6.75;2)" office:value-type="float" office:value="0.0123018276631825" calcext:value-type="float">
            <text:p>0.0123018277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.664194" calcext:value-type="float">
            <text:p>6.664194</text:p>
          </table:table-cell>
          <table:table-cell office:value-type="float" office:value="6.6392986786" calcext:value-type="float">
            <text:p>6.6392986786</text:p>
          </table:table-cell>
          <table:table-cell table:formula="of:=POWER([.C2157]-6.75;2)" office:value-type="float" office:value="0.012254782559706" calcext:value-type="float">
            <text:p>0.0122547826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.660609" calcext:value-type="float">
            <text:p>6.660609</text:p>
          </table:table-cell>
          <table:table-cell office:value-type="float" office:value="6.6395145579" calcext:value-type="float">
            <text:p>6.6395145579</text:p>
          </table:table-cell>
          <table:table-cell table:formula="of:=POWER([.C2158]-6.75;2)" office:value-type="float" office:value="0.0122070329160324" calcext:value-type="float">
            <text:p>0.0122070329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6.657012" calcext:value-type="float">
            <text:p>6.657012</text:p>
          </table:table-cell>
          <table:table-cell office:value-type="float" office:value="6.6397340394" calcext:value-type="float">
            <text:p>6.6397340394</text:p>
          </table:table-cell>
          <table:table-cell table:formula="of:=POWER([.C2159]-6.75;2)" office:value-type="float" office:value="0.0121585820670407" calcext:value-type="float">
            <text:p>0.0121585821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6.653408" calcext:value-type="float">
            <text:p>6.653408</text:p>
          </table:table-cell>
          <table:table-cell office:value-type="float" office:value="6.6399571243" calcext:value-type="float">
            <text:p>6.6399571243</text:p>
          </table:table-cell>
          <table:table-cell table:formula="of:=POWER([.C2160]-6.75;2)" office:value-type="float" office:value="0.0121094344923256" calcext:value-type="float">
            <text:p>0.0121094345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.649802" calcext:value-type="float">
            <text:p>6.649802</text:p>
          </table:table-cell>
          <table:table-cell office:value-type="float" office:value="6.6401838065" calcext:value-type="float">
            <text:p>6.6401838065</text:p>
          </table:table-cell>
          <table:table-cell table:formula="of:=POWER([.C2161]-6.75;2)" office:value-type="float" office:value="0.0120595963548295" calcext:value-type="float">
            <text:p>0.0120595964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.646199" calcext:value-type="float">
            <text:p>6.646199</text:p>
          </table:table-cell>
          <table:table-cell office:value-type="float" office:value="6.6404140729" calcext:value-type="float">
            <text:p>6.6404140729</text:p>
          </table:table-cell>
          <table:table-cell table:formula="of:=POWER([.C2162]-6.75;2)" office:value-type="float" office:value="0.0120090754183664" calcext:value-type="float">
            <text:p>0.0120090754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6.642605" calcext:value-type="float">
            <text:p>6.642605</text:p>
          </table:table-cell>
          <table:table-cell office:value-type="float" office:value="6.6406479044" calcext:value-type="float">
            <text:p>6.6406479044</text:p>
          </table:table-cell>
          <table:table-cell table:formula="of:=POWER([.C2163]-6.75;2)" office:value-type="float" office:value="0.0119578808121116" calcext:value-type="float">
            <text:p>0.0119578808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.639024" calcext:value-type="float">
            <text:p>6.639024</text:p>
          </table:table-cell>
          <table:table-cell office:value-type="float" office:value="6.6408852712" calcext:value-type="float">
            <text:p>6.6408852712</text:p>
          </table:table-cell>
          <table:table-cell table:formula="of:=POWER([.C2164]-6.75;2)" office:value-type="float" office:value="0.0119060240410975" calcext:value-type="float">
            <text:p>0.011906024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.635461" calcext:value-type="float">
            <text:p>6.635461</text:p>
          </table:table-cell>
          <table:table-cell office:value-type="float" office:value="6.6408874976" calcext:value-type="float">
            <text:p>6.6408874976</text:p>
          </table:table-cell>
          <table:table-cell table:formula="of:=POWER([.C2165]-6.75;2)" office:value-type="float" office:value="0.0119055381799901" calcext:value-type="float">
            <text:p>0.0119055382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.631921" calcext:value-type="float">
            <text:p>6.631921</text:p>
          </table:table-cell>
          <table:table-cell office:value-type="float" office:value="6.6408939964" calcext:value-type="float">
            <text:p>6.6408939964</text:p>
          </table:table-cell>
          <table:table-cell table:formula="of:=POWER([.C2166]-6.75;2)" office:value-type="float" office:value="0.0119041200215632" calcext:value-type="float">
            <text:p>0.01190412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.628409" calcext:value-type="float">
            <text:p>6.628409</text:p>
          </table:table-cell>
          <table:table-cell office:value-type="float" office:value="6.6409047554" calcext:value-type="float">
            <text:p>6.6409047554</text:p>
          </table:table-cell>
          <table:table-cell table:formula="of:=POWER([.C2167]-6.75;2)" office:value-type="float" office:value="0.0119017723943338" calcext:value-type="float">
            <text:p>0.0119017724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6.62493" calcext:value-type="float">
            <text:p>6.62493</text:p>
          </table:table-cell>
          <table:table-cell office:value-type="float" office:value="6.6409197563" calcext:value-type="float">
            <text:p>6.6409197563</text:p>
          </table:table-cell>
          <table:table-cell table:formula="of:=POWER([.C2168]-6.75;2)" office:value-type="float" office:value="0.0118984995656514" calcext:value-type="float">
            <text:p>0.0118984996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.621487" calcext:value-type="float">
            <text:p>6.621487</text:p>
          </table:table-cell>
          <table:table-cell office:value-type="float" office:value="6.6409389748" calcext:value-type="float">
            <text:p>6.6409389748</text:p>
          </table:table-cell>
          <table:table-cell table:formula="of:=POWER([.C2169]-6.75;2)" office:value-type="float" office:value="0.011894307217675" calcext:value-type="float">
            <text:p>0.0118943072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6.618085" calcext:value-type="float">
            <text:p>6.618085</text:p>
          </table:table-cell>
          <table:table-cell office:value-type="float" office:value="6.6409623827" calcext:value-type="float">
            <text:p>6.6409623827</text:p>
          </table:table-cell>
          <table:table-cell table:formula="of:=POWER([.C2170]-6.75;2)" office:value-type="float" office:value="0.0118892019864613" calcext:value-type="float">
            <text:p>0.011889202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.614728" calcext:value-type="float">
            <text:p>6.614728</text:p>
          </table:table-cell>
          <table:table-cell office:value-type="float" office:value="6.6409899458" calcext:value-type="float">
            <text:p>6.6409899458</text:p>
          </table:table-cell>
          <table:table-cell table:formula="of:=POWER([.C2171]-6.75;2)" office:value-type="float" office:value="0.0118831919166869" calcext:value-type="float">
            <text:p>0.0118831919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6.61142" calcext:value-type="float">
            <text:p>6.61142</text:p>
          </table:table-cell>
          <table:table-cell office:value-type="float" office:value="6.6410216248" calcext:value-type="float">
            <text:p>6.6410216248</text:p>
          </table:table-cell>
          <table:table-cell table:formula="of:=POWER([.C2172]-6.75;2)" office:value-type="float" office:value="0.0118762862612319" calcext:value-type="float">
            <text:p>0.0118762863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6.608164" calcext:value-type="float">
            <text:p>6.608164</text:p>
          </table:table-cell>
          <table:table-cell office:value-type="float" office:value="6.6410573756" calcext:value-type="float">
            <text:p>6.6410573756</text:p>
          </table:table-cell>
          <table:table-cell table:formula="of:=POWER([.C2173]-6.75;2)" office:value-type="float" office:value="0.0118684954111595" calcext:value-type="float">
            <text:p>0.0118684954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.604963" calcext:value-type="float">
            <text:p>6.604963</text:p>
          </table:table-cell>
          <table:table-cell office:value-type="float" office:value="6.6410971499" calcext:value-type="float">
            <text:p>6.6410971499</text:p>
          </table:table-cell>
          <table:table-cell table:formula="of:=POWER([.C2174]-6.75;2)" office:value-type="float" office:value="0.011859830759903" calcext:value-type="float">
            <text:p>0.0118598308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.601821" calcext:value-type="float">
            <text:p>6.601821</text:p>
          </table:table-cell>
          <table:table-cell office:value-type="float" office:value="6.6411408959" calcext:value-type="float">
            <text:p>6.6411408959</text:p>
          </table:table-cell>
          <table:table-cell table:formula="of:=POWER([.C2175]-6.75;2)" office:value-type="float" office:value="0.0118503045454547" calcext:value-type="float">
            <text:p>0.0118503045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.59874" calcext:value-type="float">
            <text:p>6.59874</text:p>
          </table:table-cell>
          <table:table-cell office:value-type="float" office:value="6.6411885564" calcext:value-type="float">
            <text:p>6.6411885564</text:p>
          </table:table-cell>
          <table:table-cell table:formula="of:=POWER([.C2176]-6.75;2)" office:value-type="float" office:value="0.0118399302583159" calcext:value-type="float">
            <text:p>0.0118399303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.595722" calcext:value-type="float">
            <text:p>6.595722</text:p>
          </table:table-cell>
          <table:table-cell office:value-type="float" office:value="6.6412400716" calcext:value-type="float">
            <text:p>6.6412400716</text:p>
          </table:table-cell>
          <table:table-cell table:formula="of:=POWER([.C2177]-6.75;2)" office:value-type="float" office:value="0.011828722025573" calcext:value-type="float">
            <text:p>0.011828722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.592769" calcext:value-type="float">
            <text:p>6.592769</text:p>
          </table:table-cell>
          <table:table-cell office:value-type="float" office:value="6.6412953791" calcext:value-type="float">
            <text:p>6.6412953791</text:p>
          </table:table-cell>
          <table:table-cell table:formula="of:=POWER([.C2178]-6.75;2)" office:value-type="float" office:value="0.0118166946050128" calcext:value-type="float">
            <text:p>0.0118166946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.589883" calcext:value-type="float">
            <text:p>6.589883</text:p>
          </table:table-cell>
          <table:table-cell office:value-type="float" office:value="6.6413544136" calcext:value-type="float">
            <text:p>6.6413544136</text:p>
          </table:table-cell>
          <table:table-cell table:formula="of:=POWER([.C2179]-6.75;2)" office:value-type="float" office:value="0.0118038634441998" calcext:value-type="float">
            <text:p>0.0118038634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6.587065" calcext:value-type="float">
            <text:p>6.587065</text:p>
          </table:table-cell>
          <table:table-cell office:value-type="float" office:value="6.6414171072" calcext:value-type="float">
            <text:p>6.6414171072</text:p>
          </table:table-cell>
          <table:table-cell table:formula="of:=POWER([.C2180]-6.75;2)" office:value-type="float" office:value="0.0117902446088164" calcext:value-type="float">
            <text:p>0.0117902446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.584317" calcext:value-type="float">
            <text:p>6.584317</text:p>
          </table:table-cell>
          <table:table-cell office:value-type="float" office:value="6.6414833902" calcext:value-type="float">
            <text:p>6.6414833902</text:p>
          </table:table-cell>
          <table:table-cell table:formula="of:=POWER([.C2181]-6.75;2)" office:value-type="float" office:value="0.0117758546024854" calcext:value-type="float">
            <text:p>0.0117758546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.581638" calcext:value-type="float">
            <text:p>6.581638</text:p>
          </table:table-cell>
          <table:table-cell office:value-type="float" office:value="6.6415531905" calcext:value-type="float">
            <text:p>6.6415531905</text:p>
          </table:table-cell>
          <table:table-cell table:formula="of:=POWER([.C2182]-6.75;2)" office:value-type="float" office:value="0.0117607104907293" calcext:value-type="float">
            <text:p>0.0117607105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.579029" calcext:value-type="float">
            <text:p>6.579029</text:p>
          </table:table-cell>
          <table:table-cell office:value-type="float" office:value="6.6416264364" calcext:value-type="float">
            <text:p>6.6416264364</text:p>
          </table:table-cell>
          <table:table-cell table:formula="of:=POWER([.C2183]-6.75;2)" office:value-type="float" office:value="0.0117448292873632" calcext:value-type="float">
            <text:p>0.0117448293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6.57649" calcext:value-type="float">
            <text:p>6.57649</text:p>
          </table:table-cell>
          <table:table-cell office:value-type="float" office:value="6.6417030551" calcext:value-type="float">
            <text:p>6.6417030551</text:p>
          </table:table-cell>
          <table:table-cell table:formula="of:=POWER([.C2184]-6.75;2)" office:value-type="float" office:value="0.0117282282746737" calcext:value-type="float">
            <text:p>0.0117282283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.57402" calcext:value-type="float">
            <text:p>6.57402</text:p>
          </table:table-cell>
          <table:table-cell office:value-type="float" office:value="6.641782973" calcext:value-type="float">
            <text:p>6.641782973</text:p>
          </table:table-cell>
          <table:table-cell table:formula="of:=POWER([.C2185]-6.75;2)" office:value-type="float" office:value="0.0117109249327188" calcext:value-type="float">
            <text:p>0.0117109249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.571619" calcext:value-type="float">
            <text:p>6.571619</text:p>
          </table:table-cell>
          <table:table-cell office:value-type="float" office:value="6.6418661178" calcext:value-type="float">
            <text:p>6.6418661178</text:p>
          </table:table-cell>
          <table:table-cell table:formula="of:=POWER([.C2186]-6.75;2)" office:value-type="float" office:value="0.0116929364796434" calcext:value-type="float">
            <text:p>0.0116929365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6.569286" calcext:value-type="float">
            <text:p>6.569286</text:p>
          </table:table-cell>
          <table:table-cell office:value-type="float" office:value="6.6419524165" calcext:value-type="float">
            <text:p>6.6419524165</text:p>
          </table:table-cell>
          <table:table-cell table:formula="of:=POWER([.C2187]-6.75;2)" office:value-type="float" office:value="0.0116742803001895" calcext:value-type="float">
            <text:p>0.0116742803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6.56702" calcext:value-type="float">
            <text:p>6.56702</text:p>
          </table:table-cell>
          <table:table-cell office:value-type="float" office:value="6.642041797" calcext:value-type="float">
            <text:p>6.642041797</text:p>
          </table:table-cell>
          <table:table-cell table:formula="of:=POWER([.C2188]-6.75;2)" office:value-type="float" office:value="0.0116549735949892" calcext:value-type="float">
            <text:p>0.0116549736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.564818" calcext:value-type="float">
            <text:p>6.564818</text:p>
          </table:table-cell>
          <table:table-cell office:value-type="float" office:value="6.6421341884" calcext:value-type="float">
            <text:p>6.6421341884</text:p>
          </table:table-cell>
          <table:table-cell table:formula="of:=POWER([.C2189]-6.75;2)" office:value-type="float" office:value="0.0116350333121267" calcext:value-type="float">
            <text:p>0.0116350333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6.56268" calcext:value-type="float">
            <text:p>6.56268</text:p>
          </table:table-cell>
          <table:table-cell office:value-type="float" office:value="6.6422295228" calcext:value-type="float">
            <text:p>6.6422295228</text:p>
          </table:table-cell>
          <table:table-cell table:formula="of:=POWER([.C2190]-6.75;2)" office:value-type="float" office:value="0.0116144757559157" calcext:value-type="float">
            <text:p>0.0116144758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.560602" calcext:value-type="float">
            <text:p>6.560602</text:p>
          </table:table-cell>
          <table:table-cell office:value-type="float" office:value="6.6423277321" calcext:value-type="float">
            <text:p>6.6423277321</text:p>
          </table:table-cell>
          <table:table-cell table:formula="of:=POWER([.C2191]-6.75;2)" office:value-type="float" office:value="0.0115933172747294" calcext:value-type="float">
            <text:p>0.0115933173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6.558582" calcext:value-type="float">
            <text:p>6.558582</text:p>
          </table:table-cell>
          <table:table-cell office:value-type="float" office:value="6.6424287528" calcext:value-type="float">
            <text:p>6.6424287528</text:p>
          </table:table-cell>
          <table:table-cell table:formula="of:=POWER([.C2192]-6.75;2)" office:value-type="float" office:value="0.0115715732241635" calcext:value-type="float">
            <text:p>0.0115715732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.556619" calcext:value-type="float">
            <text:p>6.556619</text:p>
          </table:table-cell>
          <table:table-cell office:value-type="float" office:value="6.6425325235" calcext:value-type="float">
            <text:p>6.6425325235</text:p>
          </table:table-cell>
          <table:table-cell table:formula="of:=POWER([.C2193]-6.75;2)" office:value-type="float" office:value="0.0115492585052781" calcext:value-type="float">
            <text:p>0.0115492585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6.554708" calcext:value-type="float">
            <text:p>6.554708</text:p>
          </table:table-cell>
          <table:table-cell office:value-type="float" office:value="6.6426389839" calcext:value-type="float">
            <text:p>6.6426389839</text:p>
          </table:table-cell>
          <table:table-cell table:formula="of:=POWER([.C2194]-6.75;2)" office:value-type="float" office:value="0.0115263877780244" calcext:value-type="float">
            <text:p>0.0115263878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.552848" calcext:value-type="float">
            <text:p>6.552848</text:p>
          </table:table-cell>
          <table:table-cell office:value-type="float" office:value="6.6427480794" calcext:value-type="float">
            <text:p>6.6427480794</text:p>
          </table:table-cell>
          <table:table-cell table:formula="of:=POWER([.C2195]-6.75;2)" office:value-type="float" office:value="0.0115029744723886" calcext:value-type="float">
            <text:p>0.0115029745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6.551034" calcext:value-type="float">
            <text:p>6.551034</text:p>
          </table:table-cell>
          <table:table-cell office:value-type="float" office:value="6.6428597565" calcext:value-type="float">
            <text:p>6.6428597565</text:p>
          </table:table-cell>
          <table:table-cell table:formula="of:=POWER([.C2196]-6.75;2)" office:value-type="float" office:value="0.0114790317772393" calcext:value-type="float">
            <text:p>0.0114790318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.549264" calcext:value-type="float">
            <text:p>6.549264</text:p>
          </table:table-cell>
          <table:table-cell office:value-type="float" office:value="6.6429739677" calcext:value-type="float">
            <text:p>6.6429739677</text:p>
          </table:table-cell>
          <table:table-cell table:formula="of:=POWER([.C2197]-6.75;2)" office:value-type="float" office:value="0.0114545715898807" calcext:value-type="float">
            <text:p>0.0114545716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.547534" calcext:value-type="float">
            <text:p>6.547534</text:p>
          </table:table-cell>
          <table:table-cell office:value-type="float" office:value="6.6430906675" calcext:value-type="float">
            <text:p>6.6430906675</text:p>
          </table:table-cell>
          <table:table-cell table:formula="of:=POWER([.C2198]-6.75;2)" office:value-type="float" office:value="0.0114296053755955" calcext:value-type="float">
            <text:p>0.0114296054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.545841" calcext:value-type="float">
            <text:p>6.545841</text:p>
          </table:table-cell>
          <table:table-cell office:value-type="float" office:value="6.6432098155" calcext:value-type="float">
            <text:p>6.6432098155</text:p>
          </table:table-cell>
          <table:table-cell table:formula="of:=POWER([.C2199]-6.75;2)" office:value-type="float" office:value="0.0114041435055441" calcext:value-type="float">
            <text:p>0.0114041435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6.544181" calcext:value-type="float">
            <text:p>6.544181</text:p>
          </table:table-cell>
          <table:table-cell office:value-type="float" office:value="6.6433313745" calcext:value-type="float">
            <text:p>6.6433313745</text:p>
          </table:table-cell>
          <table:table-cell table:formula="of:=POWER([.C2200]-6.75;2)" office:value-type="float" office:value="0.0113781956660593" calcext:value-type="float">
            <text:p>0.0113781957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.542551" calcext:value-type="float">
            <text:p>6.542551</text:p>
          </table:table-cell>
          <table:table-cell office:value-type="float" office:value="6.6434553125" calcext:value-type="float">
            <text:p>6.6434553125</text:p>
          </table:table-cell>
          <table:table-cell table:formula="of:=POWER([.C2201]-6.75;2)" office:value-type="float" office:value="0.0113517704344726" calcext:value-type="float">
            <text:p>0.0113517704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.540946" calcext:value-type="float">
            <text:p>6.540946</text:p>
          </table:table-cell>
          <table:table-cell office:value-type="float" office:value="6.6435816008" calcext:value-type="float">
            <text:p>6.6435816008</text:p>
          </table:table-cell>
          <table:table-cell table:formula="of:=POWER([.C2202]-6.75;2)" office:value-type="float" office:value="0.0113248756882905" calcext:value-type="float">
            <text:p>0.0113248757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6.539363" calcext:value-type="float">
            <text:p>6.539363</text:p>
          </table:table-cell>
          <table:table-cell office:value-type="float" office:value="6.6437102168" calcext:value-type="float">
            <text:p>6.6437102168</text:p>
          </table:table-cell>
          <table:table-cell table:formula="of:=POWER([.C2203]-6.75;2)" office:value-type="float" office:value="0.0112975180127031" calcext:value-type="float">
            <text:p>0.011297518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6.537799" calcext:value-type="float">
            <text:p>6.537799</text:p>
          </table:table-cell>
          <table:table-cell office:value-type="float" office:value="6.6438411418" calcext:value-type="float">
            <text:p>6.6438411418</text:p>
          </table:table-cell>
          <table:table-cell table:formula="of:=POWER([.C2204]-6.75;2)" office:value-type="float" office:value="0.0112697031743276" calcext:value-type="float">
            <text:p>0.0112697032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6.53625" calcext:value-type="float">
            <text:p>6.53625</text:p>
          </table:table-cell>
          <table:table-cell office:value-type="float" office:value="6.6439743606" calcext:value-type="float">
            <text:p>6.6439743606</text:p>
          </table:table-cell>
          <table:table-cell table:formula="of:=POWER([.C2205]-6.75;2)" office:value-type="float" office:value="0.0112414362101789" calcext:value-type="float">
            <text:p>0.0112414362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.534712" calcext:value-type="float">
            <text:p>6.534712</text:p>
          </table:table-cell>
          <table:table-cell office:value-type="float" office:value="6.6441098629" calcext:value-type="float">
            <text:p>6.6441098629</text:p>
          </table:table-cell>
          <table:table-cell table:formula="of:=POWER([.C2206]-6.75;2)" office:value-type="float" office:value="0.0112127211350569" calcext:value-type="float">
            <text:p>0.0112127211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.533182" calcext:value-type="float">
            <text:p>6.533182</text:p>
          </table:table-cell>
          <table:table-cell office:value-type="float" office:value="6.6442476436" calcext:value-type="float">
            <text:p>6.6442476436</text:p>
          </table:table-cell>
          <table:table-cell table:formula="of:=POWER([.C2207]-6.75;2)" office:value-type="float" office:value="0.0111835608841526" calcext:value-type="float">
            <text:p>0.0111835609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.531656" calcext:value-type="float">
            <text:p>6.531656</text:p>
          </table:table-cell>
          <table:table-cell office:value-type="float" office:value="6.6443877011" calcext:value-type="float">
            <text:p>6.6443877011</text:p>
          </table:table-cell>
          <table:table-cell table:formula="of:=POWER([.C2208]-6.75;2)" office:value-type="float" office:value="0.0111539576789429" calcext:value-type="float">
            <text:p>0.0111539577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.530133" calcext:value-type="float">
            <text:p>6.530133</text:p>
          </table:table-cell>
          <table:table-cell office:value-type="float" office:value="6.6445300391" calcext:value-type="float">
            <text:p>6.6445300391</text:p>
          </table:table-cell>
          <table:table-cell table:formula="of:=POWER([.C2209]-6.75;2)" office:value-type="float" office:value="0.0111239126522475" calcext:value-type="float">
            <text:p>0.0111239127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.528607" calcext:value-type="float">
            <text:p>6.528607</text:p>
          </table:table-cell>
          <table:table-cell office:value-type="float" office:value="6.6446746625" calcext:value-type="float">
            <text:p>6.6446746625</text:p>
          </table:table-cell>
          <table:table-cell table:formula="of:=POWER([.C2210]-6.75;2)" office:value-type="float" office:value="0.0110934267194889" calcext:value-type="float">
            <text:p>0.0110934267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.527078" calcext:value-type="float">
            <text:p>6.527078</text:p>
          </table:table-cell>
          <table:table-cell office:value-type="float" office:value="6.6448215835" calcext:value-type="float">
            <text:p>6.6448215835</text:p>
          </table:table-cell>
          <table:table-cell table:formula="of:=POWER([.C2211]-6.75;2)" office:value-type="float" office:value="0.0110624992974475" calcext:value-type="float">
            <text:p>0.0110624993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6.525541" calcext:value-type="float">
            <text:p>6.525541</text:p>
          </table:table-cell>
          <table:table-cell office:value-type="float" office:value="6.644970815" calcext:value-type="float">
            <text:p>6.644970815</text:p>
          </table:table-cell>
          <table:table-cell table:formula="of:=POWER([.C2212]-6.75;2)" office:value-type="float" office:value="0.0110311297017643" calcext:value-type="float">
            <text:p>0.0110311297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.523995" calcext:value-type="float">
            <text:p>6.523995</text:p>
          </table:table-cell>
          <table:table-cell office:value-type="float" office:value="6.6451223756" calcext:value-type="float">
            <text:p>6.6451223756</text:p>
          </table:table-cell>
          <table:table-cell table:formula="of:=POWER([.C2213]-6.75;2)" office:value-type="float" office:value="0.0109993160997875" calcext:value-type="float">
            <text:p>0.0109993161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6.522438" calcext:value-type="float">
            <text:p>6.522438</text:p>
          </table:table-cell>
          <table:table-cell office:value-type="float" office:value="6.6452762859" calcext:value-type="float">
            <text:p>6.6452762859</text:p>
          </table:table-cell>
          <table:table-cell table:formula="of:=POWER([.C2214]-6.75;2)" office:value-type="float" office:value="0.0109670562948986" calcext:value-type="float">
            <text:p>0.0109670563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6.520868" calcext:value-type="float">
            <text:p>6.520868</text:p>
          </table:table-cell>
          <table:table-cell office:value-type="float" office:value="6.6454325687" calcext:value-type="float">
            <text:p>6.6454325687</text:p>
          </table:table-cell>
          <table:table-cell table:formula="of:=POWER([.C2215]-6.75;2)" office:value-type="float" office:value="0.0109343476886801" calcext:value-type="float">
            <text:p>0.0109343477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.519283" calcext:value-type="float">
            <text:p>6.519283</text:p>
          </table:table-cell>
          <table:table-cell office:value-type="float" office:value="6.6455912497" calcext:value-type="float">
            <text:p>6.6455912497</text:p>
          </table:table-cell>
          <table:table-cell table:formula="of:=POWER([.C2216]-6.75;2)" office:value-type="float" office:value="0.0109011871392078" calcext:value-type="float">
            <text:p>0.0109011871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6.517683" calcext:value-type="float">
            <text:p>6.517683</text:p>
          </table:table-cell>
          <table:table-cell office:value-type="float" office:value="6.6457523571" calcext:value-type="float">
            <text:p>6.6457523571</text:p>
          </table:table-cell>
          <table:table-cell table:formula="of:=POWER([.C2217]-6.75;2)" office:value-type="float" office:value="0.0108675710502059" calcext:value-type="float">
            <text:p>0.0108675711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6.516065" calcext:value-type="float">
            <text:p>6.516065</text:p>
          </table:table-cell>
          <table:table-cell office:value-type="float" office:value="6.6459159195" calcext:value-type="float">
            <text:p>6.6459159195</text:p>
          </table:table-cell>
          <table:table-cell table:formula="of:=POWER([.C2218]-6.75;2)" office:value-type="float" office:value="0.0108334958135304" calcext:value-type="float">
            <text:p>0.0108334958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.51443" calcext:value-type="float">
            <text:p>6.51443</text:p>
          </table:table-cell>
          <table:table-cell office:value-type="float" office:value="6.6460819693" calcext:value-type="float">
            <text:p>6.6460819693</text:p>
          </table:table-cell>
          <table:table-cell table:formula="of:=POWER([.C2219]-6.75;2)" office:value-type="float" office:value="0.0107989571045662" calcext:value-type="float">
            <text:p>0.0107989571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.512778" calcext:value-type="float">
            <text:p>6.512778</text:p>
          </table:table-cell>
          <table:table-cell office:value-type="float" office:value="6.6462505378" calcext:value-type="float">
            <text:p>6.6462505378</text:p>
          </table:table-cell>
          <table:table-cell table:formula="of:=POWER([.C2220]-6.75;2)" office:value-type="float" office:value="0.0107639509067892" calcext:value-type="float">
            <text:p>0.0107639509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.511109" calcext:value-type="float">
            <text:p>6.511109</text:p>
          </table:table-cell>
          <table:table-cell office:value-type="float" office:value="6.6464216564" calcext:value-type="float">
            <text:p>6.6464216564</text:p>
          </table:table-cell>
          <table:table-cell table:formula="of:=POWER([.C2221]-6.75;2)" office:value-type="float" office:value="0.0107284732629196" calcext:value-type="float">
            <text:p>0.0107284733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6.509423" calcext:value-type="float">
            <text:p>6.509423</text:p>
          </table:table-cell>
          <table:table-cell office:value-type="float" office:value="6.6465953569" calcext:value-type="float">
            <text:p>6.6465953569</text:p>
          </table:table-cell>
          <table:table-cell table:formula="of:=POWER([.C2222]-6.75;2)" office:value-type="float" office:value="0.0106925202146384" calcext:value-type="float">
            <text:p>0.0106925202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.507721" calcext:value-type="float">
            <text:p>6.507721</text:p>
          </table:table-cell>
          <table:table-cell office:value-type="float" office:value="6.646771671" calcext:value-type="float">
            <text:p>6.646771671</text:p>
          </table:table-cell>
          <table:table-cell table:formula="of:=POWER([.C2223]-6.75;2)" office:value-type="float" office:value="0.0106560879081323" calcext:value-type="float">
            <text:p>0.0106560879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6.506006" calcext:value-type="float">
            <text:p>6.506006</text:p>
          </table:table-cell>
          <table:table-cell office:value-type="float" office:value="6.6469506293" calcext:value-type="float">
            <text:p>6.6469506293</text:p>
          </table:table-cell>
          <table:table-cell table:formula="of:=POWER([.C2224]-6.75;2)" office:value-type="float" office:value="0.010619172801666" calcext:value-type="float">
            <text:p>0.0106191728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.504278" calcext:value-type="float">
            <text:p>6.504278</text:p>
          </table:table-cell>
          <table:table-cell office:value-type="float" office:value="6.647132259" calcext:value-type="float">
            <text:p>6.647132259</text:p>
          </table:table-cell>
          <table:table-cell table:formula="of:=POWER([.C2225]-6.75;2)" office:value-type="float" office:value="0.0105817721384431" calcext:value-type="float">
            <text:p>0.0105817721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.50254" calcext:value-type="float">
            <text:p>6.50254</text:p>
          </table:table-cell>
          <table:table-cell office:value-type="float" office:value="6.6473165871" calcext:value-type="float">
            <text:p>6.6473165871</text:p>
          </table:table-cell>
          <table:table-cell table:formula="of:=POWER([.C2226]-6.75;2)" office:value-type="float" office:value="0.0105438832847919" calcext:value-type="float">
            <text:p>0.0105438833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.500795" calcext:value-type="float">
            <text:p>6.500795</text:p>
          </table:table-cell>
          <table:table-cell office:value-type="float" office:value="6.647503637" calcext:value-type="float">
            <text:p>6.647503637</text:p>
          </table:table-cell>
          <table:table-cell table:formula="of:=POWER([.C2227]-6.75;2)" office:value-type="float" office:value="0.0105055044282278" calcext:value-type="float">
            <text:p>0.0105055044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.499045" calcext:value-type="float">
            <text:p>6.499045</text:p>
          </table:table-cell>
          <table:table-cell office:value-type="float" office:value="6.6476934282" calcext:value-type="float">
            <text:p>6.6476934282</text:p>
          </table:table-cell>
          <table:table-cell table:formula="of:=POWER([.C2228]-6.75;2)" office:value-type="float" office:value="0.0104666346334685" calcext:value-type="float">
            <text:p>0.0104666346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.497295" calcext:value-type="float">
            <text:p>6.497295</text:p>
          </table:table-cell>
          <table:table-cell office:value-type="float" office:value="6.647885978" calcext:value-type="float">
            <text:p>6.647885978</text:p>
          </table:table-cell>
          <table:table-cell table:formula="of:=POWER([.C2229]-6.75;2)" office:value-type="float" office:value="0.0104272734890165" calcext:value-type="float">
            <text:p>0.0104272735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.495549" calcext:value-type="float">
            <text:p>6.495549</text:p>
          </table:table-cell>
          <table:table-cell office:value-type="float" office:value="6.648081297" calcext:value-type="float">
            <text:p>6.648081297</text:p>
          </table:table-cell>
          <table:table-cell table:formula="of:=POWER([.C2230]-6.75;2)" office:value-type="float" office:value="0.0103874220212022" calcext:value-type="float">
            <text:p>0.010387422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.493811" calcext:value-type="float">
            <text:p>6.493811</text:p>
          </table:table-cell>
          <table:table-cell office:value-type="float" office:value="6.6482793909" calcext:value-type="float">
            <text:p>6.6482793909</text:p>
          </table:table-cell>
          <table:table-cell table:formula="of:=POWER([.C2231]-6.75;2)" office:value-type="float" office:value="0.010347082315675" calcext:value-type="float">
            <text:p>0.0103470823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6.492085" calcext:value-type="float">
            <text:p>6.492085</text:p>
          </table:table-cell>
          <table:table-cell office:value-type="float" office:value="6.6484802601" calcext:value-type="float">
            <text:p>6.6484802601</text:p>
          </table:table-cell>
          <table:table-cell table:formula="of:=POWER([.C2232]-6.75;2)" office:value-type="float" office:value="0.0103062575893636" calcext:value-type="float">
            <text:p>0.0103062576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6.490378" calcext:value-type="float">
            <text:p>6.490378</text:p>
          </table:table-cell>
          <table:table-cell office:value-type="float" office:value="6.6486838997" calcext:value-type="float">
            <text:p>6.6486838997</text:p>
          </table:table-cell>
          <table:table-cell table:formula="of:=POWER([.C2233]-6.75;2)" office:value-type="float" office:value="0.0102649521799997" calcext:value-type="float">
            <text:p>0.0102649522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6.488694" calcext:value-type="float">
            <text:p>6.488694</text:p>
          </table:table-cell>
          <table:table-cell office:value-type="float" office:value="6.648890296" calcext:value-type="float">
            <text:p>6.648890296</text:p>
          </table:table-cell>
          <table:table-cell table:formula="of:=POWER([.C2234]-6.75;2)" office:value-type="float" office:value="0.0102231722429676" calcext:value-type="float">
            <text:p>0.0102231722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6.487041" calcext:value-type="float">
            <text:p>6.487041</text:p>
          </table:table-cell>
          <table:table-cell office:value-type="float" office:value="6.6490994295" calcext:value-type="float">
            <text:p>6.6490994295</text:p>
          </table:table-cell>
          <table:table-cell table:formula="of:=POWER([.C2235]-6.75;2)" office:value-type="float" office:value="0.0101809251272255" calcext:value-type="float">
            <text:p>0.0101809251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6.485425" calcext:value-type="float">
            <text:p>6.485425</text:p>
          </table:table-cell>
          <table:table-cell office:value-type="float" office:value="6.6493112706" calcext:value-type="float">
            <text:p>6.6493112706</text:p>
          </table:table-cell>
          <table:table-cell table:formula="of:=POWER([.C2236]-6.75;2)" office:value-type="float" office:value="0.0101382202281864" calcext:value-type="float">
            <text:p>0.0101382202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6.483853" calcext:value-type="float">
            <text:p>6.483853</text:p>
          </table:table-cell>
          <table:table-cell office:value-type="float" office:value="6.6495257814" calcext:value-type="float">
            <text:p>6.6495257814</text:p>
          </table:table-cell>
          <table:table-cell table:formula="of:=POWER([.C2237]-6.75;2)" office:value-type="float" office:value="0.0100950686032805" calcext:value-type="float">
            <text:p>0.0100950686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.482332" calcext:value-type="float">
            <text:p>6.482332</text:p>
          </table:table-cell>
          <table:table-cell office:value-type="float" office:value="6.6497429148" calcext:value-type="float">
            <text:p>6.6497429148</text:p>
          </table:table-cell>
          <table:table-cell table:formula="of:=POWER([.C2238]-6.75;2)" office:value-type="float" office:value="0.0100514831328001" calcext:value-type="float">
            <text:p>0.0100514831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6.48087" calcext:value-type="float">
            <text:p>6.48087</text:p>
          </table:table-cell>
          <table:table-cell office:value-type="float" office:value="6.6499626142" calcext:value-type="float">
            <text:p>6.6499626142</text:p>
          </table:table-cell>
          <table:table-cell table:formula="of:=POWER([.C2239]-6.75;2)" office:value-type="float" office:value="0.0100074785576981" calcext:value-type="float">
            <text:p>0.0100074786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6.479476" calcext:value-type="float">
            <text:p>6.479476</text:p>
          </table:table-cell>
          <table:table-cell office:value-type="float" office:value="6.6501848121" calcext:value-type="float">
            <text:p>6.6501848121</text:p>
          </table:table-cell>
          <table:table-cell table:formula="of:=POWER([.C2240]-6.75;2)" office:value-type="float" office:value="0.0099630717355123" calcext:value-type="float">
            <text:p>0.0099630717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.478158" calcext:value-type="float">
            <text:p>6.478158</text:p>
          </table:table-cell>
          <table:table-cell office:value-type="float" office:value="6.6504094289" calcext:value-type="float">
            <text:p>6.6504094289</text:p>
          </table:table-cell>
          <table:table-cell table:formula="of:=POWER([.C2241]-6.75;2)" office:value-type="float" office:value="0.0099182818520242" calcext:value-type="float">
            <text:p>0.0099182819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.476925" calcext:value-type="float">
            <text:p>6.476925</text:p>
          </table:table-cell>
          <table:table-cell office:value-type="float" office:value="6.6506363742" calcext:value-type="float">
            <text:p>6.6506363742</text:p>
          </table:table-cell>
          <table:table-cell table:formula="of:=POWER([.C2242]-6.75;2)" office:value-type="float" office:value="0.00987313013212236" calcext:value-type="float">
            <text:p>0.0098731301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.475786" calcext:value-type="float">
            <text:p>6.475786</text:p>
          </table:table-cell>
          <table:table-cell office:value-type="float" office:value="6.6508655449" calcext:value-type="float">
            <text:p>6.6508655449</text:p>
          </table:table-cell>
          <table:table-cell table:formula="of:=POWER([.C2243]-6.75;2)" office:value-type="float" office:value="0.00982764018797386" calcext:value-type="float">
            <text:p>0.0098276402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6.474752" calcext:value-type="float">
            <text:p>6.474752</text:p>
          </table:table-cell>
          <table:table-cell office:value-type="float" office:value="6.6510968256" calcext:value-type="float">
            <text:p>6.6510968256</text:p>
          </table:table-cell>
          <table:table-cell table:formula="of:=POWER([.C2244]-6.75;2)" office:value-type="float" office:value="0.00978183790639685" calcext:value-type="float">
            <text:p>0.0097818379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.473832" calcext:value-type="float">
            <text:p>6.473832</text:p>
          </table:table-cell>
          <table:table-cell office:value-type="float" office:value="6.651330086" calcext:value-type="float">
            <text:p>6.651330086</text:p>
          </table:table-cell>
          <table:table-cell table:formula="of:=POWER([.C2245]-6.75;2)" office:value-type="float" office:value="0.00973575192876744" calcext:value-type="float">
            <text:p>0.0097357519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.473038" calcext:value-type="float">
            <text:p>6.473038</text:p>
          </table:table-cell>
          <table:table-cell office:value-type="float" office:value="6.6515651828" calcext:value-type="float">
            <text:p>6.6515651828</text:p>
          </table:table-cell>
          <table:table-cell table:formula="of:=POWER([.C2246]-6.75;2)" office:value-type="float" office:value="0.00968941323719746" calcext:value-type="float">
            <text:p>0.0096894132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6.47238" calcext:value-type="float">
            <text:p>6.47238</text:p>
          </table:table-cell>
          <table:table-cell office:value-type="float" office:value="6.6518019562" calcext:value-type="float">
            <text:p>6.6518019562</text:p>
          </table:table-cell>
          <table:table-cell table:formula="of:=POWER([.C2247]-6.75;2)" office:value-type="float" office:value="0.00964285580614673" calcext:value-type="float">
            <text:p>0.0096428558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6.47187" calcext:value-type="float">
            <text:p>6.47187</text:p>
          </table:table-cell>
          <table:table-cell office:value-type="float" office:value="6.6520402324" calcext:value-type="float">
            <text:p>6.6520402324</text:p>
          </table:table-cell>
          <table:table-cell table:formula="of:=POWER([.C2248]-6.75;2)" office:value-type="float" office:value="0.00959611606824599" calcext:value-type="float">
            <text:p>0.0095961161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.47152" calcext:value-type="float">
            <text:p>6.47152</text:p>
          </table:table-cell>
          <table:table-cell office:value-type="float" office:value="6.6522798205" calcext:value-type="float">
            <text:p>6.6522798205</text:p>
          </table:table-cell>
          <table:table-cell table:formula="of:=POWER([.C2249]-6.75;2)" office:value-type="float" office:value="0.00954923348151213" calcext:value-type="float">
            <text:p>0.0095492335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.471343" calcext:value-type="float">
            <text:p>6.471343</text:p>
          </table:table-cell>
          <table:table-cell office:value-type="float" office:value="6.6525205126" calcext:value-type="float">
            <text:p>6.6525205126</text:p>
          </table:table-cell>
          <table:table-cell table:formula="of:=POWER([.C2250]-6.75;2)" office:value-type="float" office:value="0.0095022504637668" calcext:value-type="float">
            <text:p>0.0095022505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.471353" calcext:value-type="float">
            <text:p>6.471353</text:p>
          </table:table-cell>
          <table:table-cell office:value-type="float" office:value="6.6527620827" calcext:value-type="float">
            <text:p>6.6527620827</text:p>
          </table:table-cell>
          <table:table-cell table:formula="of:=POWER([.C2251]-6.75;2)" office:value-type="float" office:value="0.00945521256084168" calcext:value-type="float">
            <text:p>0.0094552126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6.471563" calcext:value-type="float">
            <text:p>6.471563</text:p>
          </table:table-cell>
          <table:table-cell office:value-type="float" office:value="6.6530042844" calcext:value-type="float">
            <text:p>6.6530042844</text:p>
          </table:table-cell>
          <table:table-cell table:formula="of:=POWER([.C2252]-6.75;2)" office:value-type="float" office:value="0.00940816884475614" calcext:value-type="float">
            <text:p>0.0094081688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6.471989" calcext:value-type="float">
            <text:p>6.471989</text:p>
          </table:table-cell>
          <table:table-cell office:value-type="float" office:value="6.6532468529" calcext:value-type="float">
            <text:p>6.6532468529</text:p>
          </table:table-cell>
          <table:table-cell table:formula="of:=POWER([.C2253]-6.75;2)" office:value-type="float" office:value="0.00936117147375429" calcext:value-type="float">
            <text:p>0.0093611715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.472647" calcext:value-type="float">
            <text:p>6.472647</text:p>
          </table:table-cell>
          <table:table-cell office:value-type="float" office:value="6.6534895007" calcext:value-type="float">
            <text:p>6.6534895007</text:p>
          </table:table-cell>
          <table:table-cell table:formula="of:=POWER([.C2254]-6.75;2)" office:value-type="float" office:value="0.00931427647513528" calcext:value-type="float">
            <text:p>0.0093142765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.473554" calcext:value-type="float">
            <text:p>6.473554</text:p>
          </table:table-cell>
          <table:table-cell office:value-type="float" office:value="6.6537319169" calcext:value-type="float">
            <text:p>6.6537319169</text:p>
          </table:table-cell>
          <table:table-cell table:formula="of:=POWER([.C2255]-6.75;2)" office:value-type="float" office:value="0.00926754382374851" calcext:value-type="float">
            <text:p>0.0092675438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6.47473" calcext:value-type="float">
            <text:p>6.47473</text:p>
          </table:table-cell>
          <table:table-cell office:value-type="float" office:value="6.6539737664" calcext:value-type="float">
            <text:p>6.6539737664</text:p>
          </table:table-cell>
          <table:table-cell table:formula="of:=POWER([.C2256]-6.75;2)" office:value-type="float" office:value="0.00922103753940176" calcext:value-type="float">
            <text:p>0.0092210375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6.476196" calcext:value-type="float">
            <text:p>6.476196</text:p>
          </table:table-cell>
          <table:table-cell office:value-type="float" office:value="6.6542146855" calcext:value-type="float">
            <text:p>6.6542146855</text:p>
          </table:table-cell>
          <table:table-cell table:formula="of:=POWER([.C2257]-6.75;2)" office:value-type="float" office:value="0.00917482647386384" calcext:value-type="float">
            <text:p>0.0091748265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.477976" calcext:value-type="float">
            <text:p>6.477976</text:p>
          </table:table-cell>
          <table:table-cell office:value-type="float" office:value="6.6544542799" calcext:value-type="float">
            <text:p>6.6544542799</text:p>
          </table:table-cell>
          <table:table-cell table:formula="of:=POWER([.C2258]-6.75;2)" office:value-type="float" office:value="0.00912898462942747" calcext:value-type="float">
            <text:p>0.0091289846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.480096" calcext:value-type="float">
            <text:p>6.480096</text:p>
          </table:table-cell>
          <table:table-cell office:value-type="float" office:value="6.6546921213" calcext:value-type="float">
            <text:p>6.6546921213</text:p>
          </table:table-cell>
          <table:table-cell table:formula="of:=POWER([.C2259]-6.75;2)" office:value-type="float" office:value="0.00908359174229389" calcext:value-type="float">
            <text:p>0.0090835917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6.482586" calcext:value-type="float">
            <text:p>6.482586</text:p>
          </table:table-cell>
          <table:table-cell office:value-type="float" office:value="6.6549277436" calcext:value-type="float">
            <text:p>6.6549277436</text:p>
          </table:table-cell>
          <table:table-cell table:formula="of:=POWER([.C2260]-6.75;2)" office:value-type="float" office:value="0.00903873393698733" calcext:value-type="float">
            <text:p>0.0090387339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.485481" calcext:value-type="float">
            <text:p>6.485481</text:p>
          </table:table-cell>
          <table:table-cell office:value-type="float" office:value="6.6551606378" calcext:value-type="float">
            <text:p>6.6551606378</text:p>
          </table:table-cell>
          <table:table-cell table:formula="of:=POWER([.C2261]-6.75;2)" office:value-type="float" office:value="0.00899450462250281" calcext:value-type="float">
            <text:p>0.0089945046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.488823" calcext:value-type="float">
            <text:p>6.488823</text:p>
          </table:table-cell>
          <table:table-cell office:value-type="float" office:value="6.6553902449" calcext:value-type="float">
            <text:p>6.6553902449</text:p>
          </table:table-cell>
          <table:table-cell table:formula="of:=POWER([.C2262]-6.75;2)" office:value-type="float" office:value="0.00895100576008207" calcext:value-type="float">
            <text:p>0.0089510058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6.492661" calcext:value-type="float">
            <text:p>6.492661</text:p>
          </table:table-cell>
          <table:table-cell office:value-type="float" office:value="6.6556159458" calcext:value-type="float">
            <text:p>6.6556159458</text:p>
          </table:table-cell>
          <table:table-cell table:formula="of:=POWER([.C2263]-6.75;2)" office:value-type="float" office:value="0.00890834968722851" calcext:value-type="float">
            <text:p>0.0089083497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6.497053" calcext:value-type="float">
            <text:p>6.497053</text:p>
          </table:table-cell>
          <table:table-cell office:value-type="float" office:value="6.6558370516" calcext:value-type="float">
            <text:p>6.6558370516</text:p>
          </table:table-cell>
          <table:table-cell table:formula="of:=POWER([.C2264]-6.75;2)" office:value-type="float" office:value="0.0088666608513811" calcext:value-type="float">
            <text:p>0.0088666609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.502073" calcext:value-type="float">
            <text:p>6.502073</text:p>
          </table:table-cell>
          <table:table-cell office:value-type="float" office:value="6.6560527908" calcext:value-type="float">
            <text:p>6.6560527908</text:p>
          </table:table-cell>
          <table:table-cell table:formula="of:=POWER([.C2265]-6.75;2)" office:value-type="float" office:value="0.00882607811646848" calcext:value-type="float">
            <text:p>0.0088260781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6.507809" calcext:value-type="float">
            <text:p>6.507809</text:p>
          </table:table-cell>
          <table:table-cell office:value-type="float" office:value="6.6562622871" calcext:value-type="float">
            <text:p>6.6562622871</text:p>
          </table:table-cell>
          <table:table-cell table:formula="of:=POWER([.C2266]-6.75;2)" office:value-type="float" office:value="0.00878675881972289" calcext:value-type="float">
            <text:p>0.0087867588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.514377" calcext:value-type="float">
            <text:p>6.514377</text:p>
          </table:table-cell>
          <table:table-cell office:value-type="float" office:value="6.6564645395" calcext:value-type="float">
            <text:p>6.6564645395</text:p>
          </table:table-cell>
          <table:table-cell table:formula="of:=POWER([.C2267]-6.75;2)" office:value-type="float" office:value="0.00874888237094707" calcext:value-type="float">
            <text:p>0.0087488824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.521924" calcext:value-type="float">
            <text:p>6.521924</text:p>
          </table:table-cell>
          <table:table-cell office:value-type="float" office:value="6.6566583834" calcext:value-type="float">
            <text:p>6.6566583834</text:p>
          </table:table-cell>
          <table:table-cell table:formula="of:=POWER([.C2268]-6.75;2)" office:value-type="float" office:value="0.00871265738950141" calcext:value-type="float">
            <text:p>0.0087126574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.530643" calcext:value-type="float">
            <text:p>6.530643</text:p>
          </table:table-cell>
          <table:table-cell office:value-type="float" office:value="6.6568424467" calcext:value-type="float">
            <text:p>6.6568424467</text:p>
          </table:table-cell>
          <table:table-cell table:formula="of:=POWER([.C2269]-6.75;2)" office:value-type="float" office:value="0.00867832973684238" calcext:value-type="float">
            <text:p>0.0086783297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6.540796" calcext:value-type="float">
            <text:p>6.540796</text:p>
          </table:table-cell>
          <table:table-cell office:value-type="float" office:value="6.6570150862" calcext:value-type="float">
            <text:p>6.6570150862</text:p>
          </table:table-cell>
          <table:table-cell table:formula="of:=POWER([.C2270]-6.75;2)" office:value-type="float" office:value="0.00864619419439336" calcext:value-type="float">
            <text:p>0.0086461942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.55274" calcext:value-type="float">
            <text:p>6.55274</text:p>
          </table:table-cell>
          <table:table-cell office:value-type="float" office:value="6.6571742904" calcext:value-type="float">
            <text:p>6.6571742904</text:p>
          </table:table-cell>
          <table:table-cell table:formula="of:=POWER([.C2271]-6.75;2)" office:value-type="float" office:value="0.00861661236274346" calcext:value-type="float">
            <text:p>0.0086166124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.566987" calcext:value-type="float">
            <text:p>6.566987</text:p>
          </table:table-cell>
          <table:table-cell office:value-type="float" office:value="6.6573175473" calcext:value-type="float">
            <text:p>6.6573175473</text:p>
          </table:table-cell>
          <table:table-cell table:formula="of:=POWER([.C2272]-6.75;2)" office:value-type="float" office:value="0.00859003703848775" calcext:value-type="float">
            <text:p>0.008590037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.584285" calcext:value-type="float">
            <text:p>6.584285</text:p>
          </table:table-cell>
          <table:table-cell office:value-type="float" office:value="6.6574416277" calcext:value-type="float">
            <text:p>6.6574416277</text:p>
          </table:table-cell>
          <table:table-cell table:formula="of:=POWER([.C2273]-6.75;2)" office:value-type="float" office:value="0.00856705228282542" calcext:value-type="float">
            <text:p>0.0085670523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.60578" calcext:value-type="float">
            <text:p>6.60578</text:p>
          </table:table-cell>
          <table:table-cell office:value-type="float" office:value="6.6575422558" calcext:value-type="float">
            <text:p>6.6575422558</text:p>
          </table:table-cell>
          <table:table-cell table:formula="of:=POWER([.C2274]-6.75;2)" office:value-type="float" office:value="0.00854843446255261" calcext:value-type="float">
            <text:p>0.0085484345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.633319" calcext:value-type="float">
            <text:p>6.633319</text:p>
          </table:table-cell>
          <table:table-cell office:value-type="float" office:value="6.6576135537" calcext:value-type="float">
            <text:p>6.6576135537</text:p>
          </table:table-cell>
          <table:table-cell table:formula="of:=POWER([.C2275]-6.75;2)" office:value-type="float" office:value="0.00853525545994277" calcext:value-type="float">
            <text:p>0.0085352555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6.670084" calcext:value-type="float">
            <text:p>6.670084</text:p>
          </table:table-cell>
          <table:table-cell office:value-type="float" office:value="6.6576470634" calcext:value-type="float">
            <text:p>6.6576470634</text:p>
          </table:table-cell>
          <table:table-cell table:formula="of:=POWER([.C2276]-6.75;2)" office:value-type="float" office:value="0.00852906489864366" calcext:value-type="float">
            <text:p>0.0085290649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6.722054" calcext:value-type="float">
            <text:p>6.722054</text:p>
          </table:table-cell>
          <table:table-cell office:value-type="float" office:value="6.6576298854" calcext:value-type="float">
            <text:p>6.6576298854</text:p>
          </table:table-cell>
          <table:table-cell table:formula="of:=POWER([.C2277]-6.75;2)" office:value-type="float" office:value="0.00853223807121705" calcext:value-type="float">
            <text:p>0.0085322381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6.801951" calcext:value-type="float">
            <text:p>6.801951</text:p>
          </table:table-cell>
          <table:table-cell office:value-type="float" office:value="6.6575407787" calcext:value-type="float">
            <text:p>6.6575407787</text:p>
          </table:table-cell>
          <table:table-cell table:formula="of:=POWER([.C2278]-6.75;2)" office:value-type="float" office:value="0.00854870760340245" calcext:value-type="float">
            <text:p>0.0085487076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.942475" calcext:value-type="float">
            <text:p>6.942475</text:p>
          </table:table-cell>
          <table:table-cell office:value-type="float" office:value="6.6573407645" calcext:value-type="float">
            <text:p>6.6573407645</text:p>
          </table:table-cell>
          <table:table-cell table:formula="of:=POWER([.C2279]-6.75;2)" office:value-type="float" office:value="0.0085857339234445" calcext:value-type="float">
            <text:p>0.0085857339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7.261048" calcext:value-type="float">
            <text:p>7.261048</text:p>
          </table:table-cell>
          <table:table-cell office:value-type="float" office:value="6.656945294" calcext:value-type="float">
            <text:p>6.656945294</text:p>
          </table:table-cell>
          <table:table-cell table:formula="of:=POWER([.C2280]-6.75;2)" office:value-type="float" office:value="0.00865917830874647" calcext:value-type="float">
            <text:p>0.0086591783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8.756184" calcext:value-type="float">
            <text:p>8.756184</text:p>
          </table:table-cell>
          <table:table-cell office:value-type="float" office:value="6.6561062625" calcext:value-type="float">
            <text:p>6.6561062625</text:p>
          </table:table-cell>
          <table:table-cell table:formula="of:=POWER([.C2281]-6.75;2)" office:value-type="float" office:value="0.00881603394171894" calcext:value-type="float">
            <text:p>0.0088160339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3.42649" calcext:value-type="float">
            <text:p>3.42649</text:p>
          </table:table-cell>
          <table:table-cell office:value-type="float" office:value="6.6531854312" calcext:value-type="float">
            <text:p>6.6531854312</text:p>
          </table:table-cell>
          <table:table-cell table:formula="of:=POWER([.C2282]-6.75;2)" office:value-type="float" office:value="0.00937306073192996" calcext:value-type="float">
            <text:p>0.0093730607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5.594701" calcext:value-type="float">
            <text:p>5.594701</text:p>
          </table:table-cell>
          <table:table-cell office:value-type="float" office:value="6.6576794359" calcext:value-type="float">
            <text:p>6.6576794359</text:p>
          </table:table-cell>
          <table:table-cell table:formula="of:=POWER([.C2283]-6.75;2)" office:value-type="float" office:value="0.00852308655574213" calcext:value-type="float">
            <text:p>0.0085230866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5.956647" calcext:value-type="float">
            <text:p>5.956647</text:p>
          </table:table-cell>
          <table:table-cell office:value-type="float" office:value="6.6591619721" calcext:value-type="float">
            <text:p>6.6591619721</text:p>
          </table:table-cell>
          <table:table-cell table:formula="of:=POWER([.C2284]-6.75;2)" office:value-type="float" office:value="0.00825154731276123" calcext:value-type="float">
            <text:p>0.0082515473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.109419" calcext:value-type="float">
            <text:p>6.109419</text:p>
          </table:table-cell>
          <table:table-cell office:value-type="float" office:value="6.6601431383" calcext:value-type="float">
            <text:p>6.6601431383</text:p>
          </table:table-cell>
          <table:table-cell table:formula="of:=POWER([.C2285]-6.75;2)" office:value-type="float" office:value="0.00807425559457284" calcext:value-type="float">
            <text:p>0.0080742556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.194896" calcext:value-type="float">
            <text:p>6.194896</text:p>
          </table:table-cell>
          <table:table-cell office:value-type="float" office:value="6.6609133818" calcext:value-type="float">
            <text:p>6.6609133818</text:p>
          </table:table-cell>
          <table:table-cell table:formula="of:=POWER([.C2286]-6.75;2)" office:value-type="float" office:value="0.00793642554231251" calcext:value-type="float">
            <text:p>0.0079364255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.250288" calcext:value-type="float">
            <text:p>6.250288</text:p>
          </table:table-cell>
          <table:table-cell office:value-type="float" office:value="6.6615660672" calcext:value-type="float">
            <text:p>6.6615660672</text:p>
          </table:table-cell>
          <table:table-cell table:formula="of:=POWER([.C2287]-6.75;2)" office:value-type="float" office:value="0.00782056047047494" calcext:value-type="float">
            <text:p>0.0078205605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6.289646" calcext:value-type="float">
            <text:p>6.289646</text:p>
          </table:table-cell>
          <table:table-cell office:value-type="float" office:value="6.6621428948" calcext:value-type="float">
            <text:p>6.6621428948</text:p>
          </table:table-cell>
          <table:table-cell table:formula="of:=POWER([.C2288]-6.75;2)" office:value-type="float" office:value="0.00771887093412393" calcext:value-type="float">
            <text:p>0.0077188709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.319453" calcext:value-type="float">
            <text:p>6.319453</text:p>
          </table:table-cell>
          <table:table-cell office:value-type="float" office:value="6.6626660646" calcext:value-type="float">
            <text:p>6.6626660646</text:p>
          </table:table-cell>
          <table:table-cell table:formula="of:=POWER([.C2289]-6.75;2)" office:value-type="float" office:value="0.00762721627245141" calcext:value-type="float">
            <text:p>0.0076272163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.343113" calcext:value-type="float">
            <text:p>6.343113</text:p>
          </table:table-cell>
          <table:table-cell office:value-type="float" office:value="6.6631487834" calcext:value-type="float">
            <text:p>6.6631487834</text:p>
          </table:table-cell>
          <table:table-cell table:formula="of:=POWER([.C2290]-6.75;2)" office:value-type="float" office:value="0.00754313382490003" calcext:value-type="float">
            <text:p>0.0075431338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.362582" calcext:value-type="float">
            <text:p>6.362582</text:p>
          </table:table-cell>
          <table:table-cell office:value-type="float" office:value="6.663599538" calcext:value-type="float">
            <text:p>6.663599538</text:p>
          </table:table-cell>
          <table:table-cell table:formula="of:=POWER([.C2291]-6.75;2)" office:value-type="float" office:value="0.00746503983381349" calcext:value-type="float">
            <text:p>0.0074650398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6.379061" calcext:value-type="float">
            <text:p>6.379061</text:p>
          </table:table-cell>
          <table:table-cell office:value-type="float" office:value="6.6640241044" calcext:value-type="float">
            <text:p>6.6640241044</text:p>
          </table:table-cell>
          <table:table-cell table:formula="of:=POWER([.C2292]-6.75;2)" office:value-type="float" office:value="0.00739185462422207" calcext:value-type="float">
            <text:p>0.0073918546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.39333" calcext:value-type="float">
            <text:p>6.39333</text:p>
          </table:table-cell>
          <table:table-cell office:value-type="float" office:value="6.6644265946" calcext:value-type="float">
            <text:p>6.6644265946</text:p>
          </table:table-cell>
          <table:table-cell table:formula="of:=POWER([.C2293]-6.75;2)" office:value-type="float" office:value="0.00732280771175273" calcext:value-type="float">
            <text:p>0.0073228077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.405911" calcext:value-type="float">
            <text:p>6.405911</text:p>
          </table:table-cell>
          <table:table-cell office:value-type="float" office:value="6.664810041" calcext:value-type="float">
            <text:p>6.664810041</text:p>
          </table:table-cell>
          <table:table-cell table:formula="of:=POWER([.C2294]-6.75;2)" office:value-type="float" office:value="0.00725732911442169" calcext:value-type="float">
            <text:p>0.0072573291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.41717" calcext:value-type="float">
            <text:p>6.41717</text:p>
          </table:table-cell>
          <table:table-cell office:value-type="float" office:value="6.6651767535" calcext:value-type="float">
            <text:p>6.6651767535</text:p>
          </table:table-cell>
          <table:table-cell table:formula="of:=POWER([.C2295]-6.75;2)" office:value-type="float" office:value="0.00719498314679977" calcext:value-type="float">
            <text:p>0.0071949831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6.427368" calcext:value-type="float">
            <text:p>6.427368</text:p>
          </table:table-cell>
          <table:table-cell office:value-type="float" office:value="6.6655285362" calcext:value-type="float">
            <text:p>6.6655285362</text:p>
          </table:table-cell>
          <table:table-cell table:formula="of:=POWER([.C2296]-6.75;2)" office:value-type="float" office:value="0.0071354281965147" calcext:value-type="float">
            <text:p>0.0071354282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.436697" calcext:value-type="float">
            <text:p>6.436697</text:p>
          </table:table-cell>
          <table:table-cell office:value-type="float" office:value="6.6658668324" calcext:value-type="float">
            <text:p>6.6658668324</text:p>
          </table:table-cell>
          <table:table-cell table:formula="of:=POWER([.C2297]-6.75;2)" office:value-type="float" office:value="0.00707838989040971" calcext:value-type="float">
            <text:p>0.0070783899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.445296" calcext:value-type="float">
            <text:p>6.445296</text:p>
          </table:table-cell>
          <table:table-cell office:value-type="float" office:value="6.6661928208" calcext:value-type="float">
            <text:p>6.6661928208</text:p>
          </table:table-cell>
          <table:table-cell table:formula="of:=POWER([.C2298]-6.75;2)" office:value-type="float" office:value="0.0070236432854609" calcext:value-type="float">
            <text:p>0.0070236433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.453273" calcext:value-type="float">
            <text:p>6.453273</text:p>
          </table:table-cell>
          <table:table-cell office:value-type="float" office:value="6.6665074886" calcext:value-type="float">
            <text:p>6.6665074886</text:p>
          </table:table-cell>
          <table:table-cell table:formula="of:=POWER([.C2299]-6.75;2)" office:value-type="float" office:value="0.00697099945987917" calcext:value-type="float">
            <text:p>0.0069709995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6.46071" calcext:value-type="float">
            <text:p>6.46071</text:p>
          </table:table-cell>
          <table:table-cell office:value-type="float" office:value="6.6668116748" calcext:value-type="float">
            <text:p>6.6668116748</text:p>
          </table:table-cell>
          <table:table-cell table:formula="of:=POWER([.C2300]-6.75;2)" office:value-type="float" office:value="0.00692029744958097" calcext:value-type="float">
            <text:p>0.0069202974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.467669" calcext:value-type="float">
            <text:p>6.467669</text:p>
          </table:table-cell>
          <table:table-cell office:value-type="float" office:value="6.6671061057" calcext:value-type="float">
            <text:p>6.6671061057</text:p>
          </table:table-cell>
          <table:table-cell table:formula="of:=POWER([.C2301]-6.75;2)" office:value-type="float" office:value="0.00687139771221953" calcext:value-type="float">
            <text:p>0.0068713977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.474199" calcext:value-type="float">
            <text:p>6.474199</text:p>
          </table:table-cell>
          <table:table-cell office:value-type="float" office:value="6.6673914235" calcext:value-type="float">
            <text:p>6.6673914235</text:p>
          </table:table-cell>
          <table:table-cell table:formula="of:=POWER([.C2302]-6.75;2)" office:value-type="float" office:value="0.00682417691135638" calcext:value-type="float">
            <text:p>0.0068241769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6.480337" calcext:value-type="float">
            <text:p>6.480337</text:p>
          </table:table-cell>
          <table:table-cell office:value-type="float" office:value="6.6676682034" calcext:value-type="float">
            <text:p>6.6676682034</text:p>
          </table:table-cell>
          <table:table-cell table:formula="of:=POWER([.C2303]-6.75;2)" office:value-type="float" office:value="0.00677852473138379" calcext:value-type="float">
            <text:p>0.0067785247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6.486114" calcext:value-type="float">
            <text:p>6.486114</text:p>
          </table:table-cell>
          <table:table-cell office:value-type="float" office:value="6.6679369713" calcext:value-type="float">
            <text:p>6.6679369713</text:p>
          </table:table-cell>
          <table:table-cell table:formula="of:=POWER([.C2304]-6.75;2)" office:value-type="float" office:value="0.00673434067941709" calcext:value-type="float">
            <text:p>0.0067343407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6.491551" calcext:value-type="float">
            <text:p>6.491551</text:p>
          </table:table-cell>
          <table:table-cell office:value-type="float" office:value="6.6681982112" calcext:value-type="float">
            <text:p>6.6681982112</text:p>
          </table:table-cell>
          <table:table-cell table:formula="of:=POWER([.C2305]-6.75;2)" office:value-type="float" office:value="0.00669153265087981" calcext:value-type="float">
            <text:p>0.0066915327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.496668" calcext:value-type="float">
            <text:p>6.496668</text:p>
          </table:table-cell>
          <table:table-cell office:value-type="float" office:value="6.6684523799" calcext:value-type="float">
            <text:p>6.6684523799</text:p>
          </table:table-cell>
          <table:table-cell table:formula="of:=POWER([.C2306]-6.75;2)" office:value-type="float" office:value="0.00665001434397397" calcext:value-type="float">
            <text:p>0.0066500143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6.501478" calcext:value-type="float">
            <text:p>6.501478</text:p>
          </table:table-cell>
          <table:table-cell office:value-type="float" office:value="6.6686999078" calcext:value-type="float">
            <text:p>6.6686999078</text:p>
          </table:table-cell>
          <table:table-cell table:formula="of:=POWER([.C2307]-6.75;2)" office:value-type="float" office:value="0.00660970499172854" calcext:value-type="float">
            <text:p>0.006609705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6.505992" calcext:value-type="float">
            <text:p>6.505992</text:p>
          </table:table-cell>
          <table:table-cell office:value-type="float" office:value="6.6689412092" calcext:value-type="float">
            <text:p>6.6689412092</text:p>
          </table:table-cell>
          <table:table-cell table:formula="of:=POWER([.C2308]-6.75;2)" office:value-type="float" office:value="0.0065705275659582" calcext:value-type="float">
            <text:p>0.0065705276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6.51022" calcext:value-type="float">
            <text:p>6.51022</text:p>
          </table:table-cell>
          <table:table-cell office:value-type="float" office:value="6.669176685" calcext:value-type="float">
            <text:p>6.669176685</text:p>
          </table:table-cell>
          <table:table-cell table:formula="of:=POWER([.C2309]-6.75;2)" office:value-type="float" office:value="0.00653240824758922" calcext:value-type="float">
            <text:p>0.0065324082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.514168" calcext:value-type="float">
            <text:p>6.514168</text:p>
          </table:table-cell>
          <table:table-cell office:value-type="float" office:value="6.6694067236" calcext:value-type="float">
            <text:p>6.6694067236</text:p>
          </table:table-cell>
          <table:table-cell table:formula="of:=POWER([.C2310]-6.75;2)" office:value-type="float" office:value="0.00649527620088682" calcext:value-type="float">
            <text:p>0.0064952762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.517841" calcext:value-type="float">
            <text:p>6.517841</text:p>
          </table:table-cell>
          <table:table-cell office:value-type="float" office:value="6.6696317072" calcext:value-type="float">
            <text:p>6.6696317072</text:p>
          </table:table-cell>
          <table:table-cell table:formula="of:=POWER([.C2311]-6.75;2)" office:value-type="float" office:value="0.00645906248758657" calcext:value-type="float">
            <text:p>0.0064590625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6.521245" calcext:value-type="float">
            <text:p>6.521245</text:p>
          </table:table-cell>
          <table:table-cell office:value-type="float" office:value="6.6698520131" calcext:value-type="float">
            <text:p>6.6698520131</text:p>
          </table:table-cell>
          <table:table-cell table:formula="of:=POWER([.C2312]-6.75;2)" office:value-type="float" office:value="0.00642369980412259" calcext:value-type="float">
            <text:p>0.0064236998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.524382" calcext:value-type="float">
            <text:p>6.524382</text:p>
          </table:table-cell>
          <table:table-cell office:value-type="float" office:value="6.6700680116" calcext:value-type="float">
            <text:p>6.6700680116</text:p>
          </table:table-cell>
          <table:table-cell table:formula="of:=POWER([.C2313]-6.75;2)" office:value-type="float" office:value="0.00638912276957778" calcext:value-type="float">
            <text:p>0.0063891228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.527256" calcext:value-type="float">
            <text:p>6.527256</text:p>
          </table:table-cell>
          <table:table-cell office:value-type="float" office:value="6.6702800728" calcext:value-type="float">
            <text:p>6.6702800728</text:p>
          </table:table-cell>
          <table:table-cell table:formula="of:=POWER([.C2314]-6.75;2)" office:value-type="float" office:value="0.00635526679277333" calcext:value-type="float">
            <text:p>0.0063552668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.529869" calcext:value-type="float">
            <text:p>6.529869</text:p>
          </table:table-cell>
          <table:table-cell office:value-type="float" office:value="6.6704885627" calcext:value-type="float">
            <text:p>6.6704885627</text:p>
          </table:table-cell>
          <table:table-cell table:formula="of:=POWER([.C2315]-6.75;2)" office:value-type="float" office:value="0.00632206866151181" calcext:value-type="float">
            <text:p>0.0063220687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6.532225" calcext:value-type="float">
            <text:p>6.532225</text:p>
          </table:table-cell>
          <table:table-cell office:value-type="float" office:value="6.6706938467" calcext:value-type="float">
            <text:p>6.6706938467</text:p>
          </table:table-cell>
          <table:table-cell table:formula="of:=POWER([.C2316]-6.75;2)" office:value-type="float" office:value="0.00628946595124312" calcext:value-type="float">
            <text:p>0.006289466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.534325" calcext:value-type="float">
            <text:p>6.534325</text:p>
          </table:table-cell>
          <table:table-cell office:value-type="float" office:value="6.6708962865" calcext:value-type="float">
            <text:p>6.6708962865</text:p>
          </table:table-cell>
          <table:table-cell table:formula="of:=POWER([.C2317]-6.75;2)" office:value-type="float" office:value="0.00625739748949014" calcext:value-type="float">
            <text:p>0.0062573975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6.536174" calcext:value-type="float">
            <text:p>6.536174</text:p>
          </table:table-cell>
          <table:table-cell office:value-type="float" office:value="6.6710962445" calcext:value-type="float">
            <text:p>6.6710962445</text:p>
          </table:table-cell>
          <table:table-cell table:formula="of:=POWER([.C2318]-6.75;2)" office:value-type="float" office:value="0.00622580263200376" calcext:value-type="float">
            <text:p>0.0062258026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6.537774" calcext:value-type="float">
            <text:p>6.537774</text:p>
          </table:table-cell>
          <table:table-cell office:value-type="float" office:value="6.6712940777" calcext:value-type="float">
            <text:p>6.6712940777</text:p>
          </table:table-cell>
          <table:table-cell table:formula="of:=POWER([.C2319]-6.75;2)" office:value-type="float" office:value="0.00619462220509366" calcext:value-type="float">
            <text:p>0.0061946222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6.539128" calcext:value-type="float">
            <text:p>6.539128</text:p>
          </table:table-cell>
          <table:table-cell office:value-type="float" office:value="6.6714901424" calcext:value-type="float">
            <text:p>6.6714901424</text:p>
          </table:table-cell>
          <table:table-cell table:formula="of:=POWER([.C2320]-6.75;2)" office:value-type="float" office:value="0.00616379774037232" calcext:value-type="float">
            <text:p>0.0061637977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.540241" calcext:value-type="float">
            <text:p>6.540241</text:p>
          </table:table-cell>
          <table:table-cell office:value-type="float" office:value="6.6716847926" calcext:value-type="float">
            <text:p>6.6716847926</text:p>
          </table:table-cell>
          <table:table-cell table:formula="of:=POWER([.C2321]-6.75;2)" office:value-type="float" office:value="0.00613327171010505" calcext:value-type="float">
            <text:p>0.0061332717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.541118" calcext:value-type="float">
            <text:p>6.541118</text:p>
          </table:table-cell>
          <table:table-cell office:value-type="float" office:value="6.671878377" calcext:value-type="float">
            <text:p>6.671878377</text:p>
          </table:table-cell>
          <table:table-cell table:formula="of:=POWER([.C2322]-6.75;2)" office:value-type="float" office:value="0.00610298798015405" calcext:value-type="float">
            <text:p>0.006102988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6.541764" calcext:value-type="float">
            <text:p>6.541764</text:p>
          </table:table-cell>
          <table:table-cell office:value-type="float" office:value="6.6720712389" calcext:value-type="float">
            <text:p>6.6720712389</text:p>
          </table:table-cell>
          <table:table-cell table:formula="of:=POWER([.C2323]-6.75;2)" office:value-type="float" office:value="0.00607289180658086" calcext:value-type="float">
            <text:p>0.0060728918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6.542184" calcext:value-type="float">
            <text:p>6.542184</text:p>
          </table:table-cell>
          <table:table-cell office:value-type="float" office:value="6.6722637164" calcext:value-type="float">
            <text:p>6.6722637164</text:p>
          </table:table-cell>
          <table:table-cell table:formula="of:=POWER([.C2324]-6.75;2)" office:value-type="float" office:value="0.00604292978793966" calcext:value-type="float">
            <text:p>0.0060429298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6.542386" calcext:value-type="float">
            <text:p>6.542386</text:p>
          </table:table-cell>
          <table:table-cell office:value-type="float" office:value="6.672456142" calcext:value-type="float">
            <text:p>6.672456142</text:p>
          </table:table-cell>
          <table:table-cell table:formula="of:=POWER([.C2325]-6.75;2)" office:value-type="float" office:value="0.00601304991352421" calcext:value-type="float">
            <text:p>0.0060130499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.542375" calcext:value-type="float">
            <text:p>6.542375</text:p>
          </table:table-cell>
          <table:table-cell office:value-type="float" office:value="6.6726488385" calcext:value-type="float">
            <text:p>6.6726488385</text:p>
          </table:table-cell>
          <table:table-cell table:formula="of:=POWER([.C2326]-6.75;2)" office:value-type="float" office:value="0.00598320218539911" calcext:value-type="float">
            <text:p>0.0059832022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6.542162" calcext:value-type="float">
            <text:p>6.542162</text:p>
          </table:table-cell>
          <table:table-cell office:value-type="float" office:value="6.6728421231" calcext:value-type="float">
            <text:p>6.6728421231</text:p>
          </table:table-cell>
          <table:table-cell table:formula="of:=POWER([.C2327]-6.75;2)" office:value-type="float" office:value="0.0059533379677156" calcext:value-type="float">
            <text:p>0.005953338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6.541753" calcext:value-type="float">
            <text:p>6.541753</text:p>
          </table:table-cell>
          <table:table-cell office:value-type="float" office:value="6.6730362987" calcext:value-type="float">
            <text:p>6.6730362987</text:p>
          </table:table-cell>
          <table:table-cell table:formula="of:=POWER([.C2328]-6.75;2)" office:value-type="float" office:value="0.00592341131779568" calcext:value-type="float">
            <text:p>0.0059234113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.54116" calcext:value-type="float">
            <text:p>6.54116</text:p>
          </table:table-cell>
          <table:table-cell office:value-type="float" office:value="6.6732316607" calcext:value-type="float">
            <text:p>6.6732316607</text:p>
          </table:table-cell>
          <table:table-cell table:formula="of:=POWER([.C2329]-6.75;2)" office:value-type="float" office:value="0.00589337791887993" calcext:value-type="float">
            <text:p>0.0058933779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6.540392" calcext:value-type="float">
            <text:p>6.540392</text:p>
          </table:table-cell>
          <table:table-cell office:value-type="float" office:value="6.6734284888" calcext:value-type="float">
            <text:p>6.6734284888</text:p>
          </table:table-cell>
          <table:table-cell table:formula="of:=POWER([.C2330]-6.75;2)" office:value-type="float" office:value="0.00586319632745173" calcext:value-type="float">
            <text:p>0.0058631963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.539461" calcext:value-type="float">
            <text:p>6.539461</text:p>
          </table:table-cell>
          <table:table-cell office:value-type="float" office:value="6.6736270507" calcext:value-type="float">
            <text:p>6.6736270507</text:p>
          </table:table-cell>
          <table:table-cell table:formula="of:=POWER([.C2331]-6.75;2)" office:value-type="float" office:value="0.00583282738478031" calcext:value-type="float">
            <text:p>0.0058328274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6.538378" calcext:value-type="float">
            <text:p>6.538378</text:p>
          </table:table-cell>
          <table:table-cell office:value-type="float" office:value="6.6738275979" calcext:value-type="float">
            <text:p>6.6738275979</text:p>
          </table:table-cell>
          <table:table-cell table:formula="of:=POWER([.C2332]-6.75;2)" office:value-type="float" office:value="0.0058022348416841" calcext:value-type="float">
            <text:p>0.0058022348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.537155" calcext:value-type="float">
            <text:p>6.537155</text:p>
          </table:table-cell>
          <table:table-cell office:value-type="float" office:value="6.6740303668" calcext:value-type="float">
            <text:p>6.6740303668</text:p>
          </table:table-cell>
          <table:table-cell table:formula="of:=POWER([.C2333]-6.75;2)" office:value-type="float" office:value="0.0057713851685425" calcext:value-type="float">
            <text:p>0.0057713852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6.535807" calcext:value-type="float">
            <text:p>6.535807</text:p>
          </table:table-cell>
          <table:table-cell office:value-type="float" office:value="6.6742355772" calcext:value-type="float">
            <text:p>6.6742355772</text:p>
          </table:table-cell>
          <table:table-cell table:formula="of:=POWER([.C2334]-6.75;2)" office:value-type="float" office:value="0.00574024776221714" calcext:value-type="float">
            <text:p>0.0057402478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.534347" calcext:value-type="float">
            <text:p>6.534347</text:p>
          </table:table-cell>
          <table:table-cell office:value-type="float" office:value="6.6744434279" calcext:value-type="float">
            <text:p>6.6744434279</text:p>
          </table:table-cell>
          <table:table-cell table:formula="of:=POWER([.C2335]-6.75;2)" office:value-type="float" office:value="0.0057087955875025" calcext:value-type="float">
            <text:p>0.0057087956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6.532789" calcext:value-type="float">
            <text:p>6.532789</text:p>
          </table:table-cell>
          <table:table-cell office:value-type="float" office:value="6.6746540992" calcext:value-type="float">
            <text:p>6.6746540992</text:p>
          </table:table-cell>
          <table:table-cell table:formula="of:=POWER([.C2336]-6.75;2)" office:value-type="float" office:value="0.0056770047673635" calcext:value-type="float">
            <text:p>0.0056770048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6.531149" calcext:value-type="float">
            <text:p>6.531149</text:p>
          </table:table-cell>
          <table:table-cell office:value-type="float" office:value="6.6748677515" calcext:value-type="float">
            <text:p>6.6748677515</text:p>
          </table:table-cell>
          <table:table-cell table:formula="of:=POWER([.C2337]-6.75;2)" office:value-type="float" office:value="0.00564485476466577" calcext:value-type="float">
            <text:p>0.0056448548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.529442" calcext:value-type="float">
            <text:p>6.529442</text:p>
          </table:table-cell>
          <table:table-cell office:value-type="float" office:value="6.6750845219" calcext:value-type="float">
            <text:p>6.6750845219</text:p>
          </table:table-cell>
          <table:table-cell table:formula="of:=POWER([.C2338]-6.75;2)" office:value-type="float" office:value="0.00561232885895163" calcext:value-type="float">
            <text:p>0.0056123289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.527683" calcext:value-type="float">
            <text:p>6.527683</text:p>
          </table:table-cell>
          <table:table-cell office:value-type="float" office:value="6.6753045257" calcext:value-type="float">
            <text:p>6.6753045257</text:p>
          </table:table-cell>
          <table:table-cell table:formula="of:=POWER([.C2339]-6.75;2)" office:value-type="float" office:value="0.00557941388090201" calcext:value-type="float">
            <text:p>0.0055794139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6.525889" calcext:value-type="float">
            <text:p>6.525889</text:p>
          </table:table-cell>
          <table:table-cell office:value-type="float" office:value="6.6755278563" calcext:value-type="float">
            <text:p>6.6755278563</text:p>
          </table:table-cell>
          <table:table-cell table:formula="of:=POWER([.C2340]-6.75;2)" office:value-type="float" office:value="0.00554610018727338" calcext:value-type="float">
            <text:p>0.0055461002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.524076" calcext:value-type="float">
            <text:p>6.524076</text:p>
          </table:table-cell>
          <table:table-cell office:value-type="float" office:value="6.6757545818" calcext:value-type="float">
            <text:p>6.6757545818</text:p>
          </table:table-cell>
          <table:table-cell table:formula="of:=POWER([.C2341]-6.75;2)" office:value-type="float" office:value="0.00551238212369294" calcext:value-type="float">
            <text:p>0.0055123821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6.6759847466" calcext:value-type="float">
            <text:p>6.6759847466</text:p>
          </table:table-cell>
          <table:table-cell table:formula="of:=POWER([.C2342]-6.75;2)" office:value-type="float" office:value="0.00547825773586618" calcext:value-type="float">
            <text:p>0.0054782577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6.520459" calcext:value-type="float">
            <text:p>6.520459</text:p>
          </table:table-cell>
          <table:table-cell office:value-type="float" office:value="6.6762183708" calcext:value-type="float">
            <text:p>6.6762183708</text:p>
          </table:table-cell>
          <table:table-cell table:formula="of:=POWER([.C2343]-6.75;2)" office:value-type="float" office:value="0.00544372880740629" calcext:value-type="float">
            <text:p>0.0054437288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6.518688" calcext:value-type="float">
            <text:p>6.518688</text:p>
          </table:table-cell>
          <table:table-cell office:value-type="float" office:value="6.6764554475" calcext:value-type="float">
            <text:p>6.6764554475</text:p>
          </table:table-cell>
          <table:table-cell table:formula="of:=POWER([.C2344]-6.75;2)" office:value-type="float" office:value="0.0054088012024252" calcext:value-type="float">
            <text:p>0.0054088012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6.516963" calcext:value-type="float">
            <text:p>6.516963</text:p>
          </table:table-cell>
          <table:table-cell office:value-type="float" office:value="6.6766959466" calcext:value-type="float">
            <text:p>6.6766959466</text:p>
          </table:table-cell>
          <table:table-cell table:formula="of:=POWER([.C2345]-6.75;2)" office:value-type="float" office:value="0.00537348424487009" calcext:value-type="float">
            <text:p>0.0053734842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6.515301" calcext:value-type="float">
            <text:p>6.515301</text:p>
          </table:table-cell>
          <table:table-cell office:value-type="float" office:value="6.6769398137" calcext:value-type="float">
            <text:p>6.6769398137</text:p>
          </table:table-cell>
          <table:table-cell table:formula="of:=POWER([.C2346]-6.75;2)" office:value-type="float" office:value="0.00533779082219074" calcext:value-type="float">
            <text:p>0.0053377908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.513718" calcext:value-type="float">
            <text:p>6.513718</text:p>
          </table:table-cell>
          <table:table-cell office:value-type="float" office:value="6.6771869679" calcext:value-type="float">
            <text:p>6.6771869679</text:p>
          </table:table-cell>
          <table:table-cell table:formula="of:=POWER([.C2347]-6.75;2)" office:value-type="float" office:value="0.00530173764359563" calcext:value-type="float">
            <text:p>0.0053017376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6.512228" calcext:value-type="float">
            <text:p>6.512228</text:p>
          </table:table-cell>
          <table:table-cell office:value-type="float" office:value="6.6774373032" calcext:value-type="float">
            <text:p>6.6774373032</text:p>
          </table:table-cell>
          <table:table-cell table:formula="of:=POWER([.C2348]-6.75;2)" office:value-type="float" office:value="0.00526534496688879" calcext:value-type="float">
            <text:p>0.005265345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6.510846" calcext:value-type="float">
            <text:p>6.510846</text:p>
          </table:table-cell>
          <table:table-cell office:value-type="float" office:value="6.6776906917" calcext:value-type="float">
            <text:p>6.6776906917</text:p>
          </table:table-cell>
          <table:table-cell table:formula="of:=POWER([.C2349]-6.75;2)" office:value-type="float" office:value="0.00522863606682437" calcext:value-type="float">
            <text:p>0.0052286361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6.509586" calcext:value-type="float">
            <text:p>6.509586</text:p>
          </table:table-cell>
          <table:table-cell office:value-type="float" office:value="6.6779469816" calcext:value-type="float">
            <text:p>6.6779469816</text:p>
          </table:table-cell>
          <table:table-cell table:formula="of:=POWER([.C2350]-6.75;2)" office:value-type="float" office:value="0.00519163746055075" calcext:value-type="float">
            <text:p>0.0051916375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.508462" calcext:value-type="float">
            <text:p>6.508462</text:p>
          </table:table-cell>
          <table:table-cell office:value-type="float" office:value="6.6782059985" calcext:value-type="float">
            <text:p>6.6782059985</text:p>
          </table:table-cell>
          <table:table-cell table:formula="of:=POWER([.C2351]-6.75;2)" office:value-type="float" office:value="0.00515437865138198" calcext:value-type="float">
            <text:p>0.0051543787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6.507486" calcext:value-type="float">
            <text:p>6.507486</text:p>
          </table:table-cell>
          <table:table-cell office:value-type="float" office:value="6.6784675455" calcext:value-type="float">
            <text:p>6.6784675455</text:p>
          </table:table-cell>
          <table:table-cell table:formula="of:=POWER([.C2352]-6.75;2)" office:value-type="float" office:value="0.00511689204679454" calcext:value-type="float">
            <text:p>0.005116892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6.50667" calcext:value-type="float">
            <text:p>6.50667</text:p>
          </table:table-cell>
          <table:table-cell office:value-type="float" office:value="6.6787314059" calcext:value-type="float">
            <text:p>6.6787314059</text:p>
          </table:table-cell>
          <table:table-cell table:formula="of:=POWER([.C2353]-6.75;2)" office:value-type="float" office:value="0.00507921250499058" calcext:value-type="float">
            <text:p>0.0050792125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6.506024" calcext:value-type="float">
            <text:p>6.506024</text:p>
          </table:table-cell>
          <table:table-cell office:value-type="float" office:value="6.6789973431" calcext:value-type="float">
            <text:p>6.6789973431</text:p>
          </table:table-cell>
          <table:table-cell table:formula="of:=POWER([.C2354]-6.75;2)" office:value-type="float" office:value="0.00504137728685914" calcext:value-type="float">
            <text:p>0.0050413773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.505558" calcext:value-type="float">
            <text:p>6.505558</text:p>
          </table:table-cell>
          <table:table-cell office:value-type="float" office:value="6.6792651037" calcext:value-type="float">
            <text:p>6.6792651037</text:p>
          </table:table-cell>
          <table:table-cell table:formula="of:=POWER([.C2355]-6.75;2)" office:value-type="float" office:value="0.0050034255545718" calcext:value-type="float">
            <text:p>0.0050034256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6.50528" calcext:value-type="float">
            <text:p>6.50528</text:p>
          </table:table-cell>
          <table:table-cell office:value-type="float" office:value="6.6795344171" calcext:value-type="float">
            <text:p>6.6795344171</text:p>
          </table:table-cell>
          <table:table-cell table:formula="of:=POWER([.C2356]-6.75;2)" office:value-type="float" office:value="0.00496539837343675" calcext:value-type="float">
            <text:p>0.0049653984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6.505198" calcext:value-type="float">
            <text:p>6.505198</text:p>
          </table:table-cell>
          <table:table-cell office:value-type="float" office:value="6.6798049984" calcext:value-type="float">
            <text:p>6.6798049984</text:p>
          </table:table-cell>
          <table:table-cell table:formula="of:=POWER([.C2357]-6.75;2)" office:value-type="float" office:value="0.00492733824962402" calcext:value-type="float">
            <text:p>0.0049273382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6.505318" calcext:value-type="float">
            <text:p>6.505318</text:p>
          </table:table-cell>
          <table:table-cell office:value-type="float" office:value="6.680076549" calcext:value-type="float">
            <text:p>6.680076549</text:p>
          </table:table-cell>
          <table:table-cell table:formula="of:=POWER([.C2358]-6.75;2)" office:value-type="float" office:value="0.00488928899974943" calcext:value-type="float">
            <text:p>0.004889289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.505645" calcext:value-type="float">
            <text:p>6.505645</text:p>
          </table:table-cell>
          <table:table-cell office:value-type="float" office:value="6.6803487586" calcext:value-type="float">
            <text:p>6.6803487586</text:p>
          </table:table-cell>
          <table:table-cell table:formula="of:=POWER([.C2359]-6.75;2)" office:value-type="float" office:value="0.00485129542856106" calcext:value-type="float">
            <text:p>0.0048512954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6.506183" calcext:value-type="float">
            <text:p>6.506183</text:p>
          </table:table-cell>
          <table:table-cell office:value-type="float" office:value="6.6806213073" calcext:value-type="float">
            <text:p>6.6806213073</text:p>
          </table:table-cell>
          <table:table-cell table:formula="of:=POWER([.C2360]-6.75;2)" office:value-type="float" office:value="0.00481340300076103" calcext:value-type="float">
            <text:p>0.004813403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.506934" calcext:value-type="float">
            <text:p>6.506934</text:p>
          </table:table-cell>
          <table:table-cell office:value-type="float" office:value="6.6808938672" calcext:value-type="float">
            <text:p>6.6808938672</text:p>
          </table:table-cell>
          <table:table-cell table:formula="of:=POWER([.C2361]-6.75;2)" office:value-type="float" office:value="0.00477565759057124" calcext:value-type="float">
            <text:p>0.0047756576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6.5079" calcext:value-type="float">
            <text:p>6.5079</text:p>
          </table:table-cell>
          <table:table-cell office:value-type="float" office:value="6.6811661049" calcext:value-type="float">
            <text:p>6.6811661049</text:p>
          </table:table-cell>
          <table:table-cell table:formula="of:=POWER([.C2362]-6.75;2)" office:value-type="float" office:value="0.00473810511463781" calcext:value-type="float">
            <text:p>0.0047381051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6.50908" calcext:value-type="float">
            <text:p>6.50908</text:p>
          </table:table-cell>
          <table:table-cell office:value-type="float" office:value="6.6814376818" calcext:value-type="float">
            <text:p>6.6814376818</text:p>
          </table:table-cell>
          <table:table-cell table:formula="of:=POWER([.C2363]-6.75;2)" office:value-type="float" office:value="0.00470079147695801" calcext:value-type="float">
            <text:p>0.0047007915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6.510473" calcext:value-type="float">
            <text:p>6.510473</text:p>
          </table:table-cell>
          <table:table-cell office:value-type="float" office:value="6.681708259" calcext:value-type="float">
            <text:p>6.681708259</text:p>
          </table:table-cell>
          <table:table-cell table:formula="of:=POWER([.C2364]-6.75;2)" office:value-type="float" office:value="0.00466376188881101" calcext:value-type="float">
            <text:p>0.0046637619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.512078" calcext:value-type="float">
            <text:p>6.512078</text:p>
          </table:table-cell>
          <table:table-cell office:value-type="float" office:value="6.6819774969" calcext:value-type="float">
            <text:p>6.6819774969</text:p>
          </table:table-cell>
          <table:table-cell table:formula="of:=POWER([.C2365]-6.75;2)" office:value-type="float" office:value="0.0046270609279895" calcext:value-type="float">
            <text:p>0.0046270609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.51389" calcext:value-type="float">
            <text:p>6.51389</text:p>
          </table:table-cell>
          <table:table-cell office:value-type="float" office:value="6.6822450551" calcext:value-type="float">
            <text:p>6.6822450551</text:p>
          </table:table-cell>
          <table:table-cell table:formula="of:=POWER([.C2366]-6.75;2)" office:value-type="float" office:value="0.00459073255840202" calcext:value-type="float">
            <text:p>0.0045907326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6.515904" calcext:value-type="float">
            <text:p>6.515904</text:p>
          </table:table-cell>
          <table:table-cell office:value-type="float" office:value="6.6825105994" calcext:value-type="float">
            <text:p>6.6825105994</text:p>
          </table:table-cell>
          <table:table-cell table:formula="of:=POWER([.C2367]-6.75;2)" office:value-type="float" office:value="0.00455481919334722" calcext:value-type="float">
            <text:p>0.0045548192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.518117" calcext:value-type="float">
            <text:p>6.518117</text:p>
          </table:table-cell>
          <table:table-cell office:value-type="float" office:value="6.6827738009" calcext:value-type="float">
            <text:p>6.6827738009</text:p>
          </table:table-cell>
          <table:table-cell table:formula="of:=POWER([.C2368]-6.75;2)" office:value-type="float" office:value="0.00451936184543288" calcext:value-type="float">
            <text:p>0.0045193618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.520519" calcext:value-type="float">
            <text:p>6.520519</text:p>
          </table:table-cell>
          <table:table-cell office:value-type="float" office:value="6.6830343339" calcext:value-type="float">
            <text:p>6.6830343339</text:p>
          </table:table-cell>
          <table:table-cell table:formula="of:=POWER([.C2369]-6.75;2)" office:value-type="float" office:value="0.00448440043621666" calcext:value-type="float">
            <text:p>0.0044844004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.523105" calcext:value-type="float">
            <text:p>6.523105</text:p>
          </table:table-cell>
          <table:table-cell office:value-type="float" office:value="6.6832918859" calcext:value-type="float">
            <text:p>6.6832918859</text:p>
          </table:table-cell>
          <table:table-cell table:formula="of:=POWER([.C2370]-6.75;2)" office:value-type="float" office:value="0.0044499724867786" calcext:value-type="float">
            <text:p>0.0044499725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.525866" calcext:value-type="float">
            <text:p>6.525866</text:p>
          </table:table-cell>
          <table:table-cell office:value-type="float" office:value="6.6835461508" calcext:value-type="float">
            <text:p>6.6835461508</text:p>
          </table:table-cell>
          <table:table-cell table:formula="of:=POWER([.C2371]-6.75;2)" office:value-type="float" office:value="0.00441611407349637" calcext:value-type="float">
            <text:p>0.0044161141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6.528793" calcext:value-type="float">
            <text:p>6.528793</text:p>
          </table:table-cell>
          <table:table-cell office:value-type="float" office:value="6.6837968347" calcext:value-type="float">
            <text:p>6.6837968347</text:p>
          </table:table-cell>
          <table:table-cell table:formula="of:=POWER([.C2372]-6.75;2)" office:value-type="float" office:value="0.00438285909573914" calcext:value-type="float">
            <text:p>0.0043828591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6.531876" calcext:value-type="float">
            <text:p>6.531876</text:p>
          </table:table-cell>
          <table:table-cell office:value-type="float" office:value="6.6840436561" calcext:value-type="float">
            <text:p>6.6840436561</text:p>
          </table:table-cell>
          <table:table-cell table:formula="of:=POWER([.C2373]-6.75;2)" office:value-type="float" office:value="0.00435023930065506" calcext:value-type="float">
            <text:p>0.0043502393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.535105" calcext:value-type="float">
            <text:p>6.535105</text:p>
          </table:table-cell>
          <table:table-cell office:value-type="float" office:value="6.6842863477" calcext:value-type="float">
            <text:p>6.6842863477</text:p>
          </table:table-cell>
          <table:table-cell table:formula="of:=POWER([.C2374]-6.75;2)" office:value-type="float" office:value="0.00431828409860523" calcext:value-type="float">
            <text:p>0.0043182841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6.538469" calcext:value-type="float">
            <text:p>6.538469</text:p>
          </table:table-cell>
          <table:table-cell office:value-type="float" office:value="6.6845246565" calcext:value-type="float">
            <text:p>6.6845246565</text:p>
          </table:table-cell>
          <table:table-cell table:formula="of:=POWER([.C2375]-6.75;2)" office:value-type="float" office:value="0.00428702060644302" calcext:value-type="float">
            <text:p>0.0042870206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6.541957" calcext:value-type="float">
            <text:p>6.541957</text:p>
          </table:table-cell>
          <table:table-cell office:value-type="float" office:value="6.6847583456" calcext:value-type="float">
            <text:p>6.6847583456</text:p>
          </table:table-cell>
          <table:table-cell table:formula="of:=POWER([.C2376]-6.75;2)" office:value-type="float" office:value="0.00425647346884908" calcext:value-type="float">
            <text:p>0.0042564735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.545558" calcext:value-type="float">
            <text:p>6.545558</text:p>
          </table:table-cell>
          <table:table-cell office:value-type="float" office:value="6.6849871939" calcext:value-type="float">
            <text:p>6.6849871939</text:p>
          </table:table-cell>
          <table:table-cell table:formula="of:=POWER([.C2377]-6.75;2)" office:value-type="float" office:value="0.00422666495699625" calcext:value-type="float">
            <text:p>0.004226665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.549261" calcext:value-type="float">
            <text:p>6.549261</text:p>
          </table:table-cell>
          <table:table-cell office:value-type="float" office:value="6.6852109968" calcext:value-type="float">
            <text:p>6.6852109968</text:p>
          </table:table-cell>
          <table:table-cell table:formula="of:=POWER([.C2378]-6.75;2)" office:value-type="float" office:value="0.00419761493564956" calcext:value-type="float">
            <text:p>0.0041976149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.553053" calcext:value-type="float">
            <text:p>6.553053</text:p>
          </table:table-cell>
          <table:table-cell office:value-type="float" office:value="6.6854295659" calcext:value-type="float">
            <text:p>6.6854295659</text:p>
          </table:table-cell>
          <table:table-cell table:formula="of:=POWER([.C2379]-6.75;2)" office:value-type="float" office:value="0.00416934095986247" calcext:value-type="float">
            <text:p>0.004169341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6.556924" calcext:value-type="float">
            <text:p>6.556924</text:p>
          </table:table-cell>
          <table:table-cell office:value-type="float" office:value="6.6856427327" calcext:value-type="float">
            <text:p>6.6856427327</text:p>
          </table:table-cell>
          <table:table-cell table:formula="of:=POWER([.C2380]-6.75;2)" office:value-type="float" office:value="0.00414185785432367" calcext:value-type="float">
            <text:p>0.0041418579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.560861" calcext:value-type="float">
            <text:p>6.560861</text:p>
          </table:table-cell>
          <table:table-cell office:value-type="float" office:value="6.6858503435" calcext:value-type="float">
            <text:p>6.6858503435</text:p>
          </table:table-cell>
          <table:table-cell table:formula="of:=POWER([.C2381]-6.75;2)" office:value-type="float" office:value="0.00411517842906796" calcext:value-type="float">
            <text:p>0.0041151784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6.564854" calcext:value-type="float">
            <text:p>6.564854</text:p>
          </table:table-cell>
          <table:table-cell office:value-type="float" office:value="6.6860522649" calcext:value-type="float">
            <text:p>6.6860522649</text:p>
          </table:table-cell>
          <table:table-cell table:formula="of:=POWER([.C2382]-6.75;2)" office:value-type="float" office:value="0.0040893128244198" calcext:value-type="float">
            <text:p>0.0040893128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.568891" calcext:value-type="float">
            <text:p>6.568891</text:p>
          </table:table-cell>
          <table:table-cell office:value-type="float" office:value="6.6862483786" calcext:value-type="float">
            <text:p>6.6862483786</text:p>
          </table:table-cell>
          <table:table-cell table:formula="of:=POWER([.C2383]-6.75;2)" office:value-type="float" office:value="0.00406426923112891" calcext:value-type="float">
            <text:p>0.0040642692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6.572962" calcext:value-type="float">
            <text:p>6.572962</text:p>
          </table:table-cell>
          <table:table-cell office:value-type="float" office:value="6.6864385851" calcext:value-type="float">
            <text:p>6.6864385851</text:p>
          </table:table-cell>
          <table:table-cell table:formula="of:=POWER([.C2384]-6.75;2)" office:value-type="float" office:value="0.0040400534640899" calcext:value-type="float">
            <text:p>0.0040400535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6.577057" calcext:value-type="float">
            <text:p>6.577057</text:p>
          </table:table-cell>
          <table:table-cell office:value-type="float" office:value="6.6866228003" calcext:value-type="float">
            <text:p>6.6866228003</text:p>
          </table:table-cell>
          <table:table-cell table:formula="of:=POWER([.C2385]-6.75;2)" office:value-type="float" office:value="0.00401666944181364" calcext:value-type="float">
            <text:p>0.0040166694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6.581165" calcext:value-type="float">
            <text:p>6.581165</text:p>
          </table:table-cell>
          <table:table-cell office:value-type="float" office:value="6.6868009561" calcext:value-type="float">
            <text:p>6.6868009561</text:p>
          </table:table-cell>
          <table:table-cell table:formula="of:=POWER([.C2386]-6.75;2)" office:value-type="float" office:value="0.00399411914987414" calcext:value-type="float">
            <text:p>0.0039941191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6.585278" calcext:value-type="float">
            <text:p>6.585278</text:p>
          </table:table-cell>
          <table:table-cell office:value-type="float" office:value="6.6869730016" calcext:value-type="float">
            <text:p>6.6869730016</text:p>
          </table:table-cell>
          <table:table-cell table:formula="of:=POWER([.C2387]-6.75;2)" office:value-type="float" office:value="0.00397240252731358" calcext:value-type="float">
            <text:p>0.0039724025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6.589386" calcext:value-type="float">
            <text:p>6.589386</text:p>
          </table:table-cell>
          <table:table-cell office:value-type="float" office:value="6.6871388989" calcext:value-type="float">
            <text:p>6.6871388989</text:p>
          </table:table-cell>
          <table:table-cell table:formula="of:=POWER([.C2388]-6.75;2)" office:value-type="float" office:value="0.00395151803150445" calcext:value-type="float">
            <text:p>0.003951518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6.593482" calcext:value-type="float">
            <text:p>6.593482</text:p>
          </table:table-cell>
          <table:table-cell office:value-type="float" office:value="6.6872986258" calcext:value-type="float">
            <text:p>6.6872986258</text:p>
          </table:table-cell>
          <table:table-cell table:formula="of:=POWER([.C2389]-6.75;2)" office:value-type="float" office:value="0.00393146232656837" calcext:value-type="float">
            <text:p>0.0039314623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6.597558" calcext:value-type="float">
            <text:p>6.597558</text:p>
          </table:table-cell>
          <table:table-cell office:value-type="float" office:value="6.6874521718" calcext:value-type="float">
            <text:p>6.6874521718</text:p>
          </table:table-cell>
          <table:table-cell table:formula="of:=POWER([.C2390]-6.75;2)" office:value-type="float" office:value="0.00391223081253667" calcext:value-type="float">
            <text:p>0.0039122308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.601607" calcext:value-type="float">
            <text:p>6.601607</text:p>
          </table:table-cell>
          <table:table-cell office:value-type="float" office:value="6.6875995393" calcext:value-type="float">
            <text:p>6.6875995393</text:p>
          </table:table-cell>
          <table:table-cell table:formula="of:=POWER([.C2391]-6.75;2)" office:value-type="float" office:value="0.00389381749557226" calcext:value-type="float">
            <text:p>0.0038938175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.605623" calcext:value-type="float">
            <text:p>6.605623</text:p>
          </table:table-cell>
          <table:table-cell office:value-type="float" office:value="6.6877407422" calcext:value-type="float">
            <text:p>6.6877407422</text:p>
          </table:table-cell>
          <table:table-cell table:formula="of:=POWER([.C2392]-6.75;2)" office:value-type="float" office:value="0.00387621518180687" calcext:value-type="float">
            <text:p>0.0038762152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.6096" calcext:value-type="float">
            <text:p>6.6096</text:p>
          </table:table-cell>
          <table:table-cell office:value-type="float" office:value="6.6878758043" calcext:value-type="float">
            <text:p>6.6878758043</text:p>
          </table:table-cell>
          <table:table-cell table:formula="of:=POWER([.C2393]-6.75;2)" office:value-type="float" office:value="0.0038594156913719" calcext:value-type="float">
            <text:p>0.0038594157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.613535" calcext:value-type="float">
            <text:p>6.613535</text:p>
          </table:table-cell>
          <table:table-cell office:value-type="float" office:value="6.6880047595" calcext:value-type="float">
            <text:p>6.6880047595</text:p>
          </table:table-cell>
          <table:table-cell table:formula="of:=POWER([.C2394]-6.75;2)" office:value-type="float" office:value="0.00384340984465283" calcext:value-type="float">
            <text:p>0.0038434098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.617422" calcext:value-type="float">
            <text:p>6.617422</text:p>
          </table:table-cell>
          <table:table-cell office:value-type="float" office:value="6.6881276469" calcext:value-type="float">
            <text:p>6.6881276469</text:p>
          </table:table-cell>
          <table:table-cell table:formula="of:=POWER([.C2395]-6.75;2)" office:value-type="float" office:value="0.00382818807813109" calcext:value-type="float">
            <text:p>0.0038281881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6.621258" calcext:value-type="float">
            <text:p>6.621258</text:p>
          </table:table-cell>
          <table:table-cell office:value-type="float" office:value="6.6882445157" calcext:value-type="float">
            <text:p>6.6882445157</text:p>
          </table:table-cell>
          <table:table-cell table:formula="of:=POWER([.C2396]-6.75;2)" office:value-type="float" office:value="0.00381373984112753" calcext:value-type="float">
            <text:p>0.0038137398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6.625041" calcext:value-type="float">
            <text:p>6.625041</text:p>
          </table:table-cell>
          <table:table-cell office:value-type="float" office:value="6.6883554205" calcext:value-type="float">
            <text:p>6.6883554205</text:p>
          </table:table-cell>
          <table:table-cell table:formula="of:=POWER([.C2397]-6.75;2)" office:value-type="float" office:value="0.00380005418173185" calcext:value-type="float">
            <text:p>0.0038000542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.628768" calcext:value-type="float">
            <text:p>6.628768</text:p>
          </table:table-cell>
          <table:table-cell office:value-type="float" office:value="6.6884604196" calcext:value-type="float">
            <text:p>6.6884604196</text:p>
          </table:table-cell>
          <table:table-cell table:formula="of:=POWER([.C2398]-6.75;2)" office:value-type="float" office:value="0.00378711995580805" calcext:value-type="float">
            <text:p>0.00378712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6.632437" calcext:value-type="float">
            <text:p>6.632437</text:p>
          </table:table-cell>
          <table:table-cell office:value-type="float" office:value="6.6885595764" calcext:value-type="float">
            <text:p>6.6885595764</text:p>
          </table:table-cell>
          <table:table-cell table:formula="of:=POWER([.C2399]-6.75;2)" office:value-type="float" office:value="0.0037749256521474" calcext:value-type="float">
            <text:p>0.0037749257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6.636049" calcext:value-type="float">
            <text:p>6.636049</text:p>
          </table:table-cell>
          <table:table-cell office:value-type="float" office:value="6.6886529584" calcext:value-type="float">
            <text:p>6.6886529584</text:p>
          </table:table-cell>
          <table:table-cell table:formula="of:=POWER([.C2400]-6.75;2)" office:value-type="float" office:value="0.00376345951307207" calcext:value-type="float">
            <text:p>0.0037634595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.639602" calcext:value-type="float">
            <text:p>6.639602</text:p>
          </table:table-cell>
          <table:table-cell office:value-type="float" office:value="6.6887406317" calcext:value-type="float">
            <text:p>6.6887406317</text:p>
          </table:table-cell>
          <table:table-cell table:formula="of:=POWER([.C2401]-6.75;2)" office:value-type="float" office:value="0.00375271020451505" calcext:value-type="float">
            <text:p>0.0037527102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6.643097" calcext:value-type="float">
            <text:p>6.643097</text:p>
          </table:table-cell>
          <table:table-cell office:value-type="float" office:value="6.6888226661" calcext:value-type="float">
            <text:p>6.6888226661</text:p>
          </table:table-cell>
          <table:table-cell table:formula="of:=POWER([.C2402]-6.75;2)" office:value-type="float" office:value="0.00374266618311208" calcext:value-type="float">
            <text:p>0.0037426662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.646533" calcext:value-type="float">
            <text:p>6.646533</text:p>
          </table:table-cell>
          <table:table-cell office:value-type="float" office:value="6.6888991304" calcext:value-type="float">
            <text:p>6.6888991304</text:p>
          </table:table-cell>
          <table:table-cell table:formula="of:=POWER([.C2403]-6.75;2)" office:value-type="float" office:value="0.00373331626587617" calcext:value-type="float">
            <text:p>0.0037333163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6.649913" calcext:value-type="float">
            <text:p>6.649913</text:p>
          </table:table-cell>
          <table:table-cell office:value-type="float" office:value="6.6889700955" calcext:value-type="float">
            <text:p>6.6889700955</text:p>
          </table:table-cell>
          <table:table-cell table:formula="of:=POWER([.C2404]-6.75;2)" office:value-type="float" office:value="0.00372464924327909" calcext:value-type="float">
            <text:p>0.0037246492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6.653237" calcext:value-type="float">
            <text:p>6.653237</text:p>
          </table:table-cell>
          <table:table-cell office:value-type="float" office:value="6.6890356275" calcext:value-type="float">
            <text:p>6.6890356275</text:p>
          </table:table-cell>
          <table:table-cell table:formula="of:=POWER([.C2405]-6.75;2)" office:value-type="float" office:value="0.00371665471431875" calcext:value-type="float">
            <text:p>0.0037166547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.656508" calcext:value-type="float">
            <text:p>6.656508</text:p>
          </table:table-cell>
          <table:table-cell office:value-type="float" office:value="6.6890957933" calcext:value-type="float">
            <text:p>6.6890957933</text:p>
          </table:table-cell>
          <table:table-cell table:formula="of:=POWER([.C2406]-6.75;2)" office:value-type="float" office:value="0.00370932239375633" calcext:value-type="float">
            <text:p>0.0037093224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6.659726" calcext:value-type="float">
            <text:p>6.659726</text:p>
          </table:table-cell>
          <table:table-cell office:value-type="float" office:value="6.6891506549" calcext:value-type="float">
            <text:p>6.6891506549</text:p>
          </table:table-cell>
          <table:table-cell table:formula="of:=POWER([.C2407]-6.75;2)" office:value-type="float" office:value="0.00370264279909893" calcext:value-type="float">
            <text:p>0.0037026428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6.662895" calcext:value-type="float">
            <text:p>6.662895</text:p>
          </table:table-cell>
          <table:table-cell office:value-type="float" office:value="6.6892002749" calcext:value-type="float">
            <text:p>6.6892002749</text:p>
          </table:table-cell>
          <table:table-cell table:formula="of:=POWER([.C2408]-6.75;2)" office:value-type="float" office:value="0.00369660657223555" calcext:value-type="float">
            <text:p>0.0036966066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.666016" calcext:value-type="float">
            <text:p>6.666016</text:p>
          </table:table-cell>
          <table:table-cell office:value-type="float" office:value="6.6892447095" calcext:value-type="float">
            <text:p>6.6892447095</text:p>
          </table:table-cell>
          <table:table-cell table:formula="of:=POWER([.C2409]-6.75;2)" office:value-type="float" office:value="0.00369120532373933" calcext:value-type="float">
            <text:p>0.0036912053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6.669093" calcext:value-type="float">
            <text:p>6.669093</text:p>
          </table:table-cell>
          <table:table-cell office:value-type="float" office:value="6.6892840135" calcext:value-type="float">
            <text:p>6.6892840135</text:p>
          </table:table-cell>
          <table:table-cell table:formula="of:=POWER([.C2410]-6.75;2)" office:value-type="float" office:value="0.00368643101666818" calcext:value-type="float">
            <text:p>0.003686431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.672128" calcext:value-type="float">
            <text:p>6.672128</text:p>
          </table:table-cell>
          <table:table-cell office:value-type="float" office:value="6.6893182356" calcext:value-type="float">
            <text:p>6.6893182356</text:p>
          </table:table-cell>
          <table:table-cell table:formula="of:=POWER([.C2411]-6.75;2)" office:value-type="float" office:value="0.0036822765306971" calcext:value-type="float">
            <text:p>0.0036822765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6.675123" calcext:value-type="float">
            <text:p>6.675123</text:p>
          </table:table-cell>
          <table:table-cell office:value-type="float" office:value="6.6893474211" calcext:value-type="float">
            <text:p>6.6893474211</text:p>
          </table:table-cell>
          <table:table-cell table:formula="of:=POWER([.C2412]-6.75;2)" office:value-type="float" office:value="0.00367873532722074" calcext:value-type="float">
            <text:p>0.0036787353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.678081" calcext:value-type="float">
            <text:p>6.678081</text:p>
          </table:table-cell>
          <table:table-cell office:value-type="float" office:value="6.6893716122" calcext:value-type="float">
            <text:p>6.6893716122</text:p>
          </table:table-cell>
          <table:table-cell table:formula="of:=POWER([.C2413]-6.75;2)" office:value-type="float" office:value="0.00367580140722714" calcext:value-type="float">
            <text:p>0.0036758014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6.681006" calcext:value-type="float">
            <text:p>6.681006</text:p>
          </table:table-cell>
          <table:table-cell office:value-type="float" office:value="6.6893908467" calcext:value-type="float">
            <text:p>6.6893908467</text:p>
          </table:table-cell>
          <table:table-cell table:formula="of:=POWER([.C2414]-6.75;2)" office:value-type="float" office:value="0.00367346946374287" calcext:value-type="float">
            <text:p>0.0036734695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.683899" calcext:value-type="float">
            <text:p>6.683899</text:p>
          </table:table-cell>
          <table:table-cell office:value-type="float" office:value="6.6894051553" calcext:value-type="float">
            <text:p>6.6894051553</text:p>
          </table:table-cell>
          <table:table-cell table:formula="of:=POWER([.C2415]-6.75;2)" office:value-type="float" office:value="0.00367173520421709" calcext:value-type="float">
            <text:p>0.0036717352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6.686763" calcext:value-type="float">
            <text:p>6.686763</text:p>
          </table:table-cell>
          <table:table-cell office:value-type="float" office:value="6.6894145675" calcext:value-type="float">
            <text:p>6.6894145675</text:p>
          </table:table-cell>
          <table:table-cell table:formula="of:=POWER([.C2416]-6.75;2)" office:value-type="float" office:value="0.00367059463121205" calcext:value-type="float">
            <text:p>0.0036705946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.689601" calcext:value-type="float">
            <text:p>6.689601</text:p>
          </table:table-cell>
          <table:table-cell office:value-type="float" office:value="6.6894191079" calcext:value-type="float">
            <text:p>6.6894191079</text:p>
          </table:table-cell>
          <table:table-cell table:formula="of:=POWER([.C2417]-6.75;2)" office:value-type="float" office:value="0.00367004448763184" calcext:value-type="float">
            <text:p>0.0036700445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.692415" calcext:value-type="float">
            <text:p>6.692415</text:p>
          </table:table-cell>
          <table:table-cell office:value-type="float" office:value="6.6894187959" calcext:value-type="float">
            <text:p>6.6894187959</text:p>
          </table:table-cell>
          <table:table-cell table:formula="of:=POWER([.C2418]-6.75;2)" office:value-type="float" office:value="0.00367008229020586" calcext:value-type="float">
            <text:p>0.0036700823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6.695207" calcext:value-type="float">
            <text:p>6.695207</text:p>
          </table:table-cell>
          <table:table-cell office:value-type="float" office:value="6.6894136478" calcext:value-type="float">
            <text:p>6.6894136478</text:p>
          </table:table-cell>
          <table:table-cell table:formula="of:=POWER([.C2419]-6.75;2)" office:value-type="float" office:value="0.0036707060729024" calcext:value-type="float">
            <text:p>0.0036707061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6.697979" calcext:value-type="float">
            <text:p>6.697979</text:p>
          </table:table-cell>
          <table:table-cell office:value-type="float" office:value="6.6894036764" calcext:value-type="float">
            <text:p>6.6894036764</text:p>
          </table:table-cell>
          <table:table-cell table:formula="of:=POWER([.C2420]-6.75;2)" office:value-type="float" office:value="0.00367191443383597" calcext:value-type="float">
            <text:p>0.0036719144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.700733" calcext:value-type="float">
            <text:p>6.700733</text:p>
          </table:table-cell>
          <table:table-cell office:value-type="float" office:value="6.6893888914" calcext:value-type="float">
            <text:p>6.6893888914</text:p>
          </table:table-cell>
          <table:table-cell table:formula="of:=POWER([.C2421]-6.75;2)" office:value-type="float" office:value="0.00367370648572098" calcext:value-type="float">
            <text:p>0.0036737065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6.703471" calcext:value-type="float">
            <text:p>6.703471</text:p>
          </table:table-cell>
          <table:table-cell office:value-type="float" office:value="6.6893692988" calcext:value-type="float">
            <text:p>6.6893692988</text:p>
          </table:table-cell>
          <table:table-cell table:formula="of:=POWER([.C2422]-6.75;2)" office:value-type="float" office:value="0.00367608192800368" calcext:value-type="float">
            <text:p>0.0036760819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6.706193" calcext:value-type="float">
            <text:p>6.706193</text:p>
          </table:table-cell>
          <table:table-cell office:value-type="float" office:value="6.6893449014" calcext:value-type="float">
            <text:p>6.6893449014</text:p>
          </table:table-cell>
          <table:table-cell table:formula="of:=POWER([.C2423]-6.75;2)" office:value-type="float" office:value="0.0036790409861757" calcext:value-type="float">
            <text:p>0.003679041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6.708902" calcext:value-type="float">
            <text:p>6.708902</text:p>
          </table:table-cell>
          <table:table-cell office:value-type="float" office:value="6.6893157019" calcext:value-type="float">
            <text:p>6.6893157019</text:p>
          </table:table-cell>
          <table:table-cell table:formula="of:=POWER([.C2424]-6.75;2)" office:value-type="float" office:value="0.00368258403588966" calcext:value-type="float">
            <text:p>0.003682584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.711597" calcext:value-type="float">
            <text:p>6.711597</text:p>
          </table:table-cell>
          <table:table-cell office:value-type="float" office:value="6.6892816979" calcext:value-type="float">
            <text:p>6.6892816979</text:p>
          </table:table-cell>
          <table:table-cell table:formula="of:=POWER([.C2425]-6.75;2)" office:value-type="float" office:value="0.00368671220990683" calcext:value-type="float">
            <text:p>0.0036867122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6.71428" calcext:value-type="float">
            <text:p>6.71428</text:p>
          </table:table-cell>
          <table:table-cell office:value-type="float" office:value="6.6892428887" calcext:value-type="float">
            <text:p>6.6892428887</text:p>
          </table:table-cell>
          <table:table-cell table:formula="of:=POWER([.C2426]-6.75;2)" office:value-type="float" office:value="0.00369142657352059" calcext:value-type="float">
            <text:p>0.0036914266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6.716952" calcext:value-type="float">
            <text:p>6.716952</text:p>
          </table:table-cell>
          <table:table-cell office:value-type="float" office:value="6.68919927" calcext:value-type="float">
            <text:p>6.68919927</text:p>
          </table:table-cell>
          <table:table-cell table:formula="of:=POWER([.C2427]-6.75;2)" office:value-type="float" office:value="0.00369672876853295" calcext:value-type="float">
            <text:p>0.0036967288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6.719611" calcext:value-type="float">
            <text:p>6.719611</text:p>
          </table:table-cell>
          <table:table-cell office:value-type="float" office:value="6.689150836" calcext:value-type="float">
            <text:p>6.689150836</text:p>
          </table:table-cell>
          <table:table-cell table:formula="of:=POWER([.C2428]-6.75;2)" office:value-type="float" office:value="0.00370262075949894" calcext:value-type="float">
            <text:p>0.0037026208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6.72226" calcext:value-type="float">
            <text:p>6.72226</text:p>
          </table:table-cell>
          <table:table-cell office:value-type="float" office:value="6.6890975839" calcext:value-type="float">
            <text:p>6.6890975839</text:p>
          </table:table-cell>
          <table:table-cell table:formula="of:=POWER([.C2429]-6.75;2)" office:value-type="float" office:value="0.00370910428681757" calcext:value-type="float">
            <text:p>0.0037091043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6.724897" calcext:value-type="float">
            <text:p>6.724897</text:p>
          </table:table-cell>
          <table:table-cell office:value-type="float" office:value="6.6890395061" calcext:value-type="float">
            <text:p>6.6890395061</text:p>
          </table:table-cell>
          <table:table-cell table:formula="of:=POWER([.C2430]-6.75;2)" office:value-type="float" office:value="0.0037161818165319" calcext:value-type="float">
            <text:p>0.0037161818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.727522" calcext:value-type="float">
            <text:p>6.727522</text:p>
          </table:table-cell>
          <table:table-cell office:value-type="float" office:value="6.6889765982" calcext:value-type="float">
            <text:p>6.6889765982</text:p>
          </table:table-cell>
          <table:table-cell table:formula="of:=POWER([.C2431]-6.75;2)" office:value-type="float" office:value="0.00372385556724424" calcext:value-type="float">
            <text:p>0.0037238556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6.730134" calcext:value-type="float">
            <text:p>6.730134</text:p>
          </table:table-cell>
          <table:table-cell office:value-type="float" office:value="6.6889088559" calcext:value-type="float">
            <text:p>6.6889088559</text:p>
          </table:table-cell>
          <table:table-cell table:formula="of:=POWER([.C2432]-6.75;2)" office:value-type="float" office:value="0.00373212788744693" calcext:value-type="float">
            <text:p>0.0037321279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6.732734" calcext:value-type="float">
            <text:p>6.732734</text:p>
          </table:table-cell>
          <table:table-cell office:value-type="float" office:value="6.6888362764" calcext:value-type="float">
            <text:p>6.6888362764</text:p>
          </table:table-cell>
          <table:table-cell table:formula="of:=POWER([.C2433]-6.75;2)" office:value-type="float" office:value="0.0037410010846172" calcext:value-type="float">
            <text:p>0.0037410011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.73532" calcext:value-type="float">
            <text:p>6.73532</text:p>
          </table:table-cell>
          <table:table-cell office:value-type="float" office:value="6.6887588554" calcext:value-type="float">
            <text:p>6.6887588554</text:p>
          </table:table-cell>
          <table:table-cell table:formula="of:=POWER([.C2434]-6.75;2)" office:value-type="float" office:value="0.00375047779191815" calcext:value-type="float">
            <text:p>0.0037504778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.737891" calcext:value-type="float">
            <text:p>6.737891</text:p>
          </table:table-cell>
          <table:table-cell office:value-type="float" office:value="6.6886765919" calcext:value-type="float">
            <text:p>6.6886765919</text:p>
          </table:table-cell>
          <table:table-cell table:formula="of:=POWER([.C2435]-6.75;2)" office:value-type="float" office:value="0.00376056038099912" calcext:value-type="float">
            <text:p>0.0037605604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6.740447" calcext:value-type="float">
            <text:p>6.740447</text:p>
          </table:table-cell>
          <table:table-cell office:value-type="float" office:value="6.6885894867" calcext:value-type="float">
            <text:p>6.6885894867</text:p>
          </table:table-cell>
          <table:table-cell table:formula="of:=POWER([.C2436]-6.75;2)" office:value-type="float" office:value="0.00377125114376951" calcext:value-type="float">
            <text:p>0.0037712511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.742985" calcext:value-type="float">
            <text:p>6.742985</text:p>
          </table:table-cell>
          <table:table-cell office:value-type="float" office:value="6.6884975408" calcext:value-type="float">
            <text:p>6.6884975408</text:p>
          </table:table-cell>
          <table:table-cell table:formula="of:=POWER([.C2437]-6.75;2)" office:value-type="float" office:value="0.00378255248764763" calcext:value-type="float">
            <text:p>0.0037825525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6.745506" calcext:value-type="float">
            <text:p>6.745506</text:p>
          </table:table-cell>
          <table:table-cell office:value-type="float" office:value="6.6884007602" calcext:value-type="float">
            <text:p>6.6884007602</text:p>
          </table:table-cell>
          <table:table-cell table:formula="of:=POWER([.C2438]-6.75;2)" office:value-type="float" office:value="0.00379446634393785" calcext:value-type="float">
            <text:p>0.0037944663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6.748007" calcext:value-type="float">
            <text:p>6.748007</text:p>
          </table:table-cell>
          <table:table-cell office:value-type="float" office:value="6.6882991495" calcext:value-type="float">
            <text:p>6.6882991495</text:p>
          </table:table-cell>
          <table:table-cell table:formula="of:=POWER([.C2439]-6.75;2)" office:value-type="float" office:value="0.00380699495242339" calcext:value-type="float">
            <text:p>0.003806995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6.750487" calcext:value-type="float">
            <text:p>6.750487</text:p>
          </table:table-cell>
          <table:table-cell office:value-type="float" office:value="6.6881927184" calcext:value-type="float">
            <text:p>6.6881927184</text:p>
          </table:table-cell>
          <table:table-cell table:formula="of:=POWER([.C2440]-6.75;2)" office:value-type="float" office:value="0.00382014005878172" calcext:value-type="float">
            <text:p>0.0038201401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.752944" calcext:value-type="float">
            <text:p>6.752944</text:p>
          </table:table-cell>
          <table:table-cell office:value-type="float" office:value="6.6880814786" calcext:value-type="float">
            <text:p>6.6880814786</text:p>
          </table:table-cell>
          <table:table-cell table:formula="of:=POWER([.C2441]-6.75;2)" office:value-type="float" office:value="0.00383390329236226" calcext:value-type="float">
            <text:p>0.0038339033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6.755378" calcext:value-type="float">
            <text:p>6.755378</text:p>
          </table:table-cell>
          <table:table-cell office:value-type="float" office:value="6.6879654454" calcext:value-type="float">
            <text:p>6.6879654454</text:p>
          </table:table-cell>
          <table:table-cell table:formula="of:=POWER([.C2442]-6.75;2)" office:value-type="float" office:value="0.00384828596442042" calcext:value-type="float">
            <text:p>0.003848286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.757786" calcext:value-type="float">
            <text:p>6.757786</text:p>
          </table:table-cell>
          <table:table-cell office:value-type="float" office:value="6.6878446344" calcext:value-type="float">
            <text:p>6.6878446344</text:p>
          </table:table-cell>
          <table:table-cell table:formula="of:=POWER([.C2443]-6.75;2)" office:value-type="float" office:value="0.00386328947286964" calcext:value-type="float">
            <text:p>0.0038632895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6.760167" calcext:value-type="float">
            <text:p>6.760167</text:p>
          </table:table-cell>
          <table:table-cell office:value-type="float" office:value="6.6877190664" calcext:value-type="float">
            <text:p>6.6877190664</text:p>
          </table:table-cell>
          <table:table-cell table:formula="of:=POWER([.C2444]-6.75;2)" office:value-type="float" office:value="0.00387891469008765" calcext:value-type="float">
            <text:p>0.0038789147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.762519" calcext:value-type="float">
            <text:p>6.762519</text:p>
          </table:table-cell>
          <table:table-cell office:value-type="float" office:value="6.6875887644" calcext:value-type="float">
            <text:p>6.6875887644</text:p>
          </table:table-cell>
          <table:table-cell table:formula="of:=POWER([.C2445]-6.75;2)" office:value-type="float" office:value="0.0038951623291187" calcext:value-type="float">
            <text:p>0.0038951623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6.764842" calcext:value-type="float">
            <text:p>6.764842</text:p>
          </table:table-cell>
          <table:table-cell office:value-type="float" office:value="6.687453755" calcext:value-type="float">
            <text:p>6.687453755</text:p>
          </table:table-cell>
          <table:table-cell table:formula="of:=POWER([.C2446]-6.75;2)" office:value-type="float" office:value="0.00391203276360003" calcext:value-type="float">
            <text:p>0.0039120328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.767132" calcext:value-type="float">
            <text:p>6.767132</text:p>
          </table:table-cell>
          <table:table-cell office:value-type="float" office:value="6.687314065" calcext:value-type="float">
            <text:p>6.687314065</text:p>
          </table:table-cell>
          <table:table-cell table:formula="of:=POWER([.C2447]-6.75;2)" office:value-type="float" office:value="0.00392952644682425" calcext:value-type="float">
            <text:p>0.0039295264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6.769389" calcext:value-type="float">
            <text:p>6.769389</text:p>
          </table:table-cell>
          <table:table-cell office:value-type="float" office:value="6.6871697288" calcext:value-type="float">
            <text:p>6.6871697288</text:p>
          </table:table-cell>
          <table:table-cell table:formula="of:=POWER([.C2448]-6.75;2)" office:value-type="float" office:value="0.00394764297906557" calcext:value-type="float">
            <text:p>0.003947643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6.771611" calcext:value-type="float">
            <text:p>6.771611</text:p>
          </table:table-cell>
          <table:table-cell office:value-type="float" office:value="6.6870207808" calcext:value-type="float">
            <text:p>6.6870207808</text:p>
          </table:table-cell>
          <table:table-cell table:formula="of:=POWER([.C2449]-6.75;2)" office:value-type="float" office:value="0.00396638205104163" calcext:value-type="float">
            <text:p>0.0039663821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6.773796" calcext:value-type="float">
            <text:p>6.773796</text:p>
          </table:table-cell>
          <table:table-cell office:value-type="float" office:value="6.6868672595" calcext:value-type="float">
            <text:p>6.6868672595</text:p>
          </table:table-cell>
          <table:table-cell table:formula="of:=POWER([.C2450]-6.75;2)" office:value-type="float" office:value="0.00398574292304039" calcext:value-type="float">
            <text:p>0.0039857429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.775944" calcext:value-type="float">
            <text:p>6.775944</text:p>
          </table:table-cell>
          <table:table-cell office:value-type="float" office:value="6.6867092073" calcext:value-type="float">
            <text:p>6.6867092073</text:p>
          </table:table-cell>
          <table:table-cell table:formula="of:=POWER([.C2451]-6.75;2)" office:value-type="float" office:value="0.00400572444059439" calcext:value-type="float">
            <text:p>0.0040057244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6.778052" calcext:value-type="float">
            <text:p>6.778052</text:p>
          </table:table-cell>
          <table:table-cell office:value-type="float" office:value="6.6865466667" calcext:value-type="float">
            <text:p>6.6865466667</text:p>
          </table:table-cell>
          <table:table-cell table:formula="of:=POWER([.C2452]-6.75;2)" office:value-type="float" office:value="0.00402632550688089" calcext:value-type="float">
            <text:p>0.0040263255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6.780119" calcext:value-type="float">
            <text:p>6.780119</text:p>
          </table:table-cell>
          <table:table-cell office:value-type="float" office:value="6.6863796861" calcext:value-type="float">
            <text:p>6.6863796861</text:p>
          </table:table-cell>
          <table:table-cell table:formula="of:=POWER([.C2453]-6.75;2)" office:value-type="float" office:value="0.00404754434073448" calcext:value-type="float">
            <text:p>0.0040475443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6.782144" calcext:value-type="float">
            <text:p>6.782144</text:p>
          </table:table-cell>
          <table:table-cell office:value-type="float" office:value="6.6862083163" calcext:value-type="float">
            <text:p>6.6862083163</text:p>
          </table:table-cell>
          <table:table-cell table:formula="of:=POWER([.C2454]-6.75;2)" office:value-type="float" office:value="0.00406937890928083" calcext:value-type="float">
            <text:p>0.0040693789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6.784125" calcext:value-type="float">
            <text:p>6.784125</text:p>
          </table:table-cell>
          <table:table-cell office:value-type="float" office:value="6.6860326099" calcext:value-type="float">
            <text:p>6.6860326099</text:p>
          </table:table-cell>
          <table:table-cell table:formula="of:=POWER([.C2455]-6.75;2)" office:value-type="float" office:value="0.0040918269962056" calcext:value-type="float">
            <text:p>0.004091827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6.786062" calcext:value-type="float">
            <text:p>6.786062</text:p>
          </table:table-cell>
          <table:table-cell office:value-type="float" office:value="6.6858526239" calcext:value-type="float">
            <text:p>6.6858526239</text:p>
          </table:table-cell>
          <table:table-cell table:formula="of:=POWER([.C2456]-6.75;2)" office:value-type="float" office:value="0.00411488586051488" calcext:value-type="float">
            <text:p>0.0041148859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6.787952" calcext:value-type="float">
            <text:p>6.787952</text:p>
          </table:table-cell>
          <table:table-cell office:value-type="float" office:value="6.6856684154" calcext:value-type="float">
            <text:p>6.6856684154</text:p>
          </table:table-cell>
          <table:table-cell table:formula="of:=POWER([.C2457]-6.75;2)" office:value-type="float" office:value="0.00413855277714691" calcext:value-type="float">
            <text:p>0.0041385528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.789796" calcext:value-type="float">
            <text:p>6.789796</text:p>
          </table:table-cell>
          <table:table-cell office:value-type="float" office:value="6.6854800479" calcext:value-type="float">
            <text:p>6.6854800479</text:p>
          </table:table-cell>
          <table:table-cell table:formula="of:=POWER([.C2458]-6.75;2)" office:value-type="float" office:value="0.00416282421898623" calcext:value-type="float">
            <text:p>0.0041628242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6.791591" calcext:value-type="float">
            <text:p>6.791591</text:p>
          </table:table-cell>
          <table:table-cell office:value-type="float" office:value="6.685287583" calcext:value-type="float">
            <text:p>6.685287583</text:p>
          </table:table-cell>
          <table:table-cell table:formula="of:=POWER([.C2459]-6.75;2)" office:value-type="float" office:value="0.00418769691398189" calcext:value-type="float">
            <text:p>0.0041876969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6.793338" calcext:value-type="float">
            <text:p>6.793338</text:p>
          </table:table-cell>
          <table:table-cell office:value-type="float" office:value="6.6850910887" calcext:value-type="float">
            <text:p>6.6850910887</text:p>
          </table:table-cell>
          <table:table-cell table:formula="of:=POWER([.C2460]-6.75;2)" office:value-type="float" office:value="0.00421316676615125" calcext:value-type="float">
            <text:p>0.0042131668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.795034" calcext:value-type="float">
            <text:p>6.795034</text:p>
          </table:table-cell>
          <table:table-cell office:value-type="float" office:value="6.6848906315" calcext:value-type="float">
            <text:p>6.6848906315</text:p>
          </table:table-cell>
          <table:table-cell table:formula="of:=POWER([.C2461]-6.75;2)" office:value-type="float" office:value="0.00423922986646878" calcext:value-type="float">
            <text:p>0.0042392299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.796679" calcext:value-type="float">
            <text:p>6.796679</text:p>
          </table:table-cell>
          <table:table-cell office:value-type="float" office:value="6.6846862839" calcext:value-type="float">
            <text:p>6.6846862839</text:p>
          </table:table-cell>
          <table:table-cell table:formula="of:=POWER([.C2462]-6.75;2)" office:value-type="float" office:value="0.00426588151079145" calcext:value-type="float">
            <text:p>0.0042658815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.798273" calcext:value-type="float">
            <text:p>6.798273</text:p>
          </table:table-cell>
          <table:table-cell office:value-type="float" office:value="6.684478119" calcext:value-type="float">
            <text:p>6.684478119</text:p>
          </table:table-cell>
          <table:table-cell table:formula="of:=POWER([.C2463]-6.75;2)" office:value-type="float" office:value="0.00429311688977822" calcext:value-type="float">
            <text:p>0.0042931169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6.799815" calcext:value-type="float">
            <text:p>6.799815</text:p>
          </table:table-cell>
          <table:table-cell office:value-type="float" office:value="6.6842662104" calcext:value-type="float">
            <text:p>6.6842662104</text:p>
          </table:table-cell>
          <table:table-cell table:formula="of:=POWER([.C2464]-6.75;2)" office:value-type="float" office:value="0.00432093109517711" calcext:value-type="float">
            <text:p>0.0043209311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.801304" calcext:value-type="float">
            <text:p>6.801304</text:p>
          </table:table-cell>
          <table:table-cell office:value-type="float" office:value="6.6840506343" calcext:value-type="float">
            <text:p>6.6840506343</text:p>
          </table:table-cell>
          <table:table-cell table:formula="of:=POWER([.C2465]-6.75;2)" office:value-type="float" office:value="0.00434931883623232" calcext:value-type="float">
            <text:p>0.0043493188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6.80274" calcext:value-type="float">
            <text:p>6.80274</text:p>
          </table:table-cell>
          <table:table-cell office:value-type="float" office:value="6.6838314692" calcext:value-type="float">
            <text:p>6.6838314692</text:p>
          </table:table-cell>
          <table:table-cell table:formula="of:=POWER([.C2466]-6.75;2)" office:value-type="float" office:value="0.00437827446823051" calcext:value-type="float">
            <text:p>0.0043782745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6.804123" calcext:value-type="float">
            <text:p>6.804123</text:p>
          </table:table-cell>
          <table:table-cell office:value-type="float" office:value="6.683608794" calcext:value-type="float">
            <text:p>6.683608794</text:p>
          </table:table-cell>
          <table:table-cell table:formula="of:=POWER([.C2467]-6.75;2)" office:value-type="float" office:value="0.00440779223413438" calcext:value-type="float">
            <text:p>0.0044077922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6.805451" calcext:value-type="float">
            <text:p>6.805451</text:p>
          </table:table-cell>
          <table:table-cell office:value-type="float" office:value="6.6833826886" calcext:value-type="float">
            <text:p>6.6833826886</text:p>
          </table:table-cell>
          <table:table-cell table:formula="of:=POWER([.C2468]-6.75;2)" office:value-type="float" office:value="0.00443786617816456" calcext:value-type="float">
            <text:p>0.0044378662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.806727" calcext:value-type="float">
            <text:p>6.806727</text:p>
          </table:table-cell>
          <table:table-cell office:value-type="float" office:value="6.6831532368" calcext:value-type="float">
            <text:p>6.6831532368</text:p>
          </table:table-cell>
          <table:table-cell table:formula="of:=POWER([.C2469]-6.75;2)" office:value-type="float" office:value="0.00446848975031688" calcext:value-type="float">
            <text:p>0.0044684898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.807948" calcext:value-type="float">
            <text:p>6.807948</text:p>
          </table:table-cell>
          <table:table-cell office:value-type="float" office:value="6.6829205179" calcext:value-type="float">
            <text:p>6.6829205179</text:p>
          </table:table-cell>
          <table:table-cell table:formula="of:=POWER([.C2470]-6.75;2)" office:value-type="float" office:value="0.00449965691880417" calcext:value-type="float">
            <text:p>0.0044996569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.809116" calcext:value-type="float">
            <text:p>6.809116</text:p>
          </table:table-cell>
          <table:table-cell office:value-type="float" office:value="6.682684617" calcext:value-type="float">
            <text:p>6.682684617</text:p>
          </table:table-cell>
          <table:table-cell table:formula="of:=POWER([.C2471]-6.75;2)" office:value-type="float" office:value="0.00453136078843674" calcext:value-type="float">
            <text:p>0.0045313608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.810231" calcext:value-type="float">
            <text:p>6.810231</text:p>
          </table:table-cell>
          <table:table-cell office:value-type="float" office:value="6.6824456163" calcext:value-type="float">
            <text:p>6.6824456163</text:p>
          </table:table-cell>
          <table:table-cell table:formula="of:=POWER([.C2472]-6.75;2)" office:value-type="float" office:value="0.00456359475708684" calcext:value-type="float">
            <text:p>0.0045635948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6.811294" calcext:value-type="float">
            <text:p>6.811294</text:p>
          </table:table-cell>
          <table:table-cell office:value-type="float" office:value="6.6822035985" calcext:value-type="float">
            <text:p>6.6822035985</text:p>
          </table:table-cell>
          <table:table-cell table:formula="of:=POWER([.C2473]-6.75;2)" office:value-type="float" office:value="0.00459635205634919" calcext:value-type="float">
            <text:p>0.0045963521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.812304" calcext:value-type="float">
            <text:p>6.812304</text:p>
          </table:table-cell>
          <table:table-cell office:value-type="float" office:value="6.6819586452" calcext:value-type="float">
            <text:p>6.6819586452</text:p>
          </table:table-cell>
          <table:table-cell table:formula="of:=POWER([.C2474]-6.75;2)" office:value-type="float" office:value="0.00462962596301949" calcext:value-type="float">
            <text:p>0.004629626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.813263" calcext:value-type="float">
            <text:p>6.813263</text:p>
          </table:table-cell>
          <table:table-cell office:value-type="float" office:value="6.6817108403" calcext:value-type="float">
            <text:p>6.6817108403</text:p>
          </table:table-cell>
          <table:table-cell table:formula="of:=POWER([.C2475]-6.75;2)" office:value-type="float" office:value="0.0046634093325321" calcext:value-type="float">
            <text:p>0.0046634093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6.814172" calcext:value-type="float">
            <text:p>6.814172</text:p>
          </table:table-cell>
          <table:table-cell office:value-type="float" office:value="6.6814602648" calcext:value-type="float">
            <text:p>6.6814602648</text:p>
          </table:table-cell>
          <table:table-cell table:formula="of:=POWER([.C2476]-6.75;2)" office:value-type="float" office:value="0.00469769530128611" calcext:value-type="float">
            <text:p>0.0046976953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6.815032" calcext:value-type="float">
            <text:p>6.815032</text:p>
          </table:table-cell>
          <table:table-cell office:value-type="float" office:value="6.6812069981" calcext:value-type="float">
            <text:p>6.6812069981</text:p>
          </table:table-cell>
          <table:table-cell table:formula="of:=POWER([.C2477]-6.75;2)" office:value-type="float" office:value="0.00473247711041335" calcext:value-type="float">
            <text:p>0.0047324771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.815844" calcext:value-type="float">
            <text:p>6.815844</text:p>
          </table:table-cell>
          <table:table-cell office:value-type="float" office:value="6.6809511185" calcext:value-type="float">
            <text:p>6.6809511185</text:p>
          </table:table-cell>
          <table:table-cell table:formula="of:=POWER([.C2478]-6.75;2)" office:value-type="float" office:value="0.004767748036401" calcext:value-type="float">
            <text:p>0.004767748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6.816609" calcext:value-type="float">
            <text:p>6.816609</text:p>
          </table:table-cell>
          <table:table-cell office:value-type="float" office:value="6.6806927031" calcext:value-type="float">
            <text:p>6.6806927031</text:p>
          </table:table-cell>
          <table:table-cell table:formula="of:=POWER([.C2479]-6.75;2)" office:value-type="float" office:value="0.00480350140358474" calcext:value-type="float">
            <text:p>0.0048035014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6.81733" calcext:value-type="float">
            <text:p>6.81733</text:p>
          </table:table-cell>
          <table:table-cell office:value-type="float" office:value="6.6804318273" calcext:value-type="float">
            <text:p>6.6804318273</text:p>
          </table:table-cell>
          <table:table-cell table:formula="of:=POWER([.C2480]-6.75;2)" office:value-type="float" office:value="0.00483973065281708" calcext:value-type="float">
            <text:p>0.0048397307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.818007" calcext:value-type="float">
            <text:p>6.818007</text:p>
          </table:table-cell>
          <table:table-cell office:value-type="float" office:value="6.6801685615" calcext:value-type="float">
            <text:p>6.6801685615</text:p>
          </table:table-cell>
          <table:table-cell table:formula="of:=POWER([.C2481]-6.75;2)" office:value-type="float" office:value="0.00487642980297923" calcext:value-type="float">
            <text:p>0.0048764298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6.818643" calcext:value-type="float">
            <text:p>6.818643</text:p>
          </table:table-cell>
          <table:table-cell office:value-type="float" office:value="6.6799029769" calcext:value-type="float">
            <text:p>6.6799029769</text:p>
          </table:table-cell>
          <table:table-cell table:formula="of:=POWER([.C2482]-6.75;2)" office:value-type="float" office:value="0.0049135926474819" calcext:value-type="float">
            <text:p>0.0049135926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6.81924" calcext:value-type="float">
            <text:p>6.81924</text:p>
          </table:table-cell>
          <table:table-cell office:value-type="float" office:value="6.679635139" calcext:value-type="float">
            <text:p>6.679635139</text:p>
          </table:table-cell>
          <table:table-cell table:formula="of:=POWER([.C2483]-6.75;2)" office:value-type="float" office:value="0.0049512136635493" calcext:value-type="float">
            <text:p>0.0049512137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6.819799" calcext:value-type="float">
            <text:p>6.819799</text:p>
          </table:table-cell>
          <table:table-cell office:value-type="float" office:value="6.6793651103" calcext:value-type="float">
            <text:p>6.6793651103</text:p>
          </table:table-cell>
          <table:table-cell table:formula="of:=POWER([.C2484]-6.75;2)" office:value-type="float" office:value="0.00498928764293116" calcext:value-type="float">
            <text:p>0.0049892876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6.820324" calcext:value-type="float">
            <text:p>6.820324</text:p>
          </table:table-cell>
          <table:table-cell office:value-type="float" office:value="6.6790929516" calcext:value-type="float">
            <text:p>6.6790929516</text:p>
          </table:table-cell>
          <table:table-cell table:formula="of:=POWER([.C2485]-6.75;2)" office:value-type="float" office:value="0.00502780951279989" calcext:value-type="float">
            <text:p>0.0050278095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.820817" calcext:value-type="float">
            <text:p>6.820817</text:p>
          </table:table-cell>
          <table:table-cell office:value-type="float" office:value="6.6788187165" calcext:value-type="float">
            <text:p>6.6788187165</text:p>
          </table:table-cell>
          <table:table-cell table:formula="of:=POWER([.C2486]-6.75;2)" office:value-type="float" office:value="0.00506677512070732" calcext:value-type="float">
            <text:p>0.0050667751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.821279" calcext:value-type="float">
            <text:p>6.821279</text:p>
          </table:table-cell>
          <table:table-cell office:value-type="float" office:value="6.6785424553" calcext:value-type="float">
            <text:p>6.6785424553</text:p>
          </table:table-cell>
          <table:table-cell table:formula="of:=POWER([.C2487]-6.75;2)" office:value-type="float" office:value="0.00510618069455254" calcext:value-type="float">
            <text:p>0.0051061807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6.821715" calcext:value-type="float">
            <text:p>6.821715</text:p>
          </table:table-cell>
          <table:table-cell office:value-type="float" office:value="6.6782642164" calcext:value-type="float">
            <text:p>6.6782642164</text:p>
          </table:table-cell>
          <table:table-cell table:formula="of:=POWER([.C2488]-6.75;2)" office:value-type="float" office:value="0.00514602264870608" calcext:value-type="float">
            <text:p>0.0051460226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6.822126" calcext:value-type="float">
            <text:p>6.822126</text:p>
          </table:table-cell>
          <table:table-cell office:value-type="float" office:value="6.6779840391" calcext:value-type="float">
            <text:p>6.6779840391</text:p>
          </table:table-cell>
          <table:table-cell table:formula="of:=POWER([.C2489]-6.75;2)" office:value-type="float" office:value="0.00518629862435032" calcext:value-type="float">
            <text:p>0.0051862986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6.822515" calcext:value-type="float">
            <text:p>6.822515</text:p>
          </table:table-cell>
          <table:table-cell office:value-type="float" office:value="6.6777019609" calcext:value-type="float">
            <text:p>6.6777019609</text:p>
          </table:table-cell>
          <table:table-cell table:formula="of:=POWER([.C2490]-6.75;2)" office:value-type="float" office:value="0.00522700645770508" calcext:value-type="float">
            <text:p>0.0052270065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.822886" calcext:value-type="float">
            <text:p>6.822886</text:p>
          </table:table-cell>
          <table:table-cell office:value-type="float" office:value="6.6774180137" calcext:value-type="float">
            <text:p>6.6774180137</text:p>
          </table:table-cell>
          <table:table-cell table:formula="of:=POWER([.C2491]-6.75;2)" office:value-type="float" office:value="0.00526814473525344" calcext:value-type="float">
            <text:p>0.0052681447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6.82324" calcext:value-type="float">
            <text:p>6.82324</text:p>
          </table:table-cell>
          <table:table-cell office:value-type="float" office:value="6.677132222" calcext:value-type="float">
            <text:p>6.677132222</text:p>
          </table:table-cell>
          <table:table-cell table:formula="of:=POWER([.C2492]-6.75;2)" office:value-type="float" office:value="0.00530971307065728" calcext:value-type="float">
            <text:p>0.0053097131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.823581" calcext:value-type="float">
            <text:p>6.823581</text:p>
          </table:table-cell>
          <table:table-cell office:value-type="float" office:value="6.6768446083" calcext:value-type="float">
            <text:p>6.6768446083</text:p>
          </table:table-cell>
          <table:table-cell table:formula="of:=POWER([.C2493]-6.75;2)" office:value-type="float" office:value="0.00535171133478047" calcext:value-type="float">
            <text:p>0.0053517113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.823912" calcext:value-type="float">
            <text:p>6.823912</text:p>
          </table:table-cell>
          <table:table-cell office:value-type="float" office:value="6.6765551874" calcext:value-type="float">
            <text:p>6.6765551874</text:p>
          </table:table-cell>
          <table:table-cell table:formula="of:=POWER([.C2494]-6.75;2)" office:value-type="float" office:value="0.00539414049784912" calcext:value-type="float">
            <text:p>0.0053941405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6.824235" calcext:value-type="float">
            <text:p>6.824235</text:p>
          </table:table-cell>
          <table:table-cell office:value-type="float" office:value="6.6762639684" calcext:value-type="float">
            <text:p>6.6762639684</text:p>
          </table:table-cell>
          <table:table-cell table:formula="of:=POWER([.C2495]-6.75;2)" office:value-type="float" office:value="0.00543700235611623" calcext:value-type="float">
            <text:p>0.0054370024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6.824554" calcext:value-type="float">
            <text:p>6.824554</text:p>
          </table:table-cell>
          <table:table-cell office:value-type="float" office:value="6.6759709564" calcext:value-type="float">
            <text:p>6.6759709564</text:p>
          </table:table-cell>
          <table:table-cell table:formula="of:=POWER([.C2496]-6.75;2)" office:value-type="float" office:value="0.00548029929633063" calcext:value-type="float">
            <text:p>0.0054802993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6.82487" calcext:value-type="float">
            <text:p>6.82487</text:p>
          </table:table-cell>
          <table:table-cell office:value-type="float" office:value="6.6756761488" calcext:value-type="float">
            <text:p>6.6756761488</text:p>
          </table:table-cell>
          <table:table-cell table:formula="of:=POWER([.C2497]-6.75;2)" office:value-type="float" office:value="0.00552403485719974" calcext:value-type="float">
            <text:p>0.0055240349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6.825187" calcext:value-type="float">
            <text:p>6.825187</text:p>
          </table:table-cell>
          <table:table-cell office:value-type="float" office:value="6.6753795408" calcext:value-type="float">
            <text:p>6.6753795408</text:p>
          </table:table-cell>
          <table:table-cell table:formula="of:=POWER([.C2498]-6.75;2)" office:value-type="float" office:value="0.00556821293121889" calcext:value-type="float">
            <text:p>0.0055682129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.825506" calcext:value-type="float">
            <text:p>6.825506</text:p>
          </table:table-cell>
          <table:table-cell office:value-type="float" office:value="6.6750811195" calcext:value-type="float">
            <text:p>6.6750811195</text:p>
          </table:table-cell>
          <table:table-cell table:formula="of:=POWER([.C2499]-6.75;2)" office:value-type="float" office:value="0.00561283865537332" calcext:value-type="float">
            <text:p>0.0056128387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6.82583" calcext:value-type="float">
            <text:p>6.82583</text:p>
          </table:table-cell>
          <table:table-cell office:value-type="float" office:value="6.6747808703" calcext:value-type="float">
            <text:p>6.6747808703</text:p>
          </table:table-cell>
          <table:table-cell table:formula="of:=POWER([.C2500]-6.75;2)" office:value-type="float" office:value="0.00565791747282539" calcext:value-type="float">
            <text:p>0.0056579175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826162" calcext:value-type="float">
            <text:p>6.826162</text:p>
          </table:table-cell>
          <table:table-cell office:value-type="float" office:value="6.674478772" calcext:value-type="float">
            <text:p>6.674478772</text:p>
          </table:table-cell>
          <table:table-cell table:formula="of:=POWER([.C2501]-6.75;2)" office:value-type="float" office:value="0.00570345587862791" calcext:value-type="float">
            <text:p>0.0057034559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6.826502" calcext:value-type="float">
            <text:p>6.826502</text:p>
          </table:table-cell>
          <table:table-cell office:value-type="float" office:value="6.6741747976" calcext:value-type="float">
            <text:p>6.6741747976</text:p>
          </table:table-cell>
          <table:table-cell table:formula="of:=POWER([.C2502]-6.75;2)" office:value-type="float" office:value="0.00574946131900095" calcext:value-type="float">
            <text:p>0.0057494613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6.826853" calcext:value-type="float">
            <text:p>6.826853</text:p>
          </table:table-cell>
          <table:table-cell office:value-type="float" office:value="6.6738689197" calcext:value-type="float">
            <text:p>6.6738689197</text:p>
          </table:table-cell>
          <table:table-cell table:formula="of:=POWER([.C2503]-6.75;2)" office:value-type="float" office:value="0.005795941387645" calcext:value-type="float">
            <text:p>0.0057959414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6.827216" calcext:value-type="float">
            <text:p>6.827216</text:p>
          </table:table-cell>
          <table:table-cell office:value-type="float" office:value="6.6735611046" calcext:value-type="float">
            <text:p>6.6735611046</text:p>
          </table:table-cell>
          <table:table-cell table:formula="of:=POWER([.C2504]-6.75;2)" office:value-type="float" office:value="0.00584290472997213" calcext:value-type="float">
            <text:p>0.0058429047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6.827592" calcext:value-type="float">
            <text:p>6.827592</text:p>
          </table:table-cell>
          <table:table-cell office:value-type="float" office:value="6.6732513165" calcext:value-type="float">
            <text:p>6.6732513165</text:p>
          </table:table-cell>
          <table:table-cell table:formula="of:=POWER([.C2505]-6.75;2)" office:value-type="float" office:value="0.00589036041898317" calcext:value-type="float">
            <text:p>0.0058903604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.827982" calcext:value-type="float">
            <text:p>6.827982</text:p>
          </table:table-cell>
          <table:table-cell office:value-type="float" office:value="6.6729395172" calcext:value-type="float">
            <text:p>6.6729395172</text:p>
          </table:table-cell>
          <table:table-cell table:formula="of:=POWER([.C2506]-6.75;2)" office:value-type="float" office:value="0.00593831800936915" calcext:value-type="float">
            <text:p>0.005938318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6.828387" calcext:value-type="float">
            <text:p>6.828387</text:p>
          </table:table-cell>
          <table:table-cell office:value-type="float" office:value="6.672625666" calcext:value-type="float">
            <text:p>6.672625666</text:p>
          </table:table-cell>
          <table:table-cell table:formula="of:=POWER([.C2507]-6.75;2)" office:value-type="float" office:value="0.00598678756194355" calcext:value-type="float">
            <text:p>0.0059867876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6.828806" calcext:value-type="float">
            <text:p>6.828806</text:p>
          </table:table-cell>
          <table:table-cell office:value-type="float" office:value="6.6723097201" calcext:value-type="float">
            <text:p>6.6723097201</text:p>
          </table:table-cell>
          <table:table-cell table:formula="of:=POWER([.C2508]-6.75;2)" office:value-type="float" office:value="0.00603577959094029" calcext:value-type="float">
            <text:p>0.0060357796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6.82924" calcext:value-type="float">
            <text:p>6.82924</text:p>
          </table:table-cell>
          <table:table-cell office:value-type="float" office:value="6.6719916382" calcext:value-type="float">
            <text:p>6.6719916382</text:p>
          </table:table-cell>
          <table:table-cell table:formula="of:=POWER([.C2509]-6.75;2)" office:value-type="float" office:value="0.00608530451071974" calcext:value-type="float">
            <text:p>0.0060853045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6.829688" calcext:value-type="float">
            <text:p>6.829688</text:p>
          </table:table-cell>
          <table:table-cell office:value-type="float" office:value="6.6716713768" calcext:value-type="float">
            <text:p>6.6716713768</text:p>
          </table:table-cell>
          <table:table-cell table:formula="of:=POWER([.C2510]-6.75;2)" office:value-type="float" office:value="0.00613537321240758" calcext:value-type="float">
            <text:p>0.0061353732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.830149" calcext:value-type="float">
            <text:p>6.830149</text:p>
          </table:table-cell>
          <table:table-cell office:value-type="float" office:value="6.6713488939" calcext:value-type="float">
            <text:p>6.6713488939</text:p>
          </table:table-cell>
          <table:table-cell table:formula="of:=POWER([.C2511]-6.75;2)" office:value-type="float" office:value="0.00618599649075341" calcext:value-type="float">
            <text:p>0.0061859965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6.830623" calcext:value-type="float">
            <text:p>6.830623</text:p>
          </table:table-cell>
          <table:table-cell office:value-type="float" office:value="6.6710241493" calcext:value-type="float">
            <text:p>6.6710241493</text:p>
          </table:table-cell>
          <table:table-cell table:formula="of:=POWER([.C2512]-6.75;2)" office:value-type="float" office:value="0.00623718499378869" calcext:value-type="float">
            <text:p>0.006237185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6.831108" calcext:value-type="float">
            <text:p>6.831108</text:p>
          </table:table-cell>
          <table:table-cell office:value-type="float" office:value="6.6706971025" calcext:value-type="float">
            <text:p>6.6706971025</text:p>
          </table:table-cell>
          <table:table-cell table:formula="of:=POWER([.C2513]-6.75;2)" office:value-type="float" office:value="0.00628894955189548" calcext:value-type="float">
            <text:p>0.0062889496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6.831602" calcext:value-type="float">
            <text:p>6.831602</text:p>
          </table:table-cell>
          <table:table-cell office:value-type="float" office:value="6.6703677166" calcext:value-type="float">
            <text:p>6.6703677166</text:p>
          </table:table-cell>
          <table:table-cell table:formula="of:=POWER([.C2514]-6.75;2)" office:value-type="float" office:value="0.00634130055949785" calcext:value-type="float">
            <text:p>0.0063413006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6.832103" calcext:value-type="float">
            <text:p>6.832103</text:p>
          </table:table-cell>
          <table:table-cell office:value-type="float" office:value="6.6700359588" calcext:value-type="float">
            <text:p>6.6700359588</text:p>
          </table:table-cell>
          <table:table-cell table:formula="of:=POWER([.C2515]-6.75;2)" office:value-type="float" office:value="0.00639424788503533" calcext:value-type="float">
            <text:p>0.0063942479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6.832609" calcext:value-type="float">
            <text:p>6.832609</text:p>
          </table:table-cell>
          <table:table-cell office:value-type="float" office:value="6.6697018" calcext:value-type="float">
            <text:p>6.6697018</text:p>
          </table:table-cell>
          <table:table-cell table:formula="of:=POWER([.C2516]-6.75;2)" office:value-type="float" office:value="0.00644780092323995" calcext:value-type="float">
            <text:p>0.0064478009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6.833117" calcext:value-type="float">
            <text:p>6.833117</text:p>
          </table:table-cell>
          <table:table-cell office:value-type="float" office:value="6.6693652149" calcext:value-type="float">
            <text:p>6.6693652149</text:p>
          </table:table-cell>
          <table:table-cell table:formula="of:=POWER([.C2517]-6.75;2)" office:value-type="float" office:value="0.00650196856812318" calcext:value-type="float">
            <text:p>0.0065019686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.833624" calcext:value-type="float">
            <text:p>6.833624</text:p>
          </table:table-cell>
          <table:table-cell office:value-type="float" office:value="6.6690261843" calcext:value-type="float">
            <text:p>6.6690261843</text:p>
          </table:table-cell>
          <table:table-cell table:formula="of:=POWER([.C2518]-6.75;2)" office:value-type="float" office:value="0.00655675882901759" calcext:value-type="float">
            <text:p>0.0065567588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6.834127" calcext:value-type="float">
            <text:p>6.834127</text:p>
          </table:table-cell>
          <table:table-cell office:value-type="float" office:value="6.668684695" calcext:value-type="float">
            <text:p>6.668684695</text:p>
          </table:table-cell>
          <table:table-cell table:formula="of:=POWER([.C2519]-6.75;2)" office:value-type="float" office:value="0.00661217882724309" calcext:value-type="float">
            <text:p>0.0066121788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6.834622" calcext:value-type="float">
            <text:p>6.834622</text:p>
          </table:table-cell>
          <table:table-cell office:value-type="float" office:value="6.6683407401" calcext:value-type="float">
            <text:p>6.6683407401</text:p>
          </table:table-cell>
          <table:table-cell table:formula="of:=POWER([.C2520]-6.75;2)" office:value-type="float" office:value="0.0066682347274158" calcext:value-type="float">
            <text:p>0.0066682347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.835105" calcext:value-type="float">
            <text:p>6.835105</text:p>
          </table:table-cell>
          <table:table-cell office:value-type="float" office:value="6.6679943208" calcext:value-type="float">
            <text:p>6.6679943208</text:p>
          </table:table-cell>
          <table:table-cell table:formula="of:=POWER([.C2521]-6.75;2)" office:value-type="float" office:value="0.0067249314210533" calcext:value-type="float">
            <text:p>0.0067249314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6.835573" calcext:value-type="float">
            <text:p>6.835573</text:p>
          </table:table-cell>
          <table:table-cell office:value-type="float" office:value="6.6676454468" calcext:value-type="float">
            <text:p>6.6676454468</text:p>
          </table:table-cell>
          <table:table-cell table:formula="of:=POWER([.C2522]-6.75;2)" office:value-type="float" office:value="0.00678227243277164" calcext:value-type="float">
            <text:p>0.0067822724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.836021" calcext:value-type="float">
            <text:p>6.836021</text:p>
          </table:table-cell>
          <table:table-cell office:value-type="float" office:value="6.6672941339" calcext:value-type="float">
            <text:p>6.6672941339</text:p>
          </table:table-cell>
          <table:table-cell table:formula="of:=POWER([.C2523]-6.75;2)" office:value-type="float" office:value="0.00684026028735105" calcext:value-type="float">
            <text:p>0.0068402603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.836445" calcext:value-type="float">
            <text:p>6.836445</text:p>
          </table:table-cell>
          <table:table-cell office:value-type="float" office:value="6.6669404088" calcext:value-type="float">
            <text:p>6.6669404088</text:p>
          </table:table-cell>
          <table:table-cell table:formula="of:=POWER([.C2524]-6.75;2)" office:value-type="float" office:value="0.00689889569031105" calcext:value-type="float">
            <text:p>0.0068988957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.836841" calcext:value-type="float">
            <text:p>6.836841</text:p>
          </table:table-cell>
          <table:table-cell office:value-type="float" office:value="6.6665843067" calcext:value-type="float">
            <text:p>6.6665843067</text:p>
          </table:table-cell>
          <table:table-cell table:formula="of:=POWER([.C2525]-6.75;2)" office:value-type="float" office:value="0.00695817788871968" calcext:value-type="float">
            <text:p>0.0069581779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.837204" calcext:value-type="float">
            <text:p>6.837204</text:p>
          </table:table-cell>
          <table:table-cell office:value-type="float" office:value="6.6662258716" calcext:value-type="float">
            <text:p>6.6662258716</text:p>
          </table:table-cell>
          <table:table-cell table:formula="of:=POWER([.C2526]-6.75;2)" office:value-type="float" office:value="0.00701810458917968" calcext:value-type="float">
            <text:p>0.0070181046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.83753" calcext:value-type="float">
            <text:p>6.83753</text:p>
          </table:table-cell>
          <table:table-cell office:value-type="float" office:value="6.6658651582" calcext:value-type="float">
            <text:p>6.6658651582</text:p>
          </table:table-cell>
          <table:table-cell table:formula="of:=POWER([.C2527]-6.75;2)" office:value-type="float" office:value="0.00707867160471104" calcext:value-type="float">
            <text:p>0.0070786716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6.837814" calcext:value-type="float">
            <text:p>6.837814</text:p>
          </table:table-cell>
          <table:table-cell office:value-type="float" office:value="6.6655022304" calcext:value-type="float">
            <text:p>6.6655022304</text:p>
          </table:table-cell>
          <table:table-cell table:formula="of:=POWER([.C2528]-6.75;2)" office:value-type="float" office:value="0.00713987306737476" calcext:value-type="float">
            <text:p>0.0071398731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.838051" calcext:value-type="float">
            <text:p>6.838051</text:p>
          </table:table-cell>
          <table:table-cell office:value-type="float" office:value="6.6651371631" calcext:value-type="float">
            <text:p>6.6651371631</text:p>
          </table:table-cell>
          <table:table-cell table:formula="of:=POWER([.C2529]-6.75;2)" office:value-type="float" office:value="0.00720170108671603" calcext:value-type="float">
            <text:p>0.0072017011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6.838238" calcext:value-type="float">
            <text:p>6.838238</text:p>
          </table:table-cell>
          <table:table-cell office:value-type="float" office:value="6.6647700425" calcext:value-type="float">
            <text:p>6.6647700425</text:p>
          </table:table-cell>
          <table:table-cell table:formula="of:=POWER([.C2530]-6.75;2)" office:value-type="float" office:value="0.00726414565545184" calcext:value-type="float">
            <text:p>0.0072641457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838369" calcext:value-type="float">
            <text:p>6.838369</text:p>
          </table:table-cell>
          <table:table-cell office:value-type="float" office:value="6.6644009617" calcext:value-type="float">
            <text:p>6.6644009617</text:p>
          </table:table-cell>
          <table:table-cell table:formula="of:=POWER([.C2531]-6.75;2)" office:value-type="float" office:value="0.00732719535788484" calcext:value-type="float">
            <text:p>0.0073271954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6.838441" calcext:value-type="float">
            <text:p>6.838441</text:p>
          </table:table-cell>
          <table:table-cell office:value-type="float" office:value="6.6640300277" calcext:value-type="float">
            <text:p>6.6640300277</text:p>
          </table:table-cell>
          <table:table-cell table:formula="of:=POWER([.C2532]-6.75;2)" office:value-type="float" office:value="0.00739083613726277" calcext:value-type="float">
            <text:p>0.0073908361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6.838449" calcext:value-type="float">
            <text:p>6.838449</text:p>
          </table:table-cell>
          <table:table-cell office:value-type="float" office:value="6.6636573547" calcext:value-type="float">
            <text:p>6.6636573547</text:p>
          </table:table-cell>
          <table:table-cell table:formula="of:=POWER([.C2533]-6.75;2)" office:value-type="float" office:value="0.00745505239740165" calcext:value-type="float">
            <text:p>0.0074550524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.838389" calcext:value-type="float">
            <text:p>6.838389</text:p>
          </table:table-cell>
          <table:table-cell office:value-type="float" office:value="6.6632830685" calcext:value-type="float">
            <text:p>6.6632830685</text:p>
          </table:table-cell>
          <table:table-cell table:formula="of:=POWER([.C2534]-6.75;2)" office:value-type="float" office:value="0.00751982620877566" calcext:value-type="float">
            <text:p>0.0075198262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.838259" calcext:value-type="float">
            <text:p>6.838259</text:p>
          </table:table-cell>
          <table:table-cell office:value-type="float" office:value="6.6629073047" calcext:value-type="float">
            <text:p>6.6629073047</text:p>
          </table:table-cell>
          <table:table-cell table:formula="of:=POWER([.C2535]-6.75;2)" office:value-type="float" office:value="0.00758513757461864" calcext:value-type="float">
            <text:p>0.0075851376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6.838053" calcext:value-type="float">
            <text:p>6.838053</text:p>
          </table:table-cell>
          <table:table-cell office:value-type="float" office:value="6.6625302043" calcext:value-type="float">
            <text:p>6.6625302043</text:p>
          </table:table-cell>
          <table:table-cell table:formula="of:=POWER([.C2536]-6.75;2)" office:value-type="float" office:value="0.00765096515979968" calcext:value-type="float">
            <text:p>0.0076509652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.83777" calcext:value-type="float">
            <text:p>6.83777</text:p>
          </table:table-cell>
          <table:table-cell office:value-type="float" office:value="6.6621519224" calcext:value-type="float">
            <text:p>6.6621519224</text:p>
          </table:table-cell>
          <table:table-cell table:formula="of:=POWER([.C2537]-6.75;2)" office:value-type="float" office:value="0.00771728473801568" calcext:value-type="float">
            <text:p>0.0077172847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6.837406" calcext:value-type="float">
            <text:p>6.837406</text:p>
          </table:table-cell>
          <table:table-cell office:value-type="float" office:value="6.6617726177" calcext:value-type="float">
            <text:p>6.6617726177</text:p>
          </table:table-cell>
          <table:table-cell table:formula="of:=POWER([.C2538]-6.75;2)" office:value-type="float" office:value="0.00778407098751026" calcext:value-type="float">
            <text:p>0.007784071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.836959" calcext:value-type="float">
            <text:p>6.836959</text:p>
          </table:table-cell>
          <table:table-cell office:value-type="float" office:value="6.6613924589" calcext:value-type="float">
            <text:p>6.6613924589</text:p>
          </table:table-cell>
          <table:table-cell table:formula="of:=POWER([.C2539]-6.75;2)" office:value-type="float" office:value="0.00785129633978819" calcext:value-type="float">
            <text:p>0.0078512963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6.836426" calcext:value-type="float">
            <text:p>6.836426</text:p>
          </table:table-cell>
          <table:table-cell office:value-type="float" office:value="6.6610116204" calcext:value-type="float">
            <text:p>6.6610116204</text:p>
          </table:table-cell>
          <table:table-cell table:formula="of:=POWER([.C2540]-6.75;2)" office:value-type="float" office:value="0.00791893170383369" calcext:value-type="float">
            <text:p>0.0079189317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.835806" calcext:value-type="float">
            <text:p>6.835806</text:p>
          </table:table-cell>
          <table:table-cell office:value-type="float" office:value="6.6606302848" calcext:value-type="float">
            <text:p>6.6606302848</text:p>
          </table:table-cell>
          <table:table-cell table:formula="of:=POWER([.C2541]-6.75;2)" office:value-type="float" office:value="0.00798694599492914" calcext:value-type="float">
            <text:p>0.007986946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6.835097" calcext:value-type="float">
            <text:p>6.835097</text:p>
          </table:table-cell>
          <table:table-cell office:value-type="float" office:value="6.6602486383" calcext:value-type="float">
            <text:p>6.6602486383</text:p>
          </table:table-cell>
          <table:table-cell table:formula="of:=POWER([.C2542]-6.75;2)" office:value-type="float" office:value="0.00805530692700428" calcext:value-type="float">
            <text:p>0.0080553069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.834298" calcext:value-type="float">
            <text:p>6.834298</text:p>
          </table:table-cell>
          <table:table-cell office:value-type="float" office:value="6.6598668734" calcext:value-type="float">
            <text:p>6.6598668734</text:p>
          </table:table-cell>
          <table:table-cell table:formula="of:=POWER([.C2543]-6.75;2)" office:value-type="float" office:value="0.00812398051069156" calcext:value-type="float">
            <text:p>0.0081239805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6.833408" calcext:value-type="float">
            <text:p>6.833408</text:p>
          </table:table-cell>
          <table:table-cell office:value-type="float" office:value="6.659485186" calcext:value-type="float">
            <text:p>6.659485186</text:p>
          </table:table-cell>
          <table:table-cell table:formula="of:=POWER([.C2544]-6.75;2)" office:value-type="float" office:value="0.00819293155345453" calcext:value-type="float">
            <text:p>0.0081929316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.832427" calcext:value-type="float">
            <text:p>6.832427</text:p>
          </table:table-cell>
          <table:table-cell office:value-type="float" office:value="6.6591037763" calcext:value-type="float">
            <text:p>6.6591037763</text:p>
          </table:table-cell>
          <table:table-cell table:formula="of:=POWER([.C2545]-6.75;2)" office:value-type="float" office:value="0.00826212348292039" calcext:value-type="float">
            <text:p>0.0082621235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.831354" calcext:value-type="float">
            <text:p>6.831354</text:p>
          </table:table-cell>
          <table:table-cell office:value-type="float" office:value="6.6587228462" calcext:value-type="float">
            <text:p>6.6587228462</text:p>
          </table:table-cell>
          <table:table-cell table:formula="of:=POWER([.C2546]-6.75;2)" office:value-type="float" office:value="0.00833151880582888" calcext:value-type="float">
            <text:p>0.0083315188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.830191" calcext:value-type="float">
            <text:p>6.830191</text:p>
          </table:table-cell>
          <table:table-cell office:value-type="float" office:value="6.6583426013" calcext:value-type="float">
            <text:p>6.6583426013</text:p>
          </table:table-cell>
          <table:table-cell table:formula="of:=POWER([.C2547]-6.75;2)" office:value-type="float" office:value="0.00840107873645072" calcext:value-type="float">
            <text:p>0.0084010787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6.828938" calcext:value-type="float">
            <text:p>6.828938</text:p>
          </table:table-cell>
          <table:table-cell office:value-type="float" office:value="6.657963245" calcext:value-type="float">
            <text:p>6.657963245</text:p>
          </table:table-cell>
          <table:table-cell table:formula="of:=POWER([.C2548]-6.75;2)" office:value-type="float" office:value="0.00847076427092996" calcext:value-type="float">
            <text:p>0.0084707643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6.827596" calcext:value-type="float">
            <text:p>6.827596</text:p>
          </table:table-cell>
          <table:table-cell office:value-type="float" office:value="6.6575849823" calcext:value-type="float">
            <text:p>6.6575849823</text:p>
          </table:table-cell>
          <table:table-cell table:formula="of:=POWER([.C2549]-6.75;2)" office:value-type="float" office:value="0.00854053549649124" calcext:value-type="float">
            <text:p>0.0085405355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6.826166" calcext:value-type="float">
            <text:p>6.826166</text:p>
          </table:table-cell>
          <table:table-cell office:value-type="float" office:value="6.6572080177" calcext:value-type="float">
            <text:p>6.6572080177</text:p>
          </table:table-cell>
          <table:table-cell table:formula="of:=POWER([.C2550]-6.75;2)" office:value-type="float" office:value="0.00861035197916345" calcext:value-type="float">
            <text:p>0.008610352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.824651" calcext:value-type="float">
            <text:p>6.824651</text:p>
          </table:table-cell>
          <table:table-cell office:value-type="float" office:value="6.6568325556" calcext:value-type="float">
            <text:p>6.6568325556</text:p>
          </table:table-cell>
          <table:table-cell table:formula="of:=POWER([.C2551]-6.75;2)" office:value-type="float" office:value="0.00868017269602703" calcext:value-type="float">
            <text:p>0.0086801727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6.823052" calcext:value-type="float">
            <text:p>6.823052</text:p>
          </table:table-cell>
          <table:table-cell office:value-type="float" office:value="6.6564587951" calcext:value-type="float">
            <text:p>6.6564587951</text:p>
          </table:table-cell>
          <table:table-cell table:formula="of:=POWER([.C2552]-6.75;2)" office:value-type="float" office:value="0.00874995701414382" calcext:value-type="float">
            <text:p>0.008749957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6.821372" calcext:value-type="float">
            <text:p>6.821372</text:p>
          </table:table-cell>
          <table:table-cell office:value-type="float" office:value="6.6560869353" calcext:value-type="float">
            <text:p>6.6560869353</text:p>
          </table:table-cell>
          <table:table-cell table:formula="of:=POWER([.C2553]-6.75;2)" office:value-type="float" office:value="0.00881966372134633" calcext:value-type="float">
            <text:p>0.0088196637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.819614" calcext:value-type="float">
            <text:p>6.819614</text:p>
          </table:table-cell>
          <table:table-cell office:value-type="float" office:value="6.65571717" calcext:value-type="float">
            <text:p>6.65571717</text:p>
          </table:table-cell>
          <table:table-cell table:formula="of:=POWER([.C2554]-6.75;2)" office:value-type="float" office:value="0.00888925203280891" calcext:value-type="float">
            <text:p>0.008889252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6.81778" calcext:value-type="float">
            <text:p>6.81778</text:p>
          </table:table-cell>
          <table:table-cell office:value-type="float" office:value="6.6553496883" calcext:value-type="float">
            <text:p>6.6553496883</text:p>
          </table:table-cell>
          <table:table-cell table:formula="of:=POWER([.C2555]-6.75;2)" office:value-type="float" office:value="0.0089586815049071" calcext:value-type="float">
            <text:p>0.0089586815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.815874" calcext:value-type="float">
            <text:p>6.815874</text:p>
          </table:table-cell>
          <table:table-cell office:value-type="float" office:value="6.6549846764" calcext:value-type="float">
            <text:p>6.6549846764</text:p>
          </table:table-cell>
          <table:table-cell table:formula="of:=POWER([.C2556]-6.75;2)" office:value-type="float" office:value="0.00902791171881276" calcext:value-type="float">
            <text:p>0.0090279117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.813899" calcext:value-type="float">
            <text:p>6.813899</text:p>
          </table:table-cell>
          <table:table-cell office:value-type="float" office:value="6.6546223131" calcext:value-type="float">
            <text:p>6.6546223131</text:p>
          </table:table-cell>
          <table:table-cell table:formula="of:=POWER([.C2557]-6.75;2)" office:value-type="float" office:value="0.00909690315839444" calcext:value-type="float">
            <text:p>0.0090969032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.811858" calcext:value-type="float">
            <text:p>6.811858</text:p>
          </table:table-cell>
          <table:table-cell office:value-type="float" office:value="6.654262772" calcext:value-type="float">
            <text:p>6.654262772</text:p>
          </table:table-cell>
          <table:table-cell table:formula="of:=POWER([.C2558]-6.75;2)" office:value-type="float" office:value="0.00916561682512397" calcext:value-type="float">
            <text:p>0.0091656168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.809756" calcext:value-type="float">
            <text:p>6.809756</text:p>
          </table:table-cell>
          <table:table-cell office:value-type="float" office:value="6.6539062217" calcext:value-type="float">
            <text:p>6.6539062217</text:p>
          </table:table-cell>
          <table:table-cell table:formula="of:=POWER([.C2559]-6.75;2)" office:value-type="float" office:value="0.00923401422796959" calcext:value-type="float">
            <text:p>0.0092340142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6.807596" calcext:value-type="float">
            <text:p>6.807596</text:p>
          </table:table-cell>
          <table:table-cell office:value-type="float" office:value="6.6535528209" calcext:value-type="float">
            <text:p>6.6535528209</text:p>
          </table:table-cell>
          <table:table-cell table:formula="of:=POWER([.C2560]-6.75;2)" office:value-type="float" office:value="0.0093020583563475" calcext:value-type="float">
            <text:p>0.0093020584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.805381" calcext:value-type="float">
            <text:p>6.805381</text:p>
          </table:table-cell>
          <table:table-cell office:value-type="float" office:value="6.6532027227" calcext:value-type="float">
            <text:p>6.6532027227</text:p>
          </table:table-cell>
          <table:table-cell table:formula="of:=POWER([.C2561]-6.75;2)" office:value-type="float" office:value="0.00936971289269316" calcext:value-type="float">
            <text:p>0.0093697129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6.803116" calcext:value-type="float">
            <text:p>6.803116</text:p>
          </table:table-cell>
          <table:table-cell office:value-type="float" office:value="6.6528560752" calcext:value-type="float">
            <text:p>6.6528560752</text:p>
          </table:table-cell>
          <table:table-cell table:formula="of:=POWER([.C2562]-6.75;2)" office:value-type="float" office:value="0.00943694212554808" calcext:value-type="float">
            <text:p>0.0094369421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6.800805" calcext:value-type="float">
            <text:p>6.800805</text:p>
          </table:table-cell>
          <table:table-cell office:value-type="float" office:value="6.652513016" calcext:value-type="float">
            <text:p>6.652513016</text:p>
          </table:table-cell>
          <table:table-cell table:formula="of:=POWER([.C2563]-6.75;2)" office:value-type="float" office:value="0.00950371204941619" calcext:value-type="float">
            <text:p>0.009503712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6.798452" calcext:value-type="float">
            <text:p>6.798452</text:p>
          </table:table-cell>
          <table:table-cell office:value-type="float" office:value="6.6521736751" calcext:value-type="float">
            <text:p>6.6521736751</text:p>
          </table:table-cell>
          <table:table-cell table:formula="of:=POWER([.C2564]-6.75;2)" office:value-type="float" office:value="0.00956998984344031" calcext:value-type="float">
            <text:p>0.0095699898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6.796059" calcext:value-type="float">
            <text:p>6.796059</text:p>
          </table:table-cell>
          <table:table-cell office:value-type="float" office:value="6.6518381743" calcext:value-type="float">
            <text:p>6.6518381743</text:p>
          </table:table-cell>
          <table:table-cell table:formula="of:=POWER([.C2565]-6.75;2)" office:value-type="float" office:value="0.0096357440247572" calcext:value-type="float">
            <text:p>0.009635744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.793632" calcext:value-type="float">
            <text:p>6.793632</text:p>
          </table:table-cell>
          <table:table-cell office:value-type="float" office:value="6.6515066322" calcext:value-type="float">
            <text:p>6.6515066322</text:p>
          </table:table-cell>
          <table:table-cell table:formula="of:=POWER([.C2566]-6.75;2)" office:value-type="float" office:value="0.00970094350058603" calcext:value-type="float">
            <text:p>0.0097009435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6.791173" calcext:value-type="float">
            <text:p>6.791173</text:p>
          </table:table-cell>
          <table:table-cell office:value-type="float" office:value="6.6511791544" calcext:value-type="float">
            <text:p>6.6511791544</text:p>
          </table:table-cell>
          <table:table-cell table:formula="of:=POWER([.C2567]-6.75;2)" office:value-type="float" office:value="0.00976555952509898" calcext:value-type="float">
            <text:p>0.0097655595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6.788687" calcext:value-type="float">
            <text:p>6.788687</text:p>
          </table:table-cell>
          <table:table-cell office:value-type="float" office:value="6.650855843" calcext:value-type="float">
            <text:p>6.650855843</text:p>
          </table:table-cell>
          <table:table-cell table:formula="of:=POWER([.C2568]-6.75;2)" office:value-type="float" office:value="0.00982956386724056" calcext:value-type="float">
            <text:p>0.0098295639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6.786177" calcext:value-type="float">
            <text:p>6.786177</text:p>
          </table:table-cell>
          <table:table-cell office:value-type="float" office:value="6.6505367894" calcext:value-type="float">
            <text:p>6.6505367894</text:p>
          </table:table-cell>
          <table:table-cell table:formula="of:=POWER([.C2569]-6.75;2)" office:value-type="float" office:value="0.0098929302628599" calcext:value-type="float">
            <text:p>0.0098929303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6.783646" calcext:value-type="float">
            <text:p>6.783646</text:p>
          </table:table-cell>
          <table:table-cell office:value-type="float" office:value="6.6502220789" calcext:value-type="float">
            <text:p>6.6502220789</text:p>
          </table:table-cell>
          <table:table-cell table:formula="of:=POWER([.C2570]-6.75;2)" office:value-type="float" office:value="0.00995563353903788" calcext:value-type="float">
            <text:p>0.0099556335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.781096" calcext:value-type="float">
            <text:p>6.781096</text:p>
          </table:table-cell>
          <table:table-cell office:value-type="float" office:value="6.6499117907" calcext:value-type="float">
            <text:p>6.6499117907</text:p>
          </table:table-cell>
          <table:table-cell table:formula="of:=POWER([.C2571]-6.75;2)" office:value-type="float" office:value="0.0100176496408806" calcext:value-type="float">
            <text:p>0.0100176496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6.778532" calcext:value-type="float">
            <text:p>6.778532</text:p>
          </table:table-cell>
          <table:table-cell office:value-type="float" office:value="6.649606" calcext:value-type="float">
            <text:p>6.649606</text:p>
          </table:table-cell>
          <table:table-cell table:formula="of:=POWER([.C2572]-6.75;2)" office:value-type="float" office:value="0.0100789552359999" calcext:value-type="float">
            <text:p>0.0100789552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.775956" calcext:value-type="float">
            <text:p>6.775956</text:p>
          </table:table-cell>
          <table:table-cell office:value-type="float" office:value="6.649304771" calcext:value-type="float">
            <text:p>6.649304771</text:p>
          </table:table-cell>
          <table:table-cell table:formula="of:=POWER([.C2573]-6.75;2)" office:value-type="float" office:value="0.0101395291433625" calcext:value-type="float">
            <text:p>0.0101395291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.77337" calcext:value-type="float">
            <text:p>6.77337</text:p>
          </table:table-cell>
          <table:table-cell office:value-type="float" office:value="6.6490081639" calcext:value-type="float">
            <text:p>6.6490081639</text:p>
          </table:table-cell>
          <table:table-cell table:formula="of:=POWER([.C2574]-6.75;2)" office:value-type="float" office:value="0.0101993509588493" calcext:value-type="float">
            <text:p>0.010199351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.770777" calcext:value-type="float">
            <text:p>6.770777</text:p>
          </table:table-cell>
          <table:table-cell office:value-type="float" office:value="6.6487162347" calcext:value-type="float">
            <text:p>6.6487162347</text:p>
          </table:table-cell>
          <table:table-cell table:formula="of:=POWER([.C2575]-6.75;2)" office:value-type="float" office:value="0.0102584011133455" calcext:value-type="float">
            <text:p>0.0102584011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6.768179" calcext:value-type="float">
            <text:p>6.768179</text:p>
          </table:table-cell>
          <table:table-cell office:value-type="float" office:value="6.6484290329" calcext:value-type="float">
            <text:p>6.6484290329</text:p>
          </table:table-cell>
          <table:table-cell table:formula="of:=POWER([.C2576]-6.75;2)" office:value-type="float" office:value="0.0103166613576292" calcext:value-type="float">
            <text:p>0.0103166614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.765577" calcext:value-type="float">
            <text:p>6.765577</text:p>
          </table:table-cell>
          <table:table-cell office:value-type="float" office:value="6.6481466038" calcext:value-type="float">
            <text:p>6.6481466038</text:p>
          </table:table-cell>
          <table:table-cell table:formula="of:=POWER([.C2577]-6.75;2)" office:value-type="float" office:value="0.0103741143174742" calcext:value-type="float">
            <text:p>0.0103741143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.762973" calcext:value-type="float">
            <text:p>6.762973</text:p>
          </table:table-cell>
          <table:table-cell office:value-type="float" office:value="6.6478689905" calcext:value-type="float">
            <text:p>6.6478689905</text:p>
          </table:table-cell>
          <table:table-cell table:formula="of:=POWER([.C2578]-6.75;2)" office:value-type="float" office:value="0.0104307431014891" calcext:value-type="float">
            <text:p>0.0104307431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6.760369" calcext:value-type="float">
            <text:p>6.760369</text:p>
          </table:table-cell>
          <table:table-cell office:value-type="float" office:value="6.6475962322" calcext:value-type="float">
            <text:p>6.6475962322</text:p>
          </table:table-cell>
          <table:table-cell table:formula="of:=POWER([.C2579]-6.75;2)" office:value-type="float" office:value="0.0104865316596364" calcext:value-type="float">
            <text:p>0.0104865317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6.757766" calcext:value-type="float">
            <text:p>6.757766</text:p>
          </table:table-cell>
          <table:table-cell office:value-type="float" office:value="6.6473283634" calcext:value-type="float">
            <text:p>6.6473283634</text:p>
          </table:table-cell>
          <table:table-cell table:formula="of:=POWER([.C2580]-6.75;2)" office:value-type="float" office:value="0.0105414649621225" calcext:value-type="float">
            <text:p>0.010541465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.755165" calcext:value-type="float">
            <text:p>6.755165</text:p>
          </table:table-cell>
          <table:table-cell office:value-type="float" office:value="6.6470654167" calcext:value-type="float">
            <text:p>6.6470654167</text:p>
          </table:table-cell>
          <table:table-cell table:formula="of:=POWER([.C2581]-6.75;2)" office:value-type="float" office:value="0.0105955284391446" calcext:value-type="float">
            <text:p>0.0105955284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.752567" calcext:value-type="float">
            <text:p>6.752567</text:p>
          </table:table-cell>
          <table:table-cell office:value-type="float" office:value="6.6468074224" calcext:value-type="float">
            <text:p>6.6468074224</text:p>
          </table:table-cell>
          <table:table-cell table:formula="of:=POWER([.C2582]-6.75;2)" office:value-type="float" office:value="0.010648708071732" calcext:value-type="float">
            <text:p>0.0106487081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.749972" calcext:value-type="float">
            <text:p>6.749972</text:p>
          </table:table-cell>
          <table:table-cell office:value-type="float" office:value="6.6465544091" calcext:value-type="float">
            <text:p>6.6465544091</text:p>
          </table:table-cell>
          <table:table-cell table:formula="of:=POWER([.C2583]-6.75;2)" office:value-type="float" office:value="0.0107009902766501" calcext:value-type="float">
            <text:p>0.0107009903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6.747382" calcext:value-type="float">
            <text:p>6.747382</text:p>
          </table:table-cell>
          <table:table-cell office:value-type="float" office:value="6.6463064053" calcext:value-type="float">
            <text:p>6.6463064053</text:p>
          </table:table-cell>
          <table:table-cell table:formula="of:=POWER([.C2584]-6.75;2)" office:value-type="float" office:value="0.0107523615818079" calcext:value-type="float">
            <text:p>0.0107523616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.744795" calcext:value-type="float">
            <text:p>6.744795</text:p>
          </table:table-cell>
          <table:table-cell office:value-type="float" office:value="6.6460634351" calcext:value-type="float">
            <text:p>6.6460634351</text:p>
          </table:table-cell>
          <table:table-cell table:formula="of:=POWER([.C2585]-6.75;2)" office:value-type="float" office:value="0.0108028095232119" calcext:value-type="float">
            <text:p>0.0108028095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.742213" calcext:value-type="float">
            <text:p>6.742213</text:p>
          </table:table-cell>
          <table:table-cell office:value-type="float" office:value="6.6458255277" calcext:value-type="float">
            <text:p>6.6458255277</text:p>
          </table:table-cell>
          <table:table-cell table:formula="of:=POWER([.C2586]-6.75;2)" office:value-type="float" office:value="0.0108523206789836" calcext:value-type="float">
            <text:p>0.0108523207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.739636" calcext:value-type="float">
            <text:p>6.739636</text:p>
          </table:table-cell>
          <table:table-cell office:value-type="float" office:value="6.6455927077" calcext:value-type="float">
            <text:p>6.6455927077</text:p>
          </table:table-cell>
          <table:table-cell table:formula="of:=POWER([.C2587]-6.75;2)" office:value-type="float" office:value="0.0109008826854177" calcext:value-type="float">
            <text:p>0.0109008827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6.737064" calcext:value-type="float">
            <text:p>6.737064</text:p>
          </table:table-cell>
          <table:table-cell office:value-type="float" office:value="6.645365" calcext:value-type="float">
            <text:p>6.645365</text:p>
          </table:table-cell>
          <table:table-cell table:formula="of:=POWER([.C2588]-6.75;2)" office:value-type="float" office:value="0.010948483225" calcext:value-type="float">
            <text:p>0.0109484832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6.734495" calcext:value-type="float">
            <text:p>6.734495</text:p>
          </table:table-cell>
          <table:table-cell office:value-type="float" office:value="6.6451424296" calcext:value-type="float">
            <text:p>6.6451424296</text:p>
          </table:table-cell>
          <table:table-cell table:formula="of:=POWER([.C2589]-6.75;2)" office:value-type="float" office:value="0.010995110070191" calcext:value-type="float">
            <text:p>0.0109951101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6.731931" calcext:value-type="float">
            <text:p>6.731931</text:p>
          </table:table-cell>
          <table:table-cell office:value-type="float" office:value="6.6449250268" calcext:value-type="float">
            <text:p>6.6449250268</text:p>
          </table:table-cell>
          <table:table-cell table:formula="of:=POWER([.C2590]-6.75;2)" office:value-type="float" office:value="0.0110407499929807" calcext:value-type="float">
            <text:p>0.01104075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.729371" calcext:value-type="float">
            <text:p>6.729371</text:p>
          </table:table-cell>
          <table:table-cell office:value-type="float" office:value="6.6447128171" calcext:value-type="float">
            <text:p>6.6447128171</text:p>
          </table:table-cell>
          <table:table-cell table:formula="of:=POWER([.C2591]-6.75;2)" office:value-type="float" office:value="0.011085390883018" calcext:value-type="float">
            <text:p>0.0110853909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6.726815" calcext:value-type="float">
            <text:p>6.726815</text:p>
          </table:table-cell>
          <table:table-cell office:value-type="float" office:value="6.6445058289" calcext:value-type="float">
            <text:p>6.6445058289</text:p>
          </table:table-cell>
          <table:table-cell table:formula="of:=POWER([.C2592]-6.75;2)" office:value-type="float" office:value="0.0111290201360761" calcext:value-type="float">
            <text:p>0.0111290201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.724261" calcext:value-type="float">
            <text:p>6.724261</text:p>
          </table:table-cell>
          <table:table-cell office:value-type="float" office:value="6.6443040907" calcext:value-type="float">
            <text:p>6.6443040907</text:p>
          </table:table-cell>
          <table:table-cell table:formula="of:=POWER([.C2593]-6.75;2)" office:value-type="float" office:value="0.0111716252427537" calcext:value-type="float">
            <text:p>0.0111716252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.721711" calcext:value-type="float">
            <text:p>6.721711</text:p>
          </table:table-cell>
          <table:table-cell office:value-type="float" office:value="6.6441076364" calcext:value-type="float">
            <text:p>6.6441076364</text:p>
          </table:table-cell>
          <table:table-cell table:formula="of:=POWER([.C2594]-6.75;2)" office:value-type="float" office:value="0.0112131926687946" calcext:value-type="float">
            <text:p>0.0112131927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6.719163" calcext:value-type="float">
            <text:p>6.719163</text:p>
          </table:table-cell>
          <table:table-cell office:value-type="float" office:value="6.6439164951" calcext:value-type="float">
            <text:p>6.6439164951</text:p>
          </table:table-cell>
          <table:table-cell table:formula="of:=POWER([.C2595]-6.75;2)" office:value-type="float" office:value="0.0112537100118683" calcext:value-type="float">
            <text:p>0.01125371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6.716617" calcext:value-type="float">
            <text:p>6.716617</text:p>
          </table:table-cell>
          <table:table-cell office:value-type="float" office:value="6.6437307012" calcext:value-type="float">
            <text:p>6.6437307012</text:p>
          </table:table-cell>
          <table:table-cell table:formula="of:=POWER([.C2596]-6.75;2)" office:value-type="float" office:value="0.0112931638674437" calcext:value-type="float">
            <text:p>0.0112931639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.714073" calcext:value-type="float">
            <text:p>6.714073</text:p>
          </table:table-cell>
          <table:table-cell office:value-type="float" office:value="6.6435502896" calcext:value-type="float">
            <text:p>6.6435502896</text:p>
          </table:table-cell>
          <table:table-cell table:formula="of:=POWER([.C2597]-6.75;2)" office:value-type="float" office:value="0.0113315408442438" calcext:value-type="float">
            <text:p>0.0113315408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6.71153" calcext:value-type="float">
            <text:p>6.71153</text:p>
          </table:table-cell>
          <table:table-cell office:value-type="float" office:value="6.6433752953" calcext:value-type="float">
            <text:p>6.6433752953</text:p>
          </table:table-cell>
          <table:table-cell table:formula="of:=POWER([.C2598]-6.75;2)" office:value-type="float" office:value="0.0113688276523621" calcext:value-type="float">
            <text:p>0.0113688277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.708988" calcext:value-type="float">
            <text:p>6.708988</text:p>
          </table:table-cell>
          <table:table-cell office:value-type="float" office:value="6.6432057562" calcext:value-type="float">
            <text:p>6.6432057562</text:p>
          </table:table-cell>
          <table:table-cell table:formula="of:=POWER([.C2599]-6.75;2)" office:value-type="float" office:value="0.0114050105088137" calcext:value-type="float">
            <text:p>0.0114050105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6.706446" calcext:value-type="float">
            <text:p>6.706446</text:p>
          </table:table-cell>
          <table:table-cell office:value-type="float" office:value="6.6430417107" calcext:value-type="float">
            <text:p>6.6430417107</text:p>
          </table:table-cell>
          <table:table-cell table:formula="of:=POWER([.C2600]-6.75;2)" office:value-type="float" office:value="0.0114400756499824" calcext:value-type="float">
            <text:p>0.0114400756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.703905" calcext:value-type="float">
            <text:p>6.703905</text:p>
          </table:table-cell>
          <table:table-cell office:value-type="float" office:value="6.6428832" calcext:value-type="float">
            <text:p>6.6428832</text:p>
          </table:table-cell>
          <table:table-cell table:formula="of:=POWER([.C2601]-6.75;2)" office:value-type="float" office:value="0.01147400884224" calcext:value-type="float">
            <text:p>0.0114740088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.701363" calcext:value-type="float">
            <text:p>6.701363</text:p>
          </table:table-cell>
          <table:table-cell office:value-type="float" office:value="6.6427302632" calcext:value-type="float">
            <text:p>6.6427302632</text:p>
          </table:table-cell>
          <table:table-cell table:formula="of:=POWER([.C2602]-6.75;2)" office:value-type="float" office:value="0.0115067964331413" calcext:value-type="float">
            <text:p>0.0115067964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.69882" calcext:value-type="float">
            <text:p>6.69882</text:p>
          </table:table-cell>
          <table:table-cell office:value-type="float" office:value="6.6425829447" calcext:value-type="float">
            <text:p>6.6425829447</text:p>
          </table:table-cell>
          <table:table-cell table:formula="of:=POWER([.C2603]-6.75;2)" office:value-type="float" office:value="0.0115384237693233" calcext:value-type="float">
            <text:p>0.0115384238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6.696277" calcext:value-type="float">
            <text:p>6.696277</text:p>
          </table:table-cell>
          <table:table-cell office:value-type="float" office:value="6.6424412897" calcext:value-type="float">
            <text:p>6.6424412897</text:p>
          </table:table-cell>
          <table:table-cell table:formula="of:=POWER([.C2604]-6.75;2)" office:value-type="float" office:value="0.0115688761613994" calcext:value-type="float">
            <text:p>0.0115688762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.693733" calcext:value-type="float">
            <text:p>6.693733</text:p>
          </table:table-cell>
          <table:table-cell office:value-type="float" office:value="6.6423053409" calcext:value-type="float">
            <text:p>6.6423053409</text:p>
          </table:table-cell>
          <table:table-cell table:formula="of:=POWER([.C2605]-6.75;2)" office:value-type="float" office:value="0.0115981395986652" calcext:value-type="float">
            <text:p>0.0115981396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.691187" calcext:value-type="float">
            <text:p>6.691187</text:p>
          </table:table-cell>
          <table:table-cell office:value-type="float" office:value="6.6421751443" calcext:value-type="float">
            <text:p>6.6421751443</text:p>
          </table:table-cell>
          <table:table-cell table:formula="of:=POWER([.C2606]-6.75;2)" office:value-type="float" office:value="0.0116261995067258" calcext:value-type="float">
            <text:p>0.0116261995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6.68864" calcext:value-type="float">
            <text:p>6.68864</text:p>
          </table:table-cell>
          <table:table-cell office:value-type="float" office:value="6.6420507487" calcext:value-type="float">
            <text:p>6.6420507487</text:p>
          </table:table-cell>
          <table:table-cell table:formula="of:=POWER([.C2607]-6.75;2)" office:value-type="float" office:value="0.0116530408562306" calcext:value-type="float">
            <text:p>0.0116530409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6.68609" calcext:value-type="float">
            <text:p>6.68609</text:p>
          </table:table-cell>
          <table:table-cell office:value-type="float" office:value="6.641932201" calcext:value-type="float">
            <text:p>6.641932201</text:p>
          </table:table-cell>
          <table:table-cell table:formula="of:=POWER([.C2608]-6.75;2)" office:value-type="float" office:value="0.0116786491807043" calcext:value-type="float">
            <text:p>0.0116786492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.683538" calcext:value-type="float">
            <text:p>6.683538</text:p>
          </table:table-cell>
          <table:table-cell office:value-type="float" office:value="6.6418195536" calcext:value-type="float">
            <text:p>6.6418195536</text:p>
          </table:table-cell>
          <table:table-cell table:formula="of:=POWER([.C2609]-6.75;2)" office:value-type="float" office:value="0.0117030089833034" calcext:value-type="float">
            <text:p>0.011703009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6.680984" calcext:value-type="float">
            <text:p>6.680984</text:p>
          </table:table-cell>
          <table:table-cell office:value-type="float" office:value="6.6417128568" calcext:value-type="float">
            <text:p>6.6417128568</text:p>
          </table:table-cell>
          <table:table-cell table:formula="of:=POWER([.C2610]-6.75;2)" office:value-type="float" office:value="0.0117261053824173" calcext:value-type="float">
            <text:p>0.0117261054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.678426" calcext:value-type="float">
            <text:p>6.678426</text:p>
          </table:table-cell>
          <table:table-cell office:value-type="float" office:value="6.6416121615" calcext:value-type="float">
            <text:p>6.6416121615</text:p>
          </table:table-cell>
          <table:table-cell table:formula="of:=POWER([.C2611]-6.75;2)" office:value-type="float" office:value="0.011747923534702" calcext:value-type="float">
            <text:p>0.0117479235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6.675865" calcext:value-type="float">
            <text:p>6.675865</text:p>
          </table:table-cell>
          <table:table-cell office:value-type="float" office:value="6.6415175244" calcext:value-type="float">
            <text:p>6.6415175244</text:p>
          </table:table-cell>
          <table:table-cell table:formula="of:=POWER([.C2612]-6.75;2)" office:value-type="float" office:value="0.0117684475123046" calcext:value-type="float">
            <text:p>0.0117684475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.673299" calcext:value-type="float">
            <text:p>6.673299</text:p>
          </table:table-cell>
          <table:table-cell office:value-type="float" office:value="6.641429" calcext:value-type="float">
            <text:p>6.641429</text:p>
          </table:table-cell>
          <table:table-cell table:formula="of:=POWER([.C2613]-6.75;2)" office:value-type="float" office:value="0.0117876620410001" calcext:value-type="float">
            <text:p>0.011787662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.67073" calcext:value-type="float">
            <text:p>6.67073</text:p>
          </table:table-cell>
          <table:table-cell office:value-type="float" office:value="6.6413466486" calcext:value-type="float">
            <text:p>6.6413466486</text:p>
          </table:table-cell>
          <table:table-cell table:formula="of:=POWER([.C2614]-6.75;2)" office:value-type="float" office:value="0.0118055507704519" calcext:value-type="float">
            <text:p>0.0118055508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.668155" calcext:value-type="float">
            <text:p>6.668155</text:p>
          </table:table-cell>
          <table:table-cell office:value-type="float" office:value="6.6412705259" calcext:value-type="float">
            <text:p>6.6412705259</text:p>
          </table:table-cell>
          <table:table-cell table:formula="of:=POWER([.C2615]-6.75;2)" office:value-type="float" office:value="0.0118220985380627" calcext:value-type="float">
            <text:p>0.0118220985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6.665574" calcext:value-type="float">
            <text:p>6.665574</text:p>
          </table:table-cell>
          <table:table-cell office:value-type="float" office:value="6.6412006961" calcext:value-type="float">
            <text:p>6.6412006961</text:p>
          </table:table-cell>
          <table:table-cell table:formula="of:=POWER([.C2616]-6.75;2)" office:value-type="float" office:value="0.0118372885291245" calcext:value-type="float">
            <text:p>0.0118372885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.662986" calcext:value-type="float">
            <text:p>6.662986</text:p>
          </table:table-cell>
          <table:table-cell office:value-type="float" office:value="6.641137224" calcext:value-type="float">
            <text:p>6.641137224</text:p>
          </table:table-cell>
          <table:table-cell table:formula="of:=POWER([.C2617]-6.75;2)" office:value-type="float" office:value="0.0118511039984261" calcext:value-type="float">
            <text:p>0.011851104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.660391" calcext:value-type="float">
            <text:p>6.660391</text:p>
          </table:table-cell>
          <table:table-cell office:value-type="float" office:value="6.6410801775" calcext:value-type="float">
            <text:p>6.6410801775</text:p>
          </table:table-cell>
          <table:table-cell table:formula="of:=POWER([.C2618]-6.75;2)" office:value-type="float" office:value="0.0118635277334315" calcext:value-type="float">
            <text:p>0.0118635277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.657788" calcext:value-type="float">
            <text:p>6.657788</text:p>
          </table:table-cell>
          <table:table-cell office:value-type="float" office:value="6.6410296257" calcext:value-type="float">
            <text:p>6.6410296257</text:p>
          </table:table-cell>
          <table:table-cell table:formula="of:=POWER([.C2619]-6.75;2)" office:value-type="float" office:value="0.0118745424750821" calcext:value-type="float">
            <text:p>0.0118745425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.655176" calcext:value-type="float">
            <text:p>6.655176</text:p>
          </table:table-cell>
          <table:table-cell office:value-type="float" office:value="6.6409856404" calcext:value-type="float">
            <text:p>6.6409856404</text:p>
          </table:table-cell>
          <table:table-cell table:formula="of:=POWER([.C2620]-6.75;2)" office:value-type="float" office:value="0.0118841305989981" calcext:value-type="float">
            <text:p>0.0118841306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.652553" calcext:value-type="float">
            <text:p>6.652553</text:p>
          </table:table-cell>
          <table:table-cell office:value-type="float" office:value="6.6409482974" calcext:value-type="float">
            <text:p>6.6409482974</text:p>
          </table:table-cell>
          <table:table-cell table:formula="of:=POWER([.C2621]-6.75;2)" office:value-type="float" office:value="0.0118922738399589" calcext:value-type="float">
            <text:p>0.0118922738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.649919" calcext:value-type="float">
            <text:p>6.649919</text:p>
          </table:table-cell>
          <table:table-cell office:value-type="float" office:value="6.6409176781" calcext:value-type="float">
            <text:p>6.6409176781</text:p>
          </table:table-cell>
          <table:table-cell table:formula="of:=POWER([.C2622]-6.75;2)" office:value-type="float" office:value="0.0118989529510952" calcext:value-type="float">
            <text:p>0.011898953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.647272" calcext:value-type="float">
            <text:p>6.647272</text:p>
          </table:table-cell>
          <table:table-cell office:value-type="float" office:value="6.6408938651" calcext:value-type="float">
            <text:p>6.6408938651</text:p>
          </table:table-cell>
          <table:table-cell table:formula="of:=POWER([.C2623]-6.75;2)" office:value-type="float" office:value="0.011904148672817" calcext:value-type="float">
            <text:p>0.0119041487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6.644612" calcext:value-type="float">
            <text:p>6.644612</text:p>
          </table:table-cell>
          <table:table-cell office:value-type="float" office:value="6.6408769469" calcext:value-type="float">
            <text:p>6.6408769469</text:p>
          </table:table-cell>
          <table:table-cell table:formula="of:=POWER([.C2624]-6.75;2)" office:value-type="float" office:value="0.0119078407178655" calcext:value-type="float">
            <text:p>0.0119078407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.641936" calcext:value-type="float">
            <text:p>6.641936</text:p>
          </table:table-cell>
          <table:table-cell office:value-type="float" office:value="6.6408670133" calcext:value-type="float">
            <text:p>6.6408670133</text:p>
          </table:table-cell>
          <table:table-cell table:formula="of:=POWER([.C2625]-6.75;2)" office:value-type="float" office:value="0.0119100087860623" calcext:value-type="float">
            <text:p>0.0119100088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.639245" calcext:value-type="float">
            <text:p>6.639245</text:p>
          </table:table-cell>
          <table:table-cell office:value-type="float" office:value="6.6408641627" calcext:value-type="float">
            <text:p>6.6408641627</text:p>
          </table:table-cell>
          <table:table-cell table:formula="of:=POWER([.C2626]-6.75;2)" office:value-type="float" office:value="0.0119106309831721" calcext:value-type="float">
            <text:p>0.011910631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.636536" calcext:value-type="float">
            <text:p>6.636536</text:p>
          </table:table-cell>
          <table:table-cell office:value-type="float" office:value="6.640868492" calcext:value-type="float">
            <text:p>6.640868492</text:p>
          </table:table-cell>
          <table:table-cell table:formula="of:=POWER([.C2627]-6.75;2)" office:value-type="float" office:value="0.0119096860383541" calcext:value-type="float">
            <text:p>0.011909686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6.633809" calcext:value-type="float">
            <text:p>6.633809</text:p>
          </table:table-cell>
          <table:table-cell office:value-type="float" office:value="6.6408801072" calcext:value-type="float">
            <text:p>6.6408801072</text:p>
          </table:table-cell>
          <table:table-cell table:formula="of:=POWER([.C2628]-6.75;2)" office:value-type="float" office:value="0.0119071510046835" calcext:value-type="float">
            <text:p>0.011907151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.631062" calcext:value-type="float">
            <text:p>6.631062</text:p>
          </table:table-cell>
          <table:table-cell office:value-type="float" office:value="6.6408991156" calcext:value-type="float">
            <text:p>6.6408991156</text:p>
          </table:table-cell>
          <table:table-cell table:formula="of:=POWER([.C2629]-6.75;2)" office:value-type="float" office:value="0.0119030029768622" calcext:value-type="float">
            <text:p>0.011903003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.628295" calcext:value-type="float">
            <text:p>6.628295</text:p>
          </table:table-cell>
          <table:table-cell office:value-type="float" office:value="6.6409256307" calcext:value-type="float">
            <text:p>6.6409256307</text:p>
          </table:table-cell>
          <table:table-cell table:formula="of:=POWER([.C2630]-6.75;2)" office:value-type="float" office:value="0.0118972180381928" calcext:value-type="float">
            <text:p>0.011897218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.625506" calcext:value-type="float">
            <text:p>6.625506</text:p>
          </table:table-cell>
          <table:table-cell office:value-type="float" office:value="6.6409597676" calcext:value-type="float">
            <text:p>6.6409597676</text:p>
          </table:table-cell>
          <table:table-cell table:formula="of:=POWER([.C2631]-6.75;2)" office:value-type="float" office:value="0.011889772281846" calcext:value-type="float">
            <text:p>0.0118897723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6.622694" calcext:value-type="float">
            <text:p>6.622694</text:p>
          </table:table-cell>
          <table:table-cell office:value-type="float" office:value="6.6410016477" calcext:value-type="float">
            <text:p>6.6410016477</text:p>
          </table:table-cell>
          <table:table-cell table:formula="of:=POWER([.C2632]-6.75;2)" office:value-type="float" office:value="0.011880640804115" calcext:value-type="float">
            <text:p>0.0118806408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.619859" calcext:value-type="float">
            <text:p>6.619859</text:p>
          </table:table-cell>
          <table:table-cell office:value-type="float" office:value="6.6410513967" calcext:value-type="float">
            <text:p>6.6410513967</text:p>
          </table:table-cell>
          <table:table-cell table:formula="of:=POWER([.C2633]-6.75;2)" office:value-type="float" office:value="0.0118697981610208" calcext:value-type="float">
            <text:p>0.0118697982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.617001" calcext:value-type="float">
            <text:p>6.617001</text:p>
          </table:table-cell>
          <table:table-cell office:value-type="float" office:value="6.6411091417" calcext:value-type="float">
            <text:p>6.6411091417</text:p>
          </table:table-cell>
          <table:table-cell table:formula="of:=POWER([.C2634]-6.75;2)" office:value-type="float" office:value="0.0118572190213106" calcext:value-type="float">
            <text:p>0.011857219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.614118" calcext:value-type="float">
            <text:p>6.614118</text:p>
          </table:table-cell>
          <table:table-cell office:value-type="float" office:value="6.6411750109" calcext:value-type="float">
            <text:p>6.6411750109</text:p>
          </table:table-cell>
          <table:table-cell table:formula="of:=POWER([.C2635]-6.75;2)" office:value-type="float" office:value="0.0118428782526152" calcext:value-type="float">
            <text:p>0.0118428783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6.611212" calcext:value-type="float">
            <text:p>6.611212</text:p>
          </table:table-cell>
          <table:table-cell office:value-type="float" office:value="6.6412491397" calcext:value-type="float">
            <text:p>6.6412491397</text:p>
          </table:table-cell>
          <table:table-cell table:formula="of:=POWER([.C2636]-6.75;2)" office:value-type="float" office:value="0.0118267496159901" calcext:value-type="float">
            <text:p>0.0118267496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.608281" calcext:value-type="float">
            <text:p>6.608281</text:p>
          </table:table-cell>
          <table:table-cell office:value-type="float" office:value="6.6413316593" calcext:value-type="float">
            <text:p>6.6413316593</text:p>
          </table:table-cell>
          <table:table-cell table:formula="of:=POWER([.C2637]-6.75;2)" office:value-type="float" office:value="0.0118088082704912" calcext:value-type="float">
            <text:p>0.0118088083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.605327" calcext:value-type="float">
            <text:p>6.605327</text:p>
          </table:table-cell>
          <table:table-cell office:value-type="float" office:value="6.641422708" calcext:value-type="float">
            <text:p>6.641422708</text:p>
          </table:table-cell>
          <table:table-cell table:formula="of:=POWER([.C2638]-6.75;2)" office:value-type="float" office:value="0.0117890283380532" calcext:value-type="float">
            <text:p>0.0117890283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.602351" calcext:value-type="float">
            <text:p>6.602351</text:p>
          </table:table-cell>
          <table:table-cell office:value-type="float" office:value="6.6415224199" calcext:value-type="float">
            <text:p>6.6415224199</text:p>
          </table:table-cell>
          <table:table-cell table:formula="of:=POWER([.C2639]-6.75;2)" office:value-type="float" office:value="0.0117673853843519" calcext:value-type="float">
            <text:p>0.0117673854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6.599352" calcext:value-type="float">
            <text:p>6.599352</text:p>
          </table:table-cell>
          <table:table-cell office:value-type="float" office:value="6.641630928" calcext:value-type="float">
            <text:p>6.641630928</text:p>
          </table:table-cell>
          <table:table-cell table:formula="of:=POWER([.C2640]-6.75;2)" office:value-type="float" office:value="0.0117438557661413" calcext:value-type="float">
            <text:p>0.0117438558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.596333" calcext:value-type="float">
            <text:p>6.596333</text:p>
          </table:table-cell>
          <table:table-cell office:value-type="float" office:value="6.6417483694" calcext:value-type="float">
            <text:p>6.6417483694</text:p>
          </table:table-cell>
          <table:table-cell table:formula="of:=POWER([.C2641]-6.75;2)" office:value-type="float" office:value="0.0117184155275588" calcext:value-type="float">
            <text:p>0.0117184155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6.593295" calcext:value-type="float">
            <text:p>6.593295</text:p>
          </table:table-cell>
          <table:table-cell office:value-type="float" office:value="6.6418748747" calcext:value-type="float">
            <text:p>6.6418748747</text:p>
          </table:table-cell>
          <table:table-cell table:formula="of:=POWER([.C2642]-6.75;2)" office:value-type="float" office:value="0.0116910427211407" calcext:value-type="float">
            <text:p>0.0116910427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6.59024" calcext:value-type="float">
            <text:p>6.59024</text:p>
          </table:table-cell>
          <table:table-cell office:value-type="float" office:value="6.6420105726" calcext:value-type="float">
            <text:p>6.6420105726</text:p>
          </table:table-cell>
          <table:table-cell table:formula="of:=POWER([.C2643]-6.75;2)" office:value-type="float" office:value="0.0116617164301798" calcext:value-type="float">
            <text:p>0.0116617164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6.587171" calcext:value-type="float">
            <text:p>6.587171</text:p>
          </table:table-cell>
          <table:table-cell office:value-type="float" office:value="6.6421555882" calcext:value-type="float">
            <text:p>6.6421555882</text:p>
          </table:table-cell>
          <table:table-cell table:formula="of:=POWER([.C2644]-6.75;2)" office:value-type="float" office:value="0.0116304171564881" calcext:value-type="float">
            <text:p>0.0116304172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.584089" calcext:value-type="float">
            <text:p>6.584089</text:p>
          </table:table-cell>
          <table:table-cell office:value-type="float" office:value="6.6423100393" calcext:value-type="float">
            <text:p>6.6423100393</text:p>
          </table:table-cell>
          <table:table-cell table:formula="of:=POWER([.C2645]-6.75;2)" office:value-type="float" office:value="0.0115971276355676" calcext:value-type="float">
            <text:p>0.0115971276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.580999" calcext:value-type="float">
            <text:p>6.580999</text:p>
          </table:table-cell>
          <table:table-cell office:value-type="float" office:value="6.6424740423" calcext:value-type="float">
            <text:p>6.6424740423</text:p>
          </table:table-cell>
          <table:table-cell table:formula="of:=POWER([.C2646]-6.75;2)" office:value-type="float" office:value="0.0115618315793022" calcext:value-type="float">
            <text:p>0.0115618316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6.577903" calcext:value-type="float">
            <text:p>6.577903</text:p>
          </table:table-cell>
          <table:table-cell office:value-type="float" office:value="6.6426477006" calcext:value-type="float">
            <text:p>6.6426477006</text:p>
          </table:table-cell>
          <table:table-cell table:formula="of:=POWER([.C2647]-6.75;2)" office:value-type="float" office:value="0.0115245161864673" calcext:value-type="float">
            <text:p>0.0115245162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6.574806" calcext:value-type="float">
            <text:p>6.574806</text:p>
          </table:table-cell>
          <table:table-cell office:value-type="float" office:value="6.6428311133" calcext:value-type="float">
            <text:p>6.6428311133</text:p>
          </table:table-cell>
          <table:table-cell table:formula="of:=POWER([.C2648]-6.75;2)" office:value-type="float" office:value="0.0114851702765175" calcext:value-type="float">
            <text:p>0.0114851703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.57171" calcext:value-type="float">
            <text:p>6.57171</text:p>
          </table:table-cell>
          <table:table-cell office:value-type="float" office:value="6.6430243665" calcext:value-type="float">
            <text:p>6.6430243665</text:p>
          </table:table-cell>
          <table:table-cell table:formula="of:=POWER([.C2649]-6.75;2)" office:value-type="float" office:value="0.0114437861627264" calcext:value-type="float">
            <text:p>0.0114437862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6.56862" calcext:value-type="float">
            <text:p>6.56862</text:p>
          </table:table-cell>
          <table:table-cell office:value-type="float" office:value="6.6432275413" calcext:value-type="float">
            <text:p>6.6432275413</text:p>
          </table:table-cell>
          <table:table-cell table:formula="of:=POWER([.C2650]-6.75;2)" office:value-type="float" office:value="0.0114003579368432" calcext:value-type="float">
            <text:p>0.0114003579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.565541" calcext:value-type="float">
            <text:p>6.565541</text:p>
          </table:table-cell>
          <table:table-cell office:value-type="float" office:value="6.6434407057" calcext:value-type="float">
            <text:p>6.6434407057</text:p>
          </table:table-cell>
          <table:table-cell table:formula="of:=POWER([.C2651]-6.75;2)" office:value-type="float" office:value="0.0113548832017141" calcext:value-type="float">
            <text:p>0.0113548832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6.562477" calcext:value-type="float">
            <text:p>6.562477</text:p>
          </table:table-cell>
          <table:table-cell office:value-type="float" office:value="6.643663914" calcext:value-type="float">
            <text:p>6.643663914</text:p>
          </table:table-cell>
          <table:table-cell table:formula="of:=POWER([.C2652]-6.75;2)" office:value-type="float" office:value="0.0113073631857993" calcext:value-type="float">
            <text:p>0.0113073632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.559433" calcext:value-type="float">
            <text:p>6.559433</text:p>
          </table:table-cell>
          <table:table-cell office:value-type="float" office:value="6.6438972098" calcext:value-type="float">
            <text:p>6.6438972098</text:p>
          </table:table-cell>
          <table:table-cell table:formula="of:=POWER([.C2653]-6.75;2)" office:value-type="float" office:value="0.0112578020882251" calcext:value-type="float">
            <text:p>0.0112578021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6.556414" calcext:value-type="float">
            <text:p>6.556414</text:p>
          </table:table-cell>
          <table:table-cell office:value-type="float" office:value="6.6441406225" calcext:value-type="float">
            <text:p>6.6441406225</text:p>
          </table:table-cell>
          <table:table-cell table:formula="of:=POWER([.C2654]-6.75;2)" office:value-type="float" office:value="0.0112062078046875" calcext:value-type="float">
            <text:p>0.0112062078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.553424" calcext:value-type="float">
            <text:p>6.553424</text:p>
          </table:table-cell>
          <table:table-cell office:value-type="float" office:value="6.6443941676" calcext:value-type="float">
            <text:p>6.6443941676</text:p>
          </table:table-cell>
          <table:table-cell table:formula="of:=POWER([.C2655]-6.75;2)" office:value-type="float" office:value="0.0111525918368969" calcext:value-type="float">
            <text:p>0.0111525918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6.550468" calcext:value-type="float">
            <text:p>6.550468</text:p>
          </table:table-cell>
          <table:table-cell office:value-type="float" office:value="6.6446578493" calcext:value-type="float">
            <text:p>6.6446578493</text:p>
          </table:table-cell>
          <table:table-cell table:formula="of:=POWER([.C2656]-6.75;2)" office:value-type="float" office:value="0.0110969687141016" calcext:value-type="float">
            <text:p>0.0110969687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6.547552" calcext:value-type="float">
            <text:p>6.547552</text:p>
          </table:table-cell>
          <table:table-cell office:value-type="float" office:value="6.644931657" calcext:value-type="float">
            <text:p>6.644931657</text:p>
          </table:table-cell>
          <table:table-cell table:formula="of:=POWER([.C2657]-6.75;2)" office:value-type="float" office:value="0.0110393567007657" calcext:value-type="float">
            <text:p>0.0110393567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.544681" calcext:value-type="float">
            <text:p>6.544681</text:p>
          </table:table-cell>
          <table:table-cell office:value-type="float" office:value="6.6452155627" calcext:value-type="float">
            <text:p>6.6452155627</text:p>
          </table:table-cell>
          <table:table-cell table:formula="of:=POWER([.C2658]-6.75;2)" office:value-type="float" office:value="0.0109797783002777" calcext:value-type="float">
            <text:p>0.0109797783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.541858" calcext:value-type="float">
            <text:p>6.541858</text:p>
          </table:table-cell>
          <table:table-cell office:value-type="float" office:value="6.6455095234" calcext:value-type="float">
            <text:p>6.6455095234</text:p>
          </table:table-cell>
          <table:table-cell table:formula="of:=POWER([.C2659]-6.75;2)" office:value-type="float" office:value="0.0109182597000951" calcext:value-type="float">
            <text:p>0.0109182597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6.539088" calcext:value-type="float">
            <text:p>6.539088</text:p>
          </table:table-cell>
          <table:table-cell office:value-type="float" office:value="6.6458134868" calcext:value-type="float">
            <text:p>6.6458134868</text:p>
          </table:table-cell>
          <table:table-cell table:formula="of:=POWER([.C2660]-6.75;2)" office:value-type="float" office:value="0.0108548295327738" calcext:value-type="float">
            <text:p>0.0108548295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.536376" calcext:value-type="float">
            <text:p>6.536376</text:p>
          </table:table-cell>
          <table:table-cell office:value-type="float" office:value="6.6461273853" calcext:value-type="float">
            <text:p>6.6461273853</text:p>
          </table:table-cell>
          <table:table-cell table:formula="of:=POWER([.C2661]-6.75;2)" office:value-type="float" office:value="0.0107895200846147" calcext:value-type="float">
            <text:p>0.0107895201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.533725" calcext:value-type="float">
            <text:p>6.533725</text:p>
          </table:table-cell>
          <table:table-cell office:value-type="float" office:value="6.6464511357" calcext:value-type="float">
            <text:p>6.6464511357</text:p>
          </table:table-cell>
          <table:table-cell table:formula="of:=POWER([.C2662]-6.75;2)" office:value-type="float" office:value="0.0107223672978199" calcext:value-type="float">
            <text:p>0.0107223673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.53114" calcext:value-type="float">
            <text:p>6.53114</text:p>
          </table:table-cell>
          <table:table-cell office:value-type="float" office:value="6.646784645" calcext:value-type="float">
            <text:p>6.646784645</text:p>
          </table:table-cell>
          <table:table-cell table:formula="of:=POWER([.C2663]-6.75;2)" office:value-type="float" office:value="0.010653409507776" calcext:value-type="float">
            <text:p>0.0106534095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6.528621" calcext:value-type="float">
            <text:p>6.528621</text:p>
          </table:table-cell>
          <table:table-cell office:value-type="float" office:value="6.6471278042" calcext:value-type="float">
            <text:p>6.6471278042</text:p>
          </table:table-cell>
          <table:table-cell table:formula="of:=POWER([.C2664]-6.75;2)" office:value-type="float" office:value="0.0105826886687135" calcext:value-type="float">
            <text:p>0.0105826887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.526174" calcext:value-type="float">
            <text:p>6.526174</text:p>
          </table:table-cell>
          <table:table-cell office:value-type="float" office:value="6.647480503" calcext:value-type="float">
            <text:p>6.647480503</text:p>
          </table:table-cell>
          <table:table-cell table:formula="of:=POWER([.C2665]-6.75;2)" office:value-type="float" office:value="0.0105102472651331" calcext:value-type="float">
            <text:p>0.0105102473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.523799" calcext:value-type="float">
            <text:p>6.523799</text:p>
          </table:table-cell>
          <table:table-cell office:value-type="float" office:value="6.6478426119" calcext:value-type="float">
            <text:p>6.6478426119</text:p>
          </table:table-cell>
          <table:table-cell table:formula="of:=POWER([.C2666]-6.75;2)" office:value-type="float" office:value="0.0104361319434141" calcext:value-type="float">
            <text:p>0.0104361319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.521497" calcext:value-type="float">
            <text:p>6.521497</text:p>
          </table:table-cell>
          <table:table-cell office:value-type="float" office:value="6.648214" calcext:value-type="float">
            <text:p>6.648214</text:p>
          </table:table-cell>
          <table:table-cell table:formula="of:=POWER([.C2667]-6.75;2)" office:value-type="float" office:value="0.0103603897959999" calcext:value-type="float">
            <text:p>0.0103603898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6.519271" calcext:value-type="float">
            <text:p>6.519271</text:p>
          </table:table-cell>
          <table:table-cell office:value-type="float" office:value="6.6485945315" calcext:value-type="float">
            <text:p>6.6485945315</text:p>
          </table:table-cell>
          <table:table-cell table:formula="of:=POWER([.C2668]-6.75;2)" office:value-type="float" office:value="0.0102830690417046" calcext:value-type="float">
            <text:p>0.010283069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.517119" calcext:value-type="float">
            <text:p>6.517119</text:p>
          </table:table-cell>
          <table:table-cell office:value-type="float" office:value="6.6489840602" calcext:value-type="float">
            <text:p>6.6489840602</text:p>
          </table:table-cell>
          <table:table-cell table:formula="of:=POWER([.C2669]-6.75;2)" office:value-type="float" office:value="0.0102042200936772" calcext:value-type="float">
            <text:p>0.0102042201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.515042" calcext:value-type="float">
            <text:p>6.515042</text:p>
          </table:table-cell>
          <table:table-cell office:value-type="float" office:value="6.6493824441" calcext:value-type="float">
            <text:p>6.6493824441</text:p>
          </table:table-cell>
          <table:table-cell table:formula="of:=POWER([.C2670]-6.75;2)" office:value-type="float" office:value="0.0101238925552895" calcext:value-type="float">
            <text:p>0.0101238926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.513039" calcext:value-type="float">
            <text:p>6.513039</text:p>
          </table:table-cell>
          <table:table-cell office:value-type="float" office:value="6.6497895364" calcext:value-type="float">
            <text:p>6.6497895364</text:p>
          </table:table-cell>
          <table:table-cell table:formula="of:=POWER([.C2671]-6.75;2)" office:value-type="float" office:value="0.0100421370149269" calcext:value-type="float">
            <text:p>0.010042137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6.511107" calcext:value-type="float">
            <text:p>6.511107</text:p>
          </table:table-cell>
          <table:table-cell office:value-type="float" office:value="6.6502051915" calcext:value-type="float">
            <text:p>6.6502051915</text:p>
          </table:table-cell>
          <table:table-cell table:formula="of:=POWER([.C2672]-6.75;2)" office:value-type="float" office:value="0.00995900380355176" calcext:value-type="float">
            <text:p>0.0099590038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6.509244" calcext:value-type="float">
            <text:p>6.509244</text:p>
          </table:table-cell>
          <table:table-cell office:value-type="float" office:value="6.6506292713" calcext:value-type="float">
            <text:p>6.6506292713</text:p>
          </table:table-cell>
          <table:table-cell table:formula="of:=POWER([.C2673]-6.75;2)" office:value-type="float" office:value="0.00987454172236906" calcext:value-type="float">
            <text:p>0.0098745417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6.507447" calcext:value-type="float">
            <text:p>6.507447</text:p>
          </table:table-cell>
          <table:table-cell office:value-type="float" office:value="6.6510616422" calcext:value-type="float">
            <text:p>6.6510616422</text:p>
          </table:table-cell>
          <table:table-cell table:formula="of:=POWER([.C2674]-6.75;2)" office:value-type="float" office:value="0.00978879864416079" calcext:value-type="float">
            <text:p>0.0097887986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6.505712" calcext:value-type="float">
            <text:p>6.505712</text:p>
          </table:table-cell>
          <table:table-cell office:value-type="float" office:value="6.6515021779" calcext:value-type="float">
            <text:p>6.6515021779</text:p>
          </table:table-cell>
          <table:table-cell table:formula="of:=POWER([.C2675]-6.75;2)" office:value-type="float" office:value="0.00970182095844319" calcext:value-type="float">
            <text:p>0.009701821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6.504034" calcext:value-type="float">
            <text:p>6.504034</text:p>
          </table:table-cell>
          <table:table-cell office:value-type="float" office:value="6.6519507631" calcext:value-type="float">
            <text:p>6.6519507631</text:p>
          </table:table-cell>
          <table:table-cell table:formula="of:=POWER([.C2676]-6.75;2)" office:value-type="float" office:value="0.00961365285667226" calcext:value-type="float">
            <text:p>0.0096136529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.502409" calcext:value-type="float">
            <text:p>6.502409</text:p>
          </table:table-cell>
          <table:table-cell office:value-type="float" office:value="6.6524072963" calcext:value-type="float">
            <text:p>6.6524072963</text:p>
          </table:table-cell>
          <table:table-cell table:formula="of:=POWER([.C2677]-6.75;2)" office:value-type="float" office:value="0.00952433581547603" calcext:value-type="float">
            <text:p>0.0095243358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6.50083" calcext:value-type="float">
            <text:p>6.50083</text:p>
          </table:table-cell>
          <table:table-cell office:value-type="float" office:value="6.6528716873" calcext:value-type="float">
            <text:p>6.6528716873</text:p>
          </table:table-cell>
          <table:table-cell table:formula="of:=POWER([.C2678]-6.75;2)" office:value-type="float" office:value="0.00943390912794894" calcext:value-type="float">
            <text:p>0.0094339091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.499292" calcext:value-type="float">
            <text:p>6.499292</text:p>
          </table:table-cell>
          <table:table-cell office:value-type="float" office:value="6.6533438665" calcext:value-type="float">
            <text:p>6.6533438665</text:p>
          </table:table-cell>
          <table:table-cell table:formula="of:=POWER([.C2679]-6.75;2)" office:value-type="float" office:value="0.00934240814316978" calcext:value-type="float">
            <text:p>0.0093424081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6.497787" calcext:value-type="float">
            <text:p>6.497787</text:p>
          </table:table-cell>
          <table:table-cell office:value-type="float" office:value="6.6538237788" calcext:value-type="float">
            <text:p>6.6538237788</text:p>
          </table:table-cell>
          <table:table-cell table:formula="of:=POWER([.C2680]-6.75;2)" office:value-type="float" office:value="0.0092498655243114" calcext:value-type="float">
            <text:p>0.0092498655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.496309" calcext:value-type="float">
            <text:p>6.496309</text:p>
          </table:table-cell>
          <table:table-cell office:value-type="float" office:value="6.6543113938" calcext:value-type="float">
            <text:p>6.6543113938</text:p>
          </table:table-cell>
          <table:table-cell table:formula="of:=POWER([.C2681]-6.75;2)" office:value-type="float" office:value="0.00915630935649859" calcext:value-type="float">
            <text:p>0.0091563094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.494849" calcext:value-type="float">
            <text:p>6.494849</text:p>
          </table:table-cell>
          <table:table-cell office:value-type="float" office:value="6.6548066991" calcext:value-type="float">
            <text:p>6.6548066991</text:p>
          </table:table-cell>
          <table:table-cell table:formula="of:=POWER([.C2682]-6.75;2)" office:value-type="float" office:value="0.00906176453623796" calcext:value-type="float">
            <text:p>0.0090617645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.493399" calcext:value-type="float">
            <text:p>6.493399</text:p>
          </table:table-cell>
          <table:table-cell office:value-type="float" office:value="6.6553097107" calcext:value-type="float">
            <text:p>6.6553097107</text:p>
          </table:table-cell>
          <table:table-cell table:formula="of:=POWER([.C2683]-6.75;2)" office:value-type="float" office:value="0.00896625088771768" calcext:value-type="float">
            <text:p>0.0089662509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6.491953" calcext:value-type="float">
            <text:p>6.491953</text:p>
          </table:table-cell>
          <table:table-cell office:value-type="float" office:value="6.65582047" calcext:value-type="float">
            <text:p>6.65582047</text:p>
          </table:table-cell>
          <table:table-cell table:formula="of:=POWER([.C2684]-6.75;2)" office:value-type="float" office:value="0.00886978387102088" calcext:value-type="float">
            <text:p>0.0088697839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.4905" calcext:value-type="float">
            <text:p>6.4905</text:p>
          </table:table-cell>
          <table:table-cell office:value-type="float" office:value="6.656339038" calcext:value-type="float">
            <text:p>6.656339038</text:p>
          </table:table-cell>
          <table:table-cell table:formula="of:=POWER([.C2685]-6.75;2)" office:value-type="float" office:value="0.00877237580276535" calcext:value-type="float">
            <text:p>0.0087723758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.489034" calcext:value-type="float">
            <text:p>6.489034</text:p>
          </table:table-cell>
          <table:table-cell office:value-type="float" office:value="6.6568655111" calcext:value-type="float">
            <text:p>6.6568655111</text:p>
          </table:table-cell>
          <table:table-cell table:formula="of:=POWER([.C2686]-6.75;2)" office:value-type="float" office:value="0.00867403302266416" calcext:value-type="float">
            <text:p>0.008674033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.487544" calcext:value-type="float">
            <text:p>6.487544</text:p>
          </table:table-cell>
          <table:table-cell office:value-type="float" office:value="6.6574000064" calcext:value-type="float">
            <text:p>6.6574000064</text:p>
          </table:table-cell>
          <table:table-cell table:formula="of:=POWER([.C2687]-6.75;2)" office:value-type="float" office:value="0.00857475881472011" calcext:value-type="float">
            <text:p>0.0085747588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.486024" calcext:value-type="float">
            <text:p>6.486024</text:p>
          </table:table-cell>
          <table:table-cell office:value-type="float" office:value="6.6579426773" calcext:value-type="float">
            <text:p>6.6579426773</text:p>
          </table:table-cell>
          <table:table-cell table:formula="of:=POWER([.C2688]-6.75;2)" office:value-type="float" office:value="0.00847455066269187" calcext:value-type="float">
            <text:p>0.0084745507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.484464" calcext:value-type="float">
            <text:p>6.484464</text:p>
          </table:table-cell>
          <table:table-cell office:value-type="float" office:value="6.6584936987" calcext:value-type="float">
            <text:p>6.6584936987</text:p>
          </table:table-cell>
          <table:table-cell table:formula="of:=POWER([.C2689]-6.75;2)" office:value-type="float" office:value="0.00837340317760637" calcext:value-type="float">
            <text:p>0.0083734032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.482858" calcext:value-type="float">
            <text:p>6.482858</text:p>
          </table:table-cell>
          <table:table-cell office:value-type="float" office:value="6.6590532797" calcext:value-type="float">
            <text:p>6.6590532797</text:p>
          </table:table-cell>
          <table:table-cell table:formula="of:=POWER([.C2690]-6.75;2)" office:value-type="float" office:value="0.0082713059333264" calcext:value-type="float">
            <text:p>0.0082713059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.481196" calcext:value-type="float">
            <text:p>6.481196</text:p>
          </table:table-cell>
          <table:table-cell office:value-type="float" office:value="6.6596216516" calcext:value-type="float">
            <text:p>6.6596216516</text:p>
          </table:table-cell>
          <table:table-cell table:formula="of:=POWER([.C2691]-6.75;2)" office:value-type="float" office:value="0.00816824585951175" calcext:value-type="float">
            <text:p>0.0081682459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6.479472" calcext:value-type="float">
            <text:p>6.479472</text:p>
          </table:table-cell>
          <table:table-cell office:value-type="float" office:value="6.6601990809" calcext:value-type="float">
            <text:p>6.6601990809</text:p>
          </table:table-cell>
          <table:table-cell table:formula="of:=POWER([.C2692]-6.75;2)" office:value-type="float" office:value="0.00806420507120474" calcext:value-type="float">
            <text:p>0.0080642051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6.477678" calcext:value-type="float">
            <text:p>6.477678</text:p>
          </table:table-cell>
          <table:table-cell office:value-type="float" office:value="6.6607858571" calcext:value-type="float">
            <text:p>6.6607858571</text:p>
          </table:table-cell>
          <table:table-cell table:formula="of:=POWER([.C2693]-6.75;2)" office:value-type="float" office:value="0.00795916329338153" calcext:value-type="float">
            <text:p>0.0079591633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.475809" calcext:value-type="float">
            <text:p>6.475809</text:p>
          </table:table-cell>
          <table:table-cell office:value-type="float" office:value="6.6613822997" calcext:value-type="float">
            <text:p>6.6613822997</text:p>
          </table:table-cell>
          <table:table-cell table:formula="of:=POWER([.C2694]-6.75;2)" office:value-type="float" office:value="0.00785309680646069" calcext:value-type="float">
            <text:p>0.0078530968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6.473857" calcext:value-type="float">
            <text:p>6.473857</text:p>
          </table:table-cell>
          <table:table-cell office:value-type="float" office:value="6.6619887484" calcext:value-type="float">
            <text:p>6.6619887484</text:p>
          </table:table-cell>
          <table:table-cell table:formula="of:=POWER([.C2695]-6.75;2)" office:value-type="float" office:value="0.00774598040819854" calcext:value-type="float">
            <text:p>0.0077459804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6.471819" calcext:value-type="float">
            <text:p>6.471819</text:p>
          </table:table-cell>
          <table:table-cell office:value-type="float" office:value="6.6626055738" calcext:value-type="float">
            <text:p>6.6626055738</text:p>
          </table:table-cell>
          <table:table-cell table:formula="of:=POWER([.C2696]-6.75;2)" office:value-type="float" office:value="0.00763778573082716" calcext:value-type="float">
            <text:p>0.0076377857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.469688" calcext:value-type="float">
            <text:p>6.469688</text:p>
          </table:table-cell>
          <table:table-cell office:value-type="float" office:value="6.6632331612" calcext:value-type="float">
            <text:p>6.6632331612</text:p>
          </table:table-cell>
          <table:table-cell table:formula="of:=POWER([.C2697]-6.75;2)" office:value-type="float" office:value="0.00752848431534519" calcext:value-type="float">
            <text:p>0.0075284843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6.467461" calcext:value-type="float">
            <text:p>6.467461</text:p>
          </table:table-cell>
          <table:table-cell office:value-type="float" office:value="6.6638719241" calcext:value-type="float">
            <text:p>6.6638719241</text:p>
          </table:table-cell>
          <table:table-cell table:formula="of:=POWER([.C2698]-6.75;2)" office:value-type="float" office:value="0.00741804545823609" calcext:value-type="float">
            <text:p>0.0074180455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6.465134" calcext:value-type="float">
            <text:p>6.465134</text:p>
          </table:table-cell>
          <table:table-cell office:value-type="float" office:value="6.6645222914" calcext:value-type="float">
            <text:p>6.6645222914</text:p>
          </table:table-cell>
          <table:table-cell table:formula="of:=POWER([.C2699]-6.75;2)" office:value-type="float" office:value="0.00730643866750652" calcext:value-type="float">
            <text:p>0.0073064387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6.462704" calcext:value-type="float">
            <text:p>6.462704</text:p>
          </table:table-cell>
          <table:table-cell office:value-type="float" office:value="6.665184711" calcext:value-type="float">
            <text:p>6.665184711</text:p>
          </table:table-cell>
          <table:table-cell table:formula="of:=POWER([.C2700]-6.75;2)" office:value-type="float" office:value="0.00719363324815349" calcext:value-type="float">
            <text:p>0.0071936332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.460169" calcext:value-type="float">
            <text:p>6.460169</text:p>
          </table:table-cell>
          <table:table-cell office:value-type="float" office:value="6.6658596467" calcext:value-type="float">
            <text:p>6.6658596467</text:p>
          </table:table-cell>
          <table:table-cell table:formula="of:=POWER([.C2701]-6.75;2)" office:value-type="float" office:value="0.0070795990534489" calcext:value-type="float">
            <text:p>0.0070795991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.457527" calcext:value-type="float">
            <text:p>6.457527</text:p>
          </table:table-cell>
          <table:table-cell office:value-type="float" office:value="6.6665475753" calcext:value-type="float">
            <text:p>6.6665475753</text:p>
          </table:table-cell>
          <table:table-cell table:formula="of:=POWER([.C2702]-6.75;2)" office:value-type="float" office:value="0.00696430718830916" calcext:value-type="float">
            <text:p>0.0069643072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6.454777" calcext:value-type="float">
            <text:p>6.454777</text:p>
          </table:table-cell>
          <table:table-cell office:value-type="float" office:value="6.6672489866" calcext:value-type="float">
            <text:p>6.6672489866</text:p>
          </table:table-cell>
          <table:table-cell table:formula="of:=POWER([.C2703]-6.75;2)" office:value-type="float" office:value="0.00684773021872702" calcext:value-type="float">
            <text:p>0.0068477302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6.451918" calcext:value-type="float">
            <text:p>6.451918</text:p>
          </table:table-cell>
          <table:table-cell office:value-type="float" office:value="6.6679643805" calcext:value-type="float">
            <text:p>6.6679643805</text:p>
          </table:table-cell>
          <table:table-cell table:formula="of:=POWER([.C2704]-6.75;2)" office:value-type="float" office:value="0.00672984286674879" calcext:value-type="float">
            <text:p>0.0067298429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.44895" calcext:value-type="float">
            <text:p>6.44895</text:p>
          </table:table-cell>
          <table:table-cell office:value-type="float" office:value="6.6686942669" calcext:value-type="float">
            <text:p>6.6686942669</text:p>
          </table:table-cell>
          <table:table-cell table:formula="of:=POWER([.C2705]-6.75;2)" office:value-type="float" office:value="0.0066106222349284" calcext:value-type="float">
            <text:p>0.0066106222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.445873" calcext:value-type="float">
            <text:p>6.445873</text:p>
          </table:table-cell>
          <table:table-cell office:value-type="float" office:value="6.6694391627" calcext:value-type="float">
            <text:p>6.6694391627</text:p>
          </table:table-cell>
          <table:table-cell table:formula="of:=POWER([.C2706]-6.75;2)" office:value-type="float" office:value="0.0064900485064771" calcext:value-type="float">
            <text:p>0.0064900485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.442688" calcext:value-type="float">
            <text:p>6.442688</text:p>
          </table:table-cell>
          <table:table-cell office:value-type="float" office:value="6.6701995918" calcext:value-type="float">
            <text:p>6.6701995918</text:p>
          </table:table-cell>
          <table:table-cell table:formula="of:=POWER([.C2707]-6.75;2)" office:value-type="float" office:value="0.00636810514888658" calcext:value-type="float">
            <text:p>0.0063681051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6.439396" calcext:value-type="float">
            <text:p>6.439396</text:p>
          </table:table-cell>
          <table:table-cell office:value-type="float" office:value="6.6709760819" calcext:value-type="float">
            <text:p>6.6709760819</text:p>
          </table:table-cell>
          <table:table-cell table:formula="of:=POWER([.C2708]-6.75;2)" office:value-type="float" office:value="0.00624477963187549" calcext:value-type="float">
            <text:p>0.0062447796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.435997" calcext:value-type="float">
            <text:p>6.435997</text:p>
          </table:table-cell>
          <table:table-cell office:value-type="float" office:value="6.6717691644" calcext:value-type="float">
            <text:p>6.6717691644</text:p>
          </table:table-cell>
          <table:table-cell table:formula="of:=POWER([.C2709]-6.75;2)" office:value-type="float" office:value="0.00612006363867428" calcext:value-type="float">
            <text:p>0.0061200636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.432493" calcext:value-type="float">
            <text:p>6.432493</text:p>
          </table:table-cell>
          <table:table-cell office:value-type="float" office:value="6.672579378" calcext:value-type="float">
            <text:p>6.672579378</text:p>
          </table:table-cell>
          <table:table-cell table:formula="of:=POWER([.C2710]-6.75;2)" office:value-type="float" office:value="0.00599395271086688" calcext:value-type="float">
            <text:p>0.0059939527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.428884" calcext:value-type="float">
            <text:p>6.428884</text:p>
          </table:table-cell>
          <table:table-cell office:value-type="float" office:value="6.6734072621" calcext:value-type="float">
            <text:p>6.6734072621</text:p>
          </table:table-cell>
          <table:table-cell table:formula="of:=POWER([.C2711]-6.75;2)" office:value-type="float" office:value="0.00586644749901816" calcext:value-type="float">
            <text:p>0.0058664475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6.42517" calcext:value-type="float">
            <text:p>6.42517</text:p>
          </table:table-cell>
          <table:table-cell office:value-type="float" office:value="6.6742533633" calcext:value-type="float">
            <text:p>6.6742533633</text:p>
          </table:table-cell>
          <table:table-cell table:formula="of:=POWER([.C2712]-6.75;2)" office:value-type="float" office:value="0.00573755297136178" calcext:value-type="float">
            <text:p>0.005737553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.421352" calcext:value-type="float">
            <text:p>6.421352</text:p>
          </table:table-cell>
          <table:table-cell office:value-type="float" office:value="6.6751182361" calcext:value-type="float">
            <text:p>6.6751182361</text:p>
          </table:table-cell>
          <table:table-cell table:formula="of:=POWER([.C2713]-6.75;2)" office:value-type="float" office:value="0.00560727856477529" calcext:value-type="float">
            <text:p>0.0056072786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.417429" calcext:value-type="float">
            <text:p>6.417429</text:p>
          </table:table-cell>
          <table:table-cell office:value-type="float" office:value="6.676002439" calcext:value-type="float">
            <text:p>6.676002439</text:p>
          </table:table-cell>
          <table:table-cell table:formula="of:=POWER([.C2714]-6.75;2)" office:value-type="float" office:value="0.00547563903394867" calcext:value-type="float">
            <text:p>0.005475639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.413398" calcext:value-type="float">
            <text:p>6.413398</text:p>
          </table:table-cell>
          <table:table-cell office:value-type="float" office:value="6.676906542" calcext:value-type="float">
            <text:p>6.676906542</text:p>
          </table:table-cell>
          <table:table-cell table:formula="of:=POWER([.C2715]-6.75;2)" office:value-type="float" office:value="0.00534265360239773" calcext:value-type="float">
            <text:p>0.0053426536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.409258" calcext:value-type="float">
            <text:p>6.409258</text:p>
          </table:table-cell>
          <table:table-cell office:value-type="float" office:value="6.6778311333" calcext:value-type="float">
            <text:p>6.6778311333</text:p>
          </table:table-cell>
          <table:table-cell table:formula="of:=POWER([.C2716]-6.75;2)" office:value-type="float" office:value="0.0052083453207624" calcext:value-type="float">
            <text:p>0.0052083453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.405003" calcext:value-type="float">
            <text:p>6.405003</text:p>
          </table:table-cell>
          <table:table-cell office:value-type="float" office:value="6.6787768134" calcext:value-type="float">
            <text:p>6.6787768134</text:p>
          </table:table-cell>
          <table:table-cell table:formula="of:=POWER([.C2717]-6.75;2)" office:value-type="float" office:value="0.00507274230945844" calcext:value-type="float">
            <text:p>0.0050727423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.400629" calcext:value-type="float">
            <text:p>6.400629</text:p>
          </table:table-cell>
          <table:table-cell office:value-type="float" office:value="6.679744212" calcext:value-type="float">
            <text:p>6.679744212</text:p>
          </table:table-cell>
          <table:table-cell table:formula="of:=POWER([.C2718]-6.75;2)" office:value-type="float" office:value="0.00493587574750093" calcext:value-type="float">
            <text:p>0.0049358757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.396126" calcext:value-type="float">
            <text:p>6.396126</text:p>
          </table:table-cell>
          <table:table-cell office:value-type="float" office:value="6.6807339823" calcext:value-type="float">
            <text:p>6.6807339823</text:p>
          </table:table-cell>
          <table:table-cell table:formula="of:=POWER([.C2719]-6.75;2)" office:value-type="float" office:value="0.00479778120801677" calcext:value-type="float">
            <text:p>0.0047977812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6.391484" calcext:value-type="float">
            <text:p>6.391484</text:p>
          </table:table-cell>
          <table:table-cell office:value-type="float" office:value="6.6817468221" calcext:value-type="float">
            <text:p>6.6817468221</text:p>
          </table:table-cell>
          <table:table-cell table:formula="of:=POWER([.C2720]-6.75;2)" office:value-type="float" office:value="0.00465849629344904" calcext:value-type="float">
            <text:p>0.0046584963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.38669" calcext:value-type="float">
            <text:p>6.38669</text:p>
          </table:table-cell>
          <table:table-cell office:value-type="float" office:value="6.682783475" calcext:value-type="float">
            <text:p>6.682783475</text:p>
          </table:table-cell>
          <table:table-cell table:formula="of:=POWER([.C2721]-6.75;2)" office:value-type="float" office:value="0.00451806123307564" calcext:value-type="float">
            <text:p>0.0045180612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.381726" calcext:value-type="float">
            <text:p>6.381726</text:p>
          </table:table-cell>
          <table:table-cell office:value-type="float" office:value="6.6838447419" calcext:value-type="float">
            <text:p>6.6838447419</text:p>
          </table:table-cell>
          <table:table-cell table:formula="of:=POWER([.C2722]-6.75;2)" office:value-type="float" office:value="0.00437651817427765" calcext:value-type="float">
            <text:p>0.0043765182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.37657" calcext:value-type="float">
            <text:p>6.37657</text:p>
          </table:table-cell>
          <table:table-cell office:value-type="float" office:value="6.6849315" calcext:value-type="float">
            <text:p>6.6849315</text:p>
          </table:table-cell>
          <table:table-cell table:formula="of:=POWER([.C2723]-6.75;2)" office:value-type="float" office:value="0.00423390969224997" calcext:value-type="float">
            <text:p>0.0042339097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6.371196" calcext:value-type="float">
            <text:p>6.371196</text:p>
          </table:table-cell>
          <table:table-cell office:value-type="float" office:value="6.6860447184" calcext:value-type="float">
            <text:p>6.6860447184</text:p>
          </table:table-cell>
          <table:table-cell table:formula="of:=POWER([.C2724]-6.75;2)" office:value-type="float" office:value="0.00409027804453532" calcext:value-type="float">
            <text:p>0.004090278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.36557" calcext:value-type="float">
            <text:p>6.36557</text:p>
          </table:table-cell>
          <table:table-cell office:value-type="float" office:value="6.6871854746" calcext:value-type="float">
            <text:p>6.6871854746</text:p>
          </table:table-cell>
          <table:table-cell table:formula="of:=POWER([.C2725]-6.75;2)" office:value-type="float" office:value="0.00394566460122729" calcext:value-type="float">
            <text:p>0.0039456646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.359651" calcext:value-type="float">
            <text:p>6.359651</text:p>
          </table:table-cell>
          <table:table-cell office:value-type="float" office:value="6.6883549855" calcext:value-type="float">
            <text:p>6.6883549855</text:p>
          </table:table-cell>
          <table:table-cell table:formula="of:=POWER([.C2726]-6.75;2)" office:value-type="float" office:value="0.00380010781270519" calcext:value-type="float">
            <text:p>0.0038001078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.353389" calcext:value-type="float">
            <text:p>6.353389</text:p>
          </table:table-cell>
          <table:table-cell office:value-type="float" office:value="6.689554635" calcext:value-type="float">
            <text:p>6.689554635</text:p>
          </table:table-cell>
          <table:table-cell table:formula="of:=POWER([.C2727]-6.75;2)" office:value-type="float" office:value="0.00365364214998318" calcext:value-type="float">
            <text:p>0.0036536421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6.346723" calcext:value-type="float">
            <text:p>6.346723</text:p>
          </table:table-cell>
          <table:table-cell office:value-type="float" office:value="6.690786011" calcext:value-type="float">
            <text:p>6.690786011</text:p>
          </table:table-cell>
          <table:table-cell table:formula="of:=POWER([.C2728]-6.75;2)" office:value-type="float" office:value="0.0035062964932921" calcext:value-type="float">
            <text:p>0.0035062965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.339575" calcext:value-type="float">
            <text:p>6.339575</text:p>
          </table:table-cell>
          <table:table-cell office:value-type="float" office:value="6.6920509485" calcext:value-type="float">
            <text:p>6.6920509485</text:p>
          </table:table-cell>
          <table:table-cell table:formula="of:=POWER([.C2729]-6.75;2)" office:value-type="float" office:value="0.00335809256974961" calcext:value-type="float">
            <text:p>0.0033580926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.33185" calcext:value-type="float">
            <text:p>6.33185</text:p>
          </table:table-cell>
          <table:table-cell office:value-type="float" office:value="6.6933515978" calcext:value-type="float">
            <text:p>6.6933515978</text:p>
          </table:table-cell>
          <table:table-cell table:formula="of:=POWER([.C2730]-6.75;2)" office:value-type="float" office:value="0.00320904147181302" calcext:value-type="float">
            <text:p>0.0032090415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.323429" calcext:value-type="float">
            <text:p>6.323429</text:p>
          </table:table-cell>
          <table:table-cell office:value-type="float" office:value="6.6946904926" calcext:value-type="float">
            <text:p>6.6946904926</text:p>
          </table:table-cell>
          <table:table-cell table:formula="of:=POWER([.C2731]-6.75;2)" office:value-type="float" office:value="0.00305914160883061" calcext:value-type="float">
            <text:p>0.0030591416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6.314162" calcext:value-type="float">
            <text:p>6.314162</text:p>
          </table:table-cell>
          <table:table-cell office:value-type="float" office:value="6.6960706468" calcext:value-type="float">
            <text:p>6.6960706468</text:p>
          </table:table-cell>
          <table:table-cell table:formula="of:=POWER([.C2732]-6.75;2)" office:value-type="float" office:value="0.00290837513657035" calcext:value-type="float">
            <text:p>0.0029083751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.303856" calcext:value-type="float">
            <text:p>6.303856</text:p>
          </table:table-cell>
          <table:table-cell office:value-type="float" office:value="6.6974956791" calcext:value-type="float">
            <text:p>6.6974956791</text:p>
          </table:table-cell>
          <table:table-cell table:formula="of:=POWER([.C2733]-6.75;2)" office:value-type="float" office:value="0.00275670371317015" calcext:value-type="float">
            <text:p>0.0027567037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.292263" calcext:value-type="float">
            <text:p>6.292263</text:p>
          </table:table-cell>
          <table:table-cell office:value-type="float" office:value="6.698969985" calcext:value-type="float">
            <text:p>6.698969985</text:p>
          </table:table-cell>
          <table:table-cell table:formula="of:=POWER([.C2734]-6.75;2)" office:value-type="float" office:value="0.00260406243090025" calcext:value-type="float">
            <text:p>0.0026040624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.279054" calcext:value-type="float">
            <text:p>6.279054</text:p>
          </table:table-cell>
          <table:table-cell office:value-type="float" office:value="6.7004989586" calcext:value-type="float">
            <text:p>6.7004989586</text:p>
          </table:table-cell>
          <table:table-cell table:formula="of:=POWER([.C2735]-6.75;2)" office:value-type="float" office:value="0.00245035309968452" calcext:value-type="float">
            <text:p>0.0024503531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6.263791" calcext:value-type="float">
            <text:p>6.263791</text:p>
          </table:table-cell>
          <table:table-cell office:value-type="float" office:value="6.702089317" calcext:value-type="float">
            <text:p>6.702089317</text:p>
          </table:table-cell>
          <table:table-cell table:formula="of:=POWER([.C2736]-6.75;2)" office:value-type="float" office:value="0.00229543354552645" calcext:value-type="float">
            <text:p>0.0022954335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.245869" calcext:value-type="float">
            <text:p>6.245869</text:p>
          </table:table-cell>
          <table:table-cell office:value-type="float" office:value="6.7037495379" calcext:value-type="float">
            <text:p>6.7037495379</text:p>
          </table:table-cell>
          <table:table-cell table:formula="of:=POWER([.C2737]-6.75;2)" office:value-type="float" office:value="0.00213910524446351" calcext:value-type="float">
            <text:p>0.0021391052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.224437" calcext:value-type="float">
            <text:p>6.224437</text:p>
          </table:table-cell>
          <table:table-cell office:value-type="float" office:value="6.7054905285" calcext:value-type="float">
            <text:p>6.7054905285</text:p>
          </table:table-cell>
          <table:table-cell table:formula="of:=POWER([.C2738]-6.75;2)" office:value-type="float" office:value="0.00198109305320928" calcext:value-type="float">
            <text:p>0.0019810931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.198252" calcext:value-type="float">
            <text:p>6.198252</text:p>
          </table:table-cell>
          <table:table-cell office:value-type="float" office:value="6.7073266107" calcext:value-type="float">
            <text:p>6.7073266107</text:p>
          </table:table-cell>
          <table:table-cell table:formula="of:=POWER([.C2739]-6.75;2)" office:value-type="float" office:value="0.00182101815434935" calcext:value-type="float">
            <text:p>0.0018210182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6.165429" calcext:value-type="float">
            <text:p>6.165429</text:p>
          </table:table-cell>
          <table:table-cell office:value-type="float" office:value="6.7092770881" calcext:value-type="float">
            <text:p>6.7092770881</text:p>
          </table:table-cell>
          <table:table-cell table:formula="of:=POWER([.C2740]-6.75;2)" office:value-type="float" office:value="0.00165835555361513" calcext:value-type="float">
            <text:p>0.0016583556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.122958" calcext:value-type="float">
            <text:p>6.122958</text:p>
          </table:table-cell>
          <table:table-cell office:value-type="float" office:value="6.7113688115" calcext:value-type="float">
            <text:p>6.7113688115</text:p>
          </table:table-cell>
          <table:table-cell table:formula="of:=POWER([.C2741]-6.75;2)" office:value-type="float" office:value="0.00149236872492254" calcext:value-type="float">
            <text:p>0.0014923687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.065722" calcext:value-type="float">
            <text:p>6.065722</text:p>
          </table:table-cell>
          <table:table-cell office:value-type="float" office:value="6.713640668" calcext:value-type="float">
            <text:p>6.713640668</text:p>
          </table:table-cell>
          <table:table-cell table:formula="of:=POWER([.C2742]-6.75;2)" office:value-type="float" office:value="0.00132200102348622" calcext:value-type="float">
            <text:p>0.001322001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5.984243" calcext:value-type="float">
            <text:p>5.984243</text:p>
          </table:table-cell>
          <table:table-cell office:value-type="float" office:value="6.7161519806" calcext:value-type="float">
            <text:p>6.7161519806</text:p>
          </table:table-cell>
          <table:table-cell table:formula="of:=POWER([.C2743]-6.75;2)" office:value-type="float" office:value="0.00114568841730276" calcext:value-type="float">
            <text:p>0.0011456884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5.85878" calcext:value-type="float">
            <text:p>5.85878</text:p>
          </table:table-cell>
          <table:table-cell office:value-type="float" office:value="6.7189998755" calcext:value-type="float">
            <text:p>6.7189998755</text:p>
          </table:table-cell>
          <table:table-cell table:formula="of:=POWER([.C2744]-6.75;2)" office:value-type="float" office:value="0.000961007719015514" calcext:value-type="float">
            <text:p>0.0009610077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5.640143" calcext:value-type="float">
            <text:p>5.640143</text:p>
          </table:table-cell>
          <table:table-cell office:value-type="float" office:value="6.7223601094" calcext:value-type="float">
            <text:p>6.7223601094</text:p>
          </table:table-cell>
          <table:table-cell table:formula="of:=POWER([.C2745]-6.75;2)" office:value-type="float" office:value="0.000763963552379953" calcext:value-type="float">
            <text:p>0.0007639636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5.160925" calcext:value-type="float">
            <text:p>5.160925</text:p>
          </table:table-cell>
          <table:table-cell office:value-type="float" office:value="6.726604098" calcext:value-type="float">
            <text:p>6.726604098</text:p>
          </table:table-cell>
          <table:table-cell table:formula="of:=POWER([.C2746]-6.75;2)" office:value-type="float" office:value="0.000547368230393597" calcext:value-type="float">
            <text:p>0.0005473682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3.133023" calcext:value-type="float">
            <text:p>3.133023</text:p>
          </table:table-cell>
          <table:table-cell office:value-type="float" office:value="6.732768189" calcext:value-type="float">
            <text:p>6.732768189</text:p>
          </table:table-cell>
          <table:table-cell table:formula="of:=POWER([.C2747]-6.75;2)" office:value-type="float" office:value="0.00029693531033973" calcext:value-type="float">
            <text:p>0.0002969353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17.237805" calcext:value-type="float">
            <text:p>17.237805</text:p>
          </table:table-cell>
          <table:table-cell office:value-type="float" office:value="6.7469964308" calcext:value-type="float">
            <text:p>6.7469964308</text:p>
          </table:table-cell>
          <table:table-cell table:formula="of:=POWER([.C2748]-6.75;2)" office:value-type="float" office:value="0.00000902142793918664" calcext:value-type="float">
            <text:p>9.02142793918664E-006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8.188767" calcext:value-type="float">
            <text:p>8.188767</text:p>
          </table:table-cell>
          <table:table-cell office:value-type="float" office:value="6.7053662381" calcext:value-type="float">
            <text:p>6.7053662381</text:p>
          </table:table-cell>
          <table:table-cell table:formula="of:=POWER([.C2749]-6.75;2)" office:value-type="float" office:value="0.0019921727013459" calcext:value-type="float">
            <text:p>0.0019921727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7.416238" calcext:value-type="float">
            <text:p>7.416238</text:p>
          </table:table-cell>
          <table:table-cell office:value-type="float" office:value="6.6994562749" calcext:value-type="float">
            <text:p>6.6994562749</text:p>
          </table:table-cell>
          <table:table-cell table:formula="of:=POWER([.C2750]-6.75;2)" office:value-type="float" office:value="0.00255466814698435" calcext:value-type="float">
            <text:p>0.0025546681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7.120312" calcext:value-type="float">
            <text:p>7.120312</text:p>
          </table:table-cell>
          <table:table-cell office:value-type="float" office:value="6.696589148" calcext:value-type="float">
            <text:p>6.696589148</text:p>
          </table:table-cell>
          <table:table-cell table:formula="of:=POWER([.C2751]-6.75;2)" office:value-type="float" office:value="0.00285271911136589" calcext:value-type="float">
            <text:p>0.0028527191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6.963629" calcext:value-type="float">
            <text:p>6.963629</text:p>
          </table:table-cell>
          <table:table-cell office:value-type="float" office:value="6.6948874498" calcext:value-type="float">
            <text:p>6.6948874498</text:p>
          </table:table-cell>
          <table:table-cell table:formula="of:=POWER([.C2752]-6.75;2)" office:value-type="float" office:value="0.00303739318954748" calcext:value-type="float">
            <text:p>0.0030373932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.866635" calcext:value-type="float">
            <text:p>6.866635</text:p>
          </table:table-cell>
          <table:table-cell office:value-type="float" office:value="6.6938038145" calcext:value-type="float">
            <text:p>6.6938038145</text:p>
          </table:table-cell>
          <table:table-cell table:formula="of:=POWER([.C2753]-6.75;2)" office:value-type="float" office:value="0.00315801126475043" calcext:value-type="float">
            <text:p>0.0031580113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.800714" calcext:value-type="float">
            <text:p>6.800714</text:p>
          </table:table-cell>
          <table:table-cell office:value-type="float" office:value="6.6931040931" calcext:value-type="float">
            <text:p>6.6931040931</text:p>
          </table:table-cell>
          <table:table-cell table:formula="of:=POWER([.C2754]-6.75;2)" office:value-type="float" office:value="0.00323714422197351" calcext:value-type="float">
            <text:p>0.0032371442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.753027" calcext:value-type="float">
            <text:p>6.753027</text:p>
          </table:table-cell>
          <table:table-cell office:value-type="float" office:value="6.6926666545" calcext:value-type="float">
            <text:p>6.6926666545</text:p>
          </table:table-cell>
          <table:table-cell table:formula="of:=POWER([.C2755]-6.75;2)" office:value-type="float" office:value="0.00328711250622237" calcext:value-type="float">
            <text:p>0.0032871125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6.716954" calcext:value-type="float">
            <text:p>6.716954</text:p>
          </table:table-cell>
          <table:table-cell office:value-type="float" office:value="6.6924202857" calcext:value-type="float">
            <text:p>6.6924202857</text:p>
          </table:table-cell>
          <table:table-cell table:formula="of:=POWER([.C2756]-6.75;2)" office:value-type="float" office:value="0.00331542349886963" calcext:value-type="float">
            <text:p>0.0033154235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.688731" calcext:value-type="float">
            <text:p>6.688731</text:p>
          </table:table-cell>
          <table:table-cell office:value-type="float" office:value="6.6923197377" calcext:value-type="float">
            <text:p>6.6923197377</text:p>
          </table:table-cell>
          <table:table-cell table:formula="of:=POWER([.C2757]-6.75;2)" office:value-type="float" office:value="0.00332701265899679" calcext:value-type="float">
            <text:p>0.0033270127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.666062" calcext:value-type="float">
            <text:p>6.666062</text:p>
          </table:table-cell>
          <table:table-cell office:value-type="float" office:value="6.6923345062" calcext:value-type="float">
            <text:p>6.6923345062</text:p>
          </table:table-cell>
          <table:table-cell table:formula="of:=POWER([.C2758]-6.75;2)" office:value-type="float" office:value="0.00332530917519785" calcext:value-type="float">
            <text:p>0.0033253092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.647464" calcext:value-type="float">
            <text:p>6.647464</text:p>
          </table:table-cell>
          <table:table-cell office:value-type="float" office:value="6.6924430702" calcext:value-type="float">
            <text:p>6.6924430702</text:p>
          </table:table-cell>
          <table:table-cell table:formula="of:=POWER([.C2759]-6.75;2)" office:value-type="float" office:value="0.00331280016800208" calcext:value-type="float">
            <text:p>0.0033128002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6.63194" calcext:value-type="float">
            <text:p>6.63194</text:p>
          </table:table-cell>
          <table:table-cell office:value-type="float" office:value="6.6926297054" calcext:value-type="float">
            <text:p>6.6926297054</text:p>
          </table:table-cell>
          <table:table-cell table:formula="of:=POWER([.C2760]-6.75;2)" office:value-type="float" office:value="0.0032913507024908" calcext:value-type="float">
            <text:p>0.0032913507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.618792" calcext:value-type="float">
            <text:p>6.618792</text:p>
          </table:table-cell>
          <table:table-cell office:value-type="float" office:value="6.6928825792" calcext:value-type="float">
            <text:p>6.6928825792</text:p>
          </table:table-cell>
          <table:table-cell table:formula="of:=POWER([.C2761]-6.75;2)" office:value-type="float" office:value="0.00326239975884428" calcext:value-type="float">
            <text:p>0.0032623998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.607517" calcext:value-type="float">
            <text:p>6.607517</text:p>
          </table:table-cell>
          <table:table-cell office:value-type="float" office:value="6.6931925816" calcext:value-type="float">
            <text:p>6.6931925816</text:p>
          </table:table-cell>
          <table:table-cell table:formula="of:=POWER([.C2762]-6.75;2)" office:value-type="float" office:value="0.00322708278527266" calcext:value-type="float">
            <text:p>0.0032270828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.597746" calcext:value-type="float">
            <text:p>6.597746</text:p>
          </table:table-cell>
          <table:table-cell office:value-type="float" office:value="6.693552563" calcext:value-type="float">
            <text:p>6.693552563</text:p>
          </table:table-cell>
          <table:table-cell table:formula="of:=POWER([.C2763]-6.75;2)" office:value-type="float" office:value="0.00318631314386898" calcext:value-type="float">
            <text:p>0.0031863131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6.589199" calcext:value-type="float">
            <text:p>6.589199</text:p>
          </table:table-cell>
          <table:table-cell office:value-type="float" office:value="6.6939568101" calcext:value-type="float">
            <text:p>6.6939568101</text:p>
          </table:table-cell>
          <table:table-cell table:formula="of:=POWER([.C2764]-6.75;2)" office:value-type="float" office:value="0.00314083913416751" calcext:value-type="float">
            <text:p>0.0031408391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6.581664" calcext:value-type="float">
            <text:p>6.581664</text:p>
          </table:table-cell>
          <table:table-cell office:value-type="float" office:value="6.6944006992" calcext:value-type="float">
            <text:p>6.6944006992</text:p>
          </table:table-cell>
          <table:table-cell table:formula="of:=POWER([.C2765]-6.75;2)" office:value-type="float" office:value="0.00309128224944888" calcext:value-type="float">
            <text:p>0.0030912822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.574973" calcext:value-type="float">
            <text:p>6.574973</text:p>
          </table:table-cell>
          <table:table-cell office:value-type="float" office:value="6.6948804298" calcext:value-type="float">
            <text:p>6.6948804298</text:p>
          </table:table-cell>
          <table:table-cell table:formula="of:=POWER([.C2766]-6.75;2)" office:value-type="float" office:value="0.00303816701903278" calcext:value-type="float">
            <text:p>0.003038167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.568996" calcext:value-type="float">
            <text:p>6.568996</text:p>
          </table:table-cell>
          <table:table-cell office:value-type="float" office:value="6.6953928547" calcext:value-type="float">
            <text:p>6.6953928547</text:p>
          </table:table-cell>
          <table:table-cell table:formula="of:=POWER([.C2767]-6.75;2)" office:value-type="float" office:value="0.00298194031781535" calcext:value-type="float">
            <text:p>0.0029819403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6.563628" calcext:value-type="float">
            <text:p>6.563628</text:p>
          </table:table-cell>
          <table:table-cell office:value-type="float" office:value="6.6959353305" calcext:value-type="float">
            <text:p>6.6959353305</text:p>
          </table:table-cell>
          <table:table-cell table:formula="of:=POWER([.C2768]-6.75;2)" office:value-type="float" office:value="0.00292298848814421" calcext:value-type="float">
            <text:p>0.0029229885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6.558785" calcext:value-type="float">
            <text:p>6.558785</text:p>
          </table:table-cell>
          <table:table-cell office:value-type="float" office:value="6.6965056207" calcext:value-type="float">
            <text:p>6.6965056207</text:p>
          </table:table-cell>
          <table:table-cell table:formula="of:=POWER([.C2769]-6.75;2)" office:value-type="float" office:value="0.00286164861669227" calcext:value-type="float">
            <text:p>0.0028616486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.554398" calcext:value-type="float">
            <text:p>6.554398</text:p>
          </table:table-cell>
          <table:table-cell office:value-type="float" office:value="6.6971018139" calcext:value-type="float">
            <text:p>6.6971018139</text:p>
          </table:table-cell>
          <table:table-cell table:formula="of:=POWER([.C2770]-6.75;2)" office:value-type="float" office:value="0.00279821809267025" calcext:value-type="float">
            <text:p>0.0027982181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.550412" calcext:value-type="float">
            <text:p>6.550412</text:p>
          </table:table-cell>
          <table:table-cell office:value-type="float" office:value="6.6977222652" calcext:value-type="float">
            <text:p>6.6977222652</text:p>
          </table:table-cell>
          <table:table-cell table:formula="of:=POWER([.C2771]-6.75;2)" office:value-type="float" office:value="0.00273296155581909" calcext:value-type="float">
            <text:p>0.0027329616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.54678" calcext:value-type="float">
            <text:p>6.54678</text:p>
          </table:table-cell>
          <table:table-cell office:value-type="float" office:value="6.6983655415" calcext:value-type="float">
            <text:p>6.6983655415</text:p>
          </table:table-cell>
          <table:table-cell table:formula="of:=POWER([.C2772]-6.75;2)" office:value-type="float" office:value="0.00266611730458819" calcext:value-type="float">
            <text:p>0.0026661173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.543465" calcext:value-type="float">
            <text:p>6.543465</text:p>
          </table:table-cell>
          <table:table-cell office:value-type="float" office:value="6.6990303904" calcext:value-type="float">
            <text:p>6.6990303904</text:p>
          </table:table-cell>
          <table:table-cell table:formula="of:=POWER([.C2773]-6.75;2)" office:value-type="float" office:value="0.00259790110277642" calcext:value-type="float">
            <text:p>0.0025979011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.540435" calcext:value-type="float">
            <text:p>6.540435</text:p>
          </table:table-cell>
          <table:table-cell office:value-type="float" office:value="6.6997157004" calcext:value-type="float">
            <text:p>6.6997157004</text:p>
          </table:table-cell>
          <table:table-cell table:formula="of:=POWER([.C2774]-6.75;2)" office:value-type="float" office:value="0.0025285107862626" calcext:value-type="float">
            <text:p>0.0025285108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.537664" calcext:value-type="float">
            <text:p>6.537664</text:p>
          </table:table-cell>
          <table:table-cell office:value-type="float" office:value="6.7004204823" calcext:value-type="float">
            <text:p>6.7004204823</text:p>
          </table:table-cell>
          <table:table-cell table:formula="of:=POWER([.C2775]-6.75;2)" office:value-type="float" office:value="0.00245812857536459" calcext:value-type="float">
            <text:p>0.0024581286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6.53513" calcext:value-type="float">
            <text:p>6.53513</text:p>
          </table:table-cell>
          <table:table-cell office:value-type="float" office:value="6.7011438444" calcext:value-type="float">
            <text:p>6.7011438444</text:p>
          </table:table-cell>
          <table:table-cell table:formula="of:=POWER([.C2776]-6.75;2)" office:value-type="float" office:value="0.00238692394001143" calcext:value-type="float">
            <text:p>0.0023869239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.532815" calcext:value-type="float">
            <text:p>6.532815</text:p>
          </table:table-cell>
          <table:table-cell office:value-type="float" office:value="6.7018849777" calcext:value-type="float">
            <text:p>6.7018849777</text:p>
          </table:table-cell>
          <table:table-cell table:formula="of:=POWER([.C2777]-6.75;2)" office:value-type="float" office:value="0.00231505537092952" calcext:value-type="float">
            <text:p>0.0023150554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.530703" calcext:value-type="float">
            <text:p>6.530703</text:p>
          </table:table-cell>
          <table:table-cell office:value-type="float" office:value="6.702643139" calcext:value-type="float">
            <text:p>6.702643139</text:p>
          </table:table-cell>
          <table:table-cell table:formula="of:=POWER([.C2778]-6.75;2)" office:value-type="float" office:value="0.00224267228377331" calcext:value-type="float">
            <text:p>0.0022426723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.528783" calcext:value-type="float">
            <text:p>6.528783</text:p>
          </table:table-cell>
          <table:table-cell office:value-type="float" office:value="6.7034176441" calcext:value-type="float">
            <text:p>6.7034176441</text:p>
          </table:table-cell>
          <table:table-cell table:formula="of:=POWER([.C2779]-6.75;2)" office:value-type="float" office:value="0.00216991588119427" calcext:value-type="float">
            <text:p>0.0021699159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6.527042" calcext:value-type="float">
            <text:p>6.527042</text:p>
          </table:table-cell>
          <table:table-cell office:value-type="float" office:value="6.7042078462" calcext:value-type="float">
            <text:p>6.7042078462</text:p>
          </table:table-cell>
          <table:table-cell table:formula="of:=POWER([.C2780]-6.75;2)" office:value-type="float" office:value="0.00209692134964285" calcext:value-type="float">
            <text:p>0.0020969213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.525473" calcext:value-type="float">
            <text:p>6.525473</text:p>
          </table:table-cell>
          <table:table-cell office:value-type="float" office:value="6.7050131455" calcext:value-type="float">
            <text:p>6.7050131455</text:p>
          </table:table-cell>
          <table:table-cell table:formula="of:=POWER([.C2781]-6.75;2)" office:value-type="float" office:value="0.0020238170778042" calcext:value-type="float">
            <text:p>0.0020238171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.524067" calcext:value-type="float">
            <text:p>6.524067</text:p>
          </table:table-cell>
          <table:table-cell office:value-type="float" office:value="6.7058329635" calcext:value-type="float">
            <text:p>6.7058329635</text:p>
          </table:table-cell>
          <table:table-cell table:formula="of:=POWER([.C2782]-6.75;2)" office:value-type="float" office:value="0.00195072711319235" calcext:value-type="float">
            <text:p>0.0019507271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.522819" calcext:value-type="float">
            <text:p>6.522819</text:p>
          </table:table-cell>
          <table:table-cell office:value-type="float" office:value="6.7066667523" calcext:value-type="float">
            <text:p>6.7066667523</text:p>
          </table:table-cell>
          <table:table-cell table:formula="of:=POWER([.C2783]-6.75;2)" office:value-type="float" office:value="0.00187777035622953" calcext:value-type="float">
            <text:p>0.0018777704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6.521722" calcext:value-type="float">
            <text:p>6.521722</text:p>
          </table:table-cell>
          <table:table-cell office:value-type="float" office:value="6.707513977" calcext:value-type="float">
            <text:p>6.707513977</text:p>
          </table:table-cell>
          <table:table-cell table:formula="of:=POWER([.C2784]-6.75;2)" office:value-type="float" office:value="0.00180506215035656" calcext:value-type="float">
            <text:p>0.0018050622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.520772" calcext:value-type="float">
            <text:p>6.520772</text:p>
          </table:table-cell>
          <table:table-cell office:value-type="float" office:value="6.708374125" calcext:value-type="float">
            <text:p>6.708374125</text:p>
          </table:table-cell>
          <table:table-cell table:formula="of:=POWER([.C2785]-6.75;2)" office:value-type="float" office:value="0.00173271346951565" calcext:value-type="float">
            <text:p>0.0017327135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.519965" calcext:value-type="float">
            <text:p>6.519965</text:p>
          </table:table-cell>
          <table:table-cell office:value-type="float" office:value="6.709246693" calcext:value-type="float">
            <text:p>6.709246693</text:p>
          </table:table-cell>
          <table:table-cell table:formula="of:=POWER([.C2786]-6.75;2)" office:value-type="float" office:value="0.00166083203143626" calcext:value-type="float">
            <text:p>0.001660832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.519297" calcext:value-type="float">
            <text:p>6.519297</text:p>
          </table:table-cell>
          <table:table-cell office:value-type="float" office:value="6.7101311869" calcext:value-type="float">
            <text:p>6.7101311869</text:p>
          </table:table-cell>
          <table:table-cell table:formula="of:=POWER([.C2787]-6.75;2)" office:value-type="float" office:value="0.00158952225800273" calcext:value-type="float">
            <text:p>0.0015895223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6.518766" calcext:value-type="float">
            <text:p>6.518766</text:p>
          </table:table-cell>
          <table:table-cell office:value-type="float" office:value="6.7110271221" calcext:value-type="float">
            <text:p>6.7110271221</text:p>
          </table:table-cell>
          <table:table-cell table:formula="of:=POWER([.C2788]-6.75;2)" office:value-type="float" office:value="0.00151888521180831" calcext:value-type="float">
            <text:p>0.0015188852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.518368" calcext:value-type="float">
            <text:p>6.518368</text:p>
          </table:table-cell>
          <table:table-cell office:value-type="float" office:value="6.7119340142" calcext:value-type="float">
            <text:p>6.7119340142</text:p>
          </table:table-cell>
          <table:table-cell table:formula="of:=POWER([.C2789]-6.75;2)" office:value-type="float" office:value="0.00144901927492583" calcext:value-type="float">
            <text:p>0.0014490193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6.5181" calcext:value-type="float">
            <text:p>6.5181</text:p>
          </table:table-cell>
          <table:table-cell office:value-type="float" office:value="6.7128513886" calcext:value-type="float">
            <text:p>6.7128513886</text:p>
          </table:table-cell>
          <table:table-cell table:formula="of:=POWER([.C2790]-6.75;2)" office:value-type="float" office:value="0.00138001932894822" calcext:value-type="float">
            <text:p>0.0013800193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.517961" calcext:value-type="float">
            <text:p>6.517961</text:p>
          </table:table-cell>
          <table:table-cell office:value-type="float" office:value="6.7137787762" calcext:value-type="float">
            <text:p>6.7137787762</text:p>
          </table:table-cell>
          <table:table-cell table:formula="of:=POWER([.C2791]-6.75;2)" office:value-type="float" office:value="0.0013119770535697" calcext:value-type="float">
            <text:p>0.0013119771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6.517948" calcext:value-type="float">
            <text:p>6.517948</text:p>
          </table:table-cell>
          <table:table-cell office:value-type="float" office:value="6.7147157033" calcext:value-type="float">
            <text:p>6.7147157033</text:p>
          </table:table-cell>
          <table:table-cell table:formula="of:=POWER([.C2792]-6.75;2)" office:value-type="float" office:value="0.00124498159361366" calcext:value-type="float">
            <text:p>0.0012449816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.518058" calcext:value-type="float">
            <text:p>6.518058</text:p>
          </table:table-cell>
          <table:table-cell office:value-type="float" office:value="6.7156617019" calcext:value-type="float">
            <text:p>6.7156617019</text:p>
          </table:table-cell>
          <table:table-cell table:formula="of:=POWER([.C2793]-6.75;2)" office:value-type="float" office:value="0.00117911871640445" calcext:value-type="float">
            <text:p>0.0011791187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.518288" calcext:value-type="float">
            <text:p>6.518288</text:p>
          </table:table-cell>
          <table:table-cell office:value-type="float" office:value="6.7166163092" calcext:value-type="float">
            <text:p>6.7166163092</text:p>
          </table:table-cell>
          <table:table-cell table:formula="of:=POWER([.C2794]-6.75;2)" office:value-type="float" office:value="0.00111447081143001" calcext:value-type="float">
            <text:p>0.0011144708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.518637" calcext:value-type="float">
            <text:p>6.518637</text:p>
          </table:table-cell>
          <table:table-cell office:value-type="float" office:value="6.717579068" calcext:value-type="float">
            <text:p>6.717579068</text:p>
          </table:table-cell>
          <table:table-cell table:formula="of:=POWER([.C2795]-6.75;2)" office:value-type="float" office:value="0.00105111683174862" calcext:value-type="float">
            <text:p>0.0010511168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6.5191" calcext:value-type="float">
            <text:p>6.5191</text:p>
          </table:table-cell>
          <table:table-cell office:value-type="float" office:value="6.7185495171" calcext:value-type="float">
            <text:p>6.7185495171</text:p>
          </table:table-cell>
          <table:table-cell table:formula="of:=POWER([.C2796]-6.75;2)" office:value-type="float" office:value="0.000989132874643218" calcext:value-type="float">
            <text:p>0.0009891329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.519676" calcext:value-type="float">
            <text:p>6.519676</text:p>
          </table:table-cell>
          <table:table-cell office:value-type="float" office:value="6.7195272108" calcext:value-type="float">
            <text:p>6.7195272108</text:p>
          </table:table-cell>
          <table:table-cell table:formula="of:=POWER([.C2797]-6.75;2)" office:value-type="float" office:value="0.000928590881627641" calcext:value-type="float">
            <text:p>0.0009285909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.520361" calcext:value-type="float">
            <text:p>6.520361</text:p>
          </table:table-cell>
          <table:table-cell office:value-type="float" office:value="6.7205116995" calcext:value-type="float">
            <text:p>6.7205116995</text:p>
          </table:table-cell>
          <table:table-cell table:formula="of:=POWER([.C2798]-6.75;2)" office:value-type="float" office:value="0.000869559866378284" calcext:value-type="float">
            <text:p>0.0008695599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6.521151" calcext:value-type="float">
            <text:p>6.521151</text:p>
          </table:table-cell>
          <table:table-cell office:value-type="float" office:value="6.7215025446" calcext:value-type="float">
            <text:p>6.7215025446</text:p>
          </table:table-cell>
          <table:table-cell table:formula="of:=POWER([.C2799]-6.75;2)" office:value-type="float" office:value="0.000812104964274998" calcext:value-type="float">
            <text:p>0.000812105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6.522044" calcext:value-type="float">
            <text:p>6.522044</text:p>
          </table:table-cell>
          <table:table-cell office:value-type="float" office:value="6.7224993184" calcext:value-type="float">
            <text:p>6.7224993184</text:p>
          </table:table-cell>
          <table:table-cell table:formula="of:=POWER([.C2800]-6.75;2)" office:value-type="float" office:value="0.000756287488464595" calcext:value-type="float">
            <text:p>0.0007562875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.523035" calcext:value-type="float">
            <text:p>6.523035</text:p>
          </table:table-cell>
          <table:table-cell office:value-type="float" office:value="6.723501595" calcext:value-type="float">
            <text:p>6.723501595</text:p>
          </table:table-cell>
          <table:table-cell table:formula="of:=POWER([.C2801]-6.75;2)" office:value-type="float" office:value="0.000702165467544019" calcext:value-type="float">
            <text:p>0.0007021655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.524121" calcext:value-type="float">
            <text:p>6.524121</text:p>
          </table:table-cell>
          <table:table-cell office:value-type="float" office:value="6.7245089648" calcext:value-type="float">
            <text:p>6.7245089648</text:p>
          </table:table-cell>
          <table:table-cell table:formula="of:=POWER([.C2802]-6.75;2)" office:value-type="float" office:value="0.000649792875567637" calcext:value-type="float">
            <text:p>0.0006497929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.525297" calcext:value-type="float">
            <text:p>6.525297</text:p>
          </table:table-cell>
          <table:table-cell office:value-type="float" office:value="6.7255210253" calcext:value-type="float">
            <text:p>6.7255210253</text:p>
          </table:table-cell>
          <table:table-cell table:formula="of:=POWER([.C2803]-6.75;2)" office:value-type="float" office:value="0.000599220202363242" calcext:value-type="float">
            <text:p>0.0005992202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.526559" calcext:value-type="float">
            <text:p>6.526559</text:p>
          </table:table-cell>
          <table:table-cell office:value-type="float" office:value="6.7265373909" calcext:value-type="float">
            <text:p>6.7265373909</text:p>
          </table:table-cell>
          <table:table-cell table:formula="of:=POWER([.C2804]-6.75;2)" office:value-type="float" office:value="0.000550494025779407" calcext:value-type="float">
            <text:p>0.000550494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.527903" calcext:value-type="float">
            <text:p>6.527903</text:p>
          </table:table-cell>
          <table:table-cell office:value-type="float" office:value="6.7275576888" calcext:value-type="float">
            <text:p>6.7275576888</text:p>
          </table:table-cell>
          <table:table-cell table:formula="of:=POWER([.C2805]-6.75;2)" office:value-type="float" office:value="0.000503657331997638" calcext:value-type="float">
            <text:p>0.0005036573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.529323" calcext:value-type="float">
            <text:p>6.529323</text:p>
          </table:table-cell>
          <table:table-cell office:value-type="float" office:value="6.728581559" calcext:value-type="float">
            <text:p>6.728581559</text:p>
          </table:table-cell>
          <table:table-cell table:formula="of:=POWER([.C2806]-6.75;2)" office:value-type="float" office:value="0.000458749614870472" calcext:value-type="float">
            <text:p>0.0004587496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.530814" calcext:value-type="float">
            <text:p>6.530814</text:p>
          </table:table-cell>
          <table:table-cell office:value-type="float" office:value="6.7296086649" calcext:value-type="float">
            <text:p>6.7296086649</text:p>
          </table:table-cell>
          <table:table-cell table:formula="of:=POWER([.C2807]-6.75;2)" office:value-type="float" office:value="0.000415806547160502" calcext:value-type="float">
            <text:p>0.0004158065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6.532372" calcext:value-type="float">
            <text:p>6.532372</text:p>
          </table:table-cell>
          <table:table-cell office:value-type="float" office:value="6.7306386891" calcext:value-type="float">
            <text:p>6.7306386891</text:p>
          </table:table-cell>
          <table:table-cell table:formula="of:=POWER([.C2808]-6.75;2)" office:value-type="float" office:value="0.000374860359766456" calcext:value-type="float">
            <text:p>0.0003748604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6.533992" calcext:value-type="float">
            <text:p>6.533992</text:p>
          </table:table-cell>
          <table:table-cell office:value-type="float" office:value="6.7316713281" calcext:value-type="float">
            <text:p>6.7316713281</text:p>
          </table:table-cell>
          <table:table-cell table:formula="of:=POWER([.C2809]-6.75;2)" office:value-type="float" office:value="0.000335940213617849" calcext:value-type="float">
            <text:p>0.0003359402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.535667" calcext:value-type="float">
            <text:p>6.535667</text:p>
          </table:table-cell>
          <table:table-cell office:value-type="float" office:value="6.7327062984" calcext:value-type="float">
            <text:p>6.7327062984</text:p>
          </table:table-cell>
          <table:table-cell table:formula="of:=POWER([.C2810]-6.75;2)" office:value-type="float" office:value="0.000299072115029838" calcext:value-type="float">
            <text:p>0.0002990721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.537393" calcext:value-type="float">
            <text:p>6.537393</text:p>
          </table:table-cell>
          <table:table-cell office:value-type="float" office:value="6.7337433474" calcext:value-type="float">
            <text:p>6.7337433474</text:p>
          </table:table-cell>
          <table:table-cell table:formula="of:=POWER([.C2811]-6.75;2)" office:value-type="float" office:value="0.00026427875375709" calcext:value-type="float">
            <text:p>0.0002642788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6.539165" calcext:value-type="float">
            <text:p>6.539165</text:p>
          </table:table-cell>
          <table:table-cell office:value-type="float" office:value="6.7347822381" calcext:value-type="float">
            <text:p>6.7347822381</text:p>
          </table:table-cell>
          <table:table-cell table:formula="of:=POWER([.C2812]-6.75;2)" office:value-type="float" office:value="0.000231580277245085" calcext:value-type="float">
            <text:p>0.0002315803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.540977" calcext:value-type="float">
            <text:p>6.540977</text:p>
          </table:table-cell>
          <table:table-cell office:value-type="float" office:value="6.7358227553" calcext:value-type="float">
            <text:p>6.7358227553</text:p>
          </table:table-cell>
          <table:table-cell table:formula="of:=POWER([.C2813]-6.75;2)" office:value-type="float" office:value="0.000200994267283676" calcext:value-type="float">
            <text:p>0.0002009943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6.542823" calcext:value-type="float">
            <text:p>6.542823</text:p>
          </table:table-cell>
          <table:table-cell office:value-type="float" office:value="6.7368647112" calcext:value-type="float">
            <text:p>6.7368647112</text:p>
          </table:table-cell>
          <table:table-cell table:formula="of:=POWER([.C2814]-6.75;2)" office:value-type="float" office:value="0.000172535811859406" calcext:value-type="float">
            <text:p>0.0001725358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.544699" calcext:value-type="float">
            <text:p>6.544699</text:p>
          </table:table-cell>
          <table:table-cell office:value-type="float" office:value="6.7379079462" calcext:value-type="float">
            <text:p>6.7379079462</text:p>
          </table:table-cell>
          <table:table-cell table:formula="of:=POWER([.C2815]-6.75;2)" office:value-type="float" office:value="0.000146217765102095" calcext:value-type="float">
            <text:p>0.0001462178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6.546599" calcext:value-type="float">
            <text:p>6.546599</text:p>
          </table:table-cell>
          <table:table-cell office:value-type="float" office:value="6.7389523189" calcext:value-type="float">
            <text:p>6.7389523189</text:p>
          </table:table-cell>
          <table:table-cell table:formula="of:=POWER([.C2816]-6.75;2)" office:value-type="float" office:value="0.000122051257687297" calcext:value-type="float">
            <text:p>0.0001220513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6.548519" calcext:value-type="float">
            <text:p>6.548519</text:p>
          </table:table-cell>
          <table:table-cell office:value-type="float" office:value="6.7399977174" calcext:value-type="float">
            <text:p>6.7399977174</text:p>
          </table:table-cell>
          <table:table-cell table:formula="of:=POWER([.C2817]-6.75;2)" office:value-type="float" office:value="0.00010004565721027" calcext:value-type="float">
            <text:p>0.0001000457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.550453" calcext:value-type="float">
            <text:p>6.550453</text:p>
          </table:table-cell>
          <table:table-cell office:value-type="float" office:value="6.7410440492" calcext:value-type="float">
            <text:p>6.7410440492</text:p>
          </table:table-cell>
          <table:table-cell table:formula="of:=POWER([.C2818]-6.75;2)" office:value-type="float" office:value="0.0000802090547320187" calcext:value-type="float">
            <text:p>8.02090547320187E-005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.552398" calcext:value-type="float">
            <text:p>6.552398</text:p>
          </table:table-cell>
          <table:table-cell office:value-type="float" office:value="6.7420912527" calcext:value-type="float">
            <text:p>6.7420912527</text:p>
          </table:table-cell>
          <table:table-cell table:formula="of:=POWER([.C2819]-6.75;2)" office:value-type="float" office:value="0.0000625482838552593" calcext:value-type="float">
            <text:p>6.25482838552593E-005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6.554349" calcext:value-type="float">
            <text:p>6.554349</text:p>
          </table:table-cell>
          <table:table-cell office:value-type="float" office:value="6.7431392818" calcext:value-type="float">
            <text:p>6.7431392818</text:p>
          </table:table-cell>
          <table:table-cell table:formula="of:=POWER([.C2820]-6.75;2)" office:value-type="float" office:value="0.0000470694542198174" calcext:value-type="float">
            <text:p>4.70694542198174E-005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.556301" calcext:value-type="float">
            <text:p>6.556301</text:p>
          </table:table-cell>
          <table:table-cell office:value-type="float" office:value="6.7441881167" calcext:value-type="float">
            <text:p>6.7441881167</text:p>
          </table:table-cell>
          <table:table-cell table:formula="of:=POWER([.C2821]-6.75;2)" office:value-type="float" office:value="0.0000337779874928168" calcext:value-type="float">
            <text:p>0.000033778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6.558252" calcext:value-type="float">
            <text:p>6.558252</text:p>
          </table:table-cell>
          <table:table-cell office:value-type="float" office:value="6.7452377654" calcext:value-type="float">
            <text:p>6.7452377654</text:p>
          </table:table-cell>
          <table:table-cell table:formula="of:=POWER([.C2822]-6.75;2)" office:value-type="float" office:value="0.0000226788783854395" calcext:value-type="float">
            <text:p>2.26788783854395E-005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6.560198" calcext:value-type="float">
            <text:p>6.560198</text:p>
          </table:table-cell>
          <table:table-cell office:value-type="float" office:value="6.7462882472" calcext:value-type="float">
            <text:p>6.7462882472</text:p>
          </table:table-cell>
          <table:table-cell table:formula="of:=POWER([.C2823]-6.75;2)" office:value-type="float" office:value="0.0000137771088483088" calcext:value-type="float">
            <text:p>1.37771088483088E-005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6.562137" calcext:value-type="float">
            <text:p>6.562137</text:p>
          </table:table-cell>
          <table:table-cell office:value-type="float" office:value="6.7473396045" calcext:value-type="float">
            <text:p>6.7473396045</text:p>
          </table:table-cell>
          <table:table-cell table:formula="of:=POWER([.C2824]-6.75;2)" office:value-type="float" office:value="0.00000707770421641772" calcext:value-type="float">
            <text:p>7.07770421641772E-006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6.564065" calcext:value-type="float">
            <text:p>6.564065</text:p>
          </table:table-cell>
          <table:table-cell office:value-type="float" office:value="6.748391892" calcext:value-type="float">
            <text:p>6.748391892</text:p>
          </table:table-cell>
          <table:table-cell table:formula="of:=POWER([.C2825]-6.75;2)" office:value-type="float" office:value="0.00000258601133966435" calcext:value-type="float">
            <text:p>0.000002586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6.565981" calcext:value-type="float">
            <text:p>6.565981</text:p>
          </table:table-cell>
          <table:table-cell office:value-type="float" office:value="6.7494451886" calcext:value-type="float">
            <text:p>6.7494451886</text:p>
          </table:table-cell>
          <table:table-cell table:formula="of:=POWER([.C2826]-6.75;2)" office:value-type="float" office:value="0.000000307815689569737" calcext:value-type="float">
            <text:p>3.07815689569737E-007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6.567883" calcext:value-type="float">
            <text:p>6.567883</text:p>
          </table:table-cell>
          <table:table-cell office:value-type="float" office:value="6.7504995805" calcext:value-type="float">
            <text:p>6.7504995805</text:p>
          </table:table-cell>
          <table:table-cell table:formula="of:=POWER([.C2827]-6.75;2)" office:value-type="float" office:value="0.000000249580675979903" calcext:value-type="float">
            <text:p>2.49580675979903E-007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6.56977" calcext:value-type="float">
            <text:p>6.56977</text:p>
          </table:table-cell>
          <table:table-cell office:value-type="float" office:value="6.7515551676" calcext:value-type="float">
            <text:p>6.7515551676</text:p>
          </table:table-cell>
          <table:table-cell table:formula="of:=POWER([.C2828]-6.75;2)" office:value-type="float" office:value="0.00000241854626409068" calcext:value-type="float">
            <text:p>2.41854626409068E-006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.571642" calcext:value-type="float">
            <text:p>6.571642</text:p>
          </table:table-cell>
          <table:table-cell office:value-type="float" office:value="6.7526120581" calcext:value-type="float">
            <text:p>6.7526120581</text:p>
          </table:table-cell>
          <table:table-cell table:formula="of:=POWER([.C2829]-6.75;2)" office:value-type="float" office:value="0.00000682284751777783" calcext:value-type="float">
            <text:p>6.82284751777783E-006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6.573498" calcext:value-type="float">
            <text:p>6.573498</text:p>
          </table:table-cell>
          <table:table-cell office:value-type="float" office:value="6.7536703626" calcext:value-type="float">
            <text:p>6.7536703626</text:p>
          </table:table-cell>
          <table:table-cell table:formula="of:=POWER([.C2830]-6.75;2)" office:value-type="float" office:value="0.000013471561615481" calcext:value-type="float">
            <text:p>1.3471561615481E-005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.575338" calcext:value-type="float">
            <text:p>6.575338</text:p>
          </table:table-cell>
          <table:table-cell office:value-type="float" office:value="6.7547302" calcext:value-type="float">
            <text:p>6.7547302</text:p>
          </table:table-cell>
          <table:table-cell table:formula="of:=POWER([.C2831]-6.75;2)" office:value-type="float" office:value="0.0000223747920400002" calcext:value-type="float">
            <text:p>2.23747920400002E-005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6.577163" calcext:value-type="float">
            <text:p>6.577163</text:p>
          </table:table-cell>
          <table:table-cell office:value-type="float" office:value="6.7557916923" calcext:value-type="float">
            <text:p>6.7557916923</text:p>
          </table:table-cell>
          <table:table-cell table:formula="of:=POWER([.C2832]-6.75;2)" office:value-type="float" office:value="0.0000335436996978778" calcext:value-type="float">
            <text:p>3.35436996978778E-005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6.578974" calcext:value-type="float">
            <text:p>6.578974</text:p>
          </table:table-cell>
          <table:table-cell office:value-type="float" office:value="6.7568549583" calcext:value-type="float">
            <text:p>6.7568549583</text:p>
          </table:table-cell>
          <table:table-cell table:formula="of:=POWER([.C2833]-6.75;2)" office:value-type="float" office:value="0.000046990453294738" calcext:value-type="float">
            <text:p>4.6990453294738E-005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6.580773" calcext:value-type="float">
            <text:p>6.580773</text:p>
          </table:table-cell>
          <table:table-cell office:value-type="float" office:value="6.7579201138" calcext:value-type="float">
            <text:p>6.7579201138</text:p>
          </table:table-cell>
          <table:table-cell table:formula="of:=POWER([.C2834]-6.75;2)" office:value-type="float" office:value="0.0000627282026049507" calcext:value-type="float">
            <text:p>6.27282026049507E-005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6.582562" calcext:value-type="float">
            <text:p>6.582562</text:p>
          </table:table-cell>
          <table:table-cell office:value-type="float" office:value="6.7589872651" calcext:value-type="float">
            <text:p>6.7589872651</text:p>
          </table:table-cell>
          <table:table-cell table:formula="of:=POWER([.C2835]-6.75;2)" office:value-type="float" office:value="0.0000807709339776785" calcext:value-type="float">
            <text:p>8.07709339776785E-005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6.584343" calcext:value-type="float">
            <text:p>6.584343</text:p>
          </table:table-cell>
          <table:table-cell office:value-type="float" office:value="6.7600565091" calcext:value-type="float">
            <text:p>6.7600565091</text:p>
          </table:table-cell>
          <table:table-cell table:formula="of:=POWER([.C2836]-6.75;2)" office:value-type="float" office:value="0.000101133375278383" calcext:value-type="float">
            <text:p>0.0001011334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.586118" calcext:value-type="float">
            <text:p>6.586118</text:p>
          </table:table-cell>
          <table:table-cell office:value-type="float" office:value="6.7611279329" calcext:value-type="float">
            <text:p>6.7611279329</text:p>
          </table:table-cell>
          <table:table-cell table:formula="of:=POWER([.C2837]-6.75;2)" office:value-type="float" office:value="0.000123830890626903" calcext:value-type="float">
            <text:p>0.0001238309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.587891" calcext:value-type="float">
            <text:p>6.587891</text:p>
          </table:table-cell>
          <table:table-cell office:value-type="float" office:value="6.7622016135" calcext:value-type="float">
            <text:p>6.7622016135</text:p>
          </table:table-cell>
          <table:table-cell table:formula="of:=POWER([.C2838]-6.75;2)" office:value-type="float" office:value="0.000148879372003389" calcext:value-type="float">
            <text:p>0.0001488794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.589665" calcext:value-type="float">
            <text:p>6.589665</text:p>
          </table:table-cell>
          <table:table-cell office:value-type="float" office:value="6.7632776049" calcext:value-type="float">
            <text:p>6.7632776049</text:p>
          </table:table-cell>
          <table:table-cell table:formula="of:=POWER([.C2839]-6.75;2)" office:value-type="float" office:value="0.0001762947918805" calcext:value-type="float">
            <text:p>0.0001762948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6.591443" calcext:value-type="float">
            <text:p>6.591443</text:p>
          </table:table-cell>
          <table:table-cell office:value-type="float" office:value="6.7643559441" calcext:value-type="float">
            <text:p>6.7643559441</text:p>
          </table:table-cell>
          <table:table-cell table:formula="of:=POWER([.C2840]-6.75;2)" office:value-type="float" office:value="0.000206093131002327" calcext:value-type="float">
            <text:p>0.0002060931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.593229" calcext:value-type="float">
            <text:p>6.593229</text:p>
          </table:table-cell>
          <table:table-cell office:value-type="float" office:value="6.76543665" calcext:value-type="float">
            <text:p>6.76543665</text:p>
          </table:table-cell>
          <table:table-cell table:formula="of:=POWER([.C2841]-6.75;2)" office:value-type="float" office:value="0.000238290163222495" calcext:value-type="float">
            <text:p>0.0002382902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6.595026" calcext:value-type="float">
            <text:p>6.595026</text:p>
          </table:table-cell>
          <table:table-cell office:value-type="float" office:value="6.766519717" calcext:value-type="float">
            <text:p>6.766519717</text:p>
          </table:table-cell>
          <table:table-cell table:formula="of:=POWER([.C2842]-6.75;2)" office:value-type="float" office:value="0.000272901049760103" calcext:value-type="float">
            <text:p>0.000272901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.59684" calcext:value-type="float">
            <text:p>6.59684</text:p>
          </table:table-cell>
          <table:table-cell office:value-type="float" office:value="6.7676051203" calcext:value-type="float">
            <text:p>6.7676051203</text:p>
          </table:table-cell>
          <table:table-cell table:formula="of:=POWER([.C2843]-6.75;2)" office:value-type="float" office:value="0.000309940260777466" calcext:value-type="float">
            <text:p>0.0003099403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6.598673" calcext:value-type="float">
            <text:p>6.598673</text:p>
          </table:table-cell>
          <table:table-cell office:value-type="float" office:value="6.7686927962" calcext:value-type="float">
            <text:p>6.7686927962</text:p>
          </table:table-cell>
          <table:table-cell table:formula="of:=POWER([.C2844]-6.75;2)" office:value-type="float" office:value="0.000349420629774729" calcext:value-type="float">
            <text:p>0.0003494206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.600529" calcext:value-type="float">
            <text:p>6.600529</text:p>
          </table:table-cell>
          <table:table-cell office:value-type="float" office:value="6.7697826667" calcext:value-type="float">
            <text:p>6.7697826667</text:p>
          </table:table-cell>
          <table:table-cell table:formula="of:=POWER([.C2845]-6.75;2)" office:value-type="float" office:value="0.0003913539017633" calcext:value-type="float">
            <text:p>0.0003913539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6.602413" calcext:value-type="float">
            <text:p>6.602413</text:p>
          </table:table-cell>
          <table:table-cell office:value-type="float" office:value="6.7708746258" calcext:value-type="float">
            <text:p>6.7708746258</text:p>
          </table:table-cell>
          <table:table-cell table:formula="of:=POWER([.C2846]-6.75;2)" office:value-type="float" office:value="0.000435750002290039" calcext:value-type="float">
            <text:p>0.00043575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6.604329" calcext:value-type="float">
            <text:p>6.604329</text:p>
          </table:table-cell>
          <table:table-cell office:value-type="float" office:value="6.7719685325" calcext:value-type="float">
            <text:p>6.7719685325</text:p>
          </table:table-cell>
          <table:table-cell table:formula="of:=POWER([.C2847]-6.75;2)" office:value-type="float" office:value="0.00048261642020355" calcext:value-type="float">
            <text:p>0.0004826164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6.606279" calcext:value-type="float">
            <text:p>6.606279</text:p>
          </table:table-cell>
          <table:table-cell office:value-type="float" office:value="6.7730642157" calcext:value-type="float">
            <text:p>6.7730642157</text:p>
          </table:table-cell>
          <table:table-cell table:formula="of:=POWER([.C2848]-6.75;2)" office:value-type="float" office:value="0.000531958045856119" calcext:value-type="float">
            <text:p>0.000531958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.608268" calcext:value-type="float">
            <text:p>6.608268</text:p>
          </table:table-cell>
          <table:table-cell office:value-type="float" office:value="6.7741614868" calcext:value-type="float">
            <text:p>6.7741614868</text:p>
          </table:table-cell>
          <table:table-cell table:formula="of:=POWER([.C2849]-6.75;2)" office:value-type="float" office:value="0.000583777444386562" calcext:value-type="float">
            <text:p>0.0005837774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.610298" calcext:value-type="float">
            <text:p>6.610298</text:p>
          </table:table-cell>
          <table:table-cell office:value-type="float" office:value="6.7752601192" calcext:value-type="float">
            <text:p>6.7752601192</text:p>
          </table:table-cell>
          <table:table-cell table:formula="of:=POWER([.C2850]-6.75;2)" office:value-type="float" office:value="0.000638073621998228" calcext:value-type="float">
            <text:p>0.0006380736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.612373" calcext:value-type="float">
            <text:p>6.612373</text:p>
          </table:table-cell>
          <table:table-cell office:value-type="float" office:value="6.7763598667" calcext:value-type="float">
            <text:p>6.7763598667</text:p>
          </table:table-cell>
          <table:table-cell table:formula="of:=POWER([.C2851]-6.75;2)" office:value-type="float" office:value="0.00069484257244177" calcext:value-type="float">
            <text:p>0.0006948426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6.614496" calcext:value-type="float">
            <text:p>6.614496</text:p>
          </table:table-cell>
          <table:table-cell office:value-type="float" office:value="6.7774604497" calcext:value-type="float">
            <text:p>6.7774604497</text:p>
          </table:table-cell>
          <table:table-cell table:formula="of:=POWER([.C2852]-6.75;2)" office:value-type="float" office:value="0.000754076297726251" calcext:value-type="float">
            <text:p>0.0007540763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.616668" calcext:value-type="float">
            <text:p>6.616668</text:p>
          </table:table-cell>
          <table:table-cell office:value-type="float" office:value="6.7785615608" calcext:value-type="float">
            <text:p>6.7785615608</text:p>
          </table:table-cell>
          <table:table-cell table:formula="of:=POWER([.C2853]-6.75;2)" office:value-type="float" office:value="0.0008157627553321" calcext:value-type="float">
            <text:p>0.0008157628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6.618893" calcext:value-type="float">
            <text:p>6.618893</text:p>
          </table:table-cell>
          <table:table-cell office:value-type="float" office:value="6.7796628776" calcext:value-type="float">
            <text:p>6.7796628776</text:p>
          </table:table-cell>
          <table:table-cell table:formula="of:=POWER([.C2854]-6.75;2)" office:value-type="float" office:value="0.000879886307512573" calcext:value-type="float">
            <text:p>0.0008798863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.621171" calcext:value-type="float">
            <text:p>6.621171</text:p>
          </table:table-cell>
          <table:table-cell office:value-type="float" office:value="6.7807640411" calcext:value-type="float">
            <text:p>6.7807640411</text:p>
          </table:table-cell>
          <table:table-cell table:formula="of:=POWER([.C2855]-6.75;2)" office:value-type="float" office:value="0.000946426224802508" calcext:value-type="float">
            <text:p>0.0009464262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6.623503" calcext:value-type="float">
            <text:p>6.623503</text:p>
          </table:table-cell>
          <table:table-cell office:value-type="float" office:value="6.7818646828" calcext:value-type="float">
            <text:p>6.7818646828</text:p>
          </table:table-cell>
          <table:table-cell table:formula="of:=POWER([.C2856]-6.75;2)" office:value-type="float" office:value="0.00101535800994463" calcext:value-type="float">
            <text:p>0.001015358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6.625892" calcext:value-type="float">
            <text:p>6.625892</text:p>
          </table:table-cell>
          <table:table-cell office:value-type="float" office:value="6.7829644167" calcext:value-type="float">
            <text:p>6.7829644167</text:p>
          </table:table-cell>
          <table:table-cell table:formula="of:=POWER([.C2857]-6.75;2)" office:value-type="float" office:value="0.00108665276837127" calcext:value-type="float">
            <text:p>0.0010866528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6.628336" calcext:value-type="float">
            <text:p>6.628336</text:p>
          </table:table-cell>
          <table:table-cell office:value-type="float" office:value="6.7840628252" calcext:value-type="float">
            <text:p>6.7840628252</text:p>
          </table:table-cell>
          <table:table-cell table:formula="of:=POWER([.C2858]-6.75;2)" office:value-type="float" office:value="0.00116027606060578" calcext:value-type="float">
            <text:p>0.0011602761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6.630837" calcext:value-type="float">
            <text:p>6.630837</text:p>
          </table:table-cell>
          <table:table-cell office:value-type="float" office:value="6.785159493" calcext:value-type="float">
            <text:p>6.785159493</text:p>
          </table:table-cell>
          <table:table-cell table:formula="of:=POWER([.C2859]-6.75;2)" office:value-type="float" office:value="0.00123618994801706" calcext:value-type="float">
            <text:p>0.0012361899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6.633393" calcext:value-type="float">
            <text:p>6.633393</text:p>
          </table:table-cell>
          <table:table-cell office:value-type="float" office:value="6.7862539787" calcext:value-type="float">
            <text:p>6.7862539787</text:p>
          </table:table-cell>
          <table:table-cell table:formula="of:=POWER([.C2860]-6.75;2)" office:value-type="float" office:value="0.00131435097158002" calcext:value-type="float">
            <text:p>0.001314351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.636005" calcext:value-type="float">
            <text:p>6.636005</text:p>
          </table:table-cell>
          <table:table-cell office:value-type="float" office:value="6.7873458429" calcext:value-type="float">
            <text:p>6.7873458429</text:p>
          </table:table-cell>
          <table:table-cell table:formula="of:=POWER([.C2861]-6.75;2)" office:value-type="float" office:value="0.00139471198191146" calcext:value-type="float">
            <text:p>0.001394712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6.638669" calcext:value-type="float">
            <text:p>6.638669</text:p>
          </table:table-cell>
          <table:table-cell office:value-type="float" office:value="6.7884346259" calcext:value-type="float">
            <text:p>6.7884346259</text:p>
          </table:table-cell>
          <table:table-cell table:formula="of:=POWER([.C2862]-6.75;2)" office:value-type="float" office:value="0.00147722046807294" calcext:value-type="float">
            <text:p>0.0014772205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6.641386" calcext:value-type="float">
            <text:p>6.641386</text:p>
          </table:table-cell>
          <table:table-cell office:value-type="float" office:value="6.7895198841" calcext:value-type="float">
            <text:p>6.7895198841</text:p>
          </table:table-cell>
          <table:table-cell table:formula="of:=POWER([.C2863]-6.75;2)" office:value-type="float" office:value="0.00156182123927741" calcext:value-type="float">
            <text:p>0.0015618212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6.644152" calcext:value-type="float">
            <text:p>6.644152</text:p>
          </table:table-cell>
          <table:table-cell office:value-type="float" office:value="6.7906011533" calcext:value-type="float">
            <text:p>6.7906011533</text:p>
          </table:table-cell>
          <table:table-cell table:formula="of:=POWER([.C2864]-6.75;2)" office:value-type="float" office:value="0.00164845364929009" calcext:value-type="float">
            <text:p>0.0016484536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6.646966" calcext:value-type="float">
            <text:p>6.646966</text:p>
          </table:table-cell>
          <table:table-cell office:value-type="float" office:value="6.7916779853" calcext:value-type="float">
            <text:p>6.7916779853</text:p>
          </table:table-cell>
          <table:table-cell table:formula="of:=POWER([.C2865]-6.75;2)" office:value-type="float" office:value="0.001737054458667" calcext:value-type="float">
            <text:p>0.0017370545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.649824" calcext:value-type="float">
            <text:p>6.649824</text:p>
          </table:table-cell>
          <table:table-cell office:value-type="float" office:value="6.7927499259" calcext:value-type="float">
            <text:p>6.7927499259</text:p>
          </table:table-cell>
          <table:table-cell table:formula="of:=POWER([.C2866]-6.75;2)" office:value-type="float" office:value="0.00182755616445548" calcext:value-type="float">
            <text:p>0.0018275562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.652724" calcext:value-type="float">
            <text:p>6.652724</text:p>
          </table:table-cell>
          <table:table-cell office:value-type="float" office:value="6.7938165373" calcext:value-type="float">
            <text:p>6.7938165373</text:p>
          </table:table-cell>
          <table:table-cell table:formula="of:=POWER([.C2867]-6.75;2)" office:value-type="float" office:value="0.00191988894096226" calcext:value-type="float">
            <text:p>0.0019198889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6.655662" calcext:value-type="float">
            <text:p>6.655662</text:p>
          </table:table-cell>
          <table:table-cell office:value-type="float" office:value="6.7948773835" calcext:value-type="float">
            <text:p>6.7948773835</text:p>
          </table:table-cell>
          <table:table-cell table:formula="of:=POWER([.C2868]-6.75;2)" office:value-type="float" office:value="0.0020139795498061" calcext:value-type="float">
            <text:p>0.0020139795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6.658635" calcext:value-type="float">
            <text:p>6.658635</text:p>
          </table:table-cell>
          <table:table-cell office:value-type="float" office:value="6.7959320455" calcext:value-type="float">
            <text:p>6.7959320455</text:p>
          </table:table-cell>
          <table:table-cell table:formula="of:=POWER([.C2869]-6.75;2)" office:value-type="float" office:value="0.00210975280381406" calcext:value-type="float">
            <text:p>0.0021097528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6.661638" calcext:value-type="float">
            <text:p>6.661638</text:p>
          </table:table-cell>
          <table:table-cell office:value-type="float" office:value="6.7969801145" calcext:value-type="float">
            <text:p>6.7969801145</text:p>
          </table:table-cell>
          <table:table-cell table:formula="of:=POWER([.C2870]-6.75;2)" office:value-type="float" office:value="0.00220713115843313" calcext:value-type="float">
            <text:p>0.0022071312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.664669" calcext:value-type="float">
            <text:p>6.664669</text:p>
          </table:table-cell>
          <table:table-cell office:value-type="float" office:value="6.7980212077" calcext:value-type="float">
            <text:p>6.7980212077</text:p>
          </table:table-cell>
          <table:table-cell table:formula="of:=POWER([.C2871]-6.75;2)" office:value-type="float" office:value="0.00230603638896651" calcext:value-type="float">
            <text:p>0.0023060364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6.667721" calcext:value-type="float">
            <text:p>6.667721</text:p>
          </table:table-cell>
          <table:table-cell office:value-type="float" office:value="6.7990549457" calcext:value-type="float">
            <text:p>6.7990549457</text:p>
          </table:table-cell>
          <table:table-cell table:formula="of:=POWER([.C2872]-6.75;2)" office:value-type="float" office:value="0.00240638769762995" calcext:value-type="float">
            <text:p>0.0024063877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6.670793" calcext:value-type="float">
            <text:p>6.670793</text:p>
          </table:table-cell>
          <table:table-cell office:value-type="float" office:value="6.8000809922" calcext:value-type="float">
            <text:p>6.8000809922</text:p>
          </table:table-cell>
          <table:table-cell table:formula="of:=POWER([.C2873]-6.75;2)" office:value-type="float" office:value="0.00250810577973644" calcext:value-type="float">
            <text:p>0.0025081058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6.673878" calcext:value-type="float">
            <text:p>6.673878</text:p>
          </table:table-cell>
          <table:table-cell office:value-type="float" office:value="6.8010990079" calcext:value-type="float">
            <text:p>6.8010990079</text:p>
          </table:table-cell>
          <table:table-cell table:formula="of:=POWER([.C2874]-6.75;2)" office:value-type="float" office:value="0.00261110860836422" calcext:value-type="float">
            <text:p>0.0026111086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6.676974" calcext:value-type="float">
            <text:p>6.676974</text:p>
          </table:table-cell>
          <table:table-cell office:value-type="float" office:value="6.8021086984" calcext:value-type="float">
            <text:p>6.8021086984</text:p>
          </table:table-cell>
          <table:table-cell table:formula="of:=POWER([.C2875]-6.75;2)" office:value-type="float" office:value="0.00271531644894213" calcext:value-type="float">
            <text:p>0.0027153164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6.680075" calcext:value-type="float">
            <text:p>6.680075</text:p>
          </table:table-cell>
          <table:table-cell office:value-type="float" office:value="6.803109776" calcext:value-type="float">
            <text:p>6.803109776</text:p>
          </table:table-cell>
          <table:table-cell table:formula="of:=POWER([.C2876]-6.75;2)" office:value-type="float" office:value="0.00282064830677021" calcext:value-type="float">
            <text:p>0.0028206483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6.683177" calcext:value-type="float">
            <text:p>6.683177</text:p>
          </table:table-cell>
          <table:table-cell office:value-type="float" office:value="6.8041019919" calcext:value-type="float">
            <text:p>6.8041019919</text:p>
          </table:table-cell>
          <table:table-cell table:formula="of:=POWER([.C2877]-6.75;2)" office:value-type="float" office:value="0.00292702552754763" calcext:value-type="float">
            <text:p>0.0029270255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.686277" calcext:value-type="float">
            <text:p>6.686277</text:p>
          </table:table-cell>
          <table:table-cell office:value-type="float" office:value="6.805085122" calcext:value-type="float">
            <text:p>6.805085122</text:p>
          </table:table-cell>
          <table:table-cell table:formula="of:=POWER([.C2878]-6.75;2)" office:value-type="float" office:value="0.00303437066575493" calcext:value-type="float">
            <text:p>0.0030343707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6.68937" calcext:value-type="float">
            <text:p>6.68937</text:p>
          </table:table-cell>
          <table:table-cell office:value-type="float" office:value="6.806058959" calcext:value-type="float">
            <text:p>6.806058959</text:p>
          </table:table-cell>
          <table:table-cell table:formula="of:=POWER([.C2879]-6.75;2)" office:value-type="float" office:value="0.00314260688416363" calcext:value-type="float">
            <text:p>0.0031426069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6.692452" calcext:value-type="float">
            <text:p>6.692452</text:p>
          </table:table-cell>
          <table:table-cell office:value-type="float" office:value="6.8070233306" calcext:value-type="float">
            <text:p>6.8070233306</text:p>
          </table:table-cell>
          <table:table-cell table:formula="of:=POWER([.C2880]-6.75;2)" office:value-type="float" office:value="0.00325166023271688" calcext:value-type="float">
            <text:p>0.0032516602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.695519" calcext:value-type="float">
            <text:p>6.695519</text:p>
          </table:table-cell>
          <table:table-cell office:value-type="float" office:value="6.8079780917" calcext:value-type="float">
            <text:p>6.8079780917</text:p>
          </table:table-cell>
          <table:table-cell table:formula="of:=POWER([.C2881]-6.75;2)" office:value-type="float" office:value="0.0033614591171736" calcext:value-type="float">
            <text:p>0.0033614591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6.698569" calcext:value-type="float">
            <text:p>6.698569</text:p>
          </table:table-cell>
          <table:table-cell office:value-type="float" office:value="6.8089231261" calcext:value-type="float">
            <text:p>6.8089231261</text:p>
          </table:table-cell>
          <table:table-cell table:formula="of:=POWER([.C2882]-6.75;2)" office:value-type="float" office:value="0.00347193478939648" calcext:value-type="float">
            <text:p>0.0034719348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6.701597" calcext:value-type="float">
            <text:p>6.701597</text:p>
          </table:table-cell>
          <table:table-cell office:value-type="float" office:value="6.8098583305" calcext:value-type="float">
            <text:p>6.8098583305</text:p>
          </table:table-cell>
          <table:table-cell table:formula="of:=POWER([.C2883]-6.75;2)" office:value-type="float" office:value="0.00358301973024723" calcext:value-type="float">
            <text:p>0.0035830197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6.704601" calcext:value-type="float">
            <text:p>6.704601</text:p>
          </table:table-cell>
          <table:table-cell office:value-type="float" office:value="6.810783641" calcext:value-type="float">
            <text:p>6.810783641</text:p>
          </table:table-cell>
          <table:table-cell table:formula="of:=POWER([.C2884]-6.75;2)" office:value-type="float" office:value="0.00369465101321693" calcext:value-type="float">
            <text:p>0.003694651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6.707578" calcext:value-type="float">
            <text:p>6.707578</text:p>
          </table:table-cell>
          <table:table-cell office:value-type="float" office:value="6.8116990086" calcext:value-type="float">
            <text:p>6.8116990086</text:p>
          </table:table-cell>
          <table:table-cell table:formula="of:=POWER([.C2885]-6.75;2)" office:value-type="float" office:value="0.00380676766222285" calcext:value-type="float">
            <text:p>0.0038067677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.710525" calcext:value-type="float">
            <text:p>6.710525</text:p>
          </table:table-cell>
          <table:table-cell office:value-type="float" office:value="6.8126044087" calcext:value-type="float">
            <text:p>6.8126044087</text:p>
          </table:table-cell>
          <table:table-cell table:formula="of:=POWER([.C2886]-6.75;2)" office:value-type="float" office:value="0.00391931198867668" calcext:value-type="float">
            <text:p>0.003919312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6.71344" calcext:value-type="float">
            <text:p>6.71344</text:p>
          </table:table-cell>
          <table:table-cell office:value-type="float" office:value="6.8134998421" calcext:value-type="float">
            <text:p>6.8134998421</text:p>
          </table:table-cell>
          <table:table-cell table:formula="of:=POWER([.C2887]-6.75;2)" office:value-type="float" office:value="0.0040322299467249" calcext:value-type="float">
            <text:p>0.0040322299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6.716322" calcext:value-type="float">
            <text:p>6.716322</text:p>
          </table:table-cell>
          <table:table-cell office:value-type="float" office:value="6.8143853274" calcext:value-type="float">
            <text:p>6.8143853274</text:p>
          </table:table-cell>
          <table:table-cell table:formula="of:=POWER([.C2888]-6.75;2)" office:value-type="float" office:value="0.00414547038440521" calcext:value-type="float">
            <text:p>0.0041454704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6.719168" calcext:value-type="float">
            <text:p>6.719168</text:p>
          </table:table-cell>
          <table:table-cell office:value-type="float" office:value="6.8152608929" calcext:value-type="float">
            <text:p>6.8152608929</text:p>
          </table:table-cell>
          <table:table-cell table:formula="of:=POWER([.C2889]-6.75;2)" office:value-type="float" office:value="0.00425898414210522" calcext:value-type="float">
            <text:p>0.0042589841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6.721977" calcext:value-type="float">
            <text:p>6.721977</text:p>
          </table:table-cell>
          <table:table-cell office:value-type="float" office:value="6.8161265946" calcext:value-type="float">
            <text:p>6.8161265946</text:p>
          </table:table-cell>
          <table:table-cell table:formula="of:=POWER([.C2890]-6.75;2)" office:value-type="float" office:value="0.00437272651339275" calcext:value-type="float">
            <text:p>0.0043727265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.724749" calcext:value-type="float">
            <text:p>6.724749</text:p>
          </table:table-cell>
          <table:table-cell office:value-type="float" office:value="6.8169825" calcext:value-type="float">
            <text:p>6.8169825</text:p>
          </table:table-cell>
          <table:table-cell table:formula="of:=POWER([.C2891]-6.75;2)" office:value-type="float" office:value="0.00448665530624999" calcext:value-type="float">
            <text:p>0.0044866553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6.727482" calcext:value-type="float">
            <text:p>6.727482</text:p>
          </table:table-cell>
          <table:table-cell office:value-type="float" office:value="6.8178286789" calcext:value-type="float">
            <text:p>6.8178286789</text:p>
          </table:table-cell>
          <table:table-cell table:formula="of:=POWER([.C2892]-6.75;2)" office:value-type="float" office:value="0.00460072968131927" calcext:value-type="float">
            <text:p>0.0046007297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6.730176" calcext:value-type="float">
            <text:p>6.730176</text:p>
          </table:table-cell>
          <table:table-cell office:value-type="float" office:value="6.8186652222" calcext:value-type="float">
            <text:p>6.8186652222</text:p>
          </table:table-cell>
          <table:table-cell table:formula="of:=POWER([.C2893]-6.75;2)" office:value-type="float" office:value="0.00471491273977536" calcext:value-type="float">
            <text:p>0.0047149127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6.732831" calcext:value-type="float">
            <text:p>6.732831</text:p>
          </table:table-cell>
          <table:table-cell office:value-type="float" office:value="6.8194922243" calcext:value-type="float">
            <text:p>6.8194922243</text:p>
          </table:table-cell>
          <table:table-cell table:formula="of:=POWER([.C2894]-6.75;2)" office:value-type="float" office:value="0.00482916923816154" calcext:value-type="float">
            <text:p>0.0048291692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6.735446" calcext:value-type="float">
            <text:p>6.735446</text:p>
          </table:table-cell>
          <table:table-cell office:value-type="float" office:value="6.820309783" calcext:value-type="float">
            <text:p>6.820309783</text:p>
          </table:table-cell>
          <table:table-cell table:formula="of:=POWER([.C2895]-6.75;2)" office:value-type="float" office:value="0.00494346558550708" calcext:value-type="float">
            <text:p>0.0049434656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.738023" calcext:value-type="float">
            <text:p>6.738023</text:p>
          </table:table-cell>
          <table:table-cell office:value-type="float" office:value="6.8211180095" calcext:value-type="float">
            <text:p>6.8211180095</text:p>
          </table:table-cell>
          <table:table-cell table:formula="of:=POWER([.C2896]-6.75;2)" office:value-type="float" office:value="0.00505777127524211" calcext:value-type="float">
            <text:p>0.0050577713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6.740562" calcext:value-type="float">
            <text:p>6.740562</text:p>
          </table:table-cell>
          <table:table-cell office:value-type="float" office:value="6.821917" calcext:value-type="float">
            <text:p>6.821917</text:p>
          </table:table-cell>
          <table:table-cell table:formula="of:=POWER([.C2897]-6.75;2)" office:value-type="float" office:value="0.005172054889" calcext:value-type="float">
            <text:p>0.0051720549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6.743062" calcext:value-type="float">
            <text:p>6.743062</text:p>
          </table:table-cell>
          <table:table-cell office:value-type="float" office:value="6.8227068544" calcext:value-type="float">
            <text:p>6.8227068544</text:p>
          </table:table-cell>
          <table:table-cell table:formula="of:=POWER([.C2898]-6.75;2)" office:value-type="float" office:value="0.00528628667674277" calcext:value-type="float">
            <text:p>0.0052862867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6.745527" calcext:value-type="float">
            <text:p>6.745527</text:p>
          </table:table-cell>
          <table:table-cell office:value-type="float" office:value="6.8234876863" calcext:value-type="float">
            <text:p>6.8234876863</text:p>
          </table:table-cell>
          <table:table-cell table:formula="of:=POWER([.C2899]-6.75;2)" office:value-type="float" office:value="0.00540044003772721" calcext:value-type="float">
            <text:p>0.00540044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6.747955" calcext:value-type="float">
            <text:p>6.747955</text:p>
          </table:table-cell>
          <table:table-cell office:value-type="float" office:value="6.8242595743" calcext:value-type="float">
            <text:p>6.8242595743</text:p>
          </table:table-cell>
          <table:table-cell table:formula="of:=POWER([.C2900]-6.75;2)" office:value-type="float" office:value="0.00551448437521723" calcext:value-type="float">
            <text:p>0.0055144844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.750349" calcext:value-type="float">
            <text:p>6.750349</text:p>
          </table:table-cell>
          <table:table-cell office:value-type="float" office:value="6.82502262" calcext:value-type="float">
            <text:p>6.82502262</text:p>
          </table:table-cell>
          <table:table-cell table:formula="of:=POWER([.C2901]-6.75;2)" office:value-type="float" office:value="0.00562839351166446" calcext:value-type="float">
            <text:p>0.0056283935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.752711" calcext:value-type="float">
            <text:p>6.752711</text:p>
          </table:table-cell>
          <table:table-cell office:value-type="float" office:value="6.825776899" calcext:value-type="float">
            <text:p>6.825776899</text:p>
          </table:table-cell>
          <table:table-cell table:formula="of:=POWER([.C2902]-6.75;2)" office:value-type="float" office:value="0.00574213842205621" calcext:value-type="float">
            <text:p>0.0057421384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.755041" calcext:value-type="float">
            <text:p>6.755041</text:p>
          </table:table-cell>
          <table:table-cell office:value-type="float" office:value="6.8265224694" calcext:value-type="float">
            <text:p>6.8265224694</text:p>
          </table:table-cell>
          <table:table-cell table:formula="of:=POWER([.C2903]-6.75;2)" office:value-type="float" office:value="0.005855688323074" calcext:value-type="float">
            <text:p>0.0058556883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6.757341" calcext:value-type="float">
            <text:p>6.757341</text:p>
          </table:table-cell>
          <table:table-cell office:value-type="float" office:value="6.8272593918" calcext:value-type="float">
            <text:p>6.8272593918</text:p>
          </table:table-cell>
          <table:table-cell table:formula="of:=POWER([.C2904]-6.75;2)" office:value-type="float" office:value="0.00596901362130594" calcext:value-type="float">
            <text:p>0.0059690136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6.759613" calcext:value-type="float">
            <text:p>6.759613</text:p>
          </table:table-cell>
          <table:table-cell office:value-type="float" office:value="6.8279877083" calcext:value-type="float">
            <text:p>6.8279877083</text:p>
          </table:table-cell>
          <table:table-cell table:formula="of:=POWER([.C2905]-6.75;2)" office:value-type="float" office:value="0.00608208264588593" calcext:value-type="float">
            <text:p>0.0060820826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6.761858" calcext:value-type="float">
            <text:p>6.761858</text:p>
          </table:table-cell>
          <table:table-cell office:value-type="float" office:value="6.8287074421" calcext:value-type="float">
            <text:p>6.8287074421</text:p>
          </table:table-cell>
          <table:table-cell table:formula="of:=POWER([.C2906]-6.75;2)" office:value-type="float" office:value="0.00619486144192482" calcext:value-type="float">
            <text:p>0.0061948614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6.764079" calcext:value-type="float">
            <text:p>6.764079</text:p>
          </table:table-cell>
          <table:table-cell office:value-type="float" office:value="6.8294186064" calcext:value-type="float">
            <text:p>6.8294186064</text:p>
          </table:table-cell>
          <table:table-cell table:formula="of:=POWER([.C2907]-6.75;2)" office:value-type="float" office:value="0.00630731504251812" calcext:value-type="float">
            <text:p>0.006307315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6.766276" calcext:value-type="float">
            <text:p>6.766276</text:p>
          </table:table-cell>
          <table:table-cell office:value-type="float" office:value="6.8301211828" calcext:value-type="float">
            <text:p>6.8301211828</text:p>
          </table:table-cell>
          <table:table-cell table:formula="of:=POWER([.C2908]-6.75;2)" office:value-type="float" office:value="0.00641940393327104" calcext:value-type="float">
            <text:p>0.0064194039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.768452" calcext:value-type="float">
            <text:p>6.768452</text:p>
          </table:table-cell>
          <table:table-cell office:value-type="float" office:value="6.8308151522" calcext:value-type="float">
            <text:p>6.8308151522</text:p>
          </table:table-cell>
          <table:table-cell table:formula="of:=POWER([.C2909]-6.75;2)" office:value-type="float" office:value="0.0065310888251091" calcext:value-type="float">
            <text:p>0.0065310888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.770609" calcext:value-type="float">
            <text:p>6.770609</text:p>
          </table:table-cell>
          <table:table-cell office:value-type="float" office:value="6.8315004615" calcext:value-type="float">
            <text:p>6.8315004615</text:p>
          </table:table-cell>
          <table:table-cell table:formula="of:=POWER([.C2910]-6.75;2)" office:value-type="float" office:value="0.006642325224713" calcext:value-type="float">
            <text:p>0.0066423252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.772747" calcext:value-type="float">
            <text:p>6.772747</text:p>
          </table:table-cell>
          <table:table-cell office:value-type="float" office:value="6.8321770333" calcext:value-type="float">
            <text:p>6.8321770333</text:p>
          </table:table-cell>
          <table:table-cell table:formula="of:=POWER([.C2911]-6.75;2)" office:value-type="float" office:value="0.00675306480198928" calcext:value-type="float">
            <text:p>0.0067530648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6.774868" calcext:value-type="float">
            <text:p>6.774868</text:p>
          </table:table-cell>
          <table:table-cell office:value-type="float" office:value="6.8328447865" calcext:value-type="float">
            <text:p>6.8328447865</text:p>
          </table:table-cell>
          <table:table-cell table:formula="of:=POWER([.C2912]-6.75;2)" office:value-type="float" office:value="0.00686325865023057" calcext:value-type="float">
            <text:p>0.0068632587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6.776974" calcext:value-type="float">
            <text:p>6.776974</text:p>
          </table:table-cell>
          <table:table-cell office:value-type="float" office:value="6.8335036136" calcext:value-type="float">
            <text:p>6.8335036136</text:p>
          </table:table-cell>
          <table:table-cell table:formula="of:=POWER([.C2913]-6.75;2)" office:value-type="float" office:value="0.00697285348425804" calcext:value-type="float">
            <text:p>0.0069728535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.779065" calcext:value-type="float">
            <text:p>6.779065</text:p>
          </table:table-cell>
          <table:table-cell office:value-type="float" office:value="6.8341533793" calcext:value-type="float">
            <text:p>6.8341533793</text:p>
          </table:table-cell>
          <table:table-cell table:formula="of:=POWER([.C2914]-6.75;2)" office:value-type="float" office:value="0.00708179124760967" calcext:value-type="float">
            <text:p>0.0070817912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6.781144" calcext:value-type="float">
            <text:p>6.781144</text:p>
          </table:table-cell>
          <table:table-cell office:value-type="float" office:value="6.8347939419" calcext:value-type="float">
            <text:p>6.8347939419</text:p>
          </table:table-cell>
          <table:table-cell table:formula="of:=POWER([.C2915]-6.75;2)" office:value-type="float" office:value="0.0071900125829406" calcext:value-type="float">
            <text:p>0.0071900126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6.78321" calcext:value-type="float">
            <text:p>6.78321</text:p>
          </table:table-cell>
          <table:table-cell office:value-type="float" office:value="6.8354251176" calcext:value-type="float">
            <text:p>6.8354251176</text:p>
          </table:table-cell>
          <table:table-cell table:formula="of:=POWER([.C2916]-6.75;2)" office:value-type="float" office:value="0.0072974507169738" calcext:value-type="float">
            <text:p>0.0072974507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.785266" calcext:value-type="float">
            <text:p>6.785266</text:p>
          </table:table-cell>
          <table:table-cell office:value-type="float" office:value="6.8360467262" calcext:value-type="float">
            <text:p>6.8360467262</text:p>
          </table:table-cell>
          <table:table-cell table:formula="of:=POWER([.C2917]-6.75;2)" office:value-type="float" office:value="0.0074040390897378" calcext:value-type="float">
            <text:p>0.0074040391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6.787311" calcext:value-type="float">
            <text:p>6.787311</text:p>
          </table:table-cell>
          <table:table-cell office:value-type="float" office:value="6.8366585422" calcext:value-type="float">
            <text:p>6.8366585422</text:p>
          </table:table-cell>
          <table:table-cell table:formula="of:=POWER([.C2918]-6.75;2)" office:value-type="float" office:value="0.00750970293622924" calcext:value-type="float">
            <text:p>0.0075097029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.789346" calcext:value-type="float">
            <text:p>6.789346</text:p>
          </table:table-cell>
          <table:table-cell office:value-type="float" office:value="6.8372603415" calcext:value-type="float">
            <text:p>6.8372603415</text:p>
          </table:table-cell>
          <table:table-cell table:formula="of:=POWER([.C2919]-6.75;2)" office:value-type="float" office:value="0.00761436719869669" calcext:value-type="float">
            <text:p>0.0076143672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6.791371" calcext:value-type="float">
            <text:p>6.791371</text:p>
          </table:table-cell>
          <table:table-cell office:value-type="float" office:value="6.8378518765" calcext:value-type="float">
            <text:p>6.8378518765</text:p>
          </table:table-cell>
          <table:table-cell table:formula="of:=POWER([.C2920]-6.75;2)" office:value-type="float" office:value="0.0077179522045713" calcext:value-type="float">
            <text:p>0.0077179522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.793387" calcext:value-type="float">
            <text:p>6.793387</text:p>
          </table:table-cell>
          <table:table-cell office:value-type="float" office:value="6.8384328875" calcext:value-type="float">
            <text:p>6.8384328875</text:p>
          </table:table-cell>
          <table:table-cell table:formula="of:=POWER([.C2921]-6.75;2)" office:value-type="float" office:value="0.00782037559158762" calcext:value-type="float">
            <text:p>0.0078203756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6.795393" calcext:value-type="float">
            <text:p>6.795393</text:p>
          </table:table-cell>
          <table:table-cell office:value-type="float" office:value="6.8390030886" calcext:value-type="float">
            <text:p>6.8390030886</text:p>
          </table:table-cell>
          <table:table-cell table:formula="of:=POWER([.C2922]-6.75;2)" office:value-type="float" office:value="0.00792154978033948" calcext:value-type="float">
            <text:p>0.0079215498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.79739" calcext:value-type="float">
            <text:p>6.79739</text:p>
          </table:table-cell>
          <table:table-cell office:value-type="float" office:value="6.8395621923" calcext:value-type="float">
            <text:p>6.8395621923</text:p>
          </table:table-cell>
          <table:table-cell table:formula="of:=POWER([.C2923]-6.75;2)" office:value-type="float" office:value="0.00802138628958215" calcext:value-type="float">
            <text:p>0.0080213863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6.799376" calcext:value-type="float">
            <text:p>6.799376</text:p>
          </table:table-cell>
          <table:table-cell office:value-type="float" office:value="6.8401098831" calcext:value-type="float">
            <text:p>6.8401098831</text:p>
          </table:table-cell>
          <table:table-cell table:formula="of:=POWER([.C2924]-6.75;2)" office:value-type="float" office:value="0.00811979103229571" calcext:value-type="float">
            <text:p>0.008119791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6.801352" calcext:value-type="float">
            <text:p>6.801352</text:p>
          </table:table-cell>
          <table:table-cell office:value-type="float" office:value="6.8406458553" calcext:value-type="float">
            <text:p>6.8406458553</text:p>
          </table:table-cell>
          <table:table-cell table:formula="of:=POWER([.C2925]-6.75;2)" office:value-type="float" office:value="0.00821667108306854" calcext:value-type="float">
            <text:p>0.0082166711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6.803317" calcext:value-type="float">
            <text:p>6.803317</text:p>
          </table:table-cell>
          <table:table-cell office:value-type="float" office:value="6.8411697733" calcext:value-type="float">
            <text:p>6.8411697733</text:p>
          </table:table-cell>
          <table:table-cell table:formula="of:=POWER([.C2926]-6.75;2)" office:value-type="float" office:value="0.00831192756357337" calcext:value-type="float">
            <text:p>0.0083119276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.805269" calcext:value-type="float">
            <text:p>6.805269</text:p>
          </table:table-cell>
          <table:table-cell office:value-type="float" office:value="6.8416812973" calcext:value-type="float">
            <text:p>6.8416812973</text:p>
          </table:table-cell>
          <table:table-cell table:formula="of:=POWER([.C2927]-6.75;2)" office:value-type="float" office:value="0.008405460274611" calcext:value-type="float">
            <text:p>0.0084054603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6.807208" calcext:value-type="float">
            <text:p>6.807208</text:p>
          </table:table-cell>
          <table:table-cell office:value-type="float" office:value="6.8421800959" calcext:value-type="float">
            <text:p>6.8421800959</text:p>
          </table:table-cell>
          <table:table-cell table:formula="of:=POWER([.C2928]-6.75;2)" office:value-type="float" office:value="0.00849717008013317" calcext:value-type="float">
            <text:p>0.0084971701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6.809132" calcext:value-type="float">
            <text:p>6.809132</text:p>
          </table:table-cell>
          <table:table-cell office:value-type="float" office:value="6.8426658194" calcext:value-type="float">
            <text:p>6.8426658194</text:p>
          </table:table-cell>
          <table:table-cell table:formula="of:=POWER([.C2929]-6.75;2)" office:value-type="float" office:value="0.00858695408507351" calcext:value-type="float">
            <text:p>0.0085869541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6.81104" calcext:value-type="float">
            <text:p>6.81104</text:p>
          </table:table-cell>
          <table:table-cell office:value-type="float" office:value="6.8431381268" calcext:value-type="float">
            <text:p>6.8431381268</text:p>
          </table:table-cell>
          <table:table-cell table:formula="of:=POWER([.C2930]-6.75;2)" office:value-type="float" office:value="0.00867471066381279" calcext:value-type="float">
            <text:p>0.0086747107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.812931" calcext:value-type="float">
            <text:p>6.812931</text:p>
          </table:table-cell>
          <table:table-cell office:value-type="float" office:value="6.8435966714" calcext:value-type="float">
            <text:p>6.8435966714</text:p>
          </table:table-cell>
          <table:table-cell table:formula="of:=POWER([.C2931]-6.75;2)" office:value-type="float" office:value="0.00876033689715963" calcext:value-type="float">
            <text:p>0.0087603369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6.814802" calcext:value-type="float">
            <text:p>6.814802</text:p>
          </table:table-cell>
          <table:table-cell office:value-type="float" office:value="6.8440411014" calcext:value-type="float">
            <text:p>6.8440411014</text:p>
          </table:table-cell>
          <table:table-cell table:formula="of:=POWER([.C2932]-6.75;2)" office:value-type="float" office:value="0.00884372875252512" calcext:value-type="float">
            <text:p>0.0088437288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6.816653" calcext:value-type="float">
            <text:p>6.816653</text:p>
          </table:table-cell>
          <table:table-cell office:value-type="float" office:value="6.8444710882" calcext:value-type="float">
            <text:p>6.8444710882</text:p>
          </table:table-cell>
          <table:table-cell table:formula="of:=POWER([.C2933]-6.75;2)" office:value-type="float" office:value="0.00892478650569213" calcext:value-type="float">
            <text:p>0.0089247865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.81848" calcext:value-type="float">
            <text:p>6.81848</text:p>
          </table:table-cell>
          <table:table-cell office:value-type="float" office:value="6.8448862836" calcext:value-type="float">
            <text:p>6.8448862836</text:p>
          </table:table-cell>
          <table:table-cell table:formula="of:=POWER([.C2934]-6.75;2)" office:value-type="float" office:value="0.00900340681541966" calcext:value-type="float">
            <text:p>0.0090034068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6.820282" calcext:value-type="float">
            <text:p>6.820282</text:p>
          </table:table-cell>
          <table:table-cell office:value-type="float" office:value="6.8452863788" calcext:value-type="float">
            <text:p>6.8452863788</text:p>
          </table:table-cell>
          <table:table-cell table:formula="of:=POWER([.C2935]-6.75;2)" office:value-type="float" office:value="0.00907949398481709" calcext:value-type="float">
            <text:p>0.009079494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6.822058" calcext:value-type="float">
            <text:p>6.822058</text:p>
          </table:table-cell>
          <table:table-cell office:value-type="float" office:value="6.8456710615" calcext:value-type="float">
            <text:p>6.8456710615</text:p>
          </table:table-cell>
          <table:table-cell table:formula="of:=POWER([.C2936]-6.75;2)" office:value-type="float" office:value="0.00915295200853679" calcext:value-type="float">
            <text:p>0.009152952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6.823804" calcext:value-type="float">
            <text:p>6.823804</text:p>
          </table:table-cell>
          <table:table-cell office:value-type="float" office:value="6.8460400156" calcext:value-type="float">
            <text:p>6.8460400156</text:p>
          </table:table-cell>
          <table:table-cell table:formula="of:=POWER([.C2937]-6.75;2)" office:value-type="float" office:value="0.00922368459644822" calcext:value-type="float">
            <text:p>0.0092236846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6.825519" calcext:value-type="float">
            <text:p>6.825519</text:p>
          </table:table-cell>
          <table:table-cell office:value-type="float" office:value="6.8463929683" calcext:value-type="float">
            <text:p>6.8463929683</text:p>
          </table:table-cell>
          <table:table-cell table:formula="of:=POWER([.C2938]-6.75;2)" office:value-type="float" office:value="0.0092916043376848" calcext:value-type="float">
            <text:p>0.0092916043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6.827201" calcext:value-type="float">
            <text:p>6.827201</text:p>
          </table:table-cell>
          <table:table-cell office:value-type="float" office:value="6.8467296452" calcext:value-type="float">
            <text:p>6.8467296452</text:p>
          </table:table-cell>
          <table:table-cell table:formula="of:=POWER([.C2939]-6.75;2)" office:value-type="float" office:value="0.00935662426051787" calcext:value-type="float">
            <text:p>0.0093566243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6.828846" calcext:value-type="float">
            <text:p>6.828846</text:p>
          </table:table-cell>
          <table:table-cell office:value-type="float" office:value="6.8470497869" calcext:value-type="float">
            <text:p>6.8470497869</text:p>
          </table:table-cell>
          <table:table-cell table:formula="of:=POWER([.C2940]-6.75;2)" office:value-type="float" office:value="0.00941866113733532" calcext:value-type="float">
            <text:p>0.0094186611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.830454" calcext:value-type="float">
            <text:p>6.830454</text:p>
          </table:table-cell>
          <table:table-cell office:value-type="float" office:value="6.8473531833" calcext:value-type="float">
            <text:p>6.8473531833</text:p>
          </table:table-cell>
          <table:table-cell table:formula="of:=POWER([.C2941]-6.75;2)" office:value-type="float" office:value="0.00947764229864342" calcext:value-type="float">
            <text:p>0.0094776423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6.832021" calcext:value-type="float">
            <text:p>6.832021</text:p>
          </table:table-cell>
          <table:table-cell office:value-type="float" office:value="6.8476396102" calcext:value-type="float">
            <text:p>6.8476396102</text:p>
          </table:table-cell>
          <table:table-cell table:formula="of:=POWER([.C2942]-6.75;2)" office:value-type="float" office:value="0.00953349348000792" calcext:value-type="float">
            <text:p>0.0095334935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6.833546" calcext:value-type="float">
            <text:p>6.833546</text:p>
          </table:table-cell>
          <table:table-cell office:value-type="float" office:value="6.8479088966" calcext:value-type="float">
            <text:p>6.8479088966</text:p>
          </table:table-cell>
          <table:table-cell table:formula="of:=POWER([.C2943]-6.75;2)" office:value-type="float" office:value="0.00958615203342947" calcext:value-type="float">
            <text:p>0.009586152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6.835026" calcext:value-type="float">
            <text:p>6.835026</text:p>
          </table:table-cell>
          <table:table-cell office:value-type="float" office:value="6.8481608772" calcext:value-type="float">
            <text:p>6.8481608772</text:p>
          </table:table-cell>
          <table:table-cell table:formula="of:=POWER([.C2944]-6.75;2)" office:value-type="float" office:value="0.00963555781267344" calcext:value-type="float">
            <text:p>0.0096355578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.836459" calcext:value-type="float">
            <text:p>6.836459</text:p>
          </table:table-cell>
          <table:table-cell office:value-type="float" office:value="6.8483954286" calcext:value-type="float">
            <text:p>6.8483954286</text:p>
          </table:table-cell>
          <table:table-cell table:formula="of:=POWER([.C2945]-6.75;2)" office:value-type="float" office:value="0.00968166036937769" calcext:value-type="float">
            <text:p>0.0096816604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.837844" calcext:value-type="float">
            <text:p>6.837844</text:p>
          </table:table-cell>
          <table:table-cell office:value-type="float" office:value="6.8486124545" calcext:value-type="float">
            <text:p>6.8486124545</text:p>
          </table:table-cell>
          <table:table-cell table:formula="of:=POWER([.C2946]-6.75;2)" office:value-type="float" office:value="0.00972441618251448" calcext:value-type="float">
            <text:p>0.0097244162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6.839178" calcext:value-type="float">
            <text:p>6.839178</text:p>
          </table:table-cell>
          <table:table-cell office:value-type="float" office:value="6.8488118704" calcext:value-type="float">
            <text:p>6.8488118704</text:p>
          </table:table-cell>
          <table:table-cell table:formula="of:=POWER([.C2947]-6.75;2)" office:value-type="float" office:value="0.0097637857319465" calcext:value-type="float">
            <text:p>0.0097637857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.840459" calcext:value-type="float">
            <text:p>6.840459</text:p>
          </table:table-cell>
          <table:table-cell office:value-type="float" office:value="6.8489936415" calcext:value-type="float">
            <text:p>6.8489936415</text:p>
          </table:table-cell>
          <table:table-cell table:formula="of:=POWER([.C2948]-6.75;2)" office:value-type="float" office:value="0.0097997410574305" calcext:value-type="float">
            <text:p>0.0097997411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6.841687" calcext:value-type="float">
            <text:p>6.841687</text:p>
          </table:table-cell>
          <table:table-cell office:value-type="float" office:value="6.8491577692" calcext:value-type="float">
            <text:p>6.8491577692</text:p>
          </table:table-cell>
          <table:table-cell table:formula="of:=POWER([.C2949]-6.75;2)" office:value-type="float" office:value="0.0098322631927204" calcext:value-type="float">
            <text:p>0.0098322632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6.842858" calcext:value-type="float">
            <text:p>6.842858</text:p>
          </table:table-cell>
          <table:table-cell office:value-type="float" office:value="6.8493042549" calcext:value-type="float">
            <text:p>6.8493042549</text:p>
          </table:table-cell>
          <table:table-cell table:formula="of:=POWER([.C2950]-6.75;2)" office:value-type="float" office:value="0.00986133504124414" calcext:value-type="float">
            <text:p>0.009861335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.843972" calcext:value-type="float">
            <text:p>6.843972</text:p>
          </table:table-cell>
          <table:table-cell office:value-type="float" office:value="6.84943318" calcext:value-type="float">
            <text:p>6.84943318</text:p>
          </table:table-cell>
          <table:table-cell table:formula="of:=POWER([.C2951]-6.75;2)" office:value-type="float" office:value="0.00988695728491242" calcext:value-type="float">
            <text:p>0.0098869573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6.845028" calcext:value-type="float">
            <text:p>6.845028</text:p>
          </table:table-cell>
          <table:table-cell office:value-type="float" office:value="6.8495446327" calcext:value-type="float">
            <text:p>6.8495446327</text:p>
          </table:table-cell>
          <table:table-cell table:formula="of:=POWER([.C2952]-6.75;2)" office:value-type="float" office:value="0.00990913389937787" calcext:value-type="float">
            <text:p>0.0099091339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6.846025" calcext:value-type="float">
            <text:p>6.846025</text:p>
          </table:table-cell>
          <table:table-cell office:value-type="float" office:value="6.8496387292" calcext:value-type="float">
            <text:p>6.8496387292</text:p>
          </table:table-cell>
          <table:table-cell table:formula="of:=POWER([.C2953]-6.75;2)" office:value-type="float" office:value="0.00992787635659103" calcext:value-type="float">
            <text:p>0.0099278764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6.84696" calcext:value-type="float">
            <text:p>6.84696</text:p>
          </table:table-cell>
          <table:table-cell office:value-type="float" office:value="6.849715617" calcext:value-type="float">
            <text:p>6.849715617</text:p>
          </table:table-cell>
          <table:table-cell table:formula="of:=POWER([.C2954]-6.75;2)" office:value-type="float" office:value="0.00994320427369073" calcext:value-type="float">
            <text:p>0.0099432043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6.847835" calcext:value-type="float">
            <text:p>6.847835</text:p>
          </table:table-cell>
          <table:table-cell office:value-type="float" office:value="6.8497755217" calcext:value-type="float">
            <text:p>6.8497755217</text:p>
          </table:table-cell>
          <table:table-cell table:formula="of:=POWER([.C2955]-6.75;2)" office:value-type="float" office:value="0.00995515473050713" calcext:value-type="float">
            <text:p>0.0099551547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6.848648" calcext:value-type="float">
            <text:p>6.848648</text:p>
          </table:table-cell>
          <table:table-cell office:value-type="float" office:value="6.8498186444" calcext:value-type="float">
            <text:p>6.8498186444</text:p>
          </table:table-cell>
          <table:table-cell table:formula="of:=POWER([.C2956]-6.75;2)" office:value-type="float" office:value="0.00996376176985365" calcext:value-type="float">
            <text:p>0.0099637618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6.849399" calcext:value-type="float">
            <text:p>6.849399</text:p>
          </table:table-cell>
          <table:table-cell office:value-type="float" office:value="6.84984525" calcext:value-type="float">
            <text:p>6.84984525</text:p>
          </table:table-cell>
          <table:table-cell table:formula="of:=POWER([.C2957]-6.75;2)" office:value-type="float" office:value="0.00996907394756241" calcext:value-type="float">
            <text:p>0.0099690739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6.850088" calcext:value-type="float">
            <text:p>6.850088</text:p>
          </table:table-cell>
          <table:table-cell office:value-type="float" office:value="6.8498556279" calcext:value-type="float">
            <text:p>6.8498556279</text:p>
          </table:table-cell>
          <table:table-cell table:formula="of:=POWER([.C2958]-6.75;2)" office:value-type="float" office:value="0.00997114642330331" calcext:value-type="float">
            <text:p>0.0099711464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6.850715" calcext:value-type="float">
            <text:p>6.850715</text:p>
          </table:table-cell>
          <table:table-cell office:value-type="float" office:value="6.8498500952" calcext:value-type="float">
            <text:p>6.8498500952</text:p>
          </table:table-cell>
          <table:table-cell table:formula="of:=POWER([.C2959]-6.75;2)" office:value-type="float" office:value="0.00997004151144904" calcext:value-type="float">
            <text:p>0.0099700415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6.85128" calcext:value-type="float">
            <text:p>6.85128</text:p>
          </table:table-cell>
          <table:table-cell office:value-type="float" office:value="6.849829" calcext:value-type="float">
            <text:p>6.849829</text:p>
          </table:table-cell>
          <table:table-cell table:formula="of:=POWER([.C2960]-6.75;2)" office:value-type="float" office:value="0.00996582924099995" calcext:value-type="float">
            <text:p>0.0099658292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.851784" calcext:value-type="float">
            <text:p>6.851784</text:p>
          </table:table-cell>
          <table:table-cell office:value-type="float" office:value="6.849792725" calcext:value-type="float">
            <text:p>6.849792725</text:p>
          </table:table-cell>
          <table:table-cell table:formula="of:=POWER([.C2961]-6.75;2)" office:value-type="float" office:value="0.0099585879629257" calcext:value-type="float">
            <text:p>0.009958588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6.852227" calcext:value-type="float">
            <text:p>6.852227</text:p>
          </table:table-cell>
          <table:table-cell office:value-type="float" office:value="6.8497416667" calcext:value-type="float">
            <text:p>6.8497416667</text:p>
          </table:table-cell>
          <table:table-cell table:formula="of:=POWER([.C2962]-6.75;2)" office:value-type="float" office:value="0.00994840007609388" calcext:value-type="float">
            <text:p>0.0099484001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6.852611" calcext:value-type="float">
            <text:p>6.852611</text:p>
          </table:table-cell>
          <table:table-cell office:value-type="float" office:value="6.8496762632" calcext:value-type="float">
            <text:p>6.8496762632</text:p>
          </table:table-cell>
          <table:table-cell table:formula="of:=POWER([.C2963]-6.75;2)" office:value-type="float" office:value="0.0099353574455157" calcext:value-type="float">
            <text:p>0.0099353574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6.852936" calcext:value-type="float">
            <text:p>6.852936</text:p>
          </table:table-cell>
          <table:table-cell office:value-type="float" office:value="6.8495969459" calcext:value-type="float">
            <text:p>6.8495969459</text:p>
          </table:table-cell>
          <table:table-cell table:formula="of:=POWER([.C2964]-6.75;2)" office:value-type="float" office:value="0.00991955163260755" calcext:value-type="float">
            <text:p>0.0099195516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6.853204" calcext:value-type="float">
            <text:p>6.853204</text:p>
          </table:table-cell>
          <table:table-cell office:value-type="float" office:value="6.8495041944" calcext:value-type="float">
            <text:p>6.8495041944</text:p>
          </table:table-cell>
          <table:table-cell table:formula="of:=POWER([.C2965]-6.75;2)" office:value-type="float" office:value="0.00990108470319293" calcext:value-type="float">
            <text:p>0.0099010847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6.853416" calcext:value-type="float">
            <text:p>6.853416</text:p>
          </table:table-cell>
          <table:table-cell office:value-type="float" office:value="6.8493984857" calcext:value-type="float">
            <text:p>6.8493984857</text:p>
          </table:table-cell>
          <table:table-cell table:formula="of:=POWER([.C2966]-6.75;2)" office:value-type="float" office:value="0.00988005895945312" calcext:value-type="float">
            <text:p>0.009880059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6.853573" calcext:value-type="float">
            <text:p>6.853573</text:p>
          </table:table-cell>
          <table:table-cell office:value-type="float" office:value="6.8492803235" calcext:value-type="float">
            <text:p>6.8492803235</text:p>
          </table:table-cell>
          <table:table-cell table:formula="of:=POWER([.C2967]-6.75;2)" office:value-type="float" office:value="0.00985658263426473" calcext:value-type="float">
            <text:p>0.0098565826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6.853679" calcext:value-type="float">
            <text:p>6.853679</text:p>
          </table:table-cell>
          <table:table-cell office:value-type="float" office:value="6.8491502424" calcext:value-type="float">
            <text:p>6.8491502424</text:p>
          </table:table-cell>
          <table:table-cell table:formula="of:=POWER([.C2968]-6.75;2)" office:value-type="float" office:value="0.00983077056797883" calcext:value-type="float">
            <text:p>0.0098307706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6.853733" calcext:value-type="float">
            <text:p>6.853733</text:p>
          </table:table-cell>
          <table:table-cell office:value-type="float" office:value="6.8490087188" calcext:value-type="float">
            <text:p>6.8490087188</text:p>
          </table:table-cell>
          <table:table-cell table:formula="of:=POWER([.C2969]-6.75;2)" office:value-type="float" office:value="0.00980272639841755" calcext:value-type="float">
            <text:p>0.0098027264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.853739" calcext:value-type="float">
            <text:p>6.853739</text:p>
          </table:table-cell>
          <table:table-cell office:value-type="float" office:value="6.8488563226" calcext:value-type="float">
            <text:p>6.8488563226</text:p>
          </table:table-cell>
          <table:table-cell table:formula="of:=POWER([.C2970]-6.75;2)" office:value-type="float" office:value="0.0097725725179952" calcext:value-type="float">
            <text:p>0.0097725725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.853699" calcext:value-type="float">
            <text:p>6.853699</text:p>
          </table:table-cell>
          <table:table-cell office:value-type="float" office:value="6.8486935667" calcext:value-type="float">
            <text:p>6.8486935667</text:p>
          </table:table-cell>
          <table:table-cell table:formula="of:=POWER([.C2971]-6.75;2)" office:value-type="float" office:value="0.0097404201079673" calcext:value-type="float">
            <text:p>0.0097404201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6.853614" calcext:value-type="float">
            <text:p>6.853614</text:p>
          </table:table-cell>
          <table:table-cell office:value-type="float" office:value="6.8485209655" calcext:value-type="float">
            <text:p>6.8485209655</text:p>
          </table:table-cell>
          <table:table-cell table:formula="of:=POWER([.C2972]-6.75;2)" office:value-type="float" office:value="0.00970638064305212" calcext:value-type="float">
            <text:p>0.0097063806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6.853487" calcext:value-type="float">
            <text:p>6.853487</text:p>
          </table:table-cell>
          <table:table-cell office:value-type="float" office:value="6.8483390714" calcext:value-type="float">
            <text:p>6.8483390714</text:p>
          </table:table-cell>
          <table:table-cell table:formula="of:=POWER([.C2973]-6.75;2)" office:value-type="float" office:value="0.00967057296381427" calcext:value-type="float">
            <text:p>0.009670573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6.853321" calcext:value-type="float">
            <text:p>6.853321</text:p>
          </table:table-cell>
          <table:table-cell office:value-type="float" office:value="6.8481484074" calcext:value-type="float">
            <text:p>6.8481484074</text:p>
          </table:table-cell>
          <table:table-cell table:formula="of:=POWER([.C2974]-6.75;2)" office:value-type="float" office:value="0.00963310987515639" calcext:value-type="float">
            <text:p>0.0096331099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6.853118" calcext:value-type="float">
            <text:p>6.853118</text:p>
          </table:table-cell>
          <table:table-cell office:value-type="float" office:value="6.8479494615" calcext:value-type="float">
            <text:p>6.8479494615</text:p>
          </table:table-cell>
          <table:table-cell table:formula="of:=POWER([.C2975]-6.75;2)" office:value-type="float" office:value="0.00959409700813995" calcext:value-type="float">
            <text:p>0.009594097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6.852879" calcext:value-type="float">
            <text:p>6.852879</text:p>
          </table:table-cell>
          <table:table-cell office:value-type="float" office:value="6.84774272" calcext:value-type="float">
            <text:p>6.84774272</text:p>
          </table:table-cell>
          <table:table-cell table:formula="of:=POWER([.C2976]-6.75;2)" office:value-type="float" office:value="0.00955363931299845" calcext:value-type="float">
            <text:p>0.0095536393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6.852608" calcext:value-type="float">
            <text:p>6.852608</text:p>
          </table:table-cell>
          <table:table-cell office:value-type="float" office:value="6.8475287083" calcext:value-type="float">
            <text:p>6.8475287083</text:p>
          </table:table-cell>
          <table:table-cell table:formula="of:=POWER([.C2977]-6.75;2)" office:value-type="float" office:value="0.00951184894266658" calcext:value-type="float">
            <text:p>0.0095118489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6.852307" calcext:value-type="float">
            <text:p>6.852307</text:p>
          </table:table-cell>
          <table:table-cell office:value-type="float" office:value="6.8473078696" calcext:value-type="float">
            <text:p>6.8473078696</text:p>
          </table:table-cell>
          <table:table-cell table:formula="of:=POWER([.C2978]-6.75;2)" office:value-type="float" office:value="0.00946882148609057" calcext:value-type="float">
            <text:p>0.0094688215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6.851978" calcext:value-type="float">
            <text:p>6.851978</text:p>
          </table:table-cell>
          <table:table-cell office:value-type="float" office:value="6.8470806364" calcext:value-type="float">
            <text:p>6.8470806364</text:p>
          </table:table-cell>
          <table:table-cell table:formula="of:=POWER([.C2979]-6.75;2)" office:value-type="float" office:value="0.00942464996382907" calcext:value-type="float">
            <text:p>0.00942465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6.851623" calcext:value-type="float">
            <text:p>6.851623</text:p>
          </table:table-cell>
          <table:table-cell office:value-type="float" office:value="6.8468474286" calcext:value-type="float">
            <text:p>6.8468474286</text:p>
          </table:table-cell>
          <table:table-cell table:formula="of:=POWER([.C2980]-6.75;2)" office:value-type="float" office:value="0.00937942442643215" calcext:value-type="float">
            <text:p>0.0093794244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.851244" calcext:value-type="float">
            <text:p>6.851244</text:p>
          </table:table-cell>
          <table:table-cell office:value-type="float" office:value="6.84660865" calcext:value-type="float">
            <text:p>6.84660865</text:p>
          </table:table-cell>
          <table:table-cell table:formula="of:=POWER([.C2981]-6.75;2)" office:value-type="float" office:value="0.00933323125482256" calcext:value-type="float">
            <text:p>0.0093332313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6.850844" calcext:value-type="float">
            <text:p>6.850844</text:p>
          </table:table-cell>
          <table:table-cell office:value-type="float" office:value="6.8463646842" calcext:value-type="float">
            <text:p>6.8463646842</text:p>
          </table:table-cell>
          <table:table-cell table:formula="of:=POWER([.C2982]-6.75;2)" office:value-type="float" office:value="0.00928615236096575" calcext:value-type="float">
            <text:p>0.0092861524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6.850424" calcext:value-type="float">
            <text:p>6.850424</text:p>
          </table:table-cell>
          <table:table-cell office:value-type="float" office:value="6.8461158333" calcext:value-type="float">
            <text:p>6.8461158333</text:p>
          </table:table-cell>
          <table:table-cell table:formula="of:=POWER([.C2983]-6.75;2)" office:value-type="float" office:value="0.00923825341095336" calcext:value-type="float">
            <text:p>0.0092382534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6.849986" calcext:value-type="float">
            <text:p>6.849986</text:p>
          </table:table-cell>
          <table:table-cell office:value-type="float" office:value="6.8458624118" calcext:value-type="float">
            <text:p>6.8458624118</text:p>
          </table:table-cell>
          <table:table-cell table:formula="of:=POWER([.C2984]-6.75;2)" office:value-type="float" office:value="0.00918960199611273" calcext:value-type="float">
            <text:p>0.009189602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.849532" calcext:value-type="float">
            <text:p>6.849532</text:p>
          </table:table-cell>
          <table:table-cell office:value-type="float" office:value="6.8456046875" calcext:value-type="float">
            <text:p>6.8456046875</text:p>
          </table:table-cell>
          <table:table-cell table:formula="of:=POWER([.C2985]-6.75;2)" office:value-type="float" office:value="0.00914025627197263" calcext:value-type="float">
            <text:p>0.0091402563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.849063" calcext:value-type="float">
            <text:p>6.849063</text:p>
          </table:table-cell>
          <table:table-cell office:value-type="float" office:value="6.8453428667" calcext:value-type="float">
            <text:p>6.8453428667</text:p>
          </table:table-cell>
          <table:table-cell table:formula="of:=POWER([.C2986]-6.75;2)" office:value-type="float" office:value="0.00909026223057402" calcext:value-type="float">
            <text:p>0.0090902622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6.848581" calcext:value-type="float">
            <text:p>6.848581</text:p>
          </table:table-cell>
          <table:table-cell office:value-type="float" office:value="6.8450771429" calcext:value-type="float">
            <text:p>6.8450771429</text:p>
          </table:table-cell>
          <table:table-cell table:formula="of:=POWER([.C2987]-6.75;2)" office:value-type="float" office:value="0.00903966310202705" calcext:value-type="float">
            <text:p>0.0090396631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6.848085" calcext:value-type="float">
            <text:p>6.848085</text:p>
          </table:table-cell>
          <table:table-cell office:value-type="float" office:value="6.8448076154" calcext:value-type="float">
            <text:p>6.8448076154</text:p>
          </table:table-cell>
          <table:table-cell table:formula="of:=POWER([.C2988]-6.75;2)" office:value-type="float" office:value="0.00898848393783426" calcext:value-type="float">
            <text:p>0.0089884839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6.847578" calcext:value-type="float">
            <text:p>6.847578</text:p>
          </table:table-cell>
          <table:table-cell office:value-type="float" office:value="6.8445345" calcext:value-type="float">
            <text:p>6.8445345</text:p>
          </table:table-cell>
          <table:table-cell table:formula="of:=POWER([.C2989]-6.75;2)" office:value-type="float" office:value="0.00893677169024999" calcext:value-type="float">
            <text:p>0.0089367717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6.84706" calcext:value-type="float">
            <text:p>6.84706</text:p>
          </table:table-cell>
          <table:table-cell office:value-type="float" office:value="6.8442578182" calcext:value-type="float">
            <text:p>6.8442578182</text:p>
          </table:table-cell>
          <table:table-cell table:formula="of:=POWER([.C2990]-6.75;2)" office:value-type="float" office:value="0.00888453629182425" calcext:value-type="float">
            <text:p>0.0088845363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.846532" calcext:value-type="float">
            <text:p>6.846532</text:p>
          </table:table-cell>
          <table:table-cell office:value-type="float" office:value="6.8439776" calcext:value-type="float">
            <text:p>6.8439776</text:p>
          </table:table-cell>
          <table:table-cell table:formula="of:=POWER([.C2991]-6.75;2)" office:value-type="float" office:value="0.00883178930175994" calcext:value-type="float">
            <text:p>0.0088317893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6.845993" calcext:value-type="float">
            <text:p>6.845993</text:p>
          </table:table-cell>
          <table:table-cell office:value-type="float" office:value="6.8436937778" calcext:value-type="float">
            <text:p>6.8436937778</text:p>
          </table:table-cell>
          <table:table-cell table:formula="of:=POWER([.C2992]-6.75;2)" office:value-type="float" office:value="0.00877852399843586" calcext:value-type="float">
            <text:p>0.008778524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6.845444" calcext:value-type="float">
            <text:p>6.845444</text:p>
          </table:table-cell>
          <table:table-cell office:value-type="float" office:value="6.843406375" calcext:value-type="float">
            <text:p>6.843406375</text:p>
          </table:table-cell>
          <table:table-cell table:formula="of:=POWER([.C2993]-6.75;2)" office:value-type="float" office:value="0.00872475089064059" calcext:value-type="float">
            <text:p>0.0087247509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.844885" calcext:value-type="float">
            <text:p>6.844885</text:p>
          </table:table-cell>
          <table:table-cell office:value-type="float" office:value="6.8431152857" calcext:value-type="float">
            <text:p>6.8431152857</text:p>
          </table:table-cell>
          <table:table-cell table:formula="of:=POWER([.C2994]-6.75;2)" office:value-type="float" office:value="0.00867045643099257" calcext:value-type="float">
            <text:p>0.0086704564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6.844315" calcext:value-type="float">
            <text:p>6.844315</text:p>
          </table:table-cell>
          <table:table-cell office:value-type="float" office:value="6.8428203333" calcext:value-type="float">
            <text:p>6.8428203333</text:p>
          </table:table-cell>
          <table:table-cell table:formula="of:=POWER([.C2995]-6.75;2)" office:value-type="float" office:value="0.00861561427392304" calcext:value-type="float">
            <text:p>0.0086156143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6.843734" calcext:value-type="float">
            <text:p>6.843734</text:p>
          </table:table-cell>
          <table:table-cell office:value-type="float" office:value="6.8425214" calcext:value-type="float">
            <text:p>6.8425214</text:p>
          </table:table-cell>
          <table:table-cell table:formula="of:=POWER([.C2996]-6.75;2)" office:value-type="float" office:value="0.00856020945795997" calcext:value-type="float">
            <text:p>0.0085602095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6.843141" calcext:value-type="float">
            <text:p>6.843141</text:p>
          </table:table-cell>
          <table:table-cell office:value-type="float" office:value="6.84221825" calcext:value-type="float">
            <text:p>6.84221825</text:p>
          </table:table-cell>
          <table:table-cell table:formula="of:=POWER([.C2997]-6.75;2)" office:value-type="float" office:value="0.00850420563306253" calcext:value-type="float">
            <text:p>0.0085042056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6.842535" calcext:value-type="float">
            <text:p>6.842535</text:p>
          </table:table-cell>
          <table:table-cell office:value-type="float" office:value="6.8419106667" calcext:value-type="float">
            <text:p>6.8419106667</text:p>
          </table:table-cell>
          <table:table-cell table:formula="of:=POWER([.C2998]-6.75;2)" office:value-type="float" office:value="0.00844757065323858" calcext:value-type="float">
            <text:p>0.0084475707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6.841916" calcext:value-type="float">
            <text:p>6.841916</text:p>
          </table:table-cell>
          <table:table-cell office:value-type="float" office:value="6.8415985" calcext:value-type="float">
            <text:p>6.8415985</text:p>
          </table:table-cell>
          <table:table-cell table:formula="of:=POWER([.C2999]-6.75;2)" office:value-type="float" office:value="0.00839028520224998" calcext:value-type="float">
            <text:p>0.0083902852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6.841281" calcext:value-type="float">
            <text:p>6.841281</text:p>
          </table:table-cell>
          <table:table-cell table:formula="of:=POWER([.C3000]-6.75;2)" office:value-type="float" office:value="0.00833222096100007" calcext:value-type="float">
            <text:p>0.008332221</text:p>
          </table:table-cell>
          <table:table-cell/>
        </table:table-row>
        <table:table-row table:style-name="ro1">
          <table:table-cell table:number-columns-repeated="3"/>
          <table:table-cell table:formula="of:=POWER([.C3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7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23:38:13.955751524</dc:date>
    <meta:document-statistic meta:table-count="1" meta:cell-count="11261" meta:object-count="0"/>
    <meta:generator>LibreOffice/4.2.7.2$Linux_X86_64 LibreOffice_project/420m0$Build-2</meta:generator>
  </office:meta>
</office:document-meta>
</file>